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ambria" svg:font-family="Cambria, 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Fira Mono" svg:font-family="'Fira Mono', Consolas, Menlo, Monaco, 'Courier New', Courier, monospace"/>
    <style:font-face style:name="Helvetica Neue" svg:font-family="'Helvetica Neue', Helvetica, Arial, sans-serif"/>
    <style:font-face style:name="HelveticaNeue" svg:font-family="HelveticaNeue, 'Helvetica Neue', Helvetica, Arial, sans-serif"/>
    <style:font-face style:name="Input Sans Narrow" svg:font-family="'Input Sans Narrow'"/>
    <style:font-face style:name="Lato" svg:font-family="Lato"/>
    <style:font-face style:name="Lohit Devanagari1" svg:font-family="'Lohit Devanagari'"/>
    <style:font-face style:name="Menlo" svg:font-family="Menlo, Monaco, Consolas, 'Courier New', monospace"/>
    <style:font-face style:name="Menlo1" svg:font-family="Menlo, Monaco, 'Courier New', Courier, monospace"/>
    <style:font-face style:name="Monaco" svg:font-family="Monaco, Consolas, 'Bitstream Vera Sans Mono', 'Courier New', Courier, monospace"/>
    <style:font-face style:name="Roboto Slab" svg:font-family="'Roboto Slab', Georgia, Times, serif"/>
    <style:font-face style:name="Roboto" svg:font-family="Roboto, Corbel, Avenir, 'Lucida Grande', 'Lucida Sans', sans-serif"/>
    <style:font-face style:name="Roboto1" svg:font-family="Roboto, ui-sans-serif, system-ui, apple-system, BlinkMacSystemFont, 'Segoe UI', 'Helvetica Neue', Arial, 'Noto Sans', sans-serif, 'Apple Color Emoji', 'Segoe UI Emoji', 'Segoe UI Symbol', 'Noto Color Emoji'"/>
    <style:font-face style:name="SFMono-Regular" svg:font-family="SFMono-Regular, Menlo, Monaco, Consolas, 'liberation mono', 'courier new', monospace"/>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apple-system, BlinkMacSystemFont, 'segoe ui', Roboto, 'helvetica neue', Arial, sans-serif, 'apple color emoji', 'segoe ui emoji', 'segoe ui symbol'"/>
    <style:font-face style:name="system-ui" svg:font-family="system-ui, apple-system"/>
    <style:font-face style:name="urw-din" svg:font-family="urw-din, sans-serif"/>
    <style:font-face style:name="var theme-question-title-font-family" svg:font-family="'var theme-question-titl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0.7521in" style:rel-column-width="7364*"/>
    </style:style>
    <style:style style:name="Table28.B" style:family="table-column">
      <style:table-column-properties style:column-width="1.4986in" style:rel-column-width="14673*"/>
    </style:style>
    <style:style style:name="Table28.C" style:family="table-column">
      <style:table-column-properties style:column-width="4.4424in" style:rel-column-width="43498*"/>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3.5569in" fo:margin-left="1.8167in" table:align="left"/>
    </style:style>
    <style:style style:name="Table29.A" style:family="table-column">
      <style:table-column-properties style:column-width="1.5333in"/>
    </style:style>
    <style:style style:name="Table29.B" style:family="table-column">
      <style:table-column-properties style:column-width="2.023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3.3465in" style:rel-column-width="32767*"/>
    </style:style>
    <style:style style:name="Table32.B" style:family="table-column">
      <style:table-column-properties style:column-width="3.346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3.3465in" style:rel-column-width="32767*"/>
    </style:style>
    <style:style style:name="Table33.B" style:family="table-column">
      <style:table-column-properties style:column-width="3.346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38" style:family="table">
      <style:table-properties style:width="6.6931in" table:align="margins"/>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Table39" style:family="table">
      <style:table-properties style:width="6.6931in" table:align="margins"/>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40" style:family="table">
      <style:table-properties style:width="6.6931in" table:align="margins"/>
    </style:style>
    <style:style style:name="Table40.A" style:family="table-column">
      <style:table-column-properties style:column-width="6.6931in" style:rel-column-width="65535*"/>
    </style:style>
    <style:style style:name="Table40.A1" style:family="table-cell">
      <style:table-cell-properties fo:padding="0.0382in" fo:border="0.05pt solid #000000"/>
    </style:style>
    <style:style style:name="Table41" style:family="table">
      <style:table-properties style:width="6.6931in" table:align="margins"/>
    </style:style>
    <style:style style:name="Table41.A" style:family="table-column">
      <style:table-column-properties style:column-width="6.6931in" style:rel-column-width="65535*"/>
    </style:style>
    <style:style style:name="Table41.A1" style:family="table-cell">
      <style:table-cell-properties fo:padding="0.0382in" fo:border="0.05pt solid #000000"/>
    </style:style>
    <style:style style:name="Table42" style:family="table">
      <style:table-properties style:width="6.6931in" table:align="margins"/>
    </style:style>
    <style:style style:name="Table42.A" style:family="table-column">
      <style:table-column-properties style:column-width="6.6931in" style:rel-column-width="65535*"/>
    </style:style>
    <style:style style:name="Table42.A1" style:family="table-cell">
      <style:table-cell-properties fo:padding="0.0382in" fo:border="0.05pt solid #000000"/>
    </style:style>
    <style:style style:name="Table43" style:family="table">
      <style:table-properties style:width="6.6931in" table:align="margins"/>
    </style:style>
    <style:style style:name="Table43.A" style:family="table-column">
      <style:table-column-properties style:column-width="6.6931in" style:rel-column-width="65535*"/>
    </style:style>
    <style:style style:name="Table43.A1" style:family="table-cell">
      <style:table-cell-properties fo:padding="0.0382in" fo:border="0.05pt solid #000000"/>
    </style:style>
    <style:style style:name="Table44" style:family="table">
      <style:table-properties style:width="6.6931in" table:align="margins"/>
    </style:style>
    <style:style style:name="Table44.A" style:family="table-column">
      <style:table-column-properties style:column-width="6.6931in" style:rel-column-width="65535*"/>
    </style:style>
    <style:style style:name="Table44.A1" style:family="table-cell">
      <style:table-cell-properties fo:padding="0.0382in" fo:border="0.05pt solid #000000"/>
    </style:style>
    <style:style style:name="Table45" style:family="table">
      <style:table-properties style:width="6.6931in" table:align="margins"/>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46" style:family="table">
      <style:table-properties style:width="6.6931in" table:align="margins"/>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le47" style:family="table">
      <style:table-properties style:width="6.6931in" table:align="margins"/>
    </style:style>
    <style:style style:name="Table47.A" style:family="table-column">
      <style:table-column-properties style:column-width="6.6931in" style:rel-column-width="65535*"/>
    </style:style>
    <style:style style:name="Table47.A1" style:family="table-cell">
      <style:table-cell-properties fo:padding="0.0382in" fo:border="0.05pt solid #000000"/>
    </style:style>
    <style:style style:name="Table48" style:family="table">
      <style:table-properties style:width="6.6931in" table:align="margins"/>
    </style:style>
    <style:style style:name="Table48.A" style:family="table-column">
      <style:table-column-properties style:column-width="6.6931in" style:rel-column-width="65535*"/>
    </style:style>
    <style:style style:name="Table48.A1" style:family="table-cell">
      <style:table-cell-properties fo:padding="0.0382in" fo:border="0.05pt solid #000000"/>
    </style:style>
    <style:style style:name="Table58" style:family="table">
      <style:table-properties style:width="6.6931in" table:align="margins"/>
    </style:style>
    <style:style style:name="Table58.A" style:family="table-column">
      <style:table-column-properties style:column-width="6.6931in" style:rel-column-width="65535*"/>
    </style:style>
    <style:style style:name="Table58.A1" style:family="table-cell">
      <style:table-cell-properties fo:padding="0.0382in" fo:border="0.05pt solid #000000"/>
    </style:style>
    <style:style style:name="Table54" style:family="table">
      <style:table-properties style:width="6.6931in" table:align="margins"/>
    </style:style>
    <style:style style:name="Table54.A" style:family="table-column">
      <style:table-column-properties style:column-width="6.6931in" style:rel-column-width="65535*"/>
    </style:style>
    <style:style style:name="Table54.A1" style:family="table-cell">
      <style:table-cell-properties fo:padding="0.0382in" fo:border="0.05pt solid #000000"/>
    </style:style>
    <style:style style:name="Table55" style:family="table">
      <style:table-properties style:width="6.6931in" table:align="margins"/>
    </style:style>
    <style:style style:name="Table55.A" style:family="table-column">
      <style:table-column-properties style:column-width="6.6931in" style:rel-column-width="65535*"/>
    </style:style>
    <style:style style:name="Table55.A1" style:family="table-cell">
      <style:table-cell-properties fo:padding="0.0382in" fo:border="0.05pt solid #000000"/>
    </style:style>
    <style:style style:name="Table56" style:family="table">
      <style:table-properties style:width="6.6931in" table:align="margins"/>
    </style:style>
    <style:style style:name="Table56.A" style:family="table-column">
      <style:table-column-properties style:column-width="6.6931in" style:rel-column-width="65535*"/>
    </style:style>
    <style:style style:name="Table56.A1" style:family="table-cell">
      <style:table-cell-properties fo:padding="0.0382in" fo:border="0.05pt solid #000000"/>
    </style:style>
    <style:style style:name="Table57" style:family="table">
      <style:table-properties style:width="6.6931in" table:align="margins"/>
    </style:style>
    <style:style style:name="Table57.A" style:family="table-column">
      <style:table-column-properties style:column-width="6.6931in" style:rel-column-width="65535*"/>
    </style:style>
    <style:style style:name="Table57.A1" style:family="table-cell">
      <style:table-cell-properties fo:padding="0.0382in" fo:border="0.05pt solid #000000"/>
    </style:style>
    <style:style style:name="Table59" style:family="table">
      <style:table-properties style:width="6.6931in" table:align="margins"/>
    </style:style>
    <style:style style:name="Table59.A" style:family="table-column">
      <style:table-column-properties style:column-width="6.6931in" style:rel-column-width="65535*"/>
    </style:style>
    <style:style style:name="Table59.A1" style:family="table-cell">
      <style:table-cell-properties fo:padding="0.0382in" fo:border="0.05pt solid #000000"/>
    </style:style>
    <style:style style:name="Table60" style:family="table">
      <style:table-properties style:width="6.6931in" table:align="margins"/>
    </style:style>
    <style:style style:name="Table60.A" style:family="table-column">
      <style:table-column-properties style:column-width="6.6931in" style:rel-column-width="65535*"/>
    </style:style>
    <style:style style:name="Table60.A1" style:family="table-cell">
      <style:table-cell-properties fo:padding="0.0382in" fo:border="0.05pt solid #000000"/>
    </style:style>
    <style:style style:name="Table61" style:family="table">
      <style:table-properties style:width="6.6931in" table:align="margins"/>
    </style:style>
    <style:style style:name="Table61.A" style:family="table-column">
      <style:table-column-properties style:column-width="6.6931in" style:rel-column-width="65535*"/>
    </style:style>
    <style:style style:name="Table61.A1" style:family="table-cell">
      <style:table-cell-properties fo:padding="0.0382in" fo:border="0.05pt solid #000000"/>
    </style:style>
    <style:style style:name="Table62" style:family="table">
      <style:table-properties style:width="6.6931in" table:align="margins"/>
    </style:style>
    <style:style style:name="Table62.A" style:family="table-column">
      <style:table-column-properties style:column-width="6.6931in" style:rel-column-width="65535*"/>
    </style:style>
    <style:style style:name="Table62.A1" style:family="table-cell">
      <style:table-cell-properties fo:padding="0.0382in" fo:border="0.05pt solid #000000"/>
    </style:style>
    <style:style style:name="Table63" style:family="table">
      <style:table-properties style:width="6.6931in" table:align="margins"/>
    </style:style>
    <style:style style:name="Table63.A" style:family="table-column">
      <style:table-column-properties style:column-width="6.6931in" style:rel-column-width="65535*"/>
    </style:style>
    <style:style style:name="Table63.A1" style:family="table-cell">
      <style:table-cell-properties fo:padding="0.0382in" fo:border="0.05pt solid #000000"/>
    </style:style>
    <style:style style:name="Table65" style:family="table">
      <style:table-properties style:width="6.6931in" table:align="margins"/>
    </style:style>
    <style:style style:name="Table65.A" style:family="table-column">
      <style:table-column-properties style:column-width="6.6931in" style:rel-column-width="65535*"/>
    </style:style>
    <style:style style:name="Table65.A1" style:family="table-cell">
      <style:table-cell-properties fo:padding="0.0382in" fo:border="0.05pt solid #000000"/>
    </style:style>
    <style:style style:name="Table64" style:family="table">
      <style:table-properties style:width="6.6931in" table:align="margins"/>
    </style:style>
    <style:style style:name="Table64.A" style:family="table-column">
      <style:table-column-properties style:column-width="6.6931in" style:rel-column-width="65535*"/>
    </style:style>
    <style:style style:name="Table64.A1" style:family="table-cell">
      <style:table-cell-properties fo:padding="0.0382in" fo:border="0.05pt solid #000000"/>
    </style:style>
    <style:style style:name="Table66" style:family="table">
      <style:table-properties style:width="6.6931in" table:align="margins"/>
    </style:style>
    <style:style style:name="Table66.A" style:family="table-column">
      <style:table-column-properties style:column-width="6.6931in" style:rel-column-width="65535*"/>
    </style:style>
    <style:style style:name="Table66.A1" style:family="table-cell">
      <style:table-cell-properties fo:padding="0.0382in" fo:border="0.05pt solid #000000"/>
    </style:style>
    <style:style style:name="Table51" style:family="table">
      <style:table-properties style:width="6.6931in" table:align="margins"/>
    </style:style>
    <style:style style:name="Table51.A" style:family="table-column">
      <style:table-column-properties style:column-width="6.6931in" style:rel-column-width="65535*"/>
    </style:style>
    <style:style style:name="Table51.A1" style:family="table-cell">
      <style:table-cell-properties fo:padding="0.0382in" fo:border="0.05pt solid #000000"/>
    </style:style>
    <style:style style:name="Table49" style:family="table">
      <style:table-properties style:width="6.6931in" table:align="margins"/>
    </style:style>
    <style:style style:name="Table49.A" style:family="table-column">
      <style:table-column-properties style:column-width="6.6931in" style:rel-column-width="65535*"/>
    </style:style>
    <style:style style:name="Table49.A1" style:family="table-cell">
      <style:table-cell-properties fo:padding="0.0382in" fo:border="0.05pt solid #000000"/>
    </style:style>
    <style:style style:name="Table50" style:family="table">
      <style:table-properties style:width="6.6931in" table:align="margins"/>
    </style:style>
    <style:style style:name="Table50.A" style:family="table-column">
      <style:table-column-properties style:column-width="6.6931in" style:rel-column-width="65535*"/>
    </style:style>
    <style:style style:name="Table50.A1" style:family="table-cell">
      <style:table-cell-properties fo:padding="0.0382in" fo:border="0.05pt solid #000000"/>
    </style:style>
    <style:style style:name="Table69" style:family="table">
      <style:table-properties style:width="6.6931in" table:align="margins"/>
    </style:style>
    <style:style style:name="Table69.A" style:family="table-column">
      <style:table-column-properties style:column-width="6.6931in" style:rel-column-width="65535*"/>
    </style:style>
    <style:style style:name="Table69.A1" style:family="table-cell">
      <style:table-cell-properties fo:padding="0.0382in" fo:border="0.05pt solid #000000"/>
    </style:style>
    <style:style style:name="Table52" style:family="table">
      <style:table-properties style:width="6.6931in" table:align="margins"/>
    </style:style>
    <style:style style:name="Table52.A" style:family="table-column">
      <style:table-column-properties style:column-width="6.6931in" style:rel-column-width="65535*"/>
    </style:style>
    <style:style style:name="Table52.A1" style:family="table-cell">
      <style:table-cell-properties fo:padding="0.0382in" fo:border="0.05pt solid #000000"/>
    </style:style>
    <style:style style:name="Table53" style:family="table">
      <style:table-properties style:width="6.6931in" table:align="margins"/>
    </style:style>
    <style:style style:name="Table53.A" style:family="table-column">
      <style:table-column-properties style:column-width="6.6931in" style:rel-column-width="65535*"/>
    </style:style>
    <style:style style:name="Table53.A1" style:family="table-cell">
      <style:table-cell-properties fo:padding="0.0382in" fo:border="0.05pt solid #000000"/>
    </style:style>
    <style:style style:name="Table68" style:family="table">
      <style:table-properties style:width="6.6931in" table:align="margins"/>
    </style:style>
    <style:style style:name="Table68.A" style:family="table-column">
      <style:table-column-properties style:column-width="6.6931in" style:rel-column-width="65535*"/>
    </style:style>
    <style:style style:name="Table68.A1" style:family="table-cell">
      <style:table-cell-properties fo:padding="0.0382in" fo:border="0.05pt solid #000000"/>
    </style:style>
    <style:style style:name="Table67" style:family="table">
      <style:table-properties style:width="6.6931in" table:align="margins"/>
    </style:style>
    <style:style style:name="Table67.A" style:family="table-column">
      <style:table-column-properties style:column-width="6.6931in" style:rel-column-width="65535*"/>
    </style:style>
    <style:style style:name="Table67.A1" style:family="table-cell">
      <style:table-cell-properties fo:padding="0.0382in" fo:border="0.05pt solid #000000"/>
    </style:style>
    <style:style style:name="Table70" style:family="table">
      <style:table-properties style:width="6.6931in" table:align="margins"/>
    </style:style>
    <style:style style:name="Table70.A" style:family="table-column">
      <style:table-column-properties style:column-width="6.6931in" style:rel-column-width="65535*"/>
    </style:style>
    <style:style style:name="Table70.A1" style:family="table-cell">
      <style:table-cell-properties fo:padding="0.0382in" fo:border="0.05pt solid #000000"/>
    </style:style>
    <style:style style:name="Table71" style:family="table">
      <style:table-properties style:width="6.6931in" table:align="margins"/>
    </style:style>
    <style:style style:name="Table71.A" style:family="table-column">
      <style:table-column-properties style:column-width="6.6931in" style:rel-column-width="65535*"/>
    </style:style>
    <style:style style:name="Table71.A1" style:family="table-cell">
      <style:table-cell-properties fo:padding="0.0382in" fo:border="0.05pt solid #000000"/>
    </style:style>
    <style:style style:name="Table72" style:family="table">
      <style:table-properties style:width="6.6931in" table:align="margins"/>
    </style:style>
    <style:style style:name="Table72.A" style:family="table-column">
      <style:table-column-properties style:column-width="6.6931in" style:rel-column-width="65535*"/>
    </style:style>
    <style:style style:name="Table72.A1" style:family="table-cell">
      <style:table-cell-properties fo:padding="0.0382in" fo:border="0.05pt solid #000000"/>
    </style:style>
    <style:style style:name="Table73" style:family="table">
      <style:table-properties style:width="6.6931in" table:align="margins"/>
    </style:style>
    <style:style style:name="Table73.A" style:family="table-column">
      <style:table-column-properties style:column-width="6.6931in" style:rel-column-width="65535*"/>
    </style:style>
    <style:style style:name="Table73.A1" style:family="table-cell">
      <style:table-cell-properties fo:padding="0.0382in" fo:border="0.05pt solid #000000"/>
    </style:style>
    <style:style style:name="Table74" style:family="table">
      <style:table-properties style:width="6.6931in" table:align="margins"/>
    </style:style>
    <style:style style:name="Table74.A" style:family="table-column">
      <style:table-column-properties style:column-width="6.6931in" style:rel-column-width="65535*"/>
    </style:style>
    <style:style style:name="Table74.A1" style:family="table-cell">
      <style:table-cell-properties fo:padding="0.0382in" fo:border="0.05pt solid #000000"/>
    </style:style>
    <style:style style:name="Table75" style:family="table">
      <style:table-properties style:width="6.6931in" table:align="margins"/>
    </style:style>
    <style:style style:name="Table75.A" style:family="table-column">
      <style:table-column-properties style:column-width="6.6931in" style:rel-column-width="65535*"/>
    </style:style>
    <style:style style:name="Table75.A1" style:family="table-cell">
      <style:table-cell-properties fo:padding="0.0382in" fo:border="0.05pt solid #000000"/>
    </style:style>
    <style:style style:name="Table76" style:family="table">
      <style:table-properties style:width="6.6931in" table:align="margins"/>
    </style:style>
    <style:style style:name="Table76.A" style:family="table-column">
      <style:table-column-properties style:column-width="6.6931in" style:rel-column-width="65535*"/>
    </style:style>
    <style:style style:name="Table76.A1" style:family="table-cell">
      <style:table-cell-properties fo:padding="0.0382in" fo:border="0.05pt solid #000000"/>
    </style:style>
    <style:style style:name="Table77" style:family="table">
      <style:table-properties style:width="6.6931in" table:align="margins"/>
    </style:style>
    <style:style style:name="Table77.A" style:family="table-column">
      <style:table-column-properties style:column-width="6.6931in" style:rel-column-width="65535*"/>
    </style:style>
    <style:style style:name="Table77.A1" style:family="table-cell">
      <style:table-cell-properties fo:padding="0.0382in" fo:border="0.05pt solid #000000"/>
    </style:style>
    <style:style style:name="Table78" style:family="table">
      <style:table-properties style:width="6.6931in" table:align="margins"/>
    </style:style>
    <style:style style:name="Table78.A" style:family="table-column">
      <style:table-column-properties style:column-width="6.6931in" style:rel-column-width="65535*"/>
    </style:style>
    <style:style style:name="Table78.1" style:family="table-row">
      <style:table-row-properties style:min-row-height="2.0625in"/>
    </style:style>
    <style:style style:name="Table78.A1" style:family="table-cell">
      <style:table-cell-properties fo:padding="0.0382in" fo:border="0.05pt solid #000000"/>
    </style:style>
    <style:style style:name="Table79" style:family="table">
      <style:table-properties style:width="6.6931in" table:align="margins"/>
    </style:style>
    <style:style style:name="Table79.A" style:family="table-column">
      <style:table-column-properties style:column-width="6.6931in" style:rel-column-width="65535*"/>
    </style:style>
    <style:style style:name="Table79.A1" style:family="table-cell">
      <style:table-cell-properties fo:padding="0.0382in" fo:border="0.05pt solid #000000"/>
    </style:style>
    <style:style style:name="Table80" style:family="table">
      <style:table-properties style:width="6.6931in" table:align="margins"/>
    </style:style>
    <style:style style:name="Table80.A" style:family="table-column">
      <style:table-column-properties style:column-width="6.6931in" style:rel-column-width="65535*"/>
    </style:style>
    <style:style style:name="Table80.A1" style:family="table-cell">
      <style:table-cell-properties fo:padding="0.0382in" fo:border="0.05pt solid #000000"/>
    </style:style>
    <style:style style:name="Table81" style:family="table">
      <style:table-properties style:width="6.6931in" table:align="margins"/>
    </style:style>
    <style:style style:name="Table81.A" style:family="table-column">
      <style:table-column-properties style:column-width="6.6931in" style:rel-column-width="65535*"/>
    </style:style>
    <style:style style:name="Table81.A1" style:family="table-cell">
      <style:table-cell-properties fo:padding="0.0382in" fo:border="0.05pt solid #000000"/>
    </style:style>
    <style:style style:name="Table82" style:family="table">
      <style:table-properties style:width="6.6931in" table:align="margins"/>
    </style:style>
    <style:style style:name="Table82.A" style:family="table-column">
      <style:table-column-properties style:column-width="6.6931in" style:rel-column-width="65535*"/>
    </style:style>
    <style:style style:name="Table82.A1" style:family="table-cell">
      <style:table-cell-properties fo:padding="0.0382in" fo:border="0.05pt solid #000000"/>
    </style:style>
    <style:style style:name="Table83" style:family="table">
      <style:table-properties style:width="6.6931in" table:align="margins"/>
    </style:style>
    <style:style style:name="Table83.A" style:family="table-column">
      <style:table-column-properties style:column-width="6.6931in" style:rel-column-width="65535*"/>
    </style:style>
    <style:style style:name="Table83.A1" style:family="table-cell">
      <style:table-cell-properties fo:padding="0.0382in" fo:border="0.05pt solid #000000"/>
    </style:style>
    <style:style style:name="P1"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d9c46"/>
    </style:style>
    <style:style style:name="P2"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412c9"/>
    </style:style>
    <style:style style:name="P3"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85b51"/>
    </style:style>
    <style:style style:name="P4" style:family="paragraph" style:parent-style-name="Heading_20_1">
      <style:paragraph-properties fo:margin-left="0in" fo:margin-right="0in" fo:margin-top="0in" fo:margin-bottom="0in" loext:contextual-spacing="false" fo:text-align="center"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39bd64"/>
    </style:style>
    <style:style style:name="P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207ff2"/>
    </style:style>
    <style:style style:name="P6"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d176d"/>
    </style:style>
    <style:style style:name="P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583c92"/>
    </style:style>
    <style:style style:name="P8"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5bbf47"/>
    </style:style>
    <style:style style:name="P9"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8c0958"/>
    </style:style>
    <style:style style:name="P10"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39bd64"/>
    </style:style>
    <style:style style:name="P1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40a8ca"/>
    </style:style>
    <style:style style:name="P12"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42d704"/>
    </style:style>
    <style:style style:name="P13"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454603"/>
    </style:style>
    <style:style style:name="P1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50e78d"/>
    </style:style>
    <style:style style:name="P1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412c9"/>
    </style:style>
    <style:style style:name="P16"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51558"/>
    </style:style>
    <style:style style:name="P1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fc7ec"/>
    </style:style>
    <style:style style:name="P18" style:family="paragraph" style:parent-style-name="Quotations">
      <style:paragraph-properties fo:margin-left="0in" fo:margin-right="0in" fo:margin-top="0in" fo:margin-bottom="0in" loext:contextual-spacing="false" fo:line-height="158%"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variant="normal" fo:text-transform="none" fo:color="#242729" style:font-name="Arial" fo:font-size="11pt" fo:letter-spacing="normal" fo:font-style="normal" style:text-underline-style="none" fo:font-weight="normal" officeooo:rsid="018285ee" officeooo:paragraph-rsid="001aad1a" fo:background-color="transparent" style:font-name-asian="Noto Sans Mono CJK SC" style:font-size-asian="11pt" style:font-weight-asian="normal" style:font-name-complex="Liberation Mono" style:font-size-complex="11pt" style:font-weight-complex="normal" loext:padding="0in" loext:border="none"/>
    </style:style>
    <style:style style:name="P19" style:family="paragraph" style:parent-style-name="Quotations">
      <style:paragraph-properties fo:margin-left="0in" fo:margin-right="0in" fo:margin-top="0in" fo:margin-bottom="0in" loext:contextual-spacing="false" fo:line-height="158%"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variant="normal" fo:text-transform="none" fo:color="#242729" style:font-name="Arial" fo:font-size="11pt" fo:letter-spacing="normal" fo:font-style="normal" style:text-underline-style="none" fo:font-weight="normal" officeooo:rsid="018285ee" officeooo:paragraph-rsid="001bb5cf" fo:background-color="transparent" style:font-name-asian="Noto Sans Mono CJK SC" style:font-size-asian="11pt" style:font-weight-asian="normal" style:font-name-complex="Liberation Mono" style:font-size-complex="11pt" style:font-weight-complex="normal" loext:padding="0in" loext:border="none"/>
    </style:style>
    <style:style style:name="P20" style:family="paragraph" style:parent-style-name="Quotations">
      <style:paragraph-properties fo:margin-left="0in" fo:margin-right="0in" fo:margin-top="0in" fo:margin-bottom="0in" loext:contextual-spacing="false" fo:line-height="158%"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variant="normal" fo:text-transform="none" fo:color="#242729" style:font-name="Arial" fo:font-size="11pt" fo:letter-spacing="normal" fo:font-style="normal" style:text-underline-style="none" fo:font-weight="normal" officeooo:rsid="018285ee" officeooo:paragraph-rsid="001d9c46" fo:background-color="transparent" style:font-name-asian="Noto Sans Mono CJK SC" style:font-size-asian="11pt" style:font-weight-asian="normal" style:font-name-complex="Liberation Mono" style:font-size-complex="11pt" style:font-weight-complex="normal" loext:padding="0in" loext:border="none"/>
    </style:style>
    <style:style style:name="P21" style:family="paragraph" style:parent-style-name="Quotations">
      <style:paragraph-properties fo:margin-left="0in" fo:margin-right="0in" fo:margin-top="0in" fo:margin-bottom="0in" loext:contextual-spacing="false" fo:line-height="158%"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variant="normal" fo:text-transform="none" fo:color="#242729" style:font-name="Arial" fo:font-size="11pt" fo:letter-spacing="normal" fo:font-style="normal" style:text-underline-style="none" fo:font-weight="normal" officeooo:rsid="018285ee" officeooo:paragraph-rsid="001f0818" fo:background-color="transparent" style:font-name-asian="Noto Sans Mono CJK SC" style:font-size-asian="11pt" style:font-weight-asian="normal" style:font-name-complex="Liberation Mono" style:font-size-complex="11pt" style:font-weight-complex="normal" loext:padding="0in" loext:border="none"/>
    </style:style>
    <style:style style:name="P22" style:family="paragraph" style:parent-style-name="Quotations">
      <style:paragraph-properties fo:margin-left="0in" fo:margin-right="0in" fo:margin-top="0in" fo:margin-bottom="0in" loext:contextual-spacing="false" fo:text-align="center"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aad1a"/>
    </style:style>
    <style:style style:name="P23" style:family="paragraph" style:parent-style-name="Quotations">
      <style:paragraph-properties fo:margin-left="0in" fo:margin-right="0in" fo:margin-top="0in" fo:margin-bottom="0in" loext:contextual-spacing="false" fo:text-align="center"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e08ae0"/>
    </style:style>
    <style:style style:name="P24" style:family="paragraph" style:parent-style-name="Quotations">
      <style:paragraph-properties fo:margin-left="0in" fo:margin-right="0in" fo:margin-top="0in" fo:margin-bottom="0in" loext:contextual-spacing="false" fo:text-align="center"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049448"/>
    </style:style>
    <style:style style:name="P25" style:family="paragraph" style:parent-style-name="Quotations">
      <style:paragraph-properties fo:margin-left="0in" fo:margin-right="0in" fo:margin-top="0in" fo:margin-bottom="0in" loext:contextual-spacing="false" fo:text-align="center"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1cbda5"/>
    </style:style>
    <style:style style:name="P26" style:family="paragraph" style:parent-style-name="Quotations">
      <style:paragraph-properties fo:margin-left="0in" fo:margin-right="0in" fo:margin-top="0in" fo:margin-bottom="0in" loext:contextual-spacing="false" fo:text-align="center"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e6385"/>
    </style:style>
    <style:style style:name="P2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aad1a"/>
    </style:style>
    <style:style style:name="P28"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bb5cf"/>
    </style:style>
    <style:style style:name="P2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d176d"/>
    </style:style>
    <style:style style:name="P3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d9c46"/>
    </style:style>
    <style:style style:name="P3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f0818"/>
    </style:style>
    <style:style style:name="P3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207ff2"/>
    </style:style>
    <style:style style:name="P3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26b580"/>
    </style:style>
    <style:style style:name="P3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2d3172"/>
    </style:style>
    <style:style style:name="P35"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337e3a"/>
    </style:style>
    <style:style style:name="P3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389439"/>
    </style:style>
    <style:style style:name="P3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3a75e1"/>
    </style:style>
    <style:style style:name="P38"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3d8f6e"/>
    </style:style>
    <style:style style:name="P3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556f25"/>
    </style:style>
    <style:style style:name="P4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574e72"/>
    </style:style>
    <style:style style:name="P4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57c33d"/>
    </style:style>
    <style:style style:name="P4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583c92"/>
    </style:style>
    <style:style style:name="P4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5bbf47"/>
    </style:style>
    <style:style style:name="P4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60d14b"/>
    </style:style>
    <style:style style:name="P45"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63d163"/>
    </style:style>
    <style:style style:name="P4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661ea4"/>
    </style:style>
    <style:style style:name="P4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676cb4"/>
    </style:style>
    <style:style style:name="P48"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67bb06"/>
    </style:style>
    <style:style style:name="P4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696831"/>
    </style:style>
    <style:style style:name="P5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769b9d"/>
    </style:style>
    <style:style style:name="P5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7f47ad"/>
    </style:style>
    <style:style style:name="P5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8acf04"/>
    </style:style>
    <style:style style:name="P5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8c0958"/>
    </style:style>
    <style:style style:name="P5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8f3b5c"/>
    </style:style>
    <style:style style:name="P55"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9362b4"/>
    </style:style>
    <style:style style:name="P5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959bb8"/>
    </style:style>
    <style:style style:name="P5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96e2d9"/>
    </style:style>
    <style:style style:name="P58"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9a5ccb"/>
    </style:style>
    <style:style style:name="P5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9b4abf"/>
    </style:style>
    <style:style style:name="P6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9d5aae"/>
    </style:style>
    <style:style style:name="P6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9d5d34"/>
    </style:style>
    <style:style style:name="P6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a35787"/>
    </style:style>
    <style:style style:name="P6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a49e2b"/>
    </style:style>
    <style:style style:name="P6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a65674"/>
    </style:style>
    <style:style style:name="P65"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a7e6db"/>
    </style:style>
    <style:style style:name="P6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a9ae6c"/>
    </style:style>
    <style:style style:name="P6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ac565d"/>
    </style:style>
    <style:style style:name="P68"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ae07e3"/>
    </style:style>
    <style:style style:name="P6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b0b9c9"/>
    </style:style>
    <style:style style:name="P7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b3554c"/>
    </style:style>
    <style:style style:name="P7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b5d0ca"/>
    </style:style>
    <style:style style:name="P7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b9f9c2"/>
    </style:style>
    <style:style style:name="P7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bc3d4b"/>
    </style:style>
    <style:style style:name="P7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c20a1c"/>
    </style:style>
    <style:style style:name="P75"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c5f0a2"/>
    </style:style>
    <style:style style:name="P7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c6264a"/>
    </style:style>
    <style:style style:name="P7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c8fac3"/>
    </style:style>
    <style:style style:name="P78"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cd8282"/>
    </style:style>
    <style:style style:name="P7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d14150"/>
    </style:style>
    <style:style style:name="P8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d7aa3f"/>
    </style:style>
    <style:style style:name="P8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e08ae0"/>
    </style:style>
    <style:style style:name="P8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e1903d"/>
    </style:style>
    <style:style style:name="P8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ed0328"/>
    </style:style>
    <style:style style:name="P8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f77c1e"/>
    </style:style>
    <style:style style:name="P85"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f8d271"/>
    </style:style>
    <style:style style:name="P8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065837"/>
    </style:style>
    <style:style style:name="P8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0c5e3c"/>
    </style:style>
    <style:style style:name="P88"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1702e8"/>
    </style:style>
    <style:style style:name="P8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18d611"/>
    </style:style>
    <style:style style:name="P9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19209b"/>
    </style:style>
    <style:style style:name="P9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1aeefb"/>
    </style:style>
    <style:style style:name="P9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1b1ee6"/>
    </style:style>
    <style:style style:name="P9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1e7ba6"/>
    </style:style>
    <style:style style:name="P9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1fcf10"/>
    </style:style>
    <style:style style:name="P95"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0249a"/>
    </style:style>
    <style:style style:name="P9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04461"/>
    </style:style>
    <style:style style:name="P9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0a94a"/>
    </style:style>
    <style:style style:name="P98"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173bd"/>
    </style:style>
    <style:style style:name="P9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29443"/>
    </style:style>
    <style:style style:name="P10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820e9"/>
    </style:style>
    <style:style style:name="P10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8a671"/>
    </style:style>
    <style:style style:name="P10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a8af0"/>
    </style:style>
    <style:style style:name="P10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bcd9b"/>
    </style:style>
    <style:style style:name="P10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c8b80"/>
    </style:style>
    <style:style style:name="P105"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301cef"/>
    </style:style>
    <style:style style:name="P10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03d234"/>
    </style:style>
    <style:style style:name="P10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39bd64"/>
    </style:style>
    <style:style style:name="P108" style:family="paragraph" style:parent-style-name="Quotations">
      <style:paragraph-properties fo:margin-left="0in" fo:margin-right="0in" fo:margin-top="0in" fo:margin-bottom="0in" loext:contextual-spacing="false" fo:line-height="158%"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bb5cf"/>
    </style:style>
    <style:style style:name="P109" style:family="paragraph" style:parent-style-name="Quotations">
      <style:paragraph-properties fo:margin-left="0in" fo:margin-right="0in" fo:margin-top="0in" fo:margin-bottom="0in" loext:contextual-spacing="false" fo:line-height="158%"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f0818"/>
    </style:style>
    <style:style style:name="P11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size="10pt" officeooo:paragraph-rsid="00e30d5f" style:font-size-asian="10pt" style:font-size-complex="10pt"/>
    </style:style>
    <style:style style:name="P11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size="10pt" officeooo:rsid="00e425c6" officeooo:paragraph-rsid="00e425c6" style:font-size-asian="10pt" style:font-size-complex="10pt"/>
    </style:style>
    <style:style style:name="P11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size="10pt" officeooo:rsid="00e425c6" officeooo:paragraph-rsid="00feadce" style:font-size-asian="10pt" style:font-size-complex="10pt"/>
    </style:style>
    <style:style style:name="P11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size="10pt" officeooo:rsid="00e425c6" officeooo:paragraph-rsid="01065837" style:font-size-asian="10pt" style:font-size-complex="10pt"/>
    </style:style>
    <style:style style:name="P114"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rsid="0201549d" officeooo:paragraph-rsid="0201549d"/>
    </style:style>
    <style:style style:name="P115"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1aad1a"/>
    </style:style>
    <style:style style:name="P116"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173bd"/>
    </style:style>
    <style:style style:name="P117"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4a4624"/>
    </style:style>
    <style:style style:name="P118"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variant="normal" fo:text-transform="none" fo:color="#000000" style:font-name="system-ui" fo:font-size="12pt" fo:letter-spacing="normal" fo:font-style="normal" fo:font-weight="normal" officeooo:rsid="002f4be3" officeooo:paragraph-rsid="00c97cdc" fo:background-color="transparent" style:font-size-asian="9.60000038146973pt" style:font-weight-asian="bold" style:font-size-complex="11pt" style:font-weight-complex="bold"/>
    </style:style>
    <style:style style:name="P119"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size="10pt" officeooo:rsid="00e425c6" officeooo:paragraph-rsid="010231d9" style:font-size-asian="10pt" style:font-size-complex="10pt"/>
    </style:style>
    <style:style style:name="P1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2d3172"/>
    </style:style>
    <style:style style:name="P1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3ecd07"/>
    </style:style>
    <style:style style:name="P1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e1903d"/>
    </style:style>
    <style:style style:name="P1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068f9e"/>
    </style:style>
    <style:style style:name="P1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078c32"/>
    </style:style>
    <style:style style:name="P1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959bb8"/>
    </style:style>
    <style:style style:name="P1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820e9"/>
    </style:style>
    <style:style style:name="P1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39bd64"/>
    </style:style>
    <style:style style:name="P12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50e78d"/>
    </style:style>
    <style:style style:name="P12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693f05"/>
    </style:style>
    <style:style style:name="P1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variant="normal" fo:text-transform="none" fo:color="#333333" style:font-name="Helvetica Neue" fo:font-size="10.5pt" fo:letter-spacing="normal" fo:font-style="normal" fo:font-weight="normal" officeooo:paragraph-rsid="003ecd07"/>
    </style:style>
    <style:style style:name="P13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variant="normal" fo:text-transform="none" fo:color="#333333" style:font-name="Helvetica Neue" fo:font-size="16pt" fo:letter-spacing="normal" fo:font-style="normal" fo:font-weight="bold" officeooo:rsid="0041f32a" officeooo:paragraph-rsid="0041f32a" style:font-size-asian="16pt" style:font-weight-asian="bold" style:font-size-complex="16pt" style:font-weight-complex="bold"/>
    </style:style>
    <style:style style:name="P132"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0bf629d"/>
    </style:style>
    <style:style style:name="P133"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0c164"/>
    </style:style>
    <style:style style:name="P134"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412c9"/>
    </style:style>
    <style:style style:name="P135"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4dbc5"/>
    </style:style>
    <style:style style:name="P136"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5a898"/>
    </style:style>
    <style:style style:name="P137"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7175d"/>
    </style:style>
    <style:style style:name="P138"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d075b"/>
    </style:style>
    <style:style style:name="P139"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e51a0"/>
    </style:style>
    <style:style style:name="P140"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01951"/>
    </style:style>
    <style:style style:name="P141"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15cea"/>
    </style:style>
    <style:style style:name="P142"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51558"/>
    </style:style>
    <style:style style:name="P143"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c18f7"/>
    </style:style>
    <style:style style:name="P144"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fc7ec"/>
    </style:style>
    <style:style style:name="P145" style:family="paragraph" style:parent-style-name="Table_20_Contents">
      <style:paragraph-properties fo:margin-left="0in" fo:margin-right="0in" fo:margin-top="0in" fo:margin-bottom="0in" loext:contextual-spacing="false" fo:text-align="center"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7ca2f8"/>
    </style:style>
    <style:style style:name="P146" style:family="paragraph" style:parent-style-name="Heading_20_5">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2820e9"/>
    </style:style>
    <style:style style:name="P147" style:family="paragraph" style:parent-style-name="Heading_20_5">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50e78d"/>
    </style:style>
    <style:style style:name="P148"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39bd64"/>
    </style:style>
    <style:style style:name="P149"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4a4624"/>
    </style:style>
    <style:style style:name="P150"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8fc7ec"/>
    </style:style>
    <style:style style:name="P151" style:family="paragraph" style:parent-style-name="Heading_20_3">
      <style:paragraph-properties fo:margin-left="0in" fo:margin-right="0in" fo:margin-top="0in" fo:margin-bottom="0in" loext:contextual-spacing="false" fo:text-align="center"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454603"/>
    </style:style>
    <style:style style:name="P152"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officeooo:paragraph-rsid="0017d09a"/>
    </style:style>
    <style:style style:name="P153"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officeooo:paragraph-rsid="01851558"/>
    </style:style>
    <style:style style:name="P154" style:family="paragraph" style:parent-style-name="Preformatted_20_Text">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7d09a" fo:background-color="transparent" style:font-size-asian="11pt" style:font-weight-asian="normal" style:font-size-complex="11pt" style:font-weight-complex="normal" loext:padding="0in" loext:border="none"/>
    </style:style>
    <style:style style:name="P155" style:family="paragraph" style:parent-style-name="Preformatted_20_Text">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7d09a" fo:background-color="transparent" style:font-name-asian="Noto Sans Mono CJK SC" style:font-size-asian="11pt" style:font-weight-asian="normal" style:font-name-complex="Liberation Mono" style:font-size-complex="11pt" style:font-weight-complex="normal" loext:padding="0in" loext:border="none"/>
    </style:style>
    <style:style style:name="P156" style:family="paragraph" style:parent-style-name="Preformatted_20_Text">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906c0" fo:background-color="transparent" style:font-name-asian="Noto Sans Mono CJK SC" style:font-size-asian="11pt" style:font-weight-asian="normal" style:font-name-complex="Liberation Mono" style:font-size-complex="11pt" style:font-weight-complex="normal" loext:padding="0in" loext:border="none"/>
    </style:style>
    <style:style style:name="P157" style:family="paragraph" style:parent-style-name="Preformatted_20_Text">
      <style:paragraph-properties fo:margin-left="0in" fo:margin-right="0in" fo:margin-top="0in" fo:margin-bottom="0in" loext:contextual-spacing="false" fo:line-height="158%" fo:text-align="center"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906c0" fo:background-color="transparent" style:font-name-asian="Noto Sans Mono CJK SC" style:font-size-asian="11pt" style:font-weight-asian="normal" style:font-name-complex="Liberation Mono" style:font-size-complex="11pt" style:font-weight-complex="normal" loext:padding="0in" loext:border="none"/>
    </style:style>
    <style:style style:name="P158" style:family="paragraph" style:parent-style-name="Preformatted_20_Text">
      <loext:graphic-properties draw:fill="solid" draw:fill-color="#f2f2f2" draw:opacity="100%"/>
      <style:paragraph-properties fo:margin-left="0in" fo:margin-right="0in" fo:margin-top="0in" fo:margin-bottom="0in" loext:contextual-spacing="false" fo:line-height="118%" fo:text-align="start" style:justify-single-word="false" fo:orphans="2" fo:widows="2" fo:text-indent="0in" style:auto-text-indent="false" fo:background-color="#f2f2f2" fo:padding="0in" fo:border="none"/>
      <style:text-properties fo:font-variant="normal" fo:text-transform="none" fo:color="#292929" style:font-name="Menlo1" fo:font-size="12pt" fo:letter-spacing="normal" fo:font-style="normal" fo:font-weight="normal" officeooo:paragraph-rsid="0017d09a" style:font-name-asian="Noto Sans Mono CJK SC" style:font-size-asian="10pt" style:font-name-complex="Liberation Mono" style:font-size-complex="10pt"/>
    </style:style>
    <style:style style:name="P159" style:family="paragraph" style:parent-style-name="Preformatted_20_Text">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3faf46" style:font-name="urw-din" fo:font-size="11pt" fo:letter-spacing="normal" fo:font-style="normal" style:text-underline-style="none" fo:font-weight="normal" officeooo:rsid="018285ee" officeooo:paragraph-rsid="00142049" fo:background-color="transparent" style:font-size-asian="11pt" style:font-weight-asian="normal" style:font-size-complex="11pt" style:font-weight-complex="normal" loext:padding="0in" loext:border="none"/>
    </style:style>
    <style:style style:name="P160" style:family="paragraph" style:parent-style-name="Preformatted_20_Text">
      <loext:graphic-properties draw:fill="solid" draw:fill-color="#f6f6f6" draw:opacity="100%"/>
      <style:paragraph-properties fo:margin-left="0in" fo:margin-right="0in" fo:margin-top="0in" fo:margin-bottom="0in" loext:contextual-spacing="false" fo:text-align="center" style:justify-single-word="false" fo:orphans="2" fo:widows="2" fo:text-indent="0in" style:auto-text-indent="false" fo:background-color="#f6f6f6" fo:padding="0in" fo:border="none"/>
      <style:text-properties officeooo:paragraph-rsid="00c97cdc"/>
    </style:style>
    <style:style style:name="P161" style:family="paragraph" style:parent-style-name="Preformatted_20_Text">
      <loext:graphic-properties draw:fill="solid" draw:fill-color="#f6f6f6" draw:opacity="100%"/>
      <style:paragraph-properties fo:margin-left="0in" fo:margin-right="0in" fo:margin-top="0in" fo:margin-bottom="0in" loext:contextual-spacing="false" fo:text-align="start" style:justify-single-word="false" fo:orphans="2" fo:widows="2" fo:text-indent="0in" style:auto-text-indent="false" fo:background-color="#f6f6f6" fo:padding="0in" fo:border="none"/>
      <style:text-properties officeooo:paragraph-rsid="00c97cdc"/>
    </style:style>
    <style:style style:name="P162" style:family="paragraph" style:parent-style-name="Standard">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7d09a" fo:background-color="transparent" style:font-name-asian="Noto Sans Mono CJK SC" style:font-size-asian="11pt" style:font-weight-asian="normal" style:font-name-complex="Liberation Mono" style:font-size-complex="11pt" style:font-weight-complex="normal" loext:padding="0in" loext:border="none"/>
    </style:style>
    <style:style style:name="P163" style:family="paragraph" style:parent-style-name="Table_20_Contents">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7d09a" fo:background-color="transparent" style:font-size-asian="11pt" style:font-weight-asian="normal" style:font-size-complex="11pt" style:font-weight-complex="normal" loext:padding="0in" loext:border="none"/>
    </style:style>
    <style:style style:name="P164" style:family="paragraph" style:parent-style-name="Table_20_Contents">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7d09a" fo:background-color="transparent" style:font-name-asian="Noto Sans Mono CJK SC" style:font-size-asian="11pt" style:font-weight-asian="normal" style:font-name-complex="Liberation Mono" style:font-size-complex="11pt" style:font-weight-complex="normal" loext:padding="0in" loext:border="none"/>
    </style:style>
    <style:style style:name="P165" style:family="paragraph" style:parent-style-name="Table_20_Contents">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906c0" fo:background-color="transparent" style:font-name-asian="Noto Sans Mono CJK SC" style:font-size-asian="11pt" style:font-weight-asian="normal" style:font-name-complex="Liberation Mono" style:font-size-complex="11pt" style:font-weight-complex="normal" loext:padding="0in" loext:border="none"/>
    </style:style>
    <style:style style:name="P166" style:family="paragraph" style:parent-style-name="Table_20_Contents">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pt" fo:letter-spacing="normal" fo:font-style="normal" style:text-underline-style="none" fo:font-weight="normal" officeooo:rsid="018285ee" officeooo:paragraph-rsid="0019dc36" fo:background-color="transparent" style:font-name-asian="Noto Sans Mono CJK SC" style:font-size-asian="11pt" style:font-weight-asian="normal" style:font-name-complex="Liberation Mono" style:font-size-complex="11pt" style:font-weight-complex="normal" loext:padding="0in" loext:border="none"/>
    </style:style>
    <style:style style:name="P167" style:family="paragraph" style:parent-style-name="Table_20_Contents">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Liberation Mono" fo:font-size="10pt" fo:letter-spacing="normal" fo:font-style="normal" style:text-underline-style="none" fo:font-weight="normal" officeooo:rsid="018285ee" officeooo:paragraph-rsid="0017d09a" fo:background-color="transparent" style:font-name-asian="Noto Sans Mono CJK SC" style:font-size-asian="10pt" style:font-weight-asian="normal" style:font-name-complex="Liberation Mono" style:font-size-complex="10pt" style:font-weight-complex="normal" loext:padding="0in" loext:border="none"/>
    </style:style>
    <style:style style:name="P168"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40424e" style:font-name="urw-din" fo:font-size="10pt" fo:letter-spacing="normal" fo:font-style="normal" style:text-underline-style="none" fo:font-weight="normal" officeooo:rsid="000ecc66" officeooo:paragraph-rsid="00100455" fo:background-color="#ffff00" style:font-size-asian="10pt" style:font-weight-asian="normal" style:font-size-complex="10pt" style:font-weight-complex="normal" loext:padding="0in" loext:border="none"/>
    </style:style>
    <style:style style:name="P169"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40424e" style:font-name="urw-din" fo:font-size="10pt" fo:letter-spacing="normal" fo:font-style="normal" style:text-underline-style="none" fo:font-weight="normal" officeooo:paragraph-rsid="00100455" style:font-size-asian="10pt" style:font-weight-asian="normal" style:font-size-complex="10pt" style:font-weight-complex="normal" loext:padding="0in" loext:border="none"/>
    </style:style>
    <style:style style:name="P170"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40424e" style:font-name="urw-din" fo:font-size="10pt" fo:letter-spacing="normal" fo:font-style="normal" style:text-underline-style="none" fo:font-weight="normal" officeooo:rsid="000ecc66" officeooo:paragraph-rsid="00100455" fo:background-color="transparent" style:font-size-asian="10pt" style:font-weight-asian="normal" style:font-size-complex="10pt" style:font-weight-complex="normal" loext:padding="0in" loext:border="none"/>
    </style:style>
    <style:style style:name="P171"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40424e" style:font-name="urw-din" fo:font-size="10pt" fo:letter-spacing="normal" fo:font-style="normal" style:text-underline-style="none" fo:font-weight="normal" officeooo:rsid="00100455" officeooo:paragraph-rsid="00100455" fo:background-color="transparent" style:font-size-asian="10pt" style:font-weight-asian="normal" style:font-size-complex="10pt" style:font-weight-complex="normal" loext:padding="0in" loext:border="none"/>
    </style:style>
    <style:style style:name="P172"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3faf46" style:font-name="urw-din" fo:font-size="11pt" fo:letter-spacing="normal" fo:font-style="normal" style:text-underline-style="none" fo:font-weight="normal" officeooo:rsid="018285ee" officeooo:paragraph-rsid="00142049" fo:background-color="transparent" style:font-size-asian="11pt" style:font-weight-asian="normal" style:font-size-complex="11pt" style:font-weight-complex="normal" loext:padding="0in" loext:border="none"/>
    </style:style>
    <style:style style:name="P173"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3faf46" style:font-name="urw-din" fo:font-size="11pt" fo:letter-spacing="normal" fo:font-style="normal" style:text-underline-style="none" fo:font-weight="normal" officeooo:rsid="018285ee" officeooo:paragraph-rsid="0017d09a" fo:background-color="transparent" style:font-size-asian="11pt" style:font-weight-asian="normal" style:font-size-complex="11pt" style:font-weight-complex="normal" loext:padding="0in" loext:border="none"/>
    </style:style>
    <style:style style:name="P174"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3faf46" style:font-name="urw-din" fo:font-size="11pt" fo:letter-spacing="normal" fo:font-style="normal" style:text-underline-style="none" fo:font-weight="normal" officeooo:rsid="004d1621" officeooo:paragraph-rsid="004d1621" fo:background-color="transparent" style:font-size-asian="11pt" style:font-weight-asian="normal" style:font-size-complex="11pt" style:font-weight-complex="normal" loext:padding="0in" loext:border="none"/>
    </style:style>
    <style:style style:name="P17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17d09a"/>
    </style:style>
    <style:style style:name="P176"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style:text-underline-style="none" fo:font-weight="normal" officeooo:rsid="018285ee" officeooo:paragraph-rsid="0017d09a" fo:background-color="transparent" style:font-size-asian="11pt" style:font-weight-asian="normal" style:font-size-complex="11pt" style:font-weight-complex="normal" loext:padding="0in" loext:border="none"/>
    </style:style>
    <style:style style:name="P17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333333" style:font-name="Arial" fo:font-size="20pt" fo:letter-spacing="normal" fo:font-style="normal" fo:font-weight="bold" officeooo:rsid="019bc4d9" officeooo:paragraph-rsid="0017d09a" fo:background-color="#ffff00" style:font-size-asian="20pt" style:font-weight-asian="bold" style:font-size-complex="20pt" style:font-weight-complex="bold"/>
    </style:style>
    <style:style style:name="P178"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92929" style:font-name="Menlo1" fo:font-size="12pt" fo:letter-spacing="normal" fo:font-style="normal" style:text-underline-style="none" fo:font-weight="normal" officeooo:rsid="018285ee" officeooo:paragraph-rsid="0017d09a" fo:background-color="transparent" style:font-name-asian="Noto Sans Mono CJK SC" style:font-size-asian="11pt" style:font-weight-asian="normal" style:font-name-complex="Liberation Mono" style:font-size-complex="11pt" style:font-weight-complex="normal" loext:padding="0in" loext:border="none"/>
    </style:style>
    <style:style style:name="P179"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size="10pt" officeooo:paragraph-rsid="00100455" style:font-size-asian="10pt" style:font-size-complex="10pt"/>
    </style:style>
    <style:style style:name="P18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7d09a"/>
    </style:style>
    <style:style style:name="P18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17d09a"/>
    </style:style>
    <style:style style:name="P18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666666" fo:font-size="9pt" fo:letter-spacing="normal" officeooo:paragraph-rsid="0017d09a" fo:background-color="#ffffff" style:font-size-asian="9pt" style:font-size-complex="9pt" loext:padding="0in" loext:border="none"/>
    </style:style>
    <style:style style:name="P183" style:family="paragraph" style:parent-style-name="Preformatted_20_Text">
      <loext:graphic-properties draw:fill="solid" draw:fill-color="#f5f5f5" draw:opacity="100%"/>
      <style:paragraph-properties fo:margin-left="0in" fo:margin-right="0in" fo:margin-top="0in" fo:margin-bottom="0in" loext:contextual-spacing="false" style:line-height-at-least="0.2083in" fo:text-align="start" style:justify-single-word="false" fo:orphans="2" fo:widows="2" fo:text-indent="0in" style:auto-text-indent="false" fo:background-color="#f5f5f5" fo:padding="0.198in" fo:border="0.06pt solid #e3e3e3"/>
    </style:style>
    <style:style style:name="P184" style:family="paragraph" style:parent-style-name="Preformatted_20_Text">
      <loext:graphic-properties draw:fill="solid" draw:fill-color="#f5f5f5" draw:opacity="100%"/>
      <style:paragraph-properties fo:margin-left="0in" fo:margin-right="0in" fo:margin-top="0in" fo:margin-bottom="0in" loext:contextual-spacing="false" style:line-height-at-least="0.2083in" fo:text-align="start" style:justify-single-word="false" fo:orphans="2" fo:widows="2" fo:text-indent="0in" style:auto-text-indent="false" fo:background-color="#f5f5f5" fo:padding="0.198in" fo:border="0.06pt solid #e3e3e3"/>
      <style:text-properties officeooo:paragraph-rsid="0047bfae"/>
    </style:style>
    <style:style style:name="P185" style:family="paragraph" style:parent-style-name="Preformatted_20_Text">
      <loext:graphic-properties draw:fill="solid" draw:fill-color="#f7f7f9"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333333" fo:font-size="8pt" fo:letter-spacing="normal" officeooo:paragraph-rsid="005bbf47" style:font-size-asian="8pt" style:font-size-complex="8pt"/>
    </style:style>
    <style:style style:name="P186"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style:style>
    <style:style style:name="P187" style:family="paragraph" style:parent-style-name="Heading_20_4">
      <style:paragraph-properties fo:margin-left="0in" fo:margin-right="0in" fo:margin-top="0in" fo:margin-bottom="0in" loext:contextual-spacing="false" fo:orphans="2" fo:widows="2" fo:text-indent="0in" style:auto-text-indent="false"/>
    </style:style>
    <style:style style:name="P188" style:family="paragraph" style:parent-style-name="Text_20_body">
      <style:paragraph-properties fo:margin-left="0in" fo:margin-right="0in" fo:margin-top="0in" fo:margin-bottom="0in" loext:contextual-spacing="false" fo:orphans="2" fo:widows="2" fo:text-indent="0in" style:auto-text-indent="false"/>
    </style:style>
    <style:style style:name="P189" style:family="paragraph" style:parent-style-name="Preformatted_20_Text">
      <loext:graphic-properties draw:fill="solid" draw:fill-color="#f5f5f5" draw:opacity="100%"/>
      <style:paragraph-properties fo:margin-left="0in" fo:margin-right="0in" fo:margin-top="0in" fo:margin-bottom="0.2083in" loext:contextual-spacing="false" style:line-height-at-least="0.2083in" fo:text-align="start" style:justify-single-word="false" fo:orphans="2" fo:widows="2" fo:text-indent="0in" style:auto-text-indent="false" fo:background-color="#f5f5f5" fo:padding="0.198in" fo:border="0.06pt solid #e3e3e3"/>
    </style:style>
    <style:style style:name="P190" style:family="paragraph" style:parent-style-name="Preformatted_20_Text">
      <loext:graphic-properties draw:fill="solid" draw:fill-color="#f5f5f5" draw:opacity="100%"/>
      <style:paragraph-properties fo:margin-left="0in" fo:margin-right="0in" fo:margin-top="0in" fo:margin-bottom="0.2083in" loext:contextual-spacing="false" style:line-height-at-least="0.2083in" fo:text-align="start" style:justify-single-word="false" fo:orphans="2" fo:widows="2" fo:text-indent="0in" style:auto-text-indent="false" fo:background-color="#f5f5f5" fo:padding="0.198in" fo:border="0.06pt solid #e3e3e3"/>
      <style:text-properties officeooo:paragraph-rsid="00350026"/>
    </style:style>
    <style:style style:name="P19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dd1144" style:font-name="Consolas" fo:font-size="9.75pt" fo:letter-spacing="normal" fo:font-style="normal" fo:font-weight="normal"/>
    </style:style>
    <style:style style:name="P19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dd1144" style:font-name="Consolas" fo:font-size="9.75pt" fo:letter-spacing="normal" fo:font-style="normal" fo:font-weight="normal" officeooo:paragraph-rsid="00397688"/>
    </style:style>
    <style:style style:name="P193" style:family="paragraph" style:parent-style-name="Preformatted_20_Text">
      <loext:graphic-properties draw:fill="solid" draw:fill-color="#f5f5f5" draw:opacity="100%"/>
      <style:paragraph-properties fo:margin-left="0in" fo:margin-right="0in" fo:margin-top="0in" fo:margin-bottom="0.0598in" loext:contextual-spacing="false" style:line-height-at-least="0.2083in" fo:text-align="start" style:justify-single-word="false" fo:orphans="2" fo:widows="2" fo:text-indent="0in" style:auto-text-indent="false" fo:background-color="#f5f5f5" fo:padding="0.198in" fo:border="0.06pt solid #e3e3e3"/>
      <style:text-properties officeooo:paragraph-rsid="003a8e4d"/>
    </style:style>
    <style:style style:name="P194" style:family="paragraph" style:parent-style-name="Preformatted_20_Text">
      <loext:graphic-properties draw:fill="solid" draw:fill-color="#f5f5f5" draw:opacity="100%"/>
      <style:paragraph-properties fo:margin-left="0in" fo:margin-right="0in" fo:margin-top="0in" fo:margin-bottom="0.0598in" loext:contextual-spacing="false" style:line-height-at-least="0.2083in" fo:text-align="start" style:justify-single-word="false" fo:orphans="2" fo:widows="2" fo:text-indent="0in" style:auto-text-indent="false" fo:background-color="#f5f5f5" fo:padding="0.198in" fo:border="0.06pt solid #e3e3e3"/>
    </style:style>
    <style:style style:name="P195" style:family="paragraph" style:parent-style-name="Preformatted_20_Text">
      <loext:graphic-properties draw:fill="solid" draw:fill-color="#f5f5f5" draw:opacity="100%"/>
      <style:paragraph-properties fo:margin-left="0in" fo:margin-right="0in" fo:margin-top="0in" fo:margin-bottom="0.0402in" loext:contextual-spacing="false" style:line-height-at-least="0.2083in" fo:text-align="start" style:justify-single-word="false" fo:orphans="2" fo:widows="2" fo:text-indent="0in" style:auto-text-indent="false" fo:background-color="#f5f5f5" fo:padding="0.198in" fo:border="0.06pt solid #e3e3e3"/>
      <style:text-properties officeooo:paragraph-rsid="003a8e4d"/>
    </style:style>
    <style:style style:name="P196" style:family="paragraph" style:parent-style-name="Preformatted_20_Text">
      <loext:graphic-properties draw:fill="solid" draw:fill-color="#f5f5f5" draw:opacity="100%"/>
      <style:paragraph-properties fo:margin-left="0in" fo:margin-right="0in" fo:margin-top="0in" fo:margin-bottom="0.0201in" loext:contextual-spacing="false" style:line-height-at-least="0.2083in" fo:text-align="start" style:justify-single-word="false" fo:orphans="2" fo:widows="2" fo:text-indent="0in" style:auto-text-indent="false" fo:background-color="#f5f5f5" fo:padding="0.198in" fo:border="0.06pt solid #e3e3e3"/>
      <style:text-properties officeooo:paragraph-rsid="003a8e4d"/>
    </style:style>
    <style:style style:name="P197" style:family="paragraph" style:parent-style-name="Preformatted_20_Text">
      <loext:graphic-properties draw:fill="solid" draw:fill-color="#f5f5f5" draw:opacity="100%"/>
      <style:paragraph-properties fo:margin-left="0in" fo:margin-right="0in" fo:margin-top="0in" fo:margin-bottom="0.0201in" loext:contextual-spacing="false" style:line-height-at-least="0.2083in" fo:text-align="start" style:justify-single-word="false" fo:orphans="2" fo:widows="2" fo:text-indent="0in" style:auto-text-indent="false" fo:background-color="#f5f5f5" fo:padding="0.198in" fo:border="0.06pt solid #e3e3e3"/>
    </style:style>
    <style:style style:name="P19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dd1144" style:font-name="Consolas" fo:font-size="9.75pt" fo:letter-spacing="normal" fo:font-style="normal" fo:font-weight="normal"/>
    </style:style>
    <style:style style:name="P19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dd1144" style:font-name="Consolas" fo:font-size="9.75pt" fo:letter-spacing="normal" fo:font-style="normal" fo:font-weight="normal" officeooo:paragraph-rsid="00397688"/>
    </style:style>
    <style:style style:name="P200"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style:font-name="Consolas" fo:font-size="9.75pt" fo:letter-spacing="normal" fo:font-style="normal" fo:font-weight="normal"/>
    </style:style>
    <style:style style:name="P201" style:family="paragraph" style:parent-style-name="Table_20_Contents">
      <style:paragraph-properties fo:margin-left="0in" fo:margin-right="0in" fo:orphans="2" fo:widows="2" fo:text-indent="0in" style:auto-text-indent="false"/>
      <style:text-properties fo:font-variant="normal" fo:text-transform="none" fo:color="#000080" style:font-name="monospace1" fo:font-size="10.5pt" fo:letter-spacing="normal" fo:font-style="normal" fo:font-weight="normal" officeooo:paragraph-rsid="015f4633"/>
    </style:style>
    <style:style style:name="P202" style:family="paragraph" style:parent-style-name="Table_20_Contents">
      <style:paragraph-properties fo:margin-left="0in" fo:margin-right="0in" fo:orphans="2" fo:widows="2" fo:text-indent="0in" style:auto-text-indent="false"/>
      <style:text-properties fo:font-variant="normal" fo:text-transform="none" fo:color="#222222" style:font-name="monospace1" fo:font-size="10.5pt" fo:letter-spacing="normal" fo:font-style="normal" fo:font-weight="normal" officeooo:paragraph-rsid="015f4633"/>
    </style:style>
    <style:style style:name="P203" style:family="paragraph" style:parent-style-name="Table_20_Contents">
      <style:paragraph-properties fo:margin-left="0in" fo:margin-right="0in" fo:text-align="start" style:justify-single-word="false" fo:orphans="2" fo:widows="2" fo:text-indent="0in" style:auto-text-indent="false"/>
      <style:text-properties officeooo:paragraph-rsid="012a8af0"/>
    </style:style>
    <style:style style:name="P204" style:family="paragraph" style:parent-style-name="Table_20_Contents">
      <style:paragraph-properties fo:margin-left="0in" fo:margin-right="0in" fo:text-align="start" style:justify-single-word="false" fo:orphans="2" fo:widows="2" fo:text-indent="0in" style:auto-text-indent="false"/>
      <style:text-properties officeooo:paragraph-rsid="015d60de"/>
    </style:style>
    <style:style style:name="P205" style:family="paragraph" style:parent-style-name="Table_20_Contents">
      <style:paragraph-properties fo:margin-left="0in" fo:margin-right="0in" fo:text-align="start" style:justify-single-word="false" fo:orphans="2" fo:widows="2" fo:text-indent="0in" style:auto-text-indent="false"/>
      <style:text-properties officeooo:paragraph-rsid="01672d21"/>
    </style:style>
    <style:style style:name="P206" style:family="paragraph" style:parent-style-name="Table_20_Contents">
      <style:paragraph-properties fo:margin-left="0in" fo:margin-right="0in" fo:orphans="2" fo:widows="2" fo:text-indent="0in" style:auto-text-indent="false"/>
      <style:text-properties officeooo:paragraph-rsid="015f4633"/>
    </style:style>
    <style:style style:name="P207" style:family="paragraph" style:parent-style-name="Table_20_Contents">
      <style:paragraph-properties fo:margin-left="0in" fo:margin-right="0in" fo:orphans="2" fo:widows="2" fo:text-indent="0in" style:auto-text-indent="false"/>
      <style:text-properties officeooo:paragraph-rsid="0161e011"/>
    </style:style>
    <style:style style:name="P208" style:family="paragraph" style:parent-style-name="Table_20_Contents">
      <style:paragraph-properties fo:margin-left="0in" fo:margin-right="0in" fo:orphans="2" fo:widows="2" fo:text-indent="0in" style:auto-text-indent="false"/>
      <style:text-properties officeooo:paragraph-rsid="0161e011" fo:background-color="#ffff00"/>
    </style:style>
    <style:style style:name="P209" style:family="paragraph" style:parent-style-name="Text_20_body">
      <style:paragraph-properties fo:margin-left="0in" fo:margin-right="0in" fo:margin-top="0in" fo:margin-bottom="0.1043in" loext:contextual-spacing="false" fo:orphans="2" fo:widows="2" fo:text-indent="0in" style:auto-text-indent="false"/>
    </style:style>
    <style:style style:name="P210" style:family="paragraph" style:parent-style-name="Standard">
      <style:paragraph-properties fo:margin-left="0in" fo:margin-right="0in" fo:text-align="start" style:justify-single-word="false" fo:orphans="2" fo:widows="2" fo:text-indent="0in" style:auto-text-indent="false"/>
      <style:text-properties officeooo:paragraph-rsid="00c97cdc"/>
    </style:style>
    <style:style style:name="P2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source sans pro" fo:font-size="13.5pt" fo:letter-spacing="normal" fo:font-style="normal" fo:font-weight="normal" officeooo:rsid="001db4fc" officeooo:paragraph-rsid="00c97cdc"/>
    </style:style>
    <style:style style:name="P212" style:family="paragraph" style:parent-style-name="Standard">
      <style:paragraph-properties fo:margin-left="0in" fo:margin-right="0in" fo:text-align="start" style:justify-single-word="false" fo:orphans="2" fo:widows="2" fo:text-indent="0in" style:auto-text-indent="false"/>
      <style:text-properties officeooo:rsid="001db4fc" officeooo:paragraph-rsid="00c97cdc"/>
    </style:style>
    <style:style style:name="P213" style:family="paragraph" style:parent-style-name="Text_20_body">
      <style:paragraph-properties fo:margin-left="0in" fo:margin-right="0in" fo:margin-top="0in" fo:margin-bottom="0.0972in" loext:contextual-spacing="false" fo:orphans="2" fo:widows="2" fo:text-indent="0in" style:auto-text-indent="false"/>
    </style:style>
    <style:style style:name="P214"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222222" style:font-name="HelveticaNeue" fo:font-size="10pt" fo:letter-spacing="normal" fo:font-style="normal" fo:font-weight="normal" style:font-size-asian="10pt" style:font-size-complex="10pt"/>
    </style:style>
    <style:style style:name="P215" style:family="paragraph" style:parent-style-name="Text_20_body">
      <style:paragraph-properties fo:margin-left="0in" fo:margin-right="0in" fo:margin-top="0in" fo:margin-bottom="0.0972in" loext:contextual-spacing="false" fo:line-height="130%" fo:text-align="start" style:justify-single-word="false" fo:orphans="2" fo:widows="2" fo:text-indent="0in" style:auto-text-indent="false"/>
      <style:text-properties fo:font-variant="normal" fo:text-transform="none" fo:color="#222222" style:font-name="HelveticaNeue" fo:font-size="13.5pt" fo:letter-spacing="normal" fo:font-style="normal" fo:font-weight="normal" style:font-size-asian="15pt" style:font-weight-asian="bold" style:font-size-complex="15pt" style:font-weight-complex="bold"/>
    </style:style>
    <style:style style:name="P216" style:family="paragraph" style:parent-style-name="Text_20_body">
      <style:paragraph-properties fo:margin-left="0in" fo:margin-right="0in" fo:margin-top="0in" fo:margin-bottom="0.0972in" loext:contextual-spacing="false" fo:line-height="130%" fo:text-align="start" style:justify-single-word="false" fo:orphans="2" fo:widows="2" fo:text-indent="0in" style:auto-text-indent="false"/>
      <style:text-properties fo:font-variant="normal" fo:text-transform="none" fo:color="#222222" style:font-name="HelveticaNeue" fo:font-size="11pt" fo:letter-spacing="normal" fo:font-style="normal" fo:font-weight="normal" officeooo:rsid="015d60de" style:font-size-asian="11pt" style:font-weight-asian="bold" style:font-size-complex="11pt" style:font-weight-complex="bold"/>
    </style:style>
    <style:style style:name="P217" style:family="paragraph" style:parent-style-name="Text_20_body">
      <style:paragraph-properties fo:margin-left="0in" fo:margin-right="0in" fo:margin-top="0in" fo:margin-bottom="0.0972in" loext:contextual-spacing="false" fo:line-height="130%" fo:text-align="start" style:justify-single-word="false" fo:orphans="2" fo:widows="2" fo:text-indent="0in" style:auto-text-indent="false"/>
      <style:text-properties fo:font-variant="normal" fo:text-transform="none" fo:color="#333333" style:font-name="HelveticaNeue" fo:font-size="15pt" fo:font-style="normal" fo:font-weight="bold" style:font-size-asian="15pt" style:font-weight-asian="bold" style:font-size-complex="15pt" style:font-weight-complex="bold"/>
    </style:style>
    <style:style style:name="P218" style:family="paragraph" style:parent-style-name="Text_20_body">
      <style:paragraph-properties fo:margin-left="0in" fo:margin-right="0in" fo:margin-top="0in" fo:margin-bottom="0.0972in" loext:contextual-spacing="false" fo:line-height="130%" fo:text-align="start" style:justify-single-word="false" fo:orphans="2" fo:widows="2" fo:text-indent="0in" style:auto-text-indent="false"/>
    </style:style>
    <style:style style:name="P219" style:family="paragraph" style:parent-style-name="Heading_20_3">
      <style:paragraph-properties fo:margin-left="0in" fo:margin-right="0in" fo:margin-top="0in" fo:margin-bottom="0.0972in" loext:contextual-spacing="false" fo:line-height="130%" fo:text-align="center" style:justify-single-word="false" fo:orphans="2" fo:widows="2" fo:text-indent="0in" style:auto-text-indent="false"/>
      <style:text-properties fo:font-variant="normal" fo:text-transform="none" fo:color="#333333" style:font-name="HelveticaNeue" fo:font-size="15pt" fo:font-style="normal" fo:font-weight="bold"/>
    </style:style>
    <style:style style:name="P220" style:family="paragraph" style:parent-style-name="Text_20_body">
      <style:paragraph-properties fo:margin-left="0in" fo:margin-right="0in" fo:margin-top="0.052in" fo:margin-bottom="0.1563in" loext:contextual-spacing="false" fo:orphans="2" fo:widows="2" fo:text-indent="0in" style:auto-text-indent="false" fo:padding="0in" fo:border="none"/>
      <style:text-properties fo:font-variant="normal" fo:text-transform="none" fo:color="#222635" style:font-name="Cambria" fo:font-size="11pt" fo:letter-spacing="normal" fo:font-style="normal" fo:font-weight="normal" style:font-size-asian="11pt" style:font-size-complex="11pt"/>
    </style:style>
    <style:style style:name="P221" style:family="paragraph" style:parent-style-name="Text_20_body">
      <style:paragraph-properties fo:margin-left="0in" fo:margin-right="0in" fo:margin-top="0.052in" fo:margin-bottom="0.1563in" loext:contextual-spacing="false" fo:orphans="2" fo:widows="2" fo:text-indent="0in" style:auto-text-indent="false" fo:padding="0in" fo:border="none" style:writing-mode="lr-tb"/>
      <style:text-properties fo:font-variant="normal" fo:text-transform="none" fo:color="#222635" style:font-name="Cambria" fo:font-size="11pt" fo:letter-spacing="normal" fo:font-style="normal" fo:font-weight="normal" style:font-size-asian="11pt" style:font-size-complex="11pt"/>
    </style:style>
    <style:style style:name="P222" style:family="paragraph" style:parent-style-name="Text_20_body">
      <style:paragraph-properties fo:margin-left="0in" fo:margin-right="0in" fo:orphans="2" fo:widows="2" fo:text-indent="0in" style:auto-text-indent="false"/>
    </style:style>
    <style:style style:name="P223" style:family="paragraph" style:parent-style-name="Preformatted_20_Text">
      <style:paragraph-properties fo:text-align="start" style:justify-single-word="false"/>
      <style:text-properties fo:font-size="11pt" officeooo:paragraph-rsid="0017d09a" style:font-size-asian="11pt" style:font-size-complex="11pt"/>
    </style:style>
    <style:style style:name="P224" style:family="paragraph" style:parent-style-name="Preformatted_20_Text">
      <style:paragraph-properties fo:text-align="start" style:justify-single-word="false"/>
      <style:text-properties officeooo:paragraph-rsid="001f0818"/>
    </style:style>
    <style:style style:name="P225" style:family="paragraph" style:parent-style-name="Preformatted_20_Text">
      <style:text-properties fo:font-size="8pt" officeooo:paragraph-rsid="001f0818" style:font-size-asian="8pt" style:font-size-complex="8pt"/>
    </style:style>
    <style:style style:name="P226" style:family="paragraph" style:parent-style-name="Preformatted_20_Text">
      <style:text-properties officeooo:paragraph-rsid="001f0818"/>
    </style:style>
    <style:style style:name="P227" style:family="paragraph" style:parent-style-name="Preformatted_20_Text">
      <style:paragraph-properties fo:text-align="start" style:justify-single-word="false"/>
      <style:text-properties fo:font-variant="normal" fo:text-transform="none" fo:color="#93a1a1" style:font-name="Menlo" fo:font-size="9pt" fo:letter-spacing="normal" fo:font-style="normal" fo:font-weight="normal" officeooo:rsid="0057c33d" officeooo:paragraph-rsid="0057c33d"/>
    </style:style>
    <style:style style:name="P228"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229"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17d09a"/>
    </style:style>
    <style:style style:name="P230" style:family="paragraph" style:parent-style-name="Preformatted_20_Text">
      <loext:graphic-properties draw:fill="solid" draw:fill-color="#f2f2f2" draw:opacity="100%"/>
      <style:paragraph-properties fo:margin-top="0in" fo:margin-bottom="0in" loext:contextual-spacing="false" fo:line-height="118%" fo:orphans="2" fo:widows="2" fo:background-color="#f2f2f2" fo:padding="0in" fo:border="none"/>
      <style:text-properties fo:font-variant="normal" fo:text-transform="none" fo:color="#292929" fo:letter-spacing="normal" officeooo:paragraph-rsid="0017d09a"/>
    </style:style>
    <style:style style:name="P231" style:family="paragraph" style:parent-style-name="Preformatted_20_Text">
      <loext:graphic-properties draw:fill="solid" draw:fill-color="#f2f2f2" draw:opacity="100%"/>
      <style:paragraph-properties fo:margin-top="0in" fo:margin-bottom="0in" loext:contextual-spacing="false" fo:line-height="118%" fo:orphans="2" fo:widows="2" fo:background-color="#f2f2f2" fo:padding="0in" fo:border="none"/>
      <style:text-properties fo:font-variant="normal" fo:text-transform="none" fo:color="#292929" style:font-name="Menlo1" fo:font-size="12pt" fo:letter-spacing="normal" fo:font-style="normal" fo:font-weight="normal" officeooo:paragraph-rsid="0017d09a"/>
    </style:style>
    <style:style style:name="P232" style:family="paragraph" style:parent-style-name="Preformatted_20_Text">
      <loext:graphic-properties draw:fill="solid" draw:fill-color="#f2f2f2" draw:opacity="100%"/>
      <style:paragraph-properties fo:margin-top="0in" fo:margin-bottom="0in" loext:contextual-spacing="false" fo:line-height="118%" fo:orphans="2" fo:widows="2" fo:background-color="#f2f2f2" fo:padding="0in" fo:border="none"/>
      <style:text-properties fo:font-variant="normal" fo:text-transform="none" fo:letter-spacing="normal" officeooo:paragraph-rsid="0017d09a"/>
    </style:style>
    <style:style style:name="P233" style:family="paragraph" style:parent-style-name="Preformatted_20_Text">
      <loext:graphic-properties draw:fill="solid" draw:fill-color="#f6f6f6" draw:opacity="100%"/>
      <style:paragraph-properties fo:margin-top="0in" fo:margin-bottom="0in" loext:contextual-spacing="false" fo:text-align="start" style:justify-single-word="false" fo:orphans="2" fo:widows="2" fo:background-color="#f6f6f6" fo:padding="0in" fo:border="none"/>
      <style:text-properties officeooo:paragraph-rsid="00c97cdc"/>
    </style:style>
    <style:style style:name="P234" style:family="paragraph" style:parent-style-name="Preformatted_20_Text">
      <style:paragraph-properties fo:margin-top="0in" fo:margin-bottom="0in" loext:contextual-spacing="false" fo:text-align="start" style:justify-single-word="false"/>
      <style:text-properties officeooo:paragraph-rsid="0017d09a"/>
    </style:style>
    <style:style style:name="P235" style:family="paragraph" style:parent-style-name="Preformatted_20_Text">
      <style:paragraph-properties fo:margin-top="0in" fo:margin-bottom="0in" loext:contextual-spacing="false" fo:text-align="start" style:justify-single-word="false"/>
      <style:text-properties officeooo:paragraph-rsid="004d1621"/>
    </style:style>
    <style:style style:name="P236" style:family="paragraph" style:parent-style-name="Preformatted_20_Text">
      <style:paragraph-properties fo:margin-top="0in" fo:margin-bottom="0in" loext:contextual-spacing="false" fo:text-align="start" style:justify-single-word="false"/>
      <style:text-properties fo:font-variant="normal" fo:text-transform="none" fo:color="#292929" style:font-name="Menlo1" fo:font-size="12pt" fo:letter-spacing="normal" fo:font-style="normal" fo:font-weight="normal" officeooo:rsid="018285ee" officeooo:paragraph-rsid="0017d09a" style:font-size-asian="11pt" style:font-size-complex="11pt"/>
    </style:style>
    <style:style style:name="P237" style:family="paragraph" style:parent-style-name="Preformatted_20_Text">
      <style:paragraph-properties fo:margin-top="0in" fo:margin-bottom="0in" loext:contextual-spacing="false" fo:text-align="start" style:justify-single-word="false"/>
      <style:text-properties fo:font-variant="normal" fo:text-transform="none" fo:color="#242729" style:font-name="Arial" fo:font-size="11pt" fo:letter-spacing="normal" fo:font-style="normal" fo:font-weight="normal" officeooo:rsid="018285ee" officeooo:paragraph-rsid="0017d09a" style:font-size-asian="11pt" style:font-size-complex="11pt"/>
    </style:style>
    <style:style style:name="P238" style:family="paragraph" style:parent-style-name="Preformatted_20_Text">
      <style:paragraph-properties fo:margin-top="0in" fo:margin-bottom="0in" loext:contextual-spacing="false" fo:text-align="center" style:justify-single-word="false"/>
      <style:text-properties fo:font-size="22pt" fo:font-weight="bold" officeooo:rsid="01a366ab" officeooo:paragraph-rsid="0017d09a" fo:background-color="#ffff00" style:font-size-asian="22pt" style:font-weight-asian="bold" style:font-size-complex="22pt" style:font-weight-complex="bold"/>
    </style:style>
    <style:style style:name="P239" style:family="paragraph" style:parent-style-name="Preformatted_20_Text">
      <style:paragraph-properties fo:margin-top="0in" fo:margin-bottom="0in" loext:contextual-spacing="false" fo:text-align="start" style:justify-single-word="false"/>
      <style:text-properties style:font-name="urw-din" fo:font-size="11pt" style:font-size-asian="11pt" style:font-size-complex="11pt"/>
    </style:style>
    <style:style style:name="P240" style:family="paragraph" style:parent-style-name="Preformatted_20_Text">
      <style:paragraph-properties fo:margin-top="0in" fo:margin-bottom="0in" loext:contextual-spacing="false"/>
      <style:text-properties officeooo:paragraph-rsid="01b94579"/>
    </style:style>
    <style:style style:name="P241" style:family="paragraph" style:parent-style-name="Standard">
      <style:paragraph-properties fo:margin-top="0in" fo:margin-bottom="0in" loext:contextual-spacing="false" fo:text-align="start" style:justify-single-word="false"/>
      <style:text-properties fo:font-variant="normal" fo:text-transform="none" fo:color="#666666" style:font-name="Roboto Slab" fo:font-size="13.5pt" fo:letter-spacing="normal" fo:font-style="normal" fo:font-weight="normal" officeooo:rsid="018285ee" officeooo:paragraph-rsid="0017d09a" style:font-size-asian="11pt" style:font-size-complex="11pt"/>
    </style:style>
    <style:style style:name="P242" style:family="paragraph" style:parent-style-name="Table_20_Contents">
      <style:paragraph-properties fo:margin-top="0in" fo:margin-bottom="0in" loext:contextual-spacing="false" fo:text-align="start" style:justify-single-word="false"/>
      <style:text-properties fo:font-size="11pt" officeooo:paragraph-rsid="0017d09a" style:font-size-asian="11pt" style:font-size-complex="11pt"/>
    </style:style>
    <style:style style:name="P243" style:family="paragraph" style:parent-style-name="Table_20_Contents">
      <style:paragraph-properties fo:margin-top="0in" fo:margin-bottom="0in" loext:contextual-spacing="false" fo:text-align="start" style:justify-single-word="false"/>
      <style:text-properties fo:font-variant="normal" fo:text-transform="none" fo:color="#242729" style:font-name="Arial" fo:font-size="11pt" fo:letter-spacing="normal" fo:font-style="normal" fo:font-weight="normal" officeooo:rsid="018285ee" officeooo:paragraph-rsid="0017d09a" style:font-size-asian="11pt" style:font-size-complex="11pt"/>
    </style:style>
    <style:style style:name="P244" style:family="paragraph" style:parent-style-name="Table_20_Contents">
      <style:paragraph-properties fo:margin-top="0in" fo:margin-bottom="0in" loext:contextual-spacing="false" fo:text-align="start" style:justify-single-word="false"/>
      <style:text-properties fo:font-variant="normal" fo:text-transform="none" fo:color="#242729" style:font-name="Arial" fo:font-size="11pt" fo:letter-spacing="normal" fo:font-style="normal" fo:font-weight="normal" officeooo:rsid="018285ee" officeooo:paragraph-rsid="001906c0" style:font-size-asian="11pt" style:font-size-complex="11pt"/>
    </style:style>
    <style:style style:name="P245" style:family="paragraph" style:parent-style-name="Table_20_Contents">
      <style:paragraph-properties fo:margin-top="0in" fo:margin-bottom="0in" loext:contextual-spacing="false" fo:text-align="start" style:justify-single-word="false"/>
      <style:text-properties fo:font-variant="normal" fo:text-transform="none" fo:color="#242729" style:font-name="Arial" fo:font-size="11pt" fo:letter-spacing="normal" fo:font-style="normal" fo:font-weight="normal" officeooo:rsid="018285ee" officeooo:paragraph-rsid="0019dc36" style:font-size-asian="11pt" style:font-size-complex="11pt"/>
    </style:style>
    <style:style style:name="P246" style:family="paragraph" style:parent-style-name="Table_20_Contents">
      <style:paragraph-properties fo:margin-top="0in" fo:margin-bottom="0in" loext:contextual-spacing="false" fo:text-align="start" style:justify-single-word="false"/>
      <style:text-properties fo:font-variant="normal" fo:text-transform="none" fo:color="#242729" style:font-name="Arial" fo:font-size="11pt" fo:letter-spacing="normal" fo:font-style="normal" fo:font-weight="normal" officeooo:rsid="018285ee" officeooo:paragraph-rsid="006e15c8" style:font-size-asian="11pt" style:font-size-complex="11pt"/>
    </style:style>
    <style:style style:name="P247" style:family="paragraph" style:parent-style-name="Table_20_Contents">
      <style:paragraph-properties fo:margin-top="0in" fo:margin-bottom="0in" loext:contextual-spacing="false" fo:text-align="center" style:justify-single-word="false"/>
      <style:text-properties fo:font-variant="normal" fo:text-transform="none" fo:color="#242729" style:font-name="Arial" fo:font-size="11pt" fo:letter-spacing="normal" fo:font-style="normal" fo:font-weight="normal" officeooo:rsid="018285ee" officeooo:paragraph-rsid="0017d09a" style:font-size-asian="11pt" style:font-size-complex="11pt"/>
    </style:style>
    <style:style style:name="P248" style:family="paragraph" style:parent-style-name="Table_20_Contents">
      <style:paragraph-properties fo:margin-top="0in" fo:margin-bottom="0in" loext:contextual-spacing="false" fo:text-align="start" style:justify-single-word="false"/>
      <style:text-properties fo:font-variant="normal" fo:text-transform="none" fo:color="#242729" style:font-name="Arial" fo:font-size="11pt" fo:letter-spacing="normal" fo:font-style="normal" fo:font-weight="normal" officeooo:rsid="018285ee" officeooo:paragraph-rsid="0019dc36" style:font-name-asian="Noto Sans Mono CJK SC" style:font-size-asian="11pt" style:font-name-complex="Liberation Mono" style:font-size-complex="11pt"/>
    </style:style>
    <style:style style:name="P249" style:family="paragraph" style:parent-style-name="Table_20_Contents">
      <style:paragraph-properties fo:margin-top="0in" fo:margin-bottom="0in" loext:contextual-spacing="false" fo:text-align="start" style:justify-single-word="false"/>
      <style:text-properties fo:font-variant="normal" fo:text-transform="none" fo:color="#333333" style:font-name="Roboto Slab" fo:font-size="10pt" fo:letter-spacing="normal" fo:font-style="normal" fo:font-weight="normal" officeooo:rsid="018285ee" officeooo:paragraph-rsid="0017d09a" style:font-size-asian="10pt" style:font-size-complex="10pt"/>
    </style:style>
    <style:style style:name="P250" style:family="paragraph" style:parent-style-name="Table_20_Contents">
      <style:paragraph-properties fo:margin-top="0in" fo:margin-bottom="0in" loext:contextual-spacing="false" fo:text-align="start" style:justify-single-word="false"/>
      <style:text-properties fo:font-variant="normal" fo:text-transform="none" fo:color="#333333" style:font-name="Roboto Slab" fo:font-size="13.5pt" fo:letter-spacing="normal" fo:font-style="normal" fo:font-weight="normal" officeooo:rsid="018285ee" officeooo:paragraph-rsid="0017d09a" style:font-size-asian="11pt" style:font-size-complex="11pt"/>
    </style:style>
    <style:style style:name="P251" style:family="paragraph" style:parent-style-name="Table_20_Contents">
      <style:paragraph-properties fo:margin-top="0in" fo:margin-bottom="0in" loext:contextual-spacing="false" fo:text-align="start" style:justify-single-word="false"/>
      <style:text-properties fo:font-variant="normal" fo:text-transform="none" fo:color="#666666" style:font-name="Roboto Slab" fo:font-size="10pt" fo:letter-spacing="normal" fo:font-style="normal" fo:font-weight="normal" officeooo:rsid="018285ee" officeooo:paragraph-rsid="0017d09a" style:font-size-asian="10pt" style:font-size-complex="10pt"/>
    </style:style>
    <style:style style:name="P252" style:family="paragraph" style:parent-style-name="Table_20_Contents">
      <style:paragraph-properties fo:margin-top="0in" fo:margin-bottom="0in" loext:contextual-spacing="false" fo:text-align="start" style:justify-single-word="false"/>
      <style:text-properties style:font-name="urw-din" fo:font-size="11pt" style:font-size-asian="11pt" style:font-size-complex="11pt"/>
    </style:style>
    <style:style style:name="P253"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3pt" fo:letter-spacing="normal" fo:font-style="normal" fo:font-weight="bold" officeooo:rsid="017fe77e" officeooo:paragraph-rsid="00100455" fo:background-color="transparent" style:font-size-asian="13pt" style:font-weight-asian="bold" style:font-size-complex="13pt" style:font-weight-complex="bold"/>
    </style:style>
    <style:style style:name="P254" style:family="paragraph" style:parent-style-name="Text_20_body">
      <style:paragraph-properties fo:margin-top="0in" fo:margin-bottom="0in" loext:contextual-spacing="false" fo:text-align="start" style:justify-single-word="false"/>
      <style:text-properties fo:font-variant="normal" fo:text-transform="none" fo:color="#292929" style:font-name="charter" fo:font-size="15.75pt" fo:letter-spacing="normal" fo:font-style="normal" fo:font-weight="normal" officeooo:paragraph-rsid="0017d09a"/>
    </style:style>
    <style:style style:name="P255" style:family="paragraph" style:parent-style-name="Text_20_body">
      <style:paragraph-properties fo:margin-top="0in" fo:margin-bottom="0in" loext:contextual-spacing="false" fo:text-align="start" style:justify-single-word="false"/>
      <style:text-properties fo:font-variant="normal" fo:text-transform="none" fo:color="#292929" style:font-name="Menlo1" fo:font-size="12pt" fo:letter-spacing="normal" fo:font-style="normal" fo:font-weight="normal" officeooo:rsid="018285ee" officeooo:paragraph-rsid="0017d09a" fo:background-color="#afd095" style:font-size-asian="11pt" style:font-size-complex="11pt"/>
    </style:style>
    <style:style style:name="P256" style:family="paragraph" style:parent-style-name="Text_20_body">
      <style:paragraph-properties fo:margin-top="0in" fo:margin-bottom="0in" loext:contextual-spacing="false" fo:text-align="start" style:justify-single-word="false"/>
      <style:text-properties officeooo:paragraph-rsid="00100455"/>
    </style:style>
    <style:style style:name="P257" style:family="paragraph" style:parent-style-name="Text_20_body">
      <style:paragraph-properties fo:margin-top="0in" fo:margin-bottom="0in" loext:contextual-spacing="false" fo:text-align="start" style:justify-single-word="false"/>
      <style:text-properties officeooo:paragraph-rsid="022e09f6"/>
    </style:style>
    <style:style style:name="P258" style:family="paragraph" style:parent-style-name="Text_20_body">
      <style:paragraph-properties fo:margin-top="0in" fo:margin-bottom="0in" loext:contextual-spacing="false" fo:text-align="start" style:justify-single-word="false"/>
      <style:text-properties officeooo:paragraph-rsid="021e3c7b"/>
    </style:style>
    <style:style style:name="P259" style:family="paragraph" style:parent-style-name="Text_20_body">
      <style:paragraph-properties fo:margin-top="0in" fo:margin-bottom="0in" loext:contextual-spacing="false" fo:text-align="start" style:justify-single-word="false"/>
      <style:text-properties officeooo:paragraph-rsid="02331636"/>
    </style:style>
    <style:style style:name="P260" style:family="paragraph" style:parent-style-name="Text_20_body">
      <style:paragraph-properties fo:margin-top="0in" fo:margin-bottom="0in" loext:contextual-spacing="false" fo:text-align="start" style:justify-single-word="false"/>
      <style:text-properties officeooo:paragraph-rsid="02332503"/>
    </style:style>
    <style:style style:name="P261" style:family="paragraph" style:parent-style-name="Text_20_body">
      <style:paragraph-properties fo:margin-top="0in" fo:margin-bottom="0in" loext:contextual-spacing="false" fo:text-align="start" style:justify-single-word="false"/>
      <style:text-properties officeooo:paragraph-rsid="023770f7"/>
    </style:style>
    <style:style style:name="P262" style:family="paragraph" style:parent-style-name="Text_20_body">
      <style:paragraph-properties fo:margin-top="0in" fo:margin-bottom="0in" loext:contextual-spacing="false" fo:text-align="start" style:justify-single-word="false"/>
      <style:text-properties officeooo:paragraph-rsid="023a7358"/>
    </style:style>
    <style:style style:name="P263" style:family="paragraph" style:parent-style-name="Text_20_body">
      <style:paragraph-properties fo:margin-top="0in" fo:margin-bottom="0in" loext:contextual-spacing="false" fo:text-align="start" style:justify-single-word="false"/>
      <style:text-properties officeooo:paragraph-rsid="023b206e"/>
    </style:style>
    <style:style style:name="P264" style:family="paragraph" style:parent-style-name="Text_20_body">
      <style:paragraph-properties fo:margin-top="0in" fo:margin-bottom="0in" loext:contextual-spacing="false" fo:text-align="start" style:justify-single-word="false"/>
      <style:text-properties officeooo:paragraph-rsid="02411e24"/>
    </style:style>
    <style:style style:name="P265" style:family="paragraph" style:parent-style-name="Text_20_body">
      <style:paragraph-properties fo:margin-top="0in" fo:margin-bottom="0in" loext:contextual-spacing="false" fo:text-align="start" style:justify-single-word="false"/>
      <style:text-properties officeooo:paragraph-rsid="024433f1"/>
    </style:style>
    <style:style style:name="P266" style:family="paragraph" style:parent-style-name="Text_20_body">
      <style:paragraph-properties fo:margin-top="0in" fo:margin-bottom="0in" loext:contextual-spacing="false" fo:text-align="start" style:justify-single-word="false"/>
      <style:text-properties fo:font-size="11pt" officeooo:rsid="018285ee" officeooo:paragraph-rsid="00142049" style:font-size-asian="11pt" style:font-size-complex="11pt"/>
    </style:style>
    <style:style style:name="P267" style:family="paragraph" style:parent-style-name="Text_20_body">
      <style:paragraph-properties fo:margin-top="0in" fo:margin-bottom="0in" loext:contextual-spacing="false"/>
      <style:text-properties officeooo:paragraph-rsid="01b94579"/>
    </style:style>
    <style:style style:name="P268" style:family="paragraph" style:parent-style-name="Text_20_body">
      <style:paragraph-properties fo:margin-top="0in" fo:margin-bottom="0in" loext:contextual-spacing="false"/>
      <style:text-properties officeooo:paragraph-rsid="01bd1eff"/>
    </style:style>
    <style:style style:name="P269" style:family="paragraph" style:parent-style-name="Preformatted_20_Text">
      <loext:graphic-properties draw:fill="solid" draw:fill-color="#f5f5f5" draw:opacity="100%"/>
      <style:paragraph-properties fo:margin-top="0in" fo:margin-bottom="0in" loext:contextual-spacing="false" style:line-height-at-least="0.2083in" fo:orphans="2" fo:widows="2" fo:background-color="#f5f5f5" fo:padding="0.198in" fo:border="0.06pt solid #e3e3e3"/>
    </style:style>
    <style:style style:name="P270" style:family="paragraph" style:parent-style-name="Preformatted_20_Text">
      <loext:graphic-properties draw:fill="solid" draw:fill-color="#f5f5f5" draw:opacity="100%"/>
      <style:paragraph-properties fo:margin-top="0in" fo:margin-bottom="0in" loext:contextual-spacing="false" style:line-height-at-least="0.2083in" fo:orphans="2" fo:widows="2" fo:background-color="#f5f5f5" fo:padding="0.198in" fo:border="0.06pt solid #e3e3e3"/>
      <style:text-properties officeooo:paragraph-rsid="0047bfae"/>
    </style:style>
    <style:style style:name="P271"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333333" fo:letter-spacing="normal"/>
    </style:style>
    <style:style style:name="P272"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333333" fo:letter-spacing="normal" officeooo:paragraph-rsid="005bbf47"/>
    </style:style>
    <style:style style:name="P273"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333333" fo:font-size="8pt" fo:letter-spacing="normal" style:font-size-asian="8pt" style:font-size-complex="8pt"/>
    </style:style>
    <style:style style:name="P274"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333333" fo:font-size="8pt" fo:letter-spacing="normal" officeooo:paragraph-rsid="005bbf47" style:font-size-asian="8pt" style:font-size-complex="8pt"/>
    </style:style>
    <style:style style:name="P275"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333333" fo:font-size="8pt" fo:letter-spacing="normal" fo:background-color="#ffff00" style:font-size-asian="8pt" style:font-size-complex="8pt"/>
    </style:style>
    <style:style style:name="P276"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333333" fo:font-size="8pt" fo:letter-spacing="normal" officeooo:paragraph-rsid="005bbf47" fo:background-color="#ffff00" style:font-size-asian="8pt" style:font-size-complex="8pt"/>
    </style:style>
    <style:style style:name="P277"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333333" fo:font-size="8pt" fo:letter-spacing="normal" officeooo:paragraph-rsid="005bbf47" fo:background-color="transparent" style:font-size-asian="8pt" style:font-size-complex="8pt"/>
    </style:style>
    <style:style style:name="P278"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fo:font-variant="normal" fo:text-transform="none" fo:color="#93a1a1" style:font-name="Menlo" fo:font-size="8pt" fo:letter-spacing="normal" fo:font-style="normal" fo:font-weight="normal" style:font-size-asian="8pt" style:font-size-complex="8pt"/>
    </style:style>
    <style:style style:name="P279"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style>
    <style:style style:name="P280" style:family="paragraph" style:parent-style-name="Preformatted_20_Text">
      <loext:graphic-properties draw:fill="solid" draw:fill-color="#f7f7f9" draw:opacity="100%"/>
      <style:paragraph-properties fo:margin-top="0in" fo:margin-bottom="0in" loext:contextual-spacing="false" fo:line-height="142%" fo:orphans="2" fo:widows="2" fo:background-color="#f7f7f9" fo:padding-left="0.0835in" fo:padding-right="0in" fo:padding-top="0.0835in" fo:padding-bottom="0.0835in" fo:border-left="0.06pt solid #e1e1e8" fo:border-right="none" fo:border-top="0.06pt solid #e1e1e8" fo:border-bottom="0.06pt solid #e1e1e8"/>
      <style:text-properties officeooo:paragraph-rsid="005bbf47"/>
    </style:style>
    <style:style style:name="P281" style:family="paragraph" style:parent-style-name="Heading_20_4">
      <style:paragraph-properties fo:margin-top="0in" fo:margin-bottom="0in" loext:contextual-spacing="false"/>
    </style:style>
    <style:style style:name="P282" style:family="paragraph" style:parent-style-name="Heading_20_4">
      <style:paragraph-properties fo:margin-top="0in" fo:margin-bottom="0in" loext:contextual-spacing="false"/>
      <style:text-properties officeooo:paragraph-rsid="01b94579"/>
    </style:style>
    <style:style style:name="P283" style:family="paragraph" style:parent-style-name="Heading_20_4">
      <style:paragraph-properties fo:margin-top="0in" fo:margin-bottom="0in" loext:contextual-spacing="false"/>
      <style:text-properties officeooo:paragraph-rsid="01c294c4"/>
    </style:style>
    <style:style style:name="P284" style:family="paragraph" style:parent-style-name="Preformatted_20_Text">
      <style:paragraph-properties fo:margin-top="0in" fo:margin-bottom="0.1965in" loext:contextual-spacing="false"/>
      <style:text-properties officeooo:paragraph-rsid="001f0818"/>
    </style:style>
    <style:style style:name="P285" style:family="paragraph" style:parent-style-name="Standard">
      <style:paragraph-properties fo:text-align="center" style:justify-single-word="false"/>
      <style:text-properties fo:font-size="36pt" fo:font-weight="bold" officeooo:rsid="000ecc66" officeooo:paragraph-rsid="000ecc66" fo:background-color="#ffff00" style:font-size-asian="36pt" style:font-weight-asian="bold" style:font-size-complex="36pt" style:font-weight-complex="bold"/>
    </style:style>
    <style:style style:name="P286" style:family="paragraph" style:parent-style-name="Standard">
      <style:paragraph-properties fo:text-align="center" style:justify-single-word="false"/>
      <style:text-properties fo:font-size="48pt" fo:font-weight="bold" officeooo:rsid="000ecc66" officeooo:paragraph-rsid="000ecc66" fo:background-color="#ffff00" style:font-size-asian="48pt" style:font-weight-asian="bold" style:font-size-complex="48pt" style:font-weight-complex="bold"/>
    </style:style>
    <style:style style:name="P287" style:family="paragraph" style:parent-style-name="Standard">
      <style:paragraph-properties fo:text-align="start" style:justify-single-word="false"/>
      <style:text-properties style:font-name="Arial" fo:font-size="11pt" officeooo:paragraph-rsid="0017d09a" style:font-size-asian="11pt" style:font-size-complex="11pt"/>
    </style:style>
    <style:style style:name="P288" style:family="paragraph" style:parent-style-name="Standard">
      <style:paragraph-properties fo:text-align="center" style:justify-single-word="false"/>
      <style:text-properties fo:font-size="24pt" fo:font-weight="bold" officeooo:rsid="00225a03" officeooo:paragraph-rsid="00c97cdc" fo:background-color="#ffff00" style:font-size-asian="24pt" style:font-weight-asian="bold" style:font-size-complex="24pt" style:font-weight-complex="bold"/>
    </style:style>
    <style:style style:name="P289" style:family="paragraph" style:parent-style-name="Standard">
      <style:paragraph-properties fo:text-align="start" style:justify-single-word="false"/>
      <style:text-properties fo:font-variant="normal" fo:text-transform="none" fo:color="#000000" style:font-name="system-ui" fo:font-size="12pt" fo:letter-spacing="normal" fo:font-style="normal" fo:font-weight="normal" officeooo:rsid="00225a03" officeooo:paragraph-rsid="00c97cdc" fo:background-color="transparent" style:font-size-asian="9.60000038146973pt" style:font-weight-asian="bold" style:font-size-complex="11pt" style:font-weight-complex="bold"/>
    </style:style>
    <style:style style:name="P290" style:family="paragraph" style:parent-style-name="Standard">
      <style:paragraph-properties fo:text-align="start" style:justify-single-word="false"/>
      <style:text-properties fo:font-variant="normal" fo:text-transform="none" fo:color="#000000" style:font-name="system-ui" fo:font-size="12pt" fo:letter-spacing="normal" fo:font-style="normal" fo:font-weight="normal" officeooo:rsid="002bc8c9" officeooo:paragraph-rsid="00c97cdc" fo:background-color="transparent" style:font-size-asian="9.60000038146973pt" style:font-weight-asian="bold" style:font-size-complex="11pt" style:font-weight-complex="bold"/>
    </style:style>
    <style:style style:name="P291" style:family="paragraph" style:parent-style-name="Standard">
      <style:paragraph-properties fo:text-align="start" style:justify-single-word="false"/>
      <style:text-properties fo:font-variant="normal" fo:text-transform="none" fo:color="#000000" style:font-name="system-ui" fo:font-size="12pt" fo:letter-spacing="normal" fo:font-style="normal" fo:font-weight="normal" officeooo:rsid="002f0d91" officeooo:paragraph-rsid="00c97cdc" fo:background-color="transparent" style:font-size-asian="9.60000038146973pt" style:font-weight-asian="bold" style:font-size-complex="11pt" style:font-weight-complex="bold"/>
    </style:style>
    <style:style style:name="P292" style:family="paragraph" style:parent-style-name="Standard">
      <style:paragraph-properties fo:text-align="start" style:justify-single-word="false"/>
      <style:text-properties fo:font-variant="normal" fo:text-transform="none" fo:color="#000000" style:font-name="system-ui" fo:font-size="12pt" fo:letter-spacing="normal" fo:font-style="normal" fo:font-weight="normal" officeooo:rsid="002f4be3" officeooo:paragraph-rsid="00c97cdc" fo:background-color="transparent" style:font-size-asian="9.60000038146973pt" style:font-weight-asian="bold" style:font-size-complex="11pt" style:font-weight-complex="bold"/>
    </style:style>
    <style:style style:name="P293" style:family="paragraph" style:parent-style-name="Standard">
      <style:paragraph-properties fo:text-align="start" style:justify-single-word="false"/>
      <style:text-properties fo:font-variant="normal" fo:text-transform="none" fo:color="#000000" style:font-name="system-ui" fo:font-size="12pt" fo:letter-spacing="normal" fo:font-style="normal" fo:font-weight="normal" officeooo:rsid="002bc8c9" officeooo:paragraph-rsid="00c97cdc" fo:background-color="#81d41a" style:font-size-asian="9.60000038146973pt" style:font-weight-asian="bold" style:font-size-complex="11pt" style:font-weight-complex="bold"/>
    </style:style>
    <style:style style:name="P294" style:family="paragraph" style:parent-style-name="Standard">
      <style:paragraph-properties fo:text-align="start" style:justify-single-word="false"/>
      <style:text-properties fo:font-variant="normal" fo:text-transform="none" fo:color="#000000" style:font-name="system-ui" fo:font-size="13pt" fo:letter-spacing="normal" fo:font-style="normal" fo:font-weight="bold" officeooo:rsid="002bc8c9" officeooo:paragraph-rsid="00c97cdc" fo:background-color="transparent" style:font-size-asian="13pt" style:font-weight-asian="bold" style:font-size-complex="13pt" style:font-weight-complex="bold"/>
    </style:style>
    <style:style style:name="P295" style:family="paragraph" style:parent-style-name="Standard">
      <style:paragraph-properties fo:text-align="start" style:justify-single-word="false"/>
      <style:text-properties fo:font-variant="normal" fo:text-transform="none" fo:color="#000000" style:font-name="system-ui" fo:font-size="14pt" fo:letter-spacing="normal" fo:font-style="normal" fo:font-weight="bold" officeooo:rsid="002d44e6" officeooo:paragraph-rsid="00c97cdc" fo:background-color="transparent" style:font-size-asian="14pt" style:font-weight-asian="bold" style:font-size-complex="14pt" style:font-weight-complex="bold"/>
    </style:style>
    <style:style style:name="P296" style:family="paragraph" style:parent-style-name="Standard">
      <style:paragraph-properties fo:text-align="start" style:justify-single-word="false"/>
      <style:text-properties fo:font-variant="normal" fo:text-transform="none" fo:color="#000000" style:font-name="system-ui" fo:font-size="14pt" fo:letter-spacing="normal" fo:font-style="normal" fo:font-weight="bold" officeooo:rsid="002bc8c9" officeooo:paragraph-rsid="00c97cdc" fo:background-color="transparent" style:font-size-asian="14pt" style:font-weight-asian="bold" style:font-size-complex="14pt" style:font-weight-complex="bold"/>
    </style:style>
    <style:style style:name="P297" style:family="paragraph" style:parent-style-name="Standard">
      <style:paragraph-properties fo:text-align="start" style:justify-single-word="false"/>
      <style:text-properties fo:font-variant="normal" fo:text-transform="none" fo:color="#000000" style:font-name="system-ui" fo:font-size="15pt" fo:letter-spacing="normal" fo:font-style="normal" fo:font-weight="bold" officeooo:rsid="002f4be3" officeooo:paragraph-rsid="00c97cdc" fo:background-color="transparent" style:font-size-asian="15pt" style:font-weight-asian="bold" style:font-size-complex="15pt" style:font-weight-complex="bold"/>
    </style:style>
    <style:style style:name="P298" style:family="paragraph" style:parent-style-name="Standard">
      <style:paragraph-properties fo:text-align="start" style:justify-single-word="false"/>
      <style:text-properties fo:font-variant="normal" fo:text-transform="none" fo:color="#000000" style:font-name="system-ui" fo:font-size="11pt" fo:letter-spacing="normal" fo:font-style="normal" fo:font-weight="normal" officeooo:rsid="002f4be3" officeooo:paragraph-rsid="00c97cdc" fo:background-color="transparent" style:font-size-asian="11pt" style:font-weight-asian="normal" style:font-size-complex="11pt" style:font-weight-complex="normal"/>
    </style:style>
    <style:style style:name="P299" style:family="paragraph" style:parent-style-name="Standard">
      <style:paragraph-properties fo:text-align="start" style:justify-single-word="false"/>
      <style:text-properties fo:font-variant="normal" fo:text-transform="none" fo:color="#000000" style:font-name="system-ui" fo:font-size="7pt" fo:letter-spacing="normal" fo:font-style="normal" fo:font-weight="normal" officeooo:rsid="002bc8c9" officeooo:paragraph-rsid="00d7aa3f" fo:background-color="transparent" style:font-size-asian="7pt" style:font-weight-asian="bold" style:font-size-complex="7pt" style:font-weight-complex="bold"/>
    </style:style>
    <style:style style:name="P300" style:family="paragraph" style:parent-style-name="Standard">
      <style:paragraph-properties fo:text-align="start" style:justify-single-word="false"/>
      <style:text-properties fo:font-variant="normal" fo:text-transform="none" fo:color="#000000" style:font-name="system-ui" fo:font-size="7pt" fo:letter-spacing="normal" fo:font-style="normal" fo:font-weight="normal" officeooo:rsid="002f4be3" officeooo:paragraph-rsid="00d7aa3f" fo:background-color="transparent" style:font-size-asian="7pt" style:font-weight-asian="bold" style:font-size-complex="7pt" style:font-weight-complex="bold"/>
    </style:style>
    <style:style style:name="P301" style:family="paragraph" style:parent-style-name="Standard">
      <style:paragraph-properties fo:text-align="start" style:justify-single-word="false"/>
      <style:text-properties fo:font-variant="normal" fo:text-transform="none" fo:color="#000000" style:font-name="system-ui" fo:font-size="7pt" fo:letter-spacing="normal" fo:font-style="normal" fo:font-weight="normal" officeooo:rsid="00dc1861" officeooo:paragraph-rsid="00dc1861" fo:background-color="transparent" style:font-size-asian="7pt" style:font-weight-asian="bold" style:font-size-complex="7pt" style:font-weight-complex="bold"/>
    </style:style>
    <style:style style:name="P302" style:family="paragraph" style:parent-style-name="Standard">
      <style:paragraph-properties fo:text-align="start" style:justify-single-word="false"/>
      <style:text-properties fo:font-size="11pt" fo:font-weight="bold" officeooo:rsid="00225a03" officeooo:paragraph-rsid="00c97cdc" fo:background-color="#ffff00" style:font-size-asian="9.60000038146973pt" style:font-weight-asian="bold" style:font-size-complex="11pt" style:font-weight-complex="bold"/>
    </style:style>
    <style:style style:name="P303" style:family="paragraph" style:parent-style-name="Standard">
      <style:text-properties officeooo:paragraph-rsid="00c97cdc"/>
    </style:style>
    <style:style style:name="P304" style:family="paragraph" style:parent-style-name="Standard">
      <style:text-properties officeooo:rsid="0120a94a" officeooo:paragraph-rsid="0120a94a"/>
    </style:style>
    <style:style style:name="P305" style:family="paragraph" style:parent-style-name="Standard">
      <style:text-properties officeooo:rsid="0120a94a" officeooo:paragraph-rsid="012173bd"/>
    </style:style>
    <style:style style:name="P306" style:family="paragraph" style:parent-style-name="Standard">
      <style:paragraph-properties fo:text-align="start" style:justify-single-word="false"/>
      <style:text-properties style:use-window-font-color="true" style:font-name="Droid Sans Mono" fo:font-size="9pt" fo:font-weight="normal" officeooo:rsid="02331636" officeooo:paragraph-rsid="02331636" fo:background-color="transparent"/>
    </style:style>
    <style:style style:name="P307" style:family="paragraph" style:parent-style-name="Standard">
      <style:paragraph-properties style:line-height-at-least="0.1874in"/>
      <style:text-properties style:use-window-font-color="true" style:font-name="Droid Sans Mono" fo:font-size="9pt" fo:font-weight="normal" fo:background-color="transparent"/>
    </style:style>
    <style:style style:name="P308" style:family="paragraph" style:parent-style-name="Standard">
      <style:paragraph-properties fo:text-align="start" style:justify-single-word="false"/>
      <style:text-properties fo:color="#55308d" style:font-name="Droid Sans Mono" fo:font-size="9pt" fo:font-weight="normal" officeooo:rsid="02332503" officeooo:paragraph-rsid="02332503" fo:background-color="transparent"/>
    </style:style>
    <style:style style:name="P309" style:family="paragraph" style:parent-style-name="Standard">
      <style:paragraph-properties style:line-height-at-least="0.1874in"/>
      <style:text-properties fo:color="#55308d" style:font-name="Droid Sans Mono" fo:font-size="9pt" fo:font-weight="normal" fo:background-color="transparent"/>
    </style:style>
    <style:style style:name="P310" style:family="paragraph" style:parent-style-name="Table_20_Contents">
      <style:paragraph-properties fo:text-align="start" style:justify-single-word="false"/>
      <style:text-properties fo:font-size="11pt" officeooo:paragraph-rsid="0017d09a" style:font-size-asian="11pt" style:font-size-complex="11pt"/>
    </style:style>
    <style:style style:name="P311" style:family="paragraph" style:parent-style-name="Table_20_Contents">
      <style:paragraph-properties fo:text-align="start" style:justify-single-word="false"/>
      <style:text-properties style:font-name="Liberation Mono" fo:font-size="10pt" officeooo:paragraph-rsid="0017d09a" style:font-name-asian="Noto Sans Mono CJK SC" style:font-size-asian="10pt" style:font-name-complex="Liberation Mono" style:font-size-complex="10pt"/>
    </style:style>
    <style:style style:name="P312" style:family="paragraph" style:parent-style-name="Table_20_Contents">
      <style:paragraph-properties fo:text-align="start" style:justify-single-word="false"/>
      <style:text-properties style:font-name="Liberation Mono" fo:font-size="10pt" officeooo:paragraph-rsid="016baef9" style:font-name-asian="Noto Sans Mono CJK SC" style:font-size-asian="10pt" style:font-name-complex="Liberation Mono" style:font-size-complex="10pt"/>
    </style:style>
    <style:style style:name="P313" style:family="paragraph" style:parent-style-name="Table_20_Contents">
      <style:paragraph-properties fo:text-align="start" style:justify-single-word="false"/>
      <style:text-properties style:font-name="Arial" fo:font-size="11pt" officeooo:paragraph-rsid="001f0818" style:font-name-asian="Noto Sans Mono CJK SC" style:font-size-asian="11pt" style:font-name-complex="Liberation Mono" style:font-size-complex="11pt"/>
    </style:style>
    <style:style style:name="P314" style:family="paragraph" style:parent-style-name="Table_20_Contents">
      <style:paragraph-properties fo:text-align="start" style:justify-single-word="false"/>
    </style:style>
    <style:style style:name="P315" style:family="paragraph" style:parent-style-name="Table_20_Contents">
      <style:paragraph-properties fo:text-align="start" style:justify-single-word="false"/>
      <style:text-properties officeooo:paragraph-rsid="008f8909"/>
    </style:style>
    <style:style style:name="P316" style:family="paragraph" style:parent-style-name="Table_20_Contents">
      <style:paragraph-properties fo:text-align="start" style:justify-single-word="false"/>
      <style:text-properties officeooo:paragraph-rsid="00a49e2b"/>
    </style:style>
    <style:style style:name="P317" style:family="paragraph" style:parent-style-name="Table_20_Contents">
      <style:paragraph-properties fo:text-align="start" style:justify-single-word="false"/>
      <style:text-properties officeooo:paragraph-rsid="00a65674"/>
    </style:style>
    <style:style style:name="P318" style:family="paragraph" style:parent-style-name="Table_20_Contents">
      <style:paragraph-properties fo:text-align="start" style:justify-single-word="false"/>
      <style:text-properties officeooo:paragraph-rsid="012173bd"/>
    </style:style>
    <style:style style:name="P319" style:family="paragraph" style:parent-style-name="Table_20_Contents">
      <style:paragraph-properties fo:text-align="start" style:justify-single-word="false"/>
      <style:text-properties officeooo:paragraph-rsid="01d3deb2"/>
    </style:style>
    <style:style style:name="P320" style:family="paragraph" style:parent-style-name="Table_20_Contents">
      <style:paragraph-properties fo:text-align="start" style:justify-single-word="false"/>
      <style:text-properties officeooo:paragraph-rsid="0202fb34"/>
    </style:style>
    <style:style style:name="P321" style:family="paragraph" style:parent-style-name="Table_20_Contents">
      <style:paragraph-properties fo:text-align="start" style:justify-single-word="false"/>
      <style:text-properties officeooo:paragraph-rsid="0201549d"/>
    </style:style>
    <style:style style:name="P322" style:family="paragraph" style:parent-style-name="Table_20_Contents">
      <style:paragraph-properties fo:text-align="start" style:justify-single-word="false"/>
      <style:text-properties officeooo:paragraph-rsid="021631f6"/>
    </style:style>
    <style:style style:name="P323" style:family="paragraph" style:parent-style-name="Table_20_Contents">
      <style:paragraph-properties fo:text-align="start" style:justify-single-word="false"/>
      <style:text-properties officeooo:paragraph-rsid="021e3c7b"/>
    </style:style>
    <style:style style:name="P324" style:family="paragraph" style:parent-style-name="Table_20_Contents">
      <style:paragraph-properties fo:text-align="start" style:justify-single-word="false"/>
      <style:text-properties officeooo:paragraph-rsid="02332503"/>
    </style:style>
    <style:style style:name="P325" style:family="paragraph" style:parent-style-name="Table_20_Contents">
      <style:paragraph-properties fo:text-align="start" style:justify-single-word="false"/>
      <style:text-properties officeooo:paragraph-rsid="023e1bc2"/>
    </style:style>
    <style:style style:name="P326" style:family="paragraph" style:parent-style-name="Table_20_Contents">
      <style:paragraph-properties fo:text-align="start" style:justify-single-word="false"/>
      <style:text-properties fo:font-size="10pt" style:font-size-asian="10pt" style:font-size-complex="10pt"/>
    </style:style>
    <style:style style:name="P327" style:family="paragraph" style:parent-style-name="Table_20_Contents">
      <style:paragraph-properties fo:text-align="start" style:justify-single-word="false"/>
      <style:text-properties fo:font-size="10pt" fo:background-color="#ffff00" style:font-size-asian="10pt" style:font-size-complex="10pt"/>
    </style:style>
    <style:style style:name="P328" style:family="paragraph" style:parent-style-name="Table_20_Contents">
      <style:paragraph-properties fo:text-align="start" style:justify-single-word="false"/>
      <style:text-properties officeooo:rsid="0057c33d" officeooo:paragraph-rsid="0057c33d"/>
    </style:style>
    <style:style style:name="P329" style:family="paragraph" style:parent-style-name="Table_20_Contents">
      <style:paragraph-properties fo:text-align="start" style:justify-single-word="false"/>
      <style:text-properties officeooo:rsid="0091158e" officeooo:paragraph-rsid="0091158e" fo:background-color="transparent"/>
    </style:style>
    <style:style style:name="P330" style:family="paragraph" style:parent-style-name="Table_20_Contents">
      <style:paragraph-properties fo:text-align="start" style:justify-single-word="false"/>
      <style:text-properties officeooo:paragraph-rsid="023a6dc1" fo:background-color="transparent"/>
    </style:style>
    <style:style style:name="P331" style:family="paragraph" style:parent-style-name="Table_20_Contents">
      <style:paragraph-properties fo:text-align="start" style:justify-single-word="false"/>
      <style:text-properties fo:font-size="12pt" officeooo:paragraph-rsid="008f8909" fo:background-color="#ffff00"/>
    </style:style>
    <style:style style:name="P332" style:family="paragraph" style:parent-style-name="Table_20_Contents">
      <style:paragraph-properties fo:text-align="start" style:justify-single-word="false"/>
      <style:text-properties fo:font-size="12pt" officeooo:paragraph-rsid="008f8909" fo:background-color="transparent"/>
    </style:style>
    <style:style style:name="P333" style:family="paragraph" style:parent-style-name="Table_20_Contents">
      <style:paragraph-properties fo:text-align="start" style:justify-single-word="false"/>
      <style:text-properties fo:font-size="12pt" officeooo:paragraph-rsid="008f8909"/>
    </style:style>
    <style:style style:name="P334" style:family="paragraph" style:parent-style-name="Table_20_Contents">
      <style:paragraph-properties fo:text-align="start" style:justify-single-word="false"/>
      <style:text-properties officeooo:paragraph-rsid="008f8909" fo:background-color="#ffff00"/>
    </style:style>
    <style:style style:name="P335" style:family="paragraph" style:parent-style-name="Table_20_Contents">
      <style:text-properties officeooo:rsid="019a7a3e" officeooo:paragraph-rsid="019a7a3e" fo:background-color="#ffff00"/>
    </style:style>
    <style:style style:name="P336" style:family="paragraph" style:parent-style-name="Table_20_Contents">
      <style:paragraph-properties fo:text-align="start" style:justify-single-word="false"/>
      <style:text-properties officeooo:rsid="023a7358" officeooo:paragraph-rsid="023a7358" fo:background-color="#ffff00"/>
    </style:style>
    <style:style style:name="P337" style:family="paragraph" style:parent-style-name="Table_20_Contents">
      <style:paragraph-properties fo:text-align="start" style:justify-single-word="false"/>
      <style:text-properties officeooo:rsid="023e1bc2" officeooo:paragraph-rsid="023e1bc2" fo:background-color="#ffff00"/>
    </style:style>
    <style:style style:name="P338" style:family="paragraph" style:parent-style-name="Table_20_Contents">
      <style:paragraph-properties fo:text-align="start" style:justify-single-word="false"/>
      <style:text-properties fo:font-size="7pt" style:font-size-asian="7pt" style:font-size-complex="7pt"/>
    </style:style>
    <style:style style:name="P339" style:family="paragraph" style:parent-style-name="Table_20_Contents">
      <style:paragraph-properties fo:text-align="start" style:justify-single-word="false"/>
      <style:text-properties fo:font-size="7pt" officeooo:paragraph-rsid="00dc1861" style:font-size-asian="7pt" style:font-size-complex="7pt"/>
    </style:style>
    <style:style style:name="P340" style:family="paragraph" style:parent-style-name="Table_20_Contents">
      <style:paragraph-properties fo:text-align="start" style:justify-single-word="false"/>
      <style:text-properties fo:font-size="7pt" officeooo:rsid="00d789e1" officeooo:paragraph-rsid="00d789e1" fo:background-color="#ffff00" style:font-size-asian="7pt" style:font-size-complex="7pt"/>
    </style:style>
    <style:style style:name="P341" style:family="paragraph" style:parent-style-name="Table_20_Contents">
      <style:paragraph-properties fo:text-align="start" style:justify-single-word="false"/>
      <style:text-properties fo:font-size="7pt" officeooo:rsid="00dc1861" officeooo:paragraph-rsid="00dc1861" fo:background-color="#ffff00" style:font-size-asian="7pt" style:font-size-complex="7pt"/>
    </style:style>
    <style:style style:name="P342" style:family="paragraph" style:parent-style-name="Table_20_Contents">
      <style:paragraph-properties fo:text-align="center" style:justify-single-word="false"/>
      <style:text-properties officeooo:rsid="0116fd06" officeooo:paragraph-rsid="0116fd06"/>
    </style:style>
    <style:style style:name="P343" style:family="paragraph" style:parent-style-name="Table_20_Contents">
      <style:paragraph-properties fo:text-align="start" style:justify-single-word="false"/>
      <style:text-properties officeooo:rsid="0120a94a" officeooo:paragraph-rsid="0120a94a"/>
    </style:style>
    <style:style style:name="P344" style:family="paragraph" style:parent-style-name="Table_20_Contents">
      <style:paragraph-properties fo:text-align="start" style:justify-single-word="false"/>
      <style:text-properties officeooo:rsid="0120a94a" officeooo:paragraph-rsid="012173bd"/>
    </style:style>
    <style:style style:name="P345" style:family="paragraph" style:parent-style-name="Table_20_Contents">
      <style:text-properties officeooo:rsid="0198bb0c" officeooo:paragraph-rsid="0198bb0c"/>
    </style:style>
    <style:style style:name="P346" style:family="paragraph" style:parent-style-name="Table_20_Contents">
      <style:text-properties officeooo:rsid="019a7a3e" officeooo:paragraph-rsid="019a7a3e"/>
    </style:style>
    <style:style style:name="P347" style:family="paragraph" style:parent-style-name="Table_20_Contents">
      <style:text-properties officeooo:paragraph-rsid="019d5a13"/>
    </style:style>
    <style:style style:name="P348" style:family="paragraph" style:parent-style-name="Table_20_Contents">
      <style:paragraph-properties fo:text-align="start" style:justify-single-word="false"/>
      <style:text-properties fo:font-size="9pt" style:font-size-asian="9pt" style:font-size-complex="9pt"/>
    </style:style>
    <style:style style:name="P349" style:family="paragraph" style:parent-style-name="Table_20_Contents">
      <style:paragraph-properties fo:text-align="start" style:justify-single-word="false"/>
      <style:text-properties officeooo:rsid="0201549d" officeooo:paragraph-rsid="0201549d"/>
    </style:style>
    <style:style style:name="P350" style:family="paragraph" style:parent-style-name="Table_20_Contents">
      <style:paragraph-properties fo:text-align="start" style:justify-single-word="false"/>
      <style:text-properties officeooo:rsid="020cd73d" officeooo:paragraph-rsid="020cd73d"/>
    </style:style>
    <style:style style:name="P351" style:family="paragraph" style:parent-style-name="Table_20_Contents">
      <style:paragraph-properties fo:text-align="start" style:justify-single-word="false"/>
      <style:text-properties officeooo:rsid="020cd73d" officeooo:paragraph-rsid="020ee029"/>
    </style:style>
    <style:style style:name="P352" style:family="paragraph" style:parent-style-name="Table_20_Contents">
      <style:paragraph-properties fo:text-align="start" style:justify-single-word="false"/>
      <style:text-properties officeooo:rsid="020ee029" officeooo:paragraph-rsid="020ee029"/>
    </style:style>
    <style:style style:name="P353" style:family="paragraph" style:parent-style-name="Table_20_Contents">
      <style:paragraph-properties fo:text-align="start" style:justify-single-word="false"/>
      <style:text-properties fo:color="#158466" officeooo:paragraph-rsid="022f2dba" fo:background-color="transparent"/>
    </style:style>
    <style:style style:name="P354" style:family="paragraph" style:parent-style-name="Table_20_Contents">
      <style:paragraph-properties fo:text-align="start" style:justify-single-word="false"/>
      <style:text-properties fo:color="#158466"/>
    </style:style>
    <style:style style:name="P355" style:family="paragraph" style:parent-style-name="Table_20_Contents">
      <style:paragraph-properties fo:text-align="start" style:justify-single-word="false"/>
      <style:text-properties fo:color="#158466" officeooo:paragraph-rsid="022f99d6"/>
    </style:style>
    <style:style style:name="P356" style:family="paragraph" style:parent-style-name="Table_20_Contents">
      <style:paragraph-properties fo:text-align="start" style:justify-single-word="false"/>
      <style:text-properties fo:color="#158466" officeooo:paragraph-rsid="0230399a"/>
    </style:style>
    <style:style style:name="P357" style:family="paragraph" style:parent-style-name="Table_20_Contents">
      <style:paragraph-properties fo:text-align="start" style:justify-single-word="false"/>
      <style:text-properties fo:color="#158466" officeooo:rsid="02331636" officeooo:paragraph-rsid="02331636" fo:background-color="#ffff6d"/>
    </style:style>
    <style:style style:name="P358" style:family="paragraph" style:parent-style-name="Table_20_Contents">
      <style:paragraph-properties fo:text-align="start" style:justify-single-word="false"/>
      <style:text-properties fo:color="#158466" officeooo:rsid="023770f7" officeooo:paragraph-rsid="023770f7"/>
    </style:style>
    <style:style style:name="P359" style:family="paragraph" style:parent-style-name="Table_20_Contents">
      <style:paragraph-properties fo:text-align="start" style:justify-single-word="false"/>
      <style:text-properties fo:color="#158466" officeooo:rsid="02383394" officeooo:paragraph-rsid="02383394"/>
    </style:style>
    <style:style style:name="P360" style:family="paragraph" style:parent-style-name="Table_20_Contents">
      <style:paragraph-properties fo:text-align="start" style:justify-single-word="false"/>
      <style:text-properties fo:color="#158466" officeooo:rsid="023a7358" officeooo:paragraph-rsid="023a7358"/>
    </style:style>
    <style:style style:name="P361" style:family="paragraph" style:parent-style-name="Table_20_Contents">
      <style:paragraph-properties fo:text-align="start" style:justify-single-word="false"/>
      <style:text-properties fo:color="#158466" officeooo:rsid="02411e24" officeooo:paragraph-rsid="02411e24"/>
    </style:style>
    <style:style style:name="P362" style:family="paragraph" style:parent-style-name="Table_20_Contents">
      <style:paragraph-properties fo:text-align="start" style:justify-single-word="false"/>
      <style:text-properties officeooo:rsid="02331636" officeooo:paragraph-rsid="02331636" fo:background-color="#ffff6d"/>
    </style:style>
    <style:style style:name="P363" style:family="paragraph" style:parent-style-name="Table_20_Contents">
      <style:paragraph-properties fo:text-align="start" style:justify-single-word="false"/>
      <style:text-properties style:use-window-font-color="true" officeooo:rsid="02331636" officeooo:paragraph-rsid="02331636" fo:background-color="transparent"/>
    </style:style>
    <style:style style:name="P364" style:family="paragraph" style:parent-style-name="Table_20_Contents">
      <style:paragraph-properties fo:text-align="start" style:justify-single-word="false"/>
      <style:text-properties officeooo:rsid="02332503" officeooo:paragraph-rsid="02332503" fo:background-color="#ffffa6"/>
    </style:style>
    <style:style style:name="P365" style:family="paragraph" style:parent-style-name="Table_20_Contents">
      <style:paragraph-properties fo:text-align="start" style:justify-single-word="false"/>
      <style:text-properties fo:color="#55308d" officeooo:rsid="02332503" officeooo:paragraph-rsid="02332503" fo:background-color="transparent"/>
    </style:style>
    <style:style style:name="P366" style:family="paragraph" style:parent-style-name="Table_20_Contents">
      <style:paragraph-properties fo:text-align="start" style:justify-single-word="false"/>
      <style:text-properties officeooo:rsid="023649e0" officeooo:paragraph-rsid="023649e0" fo:background-color="#e8a202"/>
    </style:style>
    <style:style style:name="P367" style:family="paragraph" style:parent-style-name="Table_20_Contents">
      <style:paragraph-properties fo:text-align="start" style:justify-single-word="false"/>
      <style:text-properties officeooo:rsid="023a7358" officeooo:paragraph-rsid="023a7358"/>
    </style:style>
    <style:style style:name="P368" style:family="paragraph" style:parent-style-name="Table_20_Contents">
      <style:paragraph-properties fo:text-align="start" style:justify-single-word="false"/>
      <style:text-properties officeooo:rsid="023a7358" officeooo:paragraph-rsid="023af235"/>
    </style:style>
    <style:style style:name="P369" style:family="paragraph" style:parent-style-name="Table_20_Contents">
      <style:paragraph-properties fo:text-align="start" style:justify-single-word="false"/>
      <style:text-properties officeooo:rsid="023e1bc2" officeooo:paragraph-rsid="023e1bc2"/>
    </style:style>
    <style:style style:name="P370" style:family="paragraph" style:parent-style-name="Table_20_Contents">
      <style:paragraph-properties fo:text-align="start" style:justify-single-word="false"/>
      <style:text-properties officeooo:rsid="02411e24" officeooo:paragraph-rsid="02411e24"/>
    </style:style>
    <style:style style:name="P371" style:family="paragraph" style:parent-style-name="Table_20_Contents">
      <style:paragraph-properties fo:text-align="start" style:justify-single-word="false"/>
      <style:text-properties officeooo:rsid="02421354" officeooo:paragraph-rsid="02421354"/>
    </style:style>
    <style:style style:name="P372" style:family="paragraph" style:parent-style-name="Text_20_body">
      <style:paragraph-properties fo:text-align="start" style:justify-single-word="false"/>
      <style:text-properties fo:font-variant="normal" fo:text-transform="none" fo:color="#242729" style:font-name="Arial" fo:font-size="11.25pt" fo:letter-spacing="normal" fo:font-style="normal" fo:font-weight="normal" officeooo:rsid="018285ee" officeooo:paragraph-rsid="0017d09a" style:font-size-asian="11pt" style:font-size-complex="11pt"/>
    </style:style>
    <style:style style:name="P373" style:family="paragraph" style:parent-style-name="Text_20_body">
      <style:paragraph-properties fo:text-align="start" style:justify-single-word="false"/>
      <style:text-properties fo:font-variant="normal" fo:text-transform="none" fo:color="#333333" style:font-name="Helvetica Neue" fo:font-size="10.5pt" fo:letter-spacing="normal" fo:font-style="normal" fo:font-weight="normal" officeooo:rsid="018285ee" officeooo:paragraph-rsid="00142049" style:font-size-asian="11pt" style:font-size-complex="11pt"/>
    </style:style>
    <style:style style:name="P374" style:family="paragraph" style:parent-style-name="Text_20_body">
      <style:text-properties fo:font-variant="normal" fo:text-transform="none" fo:color="#222222" style:font-name="HelveticaNeue" fo:font-size="11pt" fo:letter-spacing="normal" fo:font-style="normal" fo:font-weight="normal" officeooo:paragraph-rsid="01609e7f" style:font-size-asian="11pt" style:font-size-complex="11pt"/>
    </style:style>
    <style:style style:name="P375" style:family="paragraph" style:parent-style-name="Text_20_body">
      <style:text-properties fo:font-variant="normal" fo:text-transform="none" fo:color="#222222" style:font-name="HelveticaNeue" fo:font-size="11pt" fo:letter-spacing="normal" fo:font-style="normal" fo:font-weight="normal" officeooo:rsid="01605ce9" officeooo:paragraph-rsid="01609e7f" style:font-size-asian="11pt" style:font-size-complex="11pt"/>
    </style:style>
    <style:style style:name="P376" style:family="paragraph" style:parent-style-name="Text_20_body">
      <style:paragraph-properties fo:text-align="start" style:justify-single-word="false"/>
      <style:text-properties fo:font-size="11pt" officeooo:rsid="018285ee" officeooo:paragraph-rsid="00142049" style:font-size-asian="11pt" style:font-size-complex="11pt"/>
    </style:style>
    <style:style style:name="P377" style:family="paragraph" style:parent-style-name="Text_20_body">
      <style:paragraph-properties fo:text-align="start" style:justify-single-word="false"/>
      <style:text-properties fo:color="#3faf46" fo:font-size="11pt" officeooo:rsid="018285ee" officeooo:paragraph-rsid="00142049" style:font-size-asian="11pt" style:font-size-complex="11pt"/>
    </style:style>
    <style:style style:name="P378" style:family="paragraph" style:parent-style-name="Text_20_body">
      <style:paragraph-properties fo:text-align="start" style:justify-single-word="false"/>
      <style:text-properties fo:color="#3faf46" fo:font-size="11pt" officeooo:rsid="018285ee" officeooo:paragraph-rsid="0017d09a" style:font-size-asian="11pt" style:font-size-complex="11pt"/>
    </style:style>
    <style:style style:name="P379" style:family="paragraph" style:parent-style-name="Text_20_body">
      <style:paragraph-properties fo:text-align="start" style:justify-single-word="false"/>
      <style:text-properties fo:color="#ff3838" fo:font-size="11pt" fo:font-weight="bold" officeooo:rsid="018fca40" officeooo:paragraph-rsid="00142049" fo:background-color="#ffff00" style:font-size-asian="11pt" style:font-weight-asian="bold" style:font-size-complex="11pt" style:font-weight-complex="bold"/>
    </style:style>
    <style:style style:name="P380" style:family="paragraph" style:parent-style-name="Text_20_body">
      <style:paragraph-properties fo:text-align="start" style:justify-single-word="false"/>
      <style:text-properties fo:color="#000000" fo:font-size="11pt" fo:font-weight="bold" officeooo:rsid="018fca40" officeooo:paragraph-rsid="00142049" fo:background-color="#ff0000" style:font-size-asian="11pt" style:font-weight-asian="bold" style:font-size-complex="11pt" style:font-weight-complex="bold"/>
    </style:style>
    <style:style style:name="P381" style:family="paragraph" style:parent-style-name="Text_20_body">
      <style:paragraph-properties fo:text-align="start" style:justify-single-word="false"/>
      <style:text-properties fo:color="#000000" fo:font-size="11pt" officeooo:rsid="018285ee" officeooo:paragraph-rsid="00142049" style:font-size-asian="11pt" style:font-size-complex="11pt"/>
    </style:style>
    <style:style style:name="P382" style:family="paragraph" style:parent-style-name="Text_20_body">
      <style:paragraph-properties fo:text-align="start" style:justify-single-word="false"/>
      <style:text-properties style:use-window-font-color="true" fo:font-size="11pt" fo:font-weight="bold" officeooo:rsid="018fca40" officeooo:paragraph-rsid="00142049" fo:background-color="#ff0000" style:font-size-asian="11pt" style:font-weight-asian="bold" style:font-size-complex="11pt" style:font-weight-complex="bold"/>
    </style:style>
    <style:style style:name="P383" style:family="paragraph" style:parent-style-name="Text_20_body">
      <style:paragraph-properties fo:text-align="center" style:justify-single-word="false"/>
      <style:text-properties fo:color="#333333" fo:font-size="22pt" fo:font-weight="bold" officeooo:rsid="0197c996" officeooo:paragraph-rsid="0017d09a" fo:background-color="#ffff00" style:font-size-asian="22pt" style:font-weight-asian="bold" style:font-size-complex="22pt" style:font-weight-complex="bold"/>
    </style:style>
    <style:style style:name="P384" style:family="paragraph" style:parent-style-name="Text_20_body">
      <style:paragraph-properties fo:text-align="center" style:justify-single-word="false"/>
      <style:text-properties officeooo:paragraph-rsid="00142049"/>
    </style:style>
    <style:style style:name="P385" style:family="paragraph" style:parent-style-name="Text_20_body">
      <style:paragraph-properties fo:text-align="center" style:justify-single-word="false"/>
      <style:text-properties officeooo:paragraph-rsid="01c4af98"/>
    </style:style>
    <style:style style:name="P386" style:family="paragraph" style:parent-style-name="Text_20_body">
      <style:paragraph-properties fo:text-align="center" style:justify-single-word="false"/>
      <style:text-properties officeooo:paragraph-rsid="01ca882a"/>
    </style:style>
    <style:style style:name="P387" style:family="paragraph" style:parent-style-name="Text_20_body">
      <style:paragraph-properties fo:text-align="end" style:justify-single-word="false"/>
      <style:text-properties fo:color="#999999" style:font-name="monospace" fo:font-size="9.75pt"/>
    </style:style>
    <style:style style:name="P388" style:family="paragraph" style:parent-style-name="Text_20_body">
      <style:text-properties officeooo:paragraph-rsid="01609e7f"/>
    </style:style>
    <style:style style:name="P389" style:family="paragraph" style:parent-style-name="Text_20_body">
      <style:text-properties officeooo:paragraph-rsid="01957aca"/>
    </style:style>
    <style:style style:name="P390" style:family="paragraph" style:parent-style-name="Text_20_body">
      <style:text-properties officeooo:paragraph-rsid="0196063b"/>
    </style:style>
    <style:style style:name="P391" style:family="paragraph" style:parent-style-name="Text_20_body">
      <style:text-properties officeooo:paragraph-rsid="01add7a4"/>
    </style:style>
    <style:style style:name="P392" style:family="paragraph" style:parent-style-name="Text_20_body">
      <style:text-properties officeooo:rsid="015d60de" officeooo:paragraph-rsid="015d60de"/>
    </style:style>
    <style:style style:name="P393" style:family="paragraph" style:parent-style-name="Text_20_body">
      <style:paragraph-properties fo:text-align="start" style:justify-single-word="false"/>
      <style:text-properties officeooo:paragraph-rsid="01c4af98"/>
    </style:style>
    <style:style style:name="P394" style:family="paragraph" style:parent-style-name="Text_20_body">
      <style:paragraph-properties fo:text-align="start" style:justify-single-word="false"/>
      <style:text-properties officeooo:paragraph-rsid="01c7760f"/>
    </style:style>
    <style:style style:name="P395" style:family="paragraph" style:parent-style-name="Text_20_body">
      <style:paragraph-properties fo:text-align="start" style:justify-single-word="false"/>
      <style:text-properties officeooo:paragraph-rsid="01ca01bc"/>
    </style:style>
    <style:style style:name="P396" style:family="paragraph" style:parent-style-name="Text_20_body">
      <style:paragraph-properties fo:text-align="start" style:justify-single-word="false"/>
      <style:text-properties officeooo:paragraph-rsid="01ca948b"/>
    </style:style>
    <style:style style:name="P397" style:family="paragraph" style:parent-style-name="Text_20_body">
      <style:paragraph-properties fo:text-align="start" style:justify-single-word="false"/>
      <style:text-properties officeooo:paragraph-rsid="01cc8014"/>
    </style:style>
    <style:style style:name="P398" style:family="paragraph" style:parent-style-name="Text_20_body">
      <style:paragraph-properties fo:text-align="start" style:justify-single-word="false"/>
      <style:text-properties officeooo:paragraph-rsid="01d0c956"/>
    </style:style>
    <style:style style:name="P399" style:family="paragraph" style:parent-style-name="Text_20_body">
      <style:paragraph-properties fo:text-align="start" style:justify-single-word="false"/>
      <style:text-properties officeooo:paragraph-rsid="01d17bfd"/>
    </style:style>
    <style:style style:name="P400" style:family="paragraph" style:parent-style-name="Text_20_body">
      <style:paragraph-properties fo:text-align="start" style:justify-single-word="false"/>
      <style:text-properties officeooo:paragraph-rsid="01e0b346"/>
    </style:style>
    <style:style style:name="P401" style:family="paragraph" style:parent-style-name="Text_20_body">
      <style:paragraph-properties fo:text-align="start" style:justify-single-word="false"/>
      <style:text-properties officeooo:paragraph-rsid="01ec2da3"/>
    </style:style>
    <style:style style:name="P402" style:family="paragraph" style:parent-style-name="Text_20_body">
      <style:paragraph-properties fo:text-align="start" style:justify-single-word="false"/>
      <style:text-properties officeooo:paragraph-rsid="01f428ea"/>
    </style:style>
    <style:style style:name="P403" style:family="paragraph" style:parent-style-name="Text_20_body">
      <style:paragraph-properties fo:text-align="start" style:justify-single-word="false"/>
      <style:text-properties officeooo:paragraph-rsid="01f91231"/>
    </style:style>
    <style:style style:name="P404" style:family="paragraph" style:parent-style-name="Text_20_body">
      <style:paragraph-properties fo:text-align="start" style:justify-single-word="false"/>
      <style:text-properties officeooo:paragraph-rsid="01fda8b9"/>
    </style:style>
    <style:style style:name="P405" style:family="paragraph" style:parent-style-name="Text_20_body">
      <style:paragraph-properties fo:text-align="start" style:justify-single-word="false"/>
      <style:text-properties officeooo:paragraph-rsid="01fc5718"/>
    </style:style>
    <style:style style:name="P406" style:family="paragraph" style:parent-style-name="Text_20_body">
      <style:paragraph-properties fo:text-align="start" style:justify-single-word="false"/>
      <style:text-properties officeooo:paragraph-rsid="02051db2"/>
    </style:style>
    <style:style style:name="P407" style:family="paragraph" style:parent-style-name="Text_20_body">
      <style:paragraph-properties fo:text-align="start" style:justify-single-word="false"/>
      <style:text-properties officeooo:paragraph-rsid="0202fb34"/>
    </style:style>
    <style:style style:name="P408" style:family="paragraph" style:parent-style-name="Text_20_body">
      <style:paragraph-properties fo:text-align="start" style:justify-single-word="false"/>
      <style:text-properties officeooo:paragraph-rsid="0206604b"/>
    </style:style>
    <style:style style:name="P409" style:family="paragraph" style:parent-style-name="Text_20_body">
      <style:paragraph-properties fo:text-align="start" style:justify-single-word="false"/>
      <style:text-properties officeooo:paragraph-rsid="02082150"/>
    </style:style>
    <style:style style:name="P410" style:family="paragraph" style:parent-style-name="Text_20_body">
      <style:paragraph-properties fo:text-align="start" style:justify-single-word="false"/>
      <style:text-properties officeooo:paragraph-rsid="0209cf43"/>
    </style:style>
    <style:style style:name="P411" style:family="paragraph" style:parent-style-name="Text_20_body">
      <style:paragraph-properties fo:text-align="start" style:justify-single-word="false"/>
      <style:text-properties officeooo:paragraph-rsid="020b879a"/>
    </style:style>
    <style:style style:name="P412" style:family="paragraph" style:parent-style-name="Text_20_body">
      <style:paragraph-properties fo:text-align="start" style:justify-single-word="false"/>
      <style:text-properties officeooo:paragraph-rsid="020fded4"/>
    </style:style>
    <style:style style:name="P413" style:family="paragraph" style:parent-style-name="Text_20_body">
      <style:paragraph-properties fo:text-align="start" style:justify-single-word="false"/>
      <style:text-properties officeooo:paragraph-rsid="02113901"/>
    </style:style>
    <style:style style:name="P414" style:family="paragraph" style:parent-style-name="Text_20_body">
      <style:paragraph-properties fo:text-align="start" style:justify-single-word="false"/>
      <style:text-properties officeooo:paragraph-rsid="0215701b"/>
    </style:style>
    <style:style style:name="P415" style:family="paragraph" style:parent-style-name="Text_20_body">
      <style:paragraph-properties fo:text-align="start" style:justify-single-word="false"/>
      <style:text-properties officeooo:paragraph-rsid="02159db5"/>
    </style:style>
    <style:style style:name="P416" style:family="paragraph" style:parent-style-name="Text_20_body">
      <style:paragraph-properties fo:text-align="start" style:justify-single-word="false"/>
      <style:text-properties officeooo:paragraph-rsid="021631f6"/>
    </style:style>
    <style:style style:name="P417" style:family="paragraph" style:parent-style-name="Text_20_body">
      <style:paragraph-properties fo:text-align="start" style:justify-single-word="false"/>
      <style:text-properties officeooo:paragraph-rsid="021af86e"/>
    </style:style>
    <style:style style:name="P418" style:family="paragraph" style:parent-style-name="Text_20_body">
      <style:paragraph-properties fo:text-align="start" style:justify-single-word="false"/>
      <style:text-properties officeooo:paragraph-rsid="021e3c7b"/>
    </style:style>
    <style:style style:name="P419" style:family="paragraph" style:parent-style-name="Text_20_body">
      <style:paragraph-properties fo:text-align="start" style:justify-single-word="false"/>
      <style:text-properties officeooo:paragraph-rsid="02279830"/>
    </style:style>
    <style:style style:name="P420" style:family="paragraph" style:parent-style-name="Text_20_body">
      <style:paragraph-properties fo:text-align="start" style:justify-single-word="false"/>
      <style:text-properties officeooo:paragraph-rsid="0228ee52"/>
    </style:style>
    <style:style style:name="P421" style:family="paragraph" style:parent-style-name="Preformatted_20_Text">
      <loext:graphic-properties draw:fill="solid" draw:fill-color="#f5f5f5" draw:opacity="100%"/>
      <style:paragraph-properties fo:margin-top="0in" fo:margin-bottom="0.2083in" loext:contextual-spacing="false" style:line-height-at-least="0.2083in" fo:orphans="2" fo:widows="2" fo:background-color="#f5f5f5" fo:padding="0.198in" fo:border="0.06pt solid #e3e3e3"/>
    </style:style>
    <style:style style:name="P422" style:family="paragraph" style:parent-style-name="Preformatted_20_Text">
      <loext:graphic-properties draw:fill="solid" draw:fill-color="#f5f5f5" draw:opacity="100%"/>
      <style:paragraph-properties fo:margin-top="0in" fo:margin-bottom="0.0598in" loext:contextual-spacing="false" style:line-height-at-least="0.2083in" fo:orphans="2" fo:widows="2" fo:background-color="#f5f5f5" fo:padding="0.198in" fo:border="0.06pt solid #e3e3e3"/>
    </style:style>
    <style:style style:name="P423" style:family="paragraph" style:parent-style-name="Preformatted_20_Text">
      <loext:graphic-properties draw:fill="solid" draw:fill-color="#f5f5f5" draw:opacity="100%"/>
      <style:paragraph-properties fo:margin-top="0in" fo:margin-bottom="0.0201in" loext:contextual-spacing="false" style:line-height-at-least="0.2083in" fo:orphans="2" fo:widows="2" fo:background-color="#f5f5f5" fo:padding="0.198in" fo:border="0.06pt solid #e3e3e3"/>
    </style:style>
    <style:style style:name="P424" style:family="paragraph" style:parent-style-name="Preformatted_20_Text">
      <style:paragraph-properties fo:margin-left="0.2083in" fo:margin-right="0.2083in" fo:margin-top="0in" fo:margin-bottom="0in" loext:contextual-spacing="false" fo:text-align="start" style:justify-single-word="false" fo:orphans="2" fo:widows="2" fo:text-indent="0in" style:auto-text-indent="false"/>
      <style:text-properties fo:font-variant="normal" fo:text-transform="none" fo:color="#0c4b33" fo:letter-spacing="normal" officeooo:paragraph-rsid="018c18f7"/>
    </style:style>
    <style:style style:name="P425" style:family="paragraph" style:parent-style-name="Preformatted_20_Text">
      <style:paragraph-properties fo:margin-left="0.2083in" fo:margin-right="0.2083in" fo:margin-top="0in" fo:margin-bottom="0in" loext:contextual-spacing="false" fo:text-align="start" style:justify-single-word="false" fo:orphans="2" fo:widows="2" fo:text-indent="0in" style:auto-text-indent="false"/>
      <style:text-properties officeooo:paragraph-rsid="018c18f7"/>
    </style:style>
    <style:style style:name="P426" style:family="paragraph" style:parent-style-name="Heading_20_1">
      <style:text-properties officeooo:paragraph-rsid="01957aca"/>
    </style:style>
    <style:style style:name="P427" style:family="paragraph" style:parent-style-name="Heading_20_3">
      <style:text-properties officeooo:paragraph-rsid="01957aca"/>
    </style:style>
    <style:style style:name="P428" style:family="paragraph" style:parent-style-name="Heading_20_4">
      <style:text-properties officeooo:paragraph-rsid="01957aca"/>
    </style:style>
    <style:style style:name="P429" style:family="paragraph" style:parent-style-name="Table_20_Contents">
      <style:paragraph-properties fo:text-align="start" style:justify-single-word="false"/>
      <style:text-properties officeooo:rsid="023e1bc2" officeooo:paragraph-rsid="023e1bc2"/>
    </style:style>
    <style:style style:name="P430" style:family="paragraph" style:parent-style-name="Text_20_body" style:list-style-name="L1">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officeooo:paragraph-rsid="00100455"/>
    </style:style>
    <style:style style:name="T1" style:family="text">
      <style:text-properties officeooo:rsid="000ecc66"/>
    </style:style>
    <style:style style:name="T2" style:family="text">
      <style:text-properties fo:background-color="#ffff00" loext:char-shading-value="0"/>
    </style:style>
    <style:style style:name="T3" style:family="text">
      <style:text-properties officeooo:rsid="008f8909" fo:background-color="#ffff00" loext:char-shading-value="0"/>
    </style:style>
    <style:style style:name="T4" style:family="text">
      <style:text-properties officeooo:rsid="00a49e2b" fo:background-color="#ffff00" loext:char-shading-value="0"/>
    </style:style>
    <style:style style:name="T5" style:family="text">
      <style:text-properties officeooo:rsid="00a65674" fo:background-color="#ffff00" loext:char-shading-value="0"/>
    </style:style>
    <style:style style:name="T6" style:family="text">
      <style:text-properties officeooo:rsid="00e30d5f" fo:background-color="#ffff00" loext:char-shading-value="0"/>
    </style:style>
    <style:style style:name="T7" style:family="text">
      <style:text-properties officeooo:rsid="00e3e068" fo:background-color="#ffff00" loext:char-shading-value="0"/>
    </style:style>
    <style:style style:name="T8" style:family="text">
      <style:text-properties officeooo:rsid="00e623be" fo:background-color="#ffff00" loext:char-shading-value="0"/>
    </style:style>
    <style:style style:name="T9" style:family="text">
      <style:text-properties officeooo:rsid="019d5a13" fo:background-color="#ffff00" loext:char-shading-value="0"/>
    </style:style>
    <style:style style:name="T10" style:family="text">
      <style:text-properties officeooo:rsid="0201549d" fo:background-color="#ffff00" loext:char-shading-value="0"/>
    </style:style>
    <style:style style:name="T11" style:family="text">
      <style:text-properties officeooo:rsid="01f28295"/>
    </style:style>
    <style:style style:name="T12" style:family="text">
      <style:text-properties fo:font-variant="normal" fo:text-transform="none" fo:color="#40424e" style:font-name="urw-din" fo:font-size="10pt" fo:letter-spacing="normal" fo:font-style="normal" style:text-underline-style="none" fo:font-weight="normal" officeooo:rsid="01370710" fo:background-color="transparent" loext:char-shading-value="0" style:font-size-asian="10pt" style:font-weight-asian="normal" style:font-size-complex="10pt" style:font-weight-complex="normal" loext:padding="0in" loext:border="none"/>
    </style:style>
    <style:style style:name="T13" style:family="text">
      <style:text-properties fo:font-variant="normal" fo:text-transform="none" fo:color="#40424e" style:font-name="urw-din" fo:font-size="10pt" fo:letter-spacing="normal" fo:font-style="normal" style:text-underline-style="none" fo:font-weight="normal" style:font-size-asian="10pt" style:font-weight-asian="normal" style:font-size-complex="10pt" style:font-weight-complex="normal" loext:padding="0in" loext:border="none"/>
    </style:style>
    <style:style style:name="T14" style:family="text">
      <style:text-properties fo:font-variant="normal" fo:text-transform="none" fo:color="#40424e" style:font-name="urw-din" fo:font-size="10pt" fo:letter-spacing="normal" fo:font-style="normal" style:text-underline-style="none" fo:font-weight="normal" officeooo:rsid="017fe77e" style:font-size-asian="10pt" style:font-weight-asian="normal" style:font-size-complex="10pt" style:font-weight-complex="normal" loext:padding="0in" loext:border="none"/>
    </style:style>
    <style:style style:name="T15" style:family="text">
      <style:text-properties fo:font-variant="normal" fo:text-transform="none" fo:color="#40424e" style:font-name="urw-din" fo:letter-spacing="normal" fo:font-style="normal" style:text-underline-style="none" fo:font-weight="normal" style:font-weight-asian="normal" style:font-weight-complex="normal" loext:padding="0in" loext:border="none"/>
    </style:style>
    <style:style style:name="T16" style:family="text">
      <style:text-properties fo:font-variant="normal" fo:text-transform="none" fo:color="#40424e" style:font-name="urw-din" fo:letter-spacing="normal" fo:font-style="normal" style:text-underline-style="none" fo:font-weight="normal" officeooo:rsid="017fe77e" style:font-weight-asian="normal" style:font-weight-complex="normal" loext:padding="0in" loext:border="none"/>
    </style:style>
    <style:style style:name="T17" style:family="text">
      <style:text-properties fo:font-variant="normal" fo:text-transform="none" fo:color="#40424e" style:font-name="urw-din" fo:letter-spacing="normal" fo:font-style="normal" style:text-underline-style="none" fo:font-weight="normal" fo:background-color="#81d41a" loext:char-shading-value="0" style:font-weight-asian="normal" style:font-weight-complex="normal" loext:padding="0in" loext:border="none"/>
    </style:style>
    <style:style style:name="T18" style:family="text">
      <style:text-properties fo:font-variant="normal" fo:text-transform="none" fo:color="#242729" style:font-name="Arial" fo:font-size="11.25pt" fo:letter-spacing="normal" fo:font-style="normal" fo:font-weight="normal"/>
    </style:style>
    <style:style style:name="T19" style:family="text">
      <style:text-properties fo:font-variant="normal" fo:text-transform="none" fo:color="#242729" style:font-name="Arial" fo:font-size="11.25pt" fo:letter-spacing="normal" fo:font-style="normal" fo:font-weight="normal" fo:background-color="#ffff00" loext:char-shading-value="0"/>
    </style:style>
    <style:style style:name="T20" style:family="text">
      <style:text-properties fo:font-variant="normal" fo:text-transform="none" fo:color="#242729" style:font-name="Arial" fo:font-size="11.25pt" fo:letter-spacing="normal" fo:font-style="normal" fo:font-weight="normal" fo:background-color="#d4ea6b" loext:char-shading-value="0"/>
    </style:style>
    <style:style style:name="T21" style:family="text">
      <style:text-properties fo:font-variant="normal" fo:text-transform="none" fo:color="#242729" style:font-name="Arial" fo:font-size="11.25pt" fo:letter-spacing="normal" fo:font-style="normal" fo:font-weight="normal" officeooo:rsid="01aacbb0" fo:background-color="transparent" loext:char-shading-value="0" style:font-weight-asian="normal" style:font-weight-complex="normal" loext:padding="0in" loext:border="none"/>
    </style:style>
    <style:style style:name="T22" style:family="text">
      <style:text-properties fo:font-variant="normal" fo:text-transform="none" fo:color="#242729" style:font-name="Arial" fo:font-size="11.25pt" fo:letter-spacing="normal" fo:font-style="normal" fo:font-weight="normal" officeooo:rsid="01c98913" fo:background-color="transparent" loext:char-shading-value="0" style:font-weight-asian="normal" style:font-weight-complex="normal" loext:padding="0in" loext:border="none"/>
    </style:style>
    <style:style style:name="T23" style:family="text">
      <style:text-properties fo:font-variant="normal" fo:text-transform="none" fo:color="#242729" style:font-name="Arial" fo:font-size="11.25pt" fo:letter-spacing="normal" fo:font-style="normal" fo:font-weight="normal" officeooo:rsid="01ce178e" fo:background-color="transparent" loext:char-shading-value="0" style:font-weight-asian="normal" style:font-weight-complex="normal" loext:padding="0in" loext:border="none"/>
    </style:style>
    <style:style style:name="T24" style:family="text">
      <style:text-properties fo:font-variant="normal" fo:text-transform="none" fo:color="#242729" style:font-name="Arial" fo:font-size="11.25pt" fo:letter-spacing="normal" fo:font-style="normal" fo:font-weight="normal" officeooo:rsid="01e2d029" fo:background-color="transparent" loext:char-shading-value="0" style:font-weight-asian="normal" style:font-weight-complex="normal" loext:padding="0in" loext:border="none"/>
    </style:style>
    <style:style style:name="T25" style:family="text">
      <style:text-properties fo:font-variant="normal" fo:text-transform="none" fo:color="#242729" style:font-name="Arial" fo:font-size="11.25pt" fo:letter-spacing="normal" fo:font-style="normal" fo:font-weight="normal" officeooo:rsid="01c6a76e" fo:background-color="transparent" loext:char-shading-value="0" style:font-name-asian="Noto Sans Mono CJK SC" style:font-weight-asian="normal" style:font-name-complex="Liberation Mono" style:font-weight-complex="normal" loext:padding="0in" loext:border="none"/>
    </style:style>
    <style:style style:name="T26" style:family="text">
      <style:text-properties fo:font-variant="normal" fo:text-transform="none" fo:color="#242729" style:font-name="Arial" fo:font-size="11.25pt" fo:letter-spacing="normal" fo:font-style="normal" fo:font-weight="normal" officeooo:rsid="01e2d029" fo:background-color="transparent" loext:char-shading-value="0" style:font-weight-asian="bold" style:font-weight-complex="bold" loext:padding="0in" loext:border="none"/>
    </style:style>
    <style:style style:name="T27" style:family="text">
      <style:text-properties fo:font-variant="normal" fo:text-transform="none" fo:color="#242729" style:font-name="Arial" fo:font-size="11.25pt" fo:letter-spacing="normal" fo:font-style="normal" fo:font-weight="normal" officeooo:rsid="01aacbb0" fo:background-color="#ffffa6" loext:char-shading-value="0" style:font-weight-asian="normal" style:font-weight-complex="normal" loext:padding="0in" loext:border="none"/>
    </style:style>
    <style:style style:name="T28" style:family="text">
      <style:text-properties fo:font-variant="normal" fo:text-transform="none" fo:color="#242729" style:font-name="Arial" fo:font-size="11.25pt" fo:letter-spacing="normal" fo:font-style="normal" fo:font-weight="normal" officeooo:rsid="01e2d029" fo:background-color="#ffffa6" loext:char-shading-value="0" style:font-weight-asian="normal" style:font-weight-complex="normal" loext:padding="0in" loext:border="none"/>
    </style:style>
    <style:style style:name="T29" style:family="text">
      <style:text-properties fo:font-variant="normal" fo:text-transform="none" fo:color="#242729" style:font-name="Arial" fo:font-size="11.25pt" fo:letter-spacing="normal" fo:font-style="normal" fo:font-weight="normal" officeooo:rsid="01e2d029" fo:background-color="#ffffa6" loext:char-shading-value="0" style:font-weight-asian="bold" style:font-weight-complex="bold" loext:padding="0in" loext:border="none"/>
    </style:style>
    <style:style style:name="T30" style:family="text">
      <style:text-properties fo:font-variant="normal" fo:text-transform="none" fo:color="#242729" style:font-name="Arial" fo:font-size="11.25pt" fo:letter-spacing="normal" fo:font-style="normal" fo:font-weight="bold" officeooo:rsid="01c98913" fo:background-color="transparent" loext:char-shading-value="0" style:font-weight-asian="bold" style:font-weight-complex="bold" loext:padding="0in" loext:border="none"/>
    </style:style>
    <style:style style:name="T31" style:family="text">
      <style:text-properties fo:font-variant="normal" fo:text-transform="none" fo:color="#242729" style:font-name="Arial" fo:font-size="11.25pt" fo:letter-spacing="normal" fo:font-style="normal" style:text-underline-style="none" fo:font-weight="normal" officeooo:rsid="01aacbb0" fo:background-color="transparent" loext:char-shading-value="0" style:font-size-asian="11pt" style:font-weight-asian="normal" style:font-size-complex="11pt" style:font-weight-complex="normal" loext:padding="0in" loext:border="none"/>
    </style:style>
    <style:style style:name="T32" style:family="text">
      <style:text-properties fo:font-variant="normal" fo:text-transform="none" fo:color="#242729" style:font-name="Arial" fo:font-size="11pt" fo:letter-spacing="normal" fo:font-style="normal" fo:font-weight="normal" officeooo:rsid="018285ee" fo:background-color="transparent" loext:char-shading-value="0" style:font-size-asian="11pt" style:font-weight-asian="normal" style:font-size-complex="11pt" style:font-weight-complex="normal" loext:padding="0in" loext:border="none"/>
    </style:style>
    <style:style style:name="T33" style:family="text">
      <style:text-properties fo:font-variant="normal" fo:text-transform="none" fo:color="#242729" style:font-name="Consolas" fo:font-size="9.75pt" fo:letter-spacing="normal" fo:font-style="normal" fo:font-weight="normal" loext:padding="0in" loext:border="none"/>
    </style:style>
    <style:style style:name="T34" style:family="text">
      <style:text-properties fo:font-variant="normal" fo:text-transform="none" fo:color="#242729" style:font-name="Consolas" fo:font-size="9.75pt" fo:letter-spacing="normal" fo:font-style="normal" fo:font-weight="normal" fo:background-color="#ffff00" loext:char-shading-value="0" loext:padding="0in" loext:border="none"/>
    </style:style>
    <style:style style:name="T35" style:family="text">
      <style:text-properties fo:font-variant="normal" fo:text-transform="none" fo:color="#242729" style:font-name="Consolas" fo:font-size="9.75pt" fo:letter-spacing="normal" fo:font-style="normal" fo:font-weight="normal" fo:background-color="#afd095" loext:char-shading-value="0" loext:padding="0in" loext:border="none"/>
    </style:style>
    <style:style style:name="T36" style:family="text">
      <style:text-properties fo:font-variant="normal" fo:text-transform="none" fo:color="#242729" style:text-line-through-style="none" style:text-line-through-type="none" style:font-name="var theme-question-title-font-family" fo:font-size="13pt" fo:letter-spacing="normal" fo:font-style="normal" style:text-underline-style="none" fo:font-weight="bold" officeooo:rsid="01e2d029" style:text-blinking="false" fo:background-color="transparent" loext:char-shading-value="0" style:font-size-asian="13pt" style:font-weight-asian="bold" style:font-size-complex="13pt" style:font-weight-complex="bold" loext:padding="0in" loext:border="none"/>
    </style:style>
    <style:style style:name="T37" style:family="text">
      <style:text-properties fo:font-variant="normal" fo:text-transform="none" fo:color="#242729" style:text-line-through-style="none" style:text-line-through-type="none" style:font-name="var theme-question-title-font-family" fo:font-size="13pt" fo:letter-spacing="normal" fo:font-style="normal" style:text-underline-style="none" fo:font-weight="bold" officeooo:rsid="01e2d029" style:text-blinking="false" fo:background-color="#ffffa6" loext:char-shading-value="0" style:font-size-asian="13pt" style:font-weight-asian="bold" style:font-size-complex="13pt" style:font-weight-complex="bold" loext:padding="0in" loext:border="none"/>
    </style:style>
    <style:style style:name="T38" style:family="text">
      <style:text-properties fo:font-variant="normal" fo:text-transform="none" fo:color="#242729" style:text-line-through-style="none" style:text-line-through-type="none" style:font-name="var theme-question-title-font-family" fo:font-size="16pt" fo:letter-spacing="normal" fo:font-style="normal" style:text-underline-style="none" fo:font-weight="bold" officeooo:rsid="0182e5a3" style:text-blinking="false" fo:background-color="#ffffff" loext:char-shading-value="0" style:font-size-asian="16pt" style:font-weight-asian="bold" style:font-size-complex="16pt" style:font-weight-complex="bold" loext:padding="0in" loext:border="none"/>
    </style:style>
    <style:style style:name="T39" style:family="text">
      <style:text-properties fo:font-variant="normal" fo:text-transform="none" fo:color="#242729" style:text-line-through-style="none" style:text-line-through-type="none" style:font-name="var theme-question-title-font-family" fo:font-size="16pt" fo:letter-spacing="normal" fo:font-style="normal" style:text-underline-style="none" fo:font-weight="bold" officeooo:rsid="017412c9" style:text-blinking="false" fo:background-color="#ffffff" loext:char-shading-value="0" style:font-size-asian="16pt" style:font-weight-asian="bold" style:font-size-complex="16pt" style:font-weight-complex="bold" loext:padding="0in" loext:border="none"/>
    </style:style>
    <style:style style:name="T40"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41" style:family="text">
      <style:text-properties fo:font-variant="normal" fo:text-transform="none" style:font-name="inherit" fo:font-size="9.75pt" fo:letter-spacing="normal" fo:font-style="normal" fo:font-weight="normal" officeooo:rsid="01851558" fo:background-color="transparent" loext:char-shading-value="0" loext:padding="0in" loext:border="none"/>
    </style:style>
    <style:style style:name="T42" style:family="text">
      <style:text-properties fo:font-variant="normal" fo:text-transform="none" style:font-name="inherit" fo:font-size="9.75pt" fo:letter-spacing="normal" fo:font-style="normal" fo:font-weight="normal" fo:background-color="#ffff00" loext:char-shading-value="0" loext:padding="0in" loext:border="none"/>
    </style:style>
    <style:style style:name="T43" style:family="text">
      <style:text-properties fo:font-variant="normal" fo:text-transform="none" fo:letter-spacing="normal" fo:background-color="transparent" loext:char-shading-value="0" loext:padding="0in" loext:border="none"/>
    </style:style>
    <style:style style:name="T44" style:family="text">
      <style:text-properties fo:font-variant="normal" fo:text-transform="none" fo:color="#0c4b33" style:font-name="Fira Mono" fo:font-size="10.5pt" fo:letter-spacing="normal" fo:font-style="normal" fo:font-weight="normal"/>
    </style:style>
    <style:style style:name="T45" style:family="text">
      <style:text-properties fo:font-variant="normal" fo:text-transform="none" fo:color="#0c4b33" style:font-name="Fira Mono" fo:font-size="10.5pt" fo:letter-spacing="normal" fo:font-style="normal" fo:font-weight="normal" fo:background-color="#ffff00" loext:char-shading-value="0" style:font-weight-asian="normal" style:font-weight-complex="normal"/>
    </style:style>
    <style:style style:name="T46" style:family="text">
      <style:text-properties fo:font-variant="normal" fo:text-transform="none" fo:color="#0c4b33" style:font-name="Fira Mono" fo:font-size="10.5pt" fo:letter-spacing="normal" fo:font-style="normal" fo:font-weight="normal" officeooo:rsid="018fc7ec" fo:background-color="transparent" loext:char-shading-value="0" style:font-size-asian="10.5pt" style:font-weight-asian="normal" style:font-size-complex="10.5pt" style:font-weight-complex="normal" loext:padding="0in" loext:border="none"/>
    </style:style>
    <style:style style:name="T47" style:family="text">
      <style:text-properties fo:font-variant="normal" fo:text-transform="none" fo:color="#0c4b33" style:font-name="Fira Mono" fo:font-size="10.5pt" fo:letter-spacing="normal" fo:font-style="normal" fo:font-weight="normal" officeooo:rsid="01b322df" fo:background-color="transparent" loext:char-shading-value="0" style:font-size-asian="10.5pt" style:font-weight-asian="normal" style:font-size-complex="10.5pt" style:font-weight-complex="normal" loext:padding="0in" loext:border="none"/>
    </style:style>
    <style:style style:name="T48" style:family="text">
      <style:text-properties fo:font-variant="normal" fo:text-transform="none" fo:color="#0c4b33" style:font-name="Fira Mono" fo:font-size="10.5pt" fo:letter-spacing="normal" fo:font-style="normal" fo:font-weight="normal" style:font-weight-asian="normal" style:font-weight-complex="normal"/>
    </style:style>
    <style:style style:name="T49" style:family="text">
      <style:text-properties fo:font-variant="normal" fo:text-transform="none" fo:color="#0c4b33" style:font-name="Fira Mono" fo:font-size="10.5pt" fo:letter-spacing="normal" fo:font-style="normal" fo:font-weight="bold"/>
    </style:style>
    <style:style style:name="T50" style:family="text">
      <style:text-properties fo:font-variant="normal" fo:text-transform="none" fo:color="#0c4b33" style:font-name="Fira Mono" fo:font-size="10.5pt" fo:letter-spacing="normal" fo:font-style="normal" fo:font-weight="bold" officeooo:rsid="01957aca" fo:background-color="transparent" loext:char-shading-value="0" style:font-size-asian="10.5pt" style:font-weight-asian="normal" style:font-size-complex="10.5pt" style:font-weight-complex="normal" loext:padding="0in" loext:border="none"/>
    </style:style>
    <style:style style:name="T51" style:family="text">
      <style:text-properties fo:font-variant="normal" fo:text-transform="none" fo:color="#0c4b33" style:font-name="Fira Mono" fo:font-size="10.5pt" fo:letter-spacing="normal" fo:font-style="normal" fo:font-weight="bold" officeooo:rsid="01add7a4" fo:background-color="transparent" loext:char-shading-value="0" style:font-size-asian="10.5pt" style:font-weight-asian="normal" style:font-size-complex="10.5pt" style:font-weight-complex="normal" loext:padding="0in" loext:border="none"/>
    </style:style>
    <style:style style:name="T52" style:family="text">
      <style:text-properties fo:font-variant="normal" fo:text-transform="none" fo:color="#0c4b33" style:font-name="Fira Mono" fo:font-size="10.5pt" fo:letter-spacing="normal" fo:font-style="normal" fo:font-weight="bold" officeooo:rsid="01b322df" fo:background-color="transparent" loext:char-shading-value="0" style:font-size-asian="10.5pt" style:font-weight-asian="normal" style:font-size-complex="10.5pt" style:font-weight-complex="normal" loext:padding="0in" loext:border="none"/>
    </style:style>
    <style:style style:name="T53" style:family="text">
      <style:text-properties fo:font-variant="normal" fo:text-transform="none" fo:color="#0c4b33" style:font-name="Fira Mono" fo:font-size="10.5pt" fo:letter-spacing="normal" fo:font-style="normal" fo:font-weight="bold" officeooo:rsid="01b322df"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4" style:family="text">
      <style:text-properties fo:font-variant="normal" fo:text-transform="none" fo:color="#0c4b33" style:font-name="Fira Mono" fo:font-size="10.5pt" fo:letter-spacing="normal" fo:font-style="normal" fo:font-weight="bold" officeooo:rsid="01957aca" fo:background-color="transparent" loext:char-shading-value="0" style:font-size-asian="13pt" style:font-weight-asian="bold" style:font-size-complex="13pt" style:font-weight-complex="bold" loext:padding="0in" loext:border="none"/>
    </style:style>
    <style:style style:name="T55" style:family="text">
      <style:text-properties fo:font-variant="normal" fo:text-transform="none" fo:color="#0c4b33" style:font-name="Fira Mono" fo:font-size="18pt" fo:letter-spacing="-0.0102in" fo:font-style="normal" fo:font-weight="bold" officeooo:rsid="01801951" fo:background-color="#ffff00" loext:char-shading-value="0" style:font-size-asian="18pt" style:font-weight-asian="normal" style:font-size-complex="18pt" style:font-weight-complex="normal" loext:padding="0in" loext:border="none"/>
    </style:style>
    <style:style style:name="T56" style:family="text">
      <style:text-properties fo:font-variant="normal" fo:text-transform="none" fo:color="#0c4b33" style:font-name="Fira Mono" fo:font-size="10pt" fo:letter-spacing="normal" fo:font-style="normal" fo:font-weight="normal" officeooo:rsid="017412c9" fo:background-color="#ffffff" loext:char-shading-value="0" style:font-size-asian="10pt" style:font-weight-asian="normal" style:font-size-complex="10pt" style:font-weight-complex="normal" loext:padding="0in" loext:border="none"/>
    </style:style>
    <style:style style:name="T57" style:family="text">
      <style:text-properties fo:font-variant="normal" fo:text-transform="none" fo:color="#0c4b33" style:font-name="Fira Mono" fo:font-size="10pt" fo:letter-spacing="normal" fo:font-style="normal" fo:font-weight="normal" officeooo:rsid="01957aca" fo:background-color="transparent" loext:char-shading-value="0" style:font-size-asian="10pt" style:font-weight-asian="normal" style:font-size-complex="10pt" style:font-weight-complex="normal" loext:padding="0in" loext:border="none"/>
    </style:style>
    <style:style style:name="T58" style:family="text">
      <style:text-properties fo:font-variant="normal" fo:text-transform="none" fo:color="#0c4b33" style:font-name="Fira Mono" fo:font-size="10pt" fo:letter-spacing="normal" fo:font-style="normal" fo:font-weight="normal" officeooo:rsid="01b5f8a1" fo:background-color="transparent" loext:char-shading-value="0" style:font-size-asian="10pt" style:font-weight-asian="normal" style:font-size-complex="10pt" style:font-weight-complex="normal" loext:padding="0in" loext:border="none"/>
    </style:style>
    <style:style style:name="T59" style:family="text">
      <style:text-properties fo:font-variant="normal" fo:text-transform="none" fo:color="#0c4b33" style:font-name="Fira Mono" fo:font-size="10pt" fo:letter-spacing="normal" fo:font-style="normal" fo:font-weight="normal" style:font-size-asian="10pt" style:font-weight-asian="normal" style:font-size-complex="10pt" style:font-weight-complex="normal"/>
    </style:style>
    <style:style style:name="T60" style:family="text">
      <style:text-properties fo:font-variant="normal" fo:text-transform="none" fo:color="#0c4b33" style:font-name="Fira Mono" fo:letter-spacing="normal" fo:font-style="normal" fo:font-weight="bold"/>
    </style:style>
    <style:style style:name="T61" style:family="text">
      <style:text-properties fo:font-variant="normal" fo:text-transform="none" fo:color="#0c4b33" style:font-name="Fira Mono" fo:font-size="13pt" fo:letter-spacing="normal" fo:font-style="normal" fo:font-weight="bold" officeooo:rsid="01957aca" fo:background-color="transparent" loext:char-shading-value="0" style:font-size-asian="13pt" style:font-weight-asian="bold" style:font-size-complex="13pt" style:font-weight-complex="bold" loext:padding="0in" loext:border="none"/>
    </style:style>
    <style:style style:name="T62" style:family="text">
      <style:text-properties fo:font-variant="normal" fo:text-transform="none" fo:color="#0c4b33" style:font-name="Fira Mono" fo:font-size="15pt" fo:letter-spacing="normal" fo:font-style="normal" fo:font-weight="bold" officeooo:rsid="01957aca" fo:background-color="transparent" loext:char-shading-value="0" style:font-size-asian="15pt" style:font-weight-asian="bold" style:font-size-complex="15pt" style:font-weight-complex="bold" loext:padding="0in" loext:border="none"/>
    </style:style>
    <style:style style:name="T63" style:family="text">
      <style:text-properties fo:font-variant="normal" fo:text-transform="none" fo:color="#0c4b33" style:font-name="Fira Mono" fo:font-size="11pt" fo:letter-spacing="normal" fo:font-style="normal" fo:font-weight="normal" officeooo:rsid="01957aca"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fo:color="#0c4b33" style:font-name="Fira Mono" fo:font-size="14pt" fo:letter-spacing="normal" fo:font-style="normal" fo:font-weight="bold" officeooo:rsid="01957aca" fo:background-color="transparent" loext:char-shading-value="0" style:font-size-asian="14pt" style:font-weight-asian="bold" style:font-size-complex="14pt" style:font-weight-complex="bold" loext:padding="0in" loext:border="none"/>
    </style:style>
    <style:style style:name="T65" style:family="text">
      <style:text-properties fo:font-variant="normal" fo:text-transform="none" fo:color="#0c4b33" style:font-name="Fira Mono" fo:font-size="9pt" fo:letter-spacing="normal" fo:font-style="normal" fo:font-weight="normal" style:font-size-asian="9pt" style:font-weight-asian="normal" style:font-size-complex="9pt" style:font-weight-complex="normal"/>
    </style:style>
    <style:style style:name="T66" style:family="text">
      <style:text-properties fo:font-variant="normal" fo:text-transform="none" fo:color="#0c4b33" style:text-line-through-style="none" style:text-line-through-type="none" style:font-name="Fira Mono" fo:font-size="10.5pt" fo:letter-spacing="normal" fo:font-style="normal" style:text-underline-style="none" fo:font-weight="bold" style:text-blinking="false"/>
    </style:style>
    <style:style style:name="T67" style:family="text">
      <style:text-properties fo:font-variant="normal" fo:text-transform="none" fo:color="#0c4b33" style:text-line-through-style="none" style:text-line-through-type="none" style:font-name="Fira Mono" fo:font-size="10.5pt" fo:letter-spacing="normal" fo:font-style="normal" style:text-underline-style="none" fo:font-weight="bold" officeooo:rsid="01957aca" style:text-blinking="false" fo:background-color="transparent" loext:char-shading-value="0" style:font-size-asian="10.5pt" style:font-weight-asian="normal" style:font-size-complex="10.5pt" style:font-weight-complex="normal" loext:padding="0in" loext:border="none"/>
    </style:style>
    <style:style style:name="T68" style:family="text">
      <style:text-properties fo:font-variant="normal" fo:text-transform="none" fo:color="#0c4b33" style:text-line-through-style="none" style:text-line-through-type="none" style:font-name="Fira Mono" fo:font-size="10.5pt" fo:letter-spacing="normal" fo:font-style="normal" style:text-underline-style="none" fo:font-weight="bold" officeooo:rsid="01b322df" style:text-blinking="false" fo:background-color="transparent" loext:char-shading-value="0" style:font-size-asian="10.5pt" style:font-weight-asian="normal" style:font-size-complex="10.5pt" style:font-weight-complex="normal" loext:padding="0in" loext:border="none"/>
    </style:style>
    <style:style style:name="T69" style:family="text">
      <style:text-properties fo:font-variant="normal" fo:text-transform="none" fo:color="#0c4b33" style:text-line-through-style="none" style:text-line-through-type="none" style:font-name="Fira Mono" fo:font-size="10.5pt" fo:letter-spacing="normal" fo:font-style="normal" style:text-underline-style="none" fo:font-weight="bold" officeooo:rsid="01801951" style:text-blinking="false" fo:background-color="#00a933" loext:char-shading-value="0" style:font-size-asian="10.5pt" style:font-weight-asian="normal" style:font-size-complex="10.5pt" style:font-weight-complex="normal" loext:padding="0in" loext:border="none"/>
    </style:style>
    <style:style style:name="T70" style:family="text">
      <style:text-properties fo:font-variant="normal" fo:text-transform="none" fo:color="#0c4b33" style:text-line-through-style="none" style:text-line-through-type="none" style:font-name="Fira Mono" fo:font-size="10.5pt" fo:letter-spacing="normal" fo:font-style="normal" style:text-underline-style="none" fo:font-weight="normal" officeooo:rsid="01957aca" style:text-blinking="false" fo:background-color="transparent" loext:char-shading-value="0" style:font-size-asian="10pt" style:font-weight-asian="normal" style:font-size-complex="10pt" style:font-weight-complex="normal" loext:padding="0in" loext:border="none"/>
    </style:style>
    <style:style style:name="T71" style:family="text">
      <style:text-properties fo:font-variant="normal" fo:text-transform="none" fo:color="#0c4b33" style:text-line-through-style="none" style:text-line-through-type="none" style:font-name="Fira Mono" fo:font-size="10.5pt" fo:letter-spacing="normal" fo:font-style="normal" style:text-underline-style="none" fo:font-weight="normal" officeooo:rsid="01bde003" style:text-blinking="false" fo:background-color="transparent" loext:char-shading-value="0" style:font-size-asian="10pt" style:font-weight-asian="normal" style:font-size-complex="10pt" style:font-weight-complex="normal" loext:padding="0in" loext:border="none"/>
    </style:style>
    <style:style style:name="T72" style:family="text">
      <style:text-properties fo:font-variant="normal" fo:text-transform="none" fo:color="#0c4b33" style:text-line-through-style="none" style:text-line-through-type="none" style:font-name="Fira Mono" fo:font-size="10pt" fo:letter-spacing="normal" fo:font-style="normal" style:text-underline-style="none" fo:font-weight="normal" officeooo:rsid="01957aca" style:text-blinking="false" fo:background-color="transparent" loext:char-shading-value="0" style:font-size-asian="10pt" style:font-weight-asian="normal" style:font-size-complex="10pt" style:font-weight-complex="normal" loext:padding="0in" loext:border="none"/>
    </style:style>
    <style:style style:name="T73" style:family="text">
      <style:text-properties fo:font-variant="normal" fo:text-transform="none" fo:color="#0c4b33" style:text-line-through-style="none" style:text-line-through-type="none" style:font-name="Fira Mono" fo:font-size="10pt" fo:letter-spacing="normal" fo:font-style="normal" style:text-underline-style="none" fo:font-weight="normal" officeooo:rsid="01bd1eff" style:text-blinking="false" fo:background-color="transparent" loext:char-shading-value="0" style:font-size-asian="10pt" style:font-weight-asian="normal" style:font-size-complex="10pt" style:font-weight-complex="normal" loext:padding="0in" loext:border="none"/>
    </style:style>
    <style:style style:name="T74" style:family="text">
      <style:text-properties fo:font-variant="normal" fo:text-transform="none" fo:color="#0c4b33" fo:letter-spacing="normal"/>
    </style:style>
    <style:style style:name="T75" style:family="text">
      <style:text-properties fo:font-variant="normal" fo:text-transform="none" fo:color="#0c3c26" style:font-name="Roboto" fo:font-size="10.5pt" fo:letter-spacing="normal" fo:font-style="normal" fo:font-weight="normal"/>
    </style:style>
    <style:style style:name="T76" style:family="text">
      <style:text-properties fo:font-variant="normal" fo:text-transform="none" fo:color="#0c3c26" style:font-name="Roboto" fo:font-size="10.5pt" fo:letter-spacing="normal" fo:font-style="normal" fo:font-weight="normal" style:font-weight-asian="normal" style:font-weight-complex="normal"/>
    </style:style>
    <style:style style:name="T77" style:family="text">
      <style:text-properties fo:font-variant="normal" fo:text-transform="none" fo:color="#0c3c26" style:font-name="Roboto" fo:font-size="10.5pt" fo:letter-spacing="normal" fo:font-style="normal" fo:font-weight="normal" officeooo:rsid="01801951" fo:background-color="transparent" loext:char-shading-value="0" style:font-size-asian="10.5pt" style:font-weight-asian="normal" style:font-size-complex="10.5pt" style:font-weight-complex="normal" loext:padding="0in" loext:border="none"/>
    </style:style>
    <style:style style:name="T78" style:family="text">
      <style:text-properties fo:font-variant="normal" fo:text-transform="none" fo:color="#0c3c26" style:font-name="Roboto" fo:font-size="10.5pt" fo:letter-spacing="normal" fo:font-style="normal" fo:font-weight="normal" officeooo:rsid="018fc7ec" fo:background-color="transparent" loext:char-shading-value="0" style:font-size-asian="10.5pt" style:font-weight-asian="normal" style:font-size-complex="10.5pt" style:font-weight-complex="normal" loext:padding="0in" loext:border="none"/>
    </style:style>
    <style:style style:name="T79" style:family="text">
      <style:text-properties fo:font-variant="normal" fo:text-transform="none" fo:color="#0c3c26" style:font-name="Roboto" fo:font-size="10.5pt" fo:letter-spacing="normal" fo:font-style="normal" fo:font-weight="normal" officeooo:rsid="01957aca" fo:background-color="transparent" loext:char-shading-value="0" style:font-size-asian="10.5pt" style:font-weight-asian="normal" style:font-size-complex="10.5pt" style:font-weight-complex="normal" loext:padding="0in" loext:border="none"/>
    </style:style>
    <style:style style:name="T80" style:family="text">
      <style:text-properties fo:font-variant="normal" fo:text-transform="none" fo:color="#0c3c26" style:font-name="Roboto" fo:font-size="10.5pt" fo:letter-spacing="normal" fo:font-style="normal" fo:font-weight="normal" officeooo:rsid="0196063b" fo:background-color="transparent" loext:char-shading-value="0" style:font-size-asian="10.5pt" style:font-weight-asian="normal" style:font-size-complex="10.5pt" style:font-weight-complex="normal" loext:padding="0in" loext:border="none"/>
    </style:style>
    <style:style style:name="T81" style:family="text">
      <style:text-properties fo:font-variant="normal" fo:text-transform="none" fo:color="#0c3c26" style:font-name="Roboto" fo:font-size="10.5pt" fo:letter-spacing="normal" fo:font-style="normal" fo:font-weight="normal" officeooo:rsid="019696b0" fo:background-color="transparent" loext:char-shading-value="0" style:font-size-asian="10.5pt" style:font-weight-asian="normal" style:font-size-complex="10.5pt" style:font-weight-complex="normal" loext:padding="0in" loext:border="none"/>
    </style:style>
    <style:style style:name="T82" style:family="text">
      <style:text-properties fo:font-variant="normal" fo:text-transform="none" fo:color="#0c3c26" style:font-name="Roboto" fo:font-size="10.5pt" fo:letter-spacing="normal" fo:font-style="normal" fo:font-weight="normal" officeooo:rsid="0197b595" fo:background-color="transparent" loext:char-shading-value="0" style:font-size-asian="10.5pt" style:font-weight-asian="normal" style:font-size-complex="10.5pt" style:font-weight-complex="normal" loext:padding="0in" loext:border="none"/>
    </style:style>
    <style:style style:name="T83" style:family="text">
      <style:text-properties fo:font-variant="normal" fo:text-transform="none" fo:color="#0c3c26" style:font-name="Roboto" fo:font-size="10.5pt" fo:letter-spacing="normal" fo:font-style="normal" fo:font-weight="normal" officeooo:rsid="01b322df" fo:background-color="transparent" loext:char-shading-value="0" style:font-size-asian="10.5pt" style:font-weight-asian="normal" style:font-size-complex="10.5pt" style:font-weight-complex="normal" loext:padding="0in" loext:border="none"/>
    </style:style>
    <style:style style:name="T84" style:family="text">
      <style:text-properties fo:font-variant="normal" fo:text-transform="none" fo:color="#0c3c26" style:font-name="Roboto" fo:font-size="10.5pt" fo:letter-spacing="normal" fo:font-style="normal" fo:font-weight="normal" officeooo:rsid="01801951" fo:background-color="transparent" loext:char-shading-value="0" style:font-size-asian="10.5pt" style:font-size-complex="10.5pt" loext:padding="0in" loext:border="none"/>
    </style:style>
    <style:style style:name="T85" style:family="text">
      <style:text-properties fo:font-variant="normal" fo:text-transform="none" fo:color="#0c3c26" style:font-name="Roboto" fo:font-size="10.5pt" fo:letter-spacing="normal" fo:font-style="normal" fo:font-weight="normal" officeooo:rsid="01957aca" fo:background-color="transparent" loext:char-shading-value="0" style:font-size-asian="13pt" style:font-weight-asian="bold" style:font-size-complex="13pt" style:font-weight-complex="bold" loext:padding="0in" loext:border="none"/>
    </style:style>
    <style:style style:name="T86" style:family="text">
      <style:text-properties fo:font-variant="normal" fo:text-transform="none" fo:color="#0c3c26" style:font-name="Roboto" fo:font-size="10.5pt" fo:letter-spacing="normal" fo:font-style="normal" fo:font-weight="normal" officeooo:rsid="0197b595" fo:background-color="#ffff00" loext:char-shading-value="0" style:font-size-asian="10.5pt" style:font-weight-asian="normal" style:font-size-complex="10.5pt" style:font-weight-complex="normal" loext:padding="0in" loext:border="none"/>
    </style:style>
    <style:style style:name="T87" style:family="text">
      <style:text-properties fo:font-variant="normal" fo:text-transform="none" fo:color="#0c3c26" style:font-name="Roboto" fo:font-size="10.5pt" fo:letter-spacing="normal" fo:font-style="normal" fo:font-weight="normal" officeooo:rsid="018fc7ec" fo:background-color="#ffff00" loext:char-shading-value="0" style:font-size-asian="10.5pt" style:font-weight-asian="normal" style:font-size-complex="10.5pt" style:font-weight-complex="normal" loext:padding="0in" loext:border="none"/>
    </style:style>
    <style:style style:name="T88" style:family="text">
      <style:text-properties fo:font-variant="normal" fo:text-transform="none" fo:color="#0c3c26" style:font-name="Roboto" fo:font-size="10.5pt" fo:letter-spacing="normal" fo:font-style="normal" fo:font-weight="normal" style:font-size-asian="10pt" style:font-weight-asian="normal" style:font-size-complex="10pt" style:font-weight-complex="normal"/>
    </style:style>
    <style:style style:name="T89" style:family="text">
      <style:text-properties fo:font-variant="normal" fo:text-transform="none" fo:color="#0c3c26" style:font-name="Roboto" fo:font-size="10.5pt" fo:letter-spacing="normal" fo:font-style="normal" fo:font-weight="bold" officeooo:rsid="01957aca" fo:background-color="transparent" loext:char-shading-value="0" style:font-size-asian="10.5pt" style:font-weight-asian="bold" style:font-size-complex="10.5pt" style:font-weight-complex="bold" loext:padding="0in" loext:border="none"/>
    </style:style>
    <style:style style:name="T90" style:family="text">
      <style:text-properties fo:font-variant="normal" fo:text-transform="none" fo:color="#0c3c26" style:font-name="Roboto" fo:font-size="10.5pt" fo:letter-spacing="normal" fo:font-weight="normal" style:font-weight-asian="normal" style:font-weight-complex="normal"/>
    </style:style>
    <style:style style:name="T91" style:family="text">
      <style:text-properties fo:font-variant="normal" fo:text-transform="none" fo:color="#0c3c26" style:font-name="Roboto" fo:font-size="15pt" fo:letter-spacing="normal" fo:font-style="normal" fo:font-weight="bold" officeooo:rsid="018fc7ec" fo:background-color="transparent" loext:char-shading-value="0" style:font-size-asian="15pt" style:font-weight-asian="bold" style:font-size-complex="15pt" style:font-weight-complex="bold" loext:padding="0in" loext:border="none"/>
    </style:style>
    <style:style style:name="T92" style:family="text">
      <style:text-properties fo:font-variant="normal" fo:text-transform="none" fo:color="#0c3c26" style:font-name="Roboto" fo:font-size="15pt" fo:letter-spacing="normal" fo:font-style="normal" fo:font-weight="bold" officeooo:rsid="0191076b" fo:background-color="transparent" loext:char-shading-value="0" style:font-size-asian="15pt" style:font-weight-asian="bold" style:font-size-complex="15pt" style:font-weight-complex="bold" loext:padding="0in" loext:border="none"/>
    </style:style>
    <style:style style:name="T93" style:family="text">
      <style:text-properties fo:font-variant="normal" fo:text-transform="none" fo:color="#0c3c26" style:font-name="Roboto" fo:font-size="15pt" fo:letter-spacing="normal" fo:font-style="normal" fo:font-weight="bold" officeooo:rsid="01957aca" fo:background-color="transparent" loext:char-shading-value="0" style:font-size-asian="15pt" style:font-weight-asian="bold" style:font-size-complex="15pt" style:font-weight-complex="bold" loext:padding="0in" loext:border="none"/>
    </style:style>
    <style:style style:name="T94" style:family="text">
      <style:text-properties fo:font-variant="normal" fo:text-transform="none" fo:color="#0c3c26" style:font-name="Roboto" fo:font-size="15pt" fo:letter-spacing="normal" fo:font-style="normal" fo:font-weight="bold" officeooo:rsid="01cc8014" fo:background-color="transparent" loext:char-shading-value="0" style:font-name-asian="Noto Sans Mono CJK SC" style:font-size-asian="15pt" style:font-weight-asian="bold" style:font-name-complex="Liberation Mono" style:font-size-complex="15pt" style:font-weight-complex="bold" loext:padding="0in" loext:border="none"/>
    </style:style>
    <style:style style:name="T95" style:family="text">
      <style:text-properties fo:font-variant="normal" fo:text-transform="none" fo:color="#0c3c26" style:font-name="Roboto" fo:font-size="15pt" fo:letter-spacing="normal" fo:font-style="normal" fo:font-weight="bold" officeooo:rsid="01d0c956" fo:background-color="transparent" loext:char-shading-value="0" style:font-name-asian="Noto Sans Mono CJK SC" style:font-size-asian="15pt" style:font-weight-asian="bold" style:font-name-complex="Liberation Mono" style:font-size-complex="15pt" style:font-weight-complex="bold" loext:padding="0in" loext:border="none"/>
    </style:style>
    <style:style style:name="T96" style:family="text">
      <style:text-properties fo:font-variant="normal" fo:text-transform="none" fo:color="#0c3c26" style:font-name="Roboto" fo:font-size="15pt" fo:letter-spacing="normal" fo:font-style="normal" fo:font-weight="bold" officeooo:rsid="01ca948b" fo:background-color="transparent" loext:char-shading-value="0" style:font-name-asian="Noto Sans Mono CJK SC" style:font-size-asian="15pt" style:font-weight-asian="bold" style:font-name-complex="Liberation Mono" style:font-size-complex="15pt" style:font-weight-complex="bold" loext:padding="0in" loext:border="none"/>
    </style:style>
    <style:style style:name="T97" style:family="text">
      <style:text-properties fo:font-variant="normal" fo:text-transform="none" fo:color="#0c3c26" style:font-name="Roboto" fo:font-size="15pt" fo:letter-spacing="normal" fo:font-style="normal" fo:font-weight="bold" officeooo:rsid="01f428ea" fo:background-color="transparent" loext:char-shading-value="0" style:font-name-asian="Noto Sans Mono CJK SC" style:font-size-asian="15pt" style:font-weight-asian="bold" style:font-name-complex="Liberation Mono" style:font-size-complex="15pt" style:font-weight-complex="bold" loext:padding="0in" loext:border="none"/>
    </style:style>
    <style:style style:name="T98" style:family="text">
      <style:text-properties fo:font-variant="normal" fo:text-transform="none" fo:color="#0c3c26" style:font-name="Roboto" fo:font-size="15pt" fo:letter-spacing="normal" fo:font-style="normal" fo:font-weight="bold" officeooo:rsid="01c4af98" fo:background-color="transparent" loext:char-shading-value="0" style:font-name-asian="Noto Sans Mono CJK SC" style:font-size-asian="15pt" style:font-weight-asian="bold" style:font-name-complex="Liberation Mono" style:font-size-complex="15pt" style:font-weight-complex="bold" loext:padding="0in" loext:border="none"/>
    </style:style>
    <style:style style:name="T99" style:family="text">
      <style:text-properties fo:font-variant="normal" fo:text-transform="none" fo:color="#0c3c26" style:font-name="Roboto" fo:font-size="15pt" fo:letter-spacing="normal" fo:font-style="normal" fo:font-weight="bold" officeooo:rsid="02047709" fo:background-color="transparent" loext:char-shading-value="0" style:font-name-asian="Noto Sans Mono CJK SC" style:font-size-asian="15pt" style:font-weight-asian="bold" style:font-name-complex="Liberation Mono" style:font-size-complex="15pt" style:font-weight-complex="bold" loext:padding="0in" loext:border="none"/>
    </style:style>
    <style:style style:name="T100" style:family="text">
      <style:text-properties fo:font-variant="normal" fo:text-transform="none" fo:color="#0c3c26" style:font-name="Roboto" fo:font-size="15pt" fo:letter-spacing="normal" fo:font-style="normal" fo:font-weight="bold" officeooo:rsid="021fa238" fo:background-color="transparent" loext:char-shading-value="0" style:font-name-asian="Noto Sans Mono CJK SC" style:font-size-asian="15pt" style:font-weight-asian="bold" style:font-name-complex="Liberation Mono" style:font-size-complex="15pt" style:font-weight-complex="bold" loext:padding="0in" loext:border="none"/>
    </style:style>
    <style:style style:name="T101" style:family="text">
      <style:text-properties fo:font-variant="normal" fo:text-transform="none" fo:color="#0c3c26" style:font-name="Roboto" fo:font-size="15pt" fo:letter-spacing="normal" fo:font-style="normal" fo:font-weight="bold" style:font-size-asian="15pt" style:font-size-complex="15pt"/>
    </style:style>
    <style:style style:name="T102" style:family="text">
      <style:text-properties fo:font-variant="normal" fo:text-transform="none" fo:color="#0c3c26" style:font-name="Roboto" fo:font-size="15pt" fo:letter-spacing="-0.0102in" fo:font-style="normal" fo:font-weight="bold" officeooo:rsid="01957aca" fo:background-color="transparent" loext:char-shading-value="0" style:font-size-asian="15pt" style:font-weight-asian="bold" style:font-size-complex="15pt" style:font-weight-complex="bold" loext:padding="0in" loext:border="none"/>
    </style:style>
    <style:style style:name="T103" style:family="text">
      <style:text-properties fo:font-variant="normal" fo:text-transform="none" fo:color="#0c3c26" style:font-name="Roboto" fo:font-size="18pt" fo:letter-spacing="-0.0102in" fo:font-style="normal" fo:font-weight="normal" officeooo:rsid="01801951" fo:background-color="#ffff00" loext:char-shading-value="0" style:font-size-asian="18pt" style:font-weight-asian="normal" style:font-size-complex="18pt" style:font-weight-complex="normal" loext:padding="0in" loext:border="none"/>
    </style:style>
    <style:style style:name="T104" style:family="text">
      <style:text-properties fo:font-variant="normal" fo:text-transform="none" fo:color="#0c3c26" style:font-name="Roboto" fo:font-size="18pt" fo:letter-spacing="-0.0102in" fo:font-style="normal" fo:font-weight="normal" officeooo:rsid="01885b51" fo:background-color="#ffff00" loext:char-shading-value="0" style:font-size-asian="18pt" style:font-weight-asian="normal" style:font-size-complex="18pt" style:font-weight-complex="normal" loext:padding="0in" loext:border="none"/>
    </style:style>
    <style:style style:name="T105" style:family="text">
      <style:text-properties fo:font-variant="normal" fo:text-transform="none" fo:color="#0c3c26" style:font-name="Roboto" fo:letter-spacing="normal" fo:font-style="normal" fo:font-weight="normal"/>
    </style:style>
    <style:style style:name="T106" style:family="text">
      <style:text-properties fo:font-variant="normal" fo:text-transform="none" fo:color="#0c3c26" style:font-name="Roboto" fo:font-size="10pt" fo:letter-spacing="normal" fo:font-style="normal" fo:font-weight="normal" officeooo:rsid="017412c9" fo:background-color="#ffffff" loext:char-shading-value="0" style:font-size-asian="10pt" style:font-weight-asian="normal" style:font-size-complex="10pt" style:font-weight-complex="normal" loext:padding="0in" loext:border="none"/>
    </style:style>
    <style:style style:name="T107" style:family="text">
      <style:text-properties fo:font-variant="normal" fo:text-transform="none" fo:color="#0c3c26" style:font-name="Roboto" fo:font-size="13pt" fo:letter-spacing="normal" fo:font-style="normal" fo:font-weight="bold" officeooo:rsid="01add7a4" fo:background-color="transparent" loext:char-shading-value="0" style:font-size-asian="13pt" style:font-weight-asian="bold" style:font-size-complex="13pt" style:font-weight-complex="bold" loext:padding="0in" loext:border="none"/>
    </style:style>
    <style:style style:name="T108" style:family="text">
      <style:text-properties fo:font-variant="normal" fo:text-transform="none" fo:color="#0c3c26" style:font-name="Roboto" fo:font-size="13pt" fo:letter-spacing="normal" fo:font-style="normal" fo:font-weight="bold" officeooo:rsid="01957aca" fo:background-color="transparent" loext:char-shading-value="0" style:font-size-asian="13pt" style:font-weight-asian="bold" style:font-size-complex="13pt" style:font-weight-complex="bold" loext:padding="0in" loext:border="none"/>
    </style:style>
    <style:style style:name="T109" style:family="text">
      <style:text-properties fo:font-variant="normal" fo:text-transform="none" fo:color="#0c3c26" style:font-name="Roboto" fo:font-size="14pt" fo:letter-spacing="normal" fo:font-style="normal" fo:font-weight="bold" officeooo:rsid="01957aca" fo:background-color="transparent" loext:char-shading-value="0" style:font-size-asian="14pt" style:font-weight-asian="bold" style:font-size-complex="14pt" style:font-weight-complex="bold" loext:padding="0in" loext:border="none"/>
    </style:style>
    <style:style style:name="T110" style:family="text">
      <style:text-properties fo:font-variant="normal" fo:text-transform="none" fo:color="#0c3c26" style:font-name="Roboto" fo:font-size="14pt" fo:letter-spacing="normal" fo:font-style="normal" fo:font-weight="bold" officeooo:rsid="01d17bfd" fo:background-color="transparent" loext:char-shading-value="0" style:font-name-asian="Noto Sans Mono CJK SC" style:font-size-asian="14pt" style:font-weight-asian="bold" style:font-name-complex="Liberation Mono" style:font-size-complex="14pt" style:font-weight-complex="bold" loext:padding="0in" loext:border="none"/>
    </style:style>
    <style:style style:name="T111" style:family="text">
      <style:text-properties fo:font-variant="normal" fo:text-transform="none" fo:color="#0c3c26" style:font-name="Roboto" fo:font-size="14pt" fo:letter-spacing="normal" fo:font-style="normal" fo:font-weight="bold" officeooo:rsid="01ec2da3" fo:background-color="transparent" loext:char-shading-value="0" style:font-name-asian="Noto Sans Mono CJK SC" style:font-size-asian="14pt" style:font-weight-asian="bold" style:font-name-complex="Liberation Mono" style:font-size-complex="14pt" style:font-weight-complex="bold" loext:padding="0in" loext:border="none"/>
    </style:style>
    <style:style style:name="T112" style:family="text">
      <style:text-properties fo:font-variant="normal" fo:text-transform="none" fo:color="#0c3c26" style:font-name="Roboto" fo:font-size="14pt" fo:letter-spacing="normal" fo:font-style="normal" fo:font-weight="bold" officeooo:rsid="01d17bfd" fo:background-color="#afd095" loext:char-shading-value="0" style:font-name-asian="Noto Sans Mono CJK SC" style:font-size-asian="14pt" style:font-weight-asian="bold" style:font-name-complex="Liberation Mono" style:font-size-complex="14pt" style:font-weight-complex="bold" loext:padding="0in" loext:border="none"/>
    </style:style>
    <style:style style:name="T113" style:family="text">
      <style:text-properties fo:font-variant="normal" fo:text-transform="none" fo:color="#0c3c26" style:font-name="Roboto" fo:font-size="14pt" fo:letter-spacing="normal" fo:font-style="normal" fo:font-weight="bold" officeooo:rsid="01d17bfd" fo:background-color="#ff7b59" loext:char-shading-value="0" style:font-name-asian="Noto Sans Mono CJK SC" style:font-size-asian="14pt" style:font-weight-asian="bold" style:font-name-complex="Liberation Mono" style:font-size-complex="14pt" style:font-weight-complex="bold" loext:padding="0in" loext:border="none"/>
    </style:style>
    <style:style style:name="T114" style:family="text">
      <style:text-properties fo:font-variant="normal" fo:text-transform="none" fo:color="#0c3c26" style:font-name="Roboto" fo:font-size="11pt" fo:letter-spacing="normal" fo:font-style="normal" fo:font-weight="normal" officeooo:rsid="01957aca" fo:background-color="transparent" loext:char-shading-value="0" style:font-size-asian="11pt" style:font-weight-asian="normal" style:font-size-complex="11pt" style:font-weight-complex="normal" loext:padding="0in" loext:border="none"/>
    </style:style>
    <style:style style:name="T115" style:family="text">
      <style:text-properties fo:font-variant="normal" fo:text-transform="none" fo:color="#0c3c26" style:font-name="Roboto" fo:font-size="11pt" fo:letter-spacing="normal" fo:font-style="normal" fo:font-weight="normal" officeooo:rsid="01c4af98" fo:background-color="transparent" loext:char-shading-value="0" style:font-size-asian="9.60000038146973pt" style:font-weight-asian="normal" style:font-size-complex="11pt" style:font-weight-complex="normal" loext:padding="0in" loext:border="none"/>
    </style:style>
    <style:style style:name="T116" style:family="text">
      <style:text-properties fo:font-variant="normal" fo:text-transform="none" fo:color="#0c3c26" style:font-name="Roboto" fo:font-size="11pt" fo:letter-spacing="normal" fo:font-style="normal" fo:font-weight="normal" officeooo:rsid="01c4af98"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17" style:family="text">
      <style:text-properties fo:font-variant="normal" fo:text-transform="none" fo:color="#0c3c26" style:font-name="Roboto" fo:font-size="11pt" fo:letter-spacing="normal" fo:font-style="normal" fo:font-weight="normal" officeooo:rsid="01c651a6"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18" style:family="text">
      <style:text-properties fo:font-variant="normal" fo:text-transform="none" fo:color="#0c3c26" style:font-name="Roboto" fo:font-size="11pt" fo:letter-spacing="normal" fo:font-style="normal" fo:font-weight="normal" officeooo:rsid="01c7760f"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19" style:family="text">
      <style:text-properties fo:font-variant="normal" fo:text-transform="none" fo:color="#0c3c26" style:font-name="Roboto" fo:font-size="11pt" fo:letter-spacing="normal" fo:font-style="normal" fo:font-weight="normal" officeooo:rsid="01ca01bc"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0" style:family="text">
      <style:text-properties fo:font-variant="normal" fo:text-transform="none" fo:color="#0c3c26" style:font-name="Roboto" fo:font-size="11pt" fo:letter-spacing="normal" fo:font-style="normal" fo:font-weight="normal" officeooo:rsid="01ca948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1" style:family="text">
      <style:text-properties fo:font-variant="normal" fo:text-transform="none" fo:color="#0c3c26" style:font-name="Roboto" fo:font-size="11pt" fo:letter-spacing="normal" fo:font-style="normal" fo:font-weight="normal" officeooo:rsid="01cfd862"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2" style:family="text">
      <style:text-properties fo:font-variant="normal" fo:text-transform="none" fo:color="#0c3c26" style:font-name="Roboto" fo:font-size="11pt" fo:letter-spacing="normal" fo:font-style="normal" fo:font-weight="normal" officeooo:rsid="01d0c956"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3" style:family="text">
      <style:text-properties fo:font-variant="normal" fo:text-transform="none" fo:color="#0c3c26" style:font-name="Roboto" fo:font-size="11pt" fo:letter-spacing="normal" fo:font-style="normal" fo:font-weight="normal" officeooo:rsid="01e06e2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4" style:family="text">
      <style:text-properties fo:font-variant="normal" fo:text-transform="none" fo:color="#0c3c26" style:font-name="Roboto" fo:font-size="11pt" fo:letter-spacing="normal" fo:font-style="normal" fo:font-weight="normal" officeooo:rsid="01e0b346"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5" style:family="text">
      <style:text-properties fo:font-variant="normal" fo:text-transform="none" fo:color="#0c3c26" style:font-name="Roboto" fo:font-size="11pt" fo:letter-spacing="normal" fo:font-style="normal" fo:font-weight="normal" officeooo:rsid="01ec2da3"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6" style:family="text">
      <style:text-properties fo:font-variant="normal" fo:text-transform="none" fo:color="#0c3c26" style:font-name="Roboto" fo:font-size="11pt" fo:letter-spacing="normal" fo:font-style="normal" fo:font-weight="normal" officeooo:rsid="01f0a7e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7" style:family="text">
      <style:text-properties fo:font-variant="normal" fo:text-transform="none" fo:color="#0c3c26" style:font-name="Roboto" fo:font-size="11pt" fo:letter-spacing="normal" fo:font-style="normal" fo:font-weight="normal" officeooo:rsid="01f3f826"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8" style:family="text">
      <style:text-properties fo:font-variant="normal" fo:text-transform="none" fo:color="#0c3c26" style:font-name="Roboto" fo:font-size="11pt" fo:letter-spacing="normal" fo:font-style="normal" fo:font-weight="normal" officeooo:rsid="01f428ea"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29" style:family="text">
      <style:text-properties fo:font-variant="normal" fo:text-transform="none" fo:color="#0c3c26" style:font-name="Roboto" fo:font-size="11pt" fo:letter-spacing="normal" fo:font-style="normal" fo:font-weight="normal" officeooo:rsid="01f91231"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0" style:family="text">
      <style:text-properties fo:font-variant="normal" fo:text-transform="none" fo:color="#0c3c26" style:font-name="Roboto" fo:font-size="11pt" fo:letter-spacing="normal" fo:font-style="normal" fo:font-weight="normal" officeooo:rsid="01fc5718"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1" style:family="text">
      <style:text-properties fo:font-variant="normal" fo:text-transform="none" fo:color="#0c3c26" style:font-name="Roboto" fo:font-size="11pt" fo:letter-spacing="normal" fo:font-style="normal" fo:font-weight="normal" officeooo:rsid="01fda8b9"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2" style:family="text">
      <style:text-properties fo:font-variant="normal" fo:text-transform="none" fo:color="#0c3c26" style:font-name="Roboto" fo:font-size="11pt" fo:letter-spacing="normal" fo:font-style="normal" fo:font-weight="normal" officeooo:rsid="01fdc2c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3" style:family="text">
      <style:text-properties fo:font-variant="normal" fo:text-transform="none" fo:color="#0c3c26" style:font-name="Roboto" fo:font-size="11pt" fo:letter-spacing="normal" fo:font-style="normal" fo:font-weight="normal" officeooo:rsid="0201b1f1"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4" style:family="text">
      <style:text-properties fo:font-variant="normal" fo:text-transform="none" fo:color="#0c3c26" style:font-name="Roboto" fo:font-size="11pt" fo:letter-spacing="normal" fo:font-style="normal" fo:font-weight="normal" officeooo:rsid="0202fb34"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5" style:family="text">
      <style:text-properties fo:font-variant="normal" fo:text-transform="none" fo:color="#0c3c26" style:font-name="Roboto" fo:font-size="11pt" fo:letter-spacing="normal" fo:font-style="normal" fo:font-weight="normal" officeooo:rsid="02051db2"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6" style:family="text">
      <style:text-properties fo:font-variant="normal" fo:text-transform="none" fo:color="#0c3c26" style:font-name="Roboto" fo:font-size="11pt" fo:letter-spacing="normal" fo:font-style="normal" fo:font-weight="normal" officeooo:rsid="0206604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7" style:family="text">
      <style:text-properties fo:font-variant="normal" fo:text-transform="none" fo:color="#0c3c26" style:font-name="Roboto" fo:font-size="11pt" fo:letter-spacing="normal" fo:font-style="normal" fo:font-weight="normal" officeooo:rsid="02082150"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8" style:family="text">
      <style:text-properties fo:font-variant="normal" fo:text-transform="none" fo:color="#0c3c26" style:font-name="Roboto" fo:font-size="11pt" fo:letter-spacing="normal" fo:font-style="normal" fo:font-weight="normal" officeooo:rsid="0209cf43"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39" style:family="text">
      <style:text-properties fo:font-variant="normal" fo:text-transform="none" fo:color="#0c3c26" style:font-name="Roboto" fo:font-size="11pt" fo:letter-spacing="normal" fo:font-style="normal" fo:font-weight="normal" officeooo:rsid="020b879a"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0" style:family="text">
      <style:text-properties fo:font-variant="normal" fo:text-transform="none" fo:color="#0c3c26" style:font-name="Roboto" fo:font-size="11pt" fo:letter-spacing="normal" fo:font-style="normal" fo:font-weight="normal" officeooo:rsid="020fded4"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1" style:family="text">
      <style:text-properties fo:font-variant="normal" fo:text-transform="none" fo:color="#0c3c26" style:font-name="Roboto" fo:font-size="11pt" fo:letter-spacing="normal" fo:font-style="normal" fo:font-weight="normal" officeooo:rsid="020cd73d"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2" style:family="text">
      <style:text-properties fo:font-variant="normal" fo:text-transform="none" fo:color="#0c3c26" style:font-name="Roboto" fo:font-size="11pt" fo:letter-spacing="normal" fo:font-style="normal" fo:font-weight="normal" officeooo:rsid="02113901"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3" style:family="text">
      <style:text-properties fo:font-variant="normal" fo:text-transform="none" fo:color="#0c3c26" style:font-name="Roboto" fo:font-size="11pt" fo:letter-spacing="normal" fo:font-style="normal" fo:font-weight="normal" officeooo:rsid="0213cc50"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4" style:family="text">
      <style:text-properties fo:font-variant="normal" fo:text-transform="none" fo:color="#0c3c26" style:font-name="Roboto" fo:font-size="11pt" fo:letter-spacing="normal" fo:font-style="normal" fo:font-weight="normal" officeooo:rsid="0215701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5" style:family="text">
      <style:text-properties fo:font-variant="normal" fo:text-transform="none" fo:color="#0c3c26" style:font-name="Roboto" fo:font-size="11pt" fo:letter-spacing="normal" fo:font-style="normal" fo:font-weight="normal" officeooo:rsid="02159db5"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6" style:family="text">
      <style:text-properties fo:font-variant="normal" fo:text-transform="none" fo:color="#0c3c26" style:font-name="Roboto" fo:font-size="11pt" fo:letter-spacing="normal" fo:font-style="normal" fo:font-weight="normal" officeooo:rsid="021631f6"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7" style:family="text">
      <style:text-properties fo:font-variant="normal" fo:text-transform="none" fo:color="#0c3c26" style:font-name="Roboto" fo:font-size="11pt" fo:letter-spacing="normal" fo:font-style="normal" fo:font-weight="normal" officeooo:rsid="021af86e"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8" style:family="text">
      <style:text-properties fo:font-variant="normal" fo:text-transform="none" fo:color="#0c3c26" style:font-name="Roboto" fo:font-size="11pt" fo:letter-spacing="normal" fo:font-style="normal" fo:font-weight="normal" officeooo:rsid="021e3c7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49" style:family="text">
      <style:text-properties fo:font-variant="normal" fo:text-transform="none" fo:color="#0c3c26" style:font-name="Roboto" fo:font-size="11pt" fo:letter-spacing="normal" fo:font-style="normal" fo:font-weight="normal" officeooo:rsid="0224fca9"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0" style:family="text">
      <style:text-properties fo:font-variant="normal" fo:text-transform="none" fo:color="#0c3c26" style:font-name="Roboto" fo:font-size="11pt" fo:letter-spacing="normal" fo:font-style="normal" fo:font-weight="normal" officeooo:rsid="02279830"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1" style:family="text">
      <style:text-properties fo:font-variant="normal" fo:text-transform="none" fo:color="#0c3c26" style:font-name="Roboto" fo:font-size="11pt" fo:letter-spacing="normal" fo:font-style="normal" fo:font-weight="normal" officeooo:rsid="0228ee52"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2" style:family="text">
      <style:text-properties fo:font-variant="normal" fo:text-transform="none" fo:color="#0c3c26" style:font-name="Roboto" fo:font-size="11pt" fo:letter-spacing="normal" fo:font-style="normal" fo:font-weight="normal" officeooo:rsid="022a37bd"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3" style:family="text">
      <style:text-properties fo:font-variant="normal" fo:text-transform="none" fo:color="#0c3c26" style:font-name="Roboto" fo:font-size="11pt" fo:letter-spacing="normal" fo:font-style="normal" fo:font-weight="normal" officeooo:rsid="01e0b346"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4" style:family="text">
      <style:text-properties fo:font-variant="normal" fo:text-transform="none" fo:color="#0c3c26" style:font-name="Roboto" fo:font-size="11pt" fo:letter-spacing="normal" fo:font-style="normal" fo:font-weight="normal" officeooo:rsid="01fda8b9"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5" style:family="text">
      <style:text-properties fo:font-variant="normal" fo:text-transform="none" fo:color="#0c3c26" style:font-name="Roboto" fo:font-size="11pt" fo:letter-spacing="normal" fo:font-style="normal" fo:font-weight="normal" officeooo:rsid="01fdc2cb"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6" style:family="text">
      <style:text-properties fo:font-variant="normal" fo:text-transform="none" fo:color="#0c3c26" style:font-name="Roboto" fo:font-size="11pt" fo:letter-spacing="normal" fo:font-style="normal" fo:font-weight="normal" officeooo:rsid="0202fb34"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7" style:family="text">
      <style:text-properties fo:font-variant="normal" fo:text-transform="none" fo:color="#0c3c26" style:font-name="Roboto" fo:font-size="11pt" fo:letter-spacing="normal" fo:font-style="normal" fo:font-weight="normal" officeooo:rsid="02051db2"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8" style:family="text">
      <style:text-properties fo:font-variant="normal" fo:text-transform="none" fo:color="#0c3c26" style:font-name="Roboto" fo:font-size="11pt" fo:letter-spacing="normal" fo:font-style="normal" fo:font-weight="normal" officeooo:rsid="02082150"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59" style:family="text">
      <style:text-properties fo:font-variant="normal" fo:text-transform="none" fo:color="#0c3c26" style:font-name="Roboto" fo:font-size="11pt" fo:letter-spacing="normal" fo:font-style="normal" fo:font-weight="normal" officeooo:rsid="020b879a"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60" style:family="text">
      <style:text-properties fo:font-variant="normal" fo:text-transform="none" fo:color="#0c3c26" style:font-name="Roboto" fo:font-size="11pt" fo:letter-spacing="normal" fo:font-style="normal" fo:font-weight="normal" officeooo:rsid="020fded4"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61" style:family="text">
      <style:text-properties fo:font-variant="normal" fo:text-transform="none" fo:color="#0c3c26" style:font-name="Roboto" fo:font-size="11pt" fo:letter-spacing="normal" fo:font-style="normal" fo:font-weight="normal" officeooo:rsid="020cd73d"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62" style:family="text">
      <style:text-properties fo:font-variant="normal" fo:text-transform="none" fo:color="#0c3c26" style:font-name="Roboto" fo:font-size="11pt" fo:letter-spacing="normal" fo:font-style="normal" fo:font-weight="normal" officeooo:rsid="02279830" fo:background-color="#ffff00"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63" style:family="text">
      <style:text-properties fo:font-variant="normal" fo:text-transform="none" fo:color="#0c3c26" style:font-name="Roboto" fo:font-size="11pt" fo:letter-spacing="normal" fo:font-style="normal" fo:font-weight="normal" officeooo:rsid="01d0c956" fo:background-color="#afd095"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164" style:family="text">
      <style:text-properties fo:font-variant="normal" fo:text-transform="none" fo:color="#0c3c26" style:font-name="Roboto" fo:font-size="20pt" fo:letter-spacing="normal" fo:font-style="normal" fo:font-weight="bold" officeooo:rsid="01c4af98" fo:background-color="#ffff00" loext:char-shading-value="0" style:font-size-asian="20pt" style:font-weight-asian="bold" style:font-size-complex="20pt" style:font-weight-complex="bold" loext:padding="0in" loext:border="none"/>
    </style:style>
    <style:style style:name="T165" style:family="text">
      <style:text-properties fo:font-variant="normal" fo:text-transform="none" fo:color="#0c3c26" style:font-name="Roboto" fo:font-size="20pt" fo:letter-spacing="normal" fo:font-style="normal" fo:font-weight="bold" officeooo:rsid="01ca882a" fo:background-color="#ffff00" loext:char-shading-value="0" style:font-size-asian="20pt" style:font-weight-asian="bold" style:font-size-complex="20pt" style:font-weight-complex="bold" loext:padding="0in" loext:border="none"/>
    </style:style>
    <style:style style:name="T166" style:family="text">
      <style:text-properties fo:font-variant="normal" fo:text-transform="none" fo:color="#0c3c26" style:font-name="Roboto" fo:font-size="16pt" fo:letter-spacing="normal" fo:font-style="normal" fo:font-weight="bold" officeooo:rsid="021e3c7b" fo:background-color="transparent" loext:char-shading-value="0" style:font-name-asian="Noto Sans Mono CJK SC" style:font-size-asian="16pt" style:font-weight-asian="bold" style:font-name-complex="Liberation Mono" style:font-size-complex="16pt" style:font-weight-complex="bold" loext:padding="0in" loext:border="none"/>
    </style:style>
    <style:style style:name="T167" style:family="text">
      <style:text-properties fo:font-variant="normal" fo:text-transform="none" fo:color="#0c3c26" style:font-name="Roboto" fo:font-size="16pt" fo:letter-spacing="normal" fo:font-style="normal" fo:font-weight="bold" officeooo:rsid="01f91231" fo:background-color="transparent" loext:char-shading-value="0" style:font-name-asian="Noto Sans Mono CJK SC" style:font-size-asian="16pt" style:font-weight-asian="bold" style:font-name-complex="Liberation Mono" style:font-size-complex="16pt" style:font-weight-complex="bold" loext:padding="0in" loext:border="none"/>
    </style:style>
    <style:style style:name="T168" style:family="text">
      <style:text-properties fo:font-variant="normal" fo:text-transform="none" fo:color="#0c3c26" style:font-name="Roboto" fo:font-size="16pt" fo:letter-spacing="normal" fo:font-style="normal" fo:font-weight="bold" officeooo:rsid="01ec2da3" fo:background-color="transparent" loext:char-shading-value="0" style:font-name-asian="Noto Sans Mono CJK SC" style:font-size-asian="16pt" style:font-weight-asian="bold" style:font-name-complex="Liberation Mono" style:font-size-complex="16pt" style:font-weight-complex="bold" loext:padding="0in" loext:border="none"/>
    </style:style>
    <style:style style:name="T169" style:family="text">
      <style:text-properties fo:font-variant="normal" fo:text-transform="none" fo:color="#0c3c26" style:font-name="Roboto" fo:font-size="16pt" fo:letter-spacing="normal" fo:font-style="normal" fo:font-weight="bold" officeooo:rsid="01f0a7eb" fo:background-color="transparent" loext:char-shading-value="0" style:font-name-asian="Noto Sans Mono CJK SC" style:font-size-asian="16pt" style:font-weight-asian="bold" style:font-name-complex="Liberation Mono" style:font-size-complex="16pt" style:font-weight-complex="bold" loext:padding="0in" loext:border="none"/>
    </style:style>
    <style:style style:name="T170" style:family="text">
      <style:text-properties fo:font-variant="normal" fo:text-transform="none" fo:color="#0c3c26" style:font-name="Roboto" fo:font-size="16pt" fo:letter-spacing="normal" fo:font-style="normal" fo:font-weight="bold" officeooo:rsid="01f91231" fo:background-color="#ffff00" loext:char-shading-value="0" style:font-name-asian="Noto Sans Mono CJK SC" style:font-size-asian="16pt" style:font-weight-asian="bold" style:font-name-complex="Liberation Mono" style:font-size-complex="16pt" style:font-weight-complex="bold" loext:padding="0in" loext:border="none"/>
    </style:style>
    <style:style style:name="T171" style:family="text">
      <style:text-properties fo:font-variant="normal" fo:text-transform="none" fo:color="#0c3c26" style:font-name="HelveticaNeue" fo:font-size="10pt" fo:letter-spacing="normal" fo:font-style="normal" fo:font-weight="normal" officeooo:rsid="017412c9" fo:background-color="#ffffff" loext:char-shading-value="0" style:font-size-asian="10pt" style:font-weight-asian="normal" style:font-size-complex="10pt" style:font-weight-complex="normal" loext:padding="0in" loext:border="none"/>
    </style:style>
    <style:style style:name="T172" style:family="text">
      <style:text-properties fo:font-variant="normal" fo:text-transform="none" fo:color="#0c3c26" style:font-name="Fira Mono" fo:font-size="10.5pt" fo:letter-spacing="normal" fo:font-style="normal" fo:font-weight="bold" officeooo:rsid="01b322df" fo:background-color="transparent" loext:char-shading-value="0" style:font-size-asian="10.5pt" style:font-weight-asian="normal" style:font-size-complex="10.5pt" style:font-weight-complex="normal" loext:padding="0in" loext:border="none"/>
    </style:style>
    <style:style style:name="T173" style:family="text">
      <style:text-properties fo:font-variant="normal" fo:text-transform="none" fo:color="#0c3c26" style:text-line-through-style="none" style:text-line-through-type="none" style:font-name="Fira Mono" fo:font-size="10.5pt" fo:letter-spacing="normal" fo:font-style="normal" style:text-underline-style="none" fo:font-weight="bold" officeooo:rsid="01b322df" style:text-blinking="false" fo:background-color="transparent" loext:char-shading-value="0" style:font-size-asian="10.5pt" style:font-weight-asian="normal" style:font-size-complex="10.5pt" style:font-weight-complex="normal" loext:padding="0in" loext:border="none"/>
    </style:style>
    <style:style style:name="T174" style:family="text">
      <style:text-properties fo:font-variant="normal" fo:text-transform="none" fo:color="#0c3c26" style:text-line-through-style="none" style:text-line-through-type="none" style:font-name="Fira Mono" fo:font-size="10pt" fo:letter-spacing="normal" fo:font-style="normal" style:text-underline-style="none" fo:font-weight="normal" officeooo:rsid="01957aca" style:text-blinking="false" fo:background-color="transparent" loext:char-shading-value="0" style:font-size-asian="10pt" style:font-weight-asian="normal" style:font-size-complex="10pt" style:font-weight-complex="normal" loext:padding="0in" loext:border="none"/>
    </style:style>
    <style:style style:name="T175" style:family="text">
      <style:text-properties fo:font-variant="normal" fo:text-transform="none" fo:color="#0c3c26" style:text-line-through-style="none" style:text-line-through-type="none" style:font-name="Roboto" fo:font-size="10.5pt" fo:letter-spacing="normal" fo:font-style="normal" style:text-underline-style="none" fo:font-weight="normal" officeooo:rsid="01957aca" style:text-blinking="false" fo:background-color="transparent" loext:char-shading-value="0" style:font-size-asian="10pt" style:font-weight-asian="normal" style:font-size-complex="10pt" style:font-weight-complex="normal" loext:padding="0in" loext:border="none"/>
    </style:style>
    <style:style style:name="T176" style:family="text">
      <style:text-properties fo:font-variant="normal" fo:text-transform="none" fo:color="#292929" style:font-name="Menlo1" fo:font-size="12pt" fo:letter-spacing="normal" fo:font-style="normal" fo:font-weight="normal"/>
    </style:style>
    <style:style style:name="T177" style:family="text">
      <style:text-properties fo:font-variant="normal" fo:text-transform="none" fo:color="#292929" style:font-name="Menlo1" fo:font-size="12pt" fo:letter-spacing="normal" fo:font-style="normal" fo:font-weight="normal" officeooo:rsid="018285ee" style:font-size-asian="11pt" style:font-size-complex="11pt"/>
    </style:style>
    <style:style style:name="T178" style:family="text">
      <style:text-properties fo:font-variant="normal" fo:text-transform="none" fo:color="#292929" style:font-name="Menlo1" fo:font-size="12pt" fo:letter-spacing="normal" fo:font-style="normal" fo:font-weight="normal" officeooo:rsid="019f0f91" style:font-size-asian="11pt" style:font-size-complex="11pt"/>
    </style:style>
    <style:style style:name="T179" style:family="text">
      <style:text-properties fo:font-variant="normal" fo:text-transform="none" fo:color="#292929" style:font-name="Menlo1" fo:font-size="12pt" fo:letter-spacing="normal" fo:font-style="normal" fo:font-weight="normal" officeooo:rsid="019f0f91" style:font-name-asian="Noto Sans Mono CJK SC" style:font-size-asian="11pt" style:font-name-complex="Liberation Mono" style:font-size-complex="11pt"/>
    </style:style>
    <style:style style:name="T180" style:family="text">
      <style:text-properties fo:font-variant="normal" fo:text-transform="none" fo:color="#292929" style:font-name="Menlo1" fo:letter-spacing="normal" fo:font-style="normal"/>
    </style:style>
    <style:style style:name="T181" style:family="text">
      <style:text-properties fo:font-variant="normal" fo:text-transform="none" fo:color="#292929" style:font-name="Menlo1" fo:letter-spacing="normal" fo:font-style="normal" officeooo:rsid="018285ee"/>
    </style:style>
    <style:style style:name="T182" style:family="text">
      <style:text-properties fo:font-variant="normal" fo:text-transform="none" fo:color="#666666" fo:font-size="10pt" fo:letter-spacing="normal" fo:background-color="#ffffff" loext:char-shading-value="0" style:font-size-asian="10pt" style:font-size-complex="10pt" loext:padding="0in" loext:border="none"/>
    </style:style>
    <style:style style:name="T183" style:family="text">
      <style:text-properties fo:font-variant="normal" fo:text-transform="none" fo:color="#666666" fo:font-size="9pt" fo:letter-spacing="normal" fo:background-color="#ffffff" loext:char-shading-value="0" style:font-size-asian="9pt" style:font-size-complex="9pt" loext:padding="0in" loext:border="none"/>
    </style:style>
    <style:style style:name="T184" style:family="text">
      <style:text-properties fo:font-variant="normal" fo:text-transform="none" fo:color="#666666" style:font-name="Monaco" fo:font-size="9pt" fo:letter-spacing="normal" fo:font-style="normal" fo:font-weight="normal" fo:background-color="#ffffff" loext:char-shading-value="0" style:font-size-asian="9pt" style:font-size-complex="9pt" loext:padding="0in" loext:border="none"/>
    </style:style>
    <style:style style:name="T185" style:family="text">
      <style:text-properties fo:font-variant="normal" fo:text-transform="none" fo:color="#666666" style:font-name="Fira Mono" fo:font-size="10.5pt" fo:letter-spacing="normal" fo:font-style="normal" fo:font-weight="normal"/>
    </style:style>
    <style:style style:name="T186" style:family="text">
      <style:text-properties fo:font-variant="normal" fo:text-transform="none" fo:color="#000000" style:font-name="Monaco" fo:font-size="10pt" fo:letter-spacing="normal" fo:font-style="normal" fo:font-weight="normal" fo:background-color="#ffffff" loext:char-shading-value="0" style:font-size-asian="10pt" style:font-size-complex="10pt" loext:padding="0in" loext:border="none"/>
    </style:style>
    <style:style style:name="T187" style:family="text">
      <style:text-properties fo:font-variant="normal" fo:text-transform="none" fo:color="#000000" style:font-name="Monaco" fo:font-size="9pt" fo:letter-spacing="normal" fo:font-style="normal" fo:font-weight="normal" fo:background-color="#ffffff" loext:char-shading-value="0" style:font-size-asian="9pt" style:font-size-complex="9pt" loext:padding="0in" loext:border="none"/>
    </style:style>
    <style:style style:name="T188" style:family="text">
      <style:text-properties fo:font-variant="normal" fo:text-transform="none" fo:color="#000000" style:font-name="Monaco" fo:font-size="9pt" fo:letter-spacing="normal" fo:font-style="normal" fo:font-weight="normal" fo:background-color="#ffff00" loext:char-shading-value="0" style:font-size-asian="9pt" style:font-size-complex="9pt" loext:padding="0in" loext:border="none"/>
    </style:style>
    <style:style style:name="T189" style:family="text">
      <style:text-properties fo:font-variant="normal" fo:text-transform="none" fo:color="#000000" style:font-name="Arial" fo:font-size="16pt" fo:letter-spacing="normal" fo:font-style="normal" fo:font-weight="bold" officeooo:rsid="01aacbb0" fo:background-color="#ffd8ce" loext:char-shading-value="0" style:font-size-asian="16pt" style:font-weight-asian="bold" style:font-size-complex="16pt" style:font-weight-complex="bold" loext:padding="0in" loext:border="none"/>
    </style:style>
    <style:style style:name="T190" style:family="text">
      <style:text-properties fo:font-variant="normal" fo:text-transform="none" fo:color="#000000" style:font-name="Arial" fo:font-size="16pt" fo:letter-spacing="normal" fo:font-style="normal" fo:font-weight="bold" officeooo:rsid="01c7c715" fo:background-color="#ffd8ce" loext:char-shading-value="0" style:font-size-asian="16pt" style:font-weight-asian="bold" style:font-size-complex="16pt" style:font-weight-complex="bold" loext:padding="0in" loext:border="none"/>
    </style:style>
    <style:style style:name="T191" style:family="text">
      <style:text-properties fo:font-variant="normal" fo:text-transform="none" fo:color="#000000" style:font-name="Arial" fo:font-size="16pt" fo:letter-spacing="normal" fo:font-style="normal" fo:font-weight="bold" officeooo:rsid="0026b580" fo:background-color="#afd095" loext:char-shading-value="0" style:font-size-asian="16pt" style:font-weight-asian="bold" style:font-size-complex="16pt" style:font-weight-complex="bold" loext:padding="0in" loext:border="none"/>
    </style:style>
    <style:style style:name="T192" style:family="text">
      <style:text-properties fo:font-variant="normal" fo:text-transform="none" fo:color="#000000" style:font-name="Arial" fo:font-size="16pt" fo:letter-spacing="normal" fo:font-style="normal" fo:font-weight="bold" officeooo:rsid="00b9f9c2" fo:background-color="transparent" loext:char-shading-value="0" style:font-size-asian="16pt" style:font-weight-asian="bold" style:font-size-complex="16pt" style:font-weight-complex="bold" loext:padding="0in" loext:border="none"/>
    </style:style>
    <style:style style:name="T193" style:family="text">
      <style:text-properties fo:font-variant="normal" fo:text-transform="none" fo:color="#000000" style:font-name="Arial" fo:font-size="16pt" fo:letter-spacing="normal" fo:font-style="normal" fo:font-weight="bold" officeooo:rsid="011cbda5" fo:background-color="transparent" loext:char-shading-value="0" style:font-size-asian="16pt" style:font-weight-asian="bold" style:font-size-complex="16pt" style:font-weight-complex="bold" loext:padding="0in" loext:border="none"/>
    </style:style>
    <style:style style:name="T194" style:family="text">
      <style:text-properties fo:font-variant="normal" fo:text-transform="none" fo:color="#000000" style:font-name="Arial" fo:font-size="16pt" fo:letter-spacing="normal" fo:font-style="normal" fo:font-weight="bold" officeooo:rsid="0120249a" fo:background-color="transparent" loext:char-shading-value="0" style:font-size-asian="16pt" style:font-weight-asian="bold" style:font-size-complex="16pt" style:font-weight-complex="bold" loext:padding="0in" loext:border="none"/>
    </style:style>
    <style:style style:name="T195" style:family="text">
      <style:text-properties fo:font-variant="normal" fo:text-transform="none" fo:color="#000000" style:font-name="Arial" fo:font-size="16pt" fo:letter-spacing="normal" fo:font-style="normal" fo:font-weight="bold" officeooo:rsid="01204461" fo:background-color="transparent" loext:char-shading-value="0" style:font-size-asian="16pt" style:font-weight-asian="bold" style:font-size-complex="16pt" style:font-weight-complex="bold" loext:padding="0in" loext:border="none"/>
    </style:style>
    <style:style style:name="T196" style:family="text">
      <style:text-properties fo:font-variant="normal" fo:text-transform="none" fo:color="#000000" style:font-name="Arial" fo:font-size="11.25pt" fo:letter-spacing="normal" fo:font-style="normal" fo:font-weight="bold" officeooo:rsid="01aacbb0" fo:background-color="#afd095" loext:char-shading-value="0" style:font-weight-asian="bold" style:font-weight-complex="bold" loext:padding="0in" loext:border="none"/>
    </style:style>
    <style:style style:name="T197" style:family="text">
      <style:text-properties fo:font-variant="normal" fo:text-transform="none" fo:color="#000000" style:font-name="Arial" fo:font-size="11.25pt" fo:letter-spacing="normal" fo:font-style="normal" fo:font-weight="normal" officeooo:rsid="01aacbb0" fo:background-color="transparent" loext:char-shading-value="0" style:font-weight-asian="normal" style:font-weight-complex="normal" loext:padding="0in" loext:border="none"/>
    </style:style>
    <style:style style:name="T198" style:family="text">
      <style:text-properties fo:font-variant="normal" fo:text-transform="none" fo:color="#000000" style:font-name="Arial" fo:font-size="11.25pt" fo:letter-spacing="normal" fo:font-style="normal" fo:font-weight="normal" officeooo:rsid="01cc4eaa" fo:background-color="transparent" loext:char-shading-value="0" style:font-weight-asian="normal" style:font-weight-complex="normal" loext:padding="0in" loext:border="none"/>
    </style:style>
    <style:style style:name="T199" style:family="text">
      <style:text-properties fo:font-variant="normal" fo:text-transform="none" fo:color="#000000" style:font-name="Arial" fo:font-size="11.25pt" fo:letter-spacing="normal" fo:font-style="normal" fo:font-weight="normal" officeooo:rsid="01ce178e" fo:background-color="transparent" loext:char-shading-value="0" style:font-weight-asian="normal" style:font-weight-complex="normal" loext:padding="0in" loext:border="none"/>
    </style:style>
    <style:style style:name="T200" style:family="text">
      <style:text-properties fo:font-variant="normal" fo:text-transform="none" fo:color="#000000" style:font-name="Arial" fo:font-size="9pt" fo:letter-spacing="normal" fo:font-style="normal" fo:font-weight="normal" officeooo:rsid="01ce178e" fo:background-color="transparent" loext:char-shading-value="0" style:font-size-asian="9pt" style:font-weight-asian="normal" style:font-size-complex="9pt" style:font-weight-complex="normal" loext:padding="0in" loext:border="none"/>
    </style:style>
    <style:style style:name="T201" style:family="text">
      <style:text-properties fo:font-variant="normal" fo:text-transform="none" fo:color="#000000" style:font-name="Arial" fo:font-size="9pt" fo:letter-spacing="normal" fo:font-style="normal" fo:font-weight="normal" officeooo:rsid="00959bb8" fo:background-color="transparent" loext:char-shading-value="0" style:font-size-asian="9pt" style:font-weight-asian="normal" style:font-size-complex="9pt" style:font-weight-complex="normal" loext:padding="0in" loext:border="none"/>
    </style:style>
    <style:style style:name="T202" style:family="text">
      <style:text-properties fo:font-variant="normal" fo:text-transform="none" fo:color="#000000" style:font-name="Arial" fo:font-size="9pt" fo:letter-spacing="normal" fo:font-style="normal" fo:font-weight="normal" officeooo:rsid="00e08ae0" fo:background-color="transparent" loext:char-shading-value="0" style:font-size-asian="7.84999990463257pt" style:font-weight-asian="normal" style:font-size-complex="9pt" style:font-weight-complex="normal" loext:padding="0in" loext:border="none"/>
    </style:style>
    <style:style style:name="T203" style:family="text">
      <style:text-properties fo:font-variant="normal" fo:text-transform="none" fo:color="#000000" style:font-name="Arial" fo:font-size="9pt" fo:letter-spacing="normal" fo:font-style="normal" fo:font-weight="normal" officeooo:rsid="00e1903d" fo:background-color="transparent" loext:char-shading-value="0" style:font-size-asian="7.84999990463257pt" style:font-weight-asian="normal" style:font-size-complex="9pt" style:font-weight-complex="normal" loext:padding="0in" loext:border="none"/>
    </style:style>
    <style:style style:name="T204" style:family="text">
      <style:text-properties fo:font-variant="normal" fo:text-transform="none" fo:color="#000000" style:font-name="Arial" fo:font-size="9pt" fo:letter-spacing="normal" fo:font-style="normal" fo:font-weight="normal" officeooo:rsid="00959bb8" fo:background-color="#ff4000" loext:char-shading-value="0" style:font-size-asian="9pt" style:font-weight-asian="normal" style:font-size-complex="9pt" style:font-weight-complex="normal" loext:padding="0in" loext:border="none"/>
    </style:style>
    <style:style style:name="T205" style:family="text">
      <style:text-properties fo:font-variant="normal" fo:text-transform="none" fo:color="#000000" style:font-name="Arial" fo:font-size="9pt" fo:letter-spacing="normal" fo:font-style="normal" style:text-underline-style="none" fo:font-weight="normal" officeooo:rsid="00959bb8" fo:background-color="transparent" loext:char-shading-value="0" style:font-size-asian="9pt" style:font-weight-asian="normal" style:font-size-complex="9pt" style:font-weight-complex="normal" loext:padding="0in" loext:border="none"/>
    </style:style>
    <style:style style:name="T206" style:family="text">
      <style:text-properties fo:font-variant="normal" fo:text-transform="none" fo:color="#000000" style:font-name="Arial" fo:font-size="12pt" fo:letter-spacing="normal" fo:font-style="normal" fo:font-weight="normal" officeooo:rsid="0026b580" fo:background-color="transparent" loext:char-shading-value="0" style:font-size-asian="12pt" style:font-weight-asian="normal" style:font-size-complex="12pt" style:font-weight-complex="normal" loext:padding="0in" loext:border="none"/>
    </style:style>
    <style:style style:name="T207" style:family="text">
      <style:text-properties fo:font-variant="normal" fo:text-transform="none" fo:color="#000000" style:font-name="Arial" fo:font-size="12pt" fo:letter-spacing="normal" fo:font-style="normal" fo:font-weight="normal" officeooo:rsid="0028fbdc" fo:background-color="transparent" loext:char-shading-value="0" style:font-size-asian="12pt" style:font-weight-asian="normal" style:font-size-complex="12pt" style:font-weight-complex="normal" loext:padding="0in" loext:border="none"/>
    </style:style>
    <style:style style:name="T208" style:family="text">
      <style:text-properties fo:font-variant="normal" fo:text-transform="none" fo:color="#000000" style:font-name="Arial" fo:font-size="12pt" fo:letter-spacing="normal" fo:font-style="normal" fo:font-weight="normal" officeooo:rsid="00281501" fo:background-color="transparent" loext:char-shading-value="0" style:font-size-asian="12pt" style:font-weight-asian="normal" style:font-size-complex="12pt" style:font-weight-complex="normal" loext:padding="0in" loext:border="none"/>
    </style:style>
    <style:style style:name="T209" style:family="text">
      <style:text-properties fo:font-variant="normal" fo:text-transform="none" fo:color="#000000" style:font-name="Arial" fo:font-size="12pt" fo:letter-spacing="normal" fo:font-style="normal" fo:font-weight="normal" officeooo:rsid="002b7a97" fo:background-color="transparent" loext:char-shading-value="0" style:font-size-asian="12pt" style:font-weight-asian="normal" style:font-size-complex="12pt" style:font-weight-complex="normal" loext:padding="0in" loext:border="none"/>
    </style:style>
    <style:style style:name="T210" style:family="text">
      <style:text-properties fo:font-variant="normal" fo:text-transform="none" fo:color="#000000" style:font-name="Arial" fo:font-size="12pt" fo:letter-spacing="normal" fo:font-style="normal" fo:font-weight="normal" officeooo:rsid="002d3172" fo:background-color="transparent" loext:char-shading-value="0" style:font-size-asian="12pt" style:font-weight-asian="normal" style:font-size-complex="12pt" style:font-weight-complex="normal" loext:padding="0in" loext:border="none"/>
    </style:style>
    <style:style style:name="T211" style:family="text">
      <style:text-properties fo:font-variant="normal" fo:text-transform="none" fo:color="#000000" style:font-name="Arial" fo:font-size="12pt" fo:letter-spacing="normal" fo:font-style="normal" fo:font-weight="normal" officeooo:rsid="0060d14b" fo:background-color="transparent" loext:char-shading-value="0" style:font-size-asian="12pt" style:font-weight-asian="normal" style:font-size-complex="12pt" style:font-weight-complex="normal" loext:padding="0in" loext:border="none"/>
    </style:style>
    <style:style style:name="T212" style:family="text">
      <style:text-properties fo:font-variant="normal" fo:text-transform="none" fo:color="#000000" style:font-name="Arial" fo:font-size="12pt" fo:letter-spacing="normal" fo:font-style="normal" fo:font-weight="normal" officeooo:rsid="0067bb06" fo:background-color="transparent" loext:char-shading-value="0" style:font-size-asian="12pt" style:font-weight-asian="normal" style:font-size-complex="12pt" style:font-weight-complex="normal" loext:padding="0in" loext:border="none"/>
    </style:style>
    <style:style style:name="T213" style:family="text">
      <style:text-properties fo:font-variant="normal" fo:text-transform="none" fo:color="#000000" style:font-name="Arial" fo:font-size="12pt" fo:letter-spacing="normal" fo:font-style="normal" fo:font-weight="normal" officeooo:rsid="00883e89" fo:background-color="transparent" loext:char-shading-value="0" style:font-size-asian="12pt" style:font-weight-asian="normal" style:font-size-complex="12pt" style:font-weight-complex="normal" loext:padding="0in" loext:border="none"/>
    </style:style>
    <style:style style:name="T214" style:family="text">
      <style:text-properties fo:font-variant="normal" fo:text-transform="none" fo:color="#000000" style:font-name="Arial" fo:font-size="12pt" fo:letter-spacing="normal" fo:font-style="normal" fo:font-weight="normal" officeooo:rsid="008c0958" fo:background-color="transparent" loext:char-shading-value="0" style:font-size-asian="12pt" style:font-weight-asian="normal" style:font-size-complex="12pt" style:font-weight-complex="normal" loext:padding="0in" loext:border="none"/>
    </style:style>
    <style:style style:name="T215" style:family="text">
      <style:text-properties fo:font-variant="normal" fo:text-transform="none" fo:color="#000000" style:font-name="Arial" fo:font-size="12pt" fo:letter-spacing="normal" fo:font-style="normal" fo:font-weight="normal" officeooo:rsid="009362b4" fo:background-color="transparent" loext:char-shading-value="0" style:font-size-asian="12pt" style:font-weight-asian="normal" style:font-size-complex="12pt" style:font-weight-complex="normal" loext:padding="0in" loext:border="none"/>
    </style:style>
    <style:style style:name="T216" style:family="text">
      <style:text-properties fo:font-variant="normal" fo:text-transform="none" fo:color="#000000" style:font-name="Arial" fo:font-size="12pt" fo:letter-spacing="normal" fo:font-style="normal" fo:font-weight="normal" officeooo:rsid="0096e2d9" fo:background-color="transparent" loext:char-shading-value="0" style:font-size-asian="12pt" style:font-weight-asian="normal" style:font-size-complex="12pt" style:font-weight-complex="normal" loext:padding="0in" loext:border="none"/>
    </style:style>
    <style:style style:name="T217" style:family="text">
      <style:text-properties fo:font-variant="normal" fo:text-transform="none" fo:color="#000000" style:font-name="Arial" fo:font-size="12pt" fo:letter-spacing="normal" fo:font-style="normal" fo:font-weight="normal" officeooo:rsid="00959bb8" fo:background-color="transparent" loext:char-shading-value="0" style:font-size-asian="12pt" style:font-weight-asian="normal" style:font-size-complex="12pt" style:font-weight-complex="normal" loext:padding="0in" loext:border="none"/>
    </style:style>
    <style:style style:name="T218" style:family="text">
      <style:text-properties fo:font-variant="normal" fo:text-transform="none" fo:color="#000000" style:font-name="Arial" fo:font-size="12pt" fo:letter-spacing="normal" fo:font-style="normal" fo:font-weight="normal" officeooo:rsid="0118d611" fo:background-color="transparent" loext:char-shading-value="0" style:font-size-asian="12pt" style:font-weight-asian="normal" style:font-size-complex="12pt" style:font-weight-complex="normal" loext:padding="0in" loext:border="none"/>
    </style:style>
    <style:style style:name="T219" style:family="text">
      <style:text-properties fo:font-variant="normal" fo:text-transform="none" fo:color="#000000" style:font-name="Arial" fo:font-size="12pt" fo:letter-spacing="normal" fo:font-style="normal" fo:font-weight="normal" officeooo:rsid="0119209b" fo:background-color="transparent" loext:char-shading-value="0" style:font-size-asian="12pt" style:font-weight-asian="normal" style:font-size-complex="12pt" style:font-weight-complex="normal" loext:padding="0in" loext:border="none"/>
    </style:style>
    <style:style style:name="T220" style:family="text">
      <style:text-properties fo:font-variant="normal" fo:text-transform="none" fo:color="#000000" style:font-name="Arial" fo:font-size="12pt" fo:letter-spacing="normal" fo:font-style="normal" fo:font-weight="normal" officeooo:rsid="011aeefb" fo:background-color="transparent" loext:char-shading-value="0" style:font-size-asian="12pt" style:font-weight-asian="normal" style:font-size-complex="12pt" style:font-weight-complex="normal" loext:padding="0in" loext:border="none"/>
    </style:style>
    <style:style style:name="T221" style:family="text">
      <style:text-properties fo:font-variant="normal" fo:text-transform="none" fo:color="#000000" style:font-name="Arial" fo:font-size="12pt" fo:letter-spacing="normal" fo:font-style="normal" fo:font-weight="normal" officeooo:rsid="011b1ee6" fo:background-color="transparent" loext:char-shading-value="0" style:font-size-asian="12pt" style:font-weight-asian="normal" style:font-size-complex="12pt" style:font-weight-complex="normal" loext:padding="0in" loext:border="none"/>
    </style:style>
    <style:style style:name="T222" style:family="text">
      <style:text-properties fo:font-variant="normal" fo:text-transform="none" fo:color="#000000" style:font-name="Arial" fo:font-size="12pt" fo:letter-spacing="normal" fo:font-style="normal" fo:font-weight="normal" officeooo:rsid="011e7ba6" fo:background-color="transparent" loext:char-shading-value="0" style:font-size-asian="12pt" style:font-weight-asian="normal" style:font-size-complex="12pt" style:font-weight-complex="normal" loext:padding="0in" loext:border="none"/>
    </style:style>
    <style:style style:name="T223" style:family="text">
      <style:text-properties fo:font-variant="normal" fo:text-transform="none" fo:color="#000000" style:font-name="Arial" fo:font-size="12pt" fo:letter-spacing="normal" fo:font-style="normal" fo:font-weight="normal" officeooo:rsid="011fcf10" fo:background-color="transparent" loext:char-shading-value="0" style:font-size-asian="12pt" style:font-weight-asian="normal" style:font-size-complex="12pt" style:font-weight-complex="normal" loext:padding="0in" loext:border="none"/>
    </style:style>
    <style:style style:name="T224" style:family="text">
      <style:text-properties fo:font-variant="normal" fo:text-transform="none" fo:color="#000000" style:font-name="Arial" fo:font-size="12pt" fo:letter-spacing="normal" fo:font-style="normal" fo:font-weight="normal" officeooo:rsid="0120249a" fo:background-color="transparent" loext:char-shading-value="0" style:font-size-asian="12pt" style:font-weight-asian="normal" style:font-size-complex="12pt" style:font-weight-complex="normal" loext:padding="0in" loext:border="none"/>
    </style:style>
    <style:style style:name="T225" style:family="text">
      <style:text-properties fo:font-variant="normal" fo:text-transform="none" fo:color="#000000" style:font-name="Arial" fo:font-size="12pt" fo:letter-spacing="normal" fo:font-style="normal" fo:font-weight="normal" officeooo:rsid="01204461" fo:background-color="transparent" loext:char-shading-value="0" style:font-size-asian="12pt" style:font-weight-asian="normal" style:font-size-complex="12pt" style:font-weight-complex="normal" loext:padding="0in" loext:border="none"/>
    </style:style>
    <style:style style:name="T226" style:family="text">
      <style:text-properties fo:font-variant="normal" fo:text-transform="none" fo:color="#000000" style:font-name="Arial" fo:font-size="12pt" fo:letter-spacing="normal" fo:font-style="normal" fo:font-weight="normal" officeooo:rsid="0120a94a" fo:background-color="transparent" loext:char-shading-value="0" style:font-size-asian="12pt" style:font-weight-asian="normal" style:font-size-complex="12pt" style:font-weight-complex="normal" loext:padding="0in" loext:border="none"/>
    </style:style>
    <style:style style:name="T227" style:family="text">
      <style:text-properties fo:font-variant="normal" fo:text-transform="none" fo:color="#000000" style:font-name="Arial" fo:font-size="12pt" fo:letter-spacing="normal" fo:font-style="normal" fo:font-weight="normal" officeooo:rsid="01229443" fo:background-color="transparent" loext:char-shading-value="0" style:font-size-asian="12pt" style:font-weight-asian="normal" style:font-size-complex="12pt" style:font-weight-complex="normal" loext:padding="0in" loext:border="none"/>
    </style:style>
    <style:style style:name="T228" style:family="text">
      <style:text-properties fo:font-variant="normal" fo:text-transform="none" fo:color="#000000" style:font-name="Arial" fo:font-size="12pt" fo:letter-spacing="normal" fo:font-style="normal" fo:font-weight="normal" officeooo:rsid="011fcf10" fo:background-color="transparent" loext:char-shading-value="0" style:font-size-asian="12pt" style:font-style-asian="normal" style:font-weight-asian="normal" style:font-size-complex="12pt" style:font-style-complex="normal" style:font-weight-complex="normal" loext:padding="0in" loext:border="none"/>
    </style:style>
    <style:style style:name="T229" style:family="text">
      <style:text-properties fo:font-variant="normal" fo:text-transform="none" fo:color="#000000" style:font-name="Arial" fo:font-size="12pt" fo:letter-spacing="normal" fo:font-style="normal" fo:font-weight="normal" officeooo:rsid="011e7ba6" fo:background-color="transparent" loext:char-shading-value="0" style:font-size-asian="12pt" style:font-style-asian="normal" style:font-weight-asian="normal" style:font-size-complex="12pt" style:font-style-complex="normal" style:font-weight-complex="normal" loext:padding="0in" loext:border="none"/>
    </style:style>
    <style:style style:name="T230" style:family="text">
      <style:text-properties fo:font-variant="normal" fo:text-transform="none" fo:color="#000000" style:font-name="Arial" fo:font-size="12pt" fo:letter-spacing="normal" fo:font-style="normal" fo:font-weight="normal" officeooo:rsid="00281501"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231" style:family="text">
      <style:text-properties fo:font-variant="normal" fo:text-transform="none" fo:color="#000000" style:font-name="Arial" fo:font-size="12pt" fo:letter-spacing="normal" fo:font-style="normal" fo:font-weight="normal" officeooo:rsid="009a5ccb" fo:background-color="transparent" loext:char-shading-value="0" style:font-name-asian="Noto Sans Mono CJK SC" style:font-size-asian="10.5pt" style:font-weight-asian="normal" style:font-name-complex="Liberation Mono" style:font-size-complex="12pt" style:font-weight-complex="normal" loext:padding="0in" loext:border="none"/>
    </style:style>
    <style:style style:name="T232" style:family="text">
      <style:text-properties fo:font-variant="normal" fo:text-transform="none" fo:color="#000000" style:font-name="Arial" fo:font-size="12pt" fo:letter-spacing="normal" fo:font-style="normal" fo:font-weight="normal" officeooo:rsid="009a5ccb" fo:background-color="transparent" loext:char-shading-value="0" style:font-size-asian="10.5pt" style:font-weight-asian="normal" style:font-size-complex="12pt" style:font-weight-complex="normal" loext:padding="0in" loext:border="none"/>
    </style:style>
    <style:style style:name="T233" style:family="text">
      <style:text-properties fo:font-variant="normal" fo:text-transform="none" fo:color="#000000" style:font-name="Arial" fo:font-size="12pt" fo:letter-spacing="normal" fo:font-style="normal" fo:font-weight="normal" officeooo:rsid="009d5aae" fo:background-color="transparent" loext:char-shading-value="0" style:font-size-asian="10.5pt" style:font-weight-asian="normal" style:font-size-complex="12pt" style:font-weight-complex="normal" loext:padding="0in" loext:border="none"/>
    </style:style>
    <style:style style:name="T234" style:family="text">
      <style:text-properties fo:font-variant="normal" fo:text-transform="none" fo:color="#000000" style:font-name="Arial" fo:font-size="12pt" fo:letter-spacing="normal" fo:font-style="normal" fo:font-weight="normal" officeooo:rsid="009d5d34" fo:background-color="transparent" loext:char-shading-value="0" style:font-size-asian="10.5pt" style:font-weight-asian="normal" style:font-size-complex="12pt" style:font-weight-complex="normal" loext:padding="0in" loext:border="none"/>
    </style:style>
    <style:style style:name="T235" style:family="text">
      <style:text-properties fo:font-variant="normal" fo:text-transform="none" fo:color="#000000" style:font-name="Arial" fo:font-size="12pt" fo:letter-spacing="normal" fo:font-style="normal" fo:font-weight="normal" officeooo:rsid="00959bb8" fo:background-color="transparent" loext:char-shading-value="0" style:font-size-asian="10.5pt" style:font-weight-asian="normal" style:font-size-complex="12pt" style:font-weight-complex="normal" loext:padding="0in" loext:border="none"/>
    </style:style>
    <style:style style:name="T236" style:family="text">
      <style:text-properties fo:font-variant="normal" fo:text-transform="none" fo:color="#000000" style:font-name="Arial" fo:font-size="12pt" fo:letter-spacing="normal" fo:font-style="normal" fo:font-weight="normal" officeooo:rsid="00d7aa3f" fo:background-color="transparent" loext:char-shading-value="0" style:font-size-asian="10.5pt" style:font-weight-asian="normal" style:font-size-complex="12pt" style:font-weight-complex="normal" loext:padding="0in" loext:border="none"/>
    </style:style>
    <style:style style:name="T237" style:family="text">
      <style:text-properties fo:font-variant="normal" fo:text-transform="none" fo:color="#000000" style:font-name="Arial" fo:font-size="12pt" fo:letter-spacing="normal" fo:font-style="normal" fo:font-weight="normal" officeooo:rsid="0026b580" fo:background-color="#afd095" loext:char-shading-value="0" style:font-size-asian="12pt" style:font-weight-asian="normal" style:font-size-complex="12pt" style:font-weight-complex="normal" loext:padding="0in" loext:border="none"/>
    </style:style>
    <style:style style:name="T238" style:family="text">
      <style:text-properties fo:font-variant="normal" fo:text-transform="none" fo:color="#000000" style:font-name="Arial" fo:font-size="12pt" fo:letter-spacing="normal" fo:font-style="normal" fo:font-weight="normal" officeooo:rsid="0067bb06" fo:background-color="#afd095" loext:char-shading-value="0" style:font-size-asian="12pt" style:font-weight-asian="normal" style:font-size-complex="12pt" style:font-weight-complex="normal" loext:padding="0in" loext:border="none"/>
    </style:style>
    <style:style style:name="T239" style:family="text">
      <style:text-properties fo:font-variant="normal" fo:text-transform="none" fo:color="#000000" style:font-name="Arial" fo:font-size="12pt" fo:letter-spacing="normal" fo:font-style="normal" fo:font-weight="normal" officeooo:rsid="00696831" fo:background-color="#afd095" loext:char-shading-value="0" style:font-size-asian="12pt" style:font-weight-asian="normal" style:font-size-complex="12pt" style:font-weight-complex="normal" loext:padding="0in" loext:border="none"/>
    </style:style>
    <style:style style:name="T240" style:family="text">
      <style:text-properties fo:font-variant="normal" fo:text-transform="none" fo:color="#000000" style:font-name="Arial" fo:font-size="12pt" fo:letter-spacing="normal" fo:font-style="normal" fo:font-weight="normal" officeooo:rsid="00696831" fo:background-color="#afd095" loext:char-shading-value="0" style:font-name-asian="Noto Sans Mono CJK SC" style:font-size-asian="12pt" style:font-weight-asian="normal" style:font-name-complex="Liberation Mono" style:font-size-complex="12pt" style:font-weight-complex="normal" loext:padding="0in" loext:border="none"/>
    </style:style>
    <style:style style:name="T241" style:family="text">
      <style:text-properties fo:font-variant="normal" fo:text-transform="none" fo:color="#000000" style:font-name="Arial" fo:font-size="12pt" fo:letter-spacing="normal" fo:font-style="normal" fo:font-weight="normal" officeooo:rsid="0026b580" fo:background-color="#ff4000" loext:char-shading-value="0" style:font-size-asian="12pt" style:font-weight-asian="normal" style:font-size-complex="12pt" style:font-weight-complex="normal" loext:padding="0in" loext:border="none"/>
    </style:style>
    <style:style style:name="T242" style:family="text">
      <style:text-properties fo:font-variant="normal" fo:text-transform="none" fo:color="#000000" style:font-name="Arial" fo:font-size="12pt" fo:letter-spacing="normal" fo:font-style="normal" fo:font-weight="normal" officeooo:rsid="005bbf47" fo:background-color="#ffff00" loext:char-shading-value="0" style:font-size-asian="12pt" style:font-weight-asian="normal" style:font-size-complex="12pt" style:font-weight-complex="normal" loext:padding="0in" loext:border="none"/>
    </style:style>
    <style:style style:name="T243" style:family="text">
      <style:text-properties fo:font-variant="normal" fo:text-transform="none" fo:color="#000000" style:font-name="Arial" fo:font-size="12pt" fo:letter-spacing="normal" fo:font-style="normal" fo:font-weight="normal" officeooo:rsid="0067bb06" fo:background-color="#ffff00" loext:char-shading-value="0" style:font-size-asian="12pt" style:font-weight-asian="normal" style:font-size-complex="12pt" style:font-weight-complex="normal" loext:padding="0in" loext:border="none"/>
    </style:style>
    <style:style style:name="T244" style:family="text">
      <style:text-properties fo:font-variant="normal" fo:text-transform="none" fo:color="#000000" style:font-name="Arial" fo:font-size="12pt" fo:letter-spacing="normal" fo:font-style="normal" fo:font-weight="normal" officeooo:rsid="00883e89" fo:background-color="#ffff00" loext:char-shading-value="0" style:font-size-asian="12pt" style:font-weight-asian="normal" style:font-size-complex="12pt" style:font-weight-complex="normal" loext:padding="0in" loext:border="none"/>
    </style:style>
    <style:style style:name="T245" style:family="text">
      <style:text-properties fo:font-variant="normal" fo:text-transform="none" fo:color="#000000" style:font-name="Arial" fo:font-size="12pt" fo:letter-spacing="normal" fo:font-style="normal" fo:font-weight="normal" officeooo:rsid="008c0958" fo:background-color="#ffff00" loext:char-shading-value="0" style:font-size-asian="12pt" style:font-weight-asian="normal" style:font-size-complex="12pt" style:font-weight-complex="normal" loext:padding="0in" loext:border="none"/>
    </style:style>
    <style:style style:name="T246" style:family="text">
      <style:text-properties fo:font-variant="normal" fo:text-transform="none" fo:color="#000000" style:font-name="Arial" fo:font-size="12pt" fo:letter-spacing="normal" fo:font-style="normal" fo:font-weight="normal" officeooo:rsid="009362b4" fo:background-color="#ffff00" loext:char-shading-value="0" style:font-size-asian="12pt" style:font-weight-asian="normal" style:font-size-complex="12pt" style:font-weight-complex="normal" loext:padding="0in" loext:border="none"/>
    </style:style>
    <style:style style:name="T247" style:family="text">
      <style:text-properties fo:font-variant="normal" fo:text-transform="none" fo:color="#000000" style:font-name="Arial" fo:font-size="12pt" fo:letter-spacing="normal" fo:font-style="normal" fo:font-weight="normal" officeooo:rsid="0096e2d9" fo:background-color="#ffff00" loext:char-shading-value="0" style:font-size-asian="12pt" style:font-weight-asian="normal" style:font-size-complex="12pt" style:font-weight-complex="normal" loext:padding="0in" loext:border="none"/>
    </style:style>
    <style:style style:name="T248" style:family="text">
      <style:text-properties fo:font-variant="normal" fo:text-transform="none" fo:color="#000000" style:font-name="Arial" fo:font-size="12pt" fo:letter-spacing="normal" fo:font-style="normal" fo:font-weight="normal" officeooo:rsid="00959bb8" fo:background-color="#ffff00" loext:char-shading-value="0" style:font-size-asian="12pt" style:font-weight-asian="normal" style:font-size-complex="12pt" style:font-weight-complex="normal" loext:padding="0in" loext:border="none"/>
    </style:style>
    <style:style style:name="T249" style:family="text">
      <style:text-properties fo:font-variant="normal" fo:text-transform="none" fo:color="#000000" style:font-name="Arial" fo:font-size="12pt" fo:letter-spacing="normal" fo:font-style="normal" fo:font-weight="normal" officeooo:rsid="0119209b" fo:background-color="#ffff00" loext:char-shading-value="0" style:font-size-asian="12pt" style:font-weight-asian="normal" style:font-size-complex="12pt" style:font-weight-complex="normal" loext:padding="0in" loext:border="none"/>
    </style:style>
    <style:style style:name="T250" style:family="text">
      <style:text-properties fo:font-variant="normal" fo:text-transform="none" fo:color="#000000" style:font-name="Arial" fo:font-size="12pt" fo:letter-spacing="normal" fo:font-style="normal" fo:font-weight="normal" officeooo:rsid="011fcf10" fo:background-color="#ffff00" loext:char-shading-value="0" style:font-size-asian="12pt" style:font-weight-asian="normal" style:font-size-complex="12pt" style:font-weight-complex="normal" loext:padding="0in" loext:border="none"/>
    </style:style>
    <style:style style:name="T251" style:family="text">
      <style:text-properties fo:font-variant="normal" fo:text-transform="none" fo:color="#000000" style:font-name="Arial" fo:font-size="12pt" fo:letter-spacing="normal" fo:font-style="normal" fo:font-weight="normal" officeooo:rsid="011e7ba6" fo:background-color="#ffff00" loext:char-shading-value="0" style:font-size-asian="12pt" style:font-weight-asian="normal" style:font-size-complex="12pt" style:font-weight-complex="normal" loext:padding="0in" loext:border="none"/>
    </style:style>
    <style:style style:name="T252" style:family="text">
      <style:text-properties fo:font-variant="normal" fo:text-transform="none" fo:color="#000000" style:font-name="Arial" fo:font-size="12pt" fo:letter-spacing="normal" fo:font-style="normal" fo:font-weight="normal" officeooo:rsid="009a5ccb" fo:background-color="#ffff00" loext:char-shading-value="0" style:font-size-asian="10.5pt" style:font-weight-asian="normal" style:font-size-complex="12pt" style:font-weight-complex="normal" loext:padding="0in" loext:border="none"/>
    </style:style>
    <style:style style:name="T253" style:family="text">
      <style:text-properties fo:font-variant="normal" fo:text-transform="none" fo:color="#000000" style:font-name="Arial" fo:font-size="12pt" fo:letter-spacing="normal" fo:font-style="normal" fo:font-weight="normal" officeooo:rsid="009d5aae" fo:background-color="#ffff00" loext:char-shading-value="0" style:font-size-asian="10.5pt" style:font-weight-asian="normal" style:font-size-complex="12pt" style:font-weight-complex="normal" loext:padding="0in" loext:border="none"/>
    </style:style>
    <style:style style:name="T254" style:family="text">
      <style:text-properties fo:font-variant="normal" fo:text-transform="none" fo:color="#000000" style:font-name="Arial" fo:font-size="12pt" fo:letter-spacing="normal" fo:font-style="normal" fo:font-weight="normal" officeooo:rsid="009a5ccb" fo:background-color="#ffa6a6" loext:char-shading-value="0" style:font-size-asian="10.5pt" style:font-weight-asian="normal" style:font-size-complex="12pt" style:font-weight-complex="normal" loext:padding="0in" loext:border="none"/>
    </style:style>
    <style:style style:name="T255" style:family="text">
      <style:text-properties fo:font-variant="normal" fo:text-transform="none" fo:color="#000000" style:font-name="Arial" fo:font-size="12pt" fo:letter-spacing="normal" fo:font-style="normal" fo:font-weight="normal" officeooo:rsid="009d5aae" fo:background-color="#ffa6a6" loext:char-shading-value="0" style:font-name-asian="Noto Sans Mono CJK SC" style:font-size-asian="10.5pt" style:font-weight-asian="normal" style:font-name-complex="Liberation Mono" style:font-size-complex="12pt" style:font-weight-complex="normal" loext:padding="0in" loext:border="none"/>
    </style:style>
    <style:style style:name="T256" style:family="text">
      <style:text-properties fo:font-variant="normal" fo:text-transform="none" fo:color="#000000" style:font-name="Arial" fo:font-size="12pt" fo:letter-spacing="normal" fo:font-style="normal" fo:font-weight="normal" officeooo:rsid="00959bb8" fo:background-color="#81d41a" loext:char-shading-value="0" style:font-size-asian="12pt" style:font-weight-asian="normal" style:font-size-complex="12pt" style:font-weight-complex="normal" loext:padding="0in" loext:border="none"/>
    </style:style>
    <style:style style:name="T257" style:family="text">
      <style:text-properties fo:font-variant="normal" fo:text-transform="none" fo:color="#000000" style:font-name="Arial" fo:font-size="12pt" fo:letter-spacing="normal" fo:font-style="normal" fo:font-weight="normal" officeooo:rsid="0119209b" fo:background-color="#81d41a" loext:char-shading-value="0" style:font-size-asian="12pt" style:font-weight-asian="normal" style:font-size-complex="12pt" style:font-weight-complex="normal" loext:padding="0in" loext:border="none"/>
    </style:style>
    <style:style style:name="T258" style:family="text">
      <style:text-properties fo:font-variant="normal" fo:text-transform="none" fo:color="#000000" style:font-name="Arial" fo:font-size="12pt" fo:letter-spacing="normal" fo:font-style="normal" fo:font-weight="normal" officeooo:rsid="0118d611" fo:background-color="#729fcf" loext:char-shading-value="0" style:font-size-asian="12pt" style:font-weight-asian="normal" style:font-size-complex="12pt" style:font-weight-complex="normal" loext:padding="0in" loext:border="none"/>
    </style:style>
    <style:style style:name="T259" style:family="text">
      <style:text-properties fo:font-variant="normal" fo:text-transform="none" fo:color="#000000" style:font-name="Arial" fo:font-size="12pt" fo:letter-spacing="normal" fo:font-style="normal" fo:font-weight="bold" officeooo:rsid="00389439" fo:background-color="transparent" loext:char-shading-value="0" style:font-size-asian="12pt" style:font-weight-asian="bold" style:font-size-complex="12pt" style:font-weight-complex="bold" loext:padding="0in" loext:border="none"/>
    </style:style>
    <style:style style:name="T260" style:family="text">
      <style:text-properties fo:font-variant="normal" fo:text-transform="none" fo:color="#000000" style:font-name="Arial" fo:font-size="12pt" fo:letter-spacing="normal" fo:font-style="normal" fo:font-weight="bold" officeooo:rsid="009362b4" fo:background-color="transparent" loext:char-shading-value="0" style:font-size-asian="12pt" style:font-weight-asian="bold" style:font-size-complex="12pt" style:font-weight-complex="bold" loext:padding="0in" loext:border="none"/>
    </style:style>
    <style:style style:name="T261" style:family="text">
      <style:text-properties fo:font-variant="normal" fo:text-transform="none" fo:color="#000000" style:font-name="Arial" fo:font-size="12pt" fo:letter-spacing="normal" fo:font-style="normal" fo:font-weight="bold" officeooo:rsid="009a5ccb" fo:background-color="transparent" loext:char-shading-value="0" style:font-size-asian="12pt" style:font-weight-asian="bold" style:font-size-complex="12pt" style:font-weight-complex="bold" loext:padding="0in" loext:border="none"/>
    </style:style>
    <style:style style:name="T262" style:family="text">
      <style:text-properties fo:font-variant="normal" fo:text-transform="none" fo:color="#000000" style:font-name="Arial" fo:font-size="12pt" fo:letter-spacing="normal" fo:font-style="normal" fo:font-weight="bold" officeooo:rsid="0118d611" fo:background-color="transparent" loext:char-shading-value="0" style:font-size-asian="12pt" style:font-weight-asian="bold" style:font-size-complex="12pt" style:font-weight-complex="bold" loext:padding="0in" loext:border="none"/>
    </style:style>
    <style:style style:name="T263" style:family="text">
      <style:text-properties fo:font-variant="normal" fo:text-transform="none" fo:color="#000000" style:font-name="Arial" fo:font-size="12pt" fo:letter-spacing="normal" fo:font-style="normal" fo:font-weight="bold" officeooo:rsid="0119209b" fo:background-color="transparent" loext:char-shading-value="0" style:font-size-asian="12pt" style:font-weight-asian="bold" style:font-size-complex="12pt" style:font-weight-complex="bold" loext:padding="0in" loext:border="none"/>
    </style:style>
    <style:style style:name="T264" style:family="text">
      <style:text-properties fo:font-variant="normal" fo:text-transform="none" fo:color="#000000" style:font-name="Arial" fo:font-size="12pt" fo:letter-spacing="normal" fo:font-style="normal" fo:font-weight="bold" officeooo:rsid="0119fb5e" fo:background-color="transparent" loext:char-shading-value="0" style:font-size-asian="12pt" style:font-weight-asian="bold" style:font-size-complex="12pt" style:font-weight-complex="bold" loext:padding="0in" loext:border="none"/>
    </style:style>
    <style:style style:name="T265" style:family="text">
      <style:text-properties fo:font-variant="normal" fo:text-transform="none" fo:color="#000000" style:font-name="Arial" fo:font-size="12pt" fo:letter-spacing="normal" fo:font-style="normal" fo:font-weight="bold" officeooo:rsid="011aeefb" fo:background-color="transparent" loext:char-shading-value="0" style:font-size-asian="12pt" style:font-weight-asian="bold" style:font-size-complex="12pt" style:font-weight-complex="bold" loext:padding="0in" loext:border="none"/>
    </style:style>
    <style:style style:name="T266" style:family="text">
      <style:text-properties fo:font-variant="normal" fo:text-transform="none" fo:color="#000000" style:font-name="Arial" fo:font-size="12pt" fo:letter-spacing="normal" fo:font-style="normal" fo:font-weight="bold" officeooo:rsid="009a5ccb" fo:background-color="transparent" loext:char-shading-value="0" style:font-size-asian="10.5pt" style:font-weight-asian="bold" style:font-size-complex="12pt" style:font-weight-complex="bold" loext:padding="0in" loext:border="none"/>
    </style:style>
    <style:style style:name="T267" style:family="text">
      <style:text-properties fo:font-variant="normal" fo:text-transform="none" fo:color="#000000" style:font-name="Arial" fo:font-size="12pt" fo:letter-spacing="normal" fo:font-style="normal" fo:font-weight="bold" officeooo:rsid="00959bb8" fo:background-color="transparent" loext:char-shading-value="0" style:font-size-asian="10.5pt" style:font-weight-asian="bold" style:font-size-complex="12pt" style:font-weight-complex="bold" loext:padding="0in" loext:border="none"/>
    </style:style>
    <style:style style:name="T268" style:family="text">
      <style:text-properties fo:font-variant="normal" fo:text-transform="none" fo:color="#000000" style:font-name="Arial" fo:font-size="12pt" fo:letter-spacing="normal" fo:font-style="normal" fo:font-weight="bold" officeooo:rsid="012820e9" fo:background-color="transparent" loext:char-shading-value="0" style:font-size-asian="10.5pt" style:font-weight-asian="bold" style:font-size-complex="12pt" style:font-weight-complex="bold" loext:padding="0in" loext:border="none"/>
    </style:style>
    <style:style style:name="T269" style:family="text">
      <style:text-properties fo:font-variant="normal" fo:text-transform="none" fo:color="#000000" style:font-name="Arial" fo:font-size="12pt" fo:letter-spacing="normal" fo:font-style="normal" fo:font-weight="bold" officeooo:rsid="01301cef" fo:background-color="transparent" loext:char-shading-value="0" style:font-size-asian="10.5pt" style:font-weight-asian="bold" style:font-size-complex="12pt" style:font-weight-complex="bold" loext:padding="0in" loext:border="none"/>
    </style:style>
    <style:style style:name="T270" style:family="text">
      <style:text-properties fo:font-variant="normal" fo:text-transform="none" fo:color="#000000" style:font-name="Arial" fo:font-size="12pt" fo:letter-spacing="normal" fo:font-style="normal" fo:font-weight="bold" officeooo:rsid="00c5f0a2" fo:background-color="#ff4000" loext:char-shading-value="0" style:font-size-asian="12pt" style:font-weight-asian="bold" style:font-size-complex="12pt" style:font-weight-complex="bold" loext:padding="0in" loext:border="none"/>
    </style:style>
    <style:style style:name="T271" style:family="text">
      <style:text-properties fo:font-variant="normal" fo:text-transform="none" fo:color="#000000" style:font-name="Arial" fo:font-size="12pt" fo:letter-spacing="normal" fo:font-style="normal" fo:font-weight="bold" officeooo:rsid="00f8d271" fo:background-color="#ffff00" loext:char-shading-value="0" style:font-size-asian="12pt" style:font-weight-asian="bold" style:font-size-complex="12pt" style:font-weight-complex="bold" loext:padding="0in" loext:border="none"/>
    </style:style>
    <style:style style:name="T272" style:family="text">
      <style:text-properties fo:font-variant="normal" fo:text-transform="none" fo:color="#000000" style:font-name="Arial" fo:font-size="18pt" fo:letter-spacing="normal" fo:font-style="normal" fo:font-weight="bold" officeooo:rsid="003a75e1" fo:background-color="transparent" loext:char-shading-value="0" style:font-size-asian="18pt" style:font-weight-asian="bold" style:font-size-complex="18pt" style:font-weight-complex="bold" loext:padding="0in" loext:border="none"/>
    </style:style>
    <style:style style:name="T273" style:family="text">
      <style:text-properties fo:font-variant="normal" fo:text-transform="none" fo:color="#000000" style:font-name="Arial" fo:font-size="18pt" fo:letter-spacing="normal" fo:font-style="normal" fo:font-weight="bold" officeooo:rsid="003d8f6e" fo:background-color="transparent" loext:char-shading-value="0" style:font-size-asian="18pt" style:font-weight-asian="bold" style:font-size-complex="18pt" style:font-weight-complex="bold" loext:padding="0in" loext:border="none"/>
    </style:style>
    <style:style style:name="T274" style:family="text">
      <style:text-properties fo:font-variant="normal" fo:text-transform="none" fo:color="#000000" style:font-name="Arial" fo:font-size="18pt" fo:letter-spacing="normal" fo:font-style="normal" fo:font-weight="bold" officeooo:rsid="00427ded" fo:background-color="transparent" loext:char-shading-value="0" style:font-size-asian="18pt" style:font-weight-asian="bold" style:font-size-complex="18pt" style:font-weight-complex="bold" loext:padding="0in" loext:border="none"/>
    </style:style>
    <style:style style:name="T275" style:family="text">
      <style:text-properties fo:font-variant="normal" fo:text-transform="none" fo:color="#000000" style:font-name="Arial" fo:font-size="18pt" fo:letter-spacing="normal" fo:font-style="normal" fo:font-weight="bold" officeooo:rsid="012e6385" fo:background-color="transparent" loext:char-shading-value="0" style:font-size-asian="18pt" style:font-weight-asian="bold" style:font-size-complex="18pt" style:font-weight-complex="bold" loext:padding="0in" loext:border="none"/>
    </style:style>
    <style:style style:name="T276" style:family="text">
      <style:text-properties fo:font-variant="normal" fo:text-transform="none" fo:color="#000000" style:font-name="Arial" fo:font-size="18pt" fo:letter-spacing="normal" fo:font-style="normal" fo:font-weight="bold" officeooo:rsid="00e08ae0" fo:background-color="#81d41a" loext:char-shading-value="0" style:font-size-asian="18pt" style:font-weight-asian="bold" style:font-size-complex="18pt" style:font-weight-complex="bold" loext:padding="0in" loext:border="none"/>
    </style:style>
    <style:style style:name="T277" style:family="text">
      <style:text-properties fo:font-variant="normal" fo:text-transform="none" fo:color="#000000" style:font-name="Arial" fo:font-size="24pt" fo:letter-spacing="normal" fo:font-style="normal" fo:font-weight="bold" officeooo:rsid="00959bb8" fo:background-color="transparent" loext:char-shading-value="0" style:font-size-asian="24pt" style:font-weight-asian="bold" style:font-size-complex="24pt" style:font-weight-complex="bold" loext:padding="0in" loext:border="none"/>
    </style:style>
    <style:style style:name="T278" style:family="text">
      <style:text-properties fo:font-variant="normal" fo:text-transform="none" fo:color="#000000" style:font-name="Arial" fo:font-size="24pt" fo:letter-spacing="normal" fo:font-style="normal" fo:font-weight="bold" officeooo:rsid="00a65674" fo:background-color="transparent" loext:char-shading-value="0" style:font-size-asian="24pt" style:font-weight-asian="bold" style:font-size-complex="24pt" style:font-weight-complex="bold" loext:padding="0in" loext:border="none"/>
    </style:style>
    <style:style style:name="T279" style:family="text">
      <style:text-properties fo:font-variant="normal" fo:text-transform="none" fo:color="#000000" style:font-name="Arial" fo:font-size="24pt" fo:letter-spacing="normal" fo:font-style="normal" fo:font-weight="bold" officeooo:rsid="00a9ae6c" fo:background-color="transparent" loext:char-shading-value="0" style:font-size-asian="24pt" style:font-weight-asian="bold" style:font-size-complex="24pt" style:font-weight-complex="bold" loext:padding="0in" loext:border="none"/>
    </style:style>
    <style:style style:name="T280" style:family="text">
      <style:text-properties fo:font-variant="normal" fo:text-transform="none" fo:color="#000000" style:font-name="Arial" fo:font-size="24pt" fo:letter-spacing="normal" fo:font-style="normal" fo:font-weight="bold" officeooo:rsid="01049448" fo:background-color="transparent" loext:char-shading-value="0" style:font-size-asian="24pt" style:font-weight-asian="bold" style:font-size-complex="24pt" style:font-weight-complex="bold" loext:padding="0in" loext:border="none"/>
    </style:style>
    <style:style style:name="T281" style:family="text">
      <style:text-properties fo:font-variant="normal" fo:text-transform="none" fo:color="#000000" style:font-name="Arial" fo:font-size="24pt" fo:letter-spacing="normal" fo:font-style="normal" fo:font-weight="bold" officeooo:rsid="00959bb8" fo:background-color="#729fcf" loext:char-shading-value="0" style:font-size-asian="24pt" style:font-weight-asian="bold" style:font-size-complex="24pt" style:font-weight-complex="bold" loext:padding="0in" loext:border="none"/>
    </style:style>
    <style:style style:name="T282" style:family="text">
      <style:text-properties fo:font-variant="normal" fo:text-transform="none" fo:color="#000000" style:font-name="Arial" fo:font-size="24pt" fo:letter-spacing="normal" fo:font-style="normal" fo:font-weight="bold" officeooo:rsid="00b0b9c9" fo:background-color="#729fcf" loext:char-shading-value="0" style:font-size-asian="24pt" style:font-weight-asian="bold" style:font-size-complex="24pt" style:font-weight-complex="bold" loext:padding="0in" loext:border="none"/>
    </style:style>
    <style:style style:name="T283" style:family="text">
      <style:text-properties fo:font-variant="normal" fo:text-transform="none" fo:color="#000000" style:font-name="Arial" fo:font-size="24pt" fo:letter-spacing="normal" fo:font-style="normal" fo:font-weight="bold" officeooo:rsid="00c0f948" fo:background-color="#729fcf" loext:char-shading-value="0" style:font-size-asian="24pt" style:font-weight-asian="bold" style:font-size-complex="24pt" style:font-weight-complex="bold" loext:padding="0in" loext:border="none"/>
    </style:style>
    <style:style style:name="T284" style:family="text">
      <style:text-properties fo:font-variant="normal" fo:text-transform="none" fo:color="#000000" style:font-name="Arial" fo:font-size="24pt" fo:letter-spacing="normal" fo:font-style="normal" fo:font-weight="bold" officeooo:rsid="00c0f948" fo:background-color="#729fcf" loext:char-shading-value="0" style:font-name-asian="Noto Sans Mono CJK SC" style:font-size-asian="24pt" style:font-weight-asian="bold" style:font-name-complex="Liberation Mono" style:font-size-complex="24pt" style:font-weight-complex="bold" loext:padding="0in" loext:border="none"/>
    </style:style>
    <style:style style:name="T285" style:family="text">
      <style:text-properties fo:font-variant="normal" fo:text-transform="none" fo:color="#000000" style:font-name="Arial" fo:font-size="13pt" fo:letter-spacing="normal" fo:font-style="normal" fo:font-weight="normal" officeooo:rsid="00a35787" fo:background-color="transparent" loext:char-shading-value="0" style:font-size-asian="13pt" style:font-weight-asian="normal" style:font-size-complex="13pt" style:font-weight-complex="normal" loext:padding="0in" loext:border="none"/>
    </style:style>
    <style:style style:name="T286" style:family="text">
      <style:text-properties fo:font-variant="normal" fo:text-transform="none" fo:color="#000000" style:font-name="Arial" fo:font-size="13pt" fo:letter-spacing="normal" fo:font-style="normal" fo:font-weight="normal" officeooo:rsid="00a49e2b" fo:background-color="transparent" loext:char-shading-value="0" style:font-size-asian="13pt" style:font-weight-asian="normal" style:font-size-complex="13pt" style:font-weight-complex="normal" loext:padding="0in" loext:border="none"/>
    </style:style>
    <style:style style:name="T287" style:family="text">
      <style:text-properties fo:font-variant="normal" fo:text-transform="none" fo:color="#000000" style:font-name="Arial" fo:font-size="13pt" fo:letter-spacing="normal" fo:font-style="normal" fo:font-weight="normal" officeooo:rsid="00a65674" fo:background-color="transparent" loext:char-shading-value="0" style:font-size-asian="13pt" style:font-weight-asian="normal" style:font-size-complex="13pt" style:font-weight-complex="normal" loext:padding="0in" loext:border="none"/>
    </style:style>
    <style:style style:name="T288" style:family="text">
      <style:text-properties fo:font-variant="normal" fo:text-transform="none" fo:color="#000000" style:font-name="Arial" fo:font-size="13pt" fo:letter-spacing="normal" fo:font-style="normal" fo:font-weight="normal" officeooo:rsid="00a7e6db" fo:background-color="transparent" loext:char-shading-value="0" style:font-size-asian="13pt" style:font-weight-asian="normal" style:font-size-complex="13pt" style:font-weight-complex="normal" loext:padding="0in" loext:border="none"/>
    </style:style>
    <style:style style:name="T289" style:family="text">
      <style:text-properties fo:font-variant="normal" fo:text-transform="none" fo:color="#000000" style:font-name="Arial" fo:font-size="13pt" fo:letter-spacing="normal" fo:font-style="normal" fo:font-weight="normal" officeooo:rsid="00959bb8" fo:background-color="transparent" loext:char-shading-value="0" style:font-size-asian="13pt" style:font-weight-asian="normal" style:font-size-complex="13pt" style:font-weight-complex="normal" loext:padding="0in" loext:border="none"/>
    </style:style>
    <style:style style:name="T290" style:family="text">
      <style:text-properties fo:font-variant="normal" fo:text-transform="none" fo:color="#000000" style:font-name="Arial" fo:font-size="13pt" fo:letter-spacing="normal" fo:font-style="normal" fo:font-weight="normal" officeooo:rsid="0139bd64" fo:background-color="transparent" loext:char-shading-value="0" style:font-size-asian="13pt" style:font-weight-asian="normal" style:font-size-complex="13pt" style:font-weight-complex="normal" loext:padding="0in" loext:border="none"/>
    </style:style>
    <style:style style:name="T291" style:family="text">
      <style:text-properties fo:font-variant="normal" fo:text-transform="none" fo:color="#000000" style:font-name="Arial" fo:font-size="13pt" fo:letter-spacing="normal" fo:font-style="normal" fo:font-weight="normal" officeooo:rsid="00a49e2b" fo:background-color="#ffff00" loext:char-shading-value="0" style:font-size-asian="13pt" style:font-weight-asian="normal" style:font-size-complex="13pt" style:font-weight-complex="normal" loext:padding="0in" loext:border="none"/>
    </style:style>
    <style:style style:name="T292" style:family="text">
      <style:text-properties fo:font-variant="normal" fo:text-transform="none" fo:color="#000000" style:font-name="Arial" fo:font-size="13pt" fo:letter-spacing="normal" fo:font-style="normal" fo:font-weight="normal" officeooo:rsid="00a65674" fo:background-color="#ffff00" loext:char-shading-value="0" style:font-size-asian="13pt" style:font-weight-asian="normal" style:font-size-complex="13pt" style:font-weight-complex="normal" loext:padding="0in" loext:border="none"/>
    </style:style>
    <style:style style:name="T293" style:family="text">
      <style:text-properties fo:font-variant="normal" fo:text-transform="none" fo:color="#000000" style:font-name="Arial" fo:font-size="13pt" fo:letter-spacing="normal" fo:font-style="normal" fo:font-weight="normal" officeooo:rsid="00a7e6db" fo:background-color="#ffff00" loext:char-shading-value="0" style:font-size-asian="13pt" style:font-weight-asian="normal" style:font-size-complex="13pt" style:font-weight-complex="normal" loext:padding="0in" loext:border="none"/>
    </style:style>
    <style:style style:name="T294" style:family="text">
      <style:text-properties fo:font-variant="normal" fo:text-transform="none" fo:color="#000000" style:font-name="Arial" fo:font-size="13pt" fo:letter-spacing="normal" fo:font-style="normal" fo:font-weight="bold" officeooo:rsid="00e623be" fo:background-color="transparent" loext:char-shading-value="0" style:font-size-asian="13pt" style:font-weight-asian="bold" style:font-size-complex="13pt" style:font-weight-complex="bold" loext:padding="0in" loext:border="none"/>
    </style:style>
    <style:style style:name="T295" style:family="text">
      <style:text-properties fo:font-variant="normal" fo:text-transform="none" fo:color="#000000" style:font-name="Arial" fo:font-size="13pt" fo:letter-spacing="normal" fo:font-style="normal" fo:font-weight="bold" officeooo:rsid="01301cef" fo:background-color="transparent" loext:char-shading-value="0" style:font-size-asian="13pt" style:font-weight-asian="bold" style:font-size-complex="13pt" style:font-weight-complex="bold" loext:padding="0in" loext:border="none"/>
    </style:style>
    <style:style style:name="T296" style:family="text">
      <style:text-properties fo:font-variant="normal" fo:text-transform="none" fo:color="#000000" style:font-name="Arial" fo:font-size="20pt" fo:letter-spacing="normal" fo:font-style="normal" fo:font-weight="bold" officeooo:rsid="00a9ae6c" fo:background-color="#ffff00" loext:char-shading-value="0" style:font-size-asian="20pt" style:font-weight-asian="bold" style:font-size-complex="20pt" style:font-weight-complex="bold" loext:padding="0in" loext:border="none"/>
    </style:style>
    <style:style style:name="T297" style:family="text">
      <style:text-properties fo:font-variant="normal" fo:text-transform="none" fo:color="#000000" style:font-name="Arial" fo:font-size="20pt" fo:letter-spacing="normal" fo:font-style="normal" fo:font-weight="bold" officeooo:rsid="00959bb8" fo:background-color="transparent" loext:char-shading-value="0" style:font-size-asian="20pt" style:font-weight-asian="bold" style:font-size-complex="20pt" style:font-weight-complex="bold" loext:padding="0in" loext:border="none"/>
    </style:style>
    <style:style style:name="T298" style:family="text">
      <style:text-properties fo:font-variant="normal" fo:text-transform="none" fo:color="#000000" style:font-name="Arial" fo:font-size="20pt" fo:letter-spacing="normal" fo:font-style="normal" fo:font-weight="bold" officeooo:rsid="0139bd64" fo:background-color="transparent" loext:char-shading-value="0" style:font-size-asian="20pt" style:font-weight-asian="bold" style:font-size-complex="20pt" style:font-weight-complex="bold" loext:padding="0in" loext:border="none"/>
    </style:style>
    <style:style style:name="T299" style:family="text">
      <style:text-properties fo:font-variant="normal" fo:text-transform="none" fo:color="#000000" style:font-name="Arial" fo:font-size="11pt" fo:letter-spacing="normal" fo:font-style="normal" fo:font-weight="normal" officeooo:rsid="00ac565d" fo:background-color="transparent" loext:char-shading-value="0" style:font-size-asian="11pt" style:font-weight-asian="normal" style:font-size-complex="11pt" style:font-weight-complex="normal" loext:padding="0in" loext:border="none"/>
    </style:style>
    <style:style style:name="T300" style:family="text">
      <style:text-properties fo:font-variant="normal" fo:text-transform="none" fo:color="#000000" style:font-name="Arial" fo:font-size="11pt" fo:letter-spacing="normal" fo:font-style="normal" fo:font-weight="normal" officeooo:rsid="00959bb8" fo:background-color="transparent" loext:char-shading-value="0" style:font-size-asian="11pt" style:font-weight-asian="normal" style:font-size-complex="11pt" style:font-weight-complex="normal" loext:padding="0in" loext:border="none"/>
    </style:style>
    <style:style style:name="T301" style:family="text">
      <style:text-properties fo:font-variant="normal" fo:text-transform="none" fo:color="#000000" style:font-name="Arial" fo:font-size="11pt" fo:letter-spacing="normal" fo:font-style="normal" fo:font-weight="normal" officeooo:rsid="01454603" fo:background-color="transparent" loext:char-shading-value="0" style:font-size-asian="11pt" style:font-weight-asian="normal" style:font-size-complex="11pt" style:font-weight-complex="normal" loext:padding="0in" loext:border="none"/>
    </style:style>
    <style:style style:name="T302" style:family="text">
      <style:text-properties fo:font-variant="normal" fo:text-transform="none" fo:color="#000000" style:font-name="Arial" fo:font-size="11pt" fo:letter-spacing="normal" fo:font-style="normal" fo:font-weight="normal" officeooo:rsid="0150e78d" fo:background-color="transparent" loext:char-shading-value="0" style:font-size-asian="11pt" style:font-weight-asian="normal" style:font-size-complex="11pt" style:font-weight-complex="normal" loext:padding="0in" loext:border="none"/>
    </style:style>
    <style:style style:name="T303" style:family="text">
      <style:text-properties fo:font-variant="normal" fo:text-transform="none" fo:color="#000000" style:font-name="Arial" fo:font-size="11pt" fo:letter-spacing="normal" fo:font-style="normal" fo:font-weight="normal" officeooo:rsid="00ae07e3" fo:background-color="transparent" loext:char-shading-value="0" style:font-size-asian="9.60000038146973pt" style:font-weight-asian="normal" style:font-size-complex="11pt" style:font-weight-complex="normal" loext:padding="0in" loext:border="none"/>
    </style:style>
    <style:style style:name="T304" style:family="text">
      <style:text-properties fo:font-variant="normal" fo:text-transform="none" fo:color="#000000" style:font-name="Arial" fo:font-size="11pt" fo:letter-spacing="normal" fo:font-style="normal" fo:font-weight="normal" officeooo:rsid="00af3961" fo:background-color="transparent" loext:char-shading-value="0" style:font-size-asian="9.60000038146973pt" style:font-weight-asian="normal" style:font-size-complex="11pt" style:font-weight-complex="normal" loext:padding="0in" loext:border="none"/>
    </style:style>
    <style:style style:name="T305" style:family="text">
      <style:text-properties fo:font-variant="normal" fo:text-transform="none" fo:color="#000000" style:font-name="Arial" fo:font-size="11pt" fo:letter-spacing="normal" fo:font-style="normal" fo:font-weight="normal" officeooo:rsid="00b0b9c9" fo:background-color="transparent" loext:char-shading-value="0" style:font-size-asian="9.60000038146973pt" style:font-weight-asian="normal" style:font-size-complex="11pt" style:font-weight-complex="normal" loext:padding="0in" loext:border="none"/>
    </style:style>
    <style:style style:name="T306" style:family="text">
      <style:text-properties fo:font-variant="normal" fo:text-transform="none" fo:color="#000000" style:font-name="Arial" fo:font-size="11pt" fo:letter-spacing="normal" fo:font-style="normal" fo:font-weight="normal" officeooo:rsid="00b3554c" fo:background-color="transparent" loext:char-shading-value="0" style:font-size-asian="9.60000038146973pt" style:font-weight-asian="normal" style:font-size-complex="11pt" style:font-weight-complex="normal" loext:padding="0in" loext:border="none"/>
    </style:style>
    <style:style style:name="T307" style:family="text">
      <style:text-properties fo:font-variant="normal" fo:text-transform="none" fo:color="#000000" style:font-name="Arial" fo:font-size="11pt" fo:letter-spacing="normal" fo:font-style="normal" fo:font-weight="normal" officeooo:rsid="00b5d0ca" fo:background-color="transparent" loext:char-shading-value="0" style:font-size-asian="9.60000038146973pt" style:font-weight-asian="normal" style:font-size-complex="11pt" style:font-weight-complex="normal" loext:padding="0in" loext:border="none"/>
    </style:style>
    <style:style style:name="T308" style:family="text">
      <style:text-properties fo:font-variant="normal" fo:text-transform="none" fo:color="#000000" style:font-name="Arial" fo:font-size="11pt" fo:letter-spacing="normal" fo:font-style="normal" fo:font-weight="normal" officeooo:rsid="00b9f9c2" fo:background-color="transparent" loext:char-shading-value="0" style:font-size-asian="9.60000038146973pt" style:font-weight-asian="normal" style:font-size-complex="11pt" style:font-weight-complex="normal" loext:padding="0.0193in" loext:border="0.06pt solid #e5e7eb"/>
    </style:style>
    <style:style style:name="T309" style:family="text">
      <style:text-properties fo:font-variant="normal" fo:text-transform="none" fo:color="#000000" style:font-name="Arial" fo:font-size="11pt" fo:letter-spacing="normal" fo:font-style="normal" fo:font-weight="normal" officeooo:rsid="00c703e2" fo:background-color="transparent" loext:char-shading-value="0" style:font-size-asian="9.60000038146973pt" style:font-weight-asian="normal" style:font-size-complex="11pt" style:font-weight-complex="normal" loext:padding="0in" loext:border="none"/>
    </style:style>
    <style:style style:name="T310" style:family="text">
      <style:text-properties fo:font-variant="normal" fo:text-transform="none" fo:color="#000000" style:font-name="Arial" fo:font-size="11pt" fo:letter-spacing="normal" fo:font-style="normal" fo:font-weight="normal" officeooo:rsid="00c8fac3" fo:background-color="transparent" loext:char-shading-value="0" style:font-size-asian="9.60000038146973pt" style:font-weight-asian="normal" style:font-size-complex="11pt" style:font-weight-complex="normal" loext:padding="0in" loext:border="none"/>
    </style:style>
    <style:style style:name="T311" style:family="text">
      <style:text-properties fo:font-variant="normal" fo:text-transform="none" fo:color="#000000" style:font-name="Arial" fo:font-size="11pt" fo:letter-spacing="normal" fo:font-style="normal" fo:font-weight="normal" officeooo:rsid="00c95926" fo:background-color="transparent" loext:char-shading-value="0" style:font-size-asian="9.60000038146973pt" style:font-weight-asian="normal" style:font-size-complex="11pt" style:font-weight-complex="normal" loext:padding="0in" loext:border="none"/>
    </style:style>
    <style:style style:name="T312" style:family="text">
      <style:text-properties fo:font-variant="normal" fo:text-transform="none" fo:color="#000000" style:font-name="Arial" fo:font-size="11pt" fo:letter-spacing="normal" fo:font-style="normal" fo:font-weight="normal" officeooo:rsid="00b0b9c9" fo:background-color="#ffff00" loext:char-shading-value="0" style:font-size-asian="9.60000038146973pt" style:font-weight-asian="normal" style:font-size-complex="11pt" style:font-weight-complex="normal" loext:padding="0in" loext:border="none"/>
    </style:style>
    <style:style style:name="T313" style:family="text">
      <style:text-properties fo:font-variant="normal" fo:text-transform="none" fo:color="#000000" style:font-name="Arial" fo:font-size="11pt" fo:letter-spacing="normal" fo:font-style="normal" fo:font-weight="normal" officeooo:rsid="00b3554c" fo:background-color="#ffff00" loext:char-shading-value="0" style:font-size-asian="9.60000038146973pt" style:font-weight-asian="normal" style:font-size-complex="11pt" style:font-weight-complex="normal" loext:padding="0in" loext:border="none"/>
    </style:style>
    <style:style style:name="T314" style:family="text">
      <style:text-properties fo:font-variant="normal" fo:text-transform="none" fo:color="#000000" style:font-name="Arial" fo:font-size="11pt" fo:letter-spacing="normal" fo:font-style="normal" fo:font-weight="normal" officeooo:rsid="00b5d0ca" fo:background-color="#ffff00" loext:char-shading-value="0" style:font-size-asian="9.60000038146973pt" style:font-weight-asian="normal" style:font-size-complex="11pt" style:font-weight-complex="normal" loext:padding="0in" loext:border="none"/>
    </style:style>
    <style:style style:name="T315" style:family="text">
      <style:text-properties fo:font-variant="normal" fo:text-transform="none" fo:color="#000000" style:font-name="Arial" fo:font-size="11pt" fo:letter-spacing="normal" fo:font-style="normal" fo:font-weight="normal" officeooo:rsid="00b7f8c7" fo:background-color="#ffff00" loext:char-shading-value="0" style:font-size-asian="9.60000038146973pt" style:font-weight-asian="normal" style:font-size-complex="11pt" style:font-weight-complex="normal" loext:padding="0in" loext:border="none"/>
    </style:style>
    <style:style style:name="T316" style:family="text">
      <style:text-properties fo:font-variant="normal" fo:text-transform="none" fo:color="#000000" style:font-name="Arial" fo:font-size="11pt" fo:letter-spacing="normal" fo:font-style="normal" fo:font-weight="normal" officeooo:rsid="00c8fac3" fo:background-color="#ffff00" loext:char-shading-value="0" style:font-size-asian="9.60000038146973pt" style:font-weight-asian="normal" style:font-size-complex="11pt" style:font-weight-complex="normal" loext:padding="0in" loext:border="none"/>
    </style:style>
    <style:style style:name="T317" style:family="text">
      <style:text-properties fo:font-variant="normal" fo:text-transform="none" fo:color="#000000" style:font-name="Arial" fo:font-size="11pt" fo:letter-spacing="normal" fo:font-style="normal" fo:font-weight="normal" officeooo:rsid="00b3554c" fo:background-color="#ffb66c" loext:char-shading-value="0" style:font-size-asian="9.60000038146973pt" style:font-weight-asian="normal" style:font-size-complex="11pt" style:font-weight-complex="normal" loext:padding="0in" loext:border="none"/>
    </style:style>
    <style:style style:name="T318" style:family="text">
      <style:text-properties fo:font-variant="normal" fo:text-transform="none" fo:color="#000000" style:font-name="Arial" fo:font-size="11pt" fo:letter-spacing="normal" fo:font-style="normal" fo:font-weight="normal" officeooo:rsid="00b5d0ca" fo:background-color="#ffb66c" loext:char-shading-value="0" style:font-size-asian="9.60000038146973pt" style:font-weight-asian="normal" style:font-size-complex="11pt" style:font-weight-complex="normal" loext:padding="0in" loext:border="none"/>
    </style:style>
    <style:style style:name="T319" style:family="text">
      <style:text-properties fo:font-variant="normal" fo:text-transform="none" fo:color="#000000" style:font-name="Arial" fo:font-size="11pt" fo:letter-spacing="normal" fo:font-style="normal" fo:font-weight="normal" officeooo:rsid="00c8fac3" fo:background-color="#ffb66c"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320" style:family="text">
      <style:text-properties fo:font-variant="normal" fo:text-transform="none" fo:color="#000000" style:font-name="Arial" fo:font-size="11pt" fo:letter-spacing="normal" fo:font-style="normal" fo:font-weight="normal" officeooo:rsid="00b5d0ca" fo:background-color="#afd095" loext:char-shading-value="0" style:font-size-asian="9.60000038146973pt" style:font-weight-asian="normal" style:font-size-complex="11pt" style:font-weight-complex="normal" loext:padding="0in" loext:border="none"/>
    </style:style>
    <style:style style:name="T321" style:family="text">
      <style:text-properties fo:font-variant="normal" fo:text-transform="none" fo:color="#000000" style:font-name="Arial" fo:font-size="11pt" fo:letter-spacing="normal" fo:font-style="normal" fo:font-weight="normal" officeooo:rsid="00c20a1c" fo:background-color="#ff4000" loext:char-shading-value="0" style:font-size-asian="9.60000038146973pt" style:font-weight-asian="normal" style:font-size-complex="11pt" style:font-weight-complex="normal" loext:padding="0in" loext:border="none"/>
    </style:style>
    <style:style style:name="T322" style:family="text">
      <style:text-properties fo:font-variant="normal" fo:text-transform="none" fo:color="#000000" style:font-name="Arial" fo:font-size="11pt" fo:letter-spacing="normal" fo:font-style="normal" fo:font-weight="normal" officeooo:rsid="00b5d0ca" fo:background-color="#ff4000" loext:char-shading-value="0" style:font-size-asian="9.60000038146973pt" style:font-weight-asian="normal" style:font-size-complex="11pt" style:font-weight-complex="normal" loext:padding="0in" loext:border="none"/>
    </style:style>
    <style:style style:name="T323" style:family="text">
      <style:text-properties fo:font-variant="normal" fo:text-transform="none" fo:color="#000000" style:font-name="Arial" fo:font-size="11pt" fo:letter-spacing="normal" fo:font-style="normal" fo:font-weight="normal" officeooo:rsid="00c703e2" fo:background-color="#ff4000" loext:char-shading-value="0" style:font-size-asian="9.60000038146973pt" style:font-weight-asian="normal" style:font-size-complex="11pt" style:font-weight-complex="normal" loext:padding="0in" loext:border="none"/>
    </style:style>
    <style:style style:name="T324" style:family="text">
      <style:text-properties fo:font-variant="normal" fo:text-transform="none" fo:color="#000000" style:font-name="Arial" fo:font-size="11pt" fo:letter-spacing="normal" fo:font-style="normal" fo:font-weight="normal" officeooo:rsid="00c8fac3" fo:background-color="#ffbf00" loext:char-shading-value="0" style:font-size-asian="9.60000038146973pt" style:font-weight-asian="normal" style:font-size-complex="11pt" style:font-weight-complex="normal" loext:padding="0in" loext:border="none"/>
    </style:style>
    <style:style style:name="T325" style:family="text">
      <style:text-properties fo:font-variant="normal" fo:text-transform="none" fo:color="#000000" style:font-name="Arial" fo:font-size="11pt" fo:letter-spacing="normal" fo:font-style="normal" fo:font-weight="bold" officeooo:rsid="00959bb8" fo:background-color="transparent" loext:char-shading-value="0" style:font-size-asian="9.60000038146973pt" style:font-weight-asian="bold" style:font-size-complex="11pt" style:font-weight-complex="bold" loext:padding="0in" loext:border="none"/>
    </style:style>
    <style:style style:name="T326" style:family="text">
      <style:text-properties fo:font-variant="normal" fo:text-transform="none" fo:color="#000000" style:font-name="Arial" fo:font-size="14pt" fo:letter-spacing="normal" fo:font-style="normal" fo:font-weight="bold" officeooo:rsid="00c20a1c" fo:background-color="#ff4000" loext:char-shading-value="0" style:font-size-asian="14pt" style:font-weight-asian="bold" style:font-size-complex="14pt" style:font-weight-complex="bold" loext:padding="0in" loext:border="none"/>
    </style:style>
    <style:style style:name="T327" style:family="text">
      <style:text-properties fo:font-variant="normal" fo:text-transform="none" fo:color="#000000" style:font-name="Arial" fo:font-size="14pt" fo:letter-spacing="normal" fo:font-style="normal" fo:font-weight="bold" officeooo:rsid="011702e8" fo:background-color="transparent" loext:char-shading-value="0" style:font-size-asian="14pt" style:font-weight-asian="bold" style:font-size-complex="14pt" style:font-weight-complex="bold" loext:padding="0in" loext:border="none"/>
    </style:style>
    <style:style style:name="T328" style:family="text">
      <style:text-properties fo:font-variant="normal" fo:text-transform="none" fo:color="#000000" style:font-name="Arial" fo:font-size="10pt" fo:letter-spacing="normal" fo:font-style="normal" fo:font-weight="normal" officeooo:rsid="00959bb8" fo:background-color="transparent" loext:char-shading-value="0" style:font-size-asian="10pt" style:font-weight-asian="normal" style:font-size-complex="10pt" style:font-weight-complex="normal" loext:padding="0in" loext:border="none"/>
    </style:style>
    <style:style style:name="T329" style:family="text">
      <style:text-properties fo:font-variant="normal" fo:text-transform="none" fo:color="#000000" style:font-name="Arial" fo:font-size="10pt" fo:letter-spacing="normal" fo:font-style="normal" fo:font-weight="normal" officeooo:rsid="00cd8282" fo:background-color="transparent" loext:char-shading-value="0" style:font-size-asian="10pt" style:font-weight-asian="normal" style:font-size-complex="10pt" style:font-weight-complex="normal" loext:padding="0in" loext:border="none"/>
    </style:style>
    <style:style style:name="T330" style:family="text">
      <style:text-properties fo:font-variant="normal" fo:text-transform="none" fo:color="#000000" style:font-name="Arial" fo:font-size="10pt" fo:letter-spacing="normal" fo:font-style="normal" fo:font-weight="normal" officeooo:rsid="00e1903d" fo:background-color="transparent" loext:char-shading-value="0" style:font-size-asian="10pt" style:font-weight-asian="normal" style:font-size-complex="10pt" style:font-weight-complex="normal" loext:padding="0in" loext:border="none"/>
    </style:style>
    <style:style style:name="T331" style:family="text">
      <style:text-properties fo:font-variant="normal" fo:text-transform="none" fo:color="#000000" style:font-name="Arial" fo:font-size="10pt" fo:letter-spacing="normal" fo:font-style="normal" fo:font-weight="normal" officeooo:rsid="00f77c1e" fo:background-color="transparent" loext:char-shading-value="0" style:font-size-asian="10pt" style:font-weight-asian="normal" style:font-size-complex="10pt" style:font-weight-complex="normal" loext:padding="0in" loext:border="none"/>
    </style:style>
    <style:style style:name="T332" style:family="text">
      <style:text-properties fo:font-variant="normal" fo:text-transform="none" fo:color="#000000" style:font-name="Arial" fo:font-size="10pt" fo:letter-spacing="normal" fo:font-style="normal" fo:font-weight="normal" officeooo:rsid="00f79acb" fo:background-color="transparent" loext:char-shading-value="0" style:font-size-asian="10pt" style:font-weight-asian="normal" style:font-size-complex="10pt" style:font-weight-complex="normal" loext:padding="0in" loext:border="none"/>
    </style:style>
    <style:style style:name="T333" style:family="text">
      <style:text-properties fo:font-variant="normal" fo:text-transform="none" fo:color="#000000" style:font-name="Arial" fo:font-size="10pt" fo:letter-spacing="normal" fo:font-style="normal" fo:font-weight="normal" officeooo:rsid="011702e8" fo:background-color="transparent" loext:char-shading-value="0" style:font-size-asian="10pt" style:font-weight-asian="normal" style:font-size-complex="10pt" style:font-weight-complex="normal" loext:padding="0in" loext:border="none"/>
    </style:style>
    <style:style style:name="T334" style:family="text">
      <style:text-properties fo:font-variant="normal" fo:text-transform="none" fo:color="#000000" style:font-name="Arial" fo:font-size="10pt" fo:letter-spacing="normal" fo:font-style="normal" fo:font-weight="normal" officeooo:rsid="0118d611" fo:background-color="transparent" loext:char-shading-value="0" style:font-size-asian="10pt" style:font-weight-asian="normal" style:font-size-complex="10pt" style:font-weight-complex="normal" loext:padding="0in" loext:border="none"/>
    </style:style>
    <style:style style:name="T335" style:family="text">
      <style:text-properties fo:font-variant="normal" fo:text-transform="none" fo:color="#000000" style:font-name="Arial" fo:font-size="10pt" fo:letter-spacing="normal" fo:font-style="normal" fo:font-weight="normal" officeooo:rsid="00959bb8" fo:background-color="transparent" loext:char-shading-value="0" style:font-size-asian="8.75pt" style:font-weight-asian="normal" style:font-size-complex="10pt" style:font-weight-complex="normal" loext:padding="0in" loext:border="none"/>
    </style:style>
    <style:style style:name="T336" style:family="text">
      <style:text-properties fo:font-variant="normal" fo:text-transform="none" fo:color="#000000" style:font-name="Arial" fo:font-size="10pt" fo:letter-spacing="normal" fo:font-style="normal" fo:font-weight="normal" officeooo:rsid="00959bb8" fo:background-color="#ffff6d" loext:char-shading-value="0" style:font-size-asian="10pt" style:font-weight-asian="normal" style:font-size-complex="10pt" style:font-weight-complex="normal" loext:padding="0in" loext:border="none"/>
    </style:style>
    <style:style style:name="T337" style:family="text">
      <style:text-properties fo:font-variant="normal" fo:text-transform="none" fo:color="#000000" style:font-name="Arial" fo:font-size="10pt" fo:letter-spacing="normal" fo:font-style="normal" fo:font-weight="normal" officeooo:rsid="00959bb8" fo:background-color="#afd095" loext:char-shading-value="0" style:font-size-asian="10pt" style:font-weight-asian="normal" style:font-size-complex="10pt" style:font-weight-complex="normal" loext:padding="0in" loext:border="none"/>
    </style:style>
    <style:style style:name="T338" style:family="text">
      <style:text-properties fo:font-variant="normal" fo:text-transform="none" fo:color="#000000" style:font-name="Arial" fo:font-size="10pt" fo:letter-spacing="normal" fo:font-style="normal" fo:font-weight="normal" officeooo:rsid="00959bb8" fo:background-color="#729fcf" loext:char-shading-value="0" style:font-size-asian="10pt" style:font-weight-asian="normal" style:font-size-complex="10pt" style:font-weight-complex="normal" loext:padding="0in" loext:border="none"/>
    </style:style>
    <style:style style:name="T339" style:family="text">
      <style:text-properties fo:font-variant="normal" fo:text-transform="none" fo:color="#000000" style:font-name="Arial" fo:font-size="10pt" fo:letter-spacing="normal" fo:font-style="normal" fo:font-weight="normal" officeooo:rsid="0118d611" fo:background-color="#729fcf" loext:char-shading-value="0" style:font-size-asian="10pt" style:font-weight-asian="normal" style:font-size-complex="10pt" style:font-weight-complex="normal" loext:padding="0in" loext:border="none"/>
    </style:style>
    <style:style style:name="T340" style:family="text">
      <style:text-properties fo:font-variant="normal" fo:text-transform="none" fo:color="#000000" style:font-name="Arial" fo:font-size="10pt" fo:letter-spacing="normal" fo:font-style="normal" fo:font-weight="normal" officeooo:rsid="00959bb8" fo:background-color="#ffdbb6" loext:char-shading-value="0" style:font-size-asian="10pt" style:font-weight-asian="normal" style:font-size-complex="10pt" style:font-weight-complex="normal" loext:padding="0in" loext:border="none"/>
    </style:style>
    <style:style style:name="T341" style:family="text">
      <style:text-properties fo:font-variant="normal" fo:text-transform="none" fo:color="#000000" style:font-name="Arial" fo:font-size="10pt" fo:letter-spacing="normal" fo:font-style="normal" fo:font-weight="normal" officeooo:rsid="00959bb8" fo:background-color="#ffff00" loext:char-shading-value="0" style:font-size-asian="10pt" style:font-weight-asian="normal" style:font-size-complex="10pt" style:font-weight-complex="normal" loext:padding="0in" loext:border="none"/>
    </style:style>
    <style:style style:name="T342" style:family="text">
      <style:text-properties fo:font-variant="normal" fo:text-transform="none" fo:color="#000000" style:font-name="Arial" fo:font-size="10pt" fo:letter-spacing="normal" fo:font-style="normal" fo:font-weight="normal" officeooo:rsid="00e1903d" fo:background-color="#ffff00" loext:char-shading-value="0" style:font-size-asian="10pt" style:font-weight-asian="normal" style:font-size-complex="10pt" style:font-weight-complex="normal" loext:padding="0in" loext:border="none"/>
    </style:style>
    <style:style style:name="T343" style:family="text">
      <style:text-properties fo:font-variant="normal" fo:text-transform="none" fo:color="#000000" style:font-name="Arial" fo:font-size="10pt" fo:letter-spacing="normal" fo:font-style="normal" fo:font-weight="normal" officeooo:rsid="0118d611" fo:background-color="#ffff00" loext:char-shading-value="0" style:font-size-asian="10pt" style:font-weight-asian="normal" style:font-size-complex="10pt" style:font-weight-complex="normal" loext:padding="0in" loext:border="none"/>
    </style:style>
    <style:style style:name="T344" style:family="text">
      <style:text-properties fo:font-variant="normal" fo:text-transform="none" fo:color="#000000" style:font-name="Arial" fo:font-size="10pt" fo:letter-spacing="normal" fo:font-style="normal" fo:font-weight="normal" officeooo:rsid="00959bb8" fo:background-color="#ffa6a6" loext:char-shading-value="0" style:font-size-asian="10pt" style:font-weight-asian="normal" style:font-size-complex="10pt" style:font-weight-complex="normal" loext:padding="0in" loext:border="none"/>
    </style:style>
    <style:style style:name="T345" style:family="text">
      <style:text-properties fo:font-variant="normal" fo:text-transform="none" fo:color="#000000" style:font-name="Arial" fo:font-size="10pt" fo:letter-spacing="normal" fo:font-style="normal" fo:font-weight="normal" officeooo:rsid="00959bb8" fo:background-color="#ff4000" loext:char-shading-value="0" style:font-size-asian="10pt" style:font-weight-asian="normal" style:font-size-complex="10pt" style:font-weight-complex="normal" loext:padding="0in" loext:border="none"/>
    </style:style>
    <style:style style:name="T346" style:family="text">
      <style:text-properties fo:font-variant="normal" fo:text-transform="none" fo:color="#000000" style:font-name="Arial" fo:font-size="10pt" fo:letter-spacing="normal" fo:font-style="normal" fo:font-weight="normal" officeooo:rsid="00f77c1e" fo:background-color="#ffbf00" loext:char-shading-value="0" style:font-size-asian="10pt" style:font-weight-asian="normal" style:font-size-complex="10pt" style:font-weight-complex="normal" loext:padding="0in" loext:border="none"/>
    </style:style>
    <style:style style:name="T347" style:family="text">
      <style:text-properties fo:font-variant="normal" fo:text-transform="none" fo:color="#000000" style:font-name="Arial" fo:font-size="10pt" fo:letter-spacing="normal" fo:font-style="normal" fo:font-weight="normal" officeooo:rsid="00f79acb" fo:background-color="#ffbf00" loext:char-shading-value="0" style:font-size-asian="10pt" style:font-weight-asian="normal" style:font-size-complex="10pt" style:font-weight-complex="normal" loext:padding="0in" loext:border="none"/>
    </style:style>
    <style:style style:name="T348" style:family="text">
      <style:text-properties fo:font-variant="normal" fo:text-transform="none" fo:color="#000000" style:font-name="Arial" fo:font-size="10pt" fo:letter-spacing="normal" fo:font-style="normal" fo:font-weight="normal" officeooo:rsid="0118d611" fo:background-color="#81d41a" loext:char-shading-value="0" style:font-size-asian="10pt" style:font-weight-asian="normal" style:font-size-complex="10pt" style:font-weight-complex="normal" loext:padding="0in" loext:border="none"/>
    </style:style>
    <style:style style:name="T349" style:family="text">
      <style:text-properties fo:font-variant="normal" fo:text-transform="none" fo:color="#000000" style:font-name="Arial" fo:font-size="10pt" fo:letter-spacing="normal" fo:font-style="normal" fo:font-weight="bold" officeooo:rsid="00959bb8" fo:background-color="transparent" loext:char-shading-value="0" style:font-size-asian="10pt" style:font-weight-asian="bold" style:font-size-complex="10pt" style:font-weight-complex="bold" loext:padding="0in" loext:border="none"/>
    </style:style>
    <style:style style:name="T350" style:family="text">
      <style:text-properties fo:font-variant="normal" fo:text-transform="none" fo:color="#000000" style:font-name="Arial" fo:font-size="7pt" fo:letter-spacing="normal" fo:font-style="normal" fo:font-weight="normal" officeooo:rsid="00959bb8" fo:background-color="transparent" loext:char-shading-value="0" style:font-size-asian="7pt" style:font-weight-asian="normal" style:font-size-complex="7pt" style:font-weight-complex="normal" loext:padding="0in" loext:border="none"/>
    </style:style>
    <style:style style:name="T351" style:family="text">
      <style:text-properties fo:font-variant="normal" fo:text-transform="none" fo:color="#000000" style:font-name="Arial" fo:font-size="7pt" fo:letter-spacing="normal" fo:font-style="normal" fo:font-weight="normal" officeooo:rsid="00959bb8" fo:background-color="#ff4000" loext:char-shading-value="0" style:font-size-asian="7pt" style:font-weight-asian="normal" style:font-size-complex="7pt" style:font-weight-complex="normal" loext:padding="0in" loext:border="none"/>
    </style:style>
    <style:style style:name="T352" style:family="text">
      <style:text-properties fo:font-variant="normal" fo:text-transform="none" fo:color="#000000" style:font-name="Arial" fo:font-size="10.5pt" fo:letter-spacing="normal" fo:font-style="normal" fo:font-weight="bold" officeooo:rsid="00959bb8" fo:background-color="transparent" loext:char-shading-value="0" style:font-size-asian="10.5pt" style:font-weight-asian="bold" style:font-size-complex="10.5pt" style:font-weight-complex="bold" loext:padding="0in" loext:border="none"/>
    </style:style>
    <style:style style:name="T353" style:family="text">
      <style:text-properties fo:font-variant="normal" fo:text-transform="none" fo:color="#000000" style:font-name="Consolas" fo:font-size="9.75pt" fo:letter-spacing="normal" fo:font-style="normal" fo:font-weight="normal" fo:background-color="transparent" loext:char-shading-value="0" loext:padding="0in" loext:border="none"/>
    </style:style>
    <style:style style:name="T354" style:family="text">
      <style:text-properties fo:font-variant="normal" fo:text-transform="none" fo:color="#000000" style:font-name="Consolas" fo:font-size="9.75pt" fo:letter-spacing="normal" fo:font-style="normal" fo:font-weight="normal" officeooo:rsid="00337e3a" fo:background-color="transparent" loext:char-shading-value="0" loext:padding="0in" loext:border="none"/>
    </style:style>
    <style:style style:name="T355" style:family="text">
      <style:text-properties fo:font-variant="normal" fo:text-transform="none" fo:color="#000000" style:font-name="Consolas" fo:font-size="9.75pt" fo:letter-spacing="normal" fo:font-style="normal" fo:font-weight="normal" officeooo:rsid="003a8e4d" fo:background-color="transparent" loext:char-shading-value="0" loext:padding="0in" loext:border="none"/>
    </style:style>
    <style:style style:name="T356" style:family="text">
      <style:text-properties fo:font-variant="normal" fo:text-transform="none" fo:color="#000000" style:font-name="Consolas" fo:font-size="9.75pt" fo:letter-spacing="normal" fo:font-style="normal" style:text-underline-style="none" fo:font-weight="normal" officeooo:rsid="003a8e4d" fo:background-color="transparent" loext:char-shading-value="0" loext:padding="0in" loext:border="none"/>
    </style:style>
    <style:style style:name="T357" style:family="text">
      <style:text-properties fo:font-variant="normal" fo:text-transform="none" fo:color="#000000" style:font-name="Consolas" fo:font-size="9.75pt" fo:letter-spacing="normal" fo:font-style="normal" style:text-underline-style="none" fo:font-weight="normal" officeooo:rsid="00337e3a" fo:background-color="transparent" loext:char-shading-value="0" loext:padding="0in" loext:border="none"/>
    </style:style>
    <style:style style:name="T358" style:family="text">
      <style:text-properties fo:font-variant="normal" fo:text-transform="none" fo:color="#000000" style:font-name="Helvetica Neue" fo:font-size="10.5pt" fo:letter-spacing="normal" fo:font-style="normal" fo:font-weight="bold" officeooo:rsid="002d3172" fo:background-color="#ffff00" loext:char-shading-value="0" style:font-size-asian="12pt" style:font-weight-asian="bold" style:font-size-complex="12pt" style:font-weight-complex="bold" loext:padding="0in" loext:border="none"/>
    </style:style>
    <style:style style:name="T359" style:family="text">
      <style:text-properties fo:font-variant="normal" fo:text-transform="none" fo:color="#000000" fo:font-size="11pt" fo:letter-spacing="normal" fo:font-style="normal" fo:font-weight="normal" officeooo:rsid="00b9f9c2" fo:background-color="transparent" loext:char-shading-value="0" style:font-size-asian="9.60000038146973pt" style:font-weight-asian="normal" style:font-size-complex="11pt" style:font-weight-complex="normal" loext:padding="0.0193in" loext:border="0.06pt solid #e5e7eb"/>
    </style:style>
    <style:style style:name="T360" style:family="text">
      <style:text-properties fo:font-variant="normal" fo:text-transform="none" fo:color="#000000" style:font-name="system-ui" fo:font-size="12pt" fo:letter-spacing="normal" fo:font-style="normal" fo:font-weight="normal" fo:background-color="transparent" loext:char-shading-value="0"/>
    </style:style>
    <style:style style:name="T361" style:family="text">
      <style:text-properties fo:font-variant="normal" fo:text-transform="none" fo:color="#000000" style:font-name="system-ui" fo:font-size="12pt" fo:letter-spacing="normal" fo:font-style="normal" fo:font-weight="normal" officeooo:rsid="002f4be3" fo:background-color="transparent" loext:char-shading-value="0" style:font-size-asian="9.60000038146973pt" style:font-weight-asian="bold" style:font-size-complex="11pt" style:font-weight-complex="bold" loext:padding="0in" loext:border="none"/>
    </style:style>
    <style:style style:name="T362" style:family="text">
      <style:text-properties fo:font-variant="normal" fo:text-transform="none" fo:color="#000000" style:font-name="system-ui" fo:font-size="12pt" fo:letter-spacing="normal" fo:font-style="normal" fo:font-weight="normal" fo:background-color="#77bc65" loext:char-shading-value="0"/>
    </style:style>
    <style:style style:name="T363" style:family="text">
      <style:text-properties fo:font-variant="normal" fo:text-transform="none" fo:color="#000000" style:font-name="SFMono-Regular" fo:font-size="18pt" fo:letter-spacing="normal" fo:font-style="normal" fo:font-weight="bold" fo:background-color="#ffff00" loext:char-shading-value="0" style:font-size-asian="18pt" style:font-weight-asian="bold" style:font-size-complex="18pt" style:font-weight-complex="bold"/>
    </style:style>
    <style:style style:name="T364" style:family="text">
      <style:text-properties fo:font-variant="normal" fo:text-transform="none" fo:color="#000000" style:font-name="SFMono-Regular" fo:font-size="10.5pt" fo:letter-spacing="normal" fo:font-style="normal" fo:font-weight="normal"/>
    </style:style>
    <style:style style:name="T365" style:family="text">
      <style:text-properties fo:font-variant="normal" fo:text-transform="none" fo:color="#000000" style:font-name="SFMono-Regular" fo:font-size="10.5pt" fo:letter-spacing="normal" fo:font-style="normal" fo:font-weight="normal" fo:background-color="#ffff00" loext:char-shading-value="0"/>
    </style:style>
    <style:style style:name="T366" style:family="text">
      <style:text-properties fo:font-variant="normal" fo:text-transform="none" fo:color="#000000" style:font-name="Input Sans Narrow" fo:font-size="11.25pt" fo:letter-spacing="normal" fo:font-style="normal" fo:font-weight="normal" fo:background-color="transparent" loext:char-shading-value="0"/>
    </style:style>
    <style:style style:name="T367" style:family="text">
      <style:text-properties fo:font-variant="normal" fo:text-transform="none" fo:color="#000000" style:font-name="Input Sans Narrow" fo:font-size="11.25pt" fo:letter-spacing="normal" fo:font-style="normal" fo:font-weight="normal" fo:background-color="#77bc65" loext:char-shading-value="0"/>
    </style:style>
    <style:style style:name="T368" style:family="text">
      <style:text-properties fo:font-variant="normal" fo:text-transform="none" fo:color="#000000" style:font-name="monospace1" fo:font-size="10.5pt" fo:letter-spacing="normal" fo:font-style="normal" fo:font-weight="normal" officeooo:rsid="00959bb8" fo:background-color="transparent" loext:char-shading-value="0" style:font-size-asian="10.5pt" style:font-weight-asian="bold" style:font-size-complex="12pt" style:font-weight-complex="bold" loext:padding="0in" loext:border="none"/>
    </style:style>
    <style:style style:name="T369" style:family="text">
      <style:text-properties fo:font-variant="normal" fo:text-transform="none" fo:color="#000000" style:font-name="monospace" fo:font-size="9.75pt" fo:letter-spacing="normal" fo:font-style="normal" fo:font-weight="normal" officeooo:rsid="0139bd64" fo:background-color="transparent" loext:char-shading-value="0" style:font-size-asian="20pt" style:font-weight-asian="bold" style:font-size-complex="20pt" style:font-weight-complex="bold" loext:padding="0in" loext:border="none"/>
    </style:style>
    <style:style style:name="T370" style:family="text">
      <style:text-properties fo:font-variant="normal" fo:text-transform="none" fo:color="#000000" style:font-name="monospace" fo:font-size="9.75pt" fo:letter-spacing="normal" fo:font-style="normal" fo:font-weight="normal" officeooo:rsid="0142d704" fo:background-color="transparent" loext:char-shading-value="0" style:font-size-asian="20pt" style:font-weight-asian="bold" style:font-size-complex="20pt" style:font-weight-complex="bold" loext:padding="0in" loext:border="none"/>
    </style:style>
    <style:style style:name="T371" style:family="text">
      <style:text-properties fo:font-variant="normal" fo:text-transform="none" fo:color="#000000" style:font-name="monospace" fo:font-size="9.75pt" fo:letter-spacing="normal" fo:font-style="normal" fo:font-weight="bold" officeooo:rsid="0139bd64" fo:background-color="transparent" loext:char-shading-value="0" style:font-size-asian="12pt" style:font-size-complex="12pt" loext:padding="0in" loext:border="none"/>
    </style:style>
    <style:style style:name="T372" style:family="text">
      <style:text-properties fo:font-variant="normal" fo:text-transform="none" fo:color="#000000" style:font-name="monospace" fo:font-size="9.75pt" fo:letter-spacing="normal" fo:font-style="normal" fo:font-weight="bold" officeooo:rsid="0139bd64" fo:background-color="transparent" loext:char-shading-value="0" style:font-size-asian="20pt" style:font-weight-asian="bold" style:font-size-complex="20pt" style:font-weight-complex="bold" loext:padding="0in" loext:border="none"/>
    </style:style>
    <style:style style:name="T373" style:family="text">
      <style:text-properties fo:font-variant="normal" fo:text-transform="none" fo:color="#000000" style:font-name="HelveticaNeue" fo:font-size="13.5pt" fo:letter-spacing="normal" fo:font-style="normal" fo:font-weight="bold" officeooo:rsid="017412c9" fo:background-color="#ffffff" loext:char-shading-value="0" style:font-size-asian="11pt" style:font-weight-asian="bold" style:font-size-complex="11pt" style:font-weight-complex="bold" loext:padding="0in" loext:border="none"/>
    </style:style>
    <style:style style:name="T374" style:family="text">
      <style:text-properties fo:font-variant="normal" fo:text-transform="none" fo:color="#000000" style:font-name="HelveticaNeue" fo:font-size="13.5pt" fo:letter-spacing="normal" fo:font-style="normal" fo:font-weight="bold" officeooo:rsid="017a3497" fo:background-color="#ffffff" loext:char-shading-value="0" style:font-size-asian="11pt" style:font-weight-asian="bold" style:font-size-complex="11pt" style:font-weight-complex="bold" loext:padding="0in" loext:border="none"/>
    </style:style>
    <style:style style:name="T375" style:family="text">
      <style:text-properties fo:font-variant="normal" fo:text-transform="none" fo:color="#000000" style:font-name="HelveticaNeue" fo:font-size="13.5pt" fo:letter-spacing="normal" fo:font-style="normal" fo:font-weight="bold" officeooo:rsid="017a3497" fo:background-color="#ffff00" loext:char-shading-value="0" style:font-size-asian="11pt" style:font-weight-asian="bold" style:font-size-complex="11pt" style:font-weight-complex="bold" loext:padding="0in" loext:border="none"/>
    </style:style>
    <style:style style:name="T376" style:family="text">
      <style:text-properties fo:font-variant="normal" fo:text-transform="none" fo:color="#000000" style:font-name="HelveticaNeue" fo:font-size="10.5pt" fo:letter-spacing="normal" fo:font-style="normal" fo:font-weight="normal" officeooo:rsid="017412c9" fo:background-color="#ffffff" loext:char-shading-value="0" style:font-size-asian="10.5pt" style:font-weight-asian="normal" style:font-size-complex="10.5pt" style:font-weight-complex="normal" loext:padding="0in" loext:border="none"/>
    </style:style>
    <style:style style:name="T377" style:family="text">
      <style:text-properties fo:font-variant="normal" fo:text-transform="none" fo:color="#000000" style:font-name="HelveticaNeue" fo:font-size="10.5pt" fo:letter-spacing="normal" fo:font-style="normal" fo:font-weight="normal" officeooo:rsid="017412c9" fo:background-color="#ffffff" loext:char-shading-value="0" style:font-size-asian="11pt" style:font-weight-asian="normal" style:font-size-complex="11pt" style:font-weight-complex="normal" loext:padding="0in" loext:border="none"/>
    </style:style>
    <style:style style:name="T378" style:family="text">
      <style:text-properties fo:font-variant="normal" fo:text-transform="none" fo:color="#000000" style:font-name="HelveticaNeue" fo:font-size="10.5pt" fo:letter-spacing="normal" fo:font-style="normal" fo:font-weight="normal" officeooo:rsid="017d075b" fo:background-color="transparent" loext:char-shading-value="0" style:font-size-asian="10.5pt" style:font-weight-asian="normal" style:font-size-complex="10.5pt" style:font-weight-complex="normal" loext:padding="0in" loext:border="none"/>
    </style:style>
    <style:style style:name="T379" style:family="text">
      <style:text-properties fo:font-variant="normal" fo:text-transform="none" fo:color="#000000" style:font-name="HelveticaNeue" fo:font-size="10.5pt" fo:letter-spacing="normal" fo:font-style="normal" fo:font-weight="normal" officeooo:rsid="017d075b" fo:background-color="#81d41a" loext:char-shading-value="0" style:font-size-asian="10.5pt" style:font-weight-asian="normal" style:font-size-complex="10.5pt" style:font-weight-complex="normal" loext:padding="0in" loext:border="none"/>
    </style:style>
    <style:style style:name="T380" style:family="text">
      <style:text-properties fo:font-variant="normal" fo:text-transform="none" fo:color="#000000" style:font-name="HelveticaNeue" fo:font-size="10.5pt" fo:letter-spacing="normal" fo:font-style="normal" fo:font-weight="normal" officeooo:rsid="017e51a0" fo:background-color="#81d41a" loext:char-shading-value="0" style:font-size-asian="10.5pt" style:font-weight-asian="normal" style:font-size-complex="10.5pt" style:font-weight-complex="normal" loext:padding="0in" loext:border="none"/>
    </style:style>
    <style:style style:name="T381" style:family="text">
      <style:text-properties fo:font-variant="normal" fo:text-transform="none" fo:color="#000000" style:font-name="HelveticaNeue" fo:font-size="10.5pt" fo:letter-spacing="normal" fo:font-style="normal" fo:font-weight="normal" officeooo:rsid="017412c9" fo:background-color="#e3ebca" loext:char-shading-value="0" style:font-size-asian="11pt" style:font-weight-asian="normal" style:font-size-complex="11pt" style:font-weight-complex="normal" loext:padding="0in" loext:border="none"/>
    </style:style>
    <style:style style:name="T382" style:family="text">
      <style:text-properties fo:font-variant="normal" fo:text-transform="none" fo:color="#000000" style:font-name="HelveticaNeue" fo:font-size="10.5pt" fo:letter-spacing="normal" fo:font-style="normal" fo:font-weight="bold" officeooo:rsid="0174dbc5" fo:background-color="#ffffff" loext:char-shading-value="0" style:font-size-asian="10.5pt" style:font-weight-asian="bold" style:font-size-complex="10.5pt" style:font-weight-complex="bold" loext:padding="0in" loext:border="none"/>
    </style:style>
    <style:style style:name="T383" style:family="text">
      <style:text-properties fo:font-variant="normal" fo:text-transform="none" fo:color="#000000" style:font-name="HelveticaNeue" fo:font-size="10.5pt" fo:letter-spacing="normal" fo:font-style="normal" fo:font-weight="bold" officeooo:rsid="017412c9" fo:background-color="#ffffff" loext:char-shading-value="0" style:font-size-asian="10.5pt" style:font-weight-asian="bold" style:font-size-complex="10.5pt" style:font-weight-complex="bold" loext:padding="0in" loext:border="none"/>
    </style:style>
    <style:style style:name="T384" style:family="text">
      <style:text-properties fo:font-variant="normal" fo:text-transform="none" fo:color="#000000" style:font-name="HelveticaNeue" fo:font-size="10.5pt" fo:letter-spacing="normal" fo:font-style="normal" fo:font-weight="bold" officeooo:rsid="0174dbc5" fo:background-color="#ffff00" loext:char-shading-value="0" style:font-size-asian="10.5pt" style:font-weight-asian="bold" style:font-size-complex="10.5pt" style:font-weight-complex="bold" loext:padding="0in" loext:border="none"/>
    </style:style>
    <style:style style:name="T385" style:family="text">
      <style:text-properties fo:font-variant="normal" fo:text-transform="none" fo:color="#000000" style:font-name="inherit" fo:font-size="9.75pt" fo:letter-spacing="normal" fo:font-style="normal" fo:font-weight="normal" officeooo:rsid="01851558" fo:background-color="transparent" loext:char-shading-value="0" style:font-size-asian="11pt" style:font-weight-asian="normal" style:font-size-complex="11pt" style:font-weight-complex="normal" loext:padding="0in" loext:border="none"/>
    </style:style>
    <style:style style:name="T386" style:family="text">
      <style:text-properties fo:font-variant="normal" fo:text-transform="none" fo:color="#000000" style:font-name="Roboto" fo:font-size="15pt" fo:letter-spacing="normal" fo:font-style="normal" fo:font-weight="bold" officeooo:rsid="018fc7ec" fo:background-color="transparent" loext:char-shading-value="0" style:font-size-asian="15pt" style:font-weight-asian="bold" style:font-size-complex="15pt" style:font-weight-complex="bold" loext:padding="0in" loext:border="none"/>
    </style:style>
    <style:style style:name="T387" style:family="text">
      <style:text-properties fo:font-variant="normal" fo:text-transform="none" fo:color="#000000" style:font-name="Roboto" fo:font-size="15pt" fo:letter-spacing="normal" fo:font-style="normal" fo:font-weight="bold" officeooo:rsid="01801951" fo:background-color="transparent" loext:char-shading-value="0" style:font-size-asian="15pt" style:font-weight-asian="bold" style:font-size-complex="15pt" style:font-weight-complex="bold" loext:padding="0in" loext:border="none"/>
    </style:style>
    <style:style style:name="T388" style:family="text">
      <style:text-properties fo:font-variant="normal" fo:text-transform="none" fo:color="#000000" style:font-name="Roboto" fo:font-size="11pt" fo:letter-spacing="normal" fo:font-style="normal" fo:font-weight="normal" officeooo:rsid="021e3c7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389" style:family="text">
      <style:text-properties fo:font-variant="normal" fo:text-transform="none" fo:color="#000000" style:font-name="Roboto" fo:font-size="11pt" fo:letter-spacing="normal" fo:font-style="normal" fo:font-weight="normal" officeooo:rsid="023770f7"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390" style:family="text">
      <style:text-properties fo:font-variant="normal" fo:text-transform="none" fo:color="#000000" style:font-name="Roboto" fo:font-size="11pt" fo:letter-spacing="normal" fo:font-style="normal" fo:font-weight="normal" officeooo:rsid="021e3c7b" fo:background-color="#ffff6d"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391" style:family="text">
      <style:text-properties fo:font-variant="normal" fo:text-transform="none" fo:color="#0000ff" style:font-name="Monaco" fo:font-size="10pt" fo:letter-spacing="normal" fo:font-style="normal" fo:font-weight="normal" fo:background-color="#ffffff" loext:char-shading-value="0" style:font-size-asian="10pt" style:font-size-complex="10pt" loext:padding="0in" loext:border="none"/>
    </style:style>
    <style:style style:name="T392" style:family="text">
      <style:text-properties fo:font-variant="normal" fo:text-transform="none" fo:color="#0000ff" style:font-name="Monaco" fo:font-size="9pt" fo:letter-spacing="normal" fo:font-style="normal" fo:font-weight="normal" fo:background-color="#ffffff" loext:char-shading-value="0" style:font-size-asian="9pt" style:font-size-complex="9pt" loext:padding="0in" loext:border="none"/>
    </style:style>
    <style:style style:name="T393" style:family="text">
      <style:text-properties fo:font-variant="normal" fo:text-transform="none" fo:color="#808080" style:font-name="Monaco" fo:font-size="9pt" fo:letter-spacing="normal" fo:font-style="normal" fo:font-weight="normal" fo:background-color="#ffffff" loext:char-shading-value="0" style:font-size-asian="9pt" style:font-size-complex="9pt" loext:padding="0in" loext:border="none"/>
    </style:style>
    <style:style style:name="T394" style:family="text">
      <style:text-properties fo:font-variant="normal" fo:text-transform="none" fo:color="#006699" style:font-name="Monaco" fo:font-size="9pt" fo:letter-spacing="normal" fo:font-style="normal" fo:font-weight="bold" fo:background-color="#ffffff" loext:char-shading-value="0" style:font-size-asian="9pt" style:font-size-complex="9pt" loext:padding="0in" loext:border="none"/>
    </style:style>
    <style:style style:name="T395" style:family="text">
      <style:text-properties fo:font-variant="normal" fo:text-transform="none" fo:color="#ff1493" style:font-name="Monaco" fo:font-size="9pt" fo:letter-spacing="normal" fo:font-style="normal" fo:font-weight="normal" fo:background-color="#ffffff" loext:char-shading-value="0" style:font-size-asian="9pt" style:font-size-complex="9pt" loext:padding="0in" loext:border="none"/>
    </style:style>
    <style:style style:name="T396" style:family="text">
      <style:text-properties fo:font-variant="normal" fo:text-transform="none" fo:color="#00a933" style:font-name="Arial" fo:font-size="11.25pt" fo:letter-spacing="normal" fo:font-style="normal" fo:font-weight="normal" officeooo:rsid="01ce178e" fo:background-color="transparent" loext:char-shading-value="0" style:font-weight-asian="normal" style:font-weight-complex="normal" loext:padding="0in" loext:border="none"/>
    </style:style>
    <style:style style:name="T397" style:family="text">
      <style:text-properties fo:font-variant="normal" fo:text-transform="none" fo:color="#00a933" style:font-name="Arial" fo:font-size="11.25pt" fo:letter-spacing="normal" fo:font-style="normal" fo:font-weight="normal" officeooo:rsid="01aacbb0" fo:background-color="transparent" loext:char-shading-value="0" style:font-weight-asian="normal" style:font-weight-complex="normal" loext:padding="0in" loext:border="none"/>
    </style:style>
    <style:style style:name="T398" style:family="text">
      <style:text-properties fo:font-variant="normal" fo:text-transform="none" fo:color="#00a933" style:font-name="Arial" fo:font-size="11.25pt" fo:letter-spacing="normal" fo:font-style="normal" fo:font-weight="normal" officeooo:rsid="01cc4eaa" fo:background-color="transparent" loext:char-shading-value="0" style:font-weight-asian="normal" style:font-weight-complex="normal" loext:padding="0in" loext:border="none"/>
    </style:style>
    <style:style style:name="T399" style:family="text">
      <style:text-properties fo:font-variant="normal" fo:text-transform="none" fo:color="#00a933" style:font-name="Arial" fo:font-size="11.25pt" fo:letter-spacing="normal" fo:font-style="normal" fo:font-weight="normal" officeooo:rsid="01e2d029" fo:background-color="transparent" loext:char-shading-value="0" style:font-weight-asian="normal" style:font-weight-complex="normal" loext:padding="0in" loext:border="none"/>
    </style:style>
    <style:style style:name="T400" style:family="text">
      <style:text-properties fo:font-variant="normal" fo:text-transform="none" fo:color="#00a933" style:font-name="Arial" fo:font-size="11.25pt" fo:letter-spacing="normal" fo:font-style="normal" fo:font-weight="normal" officeooo:rsid="01aacbb0" fo:background-color="#ffff00" loext:char-shading-value="0" style:font-weight-asian="normal" style:font-weight-complex="normal" loext:padding="0in" loext:border="none"/>
    </style:style>
    <style:style style:name="T401" style:family="text">
      <style:text-properties fo:font-variant="normal" fo:text-transform="none" fo:color="#00a933" style:font-name="Arial" fo:font-size="11.25pt" fo:letter-spacing="normal" fo:font-style="normal" fo:font-weight="bold" officeooo:rsid="01e2d029" fo:background-color="transparent" loext:char-shading-value="0" style:font-weight-asian="bold" style:font-weight-complex="bold" loext:padding="0in" loext:border="none"/>
    </style:style>
    <style:style style:name="T402" style:family="text">
      <style:text-properties fo:font-variant="normal" fo:text-transform="none" fo:color="#00a933" style:font-name="Arial" fo:font-size="11.25pt" fo:letter-spacing="normal" fo:font-style="normal" fo:font-weight="bold" officeooo:rsid="01eb2fc0" fo:background-color="transparent" loext:char-shading-value="0" style:font-weight-asian="bold" style:font-weight-complex="bold" loext:padding="0in" loext:border="none"/>
    </style:style>
    <style:style style:name="T403" style:family="text">
      <style:text-properties fo:font-variant="normal" fo:text-transform="none" fo:color="#00a933" style:font-name="Arial" fo:font-size="9pt" fo:letter-spacing="normal" fo:font-style="normal" fo:font-weight="normal" officeooo:rsid="01cc4eaa" fo:background-color="transparent" loext:char-shading-value="0" style:font-size-asian="9pt" style:font-weight-asian="normal" style:font-size-complex="9pt" style:font-weight-complex="normal" loext:padding="0in" loext:border="none"/>
    </style:style>
    <style:style style:name="T404" style:family="text">
      <style:text-properties fo:font-variant="normal" fo:text-transform="none" fo:color="#00a933" style:font-name="Arial" fo:font-size="8pt" fo:letter-spacing="normal" fo:font-style="normal" fo:font-weight="normal" officeooo:rsid="01ce178e" fo:background-color="transparent" loext:char-shading-value="0" style:font-size-asian="8pt" style:font-weight-asian="normal" style:font-size-complex="8pt" style:font-weight-complex="normal" loext:padding="0in" loext:border="none"/>
    </style:style>
    <style:style style:name="T405" style:family="text">
      <style:text-properties fo:font-variant="normal" fo:text-transform="none" fo:color="#00a933" style:font-name="monospace1" fo:font-size="10.5pt" fo:letter-spacing="normal" fo:font-style="normal" fo:font-weight="normal" officeooo:rsid="00959bb8" fo:background-color="transparent" loext:char-shading-value="0" style:font-size-asian="10.5pt" style:font-weight-asian="bold" style:font-size-complex="12pt" style:font-weight-complex="bold" loext:padding="0in" loext:border="none"/>
    </style:style>
    <style:style style:name="T406" style:family="text">
      <style:text-properties fo:font-variant="normal" fo:text-transform="none" fo:color="#ff0000" style:font-name="Arial" fo:font-size="11.25pt" fo:letter-spacing="normal" fo:font-style="normal" fo:font-weight="normal" officeooo:rsid="01e2d029" fo:background-color="transparent" loext:char-shading-value="0" style:font-weight-asian="normal" style:font-weight-complex="normal" loext:padding="0in" loext:border="none"/>
    </style:style>
    <style:style style:name="T407" style:family="text">
      <style:text-properties fo:font-variant="normal" fo:text-transform="none" fo:color="#ff0000" style:font-name="Arial" fo:font-size="11.25pt" fo:letter-spacing="normal" fo:font-style="normal" fo:font-weight="normal" officeooo:rsid="01e58819" fo:background-color="transparent" loext:char-shading-value="0" style:font-weight-asian="normal" style:font-weight-complex="normal" loext:padding="0in" loext:border="none"/>
    </style:style>
    <style:style style:name="T408" style:family="text">
      <style:text-properties fo:font-variant="normal" fo:text-transform="none" fo:color="#ff0000" style:font-name="Arial" fo:font-size="20pt" fo:letter-spacing="normal" fo:font-style="normal" fo:font-weight="bold" officeooo:rsid="003a75e1" fo:background-color="transparent" loext:char-shading-value="0" style:font-size-asian="20pt" style:font-weight-asian="bold" style:font-size-complex="20pt" style:font-weight-complex="bold" loext:padding="0in" loext:border="none"/>
    </style:style>
    <style:style style:name="T409" style:family="text">
      <style:text-properties fo:font-variant="normal" fo:text-transform="none" fo:color="#ff0000" style:font-name="Arial" fo:font-size="15pt" fo:letter-spacing="normal" fo:font-style="normal" fo:font-weight="bold" officeooo:rsid="00661ea4" fo:background-color="transparent" loext:char-shading-value="0" style:font-size-asian="15pt" style:font-weight-asian="bold" style:font-size-complex="15pt" style:font-weight-complex="bold" loext:padding="0in" loext:border="none"/>
    </style:style>
    <style:style style:name="T410" style:family="text">
      <style:text-properties fo:font-variant="normal" fo:text-transform="none" fo:color="#ff0000" style:font-name="Arial" fo:font-size="15pt" fo:letter-spacing="normal" fo:font-style="normal" fo:font-weight="bold" officeooo:rsid="00725dbb" fo:background-color="transparent" loext:char-shading-value="0" style:font-name-asian="Noto Sans Mono CJK SC" style:font-size-asian="15pt" style:font-weight-asian="bold" style:font-name-complex="Liberation Mono" style:font-size-complex="15pt" style:font-weight-complex="bold" loext:padding="0in" loext:border="none"/>
    </style:style>
    <style:style style:name="T411" style:family="text">
      <style:text-properties fo:font-variant="normal" fo:text-transform="none" fo:color="#ff0000" style:font-name="Arial" fo:font-size="15pt" fo:letter-spacing="normal" fo:font-style="normal" fo:font-weight="bold" officeooo:rsid="0096e2d9" fo:background-color="#ffa6a6" loext:char-shading-value="0" style:font-size-asian="15pt" style:font-weight-asian="bold" style:font-size-complex="15pt" style:font-weight-complex="bold" loext:padding="0in" loext:border="none"/>
    </style:style>
    <style:style style:name="T412" style:family="text">
      <style:text-properties fo:font-variant="normal" fo:text-transform="none" fo:color="#ff0000" style:font-name="Arial" fo:font-size="12pt" fo:letter-spacing="normal" fo:font-style="normal" fo:font-weight="normal" officeooo:rsid="00583c92" fo:background-color="transparent" loext:char-shading-value="0" style:font-size-asian="12pt" style:font-weight-asian="normal" style:font-size-complex="12pt" style:font-weight-complex="normal" loext:padding="0in" loext:border="none"/>
    </style:style>
    <style:style style:name="T413" style:family="text">
      <style:text-properties fo:font-variant="normal" fo:text-transform="none" fo:color="#ff0000" style:font-name="Arial" fo:font-size="12pt" fo:letter-spacing="normal" fo:font-style="normal" fo:font-weight="normal" officeooo:rsid="00583c92" fo:background-color="#ffff6d" loext:char-shading-value="0" style:font-size-asian="12pt" style:font-weight-asian="normal" style:font-size-complex="12pt" style:font-weight-complex="normal" loext:padding="0in" loext:border="none"/>
    </style:style>
    <style:style style:name="T414" style:family="text">
      <style:text-properties fo:font-variant="normal" fo:text-transform="none" fo:color="#ff0000" style:font-name="Roboto" fo:font-size="10.5pt" fo:letter-spacing="normal" fo:font-style="normal" fo:font-weight="normal" officeooo:rsid="01957aca" fo:background-color="transparent" loext:char-shading-value="0" style:font-size-asian="10.5pt" style:font-weight-asian="normal" style:font-size-complex="10.5pt" style:font-weight-complex="normal" loext:padding="0in" loext:border="none"/>
    </style:style>
    <style:style style:name="T415" style:family="text">
      <style:text-properties fo:font-variant="normal" fo:text-transform="none" fo:color="#ff0000" style:font-name="Roboto" fo:font-size="10.5pt" fo:letter-spacing="normal" fo:font-style="normal" fo:font-weight="normal" officeooo:rsid="01957aca" fo:background-color="#ffff00" loext:char-shading-value="0" style:font-size-asian="10.5pt" style:font-weight-asian="normal" style:font-size-complex="10.5pt" style:font-weight-complex="normal" loext:padding="0in" loext:border="none"/>
    </style:style>
    <style:style style:name="T416" style:family="text">
      <style:text-properties fo:font-variant="normal" fo:text-transform="none" fo:color="#ff0000" style:font-name="Roboto" fo:font-size="11pt" fo:letter-spacing="normal" fo:font-style="normal" fo:font-weight="normal" officeooo:rsid="021e3c7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417" style:family="text">
      <style:text-properties fo:font-variant="normal" fo:text-transform="none" fo:color="#ff0000" style:font-name="Fira Mono" fo:font-size="10.5pt" fo:letter-spacing="normal" fo:font-style="normal" fo:font-weight="normal" officeooo:rsid="01957aca" fo:background-color="transparent" loext:char-shading-value="0" style:font-size-asian="10.5pt" style:font-weight-asian="normal" style:font-size-complex="10.5pt" style:font-weight-complex="normal" loext:padding="0in" loext:border="none"/>
    </style:style>
    <style:style style:name="T418" style:family="text">
      <style:text-properties fo:font-variant="normal" fo:text-transform="none" fo:color="#ff0000" style:font-name="Fira Mono" fo:font-size="18pt" fo:letter-spacing="-0.0102in" fo:font-style="normal" fo:font-weight="bold" officeooo:rsid="01885b51" fo:background-color="#ffff00" loext:char-shading-value="0" style:font-size-asian="18pt" style:font-weight-asian="normal" style:font-size-complex="18pt" style:font-weight-complex="normal" loext:padding="0in" loext:border="none"/>
    </style:style>
    <style:style style:name="T419" style:family="text">
      <style:text-properties fo:font-variant="normal" fo:text-transform="none" fo:color="#293047" style:font-name="Lato" fo:font-size="10pt" fo:letter-spacing="normal" fo:font-style="normal" fo:font-weight="normal" officeooo:rsid="01eb2fc0" fo:background-color="transparent" loext:char-shading-value="0" style:font-size-asian="10pt" style:font-weight-asian="bold" style:font-size-complex="10pt" style:font-weight-complex="bold" loext:padding="0in" loext:border="none"/>
    </style:style>
    <style:style style:name="T420" style:family="text">
      <style:text-properties fo:font-variant="normal" fo:text-transform="none" fo:color="#293047" style:font-name="monospace1" fo:font-size="10pt" fo:letter-spacing="normal" fo:font-style="normal" fo:font-weight="normal" officeooo:rsid="01eb2fc0" fo:background-color="transparent" loext:char-shading-value="0" style:font-size-asian="10pt" style:font-weight-asian="bold" style:font-size-complex="10pt" style:font-weight-complex="bold" loext:padding="0in" loext:border="none"/>
    </style:style>
    <style:style style:name="T421" style:family="text">
      <style:text-properties fo:font-variant="normal" fo:text-transform="none" fo:color="#293047" style:font-name="monospace1" fo:font-size="10pt" fo:letter-spacing="normal" fo:font-style="normal" fo:font-weight="normal" officeooo:rsid="01eb2fc0" fo:background-color="#afd095" loext:char-shading-value="0" style:font-size-asian="10pt" style:font-weight-asian="bold" style:font-size-complex="10pt" style:font-weight-complex="bold" loext:padding="0in" loext:border="none"/>
    </style:style>
    <style:style style:name="T422" style:family="text">
      <style:text-properties fo:font-variant="normal" fo:text-transform="none" fo:color="#293047" style:font-name="Arial" fo:font-size="10pt" fo:letter-spacing="normal" fo:font-style="normal" fo:font-weight="bold" officeooo:rsid="01eb2fc0" fo:background-color="transparent" loext:char-shading-value="0" style:font-size-asian="10pt" style:font-weight-asian="bold" style:font-size-complex="10pt" style:font-weight-complex="bold" loext:padding="0in" loext:border="none"/>
    </style:style>
    <style:style style:name="T423" style:family="text">
      <style:text-properties fo:font-variant="normal" fo:text-transform="none" fo:color="#55308d" style:font-name="Arial" fo:font-size="7pt" fo:letter-spacing="normal" fo:font-style="normal" fo:font-weight="normal" officeooo:rsid="01eb2fc0" fo:background-color="transparent" loext:char-shading-value="0" style:font-size-asian="7pt" style:font-weight-asian="normal" style:font-size-complex="7pt" style:font-weight-complex="normal" loext:padding="0in" loext:border="none"/>
    </style:style>
    <style:style style:name="T424" style:family="text">
      <style:text-properties fo:font-variant="normal" fo:text-transform="none" fo:color="#55308d" style:font-name="Arial" fo:font-size="12pt" fo:letter-spacing="normal" fo:font-style="normal" fo:font-weight="normal" officeooo:rsid="0026b580" fo:background-color="#afd095" loext:char-shading-value="0" style:font-size-asian="12pt" style:font-weight-asian="normal" style:font-size-complex="12pt" style:font-weight-complex="normal" loext:padding="0in" loext:border="none"/>
    </style:style>
    <style:style style:name="T425" style:family="text">
      <style:text-properties fo:font-variant="normal" fo:text-transform="none" fo:color="#55308d" style:font-name="Arial" fo:font-size="12pt" fo:letter-spacing="normal" fo:font-style="normal" fo:font-weight="normal" officeooo:rsid="003a75e1" fo:background-color="#afd095" loext:char-shading-value="0" style:font-size-asian="12pt" style:font-weight-asian="normal" style:font-size-complex="12pt" style:font-weight-complex="normal" loext:padding="0in" loext:border="none"/>
    </style:style>
    <style:style style:name="T426" style:family="text">
      <style:text-properties fo:font-variant="normal" fo:text-transform="none" fo:color="#55308d" style:font-name="Arial" fo:font-size="12pt" fo:letter-spacing="normal" fo:font-style="normal" fo:font-weight="normal" officeooo:rsid="003bc897" fo:background-color="#afd095" loext:char-shading-value="0" style:font-size-asian="12pt" style:font-weight-asian="normal" style:font-size-complex="12pt" style:font-weight-complex="normal" loext:padding="0in" loext:border="none"/>
    </style:style>
    <style:style style:name="T427" style:family="text">
      <style:text-properties fo:font-variant="normal" fo:text-transform="none" fo:color="#55308d" style:font-name="Arial" fo:font-size="12pt" fo:letter-spacing="normal" fo:font-style="normal" fo:font-weight="normal" officeooo:rsid="00556f25" fo:background-color="#afd095" loext:char-shading-value="0" style:font-size-asian="12pt" style:font-weight-asian="normal" style:font-size-complex="12pt" style:font-weight-complex="normal" loext:padding="0in" loext:border="none"/>
    </style:style>
    <style:style style:name="T428" style:family="text">
      <style:text-properties fo:font-variant="normal" fo:text-transform="none" fo:color="#55308d" style:font-name="Arial" fo:font-size="12pt" fo:letter-spacing="normal" fo:font-style="normal" fo:font-weight="normal" officeooo:rsid="00574e72" fo:background-color="#afd095" loext:char-shading-value="0" style:font-size-asian="12pt" style:font-weight-asian="normal" style:font-size-complex="12pt" style:font-weight-complex="normal" loext:padding="0in" loext:border="none"/>
    </style:style>
    <style:style style:name="T429" style:family="text">
      <style:text-properties fo:font-variant="normal" fo:text-transform="none" fo:color="#55308d" style:font-name="Arial" fo:font-size="12pt" fo:letter-spacing="normal" fo:font-style="normal" fo:font-weight="normal" officeooo:rsid="00574e72" fo:background-color="transparent" loext:char-shading-value="0" style:font-size-asian="12pt" style:font-weight-asian="normal" style:font-size-complex="12pt" style:font-weight-complex="normal" loext:padding="0in" loext:border="none"/>
    </style:style>
    <style:style style:name="T430" style:family="text">
      <style:text-properties fo:font-variant="normal" fo:text-transform="none" fo:color="#55308d" style:font-name="Arial" fo:font-size="12pt" fo:letter-spacing="normal" fo:font-style="normal" fo:font-weight="normal" officeooo:rsid="0057c33d" fo:background-color="transparent" loext:char-shading-value="0" style:font-size-asian="12pt" style:font-weight-asian="normal" style:font-size-complex="12pt" style:font-weight-complex="normal" loext:padding="0in" loext:border="none"/>
    </style:style>
    <style:style style:name="T431" style:family="text">
      <style:text-properties fo:font-variant="normal" fo:text-transform="none" fo:color="#55308d" style:font-name="Arial" fo:font-size="12pt" fo:letter-spacing="normal" fo:font-style="normal" fo:font-weight="normal" officeooo:rsid="00583c92" fo:background-color="transparent" loext:char-shading-value="0" style:font-size-asian="12pt" style:font-weight-asian="normal" style:font-size-complex="12pt" style:font-weight-complex="normal" loext:padding="0in" loext:border="none"/>
    </style:style>
    <style:style style:name="T432" style:family="text">
      <style:text-properties fo:font-variant="normal" fo:text-transform="none" fo:color="#55308d" style:font-name="Arial" fo:font-size="12pt" fo:letter-spacing="normal" fo:font-style="normal" fo:font-weight="normal" officeooo:rsid="005bbf47" fo:background-color="transparent" loext:char-shading-value="0" style:font-size-asian="12pt" style:font-weight-asian="normal" style:font-size-complex="12pt" style:font-weight-complex="normal" loext:padding="0in" loext:border="none"/>
    </style:style>
    <style:style style:name="T433" style:family="text">
      <style:text-properties fo:font-variant="normal" fo:text-transform="none" fo:color="#55308d" style:font-name="Arial" fo:font-size="12pt" fo:letter-spacing="normal" fo:font-style="normal" fo:font-weight="normal" officeooo:rsid="0060d14b" fo:background-color="transparent" loext:char-shading-value="0" style:font-size-asian="12pt" style:font-weight-asian="normal" style:font-size-complex="12pt" style:font-weight-complex="normal" loext:padding="0in" loext:border="none"/>
    </style:style>
    <style:style style:name="T434" style:family="text">
      <style:text-properties fo:font-variant="normal" fo:text-transform="none" fo:color="#55308d" style:font-name="Arial" fo:font-size="12pt" fo:letter-spacing="normal" fo:font-style="normal" fo:font-weight="normal" officeooo:rsid="0063d163" fo:background-color="transparent" loext:char-shading-value="0" style:font-size-asian="12pt" style:font-weight-asian="normal" style:font-size-complex="12pt" style:font-weight-complex="normal" loext:padding="0in" loext:border="none"/>
    </style:style>
    <style:style style:name="T435" style:family="text">
      <style:text-properties fo:font-variant="normal" fo:text-transform="none" fo:color="#55308d" style:font-name="Arial" fo:font-size="12pt" fo:letter-spacing="normal" fo:font-style="normal" fo:font-weight="normal" officeooo:rsid="00676cb4" fo:background-color="transparent" loext:char-shading-value="0" style:font-size-asian="12pt" style:font-weight-asian="normal" style:font-size-complex="12pt" style:font-weight-complex="normal" loext:padding="0in" loext:border="none"/>
    </style:style>
    <style:style style:name="T436" style:family="text">
      <style:text-properties fo:font-variant="normal" fo:text-transform="none" fo:color="#55308d" style:font-name="Arial" fo:font-size="12pt" fo:letter-spacing="normal" fo:font-style="normal" fo:font-weight="normal" officeooo:rsid="0067bb06" fo:background-color="transparent" loext:char-shading-value="0" style:font-size-asian="12pt" style:font-weight-asian="normal" style:font-size-complex="12pt" style:font-weight-complex="normal" loext:padding="0in" loext:border="none"/>
    </style:style>
    <style:style style:name="T437" style:family="text">
      <style:text-properties fo:font-variant="normal" fo:text-transform="none" fo:color="#55308d" style:font-name="Arial" fo:font-size="12pt" fo:letter-spacing="normal" fo:font-style="normal" fo:font-weight="normal" officeooo:rsid="00883e89" fo:background-color="transparent" loext:char-shading-value="0" style:font-size-asian="12pt" style:font-weight-asian="normal" style:font-size-complex="12pt" style:font-weight-complex="normal" loext:padding="0in" loext:border="none"/>
    </style:style>
    <style:style style:name="T438" style:family="text">
      <style:text-properties fo:font-variant="normal" fo:text-transform="none" fo:color="#55308d" style:font-name="Arial" fo:font-size="12pt" fo:letter-spacing="normal" fo:font-style="normal" fo:font-weight="normal" officeooo:rsid="008acf04" fo:background-color="transparent" loext:char-shading-value="0" style:font-size-asian="12pt" style:font-weight-asian="normal" style:font-size-complex="12pt" style:font-weight-complex="normal" loext:padding="0in" loext:border="none"/>
    </style:style>
    <style:style style:name="T439" style:family="text">
      <style:text-properties fo:font-variant="normal" fo:text-transform="none" fo:color="#55308d" style:font-name="Arial" fo:font-size="12pt" fo:letter-spacing="normal" fo:font-style="normal" fo:font-weight="normal" officeooo:rsid="0088881c" fo:background-color="transparent" loext:char-shading-value="0" style:font-size-asian="12pt" style:font-weight-asian="normal" style:font-size-complex="12pt" style:font-weight-complex="normal" loext:padding="0in" loext:border="none"/>
    </style:style>
    <style:style style:name="T440" style:family="text">
      <style:text-properties fo:font-variant="normal" fo:text-transform="none" fo:color="#55308d" style:font-name="Arial" fo:font-size="12pt" fo:letter-spacing="normal" fo:font-style="normal" fo:font-weight="normal" officeooo:rsid="008c0958" fo:background-color="transparent" loext:char-shading-value="0" style:font-size-asian="12pt" style:font-weight-asian="normal" style:font-size-complex="12pt" style:font-weight-complex="normal" loext:padding="0in" loext:border="none"/>
    </style:style>
    <style:style style:name="T441" style:family="text">
      <style:text-properties fo:font-variant="normal" fo:text-transform="none" fo:color="#55308d" style:font-name="Arial" fo:font-size="12pt" fo:letter-spacing="normal" fo:font-style="normal" fo:font-weight="normal" officeooo:rsid="009362b4" fo:background-color="transparent" loext:char-shading-value="0" style:font-size-asian="12pt" style:font-weight-asian="normal" style:font-size-complex="12pt" style:font-weight-complex="normal" loext:padding="0in" loext:border="none"/>
    </style:style>
    <style:style style:name="T442" style:family="text">
      <style:text-properties fo:font-variant="normal" fo:text-transform="none" fo:color="#55308d" style:font-name="Arial" fo:font-size="12pt" fo:letter-spacing="normal" fo:font-style="normal" fo:font-weight="normal" officeooo:rsid="0067bb06"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443" style:family="text">
      <style:text-properties fo:font-variant="normal" fo:text-transform="none" fo:color="#55308d" style:font-name="Arial" fo:font-size="12pt" fo:letter-spacing="normal" fo:font-style="normal" fo:font-weight="normal" officeooo:rsid="008a067a"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444" style:family="text">
      <style:text-properties fo:font-variant="normal" fo:text-transform="none" fo:color="#55308d" style:font-name="Arial" fo:font-size="12pt" fo:letter-spacing="normal" fo:font-style="normal" fo:font-weight="normal" officeooo:rsid="00574e72" fo:background-color="#ffff00" loext:char-shading-value="0" style:font-size-asian="12pt" style:font-weight-asian="normal" style:font-size-complex="12pt" style:font-weight-complex="normal" loext:padding="0in" loext:border="none"/>
    </style:style>
    <style:style style:name="T445" style:family="text">
      <style:text-properties fo:font-variant="normal" fo:text-transform="none" fo:color="#55308d" style:font-name="Arial" fo:font-size="12pt" fo:letter-spacing="normal" fo:font-style="normal" fo:font-weight="normal" officeooo:rsid="00583c92" fo:background-color="#ffff00" loext:char-shading-value="0" style:font-size-asian="12pt" style:font-weight-asian="normal" style:font-size-complex="12pt" style:font-weight-complex="normal" loext:padding="0in" loext:border="none"/>
    </style:style>
    <style:style style:name="T446" style:family="text">
      <style:text-properties fo:font-variant="normal" fo:text-transform="none" fo:color="#55308d" style:font-name="Arial" fo:font-size="12pt" fo:letter-spacing="normal" fo:font-style="normal" fo:font-weight="normal" officeooo:rsid="005bbf47" fo:background-color="#ffff00" loext:char-shading-value="0" style:font-size-asian="12pt" style:font-weight-asian="normal" style:font-size-complex="12pt" style:font-weight-complex="normal" loext:padding="0in" loext:border="none"/>
    </style:style>
    <style:style style:name="T447" style:family="text">
      <style:text-properties fo:font-variant="normal" fo:text-transform="none" fo:color="#55308d" style:font-name="Arial" fo:font-size="12pt" fo:letter-spacing="normal" fo:font-style="normal" fo:font-weight="normal" officeooo:rsid="00661ea4" fo:background-color="#ffff00" loext:char-shading-value="0" style:font-size-asian="12pt" style:font-weight-asian="normal" style:font-size-complex="12pt" style:font-weight-complex="normal" loext:padding="0in" loext:border="none"/>
    </style:style>
    <style:style style:name="T448" style:family="text">
      <style:text-properties fo:font-variant="normal" fo:text-transform="none" fo:color="#55308d" style:font-name="Arial" fo:font-size="12pt" fo:letter-spacing="normal" fo:font-style="normal" fo:font-weight="normal" officeooo:rsid="008f3b5c" fo:background-color="#ffff00" loext:char-shading-value="0" style:font-size-asian="12pt" style:font-weight-asian="normal" style:font-size-complex="12pt" style:font-weight-complex="normal" loext:padding="0in" loext:border="none"/>
    </style:style>
    <style:style style:name="T449" style:family="text">
      <style:text-properties fo:font-variant="normal" fo:text-transform="none" fo:color="#55308d" style:font-name="Arial" fo:font-size="12pt" fo:letter-spacing="normal" fo:font-style="normal" fo:font-weight="bold" officeooo:rsid="0120a94a" fo:background-color="transparent" loext:char-shading-value="0" style:font-size-asian="12pt" style:font-weight-asian="bold" style:font-size-complex="12pt" style:font-weight-complex="bold" loext:padding="0in" loext:border="none"/>
    </style:style>
    <style:style style:name="T450" style:family="text">
      <style:text-properties fo:font-variant="normal" fo:text-transform="none" fo:color="#55308d" style:font-name="Arial" fo:font-size="12pt" fo:letter-spacing="normal" fo:font-style="normal" fo:font-weight="bold" officeooo:rsid="012173bd" fo:background-color="transparent" loext:char-shading-value="0" style:font-size-asian="12pt" style:font-weight-asian="bold" style:font-size-complex="12pt" style:font-weight-complex="bold" loext:padding="0in" loext:border="none"/>
    </style:style>
    <style:style style:name="T451" style:family="text">
      <style:text-properties fo:font-variant="normal" fo:text-transform="none" fo:color="#55308d" style:font-name="Arial" fo:font-size="12pt" fo:letter-spacing="normal" fo:font-style="normal" fo:font-weight="bold" officeooo:rsid="01229443" fo:background-color="transparent" loext:char-shading-value="0" style:font-size-asian="12pt" style:font-weight-asian="bold" style:font-size-complex="12pt" style:font-weight-complex="bold" loext:padding="0in" loext:border="none"/>
    </style:style>
    <style:style style:name="T452" style:family="text">
      <style:text-properties fo:font-variant="normal" fo:text-transform="none" fo:color="#55308d" style:font-name="Arial" fo:font-size="16pt" fo:letter-spacing="normal" fo:font-style="normal" fo:font-weight="bold" officeooo:rsid="00556f25" fo:background-color="transparent" loext:char-shading-value="0" style:font-size-asian="16pt" style:font-weight-asian="bold" style:font-size-complex="16pt" style:font-weight-complex="bold" loext:padding="0in" loext:border="none"/>
    </style:style>
    <style:style style:name="T453" style:family="text">
      <style:text-properties fo:font-variant="normal" fo:text-transform="none" fo:color="#55308d" style:font-name="Arial" fo:font-size="16pt" fo:letter-spacing="normal" fo:font-style="normal" fo:font-weight="bold" officeooo:rsid="0057c33d" fo:background-color="transparent" loext:char-shading-value="0" style:font-size-asian="16pt" style:font-weight-asian="bold" style:font-size-complex="16pt" style:font-weight-complex="bold" loext:padding="0in" loext:border="none"/>
    </style:style>
    <style:style style:name="T454" style:family="text">
      <style:text-properties fo:font-variant="normal" fo:text-transform="none" fo:color="#55308d" style:font-name="Arial" fo:font-size="16pt" fo:letter-spacing="normal" fo:font-style="normal" fo:font-weight="bold" officeooo:rsid="007f47ad" fo:background-color="transparent" loext:char-shading-value="0" style:font-size-asian="16pt" style:font-weight-asian="bold" style:font-size-complex="16pt" style:font-weight-complex="bold" loext:padding="0in" loext:border="none"/>
    </style:style>
    <style:style style:name="T455" style:family="text">
      <style:text-properties fo:font-variant="normal" fo:text-transform="none" fo:color="#55308d" style:font-name="Arial" fo:font-size="16pt" fo:letter-spacing="normal" fo:font-style="normal" fo:font-weight="bold" officeooo:rsid="00813292" fo:background-color="transparent" loext:char-shading-value="0" style:font-size-asian="16pt" style:font-weight-asian="bold" style:font-size-complex="16pt" style:font-weight-complex="bold" loext:padding="0in" loext:border="none"/>
    </style:style>
    <style:style style:name="T456" style:family="text">
      <style:text-properties fo:font-variant="normal" fo:text-transform="none" fo:color="#55308d" style:font-name="Arial" fo:font-size="16pt" fo:letter-spacing="normal" fo:font-style="normal" fo:font-weight="bold" officeooo:rsid="009362b4" fo:background-color="transparent" loext:char-shading-value="0" style:font-size-asian="16pt" style:font-weight-asian="bold" style:font-size-complex="16pt" style:font-weight-complex="bold" loext:padding="0in" loext:border="none"/>
    </style:style>
    <style:style style:name="T457" style:family="text">
      <style:text-properties fo:font-variant="normal" fo:text-transform="none" fo:color="#55308d" style:font-name="Arial" fo:font-size="16pt" fo:letter-spacing="normal" fo:font-style="normal" fo:font-weight="bold" officeooo:rsid="009544a7" fo:background-color="transparent" loext:char-shading-value="0" style:font-size-asian="16pt" style:font-weight-asian="bold" style:font-size-complex="16pt" style:font-weight-complex="bold" loext:padding="0in" loext:border="none"/>
    </style:style>
    <style:style style:name="T458" style:family="text">
      <style:text-properties fo:font-variant="normal" fo:text-transform="none" fo:color="#55308d" style:font-name="Arial" fo:font-size="16pt" fo:letter-spacing="normal" fo:font-style="normal" fo:font-weight="bold" officeooo:rsid="0057c33d" fo:background-color="#afd095" loext:char-shading-value="0" style:font-size-asian="16pt" style:font-weight-asian="bold" style:font-size-complex="16pt" style:font-weight-complex="bold" loext:padding="0in" loext:border="none"/>
    </style:style>
    <style:style style:name="T459" style:family="text">
      <style:text-properties fo:font-variant="normal" fo:text-transform="none" fo:color="#55308d" style:font-name="Arial" fo:font-size="8pt" fo:letter-spacing="normal" fo:font-style="normal" fo:font-weight="normal" officeooo:rsid="00583c92" fo:background-color="#ffff00" loext:char-shading-value="0" style:font-size-asian="8pt" style:font-weight-asian="normal" style:font-size-complex="8pt" style:font-weight-complex="normal" loext:padding="0in" loext:border="none"/>
    </style:style>
    <style:style style:name="T460" style:family="text">
      <style:text-properties fo:font-variant="normal" fo:text-transform="none" fo:color="#55308d" style:font-name="Arial" fo:font-size="20pt" fo:letter-spacing="normal" fo:font-style="normal" fo:font-weight="bold" officeooo:rsid="0060d14b" fo:background-color="transparent" loext:char-shading-value="0" style:font-size-asian="20pt" style:font-weight-asian="bold" style:font-size-complex="20pt" style:font-weight-complex="bold" loext:padding="0in" loext:border="none"/>
    </style:style>
    <style:style style:name="T461" style:family="text">
      <style:text-properties fo:font-variant="normal" fo:text-transform="none" fo:color="#55308d" style:font-name="Arial" fo:font-size="15pt" fo:letter-spacing="normal" fo:font-style="normal" fo:font-weight="bold" officeooo:rsid="0063d163" fo:background-color="#ec9ba4" loext:char-shading-value="0" style:font-size-asian="15pt" style:font-weight-asian="bold" style:font-size-complex="15pt" style:font-weight-complex="bold" loext:padding="0in" loext:border="none"/>
    </style:style>
    <style:style style:name="T462" style:family="text">
      <style:text-properties fo:font-variant="normal" fo:text-transform="none" fo:color="#55308d" style:font-name="Arial" fo:font-size="15pt" fo:letter-spacing="normal" fo:font-style="normal" fo:font-weight="bold" officeooo:rsid="0060d14b" fo:background-color="#ec9ba4" loext:char-shading-value="0" style:font-size-asian="15pt" style:font-weight-asian="bold" style:font-size-complex="15pt" style:font-weight-complex="bold" loext:padding="0in" loext:border="none"/>
    </style:style>
    <style:style style:name="T463" style:family="text">
      <style:text-properties fo:font-variant="normal" fo:text-transform="none" fo:color="#55308d" style:font-name="Arial" fo:font-size="18pt" fo:letter-spacing="normal" fo:font-style="normal" fo:font-weight="bold" officeooo:rsid="00769b9d" fo:background-color="transparent" loext:char-shading-value="0" style:font-size-asian="18pt" style:font-weight-asian="bold" style:font-size-complex="18pt" style:font-weight-complex="bold" loext:padding="0in" loext:border="none"/>
    </style:style>
    <style:style style:name="T464" style:family="text">
      <style:text-properties fo:font-variant="normal" fo:text-transform="none" fo:color="#55308d" style:font-name="Arial" fo:font-size="18pt" fo:letter-spacing="normal" fo:font-style="normal" fo:font-weight="bold" officeooo:rsid="008f3b5c" fo:background-color="transparent" loext:char-shading-value="0" style:font-size-asian="18pt" style:font-weight-asian="bold" style:font-size-complex="18pt" style:font-weight-complex="bold" loext:padding="0in" loext:border="none"/>
    </style:style>
    <style:style style:name="T465" style:family="text">
      <style:text-properties fo:font-variant="normal" fo:text-transform="none" fo:color="#55308d" style:font-name="Arial" fo:font-size="18pt" fo:letter-spacing="normal" fo:font-style="normal" fo:font-weight="bold" officeooo:rsid="009234e3" fo:background-color="transparent" loext:char-shading-value="0" style:font-size-asian="18pt" style:font-weight-asian="bold" style:font-size-complex="18pt" style:font-weight-complex="bold" loext:padding="0in" loext:border="none"/>
    </style:style>
    <style:style style:name="T466" style:family="text">
      <style:text-properties fo:font-variant="normal" fo:text-transform="none" fo:color="#55308d" style:font-name="Arial" fo:font-size="13pt" fo:letter-spacing="normal" fo:font-style="normal" fo:font-weight="bold" officeooo:rsid="00883e89" fo:background-color="transparent" loext:char-shading-value="0" style:font-size-asian="13pt" style:font-weight-asian="bold" style:font-size-complex="13pt" style:font-weight-complex="bold" loext:padding="0in" loext:border="none"/>
    </style:style>
    <style:style style:name="T467" style:family="text">
      <style:text-properties fo:font-variant="normal" fo:text-transform="none" fo:color="#55308d" style:font-name="Arial" fo:font-size="10pt" fo:letter-spacing="normal" fo:font-style="normal" fo:font-weight="normal" officeooo:rsid="00959bb8" fo:background-color="transparent" loext:char-shading-value="0" style:font-size-asian="10pt" style:font-weight-asian="normal" style:font-size-complex="10pt" style:font-weight-complex="normal" loext:padding="0in" loext:border="none"/>
    </style:style>
    <style:style style:name="T468" style:family="text">
      <style:text-properties fo:font-variant="normal" fo:text-transform="none" fo:color="#55308d" style:font-name="monospace1" fo:font-size="10.5pt" fo:letter-spacing="normal" fo:font-style="normal" fo:font-weight="normal" officeooo:rsid="01301cef" fo:background-color="transparent" loext:char-shading-value="0" style:font-size-asian="13pt" style:font-weight-asian="bold" style:font-size-complex="13pt" style:font-weight-complex="bold" loext:padding="0in" loext:border="none"/>
    </style:style>
    <style:style style:name="T469" style:family="text">
      <style:text-properties fo:font-variant="normal" fo:text-transform="none" fo:color="#55308d" style:font-name="monospace1" fo:font-size="10pt" fo:letter-spacing="normal" fo:font-style="normal" fo:font-weight="normal" officeooo:rsid="00959bb8" fo:background-color="transparent" loext:char-shading-value="0" style:font-size-asian="10pt" style:font-weight-asian="bold" style:font-size-complex="10pt" style:font-weight-complex="bold" loext:padding="0in" loext:border="none"/>
    </style:style>
    <style:style style:name="T470" style:family="text">
      <style:text-properties fo:font-variant="normal" fo:text-transform="none" fo:color="#55308d" style:font-name="Roboto" fo:font-size="11pt" fo:letter-spacing="normal" fo:font-style="normal" fo:font-weight="bold" officeooo:rsid="01cc8014"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71" style:family="text">
      <style:text-properties fo:font-variant="normal" fo:text-transform="none" fo:color="#55308d" style:font-name="Roboto" fo:font-size="13pt" fo:letter-spacing="normal" fo:font-style="normal" fo:font-weight="bold" officeooo:rsid="023770f7" fo:background-color="transparent" loext:char-shading-value="0" style:font-name-asian="Noto Sans Mono CJK SC" style:font-size-asian="13pt" style:font-weight-asian="bold" style:font-name-complex="Liberation Mono" style:font-size-complex="13pt" style:font-weight-complex="bold" loext:padding="0in" loext:border="none"/>
    </style:style>
    <style:style style:name="T472" style:family="text">
      <style:text-properties fo:font-variant="normal" fo:text-transform="none" fo:color="#55308d" style:font-name="Roboto" fo:font-size="13pt" fo:letter-spacing="normal" fo:font-style="normal" fo:font-weight="bold" officeooo:rsid="023a7358" fo:background-color="transparent" loext:char-shading-value="0" style:font-name-asian="Noto Sans Mono CJK SC" style:font-size-asian="13pt" style:font-weight-asian="bold" style:font-name-complex="Liberation Mono" style:font-size-complex="13pt" style:font-weight-complex="bold" loext:padding="0in" loext:border="none"/>
    </style:style>
    <style:style style:name="T473" style:family="text">
      <style:text-properties fo:font-variant="normal" fo:text-transform="none" fo:color="#55308d" style:font-name="Roboto" fo:font-size="13pt" fo:letter-spacing="normal" fo:font-style="normal" fo:font-weight="bold" officeooo:rsid="023b206e" fo:background-color="transparent" loext:char-shading-value="0" style:font-name-asian="Noto Sans Mono CJK SC" style:font-size-asian="13pt" style:font-weight-asian="bold" style:font-name-complex="Liberation Mono" style:font-size-complex="13pt" style:font-weight-complex="bold" loext:padding="0in" loext:border="none"/>
    </style:style>
    <style:style style:name="T474" style:family="text">
      <style:text-properties fo:font-variant="normal" fo:text-transform="none" fo:color="#55308d" style:font-name="Roboto" fo:font-size="13pt" fo:letter-spacing="normal" fo:font-style="normal" fo:font-weight="bold" officeooo:rsid="023c2c09" fo:background-color="transparent" loext:char-shading-value="0" style:font-name-asian="Noto Sans Mono CJK SC" style:font-size-asian="13pt" style:font-weight-asian="bold" style:font-name-complex="Liberation Mono" style:font-size-complex="13pt" style:font-weight-complex="bold" loext:padding="0in" loext:border="none"/>
    </style:style>
    <style:style style:name="T475" style:family="text">
      <style:text-properties fo:font-variant="normal" fo:text-transform="none" fo:color="#55308d" style:font-name="Roboto" fo:font-size="13pt" fo:letter-spacing="normal" fo:font-style="normal" fo:font-weight="bold" officeooo:rsid="02411e24" fo:background-color="transparent" loext:char-shading-value="0" style:font-name-asian="Noto Sans Mono CJK SC" style:font-size-asian="13pt" style:font-weight-asian="bold" style:font-name-complex="Liberation Mono" style:font-size-complex="13pt" style:font-weight-complex="bold" loext:padding="0in" loext:border="none"/>
    </style:style>
    <style:style style:name="T476" style:family="text">
      <style:text-properties fo:font-variant="normal" fo:text-transform="none" fo:color="#55308d" style:font-name="Roboto" fo:font-size="13pt" fo:letter-spacing="normal" fo:font-style="normal" fo:font-weight="bold" officeooo:rsid="024433f1" fo:background-color="transparent" loext:char-shading-value="0" style:font-name-asian="Noto Sans Mono CJK SC" style:font-size-asian="13pt" style:font-weight-asian="bold" style:font-name-complex="Liberation Mono" style:font-size-complex="13pt" style:font-weight-complex="bold" loext:padding="0in" loext:border="none"/>
    </style:style>
    <style:style style:name="T477" style:family="text">
      <style:text-properties fo:font-variant="normal" fo:text-transform="none" fo:color="#1e347b" style:font-name="Consolas" fo:font-size="9.75pt" fo:letter-spacing="normal" fo:font-style="normal" fo:font-weight="normal" fo:background-color="transparent" loext:char-shading-value="0" loext:padding="0in" loext:border="none"/>
    </style:style>
    <style:style style:name="T478" style:family="text">
      <style:text-properties fo:font-variant="normal" fo:text-transform="none" fo:color="#1e347b" style:font-name="Consolas" fo:font-size="9.75pt" fo:letter-spacing="normal" fo:font-style="normal" fo:font-weight="normal" officeooo:rsid="004d1621" fo:background-color="transparent" loext:char-shading-value="0" loext:padding="0in" loext:border="none"/>
    </style:style>
    <style:style style:name="T479" style:family="text">
      <style:text-properties fo:font-variant="normal" fo:text-transform="none" fo:color="#1e347b" style:font-name="Consolas" fo:font-size="9.75pt" fo:letter-spacing="normal" fo:font-style="normal" fo:font-weight="normal" fo:background-color="transparent" loext:char-shading-value="0" style:font-size-asian="11pt" style:font-size-complex="11pt" loext:padding="0in" loext:border="none"/>
    </style:style>
    <style:style style:name="T480" style:family="text">
      <style:text-properties fo:font-variant="normal" fo:text-transform="none" fo:color="#1e347b" style:font-name="Consolas" fo:font-size="9.75pt" fo:letter-spacing="normal" fo:font-style="normal" fo:font-weight="normal" fo:background-color="#ffff00" loext:char-shading-value="0" loext:padding="0in" loext:border="none"/>
    </style:style>
    <style:style style:name="T481" style:family="text">
      <style:text-properties fo:font-variant="normal" fo:text-transform="none" fo:color="#1e347b" style:font-name="Consolas" fo:font-size="9.75pt" fo:letter-spacing="normal" fo:font-style="normal" fo:font-weight="normal" fo:background-color="#ffff00" loext:char-shading-value="0" style:font-size-asian="11pt" style:font-size-complex="11pt" loext:padding="0in" loext:border="none"/>
    </style:style>
    <style:style style:name="T482" style:family="text">
      <style:text-properties fo:font-variant="normal" fo:text-transform="none" fo:color="#1e347b" style:font-name="Consolas" fo:font-size="8pt" fo:letter-spacing="normal" fo:font-style="normal" fo:font-weight="normal" fo:background-color="transparent" loext:char-shading-value="0" style:font-size-asian="8pt" style:font-size-complex="8pt" loext:padding="0in" loext:border="none"/>
    </style:style>
    <style:style style:name="T483" style:family="text">
      <style:text-properties fo:font-variant="normal" fo:text-transform="none" fo:color="#48484c" style:font-name="Consolas" fo:font-size="9.75pt" fo:letter-spacing="normal" fo:font-style="normal" fo:font-weight="normal" fo:background-color="transparent" loext:char-shading-value="0" loext:padding="0in" loext:border="none"/>
    </style:style>
    <style:style style:name="T484" style:family="text">
      <style:text-properties fo:font-variant="normal" fo:text-transform="none" fo:color="#48484c" style:font-name="Consolas" fo:font-size="9.75pt" fo:letter-spacing="normal" fo:font-style="normal" fo:font-weight="normal" officeooo:rsid="00337e3a" fo:background-color="transparent" loext:char-shading-value="0" loext:padding="0in" loext:border="none"/>
    </style:style>
    <style:style style:name="T485" style:family="text">
      <style:text-properties fo:font-variant="normal" fo:text-transform="none" fo:color="#48484c" style:font-name="Consolas" fo:font-size="9.75pt" fo:letter-spacing="normal" fo:font-style="normal" fo:font-weight="normal" officeooo:rsid="003a8e4d" fo:background-color="transparent" loext:char-shading-value="0" loext:padding="0in" loext:border="none"/>
    </style:style>
    <style:style style:name="T486" style:family="text">
      <style:text-properties fo:font-variant="normal" fo:text-transform="none" fo:color="#48484c" style:font-name="Consolas" fo:font-size="9.75pt" fo:letter-spacing="normal" fo:font-style="normal" fo:font-weight="normal" officeooo:rsid="01e2d029" fo:background-color="transparent" loext:char-shading-value="0" style:font-weight-asian="bold" style:font-weight-complex="bold" loext:padding="0in" loext:border="none"/>
    </style:style>
    <style:style style:name="T487" style:family="text">
      <style:text-properties fo:font-variant="normal" fo:text-transform="none" fo:color="#48484c" style:font-name="Consolas" fo:font-size="9.75pt" fo:letter-spacing="normal" fo:font-style="normal" fo:font-weight="normal" fo:background-color="transparent" loext:char-shading-value="0" style:font-size-asian="11pt" style:font-size-complex="11pt" loext:padding="0in" loext:border="none"/>
    </style:style>
    <style:style style:name="T488" style:family="text">
      <style:text-properties fo:font-variant="normal" fo:text-transform="none" fo:color="#48484c" style:font-name="Consolas" fo:font-size="9.75pt" fo:letter-spacing="normal" fo:font-style="normal" fo:font-weight="normal" officeooo:rsid="01e2d029" fo:background-color="#ffff00" loext:char-shading-value="0" style:font-weight-asian="bold" style:font-weight-complex="bold" loext:padding="0in" loext:border="none"/>
    </style:style>
    <style:style style:name="T489" style:family="text">
      <style:text-properties fo:font-variant="normal" fo:text-transform="none" fo:color="#48484c" style:font-name="Consolas" fo:font-size="9.75pt" fo:letter-spacing="normal" fo:font-style="normal" fo:font-weight="normal" fo:background-color="#ffff00" loext:char-shading-value="0" loext:padding="0in" loext:border="none"/>
    </style:style>
    <style:style style:name="T490" style:family="text">
      <style:text-properties fo:font-variant="normal" fo:text-transform="none" fo:color="#48484c" style:font-name="Consolas" fo:font-size="9.75pt" fo:letter-spacing="normal" fo:font-style="normal" fo:font-weight="normal" fo:background-color="#ffff00" loext:char-shading-value="0" style:font-size-asian="11pt" style:font-size-complex="11pt" loext:padding="0in" loext:border="none"/>
    </style:style>
    <style:style style:name="T491" style:family="text">
      <style:text-properties fo:font-variant="normal" fo:text-transform="none" fo:color="#48484c" style:font-name="Consolas" fo:font-size="9.75pt" fo:letter-spacing="normal" fo:font-style="normal" fo:font-weight="normal" fo:background-color="#729fcf" loext:char-shading-value="0" loext:padding="0in" loext:border="none"/>
    </style:style>
    <style:style style:name="T492" style:family="text">
      <style:text-properties fo:font-variant="normal" fo:text-transform="none" fo:color="#48484c" style:font-name="Consolas" fo:font-size="9.75pt" fo:letter-spacing="normal" fo:font-style="normal" style:text-underline-style="none" fo:font-weight="normal" officeooo:rsid="00337e3a" fo:background-color="transparent" loext:char-shading-value="0" loext:padding="0in" loext:border="none"/>
    </style:style>
    <style:style style:name="T493" style:family="text">
      <style:text-properties fo:font-variant="normal" fo:text-transform="none" fo:color="#48484c" style:font-name="Consolas" fo:font-size="9.75pt" fo:letter-spacing="normal" fo:font-style="normal" style:text-underline-style="none" fo:font-weight="normal" officeooo:rsid="00339979" fo:background-color="transparent" loext:char-shading-value="0" loext:padding="0in" loext:border="none"/>
    </style:style>
    <style:style style:name="T494" style:family="text">
      <style:text-properties fo:font-variant="normal" fo:text-transform="none" fo:color="#48484c" style:font-name="Consolas" fo:font-size="9.75pt" fo:letter-spacing="normal" fo:font-style="normal" style:text-underline-style="none" fo:font-weight="normal" officeooo:rsid="003a8e4d" fo:background-color="transparent" loext:char-shading-value="0" loext:padding="0in" loext:border="none"/>
    </style:style>
    <style:style style:name="T495" style:family="text">
      <style:text-properties fo:font-variant="normal" fo:text-transform="none" fo:color="#48484c" style:font-name="Consolas" fo:font-size="9.75pt" fo:letter-spacing="normal" fo:font-style="normal" style:text-underline-style="none" fo:font-weight="normal" officeooo:rsid="00547a0c" fo:background-color="transparent" loext:char-shading-value="0" loext:padding="0in" loext:border="none"/>
    </style:style>
    <style:style style:name="T496" style:family="text">
      <style:text-properties fo:font-variant="normal" fo:text-transform="none" fo:color="#48484c" style:font-name="Consolas" fo:font-size="8pt" fo:letter-spacing="normal" fo:font-style="normal" fo:font-weight="normal" fo:background-color="transparent" loext:char-shading-value="0" style:font-size-asian="8pt" style:font-size-complex="8pt" loext:padding="0in" loext:border="none"/>
    </style:style>
    <style:style style:name="T497" style:family="text">
      <style:text-properties fo:font-variant="normal" fo:text-transform="none" fo:color="#48484c" fo:letter-spacing="normal"/>
    </style:style>
    <style:style style:name="T498" style:family="text">
      <style:text-properties fo:font-variant="normal" fo:text-transform="none" fo:color="#48484c" fo:letter-spacing="normal" fo:background-color="transparent" loext:char-shading-value="0" loext:padding="0in" loext:border="none"/>
    </style:style>
    <style:style style:name="T499" style:family="text">
      <style:text-properties fo:font-variant="normal" fo:text-transform="none" fo:color="#48484c" fo:letter-spacing="normal" fo:background-color="#ffff00" loext:char-shading-value="0" loext:padding="0in" loext:border="none"/>
    </style:style>
    <style:style style:name="T500" style:family="text">
      <style:text-properties fo:font-variant="normal" fo:text-transform="none" fo:color="#48484c" style:font-name="Menlo" fo:font-size="8pt" fo:letter-spacing="normal" fo:font-style="normal" fo:font-weight="normal" style:font-size-asian="8pt" style:font-size-complex="8pt"/>
    </style:style>
    <style:style style:name="T501" style:family="text">
      <style:text-properties fo:font-variant="normal" fo:text-transform="none" fo:color="#48484c" style:font-name="Menlo" fo:font-size="8pt" fo:letter-spacing="normal" fo:font-style="normal" fo:font-weight="normal" fo:background-color="#ffff00" loext:char-shading-value="0" style:font-size-asian="8pt" style:font-size-complex="8pt"/>
    </style:style>
    <style:style style:name="T502" style:family="text">
      <style:text-properties fo:font-variant="normal" fo:text-transform="none" fo:color="#48484c" style:font-name="Menlo" fo:font-size="9pt" fo:letter-spacing="normal" fo:font-style="normal" fo:font-weight="normal"/>
    </style:style>
    <style:style style:name="T503" style:family="text">
      <style:text-properties fo:font-variant="normal" fo:text-transform="none" fo:color="#48484c" fo:font-size="8pt" fo:letter-spacing="normal" style:font-size-asian="8pt" style:font-size-complex="8pt"/>
    </style:style>
    <style:style style:name="T504" style:family="text">
      <style:text-properties fo:font-variant="normal" fo:text-transform="none" fo:color="#48484c" fo:font-size="8pt" fo:letter-spacing="normal" fo:background-color="#ffff00" loext:char-shading-value="0" style:font-size-asian="8pt" style:font-size-complex="8pt"/>
    </style:style>
    <style:style style:name="T505" style:family="text">
      <style:text-properties fo:font-variant="normal" fo:text-transform="none" fo:color="#48484c" fo:font-size="8pt" fo:letter-spacing="normal" fo:background-color="transparent" loext:char-shading-value="0" style:font-size-asian="8pt" style:font-size-complex="8pt"/>
    </style:style>
    <style:style style:name="T506" style:family="text">
      <style:text-properties fo:font-variant="normal" fo:text-transform="none" fo:color="#48484c" style:font-name="Arial" fo:font-size="12pt" fo:letter-spacing="normal" fo:font-style="normal" fo:font-weight="normal" officeooo:rsid="008c0958" fo:background-color="transparent" loext:char-shading-value="0" style:font-size-asian="12pt" style:font-weight-asian="normal" style:font-size-complex="12pt" style:font-weight-complex="normal" loext:padding="0in" loext:border="none"/>
    </style:style>
    <style:style style:name="T507" style:family="text">
      <style:text-properties fo:font-variant="normal" fo:text-transform="none" fo:color="#333333" style:font-name="Helvetica Neue" fo:font-size="10.5pt" fo:letter-spacing="normal" fo:font-style="normal" fo:font-weight="bold" officeooo:rsid="002d3172" fo:background-color="transparent" loext:char-shading-value="0" style:font-size-asian="12pt" style:font-weight-asian="bold" style:font-size-complex="12pt" style:font-weight-complex="bold" loext:padding="0in" loext:border="none"/>
    </style:style>
    <style:style style:name="T508" style:family="text">
      <style:text-properties fo:font-variant="normal" fo:text-transform="none" fo:color="#333333" style:font-name="Helvetica Neue" fo:font-size="10.5pt" fo:letter-spacing="normal" fo:font-style="normal" fo:font-weight="bold" officeooo:rsid="00e1903d" fo:background-color="transparent" loext:char-shading-value="0" style:font-size-asian="7.84999990463257pt" style:font-size-complex="9pt" loext:padding="0in" loext:border="none"/>
    </style:style>
    <style:style style:name="T509" style:family="text">
      <style:text-properties fo:font-variant="normal" fo:text-transform="none" fo:color="#333333" style:font-name="Helvetica Neue" fo:font-size="10.5pt" fo:letter-spacing="normal" fo:font-style="normal" fo:font-weight="bold" officeooo:rsid="002d3172" fo:background-color="#ffff00" loext:char-shading-value="0" style:font-size-asian="12pt" style:font-weight-asian="bold" style:font-size-complex="12pt" style:font-weight-complex="bold" loext:padding="0in" loext:border="none"/>
    </style:style>
    <style:style style:name="T510" style:family="text">
      <style:text-properties fo:font-variant="normal" fo:text-transform="none" fo:color="#333333" style:font-name="Helvetica Neue" fo:font-size="10.5pt" fo:letter-spacing="normal" fo:font-style="normal" fo:font-weight="bold" officeooo:rsid="00e1903d" fo:background-color="#ff8000" loext:char-shading-value="0" style:font-size-asian="7.84999990463257pt" style:font-size-complex="9pt" loext:padding="0in" loext:border="none"/>
    </style:style>
    <style:style style:name="T511" style:family="text">
      <style:text-properties fo:font-variant="normal" fo:text-transform="none" fo:color="#333333" style:font-name="Helvetica Neue" fo:font-size="10.5pt" fo:letter-spacing="normal" fo:font-style="normal" fo:font-weight="normal"/>
    </style:style>
    <style:style style:name="T512" style:family="text">
      <style:text-properties fo:font-variant="normal" fo:text-transform="none" fo:color="#333333" style:font-name="Helvetica Neue" fo:font-size="10.5pt" fo:letter-spacing="normal" fo:font-style="normal" fo:font-weight="normal" officeooo:rsid="00337e3a" fo:background-color="transparent" loext:char-shading-value="0" style:font-size-asian="15pt" style:font-weight-asian="bold" style:font-size-complex="15pt" style:font-weight-complex="bold" loext:padding="0in" loext:border="none"/>
    </style:style>
    <style:style style:name="T513" style:family="text">
      <style:text-properties fo:font-variant="normal" fo:text-transform="none" fo:color="#333333" style:font-name="Helvetica Neue" fo:font-size="10.5pt" fo:letter-spacing="normal" fo:font-style="normal" fo:font-weight="normal" officeooo:rsid="002d3172" fo:background-color="transparent" loext:char-shading-value="0" style:font-size-asian="12pt" style:font-weight-asian="normal" style:font-size-complex="12pt" style:font-weight-complex="normal" loext:padding="0in" loext:border="none"/>
    </style:style>
    <style:style style:name="T514" style:family="text">
      <style:text-properties fo:font-variant="normal" fo:text-transform="none" fo:color="#333333" style:font-name="Helvetica Neue" fo:font-size="10.5pt" fo:letter-spacing="normal" fo:font-style="normal" fo:font-weight="normal" officeooo:rsid="003a75e1" fo:background-color="transparent" loext:char-shading-value="0" style:font-size-asian="12pt" style:font-weight-asian="normal" style:font-size-complex="12pt" style:font-weight-complex="normal" loext:padding="0in" loext:border="none"/>
    </style:style>
    <style:style style:name="T515" style:family="text">
      <style:text-properties fo:font-variant="normal" fo:text-transform="none" fo:color="#333333" style:font-name="Helvetica Neue" fo:font-size="10.5pt" fo:letter-spacing="normal" fo:font-style="normal" fo:font-weight="normal" officeooo:rsid="002d3172" fo:background-color="transparent" loext:char-shading-value="0" style:font-size-asian="12pt" style:font-weight-asian="bold" style:font-size-complex="12pt" style:font-weight-complex="bold" loext:padding="0in" loext:border="none"/>
    </style:style>
    <style:style style:name="T516" style:family="text">
      <style:text-properties fo:font-variant="normal" fo:text-transform="none" fo:color="#333333" style:font-name="Helvetica Neue" fo:font-size="10.5pt" fo:letter-spacing="normal" fo:font-style="normal" fo:font-weight="normal" officeooo:rsid="003d8f6e" fo:background-color="transparent" loext:char-shading-value="0" style:font-size-asian="18pt" style:font-weight-asian="bold" style:font-size-complex="18pt" style:font-weight-complex="bold" loext:padding="0in" loext:border="none"/>
    </style:style>
    <style:style style:name="T517" style:family="text">
      <style:text-properties fo:font-variant="normal" fo:text-transform="none" fo:color="#333333" style:font-name="Helvetica Neue" fo:font-size="10.5pt" fo:letter-spacing="normal" fo:font-style="normal" fo:font-weight="normal" officeooo:rsid="003ecd07" fo:background-color="transparent" loext:char-shading-value="0" style:font-size-asian="18pt" style:font-weight-asian="bold" style:font-size-complex="18pt" style:font-weight-complex="bold" loext:padding="0in" loext:border="none"/>
    </style:style>
    <style:style style:name="T518" style:family="text">
      <style:text-properties fo:font-variant="normal" fo:text-transform="none" fo:color="#333333" style:font-name="Helvetica Neue" fo:font-size="10.5pt" fo:letter-spacing="normal" fo:font-style="normal" fo:font-weight="normal" officeooo:rsid="00e1903d" fo:background-color="transparent" loext:char-shading-value="0" style:font-size-asian="7.84999990463257pt" style:font-weight-asian="normal" style:font-size-complex="9pt" style:font-weight-complex="normal" loext:padding="0in" loext:border="none"/>
    </style:style>
    <style:style style:name="T519" style:family="text">
      <style:text-properties fo:font-variant="normal" fo:text-transform="none" fo:color="#333333" style:font-name="Helvetica Neue" fo:font-size="10.5pt" fo:letter-spacing="normal" fo:font-style="normal" fo:font-weight="normal" fo:background-color="#ffff00" loext:char-shading-value="0"/>
    </style:style>
    <style:style style:name="T520" style:family="text">
      <style:text-properties fo:font-variant="normal" fo:text-transform="none" fo:color="#333333" style:font-name="Helvetica Neue" fo:font-size="10.5pt" fo:letter-spacing="normal" fo:font-style="normal" fo:font-weight="normal" officeooo:rsid="002d3172" fo:background-color="#ffff00" loext:char-shading-value="0" style:font-size-asian="12pt" style:font-weight-asian="normal" style:font-size-complex="12pt" style:font-weight-complex="normal" loext:padding="0in" loext:border="none"/>
    </style:style>
    <style:style style:name="T521" style:family="text">
      <style:text-properties fo:font-variant="normal" fo:text-transform="none" fo:color="#333333" style:font-name="Helvetica Neue" fo:font-size="10.5pt" fo:letter-spacing="normal" fo:font-style="normal" fo:font-weight="normal" officeooo:rsid="003d8f6e" fo:background-color="#ffff00" loext:char-shading-value="0" style:font-size-asian="18pt" style:font-weight-asian="bold" style:font-size-complex="18pt" style:font-weight-complex="bold" loext:padding="0in" loext:border="none"/>
    </style:style>
    <style:style style:name="T522" style:family="text">
      <style:text-properties fo:font-variant="normal" fo:text-transform="none" fo:color="#333333" style:font-name="Helvetica Neue" fo:font-size="9pt" fo:letter-spacing="normal" fo:font-style="normal" fo:font-weight="normal" style:font-size-asian="9pt" style:font-size-complex="9pt"/>
    </style:style>
    <style:style style:name="T523" style:family="text">
      <style:text-properties fo:font-variant="normal" fo:text-transform="none" fo:color="#333333" style:font-name="Helvetica Neue" fo:font-size="9pt" fo:letter-spacing="normal" fo:font-style="normal" fo:font-weight="normal" officeooo:rsid="00e1903d" fo:background-color="transparent" loext:char-shading-value="0" style:font-size-asian="9pt" style:font-weight-asian="normal" style:font-size-complex="9pt" style:font-weight-complex="normal" loext:padding="0in" loext:border="none"/>
    </style:style>
    <style:style style:name="T524" style:family="text">
      <style:text-properties fo:font-variant="normal" fo:text-transform="none" fo:color="#333333" style:font-name="Helvetica Neue" fo:font-size="9pt" fo:letter-spacing="normal" fo:font-style="normal" fo:font-weight="normal" officeooo:rsid="00959bb8" fo:background-color="transparent" loext:char-shading-value="0" style:font-size-asian="9pt" style:font-weight-asian="normal" style:font-size-complex="9pt" style:font-weight-complex="normal" loext:padding="0in" loext:border="none"/>
    </style:style>
    <style:style style:name="T525" style:family="text">
      <style:text-properties fo:font-variant="normal" fo:text-transform="none" fo:color="#333333" style:font-name="Helvetica Neue" fo:font-size="9pt" fo:letter-spacing="normal" fo:font-style="normal" fo:font-weight="normal" officeooo:rsid="01065837" fo:background-color="transparent" loext:char-shading-value="0" style:font-size-asian="9pt" style:font-weight-asian="normal" style:font-size-complex="9pt" style:font-weight-complex="normal" loext:padding="0in" loext:border="none"/>
    </style:style>
    <style:style style:name="T526" style:family="text">
      <style:text-properties fo:font-variant="normal" fo:text-transform="none" fo:color="#333333" style:font-name="Helvetica Neue" fo:font-size="9pt" fo:letter-spacing="normal" fo:font-style="normal" fo:font-weight="normal" officeooo:rsid="01068f9e" fo:background-color="transparent" loext:char-shading-value="0" style:font-size-asian="9pt" style:font-weight-asian="normal" style:font-size-complex="9pt" style:font-weight-complex="normal" loext:padding="0in" loext:border="none"/>
    </style:style>
    <style:style style:name="T527" style:family="text">
      <style:text-properties fo:font-variant="normal" fo:text-transform="none" fo:color="#333333" style:font-name="Helvetica Neue" fo:font-size="9pt" fo:letter-spacing="normal" fo:font-style="normal" fo:font-weight="normal" officeooo:rsid="01078c32" fo:background-color="transparent" loext:char-shading-value="0" style:font-size-asian="9pt" style:font-weight-asian="normal" style:font-size-complex="9pt" style:font-weight-complex="normal" loext:padding="0in" loext:border="none"/>
    </style:style>
    <style:style style:name="T528" style:family="text">
      <style:text-properties fo:font-variant="normal" fo:text-transform="none" fo:color="#333333" style:font-name="Helvetica Neue" fo:font-size="9pt" fo:letter-spacing="normal" fo:font-style="normal" fo:font-weight="normal" officeooo:rsid="00e1903d" fo:background-color="#ffff00" loext:char-shading-value="0" style:font-size-asian="9pt" style:font-weight-asian="normal" style:font-size-complex="9pt" style:font-weight-complex="normal" loext:padding="0in" loext:border="none"/>
    </style:style>
    <style:style style:name="T529" style:family="text">
      <style:text-properties fo:font-variant="normal" fo:text-transform="none" fo:color="#333333" style:font-name="Helvetica Neue" fo:font-size="9pt" fo:letter-spacing="normal" fo:font-style="normal" fo:font-weight="normal" officeooo:rsid="01078c32" fo:background-color="#ffff00" loext:char-shading-value="0" style:font-size-asian="9pt" style:font-weight-asian="normal" style:font-size-complex="9pt" style:font-weight-complex="normal" loext:padding="0in" loext:border="none"/>
    </style:style>
    <style:style style:name="T530" style:family="text">
      <style:text-properties fo:font-variant="normal" fo:text-transform="none" fo:color="#333333" style:font-name="Helvetica Neue" fo:font-size="9pt" fo:letter-spacing="normal" fo:font-style="normal" fo:font-weight="normal" officeooo:rsid="01065837" fo:background-color="#81d41a" loext:char-shading-value="0" style:font-size-asian="9pt" style:font-weight-asian="normal" style:font-size-complex="9pt" style:font-weight-complex="normal" loext:padding="0in" loext:border="none"/>
    </style:style>
    <style:style style:name="T531" style:family="text">
      <style:text-properties fo:font-variant="normal" fo:text-transform="none" fo:color="#333333" style:font-name="Helvetica Neue" fo:font-size="9pt" fo:letter-spacing="normal" fo:font-style="normal" fo:font-weight="normal" officeooo:rsid="01068f9e" fo:background-color="#81d41a" loext:char-shading-value="0" style:font-size-asian="9pt" style:font-weight-asian="normal" style:font-size-complex="9pt" style:font-weight-complex="normal" loext:padding="0in" loext:border="none"/>
    </style:style>
    <style:style style:name="T532" style:family="text">
      <style:text-properties fo:font-variant="normal" fo:text-transform="none" fo:color="#333333" style:font-name="Helvetica Neue" fo:font-size="9pt" fo:letter-spacing="normal" fo:font-style="normal" fo:font-weight="normal" officeooo:rsid="01078c32" fo:background-color="#81d41a" loext:char-shading-value="0" style:font-size-asian="9pt" style:font-weight-asian="normal" style:font-size-complex="9pt" style:font-weight-complex="normal" loext:padding="0in" loext:border="none"/>
    </style:style>
    <style:style style:name="T533" style:family="text">
      <style:text-properties fo:font-variant="normal" fo:text-transform="none" fo:color="#333333" style:font-name="Helvetica Neue" fo:font-size="9pt" fo:letter-spacing="normal" fo:font-style="normal" style:text-underline-style="none" fo:font-weight="normal" officeooo:rsid="00959bb8" fo:background-color="transparent" loext:char-shading-value="0" style:font-size-asian="9pt" style:font-weight-asian="normal" style:font-size-complex="9pt" style:font-weight-complex="normal" loext:padding="0in" loext:border="none"/>
    </style:style>
    <style:style style:name="T534" style:family="text">
      <style:text-properties fo:font-variant="normal" fo:text-transform="none" fo:color="#333333" style:font-name="Helvetica Neue" fo:font-size="8pt" fo:letter-spacing="normal" fo:font-style="normal" fo:font-weight="normal" officeooo:rsid="00e1903d" fo:background-color="transparent" loext:char-shading-value="0" style:font-size-asian="8pt" style:font-weight-asian="normal" style:font-size-complex="8pt" style:font-weight-complex="normal" loext:padding="0in" loext:border="none"/>
    </style:style>
    <style:style style:name="T535" style:family="text">
      <style:text-properties fo:font-variant="normal" fo:text-transform="none" fo:color="#333333" style:font-name="Arial" fo:font-size="12pt" fo:letter-spacing="normal" fo:font-style="normal" fo:font-weight="normal" officeooo:rsid="003a75e1" fo:background-color="transparent" loext:char-shading-value="0" style:font-size-asian="12pt" style:font-weight-asian="normal" style:font-size-complex="12pt" style:font-weight-complex="normal" loext:padding="0in" loext:border="none"/>
    </style:style>
    <style:style style:name="T536" style:family="text">
      <style:text-properties fo:font-variant="normal" fo:text-transform="none" fo:color="#333333" style:font-name="Arial" fo:font-size="9pt" fo:letter-spacing="normal" fo:font-style="normal" fo:font-weight="normal" officeooo:rsid="00e1903d" fo:background-color="transparent" loext:char-shading-value="0" style:font-size-asian="9pt" style:font-weight-asian="normal" style:font-size-complex="9pt" style:font-weight-complex="normal" loext:padding="0in" loext:border="none"/>
    </style:style>
    <style:style style:name="T537" style:family="text">
      <style:text-properties fo:font-variant="normal" fo:text-transform="none" fo:color="#333333" style:font-name="Consolas" fo:font-size="9.75pt" fo:letter-spacing="normal" fo:font-style="normal" fo:font-weight="normal" fo:background-color="#f7f7f9" loext:char-shading-value="0" loext:padding-left="0.0417in" loext:padding-right="0.0417in" loext:padding-top="0.0209in" loext:padding-bottom="0.0209in" loext:border="0.06pt solid #e1e1e8"/>
    </style:style>
    <style:style style:name="T538" style:family="text">
      <style:text-properties fo:font-variant="normal" fo:text-transform="none" fo:color="#333333" style:text-line-through-style="none" style:text-line-through-type="none" style:font-name="Helvetica Neue" fo:font-size="9pt" fo:letter-spacing="normal" fo:font-style="normal" style:text-underline-style="none" fo:font-weight="normal" style:text-blinking="false" style:font-size-asian="9pt" style:font-size-complex="9pt"/>
    </style:style>
    <style:style style:name="T539" style:family="text">
      <style:text-properties fo:font-variant="normal" fo:text-transform="none" fo:color="#333333" style:font-name="HelveticaNeue" fo:font-size="20pt" fo:letter-spacing="normal" fo:font-style="normal" fo:font-weight="bold" officeooo:rsid="01454603" fo:background-color="transparent" loext:char-shading-value="0" style:font-size-asian="20pt" style:font-weight-asian="bold" style:font-size-complex="20pt" style:font-weight-complex="bold" loext:padding="0in" loext:border="none"/>
    </style:style>
    <style:style style:name="T540" style:family="text">
      <style:text-properties fo:font-variant="normal" fo:text-transform="none" fo:color="#333333" style:font-name="HelveticaNeue" fo:font-size="24pt" fo:letter-spacing="normal" fo:font-style="normal" fo:font-weight="bold" officeooo:rsid="0139bd64" fo:background-color="transparent" loext:char-shading-value="0" style:font-size-asian="24pt" style:font-weight-asian="bold" style:font-size-complex="24pt" style:font-weight-complex="bold" loext:padding="0in" loext:border="none"/>
    </style:style>
    <style:style style:name="T541" style:family="text">
      <style:text-properties fo:font-variant="normal" fo:text-transform="none" fo:color="#c9211e" style:font-name="Arial" fo:font-size="15pt" fo:letter-spacing="normal" fo:font-style="normal" fo:font-weight="bold" officeooo:rsid="00337e3a" fo:background-color="transparent" loext:char-shading-value="0" style:font-size-asian="15pt" style:font-weight-asian="bold" style:font-size-complex="15pt" style:font-weight-complex="bold" loext:padding="0in" loext:border="none"/>
    </style:style>
    <style:style style:name="T542" style:family="text">
      <style:text-properties fo:font-variant="normal" fo:text-transform="none" fo:color="#c9211e" style:font-name="Arial" fo:font-size="20pt" fo:letter-spacing="normal" fo:font-style="normal" fo:font-weight="bold" officeooo:rsid="00337e3a" fo:background-color="transparent" loext:char-shading-value="0" style:font-size-asian="20pt" style:font-weight-asian="bold" style:font-size-complex="20pt" style:font-weight-complex="bold" loext:padding="0in" loext:border="none"/>
    </style:style>
    <style:style style:name="T543" style:family="text">
      <style:text-properties fo:font-variant="normal" fo:text-transform="none" fo:color="#c9211e" style:font-name="Arial" fo:font-size="12pt" fo:letter-spacing="normal" fo:font-style="normal" fo:font-weight="bold" officeooo:rsid="00959bb8" fo:background-color="transparent" loext:char-shading-value="0" style:font-size-asian="12pt" style:font-weight-asian="bold" style:font-size-complex="12pt" style:font-weight-complex="bold" loext:padding="0in" loext:border="none"/>
    </style:style>
    <style:style style:name="T544" style:family="text">
      <style:text-properties fo:font-variant="normal" fo:text-transform="none" fo:color="#c9211e" style:font-name="Arial" fo:font-size="12pt" fo:letter-spacing="normal" fo:font-style="normal" fo:font-weight="bold" officeooo:rsid="00f8d271" fo:background-color="transparent" loext:char-shading-value="0" style:font-size-asian="12pt" style:font-weight-asian="bold" style:font-size-complex="12pt" style:font-weight-complex="bold" loext:padding="0in" loext:border="none"/>
    </style:style>
    <style:style style:name="T545" style:family="text">
      <style:text-properties fo:font-variant="normal" fo:text-transform="none" fo:color="#c9211e" style:font-name="Arial" fo:font-size="12pt" fo:letter-spacing="normal" fo:font-style="normal" fo:font-weight="normal" officeooo:rsid="011aeefb" fo:background-color="transparent" loext:char-shading-value="0" style:font-size-asian="12pt" style:font-weight-asian="normal" style:font-size-complex="12pt" style:font-weight-complex="normal" loext:padding="0in" loext:border="none"/>
    </style:style>
    <style:style style:name="T546" style:family="text">
      <style:text-properties fo:font-variant="normal" fo:text-transform="none" fo:color="#c9211e" style:font-name="Arial" fo:font-size="12pt" fo:letter-spacing="normal" fo:font-style="normal" fo:font-weight="normal" officeooo:rsid="011b1ee6" fo:background-color="transparent" loext:char-shading-value="0" style:font-size-asian="12pt" style:font-weight-asian="normal" style:font-size-complex="12pt" style:font-weight-complex="normal" loext:padding="0in" loext:border="none"/>
    </style:style>
    <style:style style:name="T547" style:family="text">
      <style:text-properties fo:font-variant="normal" fo:text-transform="none" fo:color="#c9211e" style:font-name="Arial" fo:font-size="12pt" fo:letter-spacing="normal" fo:font-style="normal" fo:font-weight="normal" officeooo:rsid="011fcf10" fo:background-color="transparent" loext:char-shading-value="0" style:font-size-asian="12pt" style:font-weight-asian="normal" style:font-size-complex="12pt" style:font-weight-complex="normal" loext:padding="0in" loext:border="none"/>
    </style:style>
    <style:style style:name="T548" style:family="text">
      <style:text-properties fo:font-variant="normal" fo:text-transform="none" fo:color="#c9211e" style:font-name="Arial" fo:font-size="12pt" fo:letter-spacing="normal" fo:font-style="normal" fo:font-weight="normal" officeooo:rsid="011fcf10" fo:background-color="transparent" loext:char-shading-value="0" style:font-size-asian="12pt" style:font-style-asian="normal" style:font-weight-asian="normal" style:font-size-complex="12pt" style:font-style-complex="normal" style:font-weight-complex="normal" loext:padding="0in" loext:border="none"/>
    </style:style>
    <style:style style:name="T549" style:family="text">
      <style:text-properties fo:font-variant="normal" fo:text-transform="none" fo:color="#c9211e" style:font-name="Arial" fo:font-size="12pt" fo:letter-spacing="normal" fo:font-style="italic" fo:font-weight="normal" officeooo:rsid="011fcf10" fo:background-color="transparent" loext:char-shading-value="0" style:font-size-asian="12pt" style:font-style-asian="italic" style:font-weight-asian="normal" style:font-size-complex="12pt" style:font-style-complex="italic" style:font-weight-complex="normal" loext:padding="0in" loext:border="none"/>
    </style:style>
    <style:style style:name="T550" style:family="text">
      <style:text-properties fo:font-variant="normal" fo:text-transform="none" fo:color="#8d1d75" style:font-name="Consolas" fo:font-size="9.75pt" fo:letter-spacing="normal" fo:font-style="normal" fo:font-weight="normal" fo:background-color="transparent" loext:char-shading-value="0" loext:padding="0in" loext:border="none"/>
    </style:style>
    <style:style style:name="T551" style:family="text">
      <style:text-properties fo:font-variant="normal" fo:text-transform="none" fo:color="#8d1d75" style:font-name="Consolas" fo:font-size="9.75pt" fo:letter-spacing="normal" fo:font-style="normal" fo:font-weight="normal" officeooo:rsid="003a75e1" fo:background-color="transparent" loext:char-shading-value="0" loext:padding="0in" loext:border="none"/>
    </style:style>
    <style:style style:name="T552" style:family="text">
      <style:text-properties fo:font-variant="normal" fo:text-transform="none" fo:color="#8d1d75" style:font-name="Consolas" fo:font-size="9.75pt" fo:letter-spacing="normal" fo:font-style="normal" fo:font-weight="normal" officeooo:rsid="003a8e4d" fo:background-color="transparent" loext:char-shading-value="0" loext:padding="0in" loext:border="none"/>
    </style:style>
    <style:style style:name="T553" style:family="text">
      <style:text-properties fo:font-variant="normal" fo:text-transform="none" fo:color="#8d1d75" style:font-name="Consolas" fo:font-size="9.75pt" fo:letter-spacing="normal" fo:font-style="normal" style:text-underline-style="none" fo:font-weight="normal" officeooo:rsid="003a8e4d" fo:background-color="transparent" loext:char-shading-value="0" loext:padding="0in" loext:border="none"/>
    </style:style>
    <style:style style:name="T554" style:family="text">
      <style:text-properties fo:font-variant="normal" fo:text-transform="none" fo:color="#8d1d75" style:font-name="Consolas" fo:font-size="9.75pt" fo:letter-spacing="normal" fo:font-style="normal" style:text-underline-style="none" fo:font-weight="normal" officeooo:rsid="003a75e1" fo:background-color="transparent" loext:char-shading-value="0" loext:padding="0in" loext:border="none"/>
    </style:style>
    <style:style style:name="T555" style:family="text">
      <style:text-properties fo:font-variant="normal" fo:text-transform="none" fo:color="#dd1144" style:font-name="Consolas" fo:font-size="9.75pt" fo:letter-spacing="normal" fo:font-style="normal" fo:font-weight="normal" officeooo:rsid="003a75e1" fo:background-color="transparent" loext:char-shading-value="0" style:font-size-asian="12pt" style:font-weight-asian="normal" style:font-size-complex="12pt" style:font-weight-complex="normal" loext:padding-left="0.0417in" loext:padding-right="0.0417in" loext:padding-top="0.0209in" loext:padding-bottom="0.0209in" loext:border="0.06pt solid #e1e1e8"/>
    </style:style>
    <style:style style:name="T556" style:family="text">
      <style:text-properties fo:font-variant="normal" fo:text-transform="none" fo:color="#dd1144" style:font-name="Consolas" fo:font-size="9.75pt" fo:letter-spacing="normal" fo:font-style="normal" fo:font-weight="normal" officeooo:rsid="003a8e4d" fo:background-color="transparent" loext:char-shading-value="0" loext:padding="0in" loext:border="none"/>
    </style:style>
    <style:style style:name="T557" style:family="text">
      <style:text-properties fo:font-variant="normal" fo:text-transform="none" fo:color="#dd1144" style:font-name="Consolas" fo:font-size="9.75pt" fo:letter-spacing="normal" fo:font-style="normal" fo:font-weight="normal" fo:background-color="transparent" loext:char-shading-value="0" loext:padding="0in" loext:border="none"/>
    </style:style>
    <style:style style:name="T558" style:family="text">
      <style:text-properties fo:font-variant="normal" fo:text-transform="none" fo:color="#dd1144" style:font-name="Consolas" fo:font-size="9.75pt" fo:letter-spacing="normal" fo:font-style="normal" fo:font-weight="normal" officeooo:rsid="002d3172" fo:background-color="#f7f7f9" loext:char-shading-value="0" style:font-size-asian="12pt" style:font-weight-asian="normal" style:font-size-complex="12pt" style:font-weight-complex="normal" loext:padding-left="0.0417in" loext:padding-right="0.0417in" loext:padding-top="0.0209in" loext:padding-bottom="0.0209in" loext:border="0.06pt solid #e1e1e8"/>
    </style:style>
    <style:style style:name="T559" style:family="text">
      <style:text-properties fo:font-variant="normal" fo:text-transform="none" fo:color="#dd1144" style:font-name="Consolas" fo:font-size="9.75pt" fo:letter-spacing="normal" fo:font-style="normal" fo:font-weight="normal" fo:background-color="#f7f7f9" loext:char-shading-value="0" loext:padding-left="0.0417in" loext:padding-right="0.0417in" loext:padding-top="0.0209in" loext:padding-bottom="0.0209in" loext:border="0.06pt solid #e1e1e8"/>
    </style:style>
    <style:style style:name="T560" style:family="text">
      <style:text-properties fo:font-variant="normal" fo:text-transform="none" fo:color="#dd1144" style:font-name="Consolas" fo:font-size="9.75pt" fo:letter-spacing="normal" fo:font-style="normal" fo:font-weight="normal" officeooo:rsid="003d8f6e" fo:background-color="#f7f7f9" loext:char-shading-value="0" style:font-size-asian="18pt" style:font-weight-asian="bold" style:font-size-complex="18pt" style:font-weight-complex="bold" loext:padding-left="0.0417in" loext:padding-right="0.0417in" loext:padding-top="0.0209in" loext:padding-bottom="0.0209in" loext:border="0.06pt solid #e1e1e8"/>
    </style:style>
    <style:style style:name="T561" style:family="text">
      <style:text-properties fo:font-variant="normal" fo:text-transform="none" fo:color="#dd1144" style:font-name="Consolas" fo:font-size="9.75pt" fo:letter-spacing="normal" fo:font-style="normal" fo:font-weight="normal" fo:background-color="#ffff00" loext:char-shading-value="0" loext:padding="0in" loext:border="none"/>
    </style:style>
    <style:style style:name="T562" style:family="text">
      <style:text-properties fo:font-variant="normal" fo:text-transform="none" fo:color="#dd1144" style:font-name="Consolas" fo:font-size="9.75pt" fo:letter-spacing="normal" fo:font-style="normal" fo:font-weight="bold" officeooo:rsid="002d3172" fo:background-color="transparent" loext:char-shading-value="0" style:font-size-asian="12pt" style:font-weight-asian="bold" style:font-size-complex="12pt" style:font-weight-complex="bold" loext:padding-left="0.0417in" loext:padding-right="0.0417in" loext:padding-top="0.0209in" loext:padding-bottom="0.0209in" loext:border="0.06pt solid #e1e1e8"/>
    </style:style>
    <style:style style:name="T563" style:family="text">
      <style:text-properties fo:font-variant="normal" fo:text-transform="none" fo:color="#dd1144" style:font-name="Consolas" fo:font-size="9.75pt" fo:letter-spacing="normal" fo:font-style="normal" style:text-underline-style="none" fo:font-weight="normal" officeooo:rsid="003a8e4d" fo:background-color="transparent" loext:char-shading-value="0" loext:padding="0in" loext:border="none"/>
    </style:style>
    <style:style style:name="T564" style:family="text">
      <style:text-properties fo:font-variant="normal" fo:text-transform="none" fo:color="#dd1144" style:font-name="Consolas" fo:font-size="9.75pt" fo:letter-spacing="normal" fo:font-style="normal" style:text-underline-style="none" fo:font-weight="normal" officeooo:rsid="00337e3a" fo:background-color="transparent" loext:char-shading-value="0" loext:padding="0in" loext:border="none"/>
    </style:style>
    <style:style style:name="T565" style:family="text">
      <style:text-properties fo:font-variant="normal" fo:text-transform="none" fo:color="#dd1144" style:font-name="Consolas" fo:font-size="9pt" fo:letter-spacing="normal" fo:font-style="normal" fo:font-weight="normal" officeooo:rsid="00e1903d" fo:background-color="#f7f7f9" loext:char-shading-value="0" style:font-size-asian="9pt" style:font-weight-asian="normal" style:font-size-complex="9pt" style:font-weight-complex="normal" loext:padding-left="0.0417in" loext:padding-right="0.0417in" loext:padding-top="0.0209in" loext:padding-bottom="0.0209in" loext:border="0.06pt solid #e1e1e8"/>
    </style:style>
    <style:style style:name="T566" style:family="text">
      <style:text-properties fo:font-variant="normal" fo:text-transform="none" fo:color="#dd1144" style:font-name="Consolas" fo:font-size="9pt" fo:letter-spacing="normal" fo:font-style="normal" fo:font-weight="normal" officeooo:rsid="00959bb8" fo:background-color="#f7f7f9" loext:char-shading-value="0" style:font-size-asian="9pt" style:font-weight-asian="normal" style:font-size-complex="9pt" style:font-weight-complex="normal" loext:padding-left="0.0417in" loext:padding-right="0.0417in" loext:padding-top="0.0209in" loext:padding-bottom="0.0209in" loext:border="0.06pt solid #e1e1e8"/>
    </style:style>
    <style:style style:name="T567" style:family="text">
      <style:text-properties fo:font-variant="normal" fo:text-transform="none" fo:color="#dd1144" style:font-name="Consolas" fo:font-size="9pt" fo:letter-spacing="normal" fo:font-style="normal" style:text-underline-style="none" fo:font-weight="normal" officeooo:rsid="00959bb8" fo:background-color="#f7f7f9" loext:char-shading-value="0" style:font-size-asian="9pt" style:font-weight-asian="normal" style:font-size-complex="9pt" style:font-weight-complex="normal" loext:padding-left="0.0417in" loext:padding-right="0.0417in" loext:padding-top="0.0209in" loext:padding-bottom="0.0209in" loext:border="0.06pt solid #e1e1e8"/>
    </style:style>
    <style:style style:name="T568" style:family="text">
      <style:text-properties fo:font-variant="normal" fo:text-transform="none" fo:color="#dd1144" style:font-name="Menlo" fo:font-size="8pt" fo:letter-spacing="normal" fo:font-style="normal" fo:font-weight="normal" style:font-size-asian="8pt" style:font-size-complex="8pt"/>
    </style:style>
    <style:style style:name="T569" style:family="text">
      <style:text-properties fo:font-variant="normal" fo:text-transform="none" fo:color="#dd1144" style:font-name="Menlo" fo:font-size="8pt" fo:letter-spacing="normal" fo:font-style="normal" fo:font-weight="normal" fo:background-color="#ffff00" loext:char-shading-value="0" style:font-size-asian="8pt" style:font-size-complex="8pt"/>
    </style:style>
    <style:style style:name="T570" style:family="text">
      <style:text-properties fo:font-variant="normal" fo:text-transform="none" fo:color="#dd1144" style:font-name="Menlo" fo:font-size="9pt" fo:letter-spacing="normal" fo:font-style="normal" fo:font-weight="normal"/>
    </style:style>
    <style:style style:name="T571" style:family="text">
      <style:text-properties fo:font-variant="normal" fo:text-transform="none" fo:color="#dd1144" style:text-line-through-style="none" style:text-line-through-type="none" style:font-name="Menlo" fo:font-size="8pt" fo:letter-spacing="normal" fo:font-style="normal" style:text-underline-style="none" fo:font-weight="normal" style:text-blinking="false" fo:background-color="#ffff00" loext:char-shading-value="0" style:font-size-asian="8pt" style:font-size-complex="8pt"/>
    </style:style>
    <style:style style:name="T572" style:family="text">
      <style:text-properties fo:font-variant="normal" fo:text-transform="none" fo:color="#dd1144"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573" style:family="text">
      <style:text-properties fo:font-variant="normal" fo:text-transform="none" fo:color="#dd1144" style:font-name="monospace1" fo:font-size="10.5pt" fo:letter-spacing="normal" fo:font-style="normal" fo:font-weight="normal"/>
    </style:style>
    <style:style style:name="T574" style:family="text">
      <style:text-properties fo:font-variant="normal" fo:text-transform="none" fo:color="#dd1144" style:font-name="monospace1" fo:font-size="10.5pt" fo:letter-spacing="normal" fo:font-style="normal" fo:font-weight="normal" officeooo:rsid="00959bb8" fo:background-color="transparent" loext:char-shading-value="0" style:font-size-asian="10.5pt" style:font-weight-asian="bold" style:font-size-complex="12pt" style:font-weight-complex="bold" loext:padding="0in" loext:border="none"/>
    </style:style>
    <style:style style:name="T575" style:family="text">
      <style:text-properties fo:font-variant="normal" fo:text-transform="none" fo:color="#dd1144" style:font-name="monospace1" fo:font-size="10.5pt" fo:letter-spacing="normal" fo:font-style="normal" fo:font-weight="normal" officeooo:rsid="0150e78d" fo:background-color="transparent" loext:char-shading-value="0" style:font-size-asian="11pt" style:font-weight-asian="normal" style:font-size-complex="11pt" style:font-weight-complex="normal" loext:padding="0in" loext:border="none"/>
    </style:style>
    <style:style style:name="T576" style:family="text">
      <style:text-properties fo:font-variant="normal" fo:text-transform="none" fo:color="#93a1a1" style:font-name="Consolas" fo:font-size="9.75pt" fo:letter-spacing="normal" fo:font-style="normal" fo:font-weight="normal" fo:background-color="transparent" loext:char-shading-value="0" loext:padding="0in" loext:border="none"/>
    </style:style>
    <style:style style:name="T577" style:family="text">
      <style:text-properties fo:font-variant="normal" fo:text-transform="none" fo:color="#93a1a1" style:font-name="Consolas" fo:font-size="9.75pt" fo:letter-spacing="normal" fo:font-style="normal" fo:font-weight="normal" fo:background-color="transparent" loext:char-shading-value="0" style:font-size-asian="11pt" style:font-size-complex="11pt" loext:padding="0in" loext:border="none"/>
    </style:style>
    <style:style style:name="T578" style:family="text">
      <style:text-properties fo:font-variant="normal" fo:text-transform="none" fo:color="#93a1a1" style:font-name="Consolas" fo:font-size="9.75pt" fo:letter-spacing="normal" fo:font-style="normal" fo:font-weight="normal" officeooo:rsid="01e2d029" fo:background-color="#ffff00" loext:char-shading-value="0" style:font-weight-asian="bold" style:font-weight-complex="bold" loext:padding="0in" loext:border="none"/>
    </style:style>
    <style:style style:name="T579" style:family="text">
      <style:text-properties fo:font-variant="normal" fo:text-transform="none" fo:color="#93a1a1" style:font-name="Consolas" fo:font-size="9.75pt" fo:letter-spacing="normal" fo:font-style="normal" fo:font-weight="normal" fo:background-color="#ffff00" loext:char-shading-value="0" loext:padding="0in" loext:border="none"/>
    </style:style>
    <style:style style:name="T580" style:family="text">
      <style:text-properties fo:font-variant="normal" fo:text-transform="none" fo:color="#93a1a1" style:font-name="Consolas" fo:font-size="8pt" fo:letter-spacing="normal" fo:font-style="normal" fo:font-weight="normal" fo:background-color="transparent" loext:char-shading-value="0" style:font-size-asian="8pt" style:font-size-complex="8pt" loext:padding="0in" loext:border="none"/>
    </style:style>
    <style:style style:name="T581" style:family="text">
      <style:text-properties fo:font-variant="normal" fo:text-transform="none" fo:color="#93a1a1" style:font-name="Menlo" fo:font-size="9pt" fo:letter-spacing="normal" fo:font-style="normal" fo:font-weight="normal"/>
    </style:style>
    <style:style style:name="T582" style:family="text">
      <style:text-properties fo:font-variant="normal" fo:text-transform="none" fo:color="#93a1a1" style:font-name="Menlo" fo:font-size="9pt" fo:letter-spacing="normal" fo:font-style="normal" fo:font-weight="normal" officeooo:rsid="00583c92" fo:background-color="transparent" loext:char-shading-value="0" style:font-size-asian="12pt" style:font-weight-asian="normal" style:font-size-complex="12pt" style:font-weight-complex="normal" loext:padding="0in" loext:border="none"/>
    </style:style>
    <style:style style:name="T583" style:family="text">
      <style:text-properties fo:font-variant="normal" fo:text-transform="none" fo:color="#93a1a1" style:font-name="Menlo" fo:font-size="9pt" fo:letter-spacing="normal" fo:font-style="normal" fo:font-weight="normal" officeooo:rsid="008c0958" fo:background-color="transparent" loext:char-shading-value="0" style:font-size-asian="12pt" style:font-weight-asian="normal" style:font-size-complex="12pt" style:font-weight-complex="normal" loext:padding="0in" loext:border="none"/>
    </style:style>
    <style:style style:name="T584" style:family="text">
      <style:text-properties fo:font-variant="normal" fo:text-transform="none" fo:color="#93a1a1" style:font-name="Menlo" fo:font-size="8pt" fo:letter-spacing="normal" fo:font-style="normal" fo:font-weight="normal" style:font-size-asian="8pt" style:font-size-complex="8pt"/>
    </style:style>
    <style:style style:name="T585" style:family="text">
      <style:text-properties fo:font-variant="normal" fo:text-transform="none" fo:color="#93a1a1" style:font-name="Menlo" fo:font-size="8pt" fo:letter-spacing="normal" fo:font-style="normal" fo:font-weight="normal" fo:background-color="#ffff00" loext:char-shading-value="0" style:font-size-asian="8pt" style:font-size-complex="8pt"/>
    </style:style>
    <style:style style:name="T586" style:family="text">
      <style:text-properties fo:font-variant="normal" fo:text-transform="none" fo:color="#3465a4" style:font-name="Consolas" fo:font-size="9.75pt" fo:letter-spacing="normal" fo:font-style="normal" fo:font-weight="normal" officeooo:rsid="01e2d029" fo:background-color="transparent" loext:char-shading-value="0" style:font-weight-asian="bold" style:font-weight-complex="bold" loext:padding="0in" loext:border="none"/>
    </style:style>
    <style:style style:name="T587" style:family="text">
      <style:text-properties fo:font-variant="normal" fo:text-transform="none" fo:color="#3465a4" style:font-name="Consolas" fo:font-size="9.75pt" fo:letter-spacing="normal" fo:font-style="normal" fo:font-weight="normal" fo:background-color="transparent" loext:char-shading-value="0" loext:padding="0in" loext:border="none"/>
    </style:style>
    <style:style style:name="T588" style:family="text">
      <style:text-properties fo:font-variant="normal" fo:text-transform="none" fo:color="#3465a4" style:font-name="Consolas" fo:font-size="9.75pt" fo:letter-spacing="normal" fo:font-style="normal" fo:font-weight="normal" officeooo:rsid="01e2d029" fo:background-color="#ffff00" loext:char-shading-value="0" style:font-weight-asian="bold" style:font-weight-complex="bold" loext:padding="0in" loext:border="none"/>
    </style:style>
    <style:style style:name="T589" style:family="text">
      <style:text-properties fo:font-variant="normal" fo:text-transform="none" fo:color="#3465a4" style:font-name="Consolas" fo:font-size="9.75pt" fo:letter-spacing="normal" fo:font-style="normal" fo:font-weight="normal" fo:background-color="#ffff00" loext:char-shading-value="0" loext:padding="0in" loext:border="none"/>
    </style:style>
    <style:style style:name="T590" style:family="text">
      <style:text-properties fo:font-variant="normal" fo:text-transform="none" fo:color="#3465a4" style:font-name="HelveticaNeue" fo:font-size="10.5pt" fo:letter-spacing="normal" fo:font-style="normal" fo:font-weight="normal" officeooo:rsid="01801951" fo:background-color="transparent" loext:char-shading-value="0" style:font-size-asian="10.5pt" style:font-weight-asian="normal" style:font-size-complex="10.5pt" style:font-weight-complex="normal" loext:padding="0in" loext:border="none"/>
    </style:style>
    <style:style style:name="T591" style:family="text">
      <style:text-properties fo:font-variant="normal" fo:text-transform="none" fo:color="#3465a4" style:font-name="HelveticaNeue" fo:font-size="10.5pt" fo:letter-spacing="normal" fo:font-style="normal" fo:font-weight="normal" officeooo:rsid="01815cea" fo:background-color="transparent" loext:char-shading-value="0" style:font-size-asian="10.5pt" style:font-weight-asian="normal" style:font-size-complex="10.5pt" style:font-weight-complex="normal" loext:padding="0in" loext:border="none"/>
    </style:style>
    <style:style style:name="T592" style:family="text">
      <style:text-properties fo:font-variant="normal" fo:text-transform="none" fo:color="#3465a4" style:font-name="HelveticaNeue" fo:font-size="10.5pt" fo:letter-spacing="normal" fo:font-style="normal" fo:font-weight="normal" officeooo:rsid="01815cea"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93" style:family="text">
      <style:text-properties fo:font-variant="normal" fo:text-transform="none" fo:color="#3465a4" style:font-name="Fira Mono" fo:font-size="10.5pt" fo:letter-spacing="normal" fo:font-style="normal" fo:font-weight="normal" officeooo:rsid="018fc7ec" fo:background-color="transparent" loext:char-shading-value="0" style:font-size-asian="10.5pt" style:font-weight-asian="normal" style:font-size-complex="10.5pt" style:font-weight-complex="normal" loext:padding="0in" loext:border="none"/>
    </style:style>
    <style:style style:name="T594" style:family="text">
      <style:text-properties fo:font-variant="normal" fo:text-transform="none" fo:color="#3465a4" style:font-name="Menlo" fo:font-size="9.75pt" fo:letter-spacing="normal" fo:font-style="normal" fo:font-weight="normal" officeooo:rsid="018fc7ec" fo:background-color="transparent" loext:char-shading-value="0" style:font-size-asian="10.5pt" style:font-weight-asian="normal" style:font-size-complex="10.5pt" style:font-weight-complex="normal" loext:padding="0in" loext:border="none"/>
    </style:style>
    <style:style style:name="T595" style:family="text">
      <style:text-properties fo:font-variant="normal" fo:text-transform="none" fo:color="#ff4000" style:font-name="Arial" fo:font-size="18pt" fo:letter-spacing="normal" fo:font-style="normal" fo:font-weight="bold" officeooo:rsid="003a75e1" fo:background-color="transparent" loext:char-shading-value="0" style:font-size-asian="18pt" style:font-weight-asian="bold" style:font-size-complex="18pt" style:font-weight-complex="bold" loext:padding="0in" loext:border="none"/>
    </style:style>
    <style:style style:name="T596" style:family="text">
      <style:text-properties fo:font-variant="normal" fo:text-transform="none" fo:color="#ff4000" style:font-name="Arial" fo:font-size="18pt" fo:letter-spacing="normal" fo:font-style="normal" fo:font-weight="bold" officeooo:rsid="003d8f6e" fo:background-color="transparent" loext:char-shading-value="0" style:font-size-asian="18pt" style:font-weight-asian="bold" style:font-size-complex="18pt" style:font-weight-complex="bold" loext:padding="0in" loext:border="none"/>
    </style:style>
    <style:style style:name="T597" style:family="text">
      <style:text-properties fo:font-variant="normal" fo:text-transform="none" fo:color="#ff4000" style:font-name="Roboto" fo:font-size="11pt" fo:letter-spacing="normal" fo:font-style="normal" fo:font-weight="normal" officeooo:rsid="021e3c7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598" style:family="text">
      <style:text-properties fo:font-variant="normal" fo:text-transform="none" fo:color="#ff4000" style:font-name="Roboto" fo:font-size="11pt" fo:letter-spacing="normal" fo:font-style="normal" fo:font-weight="normal" officeooo:rsid="02332503"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599" style:family="text">
      <style:text-properties fo:font-variant="normal" fo:text-transform="none" fo:color="#195f91" style:font-name="Consolas" fo:font-size="9.75pt" fo:letter-spacing="normal" fo:font-style="normal" fo:font-weight="normal" fo:background-color="transparent" loext:char-shading-value="0" loext:padding="0in" loext:border="none"/>
    </style:style>
    <style:style style:name="T600" style:family="text">
      <style:text-properties fo:font-variant="normal" fo:text-transform="none" fo:color="#195f91" style:font-name="Menlo" fo:font-size="8pt" fo:letter-spacing="normal" fo:font-style="normal" fo:font-weight="normal" style:font-size-asian="8pt" style:font-size-complex="8pt"/>
    </style:style>
    <style:style style:name="T601" style:family="text">
      <style:text-properties fo:font-variant="normal" fo:text-transform="none" fo:color="#008080" style:font-name="Consolas" fo:font-size="9.75pt" fo:letter-spacing="normal" fo:font-style="normal" fo:font-weight="normal" fo:background-color="transparent" loext:char-shading-value="0" loext:padding="0in" loext:border="none"/>
    </style:style>
    <style:style style:name="T602" style:family="text">
      <style:text-properties fo:font-variant="normal" fo:text-transform="none" fo:color="#008080" style:font-name="Consolas" fo:font-size="9.75pt" fo:letter-spacing="normal" fo:font-style="normal" fo:font-weight="normal" fo:background-color="#ffff00" loext:char-shading-value="0" loext:padding="0in" loext:border="none"/>
    </style:style>
    <style:style style:name="T603" style:family="text">
      <style:text-properties fo:font-variant="normal" fo:text-transform="none" fo:color="#008080" style:font-name="Consolas" fo:font-size="8pt" fo:letter-spacing="normal" fo:font-style="normal" fo:font-weight="normal" fo:background-color="transparent" loext:char-shading-value="0" style:font-size-asian="8pt" style:font-size-complex="8pt" loext:padding="0in" loext:border="none"/>
    </style:style>
    <style:style style:name="T604" style:family="text">
      <style:text-properties fo:font-variant="normal" fo:text-transform="none" fo:color="#008080" style:font-name="monospace1" fo:font-size="10.5pt" fo:letter-spacing="normal" fo:font-style="normal" fo:font-weight="normal" officeooo:rsid="012820e9" fo:background-color="transparent" loext:char-shading-value="0" style:font-size-asian="10.5pt" style:font-weight-asian="bold" style:font-size-complex="12pt" style:font-weight-complex="bold" loext:padding="0in" loext:border="none"/>
    </style:style>
    <style:style style:name="T605" style:family="text">
      <style:text-properties fo:font-variant="normal" fo:text-transform="none" fo:color="#158466" style:font-name="Arial" fo:font-size="12pt" fo:letter-spacing="normal" fo:font-style="normal" fo:font-weight="normal" officeooo:rsid="0063d163" fo:background-color="transparent" loext:char-shading-value="0" style:font-size-asian="12pt" style:font-weight-asian="normal" style:font-size-complex="12pt" style:font-weight-complex="normal" loext:padding="0in" loext:border="none"/>
    </style:style>
    <style:style style:name="T606" style:family="text">
      <style:text-properties fo:font-variant="normal" fo:text-transform="none" fo:color="#158466" style:font-name="Arial" fo:font-size="9pt" fo:letter-spacing="normal" fo:font-style="normal" fo:font-weight="normal" officeooo:rsid="0060d14b" fo:background-color="transparent" loext:char-shading-value="0" style:font-size-asian="9pt" style:font-weight-asian="normal" style:font-size-complex="9pt" style:font-weight-complex="normal" loext:padding="0in" loext:border="none"/>
    </style:style>
    <style:style style:name="T607" style:family="text">
      <style:text-properties fo:font-variant="normal" fo:text-transform="none" fo:color="#158466" style:font-name="Arial" fo:font-size="9pt" fo:letter-spacing="normal" fo:font-style="normal" style:text-underline-style="none" fo:font-weight="normal" officeooo:rsid="00959bb8" fo:background-color="transparent" loext:char-shading-value="0" style:font-size-asian="9pt" style:font-weight-asian="normal" style:font-size-complex="9pt" style:font-weight-complex="normal" loext:padding="0in" loext:border="none"/>
    </style:style>
    <style:style style:name="T608" style:family="text">
      <style:text-properties fo:font-variant="normal" fo:text-transform="none" fo:color="#158466" style:font-name="HelveticaNeue" fo:font-size="10.5pt" fo:letter-spacing="normal" fo:font-style="normal" fo:font-weight="normal" officeooo:rsid="0175a898" fo:background-color="transparent" loext:char-shading-value="0" style:font-size-asian="10.5pt" style:font-weight-asian="normal" style:font-size-complex="10.5pt" style:font-weight-complex="normal" loext:padding="0in" loext:border="none"/>
    </style:style>
    <style:style style:name="T609" style:family="text">
      <style:text-properties fo:font-variant="normal" fo:text-transform="none" fo:color="#158466" style:font-name="HelveticaNeue" fo:font-size="10.5pt" fo:letter-spacing="normal" fo:font-style="normal" fo:font-weight="normal" officeooo:rsid="0177175d" fo:background-color="transparent" loext:char-shading-value="0" style:font-size-asian="10.5pt" style:font-weight-asian="normal" style:font-size-complex="10.5pt" style:font-weight-complex="normal" loext:padding="0in" loext:border="none"/>
    </style:style>
    <style:style style:name="T610" style:family="text">
      <style:text-properties fo:font-variant="normal" fo:text-transform="none" fo:color="#158466" style:font-name="HelveticaNeue" fo:font-size="10.5pt" fo:letter-spacing="normal" fo:font-style="normal" fo:font-weight="normal" officeooo:rsid="017412c9" fo:background-color="#ffffff" loext:char-shading-value="0" style:font-size-asian="10.5pt" style:font-weight-asian="normal" style:font-size-complex="10.5pt" style:font-weight-complex="normal" loext:padding="0in" loext:border="none"/>
    </style:style>
    <style:style style:name="T611" style:family="text">
      <style:text-properties fo:font-variant="normal" fo:text-transform="none" fo:color="#158466" style:font-name="HelveticaNeue" fo:font-size="10.5pt" fo:letter-spacing="normal" fo:font-style="normal" fo:font-weight="normal" officeooo:rsid="0177175d" fo:background-color="#ffdbb6" loext:char-shading-value="0" style:font-size-asian="10.5pt" style:font-weight-asian="normal" style:font-size-complex="10.5pt" style:font-weight-complex="normal" loext:padding="0in" loext:border="none"/>
    </style:style>
    <style:style style:name="T612" style:family="text">
      <style:text-properties fo:font-variant="normal" fo:text-transform="none" fo:color="#158466" style:font-name="Roboto" fo:font-size="11pt" fo:letter-spacing="normal" fo:font-style="normal" fo:font-weight="normal" officeooo:rsid="021e3c7b" fo:background-color="transparent"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613" style:family="text">
      <style:text-properties fo:font-variant="normal" fo:text-transform="none" fo:color="#158466" style:font-name="Roboto" fo:font-size="11pt" fo:letter-spacing="normal" fo:font-style="normal" fo:font-weight="normal" officeooo:rsid="02331636" fo:background-color="#ffff6d" loext:char-shading-value="0" style:font-name-asian="Noto Sans Mono CJK SC" style:font-size-asian="9.60000038146973pt" style:font-weight-asian="normal" style:font-name-complex="Liberation Mono" style:font-size-complex="11pt" style:font-weight-complex="normal" loext:padding="0in" loext:border="none"/>
    </style:style>
    <style:style style:name="T614" style:family="text">
      <style:text-properties fo:font-variant="normal" fo:text-transform="none" fo:color="#1f2937" style:font-name="Arial" fo:font-size="11pt" fo:letter-spacing="normal" fo:font-style="normal" fo:font-weight="normal" officeooo:rsid="00b9f9c2" fo:background-color="transparent" loext:char-shading-value="0" style:font-size-asian="9.60000038146973pt" style:font-weight-asian="normal" style:font-size-complex="11pt" style:font-weight-complex="normal" loext:padding="0in" loext:border="none"/>
    </style:style>
    <style:style style:name="T615" style:family="text">
      <style:text-properties fo:font-variant="normal" fo:text-transform="none" fo:color="#1f2937" style:font-name="Roboto1" fo:font-size="13.5pt" fo:letter-spacing="normal" fo:font-style="normal" fo:font-weight="normal" officeooo:rsid="00b9f9c2" fo:background-color="transparent" loext:char-shading-value="0" style:font-size-asian="9.60000038146973pt" style:font-weight-asian="normal" style:font-size-complex="11pt" style:font-weight-complex="normal" loext:padding="0in" loext:border="none"/>
    </style:style>
    <style:style style:name="T616" style:family="text">
      <style:text-properties fo:font-variant="normal" fo:text-transform="none" fo:color="#1f2937" style:font-name="Roboto1" fo:font-size="13.5pt" fo:letter-spacing="normal" fo:font-style="normal" fo:font-weight="normal" officeooo:rsid="00b9f9c2" fo:background-color="#ffff00" loext:char-shading-value="0" style:font-size-asian="9.60000038146973pt" style:font-weight-asian="normal" style:font-size-complex="11pt" style:font-weight-complex="normal" loext:padding="0in" loext:border="none"/>
    </style:style>
    <style:style style:name="T617" style:family="text">
      <style:text-properties fo:font-variant="normal" fo:text-transform="none" fo:color="#222222" style:font-name="source sans pro" fo:font-size="13.5pt" fo:letter-spacing="normal" fo:font-style="normal" fo:font-weight="normal"/>
    </style:style>
    <style:style style:name="T618" style:family="text">
      <style:text-properties fo:font-variant="normal" fo:text-transform="none" fo:color="#222222" style:font-name="source sans pro" fo:font-size="13.5pt" fo:letter-spacing="normal" fo:font-style="normal" fo:font-weight="normal" fo:background-color="#ffff00" loext:char-shading-value="0"/>
    </style:style>
    <style:style style:name="T619" style:family="text">
      <style:text-properties fo:font-variant="normal" fo:text-transform="none" fo:color="#222222" style:text-line-through-style="none" style:text-line-through-type="none" style:font-name="source sans pro" fo:font-size="13.5pt" fo:letter-spacing="normal" fo:font-style="normal" style:text-underline-style="none" fo:font-weight="normal" style:text-blinking="false" fo:background-color="#ffffff" loext:char-shading-value="0"/>
    </style:style>
    <style:style style:name="T620" style:family="text">
      <style:text-properties fo:font-variant="normal" fo:text-transform="none" fo:color="#222222" style:font-name="Arial" fo:font-size="9pt" fo:letter-spacing="normal" fo:font-style="normal" fo:font-weight="bold" officeooo:rsid="00959bb8" fo:background-color="transparent" loext:char-shading-value="0" style:font-size-asian="9pt" style:font-weight-asian="bold" style:font-size-complex="9pt" style:font-weight-complex="bold" loext:padding="0in" loext:border="none"/>
    </style:style>
    <style:style style:name="T621" style:family="text">
      <style:text-properties fo:font-variant="normal" fo:text-transform="none" fo:color="#222222" style:font-name="monospace1" fo:font-size="10.5pt" fo:letter-spacing="normal" fo:font-style="normal" fo:font-weight="normal"/>
    </style:style>
    <style:style style:name="T622" style:family="text">
      <style:text-properties fo:font-variant="normal" fo:text-transform="none" fo:color="#222222" style:font-name="monospace1" fo:font-size="10.5pt" fo:letter-spacing="normal" fo:font-style="normal" fo:font-weight="normal" officeooo:rsid="00959bb8" fo:background-color="transparent" loext:char-shading-value="0" style:font-size-asian="10.5pt" style:font-weight-asian="bold" style:font-size-complex="12pt" style:font-weight-complex="bold" loext:padding="0in" loext:border="none"/>
    </style:style>
    <style:style style:name="T623" style:family="text">
      <style:text-properties fo:font-variant="normal" fo:text-transform="none" fo:color="#222222" style:font-name="monospace1" fo:font-size="10.5pt" fo:letter-spacing="normal" fo:font-style="normal" fo:font-weight="normal" officeooo:rsid="012820e9" fo:background-color="transparent" loext:char-shading-value="0" style:font-size-asian="10.5pt" style:font-weight-asian="bold" style:font-size-complex="12pt" style:font-weight-complex="bold" loext:padding="0in" loext:border="none"/>
    </style:style>
    <style:style style:name="T624" style:family="text">
      <style:text-properties fo:font-variant="normal" fo:text-transform="none" fo:color="#222222" style:font-name="monospace1" fo:font-size="10.5pt" fo:letter-spacing="normal" fo:font-style="normal" fo:font-weight="normal" officeooo:rsid="01301cef" fo:background-color="transparent" loext:char-shading-value="0" style:font-size-asian="13pt" style:font-weight-asian="bold" style:font-size-complex="13pt" style:font-weight-complex="bold" loext:padding="0in" loext:border="none"/>
    </style:style>
    <style:style style:name="T625" style:family="text">
      <style:text-properties fo:font-variant="normal" fo:text-transform="none" fo:color="#222222" style:font-name="monospace1" fo:font-size="10.5pt" fo:letter-spacing="normal" fo:font-style="normal" fo:font-weight="normal" officeooo:rsid="0150e78d" fo:background-color="transparent" loext:char-shading-value="0" style:font-size-asian="11pt" style:font-weight-asian="normal" style:font-size-complex="11pt" style:font-weight-complex="normal" loext:padding="0in" loext:border="none"/>
    </style:style>
    <style:style style:name="T626" style:family="text">
      <style:text-properties fo:font-variant="normal" fo:text-transform="none" fo:color="#222222" style:font-name="monospace1" fo:font-size="10.5pt" fo:letter-spacing="normal" fo:font-style="normal" fo:font-weight="normal" fo:background-color="#ffff00" loext:char-shading-value="0"/>
    </style:style>
    <style:style style:name="T627" style:family="text">
      <style:text-properties fo:font-variant="normal" fo:text-transform="none" fo:color="#222222" style:font-name="monospace1" fo:font-size="10.5pt" fo:letter-spacing="normal" fo:font-style="normal" fo:font-weight="normal" officeooo:rsid="00959bb8" fo:background-color="#ffff00" loext:char-shading-value="0" style:font-size-asian="10.5pt" style:font-weight-asian="bold" style:font-size-complex="12pt" style:font-weight-complex="bold" loext:padding="0in" loext:border="none"/>
    </style:style>
    <style:style style:name="T628" style:family="text">
      <style:text-properties fo:font-variant="normal" fo:text-transform="none" fo:color="#222222" style:font-name="monospace1" fo:font-size="10.5pt" fo:letter-spacing="normal" fo:font-style="normal" fo:font-weight="normal" officeooo:rsid="012820e9" fo:background-color="#ffff00" loext:char-shading-value="0" style:font-size-asian="10.5pt" style:font-weight-asian="bold" style:font-size-complex="12pt" style:font-weight-complex="bold" loext:padding="0in" loext:border="none"/>
    </style:style>
    <style:style style:name="T629" style:family="text">
      <style:text-properties fo:font-variant="normal" fo:text-transform="none" fo:color="#222222" style:font-name="monospace1" fo:font-size="10.5pt" fo:letter-spacing="normal" fo:font-style="normal" fo:font-weight="normal" fo:background-color="#81d41a" loext:char-shading-value="0"/>
    </style:style>
    <style:style style:name="T630" style:family="text">
      <style:text-properties fo:font-variant="normal" fo:text-transform="none" fo:color="#222222" style:font-name="monospace1" fo:font-size="9pt" fo:letter-spacing="normal" fo:font-style="normal" fo:font-weight="normal" fo:background-color="#f1f1f1" loext:char-shading-value="0" style:font-size-asian="9pt" style:font-size-complex="9pt" loext:padding-left="0.0193in" loext:padding-right="0in" loext:padding-top="0.0193in" loext:padding-bottom="0.0193in" loext:border-left="0.06pt solid #e1e1e1" loext:border-right="none" loext:border-top="0.06pt solid #e1e1e1" loext:border-bottom="0.06pt solid #e1e1e1"/>
    </style:style>
    <style:style style:name="T631" style:family="text">
      <style:text-properties fo:font-variant="normal" fo:text-transform="none" fo:color="#222222" style:font-name="monospace1" fo:font-size="9pt" fo:letter-spacing="normal" fo:font-style="normal" fo:font-weight="normal" fo:background-color="#ffff00" loext:char-shading-value="0" style:font-size-asian="9pt" style:font-size-complex="9pt" loext:padding-left="0.0193in" loext:padding-right="0in" loext:padding-top="0.0193in" loext:padding-bottom="0.0193in" loext:border-left="0.06pt solid #e1e1e1" loext:border-right="none" loext:border-top="0.06pt solid #e1e1e1" loext:border-bottom="0.06pt solid #e1e1e1"/>
    </style:style>
    <style:style style:name="T632" style:family="text">
      <style:text-properties fo:font-variant="normal" fo:text-transform="none" fo:color="#222222" style:font-name="monospace1" fo:font-size="10pt" fo:letter-spacing="normal" fo:font-style="normal" fo:font-weight="normal" officeooo:rsid="00959bb8" fo:background-color="transparent" loext:char-shading-value="0" style:font-size-asian="10pt" style:font-weight-asian="bold" style:font-size-complex="10pt" style:font-weight-complex="bold" loext:padding="0in" loext:border="none"/>
    </style:style>
    <style:style style:name="T633" style:family="text">
      <style:text-properties fo:font-variant="normal" fo:text-transform="none" fo:color="#222222" style:font-name="monospace1" fo:font-size="10pt" fo:letter-spacing="normal" fo:font-style="normal" fo:font-weight="normal" officeooo:rsid="00959bb8" fo:background-color="#ffff00" loext:char-shading-value="0" style:font-size-asian="10pt" style:font-weight-asian="bold" style:font-size-complex="10pt" style:font-weight-complex="bold" loext:padding="0in" loext:border="none"/>
    </style:style>
    <style:style style:name="T634" style:family="text">
      <style:text-properties fo:font-variant="normal" fo:text-transform="none" fo:color="#222222" style:font-name="HelveticaNeue" fo:font-size="12pt" fo:letter-spacing="normal" fo:font-style="normal" fo:font-weight="bold" officeooo:rsid="012820e9" fo:background-color="transparent" loext:char-shading-value="0" style:font-size-asian="10.5pt" style:font-weight-asian="bold" style:font-size-complex="12pt" style:font-weight-complex="bold" loext:padding="0in" loext:border="none"/>
    </style:style>
    <style:style style:name="T635" style:family="text">
      <style:text-properties fo:font-variant="normal" fo:text-transform="none" fo:color="#222222" style:font-name="HelveticaNeue" fo:font-size="12pt" fo:letter-spacing="normal" fo:font-style="normal" fo:font-weight="normal" officeooo:rsid="012820e9" fo:background-color="transparent" loext:char-shading-value="0" style:font-size-asian="10.5pt" style:font-weight-asian="bold" style:font-size-complex="12pt" style:font-weight-complex="bold" loext:padding="0in" loext:border="none"/>
    </style:style>
    <style:style style:name="T636" style:family="text">
      <style:text-properties fo:font-variant="normal" fo:text-transform="none" fo:color="#222222" style:font-name="HelveticaNeue" fo:font-size="13.5pt" fo:letter-spacing="normal" fo:font-style="normal" fo:font-weight="bold" officeooo:rsid="00959bb8" fo:background-color="transparent" loext:char-shading-value="0" style:font-size-asian="10.5pt" style:font-weight-asian="bold" style:font-size-complex="12pt" style:font-weight-complex="bold" loext:padding="0in" loext:border="none"/>
    </style:style>
    <style:style style:name="T637" style:family="text">
      <style:text-properties fo:font-variant="normal" fo:text-transform="none" fo:color="#222222" style:font-name="HelveticaNeue" fo:font-size="13.5pt" fo:letter-spacing="normal" fo:font-style="normal" fo:font-weight="normal" officeooo:rsid="0150e78d" fo:background-color="transparent" loext:char-shading-value="0" style:font-size-asian="11pt" style:font-weight-asian="normal" style:font-size-complex="11pt" style:font-weight-complex="normal" loext:padding="0in" loext:border="none"/>
    </style:style>
    <style:style style:name="T638" style:family="text">
      <style:text-properties fo:font-variant="normal" fo:text-transform="none" fo:color="#222222" style:font-name="HelveticaNeue" fo:font-size="13.5pt" fo:letter-spacing="normal" fo:font-style="normal" fo:font-weight="normal" officeooo:rsid="01693f05" fo:background-color="transparent" loext:char-shading-value="0" style:font-size-asian="11pt" style:font-weight-asian="normal" style:font-size-complex="11pt" style:font-weight-complex="normal" loext:padding="0in" loext:border="none"/>
    </style:style>
    <style:style style:name="T639" style:family="text">
      <style:text-properties fo:font-variant="normal" fo:text-transform="none" fo:color="#222222" style:font-name="HelveticaNeue" fo:font-size="13.5pt" fo:letter-spacing="normal" fo:font-style="normal" fo:font-weight="normal" officeooo:rsid="016baef9" fo:background-color="transparent" loext:char-shading-value="0" style:font-size-asian="11pt" style:font-weight-asian="normal" style:font-size-complex="11pt" style:font-weight-complex="normal" loext:padding="0in" loext:border="none"/>
    </style:style>
    <style:style style:name="T640" style:family="text">
      <style:text-properties fo:font-variant="normal" fo:text-transform="none" fo:color="#222222" style:font-name="HelveticaNeue" fo:font-size="13.5pt" fo:letter-spacing="normal" fo:font-style="normal" fo:font-weight="normal" officeooo:rsid="0150e78d" fo:background-color="#ff8000" loext:char-shading-value="0" style:font-size-asian="11pt" style:font-size-complex="11pt" loext:padding="0in" loext:border="none"/>
    </style:style>
    <style:style style:name="T641" style:family="text">
      <style:text-properties fo:font-variant="normal" fo:text-transform="none" fo:color="#222222" style:font-name="HelveticaNeue" fo:font-size="13.5pt" fo:letter-spacing="normal" fo:font-style="normal" fo:font-weight="normal" officeooo:rsid="0150e78d" fo:background-color="#ff8000" loext:char-shading-value="0" style:font-size-asian="11pt" style:font-weight-asian="normal" style:font-size-complex="11pt" style:font-weight-complex="normal" loext:padding="0in" loext:border="none"/>
    </style:style>
    <style:style style:name="T642" style:family="text">
      <style:text-properties fo:font-variant="normal" fo:text-transform="none" fo:color="#222222" style:font-name="HelveticaNeue" fo:font-size="13.5pt" fo:letter-spacing="normal" fo:font-style="normal" fo:font-weight="normal" officeooo:rsid="0150e78d" fo:background-color="#81d41a" loext:char-shading-value="0" style:font-size-asian="11pt" style:font-size-complex="11pt" loext:padding="0in" loext:border="none"/>
    </style:style>
    <style:style style:name="T643" style:family="text">
      <style:text-properties fo:font-variant="normal" fo:text-transform="none" fo:color="#222222" style:font-name="HelveticaNeue" fo:font-size="13.5pt" fo:letter-spacing="normal" fo:font-style="normal" fo:font-weight="normal" officeooo:rsid="016baef9" fo:background-color="#81d41a" loext:char-shading-value="0" style:font-size-asian="11pt" style:font-weight-asian="normal" style:font-size-complex="11pt" style:font-weight-complex="normal" loext:padding="0in" loext:border="none"/>
    </style:style>
    <style:style style:name="T644" style:family="text">
      <style:text-properties fo:font-variant="normal" fo:text-transform="none" fo:color="#222222" style:font-name="HelveticaNeue" fo:font-size="10.5pt" fo:letter-spacing="normal" fo:font-style="normal" fo:font-weight="normal" officeooo:rsid="00959bb8" fo:background-color="transparent" loext:char-shading-value="0" style:font-size-asian="10.5pt" style:font-weight-asian="bold" style:font-size-complex="10.5pt" style:font-weight-complex="bold" loext:padding="0in" loext:border="none"/>
    </style:style>
    <style:style style:name="T645" style:family="text">
      <style:text-properties fo:font-variant="normal" fo:text-transform="none" fo:color="#222222" style:font-name="HelveticaNeue" fo:font-size="9pt" fo:letter-spacing="normal" fo:font-style="normal" fo:font-weight="normal" officeooo:rsid="00959bb8" fo:background-color="transparent" loext:char-shading-value="0" style:font-size-asian="9pt" style:font-weight-asian="bold" style:font-size-complex="9pt" style:font-weight-complex="bold" loext:padding="0in" loext:border="none"/>
    </style:style>
    <style:style style:name="T646" style:family="text">
      <style:text-properties fo:font-variant="normal" fo:text-transform="none" fo:color="#222222" style:font-name="HelveticaNeue" fo:font-size="9pt" fo:letter-spacing="normal" fo:font-style="normal" fo:font-weight="normal" officeooo:rsid="00959bb8" fo:background-color="transparent" loext:char-shading-value="0" style:font-size-asian="9pt" style:font-size-complex="9pt" loext:padding="0in" loext:border="none"/>
    </style:style>
    <style:style style:name="T647" style:family="text">
      <style:text-properties fo:font-variant="normal" fo:text-transform="none" fo:color="#222222" style:font-name="HelveticaNeue" fo:font-size="9pt" fo:letter-spacing="normal" fo:font-style="normal" fo:font-weight="normal" officeooo:rsid="00959bb8" fo:background-color="#ffff00" loext:char-shading-value="0" style:font-size-asian="9pt" style:font-weight-asian="bold" style:font-size-complex="9pt" style:font-weight-complex="bold" loext:padding="0in" loext:border="none"/>
    </style:style>
    <style:style style:name="T648" style:family="text">
      <style:text-properties fo:font-variant="normal" fo:text-transform="none" fo:color="#222222" style:font-name="HelveticaNeue" fo:font-size="9pt" fo:letter-spacing="normal" fo:font-style="normal" fo:font-weight="normal" fo:background-color="#ffff00" loext:char-shading-value="0" style:font-size-asian="9pt" style:font-size-complex="9pt"/>
    </style:style>
    <style:style style:name="T649" style:family="text">
      <style:text-properties fo:font-variant="normal" fo:text-transform="none" fo:color="#222222" style:font-name="HelveticaNeue" fo:font-size="9pt" fo:letter-spacing="normal" fo:font-style="normal" fo:font-weight="normal" style:font-size-asian="9pt" style:font-size-complex="9pt"/>
    </style:style>
    <style:style style:name="T650" style:family="text">
      <style:text-properties fo:font-variant="normal" fo:text-transform="none" fo:color="#222222" style:font-name="HelveticaNeue" fo:font-size="10pt" fo:letter-spacing="normal" fo:font-style="normal" fo:font-weight="normal" officeooo:rsid="00959bb8" fo:background-color="transparent" loext:char-shading-value="0" style:font-size-asian="10pt" style:font-weight-asian="bold" style:font-size-complex="10pt" style:font-weight-complex="bold" loext:padding="0in" loext:border="none"/>
    </style:style>
    <style:style style:name="T651" style:family="text">
      <style:text-properties fo:font-variant="normal" fo:text-transform="none" fo:color="#222222" style:font-name="HelveticaNeue" fo:font-size="10pt" fo:letter-spacing="normal" fo:font-style="normal" fo:font-weight="normal" style:font-size-asian="10pt" style:font-size-complex="10pt"/>
    </style:style>
    <style:style style:name="T652" style:family="text">
      <style:text-properties fo:font-variant="normal" fo:text-transform="none" fo:color="#222222" style:font-name="HelveticaNeue" fo:font-size="10pt" fo:letter-spacing="normal" fo:font-style="normal" fo:font-weight="normal" officeooo:rsid="00959bb8" fo:background-color="#ffff00" loext:char-shading-value="0" style:font-size-asian="10pt" style:font-weight-asian="bold" style:font-size-complex="10pt" style:font-weight-complex="bold" loext:padding="0in" loext:border="none"/>
    </style:style>
    <style:style style:name="T653" style:family="text">
      <style:text-properties fo:font-variant="normal" fo:text-transform="none" fo:color="#222222" style:font-name="HelveticaNeue" fo:font-size="10pt" fo:letter-spacing="normal" fo:font-style="normal" fo:font-weight="normal" fo:background-color="#ffff00" loext:char-shading-value="0" style:font-size-asian="10pt" style:font-size-complex="10pt"/>
    </style:style>
    <style:style style:name="T654" style:family="text">
      <style:text-properties fo:font-variant="normal" fo:text-transform="none" fo:color="#222222" style:font-name="HelveticaNeue" fo:font-size="10pt" fo:letter-spacing="normal" fo:font-style="normal" fo:font-weight="bold" officeooo:rsid="00959bb8" fo:background-color="transparent" loext:char-shading-value="0" style:font-size-asian="10pt" style:font-size-complex="10pt" loext:padding="0in" loext:border="none"/>
    </style:style>
    <style:style style:name="T655" style:family="text">
      <style:text-properties fo:font-variant="normal" fo:text-transform="none" fo:color="#222222" style:font-name="HelveticaNeue" fo:font-size="10pt" fo:letter-spacing="normal" fo:font-style="normal" fo:font-weight="bold" officeooo:rsid="00959bb8" fo:background-color="transparent" loext:char-shading-value="0" style:font-size-asian="10pt" style:font-weight-asian="bold" style:font-size-complex="10pt" style:font-weight-complex="bold" loext:padding="0in" loext:border="none"/>
    </style:style>
    <style:style style:name="T656" style:family="text">
      <style:text-properties fo:font-variant="normal" fo:text-transform="none" fo:color="#222222" style:font-name="HelveticaNeue" fo:font-size="10pt" fo:letter-spacing="normal" fo:font-style="normal" fo:font-weight="bold" style:font-size-asian="10pt" style:font-size-complex="10pt"/>
    </style:style>
    <style:style style:name="T657" style:family="text">
      <style:text-properties fo:font-variant="normal" fo:text-transform="none" fo:color="#222222" style:font-name="HelveticaNeue" fo:font-size="10pt" fo:letter-spacing="normal" fo:font-style="normal" fo:font-weight="bold" fo:background-color="#ffff00" loext:char-shading-value="0" style:font-size-asian="10pt" style:font-size-complex="10pt"/>
    </style:style>
    <style:style style:name="T658" style:family="text">
      <style:text-properties fo:font-variant="normal" fo:text-transform="none" fo:color="#222222" style:font-name="HelveticaNeue" fo:font-size="10pt" fo:letter-spacing="normal" fo:font-style="normal" fo:font-weight="bold" officeooo:rsid="00959bb8" fo:background-color="#ffff00" loext:char-shading-value="0" style:font-size-asian="10pt" style:font-size-complex="10pt" loext:padding="0in" loext:border="none"/>
    </style:style>
    <style:style style:name="T659" style:family="text">
      <style:text-properties fo:font-variant="normal" fo:text-transform="none" fo:color="#222222" style:font-name="HelveticaNeue" fo:font-size="10pt" fo:letter-spacing="normal" fo:font-style="normal" fo:font-weight="bold" officeooo:rsid="00959bb8" fo:background-color="#ffff00" loext:char-shading-value="0" style:font-size-asian="10pt" style:font-weight-asian="bold" style:font-size-complex="10pt" style:font-weight-complex="bold" loext:padding="0in" loext:border="none"/>
    </style:style>
    <style:style style:name="T660" style:family="text">
      <style:text-properties fo:font-variant="normal" fo:text-transform="none" fo:color="#222222" style:font-name="HelveticaNeue" fo:font-size="11pt" fo:letter-spacing="normal" fo:font-style="normal" fo:font-weight="bold" officeooo:rsid="0150e78d" fo:background-color="transparent" loext:char-shading-value="0" style:font-size-asian="11pt" style:font-size-complex="11pt" loext:padding="0in" loext:border="none"/>
    </style:style>
    <style:style style:name="T661" style:family="text">
      <style:text-properties fo:font-variant="normal" fo:text-transform="none" fo:color="#222222" style:font-name="HelveticaNeue" fo:font-size="11pt" fo:letter-spacing="normal" fo:font-style="normal" fo:font-weight="normal" officeooo:rsid="0150e78d" fo:background-color="transparent" loext:char-shading-value="0" style:font-size-asian="11pt" style:font-weight-asian="normal" style:font-size-complex="11pt" style:font-weight-complex="normal" loext:padding="0in" loext:border="none"/>
    </style:style>
    <style:style style:name="T662" style:family="text">
      <style:text-properties fo:font-variant="normal" fo:text-transform="none" fo:color="#222222" style:font-name="HelveticaNeue" fo:font-size="11pt" fo:letter-spacing="normal" fo:font-style="normal" fo:font-weight="normal" officeooo:rsid="016266b7" fo:background-color="transparent" loext:char-shading-value="0" style:font-size-asian="11pt" style:font-weight-asian="normal" style:font-size-complex="11pt" style:font-weight-complex="normal" loext:padding="0in" loext:border="none"/>
    </style:style>
    <style:style style:name="T663" style:family="text">
      <style:text-properties fo:font-variant="normal" fo:text-transform="none" fo:color="#222222" style:font-name="HelveticaNeue" fo:font-size="11pt" fo:letter-spacing="normal" fo:font-style="normal" fo:font-weight="normal" officeooo:rsid="0150e78d" fo:background-color="#ffff00" loext:char-shading-value="0" style:font-size-asian="11pt" style:font-weight-asian="normal" style:font-size-complex="11pt" style:font-weight-complex="normal" loext:padding="0in" loext:border="none"/>
    </style:style>
    <style:style style:name="T664" style:family="text">
      <style:text-properties fo:font-variant="normal" fo:text-transform="none" fo:color="#222222" style:font-name="HelveticaNeue" fo:font-size="11pt" fo:letter-spacing="normal" fo:font-style="normal" fo:font-weight="normal" fo:background-color="#ffff00" loext:char-shading-value="0" style:font-size-asian="11pt" style:font-weight-asian="bold" style:font-size-complex="11pt" style:font-weight-complex="bold"/>
    </style:style>
    <style:style style:name="T665" style:family="text">
      <style:text-properties fo:font-variant="normal" fo:text-transform="none" fo:color="#222222" style:font-name="HelveticaNeue" fo:font-size="11pt" fo:letter-spacing="normal" fo:font-style="normal" fo:font-weight="normal" fo:background-color="#ffff00" loext:char-shading-value="0" style:font-size-asian="11pt" style:font-size-complex="11pt"/>
    </style:style>
    <style:style style:name="T666" style:family="text">
      <style:text-properties fo:font-variant="normal" fo:text-transform="none" fo:color="#222222" style:font-name="HelveticaNeue" fo:font-size="11pt" fo:letter-spacing="normal" fo:font-style="normal" fo:font-weight="normal" officeooo:rsid="01605ce9" fo:background-color="#ffff00" loext:char-shading-value="0" style:font-size-asian="11pt" style:font-size-complex="11pt"/>
    </style:style>
    <style:style style:name="T667" style:family="text">
      <style:text-properties fo:font-variant="normal" fo:text-transform="none" fo:color="#222222" style:font-name="HelveticaNeue" fo:font-size="11pt" fo:letter-spacing="normal" fo:font-style="normal" fo:font-weight="normal" style:font-size-asian="11pt" style:font-weight-asian="bold" style:font-size-complex="11pt" style:font-weight-complex="bold"/>
    </style:style>
    <style:style style:name="T668" style:family="text">
      <style:text-properties fo:font-variant="normal" fo:text-transform="none" fo:color="#222222" style:font-name="HelveticaNeue" fo:font-size="11pt" fo:letter-spacing="normal" fo:font-style="normal" fo:font-weight="normal" officeooo:rsid="015d60de" style:font-size-asian="11pt" style:font-weight-asian="bold" style:font-size-complex="11pt" style:font-weight-complex="bold"/>
    </style:style>
    <style:style style:name="T669" style:family="text">
      <style:text-properties fo:font-variant="normal" fo:text-transform="none" fo:color="#222222" style:font-name="HelveticaNeue" fo:font-size="11pt" fo:letter-spacing="normal" fo:font-style="normal" fo:font-weight="normal" style:font-size-asian="11pt" style:font-size-complex="11pt"/>
    </style:style>
    <style:style style:name="T670" style:family="text">
      <style:text-properties fo:font-variant="normal" fo:text-transform="none" fo:color="#222222" style:font-name="HelveticaNeue" fo:font-size="11pt" fo:letter-spacing="normal" fo:font-style="normal" fo:font-weight="normal" officeooo:rsid="01605ce9" style:font-size-asian="11pt" style:font-size-complex="11pt"/>
    </style:style>
    <style:style style:name="T671" style:family="text">
      <style:text-properties fo:font-variant="normal" fo:text-transform="none" fo:color="#222222" style:font-name="HelveticaNeue" fo:font-size="13pt" fo:letter-spacing="normal" fo:font-style="normal" fo:font-weight="normal" officeooo:rsid="016266b7" fo:background-color="transparent" loext:char-shading-value="0" style:font-size-asian="13pt" style:font-weight-asian="normal" style:font-size-complex="13pt" style:font-weight-complex="normal" loext:padding="0in" loext:border="none"/>
    </style:style>
    <style:style style:name="T672" style:family="text">
      <style:text-properties fo:font-variant="normal" fo:text-transform="none" fo:color="#222222" fo:font-size="9pt" fo:letter-spacing="normal" fo:background-color="#ffff00" loext:char-shading-value="0" style:font-size-asian="9pt" style:font-size-complex="9pt"/>
    </style:style>
    <style:style style:name="T673" style:family="text">
      <style:text-properties fo:font-variant="normal" fo:text-transform="none" fo:color="#222222" fo:letter-spacing="normal"/>
    </style:style>
    <style:style style:name="T674" style:family="text">
      <style:text-properties fo:font-variant="normal" fo:text-transform="none" fo:color="#619ccd" style:text-line-through-style="none" style:text-line-through-type="none" style:font-name="source sans pro" fo:font-size="13.5pt" fo:letter-spacing="normal" fo:font-style="normal" style:text-underline-style="none" fo:font-weight="normal" style:text-blinking="false" fo:background-color="#ffffff" loext:char-shading-value="0"/>
    </style:style>
    <style:style style:name="T675" style:family="text">
      <style:text-properties fo:font-variant="normal" fo:text-transform="none" fo:color="#619ccd" style:text-line-through-style="none" style:text-line-through-type="none" style:font-name="SFMono-Regular" fo:font-size="10.5pt" fo:letter-spacing="normal" fo:font-style="normal" style:text-underline-style="none" fo:font-weight="normal" style:text-blinking="false" fo:background-color="#ffffff" loext:char-shading-value="0"/>
    </style:style>
    <style:style style:name="T676" style:family="text">
      <style:text-properties fo:font-variant="normal" fo:text-transform="none" fo:color="#8f5902" style:font-name="SFMono-Regular" fo:font-size="10.5pt" fo:letter-spacing="normal" fo:font-style="normal" fo:font-weight="normal"/>
    </style:style>
    <style:style style:name="T677" style:family="text">
      <style:text-properties fo:font-variant="normal" fo:text-transform="none" fo:color="#204a87" style:font-name="SFMono-Regular" fo:font-size="10.5pt" fo:letter-spacing="normal" fo:font-style="normal" fo:font-weight="normal"/>
    </style:style>
    <style:style style:name="T678" style:family="text">
      <style:text-properties fo:font-variant="normal" fo:text-transform="none" fo:color="#212529" style:font-name="SFMono-Regular" fo:font-size="10.5pt" fo:letter-spacing="normal" fo:font-style="normal" fo:font-weight="normal"/>
    </style:style>
    <style:style style:name="T679" style:family="text">
      <style:text-properties fo:font-variant="normal" fo:text-transform="none" fo:color="#ce5c00" style:font-name="SFMono-Regular" fo:font-size="10.5pt" fo:letter-spacing="normal" fo:font-style="normal" fo:font-weight="normal"/>
    </style:style>
    <style:style style:name="T680" style:family="text">
      <style:text-properties fo:font-variant="normal" fo:text-transform="none" fo:color="#4e9a06" style:font-name="SFMono-Regular" fo:font-size="10.5pt" fo:letter-spacing="normal" fo:font-style="normal" fo:font-weight="normal"/>
    </style:style>
    <style:style style:name="T681" style:family="text">
      <style:text-properties fo:font-variant="normal" fo:text-transform="none" fo:color="#0000cf" style:font-name="SFMono-Regular" fo:font-size="10.5pt" fo:letter-spacing="normal" fo:font-style="normal" fo:font-weight="normal"/>
    </style:style>
    <style:style style:name="T682" style:family="text">
      <style:text-properties fo:font-variant="normal" fo:text-transform="none" fo:color="#6c757d" style:font-name="SFMono-Regular" fo:font-size="10.5pt" fo:letter-spacing="normal" fo:font-style="normal" fo:font-weight="normal"/>
    </style:style>
    <style:style style:name="T683" style:family="text">
      <style:text-properties fo:font-variant="normal" fo:text-transform="none" fo:color="#6c757d" style:font-name="SFMono-Regular" fo:font-size="10.5pt" fo:letter-spacing="normal" fo:font-style="normal" fo:font-weight="normal" fo:background-color="#ffff00" loext:char-shading-value="0"/>
    </style:style>
    <style:style style:name="T684" style:family="text">
      <style:text-properties fo:font-variant="normal" fo:text-transform="none" style:font-name="Input Sans Narrow" fo:font-size="11.25pt" fo:letter-spacing="normal" fo:font-style="normal" fo:font-weight="normal" fo:background-color="transparent" loext:char-shading-value="0"/>
    </style:style>
    <style:style style:name="T685" style:family="text">
      <style:text-properties fo:font-variant="normal" fo:text-transform="none" style:font-name="Input Sans Narrow" fo:font-size="11.25pt" fo:letter-spacing="normal" fo:font-style="normal" fo:font-weight="normal" fo:background-color="#77bc65" loext:char-shading-value="0"/>
    </style:style>
    <style:style style:name="T686" style:family="text">
      <style:text-properties fo:font-variant="normal" fo:text-transform="none" fo:color="#a30000" style:text-line-through-style="none" style:text-line-through-type="none" style:font-name="Helvetica Neue" fo:font-size="10.5pt" fo:letter-spacing="normal" fo:font-style="normal" style:text-underline-style="none" fo:font-weight="normal" style:text-blinking="false"/>
    </style:style>
    <style:style style:name="T687" style:family="text">
      <style:text-properties fo:font-variant="normal" fo:text-transform="none" fo:color="#a30000" style:text-line-through-style="none" style:text-line-through-type="none" style:font-name="Helvetica Neue" fo:font-size="10.5pt" fo:letter-spacing="normal" fo:font-style="normal" style:text-underline-style="none" fo:font-weight="normal" style:text-blinking="false" fo:background-color="#ff8000" loext:char-shading-value="0"/>
    </style:style>
    <style:style style:name="T688" style:family="text">
      <style:text-properties fo:font-variant="normal" fo:text-transform="none" fo:color="#a30000" style:text-line-through-style="none" style:text-line-through-type="none" style:font-name="Helvetica Neue" fo:font-size="9pt" fo:letter-spacing="normal" fo:font-style="normal" style:text-underline-style="none" fo:font-weight="normal" style:text-blinking="false" fo:background-color="#ffff00" loext:char-shading-value="0" style:font-size-asian="9pt" style:font-size-complex="9pt"/>
    </style:style>
    <style:style style:name="T689" style:family="text">
      <style:text-properties fo:font-variant="normal" fo:text-transform="none" fo:color="#2a6099" style:font-name="Arial" fo:font-size="10pt" fo:letter-spacing="normal" fo:font-style="normal" fo:font-weight="normal" officeooo:rsid="00959bb8" fo:background-color="transparent" loext:char-shading-value="0" style:font-size-asian="10pt" style:font-weight-asian="normal" style:font-size-complex="10pt" style:font-weight-complex="normal" loext:padding="0in" loext:border="none"/>
    </style:style>
    <style:style style:name="T690" style:family="text">
      <style:text-properties fo:font-variant="normal" fo:text-transform="none" fo:color="#2a6099" style:font-name="monospace1" fo:font-size="10.5pt" fo:letter-spacing="normal" fo:font-style="normal" fo:font-weight="normal" officeooo:rsid="00959bb8" fo:background-color="transparent" loext:char-shading-value="0" style:font-size-asian="10.5pt" style:font-weight-asian="bold" style:font-size-complex="12pt" style:font-weight-complex="bold" loext:padding="0in" loext:border="none"/>
    </style:style>
    <style:style style:name="T691" style:family="text">
      <style:text-properties fo:font-variant="normal" fo:text-transform="none" fo:color="#800080" style:font-name="monospace1" fo:font-size="10.5pt" fo:letter-spacing="normal" fo:font-style="normal" fo:font-weight="normal" officeooo:rsid="00959bb8" fo:background-color="transparent" loext:char-shading-value="0" style:font-size-asian="10.5pt" style:font-weight-asian="bold" style:font-size-complex="12pt" style:font-weight-complex="bold" loext:padding="0in" loext:border="none"/>
    </style:style>
    <style:style style:name="T692" style:family="text">
      <style:text-properties fo:font-variant="normal" fo:text-transform="none" fo:color="#800080" style:font-name="monospace1" fo:font-size="14pt" fo:letter-spacing="normal" fo:font-style="normal" fo:font-weight="bold" officeooo:rsid="0128a671" fo:background-color="transparent" loext:char-shading-value="0" style:font-size-asian="14pt" style:font-weight-asian="bold" style:font-size-complex="14pt" style:font-weight-complex="bold" loext:padding="0in" loext:border="none"/>
    </style:style>
    <style:style style:name="T693" style:family="text">
      <style:text-properties fo:font-variant="normal" fo:text-transform="none" fo:color="#800080" style:font-name="monospace1" fo:font-size="13pt" fo:letter-spacing="normal" fo:font-style="normal" fo:font-weight="bold" officeooo:rsid="012bcd9b" fo:background-color="transparent" loext:char-shading-value="0" style:font-size-asian="13pt" style:font-weight-asian="bold" style:font-size-complex="13pt" style:font-weight-complex="bold" loext:padding="0in" loext:border="none"/>
    </style:style>
    <style:style style:name="T694" style:family="text">
      <style:text-properties fo:font-variant="normal" fo:text-transform="none" fo:color="#800080" style:font-name="monospace1" fo:font-size="13pt" fo:letter-spacing="normal" fo:font-style="normal" fo:font-weight="bold" officeooo:rsid="012c8b80" fo:background-color="transparent" loext:char-shading-value="0" style:font-size-asian="13pt" style:font-weight-asian="bold" style:font-size-complex="13pt" style:font-weight-complex="bold" loext:padding="0in" loext:border="none"/>
    </style:style>
    <style:style style:name="T695" style:family="text">
      <style:text-properties fo:font-variant="normal" fo:text-transform="none" fo:color="#800080" style:font-name="Arial" fo:font-size="11pt" fo:letter-spacing="normal" fo:font-style="normal" fo:font-weight="normal" officeooo:rsid="01454603" fo:background-color="transparent" loext:char-shading-value="0" style:font-size-asian="11pt" style:font-weight-asian="normal" style:font-size-complex="11pt" style:font-weight-complex="normal" loext:padding="0in" loext:border="none"/>
    </style:style>
    <style:style style:name="T696" style:family="text">
      <style:text-properties fo:font-variant="normal" fo:text-transform="none" fo:color="#bbbbbb" style:font-name="monospace1" fo:font-size="10.5pt" fo:letter-spacing="normal" fo:font-style="normal" fo:font-weight="normal"/>
    </style:style>
    <style:style style:name="T697" style:family="text">
      <style:text-properties fo:font-variant="normal" fo:text-transform="none" fo:color="#bbbbbb" style:font-name="monospace1" fo:font-size="10.5pt" fo:letter-spacing="normal" fo:font-style="normal" fo:font-weight="normal" officeooo:rsid="00959bb8" fo:background-color="transparent" loext:char-shading-value="0" style:font-size-asian="10.5pt" style:font-weight-asian="bold" style:font-size-complex="12pt" style:font-weight-complex="bold" loext:padding="0in" loext:border="none"/>
    </style:style>
    <style:style style:name="T698" style:family="text">
      <style:text-properties fo:font-variant="normal" fo:text-transform="none" fo:color="#bbbbbb" fo:letter-spacing="normal"/>
    </style:style>
    <style:style style:name="T699" style:family="text">
      <style:text-properties fo:font-variant="normal" fo:text-transform="none" fo:color="#000080" style:font-name="monospace1" fo:font-size="10.5pt" fo:letter-spacing="normal" fo:font-style="normal" fo:font-weight="normal"/>
    </style:style>
    <style:style style:name="T700" style:family="text">
      <style:text-properties fo:font-variant="normal" fo:text-transform="none" fo:color="#000080" style:font-name="monospace1" fo:font-size="10.5pt" fo:letter-spacing="normal" fo:font-style="normal" fo:font-weight="normal" officeooo:rsid="00959bb8" fo:background-color="transparent" loext:char-shading-value="0" style:font-size-asian="10.5pt" style:font-weight-asian="bold" style:font-size-complex="12pt" style:font-weight-complex="bold" loext:padding="0in" loext:border="none"/>
    </style:style>
    <style:style style:name="T701" style:family="text">
      <style:text-properties fo:font-variant="normal" fo:text-transform="none" fo:color="#009999" style:font-name="monospace1" fo:font-size="10.5pt" fo:letter-spacing="normal" fo:font-style="normal" fo:font-weight="normal"/>
    </style:style>
    <style:style style:name="T702" style:family="text">
      <style:text-properties fo:font-variant="normal" fo:text-transform="none" fo:color="#009999" style:font-name="monospace1" fo:font-size="10pt" fo:letter-spacing="normal" fo:font-style="normal" fo:font-weight="normal" officeooo:rsid="00959bb8" fo:background-color="transparent" loext:char-shading-value="0" style:font-size-asian="10pt" style:font-weight-asian="bold" style:font-size-complex="10pt" style:font-weight-complex="bold" loext:padding="0in" loext:border="none"/>
    </style:style>
    <style:style style:name="T703" style:family="text">
      <style:text-properties fo:font-variant="normal" fo:text-transform="none" fo:color="#000100" style:font-name="Helvetica Neue" fo:font-size="18pt" fo:letter-spacing="normal" fo:font-style="normal" fo:font-weight="bold" officeooo:rsid="0139bd64" fo:background-color="#ffff00" loext:char-shading-value="0" style:font-size-asian="18pt" style:font-weight-asian="bold" style:font-size-complex="18pt" style:font-weight-complex="bold" loext:padding="0in" loext:border="none"/>
    </style:style>
    <style:style style:name="T704" style:family="text">
      <style:text-properties fo:font-variant="normal" fo:text-transform="none" fo:color="#222635" style:font-name="Cambria" fo:font-size="11pt" fo:letter-spacing="normal" fo:font-style="normal" fo:font-weight="normal" officeooo:rsid="0139bd64" fo:background-color="transparent" loext:char-shading-value="0" style:font-size-asian="11pt" style:font-weight-asian="bold" style:font-size-complex="11pt" style:font-weight-complex="bold" loext:padding="0in" loext:border="none"/>
    </style:style>
    <style:style style:name="T705" style:family="text">
      <style:text-properties fo:font-variant="normal" fo:text-transform="none" fo:color="#222635" style:font-name="Cambria" fo:font-size="11pt" fo:letter-spacing="normal" fo:font-style="normal" fo:font-weight="normal" officeooo:rsid="0139bd64" fo:background-color="#ffff00" loext:char-shading-value="0" style:font-size-asian="11pt" style:font-weight-asian="bold" style:font-size-complex="11pt" style:font-weight-complex="bold" loext:padding="0in" loext:border="none"/>
    </style:style>
    <style:style style:name="T706" style:family="text">
      <style:text-properties fo:font-variant="normal" fo:text-transform="none" fo:color="#222635" style:font-name="Helvetica Neue" fo:font-size="12pt" fo:letter-spacing="normal" fo:font-style="normal" fo:font-weight="normal" officeooo:rsid="0139bd64" fo:background-color="transparent" loext:char-shading-value="0" style:font-size-asian="12pt" style:font-weight-asian="bold" style:font-size-complex="12pt" style:font-weight-complex="bold" loext:padding="0in" loext:border="none"/>
    </style:style>
    <style:style style:name="T707" style:family="text">
      <style:text-properties fo:font-variant="normal" fo:text-transform="none" fo:color="#222635" style:font-name="Helvetica Neue" fo:font-size="12pt" fo:letter-spacing="normal" fo:font-style="normal" fo:font-weight="normal" officeooo:rsid="0139bd64" fo:background-color="transparent" loext:char-shading-value="0" style:font-size-asian="12pt" style:font-size-complex="12pt" loext:padding="0in" loext:border="none"/>
    </style:style>
    <style:style style:name="T708" style:family="text">
      <style:text-properties fo:font-variant="normal" fo:text-transform="none" fo:color="#222635" style:font-name="Helvetica Neue" fo:font-size="12pt" fo:letter-spacing="normal" fo:font-style="normal" fo:font-weight="bold" officeooo:rsid="0139bd64" fo:background-color="transparent" loext:char-shading-value="0" style:font-size-asian="12pt" style:font-size-complex="12pt" loext:padding="0in" loext:border="none"/>
    </style:style>
    <style:style style:name="T709" style:family="text">
      <style:text-properties fo:font-variant="normal" fo:text-transform="none" fo:color="#aa1111" style:font-name="monospace" fo:font-size="9.75pt" fo:letter-spacing="normal" fo:font-style="normal" fo:font-weight="normal" officeooo:rsid="0139bd64" fo:background-color="transparent" loext:char-shading-value="0" style:font-size-asian="20pt" style:font-weight-asian="bold" style:font-size-complex="20pt" style:font-weight-complex="bold" loext:padding="0in" loext:border="none"/>
    </style:style>
    <style:style style:name="T710" style:family="text">
      <style:text-properties fo:font-variant="normal" fo:text-transform="none" fo:color="#aa1111" style:font-name="monospace" fo:font-size="9.75pt" fo:letter-spacing="normal" fo:font-style="normal" fo:font-weight="normal" officeooo:rsid="0140a8ca" fo:background-color="transparent" loext:char-shading-value="0" style:font-size-asian="20pt" style:font-weight-asian="bold" style:font-size-complex="20pt" style:font-weight-complex="bold" loext:padding="0in" loext:border="none"/>
    </style:style>
    <style:style style:name="T711" style:family="text">
      <style:text-properties fo:font-variant="normal" fo:text-transform="none" fo:color="#aa1111" style:font-name="monospace" fo:font-size="9.75pt" fo:letter-spacing="normal" fo:font-style="normal" fo:font-weight="bold" officeooo:rsid="0139bd64" fo:background-color="transparent" loext:char-shading-value="0" style:font-size-asian="20pt" style:font-weight-asian="bold" style:font-size-complex="20pt" style:font-weight-complex="bold" loext:padding="0in" loext:border="none"/>
    </style:style>
    <style:style style:name="T712" style:family="text">
      <style:text-properties fo:font-variant="normal" fo:text-transform="none" fo:color="#770088" style:font-name="monospace" fo:font-size="9.75pt" fo:letter-spacing="normal" fo:font-style="normal" fo:font-weight="bold" officeooo:rsid="0139bd64" fo:background-color="transparent" loext:char-shading-value="0" style:font-size-asian="20pt" style:font-weight-asian="bold" style:font-size-complex="20pt" style:font-weight-complex="bold" loext:padding="0in" loext:border="none"/>
    </style:style>
    <style:style style:name="T713" style:family="text">
      <style:text-properties fo:font-variant="normal" fo:text-transform="none" fo:color="#0086b3" style:font-name="monospace1" fo:font-size="10.5pt" fo:letter-spacing="normal" fo:font-style="normal" fo:font-weight="normal"/>
    </style:style>
    <style:style style:name="T714" style:family="text">
      <style:text-properties fo:font-variant="normal" fo:text-transform="none" fo:color="#0086b3" style:font-name="monospace1" fo:font-size="10.5pt" fo:letter-spacing="normal" fo:font-style="normal" fo:font-weight="normal" officeooo:rsid="0150e78d" fo:background-color="transparent" loext:char-shading-value="0" style:font-size-asian="11pt" style:font-weight-asian="normal" style:font-size-complex="11pt" style:font-weight-complex="normal" loext:padding="0in" loext:border="none"/>
    </style:style>
    <style:style style:name="T715" style:family="text">
      <style:text-properties fo:font-variant="normal" fo:text-transform="none" fo:color="#445588" style:font-name="monospace1" fo:font-size="10.5pt" fo:letter-spacing="normal" fo:font-style="normal" fo:font-weight="normal"/>
    </style:style>
    <style:style style:name="T716" style:family="text">
      <style:text-properties fo:font-variant="normal" fo:text-transform="none" fo:color="#0fa0ce" style:font-name="HelveticaNeue" fo:font-size="10.5pt" fo:letter-spacing="normal" fo:font-style="normal" fo:font-weight="normal" officeooo:rsid="0174dbc5" fo:background-color="#158466" loext:char-shading-value="0" style:font-size-asian="10.5pt" style:font-weight-asian="normal" style:font-size-complex="10.5pt" style:font-weight-complex="normal" loext:padding="0in" loext:border="none"/>
    </style:style>
    <style:style style:name="T717" style:family="text">
      <style:text-properties fo:font-variant="normal" fo:text-transform="none" fo:color="#0fa0ce" style:font-name="HelveticaNeue" fo:font-size="13.5pt" fo:letter-spacing="normal" fo:font-style="normal" fo:font-weight="normal" officeooo:rsid="0150e78d" fo:background-color="#ffffff" loext:char-shading-value="0" style:font-size-asian="11pt" style:font-weight-asian="normal" style:font-size-complex="11pt" style:font-weight-complex="normal" loext:padding="0in" loext:border="none"/>
    </style:style>
    <style:style style:name="T718" style:family="text">
      <style:text-properties fo:font-variant="normal" fo:text-transform="none" fo:color="#0fa0ce" style:font-name="HelveticaNeue" fo:font-size="13.5pt" fo:letter-spacing="normal" fo:font-style="normal" fo:font-weight="normal" officeooo:rsid="017412c9" fo:background-color="#ffffff" loext:char-shading-value="0" style:font-size-asian="11pt" style:font-weight-asian="normal" style:font-size-complex="11pt" style:font-weight-complex="normal" loext:padding="0in" loext:border="none"/>
    </style:style>
    <style:style style:name="T719" style:family="text">
      <style:text-properties fo:font-variant="normal" fo:text-transform="none" fo:color="#0fa0ce" style:font-name="HelveticaNeue" fo:font-size="13.5pt" fo:letter-spacing="normal" fo:font-style="normal" fo:font-weight="normal" officeooo:rsid="01748a91" fo:background-color="#ffffff" loext:char-shading-value="0" style:font-size-asian="11pt" style:font-weight-asian="normal" style:font-size-complex="11pt" style:font-weight-complex="normal" loext:padding="0in" loext:border="none"/>
    </style:style>
    <style:style style:name="T720" style:family="text">
      <style:text-properties fo:font-variant="normal" fo:text-transform="none" fo:color="#0fa0ce" style:font-name="HelveticaNeue" fo:font-size="13.5pt" fo:letter-spacing="normal" fo:font-style="normal" fo:font-weight="normal" officeooo:rsid="01851558" fo:background-color="#ffffff" loext:char-shading-value="0" style:font-size-asian="11pt" style:font-weight-asian="normal" style:font-size-complex="11pt" style:font-weight-complex="normal" loext:padding="0in" loext:border="none"/>
    </style:style>
    <style:style style:name="T721" style:family="text">
      <style:text-properties fo:font-variant="normal" fo:text-transform="none" fo:color="#0fa0ce" style:font-name="HelveticaNeue" fo:font-size="16pt" fo:letter-spacing="normal" fo:font-style="normal" fo:font-weight="bold" officeooo:rsid="017ca2f8" fo:background-color="#ffffff" loext:char-shading-value="0" style:font-size-asian="16pt" style:font-weight-asian="bold" style:font-size-complex="16pt" style:font-weight-complex="bold" loext:padding="0in" loext:border="none"/>
    </style:style>
    <style:style style:name="T722" style:family="text">
      <style:text-properties fo:font-variant="normal" fo:text-transform="none" fo:color="#0fa0ce" style:font-name="HelveticaNeue" fo:font-size="16pt" fo:letter-spacing="normal" fo:font-style="normal" fo:font-weight="bold" officeooo:rsid="017ca2f8" fo:background-color="#ffff00" loext:char-shading-value="0" style:font-size-asian="16pt" style:font-weight-asian="bold" style:font-size-complex="16pt" style:font-weight-complex="bold" loext:padding="0in" loext:border="none"/>
    </style:style>
    <style:style style:name="T723" style:family="text">
      <style:text-properties fo:font-variant="normal" fo:text-transform="none" fo:color="#0fa0ce" style:font-name="HelveticaNeue" fo:font-size="16pt" fo:letter-spacing="normal" fo:font-style="normal" fo:font-weight="bold" officeooo:rsid="017d075b" fo:background-color="#ffff00" loext:char-shading-value="0" style:font-size-asian="16pt" style:font-weight-asian="bold" style:font-size-complex="16pt" style:font-weight-complex="bold" loext:padding="0in" loext:border="none"/>
    </style:style>
    <style:style style:name="T724" style:family="text">
      <style:text-properties fo:font-variant="normal" fo:text-transform="none" fo:color="#0fa0ce" style:font-name="inherit" fo:font-size="9.75pt" fo:letter-spacing="normal" fo:font-style="normal" fo:font-weight="normal" officeooo:rsid="017412c9" fo:background-color="transparent" loext:char-shading-value="0" style:font-size-asian="11pt" style:font-weight-asian="normal" style:font-size-complex="11pt" style:font-weight-complex="normal" loext:padding="0in" loext:border="none"/>
    </style:style>
    <style:style style:name="T725" style:family="text">
      <style:text-properties fo:font-variant="normal" fo:text-transform="none" fo:color="#666600" style:font-name="HelveticaNeue" fo:font-size="10.5pt" fo:letter-spacing="normal" fo:font-style="normal" fo:font-weight="normal" officeooo:rsid="017412c9" fo:background-color="#ffffff" loext:char-shading-value="0" style:font-size-asian="11pt" style:font-weight-asian="normal" style:font-size-complex="11pt" style:font-weight-complex="normal" loext:padding="0in" loext:border="none"/>
    </style:style>
    <style:style style:name="T726" style:family="text">
      <style:text-properties fo:font-variant="normal" fo:text-transform="none" fo:color="#008000" style:font-name="Fira Mono" fo:font-size="10.5pt" fo:letter-spacing="normal" fo:font-style="normal" fo:font-weight="normal"/>
    </style:style>
    <style:style style:name="T727" style:family="text">
      <style:text-properties fo:font-variant="normal" fo:text-transform="none" fo:color="#ba2121" style:text-line-through-style="none" style:text-line-through-type="none" style:font-name="Fira Mono" fo:font-size="10.5pt" fo:letter-spacing="normal" fo:font-style="normal" style:text-underline-style="none" fo:font-weight="normal" officeooo:rsid="01957aca" style:text-blinking="false" fo:background-color="transparent" loext:char-shading-value="0" style:font-size-asian="10pt" style:font-weight-asian="normal" style:font-size-complex="10pt" style:font-weight-complex="normal" loext:padding="0in" loext:border="none"/>
    </style:style>
    <style:style style:name="T728" style:family="text">
      <style:text-properties fo:font-variant="normal" fo:text-transform="none" fo:color="#20aa76" style:text-line-through-style="none" style:text-line-through-type="none" style:font-name="Roboto" fo:font-size="10.5pt" fo:letter-spacing="normal" fo:font-style="normal" style:text-underline-style="none" fo:font-weight="normal" officeooo:rsid="01957aca" style:text-blinking="false" fo:background-color="transparent" loext:char-shading-value="0" style:font-size-asian="10.5pt" style:font-weight-asian="normal" style:font-size-complex="10.5pt" style:font-weight-complex="normal" loext:padding="0in" loext:border="none"/>
    </style:style>
    <style:style style:name="T729" style:family="text">
      <style:text-properties fo:font-variant="normal" fo:text-transform="none" fo:color="#20aa76" style:text-line-through-style="none" style:text-line-through-type="none" style:font-name="Roboto" fo:font-size="14pt" fo:letter-spacing="normal" fo:font-style="normal" style:text-underline-style="none" fo:font-weight="bold" officeooo:rsid="01957aca" style:text-blinking="false" fo:background-color="transparent" loext:char-shading-value="0" style:font-size-asian="14pt" style:font-weight-asian="bold" style:font-size-complex="14pt" style:font-weight-complex="bold" loext:padding="0in" loext:border="none"/>
    </style:style>
    <style:style style:name="T730" style:family="text">
      <style:text-properties officeooo:rsid="00100455"/>
    </style:style>
    <style:style style:name="T731" style:family="text">
      <style:text-properties fo:background-color="#81d41a" loext:char-shading-value="0"/>
    </style:style>
    <style:style style:name="T732" style:family="text">
      <style:text-properties officeooo:rsid="000ecc66" fo:background-color="#81d41a" loext:char-shading-value="0"/>
    </style:style>
    <style:style style:name="T733" style:family="text">
      <style:text-properties officeooo:rsid="002bc8c9" fo:background-color="#81d41a" loext:char-shading-value="0"/>
    </style:style>
    <style:style style:name="T734" style:family="text">
      <style:text-properties fo:background-color="#ffbf00" loext:char-shading-value="0"/>
    </style:style>
    <style:style style:name="T735" style:family="text">
      <style:text-properties officeooo:rsid="01f28295" fo:background-color="#ffbf00" loext:char-shading-value="0"/>
    </style:style>
    <style:style style:name="T736" style:family="text">
      <style:text-properties officeooo:rsid="00124ef8"/>
    </style:style>
    <style:style style:name="T737" style:family="text">
      <style:text-properties fo:font-size="24pt" fo:font-weight="bold" officeooo:rsid="01819dd6" fo:background-color="#ffff00" loext:char-shading-value="0" style:font-size-asian="24pt" style:font-weight-asian="bold" style:font-size-complex="24pt" style:font-weight-complex="bold"/>
    </style:style>
    <style:style style:name="T738" style:family="text">
      <style:text-properties officeooo:rsid="019105e5"/>
    </style:style>
    <style:style style:name="T739" style:family="text">
      <style:text-properties fo:color="#242729" style:font-name="Arial" fo:font-size="11.25pt"/>
    </style:style>
    <style:style style:name="T740" style:family="text">
      <style:text-properties fo:color="#242729" style:font-name="Consolas" fo:font-size="9.75pt"/>
    </style:style>
    <style:style style:name="T741" style:family="text">
      <style:text-properties fo:color="#0c4b33" style:font-name="Fira Mono" fo:font-size="10.5pt" fo:background-color="#ffff00" loext:char-shading-value="0"/>
    </style:style>
    <style:style style:name="T742" style:family="text">
      <style:text-properties fo:color="#0c4b33" style:font-name="Fira Mono" fo:font-size="10.5pt" fo:background-color="#ffff00" loext:char-shading-value="0" style:font-weight-asian="normal" style:font-weight-complex="normal"/>
    </style:style>
    <style:style style:name="T743" style:family="text">
      <style:text-properties fo:color="#0c3c26" style:font-name="Roboto" fo:font-size="10.5pt"/>
    </style:style>
    <style:style style:name="T744" style:family="text">
      <style:text-properties fo:color="#0c3c26" style:font-name="Roboto" fo:font-size="10.5pt" style:font-weight-asian="normal" style:font-weight-complex="normal"/>
    </style:style>
    <style:style style:name="T745" style:family="text">
      <style:text-properties fo:color="#0c3c26" style:font-name="Roboto" fo:font-size="20pt" fo:font-weight="bold" fo:background-color="#afd095" loext:char-shading-value="0" style:font-size-asian="20pt" style:font-weight-asian="bold" style:font-size-complex="20pt" style:font-weight-complex="bold"/>
    </style:style>
    <style:style style:name="T746" style:family="text">
      <style:text-properties style:font-name="Consolas" fo:font-size="9.75pt" loext:padding="0in" loext:border="none"/>
    </style:style>
    <style:style style:name="T747" style:family="text">
      <style:text-properties style:font-name="Consolas" fo:font-size="9.75pt" officeooo:rsid="01aacbb0"/>
    </style:style>
    <style:style style:name="T748" style:family="text">
      <style:text-properties style:font-name="Consolas" fo:font-size="9.75pt" officeooo:rsid="01aacbb0" fo:background-color="#ffff00" loext:char-shading-value="0"/>
    </style:style>
    <style:style style:name="T749" style:family="text">
      <style:text-properties fo:color="#292929"/>
    </style:style>
    <style:style style:name="T750" style:family="text">
      <style:text-properties fo:color="#292929" style:font-name="Menlo1" fo:font-size="12pt"/>
    </style:style>
    <style:style style:name="T751" style:family="text">
      <style:text-properties fo:color="#292929" style:font-name="Menlo1" fo:font-size="12pt" fo:font-weight="bold"/>
    </style:style>
    <style:style style:name="T752" style:family="text">
      <style:text-properties fo:color="#292929" style:font-name="Menlo1" fo:font-size="12pt" fo:font-style="normal" fo:font-weight="normal"/>
    </style:style>
    <style:style style:name="T753" style:family="text">
      <style:text-properties fo:color="#292929" style:font-name="Menlo1" fo:font-size="12pt" style:font-name-asian="Noto Sans Mono CJK SC" style:font-size-asian="11pt" style:font-name-complex="Liberation Mono" style:font-size-complex="11pt"/>
    </style:style>
    <style:style style:name="T754" style:family="text">
      <style:text-properties fo:color="#292929" style:font-name="Liberation Mono" fo:font-size="10pt" style:font-name-asian="Noto Sans Mono CJK SC" style:font-size-asian="10pt" style:font-name-complex="Liberation Mono" style:font-size-complex="10pt"/>
    </style:style>
    <style:style style:name="T755" style:family="text">
      <style:text-properties style:font-name="Menlo1" fo:font-size="12pt" fo:font-style="normal" fo:font-weight="normal"/>
    </style:style>
    <style:style style:name="T756" style:family="text">
      <style:text-properties style:font-name="Menlo1" fo:font-size="12pt" fo:font-style="normal" fo:font-weight="normal" fo:background-color="#afd095" loext:char-shading-value="0"/>
    </style:style>
    <style:style style:name="T757" style:family="text">
      <style:text-properties style:font-name="Menlo1" fo:font-size="12pt" officeooo:rsid="018285ee" fo:background-color="#afd095" loext:char-shading-value="0" style:font-size-asian="11pt" style:font-size-complex="11pt"/>
    </style:style>
    <style:style style:name="T758" style:family="text">
      <style:text-properties style:font-name="Menlo1" fo:font-size="12pt" officeooo:rsid="018285ee" style:font-size-asian="11pt" style:font-size-complex="11pt"/>
    </style:style>
    <style:style style:name="T759" style:family="text">
      <style:text-properties style:font-name="Menlo1" style:font-name-asian="Noto Sans Mono CJK SC" style:font-name-complex="Liberation Mono"/>
    </style:style>
    <style:style style:name="T760" style:family="text">
      <style:text-properties fo:color="#666666" style:font-name="Roboto Slab" fo:font-size="10pt" style:font-size-asian="10pt" style:font-size-complex="10pt"/>
    </style:style>
    <style:style style:name="T761" style:family="text">
      <style:text-properties fo:color="#666666" fo:font-size="9pt" fo:background-color="#ffffff" loext:char-shading-value="0" style:font-size-asian="9pt" style:font-size-complex="9pt"/>
    </style:style>
    <style:style style:name="T762" style:family="text">
      <style:text-properties fo:color="#666666" style:font-name="Consolas" fo:font-size="9.75pt" officeooo:rsid="01aacbb0" fo:background-color="transparent" loext:char-shading-value="0" style:font-weight-asian="normal" style:font-weight-complex="normal" loext:padding="0in" loext:border="none"/>
    </style:style>
    <style:style style:name="T763" style:family="text">
      <style:text-properties fo:color="#666666" style:font-name="Consolas" fo:font-size="9.75pt" fo:background-color="transparent" loext:char-shading-value="0" style:font-weight-asian="normal" style:font-weight-complex="normal" loext:padding="0in" loext:border="none"/>
    </style:style>
    <style:style style:name="T764" style:family="text">
      <style:text-properties fo:color="#666666" style:font-name="Consolas" fo:font-size="9.75pt" officeooo:rsid="01cad1e5" fo:background-color="transparent" loext:char-shading-value="0" style:font-weight-asian="normal" style:font-weight-complex="normal" loext:padding="0in" loext:border="none"/>
    </style:style>
    <style:style style:name="T765" style:family="text">
      <style:text-properties fo:color="#666666" style:font-name="Consolas" fo:font-size="9.75pt" officeooo:rsid="01a8ed37" fo:background-color="transparent" loext:char-shading-value="0" style:font-weight-asian="normal" style:font-weight-complex="normal" loext:padding="0in" loext:border="none"/>
    </style:style>
    <style:style style:name="T766" style:family="text">
      <style:text-properties fo:color="#666666" style:font-name="Consolas" fo:font-size="9.75pt" officeooo:rsid="01aacbb0"/>
    </style:style>
    <style:style style:name="T767" style:family="text">
      <style:text-properties fo:color="#666666" style:font-name="Consolas" fo:font-size="15pt" fo:font-weight="bold" officeooo:rsid="01bbb68a" fo:background-color="transparent" loext:char-shading-value="0" style:font-size-asian="15pt" style:font-weight-asian="bold" style:font-size-complex="15pt" style:font-weight-complex="bold" loext:padding="0in" loext:border="none"/>
    </style:style>
    <style:style style:name="T768" style:family="text">
      <style:text-properties fo:color="#666666" style:font-name="Consolas" fo:font-size="10pt" officeooo:rsid="01bbb68a" fo:background-color="transparent" loext:char-shading-value="0" style:font-size-asian="10pt" style:font-weight-asian="normal" style:font-size-complex="10pt" style:font-weight-complex="normal" loext:padding="0in" loext:border="none"/>
    </style:style>
    <style:style style:name="T769" style:family="text">
      <style:text-properties fo:color="#666666" style:font-name="Fira Mono" fo:font-size="10.5pt" fo:font-style="normal" fo:font-weight="normal"/>
    </style:style>
    <style:style style:name="T770" style:family="text">
      <style:text-properties fo:color="#000000" style:font-name="Monaco" fo:font-size="10pt" fo:background-color="#ffffff" loext:char-shading-value="0" style:font-size-asian="10pt" style:font-size-complex="10pt" loext:padding="0in" loext:border="none"/>
    </style:style>
    <style:style style:name="T771" style:family="text">
      <style:text-properties fo:color="#000000" style:font-name="Monaco" fo:font-size="9pt" fo:background-color="#ffffff" loext:char-shading-value="0" style:font-size-asian="9pt" style:font-size-complex="9pt"/>
    </style:style>
    <style:style style:name="T772" style:family="text">
      <style:text-properties fo:color="#000000" style:font-name="Consolas" fo:font-size="9.75pt" officeooo:rsid="01a8ed37" fo:background-color="transparent" loext:char-shading-value="0" style:font-weight-asian="normal" style:font-weight-complex="normal" loext:padding="0in" loext:border="none"/>
    </style:style>
    <style:style style:name="T773" style:family="text">
      <style:text-properties fo:color="#000000" style:font-name="Consolas" fo:font-size="9.75pt" officeooo:rsid="01aacbb0" fo:background-color="transparent" loext:char-shading-value="0" style:font-weight-asian="normal" style:font-weight-complex="normal" loext:padding="0in" loext:border="none"/>
    </style:style>
    <style:style style:name="T774" style:family="text">
      <style:text-properties fo:color="#000000" style:font-name="Consolas" fo:font-size="9.75pt" officeooo:rsid="006e15c8" fo:background-color="transparent" loext:char-shading-value="0" style:font-weight-asian="normal" style:font-weight-complex="normal" loext:padding="0in" loext:border="none"/>
    </style:style>
    <style:style style:name="T775" style:family="text">
      <style:text-properties fo:color="#000000" style:font-name="Consolas" fo:font-size="9.75pt" officeooo:rsid="01aacbb0" fo:background-color="#ec9ba4" loext:char-shading-value="0" style:font-weight-asian="normal" style:font-weight-complex="normal" loext:padding="0in" loext:border="none"/>
    </style:style>
    <style:style style:name="T776" style:family="text">
      <style:text-properties fo:color="#000000" style:font-name="Consolas" fo:font-size="9.75pt" officeooo:rsid="006e15c8" fo:background-color="#ec9ba4" loext:char-shading-value="0" style:font-weight-asian="normal" style:font-weight-complex="normal" loext:padding="0in" loext:border="none"/>
    </style:style>
    <style:style style:name="T777" style:family="text">
      <style:text-properties fo:color="#000000" style:font-name="Fira Mono" fo:font-size="10.5pt" fo:font-style="normal" fo:font-weight="bold" fo:background-color="#ff4000" loext:char-shading-value="0"/>
    </style:style>
    <style:style style:name="T778" style:family="text">
      <style:text-properties fo:color="#000000" style:font-name="Fira Mono" fo:font-size="10.5pt" fo:font-style="normal" fo:font-weight="normal" officeooo:rsid="018d916f" style:font-weight-asian="normal" style:font-weight-complex="normal"/>
    </style:style>
    <style:style style:name="T779" style:family="text">
      <style:text-properties fo:color="#000000" fo:background-color="#ff7b59" loext:char-shading-value="0"/>
    </style:style>
    <style:style style:name="T780" style:family="text">
      <style:text-properties fo:color="#000000" fo:background-color="#729fcf" loext:char-shading-value="0"/>
    </style:style>
    <style:style style:name="T781" style:family="text">
      <style:text-properties fo:color="#000000" fo:background-color="#77bc65" loext:char-shading-value="0"/>
    </style:style>
    <style:style style:name="T782" style:family="text">
      <style:text-properties fo:color="#000000" fo:background-color="#ffff00" loext:char-shading-value="0"/>
    </style:style>
    <style:style style:name="T783" style:family="text">
      <style:text-properties fo:color="#006699" style:font-name="Monaco" fo:font-size="10pt" fo:font-weight="bold" fo:background-color="#ffffff" loext:char-shading-value="0" style:font-size-asian="10pt" style:font-size-complex="10pt" loext:padding="0in" loext:border="none"/>
    </style:style>
    <style:style style:name="T784" style:family="text">
      <style:text-properties style:font-name="Monaco" fo:font-size="10pt" fo:background-color="#ffffff" loext:char-shading-value="0" style:font-size-asian="10pt" style:font-size-complex="10pt" loext:padding="0in" loext:border="none"/>
    </style:style>
    <style:style style:name="T785" style:family="text">
      <style:text-properties fo:color="#808080" style:font-name="Monaco" fo:font-size="9pt" fo:background-color="#ffffff" loext:char-shading-value="0" style:font-size-asian="9pt" style:font-size-complex="9pt"/>
    </style:style>
    <style:style style:name="T786" style:family="text">
      <style:text-properties fo:color="#009900" style:font-name="Monaco" fo:font-size="9pt" fo:background-color="#ffffff" loext:char-shading-value="0" style:font-size-asian="9pt" style:font-size-complex="9pt"/>
    </style:style>
    <style:style style:name="T787" style:family="text">
      <style:text-properties fo:color="#333333" style:font-name="inherit" fo:font-size="9.75pt" fo:background-color="transparent" loext:char-shading-value="0" style:font-weight-asian="normal" style:font-weight-complex="normal" loext:padding="0in" loext:border="none"/>
    </style:style>
    <style:style style:name="T788" style:family="text">
      <style:text-properties fo:color="#333333" style:font-name="inherit" fo:font-size="9.75pt" fo:background-color="#ffff00" loext:char-shading-value="0" style:font-weight-asian="normal" style:font-weight-complex="normal" loext:padding="0in" loext:border="none"/>
    </style:style>
    <style:style style:name="T789" style:family="text">
      <style:text-properties style:font-name="Arial" officeooo:rsid="001906c0"/>
    </style:style>
    <style:style style:name="T790" style:family="text">
      <style:text-properties style:font-name="Arial" fo:font-size="20pt" fo:font-weight="bold" officeooo:rsid="001906c0" fo:background-color="#afd095" loext:char-shading-value="0" style:font-size-asian="20pt" style:font-weight-asian="bold" style:font-size-complex="20pt" style:font-weight-complex="bold"/>
    </style:style>
    <style:style style:name="T791" style:family="text">
      <style:text-properties style:font-name="Arial" fo:font-size="11.25pt" officeooo:rsid="01aacbb0"/>
    </style:style>
    <style:style style:name="T792" style:family="text">
      <style:text-properties style:font-name="Arial" fo:font-size="11.25pt" officeooo:rsid="01aacbb0" fo:background-color="#ffff00" loext:char-shading-value="0"/>
    </style:style>
    <style:style style:name="T793" style:family="text">
      <style:text-properties style:font-name="Arial" fo:font-size="11.25pt" officeooo:rsid="01ce178e"/>
    </style:style>
    <style:style style:name="T794" style:family="text">
      <style:text-properties style:font-name="Arial" fo:font-size="11.25pt" officeooo:rsid="01e2d029" style:font-weight-asian="bold" style:font-weight-complex="bold"/>
    </style:style>
    <style:style style:name="T795" style:family="text">
      <style:text-properties style:font-name="Arial" fo:font-size="11.25pt" officeooo:rsid="01e2d029" fo:background-color="#ffffa6" loext:char-shading-value="0" style:font-weight-asian="bold" style:font-weight-complex="bold"/>
    </style:style>
    <style:style style:name="T796" style:family="text">
      <style:text-properties fo:color="#00a933"/>
    </style:style>
    <style:style style:name="T797" style:family="text">
      <style:text-properties fo:color="#00a933" style:font-name="Arial" fo:font-size="11.25pt" officeooo:rsid="01ce178e"/>
    </style:style>
    <style:style style:name="T798" style:family="text">
      <style:text-properties fo:color="#293047" style:font-name="Lato" fo:font-size="10pt" officeooo:rsid="01eb2fc0" style:font-size-asian="10pt" style:font-weight-asian="bold" style:font-size-complex="10pt" style:font-weight-complex="bold"/>
    </style:style>
    <style:style style:name="T799" style:family="text">
      <style:text-properties fo:color="#293047" style:font-name="Lato" fo:font-size="10pt" officeooo:rsid="01eb2fc0" fo:background-color="#afd095" loext:char-shading-value="0" style:font-size-asian="10pt" style:font-weight-asian="bold" style:font-size-complex="10pt" style:font-weight-complex="bold"/>
    </style:style>
    <style:style style:name="T800" style:family="text">
      <style:text-properties fo:color="#293047" style:font-name="monospace1" fo:font-size="10pt" officeooo:rsid="01eb2fc0" style:font-size-asian="10pt" style:font-weight-asian="bold" style:font-size-complex="10pt" style:font-weight-complex="bold"/>
    </style:style>
    <style:style style:name="T801" style:family="text">
      <style:text-properties fo:color="#293047" style:font-name="monospace1" fo:font-size="10pt" officeooo:rsid="01eb2fc0" fo:background-color="#afd095" loext:char-shading-value="0" style:font-size-asian="10pt" style:font-weight-asian="bold" style:font-size-complex="10pt" style:font-weight-complex="bold"/>
    </style:style>
    <style:style style:name="T802" style:family="text">
      <style:text-properties fo:font-size="8pt" style:font-size-asian="8pt" style:font-size-complex="8pt"/>
    </style:style>
    <style:style style:name="T803" style:family="text">
      <style:text-properties fo:font-size="8pt" fo:background-color="#ffffa6" loext:char-shading-value="0" style:font-size-asian="8pt" style:font-size-complex="8pt"/>
    </style:style>
    <style:style style:name="T804" style:family="text">
      <style:text-properties fo:color="#1e347b" style:font-name="Consolas" fo:background-color="transparent" loext:char-shading-value="0" loext:padding="0in" loext:border="none"/>
    </style:style>
    <style:style style:name="T805" style:family="text">
      <style:text-properties fo:color="#48484c"/>
    </style:style>
    <style:style style:name="T806" style:family="text">
      <style:text-properties fo:color="#48484c" style:font-name="Consolas" fo:background-color="transparent" loext:char-shading-value="0" loext:padding="0in" loext:border="none"/>
    </style:style>
    <style:style style:name="T807" style:family="text">
      <style:text-properties fo:color="#48484c" style:font-name="Menlo" fo:font-style="normal" fo:font-weight="normal"/>
    </style:style>
    <style:style style:name="T808" style:family="text">
      <style:text-properties fo:color="#48484c" style:font-name="Menlo" fo:font-style="normal" fo:font-weight="normal" fo:background-color="#ffff00" loext:char-shading-value="0"/>
    </style:style>
    <style:style style:name="T809" style:family="text">
      <style:text-properties fo:color="#48484c" style:font-name="Menlo" fo:font-size="8pt" fo:font-style="normal" fo:font-weight="normal" style:font-size-asian="8pt" style:font-size-complex="8pt"/>
    </style:style>
    <style:style style:name="T810" style:family="text">
      <style:text-properties fo:color="#48484c" style:font-name="Menlo" fo:font-size="9pt" fo:font-style="normal" fo:font-weight="normal"/>
    </style:style>
    <style:style style:name="T811" style:family="text">
      <style:text-properties fo:color="#48484c" style:font-name="Menlo" fo:font-size="9pt" fo:font-style="normal" fo:font-weight="normal" fo:background-color="#ffff00" loext:char-shading-value="0"/>
    </style:style>
    <style:style style:name="T812" style:family="text">
      <style:text-properties fo:color="#48484c" style:font-name="Arial" fo:font-style="normal" fo:font-weight="normal" officeooo:rsid="005bbf47" fo:background-color="transparent" loext:char-shading-value="0" style:font-weight-asian="normal" style:font-weight-complex="normal" loext:padding="0in" loext:border="none"/>
    </style:style>
    <style:style style:name="T813" style:family="text">
      <style:text-properties fo:color="#48484c" fo:background-color="transparent" loext:char-shading-value="0"/>
    </style:style>
    <style:style style:name="T814" style:family="text">
      <style:text-properties fo:color="#48484c" fo:background-color="#ffff00" loext:char-shading-value="0"/>
    </style:style>
    <style:style style:name="T815" style:family="text">
      <style:text-properties officeooo:rsid="00389439"/>
    </style:style>
    <style:style style:name="T816" style:family="text">
      <style:text-properties fo:color="#93a1a1" style:font-name="Consolas" fo:font-size="9.75pt"/>
    </style:style>
    <style:style style:name="T817" style:family="text">
      <style:text-properties fo:color="#93a1a1" style:font-name="Consolas" fo:font-size="9.75pt" fo:background-color="#ffff00" loext:char-shading-value="0"/>
    </style:style>
    <style:style style:name="T818" style:family="text">
      <style:text-properties fo:color="#93a1a1" style:font-name="Consolas" fo:background-color="transparent" loext:char-shading-value="0" loext:padding="0in" loext:border="none"/>
    </style:style>
    <style:style style:name="T819" style:family="text">
      <style:text-properties fo:color="#93a1a1" style:font-name="Menlo" fo:font-style="normal" fo:font-weight="normal"/>
    </style:style>
    <style:style style:name="T820" style:family="text">
      <style:text-properties fo:color="#93a1a1" style:font-name="Menlo" fo:font-style="normal" fo:font-weight="normal" fo:background-color="#ffff00" loext:char-shading-value="0"/>
    </style:style>
    <style:style style:name="T821" style:family="text">
      <style:text-properties fo:color="#93a1a1" style:font-name="Menlo" fo:font-style="normal" fo:font-weight="normal" officeooo:rsid="0059d8da"/>
    </style:style>
    <style:style style:name="T822" style:family="text">
      <style:text-properties fo:color="#93a1a1" style:font-name="Menlo" fo:font-style="normal" fo:font-weight="normal" officeooo:rsid="005bbf47" fo:background-color="transparent" loext:char-shading-value="0" style:font-weight-asian="normal" style:font-weight-complex="normal" loext:padding="0in" loext:border="none"/>
    </style:style>
    <style:style style:name="T823" style:family="text">
      <style:text-properties fo:color="#93a1a1" style:font-name="Menlo" fo:font-style="normal" fo:font-weight="normal" officeooo:rsid="0059d8da" fo:background-color="transparent" loext:char-shading-value="0" style:font-weight-asian="normal" style:font-weight-complex="normal" loext:padding="0in" loext:border="none"/>
    </style:style>
    <style:style style:name="T824" style:family="text">
      <style:text-properties fo:color="#93a1a1" style:font-name="Menlo" fo:font-size="8pt" fo:font-style="normal" fo:font-weight="normal" style:font-size-asian="8pt" style:font-size-complex="8pt"/>
    </style:style>
    <style:style style:name="T825" style:family="text">
      <style:text-properties fo:color="#93a1a1" style:font-name="Menlo" fo:font-size="9pt" fo:font-style="normal" fo:font-weight="normal"/>
    </style:style>
    <style:style style:name="T826" style:family="text">
      <style:text-properties fo:color="#93a1a1" style:font-name="Menlo" fo:font-size="9pt" fo:font-style="normal" fo:font-weight="normal" fo:background-color="#ffff00" loext:char-shading-value="0"/>
    </style:style>
    <style:style style:name="T827" style:family="text">
      <style:text-properties fo:color="#dd1144" style:font-name="Menlo" fo:font-style="normal" fo:font-weight="normal"/>
    </style:style>
    <style:style style:name="T828" style:family="text">
      <style:text-properties fo:color="#dd1144" style:font-name="Menlo" fo:font-style="normal" fo:font-weight="normal" fo:background-color="#ffff00" loext:char-shading-value="0"/>
    </style:style>
    <style:style style:name="T829" style:family="text">
      <style:text-properties fo:color="#dd1144" style:font-name="Menlo" fo:font-size="8pt" fo:font-style="normal" fo:font-weight="normal" style:font-size-asian="8pt" style:font-size-complex="8pt"/>
    </style:style>
    <style:style style:name="T830" style:family="text">
      <style:text-properties fo:color="#dd1144" style:font-name="Menlo" fo:font-size="9pt" fo:font-style="normal" fo:font-weight="normal"/>
    </style:style>
    <style:style style:name="T831" style:family="text">
      <style:text-properties fo:color="#dd1144" style:font-name="Menlo" fo:font-size="9pt" fo:font-style="normal" fo:font-weight="normal" fo:background-color="#ffff00" loext:char-shading-value="0"/>
    </style:style>
    <style:style style:name="T832" style:family="text">
      <style:text-properties fo:color="#dd1144" style:font-name-complex="Menlo" style:font-style-complex="normal" style:font-weight-complex="normal"/>
    </style:style>
    <style:style style:name="T833" style:family="text">
      <style:text-properties fo:color="#dd1144" style:font-name-complex="Menlo" style:font-size-complex="9pt" style:font-style-complex="normal" style:font-weight-complex="normal"/>
    </style:style>
    <style:style style:name="T834" style:family="text">
      <style:text-properties fo:color="#195f91" style:font-name="Menlo" fo:font-style="normal" fo:font-weight="normal"/>
    </style:style>
    <style:style style:name="T835" style:family="text">
      <style:text-properties fo:color="#195f91" style:font-name="Menlo" fo:font-style="normal" fo:font-weight="normal" fo:background-color="#ffff00" loext:char-shading-value="0"/>
    </style:style>
    <style:style style:name="T836" style:family="text">
      <style:text-properties fo:color="#195f91" style:font-name="Menlo" fo:font-size="8pt" fo:font-style="normal" fo:font-weight="normal" style:font-size-asian="8pt" style:font-size-complex="8pt"/>
    </style:style>
    <style:style style:name="T837" style:family="text">
      <style:text-properties fo:color="#195f91" style:font-name="Menlo" fo:font-size="9pt" fo:font-style="normal" fo:font-weight="normal"/>
    </style:style>
    <style:style style:name="T838" style:family="text">
      <style:text-properties fo:background-color="#bbe33d" loext:char-shading-value="0"/>
    </style:style>
    <style:style style:name="T839" style:family="text">
      <style:text-properties fo:background-color="#ff8000" loext:char-shading-value="0"/>
    </style:style>
    <style:style style:name="T840" style:family="text">
      <style:text-properties fo:font-size="12pt"/>
    </style:style>
    <style:style style:name="T841" style:family="text">
      <style:text-properties fo:font-size="12pt" officeooo:rsid="008f8909"/>
    </style:style>
    <style:style style:name="T842" style:family="text">
      <style:text-properties officeooo:rsid="008f8909"/>
    </style:style>
    <style:style style:name="T843" style:family="text">
      <style:text-properties officeooo:rsid="00a7e6db"/>
    </style:style>
    <style:style style:name="T844" style:family="text">
      <style:text-properties fo:background-color="#729fcf" loext:char-shading-value="0"/>
    </style:style>
    <style:style style:name="T845" style:family="text">
      <style:text-properties fo:background-color="#ff4000" loext:char-shading-value="0"/>
    </style:style>
    <style:style style:name="T846" style:family="text">
      <style:text-properties fo:font-size="9pt" style:font-size-asian="9pt" style:font-size-complex="9pt"/>
    </style:style>
    <style:style style:name="T847" style:family="text">
      <style:text-properties officeooo:rsid="002f0d91"/>
    </style:style>
    <style:style style:name="T848" style:family="text">
      <style:text-properties officeooo:rsid="002bc8c9"/>
    </style:style>
    <style:style style:name="T849" style:family="text">
      <style:text-properties fo:background-color="#ff0000" loext:char-shading-value="0"/>
    </style:style>
    <style:style style:name="T850" style:family="text">
      <style:text-properties officeooo:rsid="00d789e1"/>
    </style:style>
    <style:style style:name="T851" style:family="text">
      <style:text-properties officeooo:rsid="00dc1861"/>
    </style:style>
    <style:style style:name="T852" style:family="text">
      <style:text-properties officeooo:rsid="00e30d5f"/>
    </style:style>
    <style:style style:name="T853" style:family="text">
      <style:text-properties officeooo:rsid="00e3e068"/>
    </style:style>
    <style:style style:name="T854" style:family="text">
      <style:text-properties officeooo:rsid="00e425c6"/>
    </style:style>
    <style:style style:name="T855" style:family="text">
      <style:text-properties officeooo:rsid="00e623be"/>
    </style:style>
    <style:style style:name="T856" style:family="text">
      <style:text-properties officeooo:rsid="00e703d7"/>
    </style:style>
    <style:style style:name="T857" style:family="text">
      <style:text-properties fo:font-size="13pt" style:font-size-asian="13pt" style:font-size-complex="13pt"/>
    </style:style>
    <style:style style:name="T858" style:family="text">
      <style:text-properties fo:font-size="13pt" officeooo:rsid="010231d9" style:font-size-asian="13pt" style:font-size-complex="13pt"/>
    </style:style>
    <style:style style:name="T859" style:family="text">
      <style:text-properties fo:font-size="13pt" officeooo:rsid="00e623be" style:font-size-asian="13pt" style:font-size-complex="13pt"/>
    </style:style>
    <style:style style:name="T860" style:family="text">
      <style:text-properties fo:font-size="13pt" officeooo:rsid="00e623be" fo:background-color="transparent" loext:char-shading-value="0" style:font-size-asian="13pt" style:font-size-complex="13pt"/>
    </style:style>
    <style:style style:name="T861" style:family="text">
      <style:text-properties fo:font-size="32pt" officeooo:rsid="011275dc" style:font-size-asian="32pt" style:font-size-complex="32pt"/>
    </style:style>
    <style:style style:name="T862" style:family="text">
      <style:text-properties officeooo:rsid="0120a94a"/>
    </style:style>
    <style:style style:name="T863" style:family="text">
      <style:text-properties officeooo:rsid="012173bd"/>
    </style:style>
    <style:style style:name="T864" style:family="text">
      <style:text-properties fo:background-color="#77bc65" loext:char-shading-value="0"/>
    </style:style>
    <style:style style:name="T865" style:family="text">
      <style:text-properties fo:color="#222222" style:font-name="monospace1" fo:font-size="14pt" fo:letter-spacing="normal" fo:background-color="#ff4000" loext:char-shading-value="0" style:font-size-asian="14pt" style:font-weight-asian="bold" style:font-size-complex="14pt" style:font-weight-complex="bold"/>
    </style:style>
    <style:style style:name="T866" style:family="text">
      <style:text-properties fo:color="#222222" style:font-name="monospace1" fo:font-size="14pt" fo:letter-spacing="normal" officeooo:rsid="015d278e" fo:background-color="#ff4000" loext:char-shading-value="0" style:font-size-asian="14pt" style:font-weight-asian="bold" style:font-size-complex="14pt" style:font-weight-complex="bold"/>
    </style:style>
    <style:style style:name="T867" style:family="text">
      <style:text-properties fo:font-size="11pt" fo:font-weight="normal" style:font-size-asian="11pt" style:font-weight-asian="normal" style:font-size-complex="11pt" style:font-weight-complex="normal"/>
    </style:style>
    <style:style style:name="T868" style:family="text">
      <style:text-properties style:font-size-asian="15pt" style:font-weight-asian="bold" style:font-size-complex="15pt" style:font-weight-complex="bold"/>
    </style:style>
    <style:style style:name="T869" style:family="text">
      <style:text-properties fo:font-size="14pt" officeooo:rsid="015d278e" fo:background-color="#ff4000" loext:char-shading-value="0" style:font-size-asian="14pt" style:font-weight-asian="bold" style:font-size-complex="14pt" style:font-weight-complex="bold"/>
    </style:style>
    <style:style style:name="T870" style:family="text">
      <style:text-properties fo:font-size="22pt" style:font-size-asian="22pt" style:font-weight-asian="bold" style:font-size-complex="22pt" style:font-weight-complex="bold"/>
    </style:style>
    <style:style style:name="T871" style:family="text">
      <style:text-properties style:font-name="Fira Mono" fo:font-size="10.5pt" fo:font-style="normal" fo:font-weight="normal"/>
    </style:style>
    <style:style style:name="T872" style:family="text">
      <style:text-properties officeooo:rsid="019d5a13"/>
    </style:style>
    <style:style style:name="T873" style:family="text">
      <style:text-properties officeooo:rsid="019edb08"/>
    </style:style>
    <style:style style:name="T874" style:family="text">
      <style:text-properties officeooo:rsid="01a94b56"/>
    </style:style>
    <style:style style:name="T875" style:family="text">
      <style:text-properties fo:background-color="#afd095" loext:char-shading-value="0"/>
    </style:style>
    <style:style style:name="T876" style:family="text">
      <style:text-properties officeooo:rsid="01dd2c38"/>
    </style:style>
    <style:style style:name="T877" style:family="text">
      <style:text-properties fo:color="#158466"/>
    </style:style>
    <style:style style:name="T878" style:family="text">
      <style:text-properties officeooo:rsid="0205da2a"/>
    </style:style>
    <style:style style:name="T879" style:family="text">
      <style:text-properties officeooo:rsid="0201549d"/>
    </style:style>
    <style:style style:name="T880" style:family="text">
      <style:text-properties officeooo:rsid="0215701b"/>
    </style:style>
    <style:style style:name="T881" style:family="text">
      <style:text-properties officeooo:rsid="02332503" fo:background-color="#ff972f" loext:char-shading-value="0"/>
    </style:style>
    <style:style style:name="T882" style:family="text">
      <style:text-properties officeooo:rsid="0234b85c" fo:background-color="#ff972f" loext:char-shading-value="0"/>
    </style:style>
    <style:style style:name="T883" style:family="text">
      <style:text-properties officeooo:rsid="023649e0" fo:background-color="#ff972f" loext:char-shading-value="0"/>
    </style:style>
    <style:style style:name="T884" style:family="text">
      <style:text-properties officeooo:rsid="023a6dc1"/>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6">API<text:span text:style-name="T861">(application Programming Interface)</text:span></text:p>
      <text:p text:style-name="P285"/>
      <text:p text:style-name="P253"><text:span text:style-name="T2">exists()</text:span> in python to check a <text:span text:style-name="T734">path</text:span> <text:span text:style-name="T11">and also a </text:span><text:span text:style-name="T735">queryset</text:span><text:span text:style-name="T11"> but not an object</text:span>:</text:p>
      <text:p text:style-name="P256"><text:a xlink:type="simple" xlink:href="https://www.geeksforgeeks.org/python-check-if-a-file-or-directory-exists/#exists" text:style-name="Internet_20_link" text:visited-style-name="Visited_20_Internet_20_Link"><text:span text:style-name="T12">os.apth.exists()</text:span></text:a><text:a xlink:type="simple" xlink:href="https://www.geeksforgeeks.org/python-check-if-a-file-or-directory-exists/#isfile" text:style-name="Internet_20_link" text:visited-style-name="Visited_20_Internet_20_Link"><text:span text:style-name="T13"> </text:span></text:a></text:p>
      <text:p text:style-name="P256"><text:a xlink:type="simple" xlink:href="https://www.geeksforgeeks.org/python-check-if-a-file-or-directory-exists/#isfile" text:style-name="Internet_20_link" text:visited-style-name="Visited_20_Internet_20_Link"><text:span text:style-name="T13">os.path.isfile(</text:span></text:a><text:span text:style-name="T14">)</text:span></text:p>
      <text:list xml:id="list3222267916" text:style-name="L1">
        <text:list-header>
          <text:p text:style-name="P430"><text:a xlink:type="simple" xlink:href="https://www.geeksforgeeks.org/python-check-if-a-file-or-directory-exists/#isdir" text:style-name="Internet_20_link" text:visited-style-name="Visited_20_Internet_20_Link"><text:span text:style-name="T13">os.path.isdir()</text:span></text:a></text:p>
          <text:p text:style-name="P430"><text:a xlink:type="simple" xlink:href="https://www.geeksforgeeks.org/python-check-if-a-file-or-directory-exists/#pathlib" text:style-name="Internet_20_link" text:visited-style-name="Visited_20_Internet_20_Link"><text:span text:style-name="T13">pathlib.Path.exists()</text:span></text:a></text:p>
        </text:list-header>
      </text:list>
      <text:p text:style-name="P169"/>
      <text:p text:style-name="P179"><text:span text:style-name="T16">&gt;&gt;&gt; </text:span><text:span text:style-name="T15">path ='/home/maryam/Desktop/reminder.py'</text:span></text:p>
      <text:p text:style-name="P179"><text:span text:style-name="T16">&gt;&gt;&gt; </text:span><text:span text:style-name="T15">if os.path.</text:span><text:span text:style-name="T17">exists(path):</text:span></text:p>
      <text:p text:style-name="P170"><text:s text:c="13"/>print("The path exists.")</text:p>
      <text:p text:style-name="P168"/>
      <text:p text:style-name="P170"><text:span text:style-name="T730">&gt;&gt;&gt; </text:span>register_obj = Register.objects.all().filter(email = email).<text:span text:style-name="T731">first()</text:span></text:p>
      <text:p text:style-name="P170"><text:span text:style-name="T730">&gt;&gt;&gt; </text:span>if <text:span text:style-name="T730">not </text:span>register_obj:</text:p>
      <text:p text:style-name="P171">or</text:p>
      <text:p text:style-name="P171"><text:span text:style-name="T736">&gt;&gt;&gt; </text:span><text:span text:style-name="T1">register_obj = Register.objects.all().filter(email = email)</text:span></text:p>
      <text:p text:style-name="P171"><text:span text:style-name="T736">&gt;&gt;&gt; </text:span><text:span text:style-name="T1">if not register_obj.</text:span><text:span text:style-name="T732">exists():</text:span></text:p>
      <text:p text:style-name="P170"/>
      <text:p text:style-name="P170"><text:s text:c="5"/></text:p>
      <text:p text:style-name="P170"/>
      <text:p text:style-name="P170"/>
      <text:p text:style-name="P384"><text:span text:style-name="T737">Serializers</text:span><text:line-break/></text:p>
      <text:p text:style-name="P376"><text:a xlink:type="simple" xlink:href="https://www.django-rest-framework.org/api-guide/serializers/#serializing-objects" text:style-name="Internet_20_link" text:visited-style-name="Visited_20_Internet_20_Link">https://www.django-rest-framework.org/api-guide/serializers/#serializing-objects</text:a></text:p>
      <text:p text:style-name="P376"/>
      <text:p text:style-name="P376"><text:span text:style-name="T511">Serializers allow complex data such as querysets and model instances to be converted to native Python datatypes that can then be easily rendered into </text:span><text:span text:style-name="Source_20_Text"><text:span text:style-name="T559">JSON</text:span></text:span><text:span text:style-name="T511">, </text:span><text:span text:style-name="Source_20_Text"><text:span text:style-name="T559">XML</text:span></text:span><text:span text:style-name="Source_20_Text"><text:span text:style-name="T537"> </text:span></text:span><text:span text:style-name="T511">or other content types. Serializers also provide deserialization, allowing parsed data to be converted back into complex types, after first validating the incoming data.</text:span></text:p>
      <text:p text:style-name="P373"/>
      <text:p text:style-name="P376">&gt;&gt;&gt; python3 manage.py shell</text:p>
      <text:p text:style-name="P376">&gt;&gt;&gt; from PeriodII.api.serializers import CycleSerializer</text:p>
      <text:p text:style-name="P376">&gt;&gt;&gt; obj = Cycle.objects.all().filter(id=32) </text:p>
      <text:p text:style-name="P376"><text:soft-page-break/>&gt;&gt;&gt; obj[0].id</text:p>
      <text:p text:style-name="P376">&gt;&gt;&gt; object = <text:s/>obj[0]</text:p>
      <text:p text:style-name="P376">&gt;&gt;&gt; object_data = CycleSerializer(object)</text:p>
      <text:p text:style-name="P376">&gt;&gt;&gt; object_data.data</text:p>
      <text:p text:style-name="P377">{'register': 61, 'cycle': 29, 'period': 5, 'last_period': '2021-04-23', 'email': 'nazanin.roohi@gmail.com', 'creat</text:p>
      <text:p text:style-name="P376">&gt;&gt;&gt; object_data.data['email']</text:p>
      <text:p text:style-name="P376">&gt;&gt;&gt; new_data = {'register': 60, 'cycle': 29, 'period': 4, 'last_period': '2021-04-23', 'email': 'minoo.vaghari@gmail.com', 'created_at': '2021-05-05'}</text:p>
      <text:p text:style-name="P379"/>
      <text:p text:style-name="P379"/>
      <text:p text:style-name="P380">Create a new Cycle object</text:p>
      <text:p text:style-name="P376">&gt;&gt;&gt; new_item = CycleSerializer(data=new_data)</text:p>
      <text:p text:style-name="P376">&gt;&gt;&gt; new_item.initial_data</text:p>
      <text:p text:style-name="P377">{'register': 60, 'cycle': 29, 'period': 4, 'last_period': '2021-04-23', 'email': 'minoo.vaghari@gmail.com', 'created_at': '2021-05-05'}</text:p>
      <text:p text:style-name="P377"/>
      <text:p text:style-name="P382">Add the new object to the <text:span text:style-name="T738">Cycle </text:span>database</text:p>
      <text:p text:style-name="P266">&gt;&gt;&gt; if new_item.is_valid():</text:p>
      <text:p text:style-name="P266"><text:s text:c="13"/>new_item.<text:span text:style-name="T2">save()</text:span></text:p>
      <text:p text:style-name="P266"><text:s text:c="8"/>else:</text:p>
      <text:p text:style-name="P266"><text:s text:c="14"/>print(new_item.errors)</text:p>
      <text:p text:style-name="P376"><text:s/></text:p>
      <text:p text:style-name="P377">&lt;Cycle: Cycle object (33)&gt;</text:p>
      <text:p text:style-name="P377"/>
      <text:p text:style-name="P381">&gt;&gt;&gt; new_item.data</text:p>
      <text:p text:style-name="P377">{'register': 60, 'cycle': 29, 'period': 4, 'last_period': '2021-04-23', 'email': 'minoo.vaghari@gmail.com', 'created_at': '2021-05-07'}</text:p>
      <text:p text:style-name="P381">&gt;&gt;&gt; new_item.data["period"]</text:p>
      <text:p text:style-name="P377">4</text:p>
      <text:p text:style-name="P172"/>
      <text:p text:style-name="P172"/>
      <text:p text:style-name="P172"/>
      <text:p text:style-name="P172"/>
      <text:p text:style-name="P172"/>
      <text:p text:style-name="P172"/>
      <text:p text:style-name="P172"/>
      <text:p text:style-name="P172"><text:soft-page-break/></text:p>
      <text:p text:style-name="P172"/>
      <text:p text:style-name="P174">Saving Instances</text:p>
      <table:table table:name="Table11" table:style-name="Table11">
        <table:table-column table:style-name="Table11.A"/>
        <table:table-row table:style-name="TableLine94733808525232">
          <table:table-cell table:style-name="Table11.A1" office:value-type="string">
            <text:p text:style-name="P239"><text:span text:style-name="Source_20_Text"><text:span text:style-name="T477"/></text:span></text:p>
            <text:p text:style-name="P239"><text:span text:style-name="Source_20_Text"><text:span text:style-name="T478">c</text:span></text:span><text:span text:style-name="Source_20_Text"><text:span text:style-name="T477">lass</text:span></text:span><text:span text:style-name="Source_20_Text"><text:span text:style-name="T483"> </text:span></text:span><text:span text:style-name="Source_20_Text"><text:span text:style-name="T601">CommentSerializer</text:span></text:span><text:span text:style-name="Source_20_Text"><text:span text:style-name="T576">(</text:span></text:span><text:span text:style-name="Source_20_Text"><text:span text:style-name="T483">serializers</text:span></text:span><text:span text:style-name="Source_20_Text"><text:span text:style-name="T576">.</text:span></text:span><text:span text:style-name="Source_20_Text"><text:span text:style-name="T601">Serializer</text:span></text:span><text:span text:style-name="Source_20_Text"><text:span text:style-name="T576">):</text:span></text:span></text:p>
            <text:p text:style-name="P269"><text:span text:style-name="Source_20_Text"><text:span text:style-name="T498"><text:s text:c="4"/></text:span></text:span><text:span text:style-name="Source_20_Text"><text:span text:style-name="T483">email </text:span></text:span><text:span text:style-name="Source_20_Text"><text:span text:style-name="T576">=</text:span></text:span><text:span text:style-name="Source_20_Text"><text:span text:style-name="T483"> serializers</text:span></text:span><text:span text:style-name="Source_20_Text"><text:span text:style-name="T576">.</text:span></text:span><text:span text:style-name="Source_20_Text"><text:span text:style-name="T601">EmailField</text:span></text:span><text:span text:style-name="Source_20_Text"><text:span text:style-name="T576">()</text:span></text:span></text:p>
            <text:p text:style-name="P269"><text:span text:style-name="Source_20_Text"><text:span text:style-name="T498"><text:s text:c="4"/></text:span></text:span><text:span text:style-name="Source_20_Text"><text:span text:style-name="T483">content </text:span></text:span><text:span text:style-name="Source_20_Text"><text:span text:style-name="T576">=</text:span></text:span><text:span text:style-name="Source_20_Text"><text:span text:style-name="T483"> serializers</text:span></text:span><text:span text:style-name="Source_20_Text"><text:span text:style-name="T576">.</text:span></text:span><text:span text:style-name="Source_20_Text"><text:span text:style-name="T601">CharField</text:span></text:span><text:span text:style-name="Source_20_Text"><text:span text:style-name="T576">(</text:span></text:span><text:span text:style-name="Source_20_Text"><text:span text:style-name="T483">max_length</text:span></text:span><text:span text:style-name="Source_20_Text"><text:span text:style-name="T576">=</text:span></text:span><text:span text:style-name="Source_20_Text"><text:span text:style-name="T599">200</text:span></text:span><text:span text:style-name="Source_20_Text"><text:span text:style-name="T576">)</text:span></text:span></text:p>
            <text:p text:style-name="P269"><text:span text:style-name="Source_20_Text"><text:span text:style-name="T498"><text:s text:c="4"/></text:span></text:span><text:span text:style-name="Source_20_Text"><text:span text:style-name="T483">created </text:span></text:span><text:span text:style-name="Source_20_Text"><text:span text:style-name="T576">=</text:span></text:span><text:span text:style-name="Source_20_Text"><text:span text:style-name="T483"> serializers</text:span></text:span><text:span text:style-name="Source_20_Text"><text:span text:style-name="T576">.</text:span></text:span><text:span text:style-name="Source_20_Text"><text:span text:style-name="T601">DateTimeField</text:span></text:span><text:span text:style-name="Source_20_Text"><text:span text:style-name="T576">()</text:span></text:span></text:p>
            <text:p text:style-name="P235"><text:span text:style-name="Source_20_Text"><text:span text:style-name="T479"><text:s text:c="7"/></text:span></text:span><text:span text:style-name="Source_20_Text"><text:span text:style-name="T481">def</text:span></text:span><text:span text:style-name="Source_20_Text"><text:span text:style-name="T490"> create</text:span></text:span><text:span text:style-name="Source_20_Text"><text:span text:style-name="T577">(</text:span></text:span><text:span text:style-name="Source_20_Text"><text:span text:style-name="T479">self</text:span></text:span><text:span text:style-name="Source_20_Text"><text:span text:style-name="T577">,</text:span></text:span><text:span text:style-name="Source_20_Text"><text:span text:style-name="T487"> validated_data</text:span></text:span><text:span text:style-name="Source_20_Text"><text:span text:style-name="T577">):</text:span></text:span></text:p>
            <text:p text:style-name="P235"><text:span text:style-name="Source_20_Text"><text:span text:style-name="T577"><text:s text:c="10"/></text:span></text:span><text:span text:style-name="Source_20_Text"><text:span text:style-name="T477">return</text:span></text:span><text:span text:style-name="Source_20_Text"><text:span text:style-name="T483"> </text:span></text:span><text:span text:style-name="Source_20_Text"><text:span text:style-name="T601">Comment</text:span></text:span><text:span text:style-name="Source_20_Text"><text:span text:style-name="T576">.</text:span></text:span><text:span text:style-name="Source_20_Text"><text:span text:style-name="T483">objects</text:span></text:span><text:span text:style-name="Source_20_Text"><text:span text:style-name="T576">.</text:span></text:span><text:span text:style-name="Source_20_Text"><text:span text:style-name="T483">create</text:span></text:span><text:span text:style-name="Source_20_Text"><text:span text:style-name="T576">(**</text:span></text:span><text:span text:style-name="Source_20_Text"><text:span text:style-name="T483">validated_data</text:span></text:span><text:span text:style-name="Source_20_Text"><text:span text:style-name="T576">)</text:span></text:span></text:p>
            <text:p text:style-name="P269"><text:span text:style-name="Source_20_Text"><text:span text:style-name="T498"><text:s text:c="4"/></text:span></text:span><text:span text:style-name="Source_20_Text"><text:span text:style-name="T480">def</text:span></text:span><text:span text:style-name="Source_20_Text"><text:span text:style-name="T489"> update</text:span></text:span><text:span text:style-name="Source_20_Text"><text:span text:style-name="T576">(</text:span></text:span><text:span text:style-name="Source_20_Text"><text:span text:style-name="T477">self</text:span></text:span><text:span text:style-name="Source_20_Text"><text:span text:style-name="T576">,</text:span></text:span><text:span text:style-name="Source_20_Text"><text:span text:style-name="T483"> instance</text:span></text:span><text:span text:style-name="Source_20_Text"><text:span text:style-name="T576">,</text:span></text:span><text:span text:style-name="Source_20_Text"><text:span text:style-name="T483"> validated_data</text:span></text:span><text:span text:style-name="Source_20_Text"><text:span text:style-name="T576">):</text:span></text:span></text:p>
            <text:p text:style-name="P269"><text:span text:style-name="Source_20_Text"><text:span text:style-name="T498"><text:s text:c="8"/></text:span></text:span><text:span text:style-name="Source_20_Text"><text:span text:style-name="T483">instance</text:span></text:span><text:span text:style-name="Source_20_Text"><text:span text:style-name="T576">.</text:span></text:span><text:span text:style-name="Source_20_Text"><text:span text:style-name="T483">email </text:span></text:span><text:span text:style-name="Source_20_Text"><text:span text:style-name="T576">=</text:span></text:span><text:span text:style-name="Source_20_Text"><text:span text:style-name="T483"> validated_data</text:span></text:span><text:span text:style-name="Source_20_Text"><text:span text:style-name="T576">.</text:span></text:span><text:span text:style-name="Source_20_Text"><text:span text:style-name="T477">get</text:span></text:span><text:span text:style-name="Source_20_Text"><text:span text:style-name="T576">(</text:span></text:span><text:span text:style-name="Source_20_Text"><text:span text:style-name="T557">'email'</text:span></text:span><text:span text:style-name="Source_20_Text"><text:span text:style-name="T576">,</text:span></text:span><text:span text:style-name="Source_20_Text"><text:span text:style-name="T483"> instance</text:span></text:span><text:span text:style-name="Source_20_Text"><text:span text:style-name="T576">.</text:span></text:span><text:span text:style-name="Source_20_Text"><text:span text:style-name="T483">email</text:span></text:span><text:span text:style-name="Source_20_Text"><text:span text:style-name="T576">)</text:span></text:span></text:p>
            <text:p text:style-name="P269"><text:span text:style-name="Source_20_Text"><text:span text:style-name="T498"><text:s text:c="8"/></text:span></text:span><text:span text:style-name="Source_20_Text"><text:span text:style-name="T483">instance</text:span></text:span><text:span text:style-name="Source_20_Text"><text:span text:style-name="T576">.</text:span></text:span><text:span text:style-name="Source_20_Text"><text:span text:style-name="T483">content </text:span></text:span><text:span text:style-name="Source_20_Text"><text:span text:style-name="T576">=</text:span></text:span><text:span text:style-name="Source_20_Text"><text:span text:style-name="T483"> validated_data</text:span></text:span><text:span text:style-name="Source_20_Text"><text:span text:style-name="T576">.</text:span></text:span><text:span text:style-name="Source_20_Text"><text:span text:style-name="T477">get</text:span></text:span><text:span text:style-name="Source_20_Text"><text:span text:style-name="T576">(</text:span></text:span><text:span text:style-name="Source_20_Text"><text:span text:style-name="T557">'content'</text:span></text:span><text:span text:style-name="Source_20_Text"><text:span text:style-name="T576">,</text:span></text:span><text:span text:style-name="Source_20_Text"><text:span text:style-name="T483"> instance</text:span></text:span><text:span text:style-name="Source_20_Text"><text:span text:style-name="T576">.</text:span></text:span><text:span text:style-name="Source_20_Text"><text:span text:style-name="T483">content</text:span></text:span><text:span text:style-name="Source_20_Text"><text:span text:style-name="T576">)</text:span></text:span></text:p>
            <text:p text:style-name="P269"><text:span text:style-name="Source_20_Text"><text:span text:style-name="T498"><text:s text:c="8"/></text:span></text:span><text:span text:style-name="Source_20_Text"><text:span text:style-name="T483">instance</text:span></text:span><text:span text:style-name="Source_20_Text"><text:span text:style-name="T576">.</text:span></text:span><text:span text:style-name="Source_20_Text"><text:span text:style-name="T483">created </text:span></text:span><text:span text:style-name="Source_20_Text"><text:span text:style-name="T576">=</text:span></text:span><text:span text:style-name="Source_20_Text"><text:span text:style-name="T483"> validated_data</text:span></text:span><text:span text:style-name="Source_20_Text"><text:span text:style-name="T576">.</text:span></text:span><text:span text:style-name="Source_20_Text"><text:span text:style-name="T477">get</text:span></text:span><text:span text:style-name="Source_20_Text"><text:span text:style-name="T576">(</text:span></text:span><text:span text:style-name="Source_20_Text"><text:span text:style-name="T557">'created'</text:span></text:span><text:span text:style-name="Source_20_Text"><text:span text:style-name="T576">,</text:span></text:span><text:span text:style-name="Source_20_Text"><text:span text:style-name="T483"> instance</text:span></text:span><text:span text:style-name="Source_20_Text"><text:span text:style-name="T576">.</text:span></text:span><text:span text:style-name="Source_20_Text"><text:span text:style-name="T483">created</text:span></text:span><text:span text:style-name="Source_20_Text"><text:span text:style-name="T576">)</text:span></text:span></text:p>
            <text:p text:style-name="P269"><text:span text:style-name="Source_20_Text"><text:span text:style-name="T498"><text:s text:c="8"/></text:span></text:span><text:span text:style-name="Source_20_Text"><text:span text:style-name="T483">instance</text:span></text:span><text:span text:style-name="Source_20_Text"><text:span text:style-name="T576">.</text:span></text:span><text:span text:style-name="Source_20_Text"><text:span text:style-name="T483">save</text:span></text:span><text:span text:style-name="Source_20_Text"><text:span text:style-name="T576">()</text:span></text:span></text:p>
            <text:p text:style-name="P269"><text:span text:style-name="Source_20_Text"><text:span text:style-name="T498"><text:s text:c="8"/></text:span></text:span><text:span text:style-name="Source_20_Text"><text:span text:style-name="T477">return</text:span></text:span><text:span text:style-name="Source_20_Text"><text:span text:style-name="T483"> instance</text:span></text:span></text:p>
            <text:p text:style-name="P239"><text:span text:style-name="Source_20_Text"><text:span text:style-name="T483"><text:s text:c="7"/>comment </text:span></text:span><text:span text:style-name="Source_20_Text"><text:span text:style-name="T576">=</text:span></text:span><text:span text:style-name="Source_20_Text"><text:span text:style-name="T483"> serializer</text:span></text:span><text:span text:style-name="Source_20_Text"><text:span text:style-name="T576">.</text:span></text:span><text:span text:style-name="Source_20_Text"><text:span text:style-name="T483">save</text:span></text:span><text:span text:style-name="Source_20_Text"><text:span text:style-name="T576">()</text:span></text:span></text:p>
            <text:p text:style-name="P252"/>
          </table:table-cell>
        </table:table-row>
      </table:table>
      <text:p text:style-name="P174"/>
      <text:p text:style-name="P172"/>
      <text:p text:style-name="P172"/>
      <text:p text:style-name="P159"><text:span text:style-name="Source_20_Text"><text:span text:style-name="T816"># .save() will </text:span></text:span><text:span text:style-name="Source_20_Text"><text:span text:style-name="T817">create a new</text:span></text:span><text:span text:style-name="Source_20_Text"><text:span text:style-name="T816"> instance.</text:span></text:span></text:p>
      <text:p text:style-name="P421"><text:span text:style-name="Source_20_Text"><text:span text:style-name="T483">serializer </text:span></text:span><text:span text:style-name="Source_20_Text"><text:span text:style-name="T576">=</text:span></text:span><text:span text:style-name="Source_20_Text"><text:span text:style-name="T483"> </text:span></text:span><text:span text:style-name="Source_20_Text"><text:span text:style-name="T601">CommentSerializer</text:span></text:span><text:span text:style-name="Source_20_Text"><text:span text:style-name="T576">(</text:span></text:span><text:span text:style-name="Source_20_Text"><text:span text:style-name="T483">data</text:span></text:span><text:span text:style-name="Source_20_Text"><text:span text:style-name="T576">=</text:span></text:span><text:span text:style-name="Source_20_Text"><text:span text:style-name="T483">data</text:span></text:span><text:span text:style-name="Source_20_Text"><text:span text:style-name="T576">)</text:span></text:span></text:p>
      <text:p text:style-name="P421"/>
      <text:p text:style-name="P421"><text:span text:style-name="Source_20_Text"><text:span text:style-name="T576"># .save() will </text:span></text:span><text:span text:style-name="Source_20_Text"><text:span text:style-name="T579">update the existing </text:span></text:span><text:span text:style-name="Source_20_Text"><text:span text:style-name="T576">`comment` instance.</text:span></text:span></text:p>
      <text:p text:style-name="P421"><text:span text:style-name="Source_20_Text"><text:span text:style-name="T483">serializer </text:span></text:span><text:span text:style-name="Source_20_Text"><text:span text:style-name="T576">=</text:span></text:span><text:span text:style-name="Source_20_Text"><text:span text:style-name="T483"> </text:span></text:span><text:span text:style-name="Source_20_Text"><text:span text:style-name="T601">CommentSerializer</text:span></text:span><text:span text:style-name="Source_20_Text"><text:span text:style-name="T576">(</text:span></text:span><text:span text:style-name="Source_20_Text"><text:span text:style-name="T483">comment</text:span></text:span><text:span text:style-name="Source_20_Text"><text:span text:style-name="T576">,</text:span></text:span><text:span text:style-name="Source_20_Text"><text:span text:style-name="T483"> data</text:span></text:span><text:span text:style-name="Source_20_Text"><text:span text:style-name="T576">=</text:span></text:span><text:span text:style-name="Source_20_Text"><text:span text:style-name="T483">data</text:span></text:span><text:span text:style-name="Source_20_Text"><text:span text:style-name="T576">)</text:span></text:span></text:p>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383">User model v.s. CustomUser model</text:p>
      <text:p text:style-name="P378"><text:a xlink:type="simple" xlink:href="https://stackoverflow.com/questions/30495979/django-1-8-multiple-custom-user-types/31103029#31103029" text:style-name="Internet_20_link" text:visited-style-name="Visited_20_Internet_20_Link"/></text:p>
      <text:p text:style-name="P378"><text:a xlink:type="simple" xlink:href="https://stackoverflow.com/questions/30495979/django-1-8-multiple-custom-user-types/31103029#31103029" text:style-name="Internet_20_link" text:visited-style-name="Visited_20_Internet_20_Link">https://stackoverflow.com/questions/30495979/django-1-8-multiple-custom-user-types/31103029#31103029</text:a></text:p>
      <text:p text:style-name="P378"/>
      <text:p text:style-name="P378"><text:span text:style-name="T18">First of all, you cannot make multiple authentication user base for a project. So you have to use the Django user authentication provided and fork it for multiple types of users. The Django user has some default values you need to provide during registration (try creating a user in Django Admin). What you can do is create a model called '</text:span><text:span text:style-name="T19">CustomUser</text:span><text:span text:style-name="T18">' and inherit from </text:span><text:span text:style-name="Source_20_Text"><text:span text:style-name="T34">AbstractUser</text:span></text:span><text:span text:style-name="T18">. This will make your 'CustomUser' model the default for the project users. Because you inherit from </text:span><text:span text:style-name="Source_20_Text"><text:span text:style-name="T33">AbstractUser </text:span></text:span><text:span text:style-name="T18">this 'CustomUser' model will have every field from the original Users model, and then you can add some field on your own. </text:span></text:p>
      <text:p text:style-name="P378"><text:span text:style-name="T18">You also need to specify in the </text:span><text:span text:style-name="Source_20_Text"><text:span text:style-name="T34">settings.py</text:span></text:span><text:span text:style-name="Source_20_Text"><text:span text:style-name="T33"> </text:span></text:span><text:span text:style-name="T18">file of the project that t</text:span><text:span text:style-name="T20">he original Users model is not your default authentication model</text:span><text:span text:style-name="T18"> anymore, it is your new 'CustomUser' model that will be used for authentication.</text:span></text:p>
      <table:table table:name="Table17" table:style-name="Table17">
        <table:table-column table:style-name="Table17.A"/>
        <table:table-row table:style-name="TableLine94733789670784">
          <table:table-cell table:style-name="Table17.A1" office:value-type="string">
            <text:p text:style-name="P223"><text:span text:style-name="Source_20_Text"><text:span text:style-name="T40">from django.db import models</text:span></text:span></text:p>
            <text:p text:style-name="P152"><text:span text:style-name="Source_20_Text"><text:span text:style-name="T42">from django.contrib.auth.models import AbstractUser</text:span></text:span></text:p>
            <text:p text:style-name="P229"/>
            <text:p text:style-name="P152"><text:span text:style-name="Source_20_Text"><text:span text:style-name="T40">class CustomUser(AbstractUser):</text:span></text:span></text:p>
            <text:p text:style-name="P229"><text:span text:style-name="Source_20_Text"><text:span text:style-name="T43"><text:s text:c="4"/></text:span></text:span><text:span text:style-name="Source_20_Text"><text:span text:style-name="T40">type_choices = (</text:span></text:span></text:p>
            <text:p text:style-name="P152"><text:span text:style-name="Source_20_Text"><text:span text:style-name="T43"><text:s text:c="8"/></text:span></text:span><text:span text:style-name="Source_20_Text"><text:span text:style-name="T40">('SU', 'Super User'),</text:span></text:span></text:p>
            <text:p text:style-name="P152"><text:span text:style-name="Source_20_Text"><text:span text:style-name="T43"><text:s text:c="8"/></text:span></text:span><text:span text:style-name="Source_20_Text"><text:span text:style-name="T40">('A', 'User Type A'),</text:span></text:span></text:p>
            <text:p text:style-name="P152"><text:span text:style-name="Source_20_Text"><text:span text:style-name="T43"><text:s text:c="8"/></text:span></text:span><text:span text:style-name="Source_20_Text"><text:span text:style-name="T40">('B', 'User Type B'),</text:span></text:span></text:p>
            <text:p text:style-name="P152"><text:span text:style-name="Source_20_Text"><text:span text:style-name="T43"><text:s text:c="8"/></text:span></text:span><text:span text:style-name="Source_20_Text"><text:span text:style-name="T40">('C', 'User Type C'),</text:span></text:span></text:p>
            <text:p text:style-name="P229"><text:span text:style-name="Source_20_Text"><text:span text:style-name="T43"><text:s text:c="4"/></text:span></text:span><text:span text:style-name="Source_20_Text"><text:span text:style-name="T40">)</text:span></text:span></text:p>
            <text:p text:style-name="P152"><text:span text:style-name="Source_20_Text"><text:span text:style-name="T43"><text:s text:c="4"/></text:span></text:span><text:span text:style-name="Source_20_Text"><text:span text:style-name="T40">user_type = models.CharField(max_length=2,</text:span></text:span></text:p>
            <text:p text:style-name="P229"><text:span text:style-name="Source_20_Text"><text:span text:style-name="T43"><text:s text:c="33"/></text:span></text:span><text:span text:style-name="Source_20_Text"><text:span text:style-name="T40">choices=type_choices,</text:span></text:span></text:p>
            <text:p text:style-name="P152"><text:span text:style-name="Source_20_Text"><text:span text:style-name="T43"><text:s text:c="33"/></text:span></text:span><text:span text:style-name="Source_20_Text"><text:span text:style-name="T40">default='C')</text:span></text:span></text:p>
            <text:p text:style-name="P229"/>
            <text:p text:style-name="P152"><text:span text:style-name="Source_20_Text"><text:span text:style-name="T40">class UserDetails(model.Model):</text:span></text:span></text:p>
            <text:p text:style-name="P152"><text:span text:style-name="Source_20_Text"><text:span text:style-name="T43"><text:s text:c="4"/></text:span></text:span><text:span text:style-name="Source_20_Text"><text:span text:style-name="T40">type = models.OneToOneField('CustomUser')</text:span></text:span></text:p>
            <text:p text:style-name="P152"><text:span text:style-name="Source_20_Text"><text:span text:style-name="T43"><text:s text:c="4"/></text:span></text:span><text:span text:style-name="Source_20_Text"><text:span text:style-name="T40">extra_info = models.CharField(max_length=200)</text:span></text:span></text:p>
            <text:p text:style-name="P310"/>
          </table:table-cell>
        </table:table-row>
      </table:table>
      <text:p text:style-name="P372"/>
      <text:p text:style-name="P372"/>
      <text:p text:style-name="P378"><text:span text:style-name="T18">In the above code you have created the CustomUser model where users can provide the basic info like username, password, etc. which is the default in Django. And then you select which user type it is and save your additional information on UserDetails model which also has OneToOne relation to your new authentication model. One last thing you need to do is in the </text:span><text:span text:style-name="Source_20_Text"><text:span text:style-name="T33">settings.py </text:span></text:span><text:span text:style-name="T18">file.</text:span></text:p>
      <text:p text:style-name="P180"><text:span text:style-name="Source_20_Text"><text:span text:style-name="T34">AUTH_USER_MODEL = 'index.CustomUser'</text:span></text:span></text:p>
      <text:p text:style-name="P173"><text:soft-page-break/><text:span text:style-name="T739">Over here </text:span><text:span text:style-name="Source_20_Text"><text:span text:style-name="T740">index </text:span></text:span><text:span text:style-name="T739">is the app that my </text:span><text:span text:style-name="Source_20_Text"><text:span text:style-name="T740">CustomUser </text:span></text:span><text:span text:style-name="T739">model is created in.</text:span></text:p>
      <text:p text:style-name="P176"/>
      <text:p text:style-name="P176"/>
      <text:p text:style-name="P177">User <text:s/>v.s. UserManager</text:p>
      <text:p text:style-name="P175"/>
      <text:p text:style-name="P180"><text:span text:style-name="T18">Django has two classes for users. One is the </text:span><text:span text:style-name="Source_20_Text"><text:span text:style-name="T35">User</text:span></text:span><text:span text:style-name="Source_20_Text"><text:span text:style-name="T33"> </text:span></text:span><text:span text:style-name="T18">model and the other is the </text:span><text:span text:style-name="Source_20_Text"><text:span text:style-name="T35">UserManager</text:span></text:span><text:span text:style-name="T18">.</text:span></text:p>
      <text:p text:style-name="P372"/>
      <text:p text:style-name="P372">Please note that the manager class does NOT have any field names, rather it has two methods. One method is used to create regular users, the other method is used to create superusers.</text:p>
      <text:p text:style-name="P372">These methods are called when you use commands like <text:span text:style-name="Source_20_Text"><text:span text:style-name="T746">python manage.py createsuperuser</text:span></text:span>.</text:p>
      <text:p text:style-name="P242"><text:span text:style-name="Source_20_Text"><text:span text:style-name="T45">create_user</text:span></text:span><text:span text:style-name="Source_20_Text"><text:span text:style-name="T76">(</text:span></text:span><text:span text:style-name="Emphasis"><text:span text:style-name="T90">username</text:span></text:span><text:span text:style-name="Source_20_Text"><text:span text:style-name="T76">,</text:span></text:span><text:span text:style-name="Emphasis"><text:span text:style-name="T90">email=None</text:span></text:span><text:span text:style-name="Source_20_Text"><text:span text:style-name="T76">,</text:span></text:span><text:span text:style-name="Emphasis"><text:span text:style-name="T90">password=None</text:span></text:span><text:span text:style-name="Source_20_Text"><text:span text:style-name="T76">,</text:span></text:span><text:span text:style-name="Emphasis"><text:span text:style-name="T90">**extra_fields</text:span></text:span><text:span text:style-name="Source_20_Text"><text:span text:style-name="T76">)</text:span></text:span></text:p>
      <text:p text:style-name="P243"><text:span text:style-name="Source_20_Text"><text:span text:style-name="T742"/></text:span></text:p>
      <text:p text:style-name="P163"><text:span text:style-name="Source_20_Text"><text:span text:style-name="T741">create_superuser</text:span></text:span><text:span text:style-name="Source_20_Text"><text:span text:style-name="T743">(</text:span></text:span><text:span text:style-name="Emphasis"><text:span text:style-name="T743">username</text:span></text:span><text:span text:style-name="Source_20_Text"><text:span text:style-name="T743">,</text:span></text:span><text:span text:style-name="Emphasis"><text:span text:style-name="T743">email=None</text:span></text:span><text:span text:style-name="Source_20_Text"><text:span text:style-name="T743">,</text:span></text:span><text:span text:style-name="Emphasis"><text:span text:style-name="T743">password=None</text:span></text:span><text:span text:style-name="Source_20_Text"><text:span text:style-name="T743">,</text:span></text:span><text:span text:style-name="Emphasis"><text:span text:style-name="T743">**extra_fields</text:span></text:span><text:span text:style-name="Source_20_Text"><text:span text:style-name="T743">)</text:span></text:span></text:p>
      <text:p text:style-name="P163"><text:span text:style-name="Source_20_Text"><text:span text:style-name="T743"/></text:span></text:p>
      <text:p text:style-name="P163"><text:span text:style-name="Source_20_Text"><text:span text:style-name="T743"/></text:span></text:p>
      <text:p text:style-name="P163"><text:span text:style-name="Source_20_Text"><text:span text:style-name="T743"/></text:span></text:p>
      <text:p text:style-name="P163"><text:span text:style-name="Source_20_Text"><text:span text:style-name="T743"/></text:span></text:p>
      <text:p text:style-name="P163"><text:span text:style-name="Source_20_Text"><text:span text:style-name="T743"/></text:span></text:p>
      <text:p text:style-name="P247"><text:span text:style-name="Source_20_Text"><text:span text:style-name="T745">BaseUserManager</text:span></text:span></text:p>
      <text:p text:style-name="P243"><text:span text:style-name="Source_20_Text"><text:span text:style-name="T744"/></text:span></text:p>
      <text:p text:style-name="P243"><text:span text:style-name="Source_20_Text"><text:span text:style-name="T744">from django.contrib.auth.models import BaseUserManager</text:span></text:span></text:p>
      <text:p text:style-name="P243"/>
      <text:p text:style-name="P243"/>
      <text:p text:style-name="P234"><text:bookmark text:name="f671"/><text:span text:style-name="T177">In the MyUser</text:span><text:span text:style-name="T178">(</text:span><text:span text:style-name="T179">our custom User model</text:span><text:span text:style-name="T178">) </text:span><text:span text:style-name="T177">model we specified the fields and set Email ID as our USERNAME_FIELD; </text:span></text:p>
      <text:p text:style-name="P236"/>
      <text:p text:style-name="P236"/>
      <table:table table:name="Table18" table:style-name="Table18">
        <table:table-column table:style-name="Table18.A"/>
        <table:table-row table:style-name="TableLine94733792873648">
          <table:table-cell table:style-name="Table18.A1" office:value-type="string">
            <text:p text:style-name="P311"><text:span text:style-name="T176">class MyUser(AbstractBaseUser):</text:span><text:line-break/><text:span text:style-name="T176">identifier = models.CharField(max_length=40, unique=True)</text:span><text:line-break/><text:span text:style-name="T176">...</text:span><text:line-break/><text:span text:style-name="T176">USERNAME_FIELD = 'identifier'</text:span></text:p>
          </table:table-cell>
        </table:table-row>
      </table:table>
      <text:p text:style-name="P236"/>
      <text:p text:style-name="P236"/>
      <text:p text:style-name="P154"><text:span text:style-name="Source_20_Text"><text:span text:style-name="T750">but that wont create our user yet.</text:span></text:span><text:bookmark text:name="f787"/><text:span text:style-name="Source_20_Text"><text:span text:style-name="T750">We need to override Django functions like </text:span></text:span><text:span text:style-name="Strong_20_Emphasis"><text:span text:style-name="T751">create_user() </text:span></text:span><text:span text:style-name="Source_20_Text"><text:span text:style-name="T750">and </text:span></text:span><text:span text:style-name="Strong_20_Emphasis"><text:span text:style-name="T751">create_superuser() </text:span></text:span><text:span text:style-name="Source_20_Text"><text:span text:style-name="T750">to create users.</text:span></text:span><text:bookmark text:name="89ce"/><text:span text:style-name="Source_20_Text"><text:span text:style-name="T750">That can be easily done by inheriting the Django </text:span></text:span><text:span text:style-name="Strong_20_Emphasis"><text:span text:style-name="T751">BaseUserManager</text:span></text:span><text:span text:style-name="Source_20_Text"><text:span text:style-name="T750"> class.</text:span></text:span></text:p>
      <text:p text:style-name="P154"><text:span text:style-name="Source_20_Text"><text:span text:style-name="T750"/></text:span></text:p>
      <text:p text:style-name="P158">class UserProfileManager(BaseUserManager): </text:p>
      <text:p text:style-name="P230"><text:s text:c="4"/><text:span text:style-name="T755">def create_user(self, email, password=None):</text:span></text:p>
      <text:p text:style-name="P230"><text:s text:c="8"/><text:span text:style-name="T755">if not email: </text:span></text:p>
      <text:p text:style-name="P230"><text:s text:c="12"/><text:span text:style-name="T755">raise ValueError('Users must have an email')</text:span></text:p>
      <text:p text:style-name="P230"><text:s text:c="8"/><text:span text:style-name="T756">email = self.normalize_email(email)</text:span></text:p>
      <text:p text:style-name="P230"><text:soft-page-break/><text:s text:c="8"/><text:span text:style-name="T755">user = self.model(email=email)</text:span></text:p>
      <text:p text:style-name="P230"><text:s text:c="8"/><text:span text:style-name="T756">user = set_password(password)</text:span></text:p>
      <text:p text:style-name="P230"><text:s text:c="8"/><text:span text:style-name="T755">user.save(using=self._db)</text:span></text:p>
      <text:p text:style-name="P232"><text:span text:style-name="T749"><text:s text:c="8"/></text:span><text:span text:style-name="T752">return user</text:span></text:p>
      <text:p text:style-name="P231"/>
      <text:p text:style-name="P231"/>
      <text:p text:style-name="P231"/>
      <text:p text:style-name="P231"/>
      <text:p text:style-name="P231"><text:bookmark text:name="db5e"/>def create_superuser(self, email, password):</text:p>
      <text:p text:style-name="P230"><text:s text:c="4"/><text:span text:style-name="T755">user = self.create_user(email,password)</text:span></text:p>
      <text:p text:style-name="P230"><text:s text:c="4"/><text:span text:style-name="T755">user.is_active = True user.save(using=self._db)</text:span></text:p>
      <text:p text:style-name="P230"><text:s text:c="4"/><text:span text:style-name="T755">return user</text:span></text:p>
      <text:p text:style-name="P167"><text:span text:style-name="Source_20_Text"><text:span text:style-name="T754"/></text:span></text:p>
      <text:p text:style-name="P167"><text:span text:style-name="Source_20_Text"><text:span text:style-name="T754"/></text:span></text:p>
      <text:p text:style-name="P254"><text:span text:style-name="T757">normalize_email(email)</text:span><text:span text:style-name="T758"> : Changes the value to </text:span><text:span text:style-name="T757">lowercase</text:span></text:p>
      <text:p text:style-name="P255"/>
      <text:p text:style-name="P178"><text:bookmark text:name="00f9"/><text:span text:style-name="Source_20_Text"><text:span text:style-name="T759">set_password(raw_password) : As the name suggests; this sets the user password.</text:span></text:span></text:p>
      <text:p text:style-name="P178"><text:span text:style-name="Source_20_Text"><text:span text:style-name="T753"/></text:span></text:p>
      <text:p text:style-name="P178"><text:span text:style-name="Source_20_Text"><text:span text:style-name="T753"/></text:span></text:p>
      <text:p text:style-name="P178"><text:span text:style-name="Source_20_Text"><text:span text:style-name="T753"/></text:span></text:p>
      <text:p text:style-name="P178"><text:span text:style-name="Source_20_Text"><text:span text:style-name="T753"/></text:span></text:p>
      <text:p text:style-name="P178"><text:span text:style-name="Source_20_Text"><text:span text:style-name="T753"/></text:span></text:p>
      <text:p text:style-name="P238"><text:span text:style-name="T181">V</text:span><text:span text:style-name="T180">alidators</text:span></text:p>
      <text:p text:style-name="P243"/>
      <text:p text:style-name="P243"/>
      <text:p text:style-name="P243"/>
      <text:p text:style-name="P249">Django has a set of default password validators by default django.contrib.auth.password_validator:</text:p>
      <text:p text:style-name="P250"/>
      <text:p text:style-name="P241"><text:span text:style-name="Source_20_Text"><text:span text:style-name="T770">AUTH_PASSWORD_VALIDATORS </text:span></text:span><text:span text:style-name="Source_20_Text"><text:span text:style-name="T783">=</text:span></text:span><text:span text:style-name="T784"> </text:span><text:span text:style-name="Source_20_Text"><text:span text:style-name="T770">[</text:span></text:span></text:p>
      <text:p text:style-name="P181"><text:span text:style-name="Source_20_Text"><text:span text:style-name="T182">    </text:span></text:span><text:span text:style-name="Source_20_Text"><text:span text:style-name="T186">{</text:span></text:span></text:p>
      <text:p text:style-name="P181"><text:span text:style-name="Source_20_Text"><text:span text:style-name="T182">        </text:span></text:span><text:span text:style-name="Source_20_Text"><text:span text:style-name="T391">'NAME'</text:span></text:span><text:span text:style-name="Source_20_Text"><text:span text:style-name="T186">: </text:span></text:span><text:span text:style-name="Source_20_Text"><text:span text:style-name="T391">'django.contrib.auth.password_validation.UserAttributeSimilarityValidator'</text:span></text:span><text:span text:style-name="Source_20_Text"><text:span text:style-name="T186">,</text:span></text:span></text:p>
      <text:p text:style-name="P181"><text:span text:style-name="Source_20_Text"><text:span text:style-name="T182">    </text:span></text:span><text:span text:style-name="Source_20_Text"><text:span text:style-name="T186">},</text:span></text:span></text:p>
      <text:p text:style-name="P181"><text:span text:style-name="Source_20_Text"><text:span text:style-name="T182">    </text:span></text:span><text:span text:style-name="Source_20_Text"><text:span text:style-name="T186">{</text:span></text:span></text:p>
      <text:p text:style-name="P181"><text:span text:style-name="Source_20_Text"><text:span text:style-name="T182">        </text:span></text:span><text:span text:style-name="Source_20_Text"><text:span text:style-name="T391">'NAME'</text:span></text:span><text:span text:style-name="Source_20_Text"><text:span text:style-name="T186">: </text:span></text:span><text:span text:style-name="Source_20_Text"><text:span text:style-name="T391">'django.contrib.auth.password_validation.MinimumLengthValidator'</text:span></text:span><text:span text:style-name="Source_20_Text"><text:span text:style-name="T186">,</text:span></text:span></text:p>
      <text:p text:style-name="P181"><text:span text:style-name="Source_20_Text"><text:span text:style-name="T182">    </text:span></text:span><text:span text:style-name="Source_20_Text"><text:span text:style-name="T186">},</text:span></text:span></text:p>
      <text:p text:style-name="P181"><text:span text:style-name="Source_20_Text"><text:span text:style-name="T182">    </text:span></text:span><text:span text:style-name="Source_20_Text"><text:span text:style-name="T186">{</text:span></text:span></text:p>
      <text:p text:style-name="P181"><text:span text:style-name="Source_20_Text"><text:span text:style-name="T182">        </text:span></text:span><text:span text:style-name="Source_20_Text"><text:span text:style-name="T391">'NAME'</text:span></text:span><text:span text:style-name="Source_20_Text"><text:span text:style-name="T186">: </text:span></text:span><text:span text:style-name="Source_20_Text"><text:span text:style-name="T391">'django.contrib.auth.password_validation.CommonPasswordValidator'</text:span></text:span><text:span text:style-name="Source_20_Text"><text:span text:style-name="T186">,</text:span></text:span></text:p>
      <text:p text:style-name="P181"><text:span text:style-name="Source_20_Text"><text:span text:style-name="T182">    </text:span></text:span><text:span text:style-name="Source_20_Text"><text:span text:style-name="T186">},</text:span></text:span></text:p>
      <text:p text:style-name="P181"><text:span text:style-name="Source_20_Text"><text:span text:style-name="T182">    </text:span></text:span><text:span text:style-name="Source_20_Text"><text:span text:style-name="T186">{</text:span></text:span></text:p>
      <text:p text:style-name="P181"><text:span text:style-name="Source_20_Text"><text:span text:style-name="T182">        </text:span></text:span><text:span text:style-name="Source_20_Text"><text:span text:style-name="T391">'NAME'</text:span></text:span><text:span text:style-name="Source_20_Text"><text:span text:style-name="T186">: </text:span></text:span><text:span text:style-name="Source_20_Text"><text:span text:style-name="T391">'django.contrib.auth.password_validation.NumericPasswordValidator'</text:span></text:span><text:span text:style-name="Source_20_Text"><text:span text:style-name="T186">,</text:span></text:span></text:p>
      <text:p text:style-name="P181"><text:span text:style-name="Source_20_Text"><text:span text:style-name="T182">    </text:span></text:span><text:span text:style-name="Source_20_Text"><text:span text:style-name="T186">},</text:span></text:span></text:p>
      <text:p text:style-name="P181"><text:span text:style-name="Source_20_Text"><text:span text:style-name="T186">]</text:span></text:span></text:p>
      <text:p text:style-name="P251"/>
      <text:p text:style-name="P164"><text:soft-page-break/><text:span text:style-name="Source_20_Text"><text:span text:style-name="T760">Normally those validators aren’t enough (at least for me) but it’s very easy to create customs validators.</text:span></text:span></text:p>
      <text:p text:style-name="P164"><text:span text:style-name="Source_20_Text"><text:span text:style-name="T760"/></text:span></text:p>
      <text:p text:style-name="P164"><text:span text:style-name="Source_20_Text"><text:span text:style-name="T760"/></text:span></text:p>
      <text:p text:style-name="P287"><text:span text:style-name="Source_20_Text"><text:span text:style-name="T394">class</text:span></text:span><text:span text:style-name="T184"> </text:span><text:span text:style-name="Source_20_Text"><text:span text:style-name="T187">UserCreationTestCase(</text:span></text:span><text:span text:style-name="Source_20_Text"><text:span text:style-name="T188">TestCase</text:span></text:span><text:span text:style-name="Source_20_Text"><text:span text:style-name="T187">):</text:span></text:span></text:p>
      <text:p text:style-name="P181"><text:span text:style-name="Source_20_Text"><text:span text:style-name="T183">    </text:span></text:span><text:span text:style-name="Source_20_Text"><text:span text:style-name="T394">def</text:span></text:span><text:span text:style-name="T184"> </text:span><text:span text:style-name="Source_20_Text"><text:span text:style-name="T187">setUp(</text:span></text:span><text:span text:style-name="Source_20_Text"><text:span text:style-name="T393">self</text:span></text:span><text:span text:style-name="Source_20_Text"><text:span text:style-name="T187">):</text:span></text:span></text:p>
      <text:p text:style-name="P181"><text:span text:style-name="Source_20_Text"><text:span text:style-name="T183">        </text:span></text:span><text:span text:style-name="Source_20_Text"><text:span text:style-name="T393">self</text:span></text:span><text:span text:style-name="Source_20_Text"><text:span text:style-name="T187">.user </text:span></text:span><text:span text:style-name="Source_20_Text"><text:span text:style-name="T394">=</text:span></text:span><text:span text:style-name="T184"> </text:span><text:span text:style-name="Source_20_Text"><text:span text:style-name="T187">User.objects.create(username</text:span></text:span><text:span text:style-name="Source_20_Text"><text:span text:style-name="T394">=</text:span></text:span><text:span text:style-name="Source_20_Text"><text:span text:style-name="T392">'gonzalo'</text:span></text:span><text:span text:style-name="Source_20_Text"><text:span text:style-name="T187">)</text:span></text:span></text:p>
      <text:p text:style-name="P182"> </text:p>
      <text:p text:style-name="P181"><text:span text:style-name="Source_20_Text"><text:span text:style-name="T183">    </text:span></text:span><text:span text:style-name="Source_20_Text"><text:span text:style-name="T394">def</text:span></text:span><text:span text:style-name="T184"> </text:span><text:span text:style-name="Source_20_Text"><text:span text:style-name="T187">test_persist_password_to_history(</text:span></text:span><text:span text:style-name="Source_20_Text"><text:span text:style-name="T393">self</text:span></text:span><text:span text:style-name="Source_20_Text"><text:span text:style-name="T187">):</text:span></text:span></text:p>
      <text:p text:style-name="P181"><text:span text:style-name="Source_20_Text"><text:span text:style-name="T183">        </text:span></text:span><text:span text:style-name="Source_20_Text"><text:span text:style-name="T393">self</text:span></text:span><text:span text:style-name="Source_20_Text"><text:span text:style-name="T187">.user.set_password(</text:span></text:span><text:span text:style-name="Source_20_Text"><text:span text:style-name="T392">'pass1'</text:span></text:span><text:span text:style-name="Source_20_Text"><text:span text:style-name="T187">)</text:span></text:span></text:p>
      <text:p text:style-name="P181"><text:span text:style-name="Source_20_Text"><text:span text:style-name="T183">        </text:span></text:span><text:span text:style-name="Source_20_Text"><text:span text:style-name="T393">self</text:span></text:span><text:span text:style-name="Source_20_Text"><text:span text:style-name="T187">.user.save()</text:span></text:span></text:p>
      <text:p text:style-name="P182"> </text:p>
      <text:p text:style-name="P181"><text:span text:style-name="Source_20_Text"><text:span text:style-name="T183">        </text:span></text:span><text:span text:style-name="Source_20_Text"><text:span text:style-name="T187">all_history_user_passwords </text:span></text:span><text:span text:style-name="Source_20_Text"><text:span text:style-name="T394">=</text:span></text:span><text:span text:style-name="T184"> </text:span><text:span text:style-name="Source_20_Text"><text:span text:style-name="T187">CustomUserPasswordHistory.objects.</text:span></text:span><text:span text:style-name="Source_20_Text"><text:span text:style-name="T395">filter</text:span></text:span><text:span text:style-name="Source_20_Text"><text:span text:style-name="T187">(username_id</text:span></text:span><text:span text:style-name="Source_20_Text"><text:span text:style-name="T394">=</text:span></text:span><text:span text:style-name="Source_20_Text"><text:span text:style-name="T393">self</text:span></text:span><text:span text:style-name="Source_20_Text"><text:span text:style-name="T187">.user)</text:span></text:span></text:p>
      <text:p text:style-name="P162"><text:span text:style-name="Source_20_Text"><text:span text:style-name="T761">        </text:span></text:span><text:span text:style-name="Source_20_Text"><text:span text:style-name="T785">self</text:span></text:span><text:span text:style-name="Source_20_Text"><text:span text:style-name="T771">.assertEqual(</text:span></text:span><text:span text:style-name="Source_20_Text"><text:span text:style-name="T786">1</text:span></text:span><text:span text:style-name="Source_20_Text"><text:span text:style-name="T771">, all_history_user_passwords.count())</text:span></text:span></text:p>
      <text:p text:style-name="P162"><text:span text:style-name="Source_20_Text"><text:span text:style-name="T771"/></text:span></text:p>
      <text:p text:style-name="P162"><text:span text:style-name="Source_20_Text"><text:span text:style-name="T771"/></text:span></text:p>
      <text:p text:style-name="P237"><text:span text:style-name="Source_20_Text"><text:span text:style-name="T787">raise </text:span></text:span><text:span text:style-name="Source_20_Text"><text:span text:style-name="T788">ValidationError</text:span></text:span><text:span text:style-name="Source_20_Text"><text:span text:style-name="T787">(u'bar is not true for %s' % value)</text:span></text:span></text:p>
      <text:p text:style-name="P155"><text:span text:style-name="Source_20_Text"><text:span text:style-name="T32"/></text:span></text:p>
      <text:p text:style-name="P155"><text:span text:style-name="Source_20_Text"><text:span text:style-name="T32"/></text:span></text:p>
      <text:p text:style-name="P155"><text:span text:style-name="Source_20_Text"><text:span text:style-name="T32"/></text:span></text:p>
      <text:p text:style-name="P155"><text:span text:style-name="Source_20_Text"><text:span text:style-name="T32"/></text:span></text:p>
      <text:p text:style-name="P155"><text:span text:style-name="Source_20_Text"><text:span text:style-name="T32"/></text:span></text:p>
      <text:p text:style-name="P155"><text:span text:style-name="Source_20_Text"><text:span text:style-name="T32"/></text:span></text:p>
      <text:p text:style-name="P155"><text:span text:style-name="Source_20_Text"><text:span text:style-name="T32"/></text:span></text:p>
      <text:p text:style-name="P157"><text:span text:style-name="Source_20_Text"><text:span text:style-name="T790">request</text:span></text:span></text:p>
      <text:p text:style-name="P156"><text:span text:style-name="Source_20_Text"><text:span text:style-name="T789"/></text:span></text:p>
      <text:p text:style-name="P244"><text:span text:style-name="Source_20_Text"><text:span text:style-name="T762">&gt;&gt;&gt; from rest_framework.request import Request</text:span></text:span></text:p>
      <text:p text:style-name="P244"><text:span text:style-name="Source_20_Text"><text:span text:style-name="T762"/></text:span></text:p>
      <text:p text:style-name="P244"><text:span text:style-name="Source_20_Text"><text:span text:style-name="T762">&gt;&gt;&gt; dir(Request)</text:span></text:span></text:p>
      <text:p text:style-name="P244"><text:span text:style-name="Source_20_Text"><text:span text:style-name="T762"/></text:span></text:p>
      <text:p text:style-name="P165"><text:span text:style-name="Source_20_Text"><text:span text:style-name="T766">&gt;&gt;&gt; help(Request)</text:span></text:span></text:p>
      <table:table table:name="Table1" table:style-name="Table1">
        <table:table-column table:style-name="Table1.A"/>
        <table:table-row table:style-name="TableLine94733811490288">
          <table:table-cell table:style-name="Table1.A1" office:value-type="string">
            <text:p text:style-name="P245"><text:span text:style-name="Source_20_Text"><text:span text:style-name="T763"/></text:span></text:p>
            <text:p text:style-name="P245"><text:span text:style-name="Source_20_Text"><text:span text:style-name="T764">self.request.GET.get(‘q’)</text:span></text:span></text:p>
            <text:p text:style-name="P245"><text:span text:style-name="Source_20_Text"><text:span text:style-name="T765"/></text:span></text:p>
            <text:p text:style-name="P245"><text:span text:style-name="Source_20_Text"><text:span text:style-name="T772">request.data.get</text:span></text:span><text:span text:style-name="Source_20_Text"><text:span text:style-name="T773">(</text:span></text:span><text:span text:style-name="Source_20_Text"><text:span text:style-name="T772">“username”</text:span></text:span><text:span text:style-name="Source_20_Text"><text:span text:style-name="T773">)</text:span></text:span></text:p>
            <text:p text:style-name="P245"><text:span text:style-name="Source_20_Text"><text:span text:style-name="T773"/></text:span></text:p>
            <text:p text:style-name="P245"><text:span text:style-name="Source_20_Text"><text:span text:style-name="T773">request.user.is_authenticated</text:span></text:span></text:p>
            <text:p text:style-name="P245"><text:span text:style-name="Source_20_Text"><text:span text:style-name="T773"/></text:span></text:p>
            <text:p text:style-name="P245"><text:span text:style-name="Source_20_Text"><text:span text:style-name="T773">if request.method == 'POST':</text:span></text:span></text:p>
            <text:p text:style-name="P245"><text:span text:style-name="Source_20_Text"><text:span text:style-name="T762"/></text:span></text:p>
            <text:p text:style-name="P245"><text:span text:style-name="Source_20_Text"><text:span text:style-name="T773">request.stream</text:span></text:span></text:p>
            <text:p text:style-name="P245"><text:span text:style-name="Source_20_Text"><text:span text:style-name="T773"/></text:span></text:p>
            <text:p text:style-name="P245"><text:span text:style-name="Source_20_Text"><text:span text:style-name="T773">request.META.get('HTTP_CONTENT_TYPE')</text:span></text:span></text:p>
            <text:p text:style-name="P245"><text:span text:style-name="Source_20_Text"><text:span text:style-name="T773"/></text:span></text:p>
            <text:p text:style-name="P245"><text:span text:style-name="Source_20_Text"><text:span text:style-name="T773">request.content_type</text:span></text:span></text:p>
            <text:p text:style-name="P245"><text:span text:style-name="Source_20_Text"><text:span text:style-name="T773"/></text:span></text:p>
            <text:p text:style-name="P245"><text:span text:style-name="Source_20_Text"><text:span text:style-name="T773">request.method</text:span></text:span></text:p>
            <text:p text:style-name="P245"><text:span text:style-name="Source_20_Text"><text:span text:style-name="T773"/></text:span></text:p>
            <text:p text:style-name="P245"><text:span text:style-name="Source_20_Text"><text:span text:style-name="T773">request.auth</text:span></text:span></text:p>
            <text:p text:style-name="P245"><text:span text:style-name="Source_20_Text"><text:span text:style-name="T773"/></text:span></text:p>
            <text:p text:style-name="P245"><text:span text:style-name="Source_20_Text"><text:span text:style-name="T775">request.user</text:span></text:span></text:p>
            <text:p text:style-name="P245"><text:soft-page-break/><text:span text:style-name="Source_20_Text"><text:span text:style-name="T775"/></text:span></text:p>
            <text:p text:style-name="P246"><text:span text:style-name="Source_20_Text"><text:span text:style-name="T774">.filter(user = </text:span></text:span><text:span text:style-name="Source_20_Text"><text:span text:style-name="T776">self.request.user</text:span></text:span><text:span text:style-name="Source_20_Text"><text:span text:style-name="T774">) /inside a method from a class</text:span></text:span></text:p>
            <text:p text:style-name="P246"><text:span text:style-name="Source_20_Text"><text:span text:style-name="T774"/></text:span></text:p>
            <text:p text:style-name="P246"><text:span text:style-name="Source_20_Text"><text:span text:style-name="T774">query = request.GET.get('q')</text:span></text:span></text:p>
            <text:p text:style-name="P245"><text:span text:style-name="Source_20_Text"><text:span text:style-name="T773"/></text:span></text:p>
            <text:p text:style-name="P245"><text:span text:style-name="Source_20_Text"><text:span text:style-name="T773">request.query_params</text:span></text:span></text:p>
            <text:p text:style-name="P245"><text:span text:style-name="Source_20_Text"><text:span text:style-name="T773"/></text:span></text:p>
            <text:p text:style-name="P245"><text:span text:style-name="Source_20_Text"><text:span text:style-name="T773">request.GET</text:span></text:span></text:p>
            <text:p text:style-name="P245"><text:span text:style-name="Source_20_Text"><text:span text:style-name="T773"/></text:span></text:p>
            <text:p text:style-name="P245"><text:span text:style-name="Source_20_Text"><text:span text:style-name="T773">request.data</text:span></text:span></text:p>
            <text:p text:style-name="P245"><text:span text:style-name="Source_20_Text"><text:span text:style-name="T773"/></text:span></text:p>
            <text:p text:style-name="P245"><text:span text:style-name="Source_20_Text"><text:span text:style-name="T773">request.FILES</text:span></text:span></text:p>
            <text:p text:style-name="P245"><text:span text:style-name="Source_20_Text"><text:span text:style-name="T773"/></text:span></text:p>
            <text:p text:style-name="P245"><text:span text:style-name="Source_20_Text"><text:span text:style-name="T773">request.POST</text:span></text:span></text:p>
            <text:p text:style-name="P245"><text:span text:style-name="Source_20_Text"><text:span text:style-name="T762"/></text:span></text:p>
            <text:p text:style-name="P245"><text:span text:style-name="Source_20_Text"><text:span text:style-name="T773">request.session</text:span></text:span></text:p>
            <text:p text:style-name="P245"><text:span text:style-name="Source_20_Text"><text:span text:style-name="T773"/></text:span></text:p>
            <text:p text:style-name="P245"><text:span text:style-name="Source_20_Text"><text:span text:style-name="T773">request.META</text:span></text:span></text:p>
            <text:p text:style-name="P248"><text:span text:style-name="Source_20_Text"><text:span text:style-name="T32"/></text:span></text:p>
          </table:table-cell>
        </table:table-row>
      </table:table>
      <text:p text:style-name="P165"><text:span text:style-name="Source_20_Text"><text:span text:style-name="T766"/></text:span></text:p>
      <text:p text:style-name="P245"><text:span text:style-name="Source_20_Text"><text:span text:style-name="T767">Check you DFR version</text:span></text:span></text:p>
      <text:p text:style-name="P245"><text:span text:style-name="Source_20_Text"><text:span text:style-name="T768">&gt;&gt;&gt; python3</text:span></text:span></text:p>
      <text:p text:style-name="P245"><text:span text:style-name="Source_20_Text"><text:span text:style-name="T762">&gt;&gt;&gt; import rest_framework</text:span></text:span></text:p>
      <text:p text:style-name="P245"><text:span text:style-name="Source_20_Text"><text:span text:style-name="T762">&gt;&gt;&gt; print(rest_framework.VERSION)</text:span></text:span></text:p>
      <text:p text:style-name="P245"><text:span text:style-name="Source_20_Text"><text:span text:style-name="T762">3.12.4</text:span></text:span></text:p>
      <text:p text:style-name="P245"><text:span text:style-name="Source_20_Text"><text:span text:style-name="T762"/></text:span></text:p>
      <text:p text:style-name="P245"><text:span text:style-name="Source_20_Text"><text:span text:style-name="T762"/></text:span></text:p>
      <text:p text:style-name="P166"><text:span text:style-name="Source_20_Text"><text:span text:style-name="T791">In DRF 2.x, the </text:span></text:span><text:span text:style-name="Source_20_Text"><text:span text:style-name="T747">Request </text:span></text:span><text:span text:style-name="Source_20_Text"><text:span text:style-name="T791">property has </text:span></text:span><text:span text:style-name="Source_20_Text"><text:span text:style-name="T748">DATA</text:span></text:span><text:span text:style-name="Source_20_Text"><text:span text:style-name="T747"> </text:span></text:span><text:span text:style-name="Source_20_Text"><text:span text:style-name="T791">and </text:span></text:span><text:span text:style-name="Source_20_Text"><text:span text:style-name="T748">FILES</text:span></text:span><text:span text:style-name="Source_20_Text"><text:span text:style-name="T747"> </text:span></text:span><text:span text:style-name="Source_20_Text"><text:span text:style-name="T791">properties. As DRF 3.0 has been released, all of the documentation now reflects the new </text:span></text:span><text:span text:style-name="Source_20_Text"><text:span text:style-name="T748">Request.data</text:span></text:span><text:span text:style-name="Source_20_Text"><text:span text:style-name="T792"> </text:span></text:span><text:span text:style-name="Source_20_Text"><text:span text:style-name="T791">property.</text:span></text:span></text:p>
      <text:p text:style-name="P166"><text:span text:style-name="Source_20_Text"><text:span text:style-name="T791"/></text:span></text:p>
      <text:p text:style-name="P166"><text:span text:style-name="Source_20_Text"><text:span text:style-name="T791"/></text:span></text:p>
      <text:p text:style-name="P166"><text:span text:style-name="Source_20_Text"><text:span text:style-name="T791"/></text:span></text:p>
      <text:p text:style-name="P166"><text:span text:style-name="Source_20_Text"><text:span text:style-name="T791"/></text:span></text:p>
      <text:p text:style-name="P166"><text:span text:style-name="Source_20_Text"><text:span text:style-name="T791"/></text:span></text:p>
      <text:p text:style-name="P166"><text:span text:style-name="Source_20_Text"><text:span text:style-name="T791"/></text:span></text:p>
      <text:p text:style-name="P166"><text:span text:style-name="Source_20_Text"><text:span text:style-name="T791"/></text:span></text:p>
      <text:p text:style-name="P22"><text:span text:style-name="Source_20_Text"><text:span text:style-name="T189">HttpRequest </text:span></text:span><text:span text:style-name="Source_20_Text"><text:span text:style-name="T190">v.s. </text:span></text:span><text:span text:style-name="Source_20_Text"><text:span text:style-name="T189">django.core.handlers.wsgi.WSGIRequest</text:span></text:span></text:p>
      <text:p text:style-name="P27"><text:span text:style-name="Source_20_Text"><text:span text:style-name="T21"/></text:span></text:p>
      <text:p text:style-name="P27"><text:span text:style-name="Source_20_Text"><text:span text:style-name="T22"/></text:span></text:p>
      <text:p text:style-name="P27"><text:span text:style-name="Source_20_Text"><text:span text:style-name="T22"/></text:span></text:p>
      <text:p text:style-name="P27"><text:span text:style-name="Source_20_Text"><text:span text:style-name="T196">HttpRequest</text:span></text:span><text:span text:style-name="Source_20_Text"><text:span text:style-name="T21"> : a base class for all HTTP requests</text:span></text:span></text:p>
      <text:p text:style-name="P27"><text:span text:style-name="Source_20_Text"><text:span text:style-name="T21"/></text:span></text:p>
      <text:p text:style-name="P27"><text:span text:style-name="Source_20_Text"><text:span text:style-name="T196">django.core.handlers.wsgi.WSGIRequest</text:span></text:span><text:span text:style-name="Source_20_Text"><text:span text:style-name="T21"> : </text:span></text:span><text:span text:style-name="Source_20_Text"><text:span text:style-name="T25">This</text:span></text:span><text:span text:style-name="Source_20_Text"><text:span text:style-name="T21"> is specific for the WSGI protocol that application servers use to talk with Django, and it derives from HttpRequest.</text:span></text:span></text:p>
      <text:p text:style-name="P27"><text:span text:style-name="Source_20_Text"><text:span text:style-name="T22"/></text:span></text:p>
      <text:p text:style-name="P27"><text:span text:style-name="Source_20_Text"><text:span text:style-name="T22"/></text:span></text:p>
      <text:p text:style-name="P27"><text:span text:style-name="Source_20_Text"><text:span text:style-name="T30">def login(request):</text:span></text:span></text:p>
      <text:p text:style-name="P27"><text:span text:style-name="Source_20_Text"><text:span text:style-name="T21"><text:tab/>print("request = ", request)</text:span></text:span></text:p>
      <text:p text:style-name="P27"><text:span text:style-name="Source_20_Text"><text:span text:style-name="T397"><text:tab/>request = <text:s/>&lt;WSGIRequest: POST '/login/'&gt;</text:span></text:span></text:p>
      <text:p text:style-name="P27"><text:span text:style-name="Source_20_Text"><text:span text:style-name="T21"/></text:span></text:p>
      <text:p text:style-name="P27"><text:span text:style-name="Source_20_Text"><text:span text:style-name="T21"/></text:span></text:p>
      <text:p text:style-name="P27"><text:span text:style-name="Source_20_Text"><text:span text:style-name="T21"><text:s text:c="5"/>print("type of request = ", type(request))</text:span></text:span></text:p>
      <text:p text:style-name="P27"><text:soft-page-break/><text:span text:style-name="Source_20_Text"><text:span text:style-name="T397"><text:tab/>type of request = <text:s/></text:span></text:span><text:span text:style-name="Source_20_Text"><text:span text:style-name="T400">&lt;class 'django.core.handlers.wsgi.WSGIRequest'&gt;</text:span></text:span></text:p>
      <text:p text:style-name="P27"><text:span text:style-name="Source_20_Text"><text:span text:style-name="T400"/></text:span></text:p>
      <text:p text:style-name="P27"><text:span text:style-name="Source_20_Text"><text:span text:style-name="T400"/></text:span></text:p>
      <text:p text:style-name="P27"><text:span text:style-name="Source_20_Text"><text:span text:style-name="T197"><text:tab/>print("request.method = ", request.method)</text:span></text:span></text:p>
      <text:p text:style-name="P27"><text:span text:style-name="Source_20_Text"><text:span text:style-name="T197"><text:tab/></text:span></text:span><text:span text:style-name="Source_20_Text"><text:span text:style-name="T397">request.method = <text:s/>POST</text:span></text:span></text:p>
      <text:p text:style-name="P27"><text:span text:style-name="Source_20_Text"><text:span text:style-name="T398"/></text:span></text:p>
      <text:p text:style-name="P27"><text:span text:style-name="Source_20_Text"><text:span text:style-name="T398"/></text:span></text:p>
      <text:p text:style-name="P27"><text:span text:style-name="Source_20_Text"><text:span text:style-name="T398"><text:tab/></text:span></text:span><text:span text:style-name="Source_20_Text"><text:span text:style-name="T198">print("request.session = ", request.session)</text:span></text:span></text:p>
      <text:p text:style-name="P27"><text:span text:style-name="Source_20_Text"><text:span text:style-name="T403"><text:tab/>request.session = <text:s/>&lt;django.contrib.sessions.backends.db.SessionStore object at 0x7f5628558700&gt;</text:span></text:span></text:p>
      <text:p text:style-name="P27"><text:span text:style-name="Source_20_Text"><text:span text:style-name="T400"/></text:span></text:p>
      <text:p text:style-name="P27"><text:span text:style-name="Source_20_Text"><text:span text:style-name="T23"><text:tab/>print(“</text:span></text:span><text:span text:style-name="Source_20_Text"><text:span text:style-name="T21">request.GET.get(</text:span></text:span><text:span text:style-name="Source_20_Text"><text:span text:style-name="T23">user.username</text:span></text:span><text:span text:style-name="Source_20_Text"><text:span text:style-name="T21">)”, request.GET.get(</text:span></text:span><text:span text:style-name="Source_20_Text"><text:span text:style-name="T23">user.username</text:span></text:span><text:span text:style-name="Source_20_Text"><text:span text:style-name="T21">)</text:span></text:span><text:span text:style-name="Source_20_Text"><text:span text:style-name="T23">)</text:span></text:span></text:p>
      <text:p text:style-name="P18"><text:span text:style-name="Source_20_Text"><text:span text:style-name="T793"><text:tab/></text:span></text:span><text:span text:style-name="Source_20_Text"><text:span text:style-name="T797">request.GET.get(user.username) = <text:s/>None</text:span></text:span></text:p>
      <text:p text:style-name="P115"><text:span text:style-name="Source_20_Text"><text:span text:style-name="T199"><text:tab/>print("request.user.is_authenticated = ", request.user.is_authenticated)</text:span></text:span></text:p>
      <text:p text:style-name="P27"><text:span text:style-name="Source_20_Text"><text:span text:style-name="T396"><text:tab/>request.user.is_authenticated = <text:s/>True</text:span></text:span></text:p>
      <text:p text:style-name="P27"><text:span text:style-name="Source_20_Text"><text:span text:style-name="T396"/></text:span></text:p>
      <text:p text:style-name="P27"><text:span text:style-name="Source_20_Text"><text:span text:style-name="T396"/></text:span></text:p>
      <text:p text:style-name="P27"><text:span text:style-name="Source_20_Text"><text:span text:style-name="T396"><text:tab/></text:span></text:span><text:span text:style-name="Source_20_Text"><text:span text:style-name="T200">print("request.META.get('HTTP_CONTENT_TYPE') = ", request.META.get('HTTP_CONTENT_TYPE'))</text:span></text:span></text:p>
      <text:p text:style-name="P27"><text:span text:style-name="Source_20_Text"><text:span text:style-name="T396"><text:tab/>request.META.get('HTTP_CONTENT_TYPE') = <text:s/>None</text:span></text:span></text:p>
      <text:p text:style-name="P27"><text:span text:style-name="Source_20_Text"><text:span text:style-name="T396"/></text:span></text:p>
      <text:p text:style-name="P27"><text:span text:style-name="Source_20_Text"><text:span text:style-name="T396"/></text:span></text:p>
      <text:p text:style-name="P27"><text:span text:style-name="Source_20_Text"><text:span text:style-name="T396"><text:tab/></text:span></text:span><text:span text:style-name="Source_20_Text"><text:span text:style-name="T199">print("request.content_type = <text:s/>", request.content_type)</text:span></text:span></text:p>
      <text:p text:style-name="P27"><text:span text:style-name="Source_20_Text"><text:span text:style-name="T396"><text:tab/>request.content_type = <text:s text:c="2"/>application/x-www-form-urlencoded</text:span></text:span></text:p>
      <text:p text:style-name="P27"><text:span text:style-name="Source_20_Text"><text:span text:style-name="T396"/></text:span></text:p>
      <text:p text:style-name="P27"><text:span text:style-name="Source_20_Text"><text:span text:style-name="T396"><text:tab/></text:span></text:span><text:span text:style-name="Source_20_Text"><text:span text:style-name="T199">print("request.user = <text:s/>", request.user)</text:span></text:span></text:p>
      <text:p text:style-name="P18"><text:span text:style-name="Source_20_Text"><text:span text:style-name="T797"><text:tab/>request.user = <text:s text:c="2"/>leila</text:span></text:span></text:p>
      <text:p text:style-name="P27"><text:span text:style-name="Source_20_Text"><text:span text:style-name="T396"><text:tab/></text:span></text:span><text:span text:style-name="Source_20_Text"><text:span text:style-name="T199">print("request.FILES = <text:s/>", request.FILES)</text:span></text:span></text:p>
      <text:p text:style-name="P27"><text:span text:style-name="Source_20_Text"><text:span text:style-name="T396"><text:tab/>request.FILES = <text:s text:c="2"/>&lt;MultiValueDict: {}&gt;</text:span></text:span></text:p>
      <text:p text:style-name="P27"><text:span text:style-name="Source_20_Text"><text:span text:style-name="T396"/></text:span></text:p>
      <text:p text:style-name="P27"><text:span text:style-name="Source_20_Text"><text:span text:style-name="T396"/></text:span></text:p>
      <text:p text:style-name="P27"><text:span text:style-name="Source_20_Text"><text:span text:style-name="T396"><text:tab/></text:span></text:span><text:span text:style-name="Source_20_Text"><text:span text:style-name="T199">print("request.POST = <text:s/>", request.POST)</text:span></text:span></text:p>
      <text:p text:style-name="P27"><text:span text:style-name="Source_20_Text"><text:span text:style-name="T396"><text:tab/></text:span></text:span><text:span text:style-name="Source_20_Text"><text:span text:style-name="T404">request.POST = <text:s text:c="2"/>&lt;QueryDict: {'csrfmiddlewaretoken': <text:tab/>['qpjHYDIEu0GNM0Sf4GKUwiexssKKxoIgEk3bRovcMzhKMhtc7gDxnKfAyNVnIHbV'], 'username': ['leila'], 'password': ['leila']}&gt;</text:span></text:span></text:p>
      <text:p text:style-name="P27"><text:span text:style-name="Source_20_Text"><text:span text:style-name="T404"/></text:span></text:p>
      <text:p text:style-name="P27"><text:span text:style-name="Source_20_Text"><text:span text:style-name="T404"/></text:span></text:p>
      <text:p text:style-name="P27"><text:span text:style-name="Source_20_Text"><text:span text:style-name="T396"><text:tab/></text:span></text:span><text:span text:style-name="Source_20_Text"><text:span text:style-name="T199">print("request.POST['csrfmiddlewaretoken'] = <text:s/>", request.POST['csrfmiddlewaretoken'])</text:span></text:span></text:p>
      <text:p text:style-name="P27"><text:span text:style-name="Source_20_Text"><text:span text:style-name="T396"><text:tab/></text:span></text:span><text:span text:style-name="Source_20_Text"><text:span text:style-name="T404">request.POST['csrfmiddlewaretoken'] = <text:s text:c="2"/>IJVOpjWXvBtdaDttCP4epy9HEt88FJYEoy1mAm6YZ81Qdf5sndfAow1Wwc4cX9Lc</text:span></text:span></text:p>
      <text:p text:style-name="P27"><text:span text:style-name="Source_20_Text"><text:span text:style-name="T396"/></text:span></text:p>
      <text:p text:style-name="P27"><text:span text:style-name="Source_20_Text"><text:span text:style-name="T396"><text:tab/></text:span></text:span></text:p>
      <text:p text:style-name="P27"><text:span text:style-name="Source_20_Text"><text:span text:style-name="T396"><text:tab/></text:span></text:span><text:span text:style-name="Source_20_Text"><text:span text:style-name="T199">print("request.POST['username'] = <text:s/>", request.POST['username'])</text:span></text:span></text:p>
      <text:p text:style-name="P27"><text:span text:style-name="Source_20_Text"><text:span text:style-name="T199"><text:s text:c="6"/>print("request.POST['[password]'] = <text:s/>", request.POST['password'])</text:span></text:span></text:p>
      <text:p text:style-name="P27"><text:span text:style-name="Source_20_Text"><text:span text:style-name="T396"><text:tab/>request.POST['username'] = <text:s text:c="2"/>leila</text:span></text:span></text:p>
      <text:p text:style-name="P27"><text:span text:style-name="Source_20_Text"><text:span text:style-name="T396"><text:tab/>request.POST['[password]'] = <text:s text:c="2"/>leila</text:span></text:span></text:p>
      <text:p text:style-name="P18"><text:span text:style-name="Source_20_Text"><text:span text:style-name="T396"/></text:span></text:p>
      <text:p text:style-name="P18"><text:span text:style-name="Source_20_Text"><text:span text:style-name="T396"/></text:span></text:p>
      <text:p text:style-name="P28"><text:span text:style-name="Source_20_Text"><text:span text:style-name="T21">print("request.META = <text:s/>", request.META)</text:span></text:span></text:p>
      <text:p text:style-name="P28"/>
      <text:p text:style-name="P28"><text:span text:style-name="Source_20_Text"><text:span text:style-name="T397">request.META = <text:s text:c="2"/></text:span></text:span></text:p>
      <text:p text:style-name="P28"><text:span text:style-name="Source_20_Text"><text:span text:style-name="T21">{</text:span></text:span></text:p>
      <text:p text:style-name="P28"><text:span text:style-name="Source_20_Text"><text:span text:style-name="T21"/></text:span></text:p>
      <text:p text:style-name="P28"><text:span text:style-name="Source_20_Text"><text:span text:style-name="T21">'</text:span></text:span><text:span text:style-name="Source_20_Text"><text:span text:style-name="T27">SHELL'</text:span></text:span><text:span text:style-name="Source_20_Text"><text:span text:style-name="T21">: '/bin/bash', </text:span></text:span></text:p>
      <text:p text:style-name="P28"><text:span text:style-name="Source_20_Text"><text:span text:style-name="T21"/></text:span></text:p>
      <text:p text:style-name="P28"><text:span text:style-name="Source_20_Text"><text:span text:style-name="T21">'SESSION_MANAGER': 'local/poortarigh:@/tmp/.ICE-unix/2728,unix/poortarigh:/tmp/.ICE-unix/2728', </text:span></text:span></text:p>
      <text:p text:style-name="P28"><text:span text:style-name="Source_20_Text"><text:span text:style-name="T21"/></text:span></text:p>
      <text:p text:style-name="P28"><text:span text:style-name="Source_20_Text"><text:span text:style-name="T21">'QT_ACCESSIBILITY': '1',</text:span></text:span></text:p>
      <text:p text:style-name="P28"><text:soft-page-break/><text:span text:style-name="Source_20_Text"><text:span text:style-name="T21"><text:s/></text:span></text:span></text:p>
      <text:p text:style-name="P28"><text:span text:style-name="Source_20_Text"><text:span text:style-name="T21">'COLORTERM': 'truecolor',</text:span></text:span></text:p>
      <text:p text:style-name="P28"><text:span text:style-name="Source_20_Text"><text:span text:style-name="T21"/></text:span></text:p>
      <text:p text:style-name="P28"><text:span text:style-name="Source_20_Text"><text:span text:style-name="T21"><text:s/>'XDG_CONFIG_DIRS': '/etc/xdg/xdg-ubuntu:/etc/xdg',</text:span></text:span></text:p>
      <text:p text:style-name="P28"><text:span text:style-name="Source_20_Text"><text:span text:style-name="T21"><text:s/></text:span></text:span></text:p>
      <text:p text:style-name="P28"><text:span text:style-name="Source_20_Text"><text:span text:style-name="T21">'XDG_MENU_PREFIX': 'gnome-',</text:span></text:span></text:p>
      <text:p text:style-name="P28"><text:span text:style-name="Source_20_Text"><text:span text:style-name="T21"><text:s/></text:span></text:span></text:p>
      <text:p text:style-name="P28"><text:span text:style-name="Source_20_Text"><text:span text:style-name="T21">'GNOME_DESKTOP_SESSION_ID': 'this-is-deprecated',</text:span></text:span></text:p>
      <text:p text:style-name="P28"><text:span text:style-name="Source_20_Text"><text:span text:style-name="T21"><text:s/></text:span></text:span></text:p>
      <text:p text:style-name="P28"><text:span text:style-name="Source_20_Text"><text:span text:style-name="T21">'MANDATORY_PATH': '/usr/share/gconf/ubuntu.mandatory.path',</text:span></text:span></text:p>
      <text:p text:style-name="P28"><text:span text:style-name="Source_20_Text"><text:span text:style-name="T21"><text:s/></text:span></text:span></text:p>
      <text:p text:style-name="P28"><text:span text:style-name="Source_20_Text"><text:span text:style-name="T21">'LC_ADDRESS': 'az_IR',</text:span></text:span></text:p>
      <text:p text:style-name="P28"><text:span text:style-name="Source_20_Text"><text:span text:style-name="T21"><text:s/></text:span></text:span></text:p>
      <text:p text:style-name="P28"><text:span text:style-name="Source_20_Text"><text:span text:style-name="T21">'GNOME_SHELL_SESSION_MODE': 'ubuntu', </text:span></text:span></text:p>
      <text:p text:style-name="P28"><text:span text:style-name="Source_20_Text"><text:span text:style-name="T21"/></text:span></text:p>
      <text:p text:style-name="P28"><text:span text:style-name="Source_20_Text"><text:span text:style-name="T21">'LC_NAME': 'az_IR',</text:span></text:span></text:p>
      <text:p text:style-name="P28"><text:span text:style-name="Source_20_Text"><text:span text:style-name="T21"/></text:span></text:p>
      <text:p text:style-name="P28"><text:span text:style-name="Source_20_Text"><text:span text:style-name="T21"><text:s/>'SSH_AUTH_SOCK': '/run/user/1000/keyring/ssh',</text:span></text:span></text:p>
      <text:p text:style-name="P28"><text:span text:style-name="Source_20_Text"><text:span text:style-name="T21"/></text:span></text:p>
      <text:p text:style-name="P28"><text:span text:style-name="Source_20_Text"><text:span text:style-name="T21"><text:s/>'XMODIFIERS': </text:span></text:span><text:a xlink:type="simple" xlink:href="mailto:'@im" text:style-name="Internet_20_link" text:visited-style-name="Visited_20_Internet_20_Link"><text:span text:style-name="Source_20_Text">'@im</text:span></text:a><text:span text:style-name="Source_20_Text"><text:span text:style-name="T21">=ibus',</text:span></text:span></text:p>
      <text:p text:style-name="P28"><text:span text:style-name="Source_20_Text"><text:span text:style-name="T21"/></text:span></text:p>
      <text:p text:style-name="P28"><text:span text:style-name="Source_20_Text"><text:span text:style-name="T21"><text:s/>'DESKTOP_SESSION': 'ubuntu',</text:span></text:span></text:p>
      <text:p text:style-name="P28"><text:span text:style-name="Source_20_Text"><text:span text:style-name="T21"/></text:span></text:p>
      <text:p text:style-name="P28"><text:span text:style-name="Source_20_Text"><text:span text:style-name="T21"><text:s/>'LC_MONETARY': 'az_IR',</text:span></text:span></text:p>
      <text:p text:style-name="P28"><text:span text:style-name="Source_20_Text"><text:span text:style-name="T21"/></text:span></text:p>
      <text:p text:style-name="P28"><text:span text:style-name="Source_20_Text"><text:span text:style-name="T21"><text:s/></text:span></text:span><text:span text:style-name="Source_20_Text"><text:span text:style-name="T27">'SSH_AGENT_PID'</text:span></text:span><text:span text:style-name="Source_20_Text"><text:span text:style-name="T21">: '2685',</text:span></text:span></text:p>
      <text:p text:style-name="P28"><text:span text:style-name="Source_20_Text"><text:span text:style-name="T21"/></text:span></text:p>
      <text:p text:style-name="P28"><text:span text:style-name="Source_20_Text"><text:span text:style-name="T21"><text:s/>'GTK_MODULES': 'gail:atk-bridge',</text:span></text:span></text:p>
      <text:p text:style-name="P28"><text:span text:style-name="Source_20_Text"><text:span text:style-name="T21"/></text:span></text:p>
      <text:p text:style-name="P28"><text:span text:style-name="Source_20_Text"><text:span text:style-name="T21"><text:s/></text:span></text:span><text:span text:style-name="Source_20_Text"><text:span text:style-name="T27">'PWD':</text:span></text:span><text:span text:style-name="Source_20_Text"><text:span text:style-name="T21"> '/home/maryam/company-local-projects/server/Dashboard-vatanzarin/Dashboard', </text:span></text:span></text:p>
      <text:p text:style-name="P28"><text:span text:style-name="Source_20_Text"><text:span text:style-name="T21"/></text:span></text:p>
      <text:p text:style-name="P28"><text:span text:style-name="Source_20_Text"><text:span text:style-name="T27">'LOGNAME':</text:span></text:span><text:span text:style-name="Source_20_Text"><text:span text:style-name="T21"> 'maryam', </text:span></text:span></text:p>
      <text:p text:style-name="P28"><text:span text:style-name="Source_20_Text"><text:span text:style-name="T21"/></text:span></text:p>
      <text:p text:style-name="P28"><text:span text:style-name="Source_20_Text"><text:span text:style-name="T21">'XDG_SESSION_DESKTOP': 'ubuntu',</text:span></text:span></text:p>
      <text:p text:style-name="P28"><text:span text:style-name="Source_20_Text"><text:span text:style-name="T21"/></text:span></text:p>
      <text:p text:style-name="P28"><text:span text:style-name="Source_20_Text"><text:span text:style-name="T21"><text:s/>'XDG_SESSION_TYPE': 'x11',</text:span></text:span></text:p>
      <text:p text:style-name="P28"><text:span text:style-name="Source_20_Text"><text:span text:style-name="T21"/></text:span></text:p>
      <text:p text:style-name="P28"><text:span text:style-name="Source_20_Text"><text:span text:style-name="T21"><text:s/>'GPG_AGENT_INFO': '/run/user/1000/gnupg/S.gpg-agent:0:1', </text:span></text:span></text:p>
      <text:p text:style-name="P28"><text:span text:style-name="Source_20_Text"><text:span text:style-name="T21"/></text:span></text:p>
      <text:p text:style-name="P28"><text:span text:style-name="Source_20_Text"><text:span text:style-name="T21">'XAUTHORITY': '/run/user/1000/gdm/Xauthority', </text:span></text:span></text:p>
      <text:p text:style-name="P28"><text:span text:style-name="Source_20_Text"><text:span text:style-name="T21"/></text:span></text:p>
      <text:p text:style-name="P28"><text:span text:style-name="Source_20_Text"><text:span text:style-name="T21">'GJS_DEBUG_TOPICS': 'JS ERROR;JS LOG', </text:span></text:span></text:p>
      <text:p text:style-name="P28"><text:span text:style-name="Source_20_Text"><text:span text:style-name="T21"/></text:span></text:p>
      <text:p text:style-name="P28"><text:span text:style-name="Source_20_Text"><text:span text:style-name="T21">'WINDOWPATH': '2',</text:span></text:span></text:p>
      <text:p text:style-name="P108"><text:span text:style-name="Source_20_Text"><text:span text:style-name="T31"><text:s/></text:span></text:span></text:p>
      <text:p text:style-name="P28"><text:span text:style-name="Source_20_Text"><text:span text:style-name="T27">'HOME':</text:span></text:span><text:span text:style-name="Source_20_Text"><text:span text:style-name="T21"> '/home/maryam', </text:span></text:span></text:p>
      <text:p text:style-name="P28"><text:span text:style-name="Source_20_Text"><text:span text:style-name="T21"/></text:span></text:p>
      <text:p text:style-name="P28"><text:span text:style-name="Source_20_Text"><text:span text:style-name="T27">'USERNAME':</text:span></text:span><text:span text:style-name="Source_20_Text"><text:span text:style-name="T21"> 'maryam',</text:span></text:span></text:p>
      <text:p text:style-name="P28"><text:span text:style-name="Source_20_Text"><text:span text:style-name="T21"><text:s/></text:span></text:span></text:p>
      <text:p text:style-name="P28"><text:span text:style-name="Source_20_Text"><text:span text:style-name="T21">'IM_CONFIG_PHASE': '1', </text:span></text:span></text:p>
      <text:p text:style-name="P28"><text:span text:style-name="Source_20_Text"><text:span text:style-name="T21"/></text:span></text:p>
      <text:p text:style-name="P28"><text:span text:style-name="Source_20_Text"><text:span text:style-name="T21">'LC_PAPER': 'az_IR', </text:span></text:span></text:p>
      <text:p text:style-name="P28"><text:span text:style-name="Source_20_Text"><text:span text:style-name="T21"/></text:span></text:p>
      <text:p text:style-name="P28"><text:span text:style-name="Source_20_Text"><text:span text:style-name="T21">'LANG': 'en_US.UTF-8', </text:span></text:span></text:p>
      <text:p text:style-name="P28"><text:span text:style-name="Source_20_Text"><text:span text:style-name="T21"/></text:span></text:p>
      <text:p text:style-name="P29"><text:soft-page-break/><text:span text:style-name="Source_20_Text"><text:span text:style-name="T21"/></text:span></text:p>
      <text:p text:style-name="P29"><text:span text:style-name="Source_20_Text"><text:span text:style-name="T21">'LS_COLORS': 'rs=0:di=01;34:ln=01;36:mh=00:pi=40;33:so=01;35:do=01;35:bd=40;33;01:cd=40;33;01:or=40;31;01:mi=00:su=37;41:sg=30;43:ca=30;41:tw=30;42:ow=34;42:st=37;44:ex=01;32:*.tar=01;31:*.tgz=01;31:*.arc=01;31:*.arj=01;31:*.taz=01;31:*.lha=01;31:*.lz4=01;31:*.lzh=01;31:*.lzma=01;31:*.tlz=01;31:*.txz=01;31:*.tzo=01;31:*.t7z=01;31:*.zip=01;31:*.z=01;31:*.dz=01;31:*.gz=01;31:*.lrz=01;31:*.lz=01;31:*.lzo=01;31:*.xz=01;31:*.zst=01;31:*.tzst=01;31:*.bz2=01;31:*.bz=01;31:*.tbz=01;31:*.tbz2=01;31:*.tz=01;31:*.deb=01;31:*.rpm=01;31:*.jar=01;31:*.war=01;31:*.ear=01;31:*.sar=01;31:*.rar=01;31:*.alz=01;31:*.ace=01;31:*.zoo=01;31:*.cpio=01;31:*.7z=01;31:*.rz=01;31:*.cab=01;31:*.wim=01;31:*.swm=01;31:*.dwm=01;31:*.esd=01;31:*.jpg=01;35:*.jpeg=01;35:*.mjpg=01;35:*.mjpeg=01;35:*.gif=01;35:*.bmp=01;35:*.pbm=01;35:*.pgm=01;35:*.ppm=01;35:*.tga=01;35:*.xbm=01;35:*.xpm=01;35:*.tif=01;35:*.tiff=01;35:*.png=01;35:*.svg=01;35:*.svgz=01;35:*.mng=01;35:*.pcx=01;35:*.mov=01;35:*.mpg=01;35:*.mpeg=01;35:*.m2v=01;35:*.mkv=01;35:*.webm=01;35:*.ogm=01;35:*.mp4=01;35:*.m4v=01;35:*.mp4v=01;35:*.vob=01;35:*.qt=01;35:*.nuv=01;35:*.wmv=01;35:*.asf=01;35:*.rm=01;35:*.rmvb=01;35:*.flc=01;35:*.avi=01;35:*.fli=01;35:*.flv=01;35:*.gl=01;35:*.dl=01;35:*.xcf=01;35:*.xwd=01;35:*.yuv=01;35:*.cgm=01;35:*.emf=01;35:*.ogv=01;35:*.ogx=01;35:*.aac=00;36:*.au=00;36:*.flac=00;36:*.m4a=00;36:*.mid=00;36:*.midi=00;36:*.mka=00;36:*.mp3=00;36:*.mpc=00;36:*.ogg=00;36:*.ra=00;36:*.wav=00;36:*.oga=00;36</text:span></text:span><text:span text:style-name="Source_20_Text"><text:span text:style-name="T199">print("request.POST['username'] = <text:s/>", request.POST['username'])print("request.POST['[password]'] = <text:s/>",request.POST['password'])</text:span></text:span><text:span text:style-name="Source_20_Text"><text:span text:style-name="T21">:*.opus=00;36:*.spx=00;36:*.xspf=00;36:', </text:span></text:span></text:p>
      <text:p text:style-name="P29"><text:span text:style-name="Source_20_Text"><text:span text:style-name="T21"/></text:span></text:p>
      <text:p text:style-name="P29"><text:span text:style-name="Source_20_Text"><text:span text:style-name="T21"/></text:span></text:p>
      <text:p text:style-name="P29"><text:span text:style-name="Source_20_Text"><text:span text:style-name="T21">'XDG_CURRENT_DESKTOP': 'ubuntu:GNOME',</text:span></text:span></text:p>
      <text:p text:style-name="P29"><text:span text:style-name="Source_20_Text"><text:span text:style-name="T21"/></text:span></text:p>
      <text:p text:style-name="P29"><text:span text:style-name="Source_20_Text"><text:span text:style-name="T27"><text:s/>'VIRTUAL_ENV':</text:span></text:span><text:span text:style-name="Source_20_Text"><text:span text:style-name="T21"> '/var/www/Dashboard-vatanzarin/venv',</text:span></text:span></text:p>
      <text:p text:style-name="P29"><text:span text:style-name="Source_20_Text"><text:span text:style-name="T21"/></text:span></text:p>
      <text:p text:style-name="P29"><text:span text:style-name="Source_20_Text"><text:span text:style-name="T21"><text:s/>'VTE_VERSION': '6003',</text:span></text:span></text:p>
      <text:p text:style-name="P29"><text:span text:style-name="Source_20_Text"><text:span text:style-name="T21"/></text:span></text:p>
      <text:p text:style-name="P29"><text:span text:style-name="Source_20_Text"><text:span text:style-name="T21">'GNOME_TERMINAL_SCREEN':'/org/gnome/Terminal/screen/d38e2032_6b2f_457e_b5c9_68135c05a41c', </text:span></text:span></text:p>
      <text:p text:style-name="P29"><text:span text:style-name="Source_20_Text"><text:span text:style-name="T21"/></text:span></text:p>
      <text:p text:style-name="P29"><text:span text:style-name="Source_20_Text"><text:span text:style-name="T21">'INVOCATION_ID': 'f261f543f2e248839bdf3c975bed848f',</text:span></text:span></text:p>
      <text:p text:style-name="P29"><text:span text:style-name="Source_20_Text"><text:span text:style-name="T21"/></text:span></text:p>
      <text:p text:style-name="P29"><text:span text:style-name="Source_20_Text"><text:span text:style-name="T21"><text:s/>'MANAGERPID': '2495', </text:span></text:span></text:p>
      <text:p text:style-name="P29"><text:span text:style-name="Source_20_Text"><text:span text:style-name="T21"/></text:span></text:p>
      <text:p text:style-name="P29"><text:span text:style-name="Source_20_Text"><text:span text:style-name="T21">'GJS_DEBUG_OUTPUT': 'stderr',</text:span></text:span></text:p>
      <text:p text:style-name="P29"><text:span text:style-name="Source_20_Text"><text:span text:style-name="T21"/></text:span></text:p>
      <text:p text:style-name="P29"><text:span text:style-name="Source_20_Text"><text:span text:style-name="T21"><text:s/>'LESSCLOSE': '/usr/bin/lesspipe %s %s',</text:span></text:span></text:p>
      <text:p text:style-name="P29"><text:span text:style-name="Source_20_Text"><text:span text:style-name="T21"><text:s/></text:span></text:span></text:p>
      <text:p text:style-name="P29"><text:span text:style-name="Source_20_Text"><text:span text:style-name="T21">'XDG_SESSION_CLASS': 'user',</text:span></text:span></text:p>
      <text:p text:style-name="P29"><text:span text:style-name="Source_20_Text"><text:span text:style-name="T21"/></text:span></text:p>
      <text:p text:style-name="P29"><text:span text:style-name="Source_20_Text"><text:span text:style-name="T21"><text:s/>'TERM': 'xterm-256color', </text:span></text:span></text:p>
      <text:p text:style-name="P29"><text:span text:style-name="Source_20_Text"><text:span text:style-name="T21"/></text:span></text:p>
      <text:p text:style-name="P29"><text:span text:style-name="Source_20_Text"><text:span text:style-name="T21">'LC_IDENTIFICATION': 'az_IR', </text:span></text:span></text:p>
      <text:p text:style-name="P29"><text:span text:style-name="Source_20_Text"><text:span text:style-name="T21"/></text:span></text:p>
      <text:p text:style-name="P29"><text:span text:style-name="Source_20_Text"><text:span text:style-name="T21">'DEFAULTS_PATH': '/usr/share/gconf/ubuntu.default.path',</text:span></text:span></text:p>
      <text:p text:style-name="P29"><text:span text:style-name="Source_20_Text"><text:span text:style-name="T21"/></text:span></text:p>
      <text:p text:style-name="P29"><text:span text:style-name="Source_20_Text"><text:span text:style-name="T21"><text:s/>'LESSOPEN': '| /usr/bin/lesspipe %s', </text:span></text:span></text:p>
      <text:p text:style-name="P29"><text:span text:style-name="Source_20_Text"><text:span text:style-name="T21"/></text:span></text:p>
      <text:p text:style-name="P29"><text:span text:style-name="Source_20_Text"><text:span text:style-name="T21">'USER': 'maryam',</text:span></text:span></text:p>
      <text:p text:style-name="P29"><text:span text:style-name="Source_20_Text"><text:span text:style-name="T21"/></text:span></text:p>
      <text:p text:style-name="P29"><text:span text:style-name="Source_20_Text"><text:span text:style-name="T21"><text:s/>'GNOME_TERMINAL_SERVICE': ':1.115',</text:span></text:span></text:p>
      <text:p text:style-name="P29"><text:span text:style-name="Source_20_Text"><text:span text:style-name="T21"/></text:span></text:p>
      <text:p text:style-name="P29"><text:span text:style-name="Source_20_Text"><text:span text:style-name="T21"><text:s/>'DISPLAY': ':0',</text:span></text:span></text:p>
      <text:p text:style-name="P29"><text:span text:style-name="Source_20_Text"><text:span text:style-name="T21"/></text:span></text:p>
      <text:p text:style-name="P29"><text:soft-page-break/><text:span text:style-name="Source_20_Text"><text:span text:style-name="T21"><text:s/>'SHLVL': '1', </text:span></text:span></text:p>
      <text:p text:style-name="P29"><text:span text:style-name="Source_20_Text"><text:span text:style-name="T21"/></text:span></text:p>
      <text:p text:style-name="P29"><text:span text:style-name="Source_20_Text"><text:span text:style-name="T21">'LC_TELEPHONE': 'az_IR',</text:span></text:span></text:p>
      <text:p text:style-name="P29"><text:span text:style-name="Source_20_Text"><text:span text:style-name="T21"><text:s/></text:span></text:span></text:p>
      <text:p text:style-name="P29"><text:span text:style-name="Source_20_Text"><text:span text:style-name="T21">'QT_IM_MODULE': 'ibus',</text:span></text:span></text:p>
      <text:p text:style-name="P29"><text:span text:style-name="Source_20_Text"><text:span text:style-name="T21"/></text:span></text:p>
      <text:p text:style-name="P29"><text:span text:style-name="Source_20_Text"><text:span text:style-name="T21"><text:s/>'LC_MEASUREMENT': 'az_IR', </text:span></text:span></text:p>
      <text:p text:style-name="P29"><text:span text:style-name="Source_20_Text"><text:span text:style-name="T21"/></text:span></text:p>
      <text:p text:style-name="P29"><text:span text:style-name="Source_20_Text"><text:span text:style-name="T21">'XDG_RUNTIME_DIR': '/run/user/1000', </text:span></text:span></text:p>
      <text:p text:style-name="P29"><text:span text:style-name="Source_20_Text"><text:span text:style-name="T21"/></text:span></text:p>
      <text:p text:style-name="P29"><text:span text:style-name="Source_20_Text"><text:span text:style-name="T21">'PS1': '(venv) \\[\\e]0;\\u@\\h: \\w\\a\\]${debian_chroot:+($debian_chroot)}\\[\\033[01;32m\\]\\u@\\h\\[\\033[00m\\]:\\[\\033[01;34m\\]\\w\\[\\033[00m\\]\\$ ', </text:span></text:span></text:p>
      <text:p text:style-name="P29"><text:span text:style-name="Source_20_Text"><text:span text:style-name="T21"/></text:span></text:p>
      <text:p text:style-name="P29"><text:span text:style-name="Source_20_Text"><text:span text:style-name="T21">'LC_TIME': 'az_IR',</text:span></text:span></text:p>
      <text:p text:style-name="P29"><text:span text:style-name="Source_20_Text"><text:span text:style-name="T21"/></text:span></text:p>
      <text:p text:style-name="P29"><text:span text:style-name="Source_20_Text"><text:span text:style-name="T21"><text:s/>'JOURNAL_STREAM': '8:43901', 'XDG_DATA_DIRS': '/usr/share/ubuntu:/usr/local/share/:/usr/share/:/var/lib/snapd/desktop',</text:span></text:span></text:p>
      <text:p text:style-name="P29"><text:span text:style-name="Source_20_Text"><text:span text:style-name="T21"/></text:span></text:p>
      <text:p text:style-name="P29"><text:span text:style-name="Source_20_Text"><text:span text:style-name="T21"><text:s/>'PATH': '/var/www/Dashboard-vatanzarin/venv/bin:/home/maryam/.local/bin:/usr/local/sbin:/usr/local/bin:/usr/sbin:/usr/bin:/sbin:/bin:/usr/games:/usr/local/games:/snap/bin:/opt/mssql-tools/bin:/opt/mssql-tools/bin:/opt/mssql-tools/bin:/opt/mssql-tools/bin',</text:span></text:span></text:p>
      <text:p text:style-name="P29"><text:span text:style-name="Source_20_Text"><text:span text:style-name="T21"/></text:span></text:p>
      <text:p text:style-name="P29"><text:span text:style-name="Source_20_Text"><text:span text:style-name="T21"><text:s/>'GDMSESSION': 'ubuntu',</text:span></text:span></text:p>
      <text:p text:style-name="P29"><text:span text:style-name="Source_20_Text"><text:span text:style-name="T21"/></text:span></text:p>
      <text:p text:style-name="P29"><text:span text:style-name="Source_20_Text"><text:span text:style-name="T21"><text:s/>'DBUS_SESSION_BUS_ADDRESS': 'unix:path=/run/user/1000/bus',</text:span></text:span></text:p>
      <text:p text:style-name="P29"><text:span text:style-name="Source_20_Text"><text:span text:style-name="T21"/></text:span></text:p>
      <text:p text:style-name="P29"><text:span text:style-name="Source_20_Text"><text:span text:style-name="T21"><text:s/>'LC_NUMERIC': 'az_IR',</text:span></text:span></text:p>
      <text:p text:style-name="P29"><text:span text:style-name="Source_20_Text"><text:span text:style-name="T21"/></text:span></text:p>
      <text:p text:style-name="P29"><text:span text:style-name="Source_20_Text"><text:span text:style-name="T21"><text:s/></text:span></text:span><text:span text:style-name="Source_20_Text"><text:span text:style-name="T27">'OLDPWD'</text:span></text:span><text:span text:style-name="Source_20_Text"><text:span text:style-name="T21">: '/home/maryam/company-local-projects/server/Dashboard-vatanzarin',</text:span></text:span></text:p>
      <text:p text:style-name="P29"><text:span text:style-name="Source_20_Text"><text:span text:style-name="T21"/></text:span></text:p>
      <text:p text:style-name="P29"><text:span text:style-name="Source_20_Text"><text:span text:style-name="T21"><text:s/>'_': '/usr/bin/python3', </text:span></text:span></text:p>
      <text:p text:style-name="P29"><text:span text:style-name="Source_20_Text"><text:span text:style-name="T21"/></text:span></text:p>
      <text:p text:style-name="P29"><text:span text:style-name="Source_20_Text"><text:span text:style-name="T27">'DJANGO_SETTINGS_MODULE':</text:span></text:span><text:span text:style-name="Source_20_Text"><text:span text:style-name="T21"> 'Dashboard.settings',</text:span></text:span></text:p>
      <text:p text:style-name="P29"><text:span text:style-name="Source_20_Text"><text:span text:style-name="T21"/></text:span></text:p>
      <text:p text:style-name="P29"><text:span text:style-name="Source_20_Text"><text:span text:style-name="T21"><text:s/>'TZ': 'Asia/Tehran', </text:span></text:span></text:p>
      <text:p text:style-name="P29"><text:span text:style-name="Source_20_Text"><text:span text:style-name="T21"/></text:span></text:p>
      <text:p text:style-name="P29"><text:span text:style-name="Source_20_Text"><text:span text:style-name="T21">'RUN_MAIN': 'true', </text:span></text:span></text:p>
      <text:p text:style-name="P29"><text:span text:style-name="Source_20_Text"><text:span text:style-name="T21"/></text:span></text:p>
      <text:p text:style-name="P29"><text:span text:style-name="Source_20_Text"><text:span text:style-name="T27">'SERVER_NAME':</text:span></text:span><text:span text:style-name="Source_20_Text"><text:span text:style-name="T21"> 'localhost',</text:span></text:span></text:p>
      <text:p text:style-name="P29"><text:span text:style-name="Source_20_Text"><text:span text:style-name="T21"><text:s/></text:span></text:span></text:p>
      <text:p text:style-name="P29"><text:span text:style-name="Source_20_Text"><text:span text:style-name="T27">'GATEWAY_INTERFACE':</text:span></text:span><text:span text:style-name="Source_20_Text"><text:span text:style-name="T21"> 'CGI/1.1',</text:span></text:span></text:p>
      <text:p text:style-name="P29"><text:span text:style-name="Source_20_Text"><text:span text:style-name="T21"/></text:span></text:p>
      <text:p text:style-name="P29"><text:span text:style-name="Source_20_Text"><text:span text:style-name="T21"><text:s/></text:span></text:span><text:span text:style-name="Source_20_Text"><text:span text:style-name="T27">'SERVER_PORT':</text:span></text:span><text:span text:style-name="Source_20_Text"><text:span text:style-name="T21"> '8000',</text:span></text:span></text:p>
      <text:p text:style-name="P29"><text:span text:style-name="Source_20_Text"><text:span text:style-name="T21"/></text:span></text:p>
      <text:p text:style-name="P29"><text:span text:style-name="Source_20_Text"><text:span text:style-name="T27"><text:s/>'REMOTE_HOST'</text:span></text:span><text:span text:style-name="Source_20_Text"><text:span text:style-name="T21">: '', </text:span></text:span></text:p>
      <text:p text:style-name="P29"><text:span text:style-name="Source_20_Text"><text:span text:style-name="T21"/></text:span></text:p>
      <text:p text:style-name="P29"><text:span text:style-name="Source_20_Text"><text:span text:style-name="T21">'CONTENT_LENGTH': '114',</text:span></text:span></text:p>
      <text:p text:style-name="P29"><text:span text:style-name="Source_20_Text"><text:span text:style-name="T21"><text:s/></text:span></text:span></text:p>
      <text:p text:style-name="P29"><text:span text:style-name="Source_20_Text"><text:span text:style-name="T21">'SCRIPT_NAME': '',</text:span></text:span></text:p>
      <text:p text:style-name="P29"><text:span text:style-name="Source_20_Text"><text:span text:style-name="T21"><text:s/></text:span></text:span></text:p>
      <text:p text:style-name="P29"><text:span text:style-name="Source_20_Text"><text:span text:style-name="T27">'SERVER_PROTOCOL'</text:span></text:span><text:span text:style-name="Source_20_Text"><text:span text:style-name="T21">: 'HTTP/1.1', </text:span></text:span></text:p>
      <text:p text:style-name="P29"><text:span text:style-name="Source_20_Text"><text:span text:style-name="T21"/></text:span></text:p>
      <text:p text:style-name="P29"><text:span text:style-name="Source_20_Text"><text:span text:style-name="T27">'SERVER_SOFTWARE'</text:span></text:span><text:span text:style-name="Source_20_Text"><text:span text:style-name="T21">: 'WSGIServer/0.2', </text:span></text:span></text:p>
      <text:p text:style-name="P29"><text:span text:style-name="Source_20_Text"><text:span text:style-name="T21"/></text:span></text:p>
      <text:p text:style-name="P29"><text:span text:style-name="Source_20_Text"><text:span text:style-name="T27">'REQUEST_METHOD':</text:span></text:span><text:span text:style-name="Source_20_Text"><text:span text:style-name="T21"> 'POST',</text:span></text:span></text:p>
      <text:p text:style-name="P29"><text:span text:style-name="Source_20_Text"><text:span text:style-name="T21"/></text:span></text:p>
      <text:p text:style-name="P29"><text:soft-page-break/><text:span text:style-name="Source_20_Text"><text:span text:style-name="T21"><text:s/></text:span></text:span><text:span text:style-name="Source_20_Text"><text:span text:style-name="T27">'PATH_INFO'</text:span></text:span><text:span text:style-name="Source_20_Text"><text:span text:style-name="T21">: '/login/',</text:span></text:span></text:p>
      <text:p text:style-name="P29"><text:span text:style-name="Source_20_Text"><text:span text:style-name="T21"/></text:span></text:p>
      <text:p text:style-name="P29"><text:span text:style-name="Source_20_Text"><text:span text:style-name="T21"><text:s/></text:span></text:span><text:span text:style-name="Source_20_Text"><text:span text:style-name="T27">'QUERY_STRING'</text:span></text:span><text:span text:style-name="Source_20_Text"><text:span text:style-name="T21">: ''</text:span></text:span></text:p>
      <text:p text:style-name="P29"><text:span text:style-name="Source_20_Text"><text:span text:style-name="T21"/></text:span></text:p>
      <text:p text:style-name="P29"><text:span text:style-name="Source_20_Text"><text:span text:style-name="T21">, </text:span></text:span><text:span text:style-name="Source_20_Text"><text:span text:style-name="T27">'REMOTE_ADDR':</text:span></text:span><text:span text:style-name="Source_20_Text"><text:span text:style-name="T21"> '127.0.0.1', </text:span></text:span></text:p>
      <text:p text:style-name="P29"><text:span text:style-name="Source_20_Text"><text:span text:style-name="T21"/></text:span></text:p>
      <text:p text:style-name="P29"><text:span text:style-name="Source_20_Text"><text:span text:style-name="T21">'CONTENT_TYPE': 'application/x-www-form-urlencoded',</text:span></text:span></text:p>
      <text:p text:style-name="P29"><text:span text:style-name="Source_20_Text"><text:span text:style-name="T21"/></text:span></text:p>
      <text:p text:style-name="P29"><text:span text:style-name="Source_20_Text"><text:span text:style-name="T21"><text:s/></text:span></text:span><text:span text:style-name="Source_20_Text"><text:span text:style-name="T27">'HTTP_HOST':</text:span></text:span><text:span text:style-name="Source_20_Text"><text:span text:style-name="T21"> '127.0.0.1:8000',</text:span></text:span></text:p>
      <text:p text:style-name="P29"><text:span text:style-name="Source_20_Text"><text:span text:style-name="T21"/></text:span></text:p>
      <text:p text:style-name="P29"><text:span text:style-name="Source_20_Text"><text:span text:style-name="T21"><text:s/>'HTTP_CONNECTION': 'keep-alive',</text:span></text:span></text:p>
      <text:p text:style-name="P29"><text:span text:style-name="Source_20_Text"><text:span text:style-name="T21"/></text:span></text:p>
      <text:p text:style-name="P29"><text:span text:style-name="Source_20_Text"><text:span text:style-name="T21"><text:s/>'HTTP_CACHE_CONTROL': 'max-age=0', </text:span></text:span></text:p>
      <text:p text:style-name="P29"><text:span text:style-name="Source_20_Text"><text:span text:style-name="T21"/></text:span></text:p>
      <text:p text:style-name="P29"><text:span text:style-name="Source_20_Text"><text:span text:style-name="T21">'HTTP_SEC_CH_UA': '" Not A;Brand";v="99", </text:span></text:span></text:p>
      <text:p text:style-name="P29"><text:span text:style-name="Source_20_Text"><text:span text:style-name="T21"/></text:span></text:p>
      <text:p text:style-name="P29"><text:span text:style-name="Source_20_Text"><text:span text:style-name="T21">"Chromium";v="90", "Google Chrome";v="90"',</text:span></text:span></text:p>
      <text:p text:style-name="P29"><text:span text:style-name="Source_20_Text"><text:span text:style-name="T21"/></text:span></text:p>
      <text:p text:style-name="P29"><text:span text:style-name="Source_20_Text"><text:span text:style-name="T21"><text:s/>'HTTP_SEC_CH_UA_MOBILE': '?0', </text:span></text:span></text:p>
      <text:p text:style-name="P29"><text:span text:style-name="Source_20_Text"><text:span text:style-name="T21"/></text:span></text:p>
      <text:p text:style-name="P29"><text:span text:style-name="Source_20_Text"><text:span text:style-name="T21">'HTTP_UPGRADE_INSECURE_REQUESTS': '1',</text:span></text:span></text:p>
      <text:p text:style-name="P29"><text:span text:style-name="Source_20_Text"><text:span text:style-name="T21"/></text:span></text:p>
      <text:p text:style-name="P29"><text:span text:style-name="Source_20_Text"><text:span text:style-name="T21"><text:s/></text:span></text:span><text:span text:style-name="Source_20_Text"><text:span text:style-name="T27">'HTTP_ORIGIN':</text:span></text:span><text:span text:style-name="Source_20_Text"><text:span text:style-name="T21"> 'http://127.0.0.1:8000', </text:span></text:span></text:p>
      <text:p text:style-name="P29"><text:span text:style-name="Source_20_Text"><text:span text:style-name="T21"/></text:span></text:p>
      <text:p text:style-name="P29"><text:span text:style-name="Source_20_Text"><text:span text:style-name="T21">'HTTP_USER_AGENT': 'Mozilla/5.0 (X11; Linux x86_64) AppleWebKit/537.36 (KHTML, like Gecko) Chrome/90.0.4430.93 Safari/537.36', </text:span></text:span></text:p>
      <text:p text:style-name="P29"><text:span text:style-name="Source_20_Text"><text:span text:style-name="T21"/></text:span></text:p>
      <text:p text:style-name="P29"><text:span text:style-name="Source_20_Text"><text:span text:style-name="T21">'HTTP_ACCEPT': 'text/html,application/xhtml+xml,application/xml;q=0.9,image/avif,image/webp,image/apng,*/*;q=0.8,application/signed-exchange;v=b3;q=0.9',</text:span></text:span></text:p>
      <text:p text:style-name="P29"><text:span text:style-name="Source_20_Text"><text:span text:style-name="T21"/></text:span></text:p>
      <text:p text:style-name="P29"><text:span text:style-name="Source_20_Text"><text:span text:style-name="T21"><text:s/>'HTTP_SEC_FETCH_SITE': 'same-origin',</text:span></text:span></text:p>
      <text:p text:style-name="P29"><text:span text:style-name="Source_20_Text"><text:span text:style-name="T21"/></text:span></text:p>
      <text:p text:style-name="P29"><text:span text:style-name="Source_20_Text"><text:span text:style-name="T21"><text:s/>'HTTP_SEC_FETCH_MODE': 'navigate', </text:span></text:span></text:p>
      <text:p text:style-name="P29"><text:span text:style-name="Source_20_Text"><text:span text:style-name="T21"/></text:span></text:p>
      <text:p text:style-name="P29"><text:span text:style-name="Source_20_Text"><text:span text:style-name="T21">'HTTP_SEC_FETCH_USER': '?1', </text:span></text:span></text:p>
      <text:p text:style-name="P29"><text:span text:style-name="Source_20_Text"><text:span text:style-name="T21"/></text:span></text:p>
      <text:p text:style-name="P29"><text:span text:style-name="Source_20_Text"><text:span text:style-name="T21">'HTTP_SEC_FETCH_DEST': 'document', </text:span></text:span></text:p>
      <text:p text:style-name="P29"><text:span text:style-name="Source_20_Text"><text:span text:style-name="T21"/></text:span></text:p>
      <text:p text:style-name="P29"><text:span text:style-name="Source_20_Text"><text:span text:style-name="T21">'HTTP_REFERER': 'http://127.0.0.1:8000/login/', </text:span></text:span></text:p>
      <text:p text:style-name="P29"><text:span text:style-name="Source_20_Text"><text:span text:style-name="T21"/></text:span></text:p>
      <text:p text:style-name="P29"><text:span text:style-name="Source_20_Text"><text:span text:style-name="T21">'HTTP_ACCEPT_ENCODING': 'gzip, deflate, br', </text:span></text:span></text:p>
      <text:p text:style-name="P29"><text:span text:style-name="Source_20_Text"><text:span text:style-name="T21"/></text:span></text:p>
      <text:p text:style-name="P29"><text:span text:style-name="Source_20_Text"><text:span text:style-name="T21">'HTTP_ACCEPT_LANGUAGE': 'en-US,en;q=0.9', </text:span></text:span></text:p>
      <text:p text:style-name="P29"><text:span text:style-name="Source_20_Text"><text:span text:style-name="T21"/></text:span></text:p>
      <text:p text:style-name="P29"><text:span text:style-name="Source_20_Text"><text:span text:style-name="T27">'HTTP_COOKIE':</text:span></text:span><text:span text:style-name="Source_20_Text"><text:span text:style-name="T21"> 'sessionid=a0iak7q20kicb8yzs6t4p8ifcvwzaj5w;</text:span></text:span></text:p>
      <text:p text:style-name="P29"><text:span text:style-name="Source_20_Text"><text:span text:style-name="T21"/></text:span></text:p>
      <text:p text:style-name="P29"><text:span text:style-name="Source_20_Text"><text:span text:style-name="T21"><text:s/></text:span></text:span><text:span text:style-name="Source_20_Text"><text:span text:style-name="T27">csrftoken</text:span></text:span><text:span text:style-name="Source_20_Text"><text:span text:style-name="T21">=jCYGcSIfpUpMNa4yXDI2WiGfcJIUWgIyzGLQshoZ5BJHvrSpIoxVqeH4wBnIqRol', </text:span></text:span></text:p>
      <text:p text:style-name="P29"><text:span text:style-name="Source_20_Text"><text:span text:style-name="T21"/></text:span></text:p>
      <text:p text:style-name="P29"><text:span text:style-name="Source_20_Text"><text:span text:style-name="T27">'wsgi.input'</text:span></text:span><text:span text:style-name="Source_20_Text"><text:span text:style-name="T21">: &lt;django.core.handlers.wsgi.LimitedStream object at 0x7f2e7890fe50&gt;, </text:span></text:span></text:p>
      <text:p text:style-name="P29"><text:span text:style-name="Source_20_Text"><text:span text:style-name="T21"/></text:span></text:p>
      <text:p text:style-name="P29"><text:span text:style-name="Source_20_Text"><text:span text:style-name="T21">'wsgi.errors': &lt;_io.TextIOWrapper name='&lt;stderr&gt;' mode='w' encoding='utf-8'&gt;,</text:span></text:span></text:p>
      <text:p text:style-name="P29"><text:span text:style-name="Source_20_Text"><text:span text:style-name="T21"/></text:span></text:p>
      <text:p text:style-name="P29"><text:span text:style-name="Source_20_Text"><text:span text:style-name="T27"><text:s/>'wsgi.version'</text:span></text:span><text:span text:style-name="Source_20_Text"><text:span text:style-name="T21">: (1, 0), </text:span></text:span></text:p>
      <text:p text:style-name="P29"><text:span text:style-name="Source_20_Text"><text:span text:style-name="T21"/></text:span></text:p>
      <text:p text:style-name="P29"><text:span text:style-name="Source_20_Text"><text:span text:style-name="T21">'wsgi.run_once': False,</text:span></text:span></text:p>
      <text:p text:style-name="P29"><text:span text:style-name="Source_20_Text"><text:span text:style-name="T21"/></text:span></text:p>
      <text:p text:style-name="P29"><text:soft-page-break/><text:span text:style-name="Source_20_Text"><text:span text:style-name="T21"/></text:span></text:p>
      <text:p text:style-name="P29"><text:span text:style-name="Source_20_Text"><text:span text:style-name="T21"><text:s/>'wsgi.url_scheme': 'http', </text:span></text:span></text:p>
      <text:p text:style-name="P29"><text:span text:style-name="Source_20_Text"><text:span text:style-name="T21"/></text:span></text:p>
      <text:p text:style-name="P29"><text:span text:style-name="Source_20_Text"><text:span text:style-name="T27">'wsgi.multithread'</text:span></text:span><text:span text:style-name="Source_20_Text"><text:span text:style-name="T21">: True, </text:span></text:span></text:p>
      <text:p text:style-name="P29"><text:span text:style-name="Source_20_Text"><text:span text:style-name="T21"/></text:span></text:p>
      <text:p text:style-name="P29"><text:span text:style-name="Source_20_Text"><text:span text:style-name="T27">'wsgi.multiprocess'</text:span></text:span><text:span text:style-name="Source_20_Text"><text:span text:style-name="T21">: False, </text:span></text:span></text:p>
      <text:p text:style-name="P29"><text:span text:style-name="Source_20_Text"><text:span text:style-name="T21"/></text:span></text:p>
      <text:p text:style-name="P29"><text:span text:style-name="Source_20_Text"><text:span text:style-name="T21">'wsgi.file_wrapper': &lt;class 'wsgiref.util.FileWrapper'&gt;, </text:span></text:span></text:p>
      <text:p text:style-name="P29"><text:span text:style-name="Source_20_Text"><text:span text:style-name="T21"/></text:span></text:p>
      <text:p text:style-name="P29"><text:span text:style-name="Source_20_Text"><text:span text:style-name="T27">'CSRF_COOKIE':</text:span></text:span><text:span text:style-name="Source_20_Text"><text:span text:style-name="T21"> 'rkm2TVuIugtJH5KYaHRAtwFiKLlkyX3b4puCCwUKfy1ZcDY1E2EaICKuBSXGzxxm', </text:span></text:span></text:p>
      <text:p text:style-name="P29"><text:span text:style-name="Source_20_Text"><text:span text:style-name="T21"/></text:span></text:p>
      <text:p text:style-name="P29"><text:span text:style-name="Source_20_Text"><text:span text:style-name="T21">'CSRF_COOKIE_USED': True</text:span></text:span></text:p>
      <text:p text:style-name="P29"><text:span text:style-name="Source_20_Text"><text:span text:style-name="T21">}</text:span></text:span></text:p>
      <text:p text:style-name="P29"><text:span text:style-name="Source_20_Text"><text:span text:style-name="T21"/></text:span></text:p>
      <text:p text:style-name="P29"><text:span text:style-name="Source_20_Text"><text:span text:style-name="T21"/></text:span></text:p>
      <text:p text:style-name="P29"><text:span text:style-name="Source_20_Text"><text:span text:style-name="T21"/></text:span></text:p>
      <text:p text:style-name="P29"><text:span text:style-name="Source_20_Text"><text:span text:style-name="T21"/></text:span></text:p>
      <text:p text:style-name="P29"><text:span text:style-name="Source_20_Text"><text:span text:style-name="T21"/></text:span></text:p>
      <text:p text:style-name="P29"><text:span text:style-name="Source_20_Text"><text:span text:style-name="T21"/></text:span></text:p>
      <text:p text:style-name="P29"><text:span text:style-name="Source_20_Text"><text:span text:style-name="T21"/></text:span></text:p>
      <text:p text:style-name="P29"><text:span text:style-name="Source_20_Text"><text:span text:style-name="T406">Note that:</text:span></text:span></text:p>
      <text:p text:style-name="P29"><text:span text:style-name="Source_20_Text"><text:span text:style-name="T406"/></text:span></text:p>
      <text:p text:style-name="P29"><text:span text:style-name="Source_20_Text"><text:span text:style-name="T407"># The data you send</text:span></text:span></text:p>
      <text:p text:style-name="P29"><text:span text:style-name="Source_20_Text"><text:span text:style-name="T24">print("request.</text:span></text:span><text:span text:style-name="Source_20_Text"><text:span text:style-name="T28">POST</text:span></text:span><text:span text:style-name="Source_20_Text"><text:span text:style-name="T24">['username'] = <text:s/>", request.POST['username'])</text:span></text:span></text:p>
      <text:p text:style-name="P29"><text:span text:style-name="Source_20_Text"><text:span text:style-name="T399">request.POST['username'] = <text:s text:c="2"/></text:span></text:span><text:span text:style-name="Source_20_Text"><text:span text:style-name="T401">leila</text:span></text:span></text:p>
      <text:p text:style-name="P29"><text:span text:style-name="Source_20_Text"><text:span text:style-name="T24"><text:s/></text:span></text:span></text:p>
      <text:p text:style-name="P29"><text:span text:style-name="Source_20_Text"><text:span text:style-name="T24"/></text:span></text:p>
      <text:p text:style-name="P29"><text:span text:style-name="Source_20_Text"><text:span text:style-name="T407"># <text:s/>The sender’s info</text:span></text:span><text:span text:style-name="Source_20_Text"><text:span text:style-name="T406"> <text:s text:c="2"/></text:span></text:span><text:span text:style-name="Source_20_Text"><text:span text:style-name="T24"><text:s text:c="16"/></text:span></text:span></text:p>
      <text:p text:style-name="P29"><text:span text:style-name="Source_20_Text"><text:span text:style-name="T24">print("request.</text:span></text:span><text:span text:style-name="Source_20_Text"><text:span text:style-name="T28">META</text:span></text:span><text:span text:style-name="Source_20_Text"><text:span text:style-name="T24">['USERNAME'] = <text:s/>", request.META['USERNAME'])</text:span></text:span></text:p>
      <text:p text:style-name="P29"><text:span text:style-name="Source_20_Text"><text:span text:style-name="T399">request.META['USERNAME'] = <text:s text:c="2"/></text:span></text:span><text:span text:style-name="Source_20_Text"><text:span text:style-name="T401">maryam</text:span></text:span></text:p>
      <text:p text:style-name="P29"><text:span text:style-name="Source_20_Text"><text:span text:style-name="T401"/></text:span></text:p>
      <text:p text:style-name="P6"><text:span text:style-name="Source_20_Text"><text:span text:style-name="T401"/></text:span></text:p>
      <text:p text:style-name="P6"><text:span text:style-name="Source_20_Text"><text:span text:style-name="T401"/></text:span></text:p>
      <text:p text:style-name="P6"><text:span text:style-name="Source_20_Text"><text:span text:style-name="T401"/></text:span></text:p>
      <text:p text:style-name="P6"><text:span text:style-name="Source_20_Text"><text:span text:style-name="T488">request</text:span></text:span><text:span text:style-name="Source_20_Text"><text:span text:style-name="T578">.</text:span></text:span><text:span text:style-name="Source_20_Text"><text:span text:style-name="T488">POST</text:span></text:span><text:span text:style-name="Source_20_Text"><text:span text:style-name="T486"> <text:s/></text:span></text:span><text:span text:style-name="Source_20_Text"><text:span text:style-name="T586"># Only handles form data. <text:s/>Only works for </text:span></text:span><text:span text:style-name="Source_20_Text"><text:span text:style-name="T588">'POST'</text:span></text:span><text:span text:style-name="Source_20_Text"><text:span text:style-name="T586"> method.</text:span></text:span></text:p>
      <text:p text:style-name="P421"><text:span text:style-name="Source_20_Text"><text:span text:style-name="T489">request</text:span></text:span><text:span text:style-name="Source_20_Text"><text:span text:style-name="T579">.</text:span></text:span><text:span text:style-name="Source_20_Text"><text:span text:style-name="T489">data</text:span></text:span><text:span text:style-name="Source_20_Text"><text:span text:style-name="T483"> <text:s/></text:span></text:span><text:span text:style-name="Source_20_Text"><text:span text:style-name="T587"># Handles arbitrary data. <text:s/>Works for </text:span></text:span><text:span text:style-name="Source_20_Text"><text:span text:style-name="T589">'POST', 'PUT' and 'PATCH'</text:span></text:span><text:span text:style-name="Source_20_Text"><text:span text:style-name="T587"> methods</text:span></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29"><text:span text:style-name="Source_20_Text"><text:span text:style-name="T401"/></text:span></text:p>
      <text:p text:style-name="P19"><text:span text:style-name="Source_20_Text"><text:span text:style-name="T21"/></text:span></text:p>
      <text:p text:style-name="P18"><text:span text:style-name="Source_20_Text"><text:span text:style-name="T22"/></text:span></text:p>
      <text:p text:style-name="P18"><text:soft-page-break/><text:span text:style-name="Source_20_Text"><text:span text:style-name="T22"/></text:span></text:p>
      <text:p text:style-name="P165"><text:span text:style-name="Source_20_Text"><text:span text:style-name="T766"/></text:span></text:p>
      <text:p text:style-name="P165"><text:span text:style-name="Source_20_Text"><text:span text:style-name="T766"/></text:span></text:p>
      <text:h text:style-name="P1" text:outline-level="1"><text:a xlink:type="simple" xlink:href="https://stackoverflow.com/questions/57061979/what-is-the-difference-between-method-handlers-such-get-post-and-actions-such" text:style-name="Internet_20_link" text:visited-style-name="Visited_20_Internet_20_Link"><text:span text:style-name="Source_20_Text"><text:span text:style-name="T36">What is the difference between </text:span></text:span></text:a><text:a xlink:type="simple" xlink:href="https://stackoverflow.com/questions/57061979/what-is-the-difference-between-method-handlers-such-get-post-and-actions-such" text:style-name="Internet_20_link" text:visited-style-name="Visited_20_Internet_20_Link"><text:span text:style-name="Source_20_Text"><text:span text:style-name="T37">method</text:span></text:span></text:a><text:a xlink:type="simple" xlink:href="https://stackoverflow.com/questions/57061979/what-is-the-difference-between-method-handlers-such-get-post-and-actions-such" text:style-name="Internet_20_link" text:visited-style-name="Visited_20_Internet_20_Link"><text:span text:style-name="Source_20_Text"><text:span text:style-name="T36"> </text:span></text:span></text:a><text:a xlink:type="simple" xlink:href="https://stackoverflow.com/questions/57061979/what-is-the-difference-between-method-handlers-such-get-post-and-actions-such" text:style-name="Internet_20_link" text:visited-style-name="Visited_20_Internet_20_Link"><text:span text:style-name="Source_20_Text"><text:span text:style-name="T37">handlers</text:span></text:span></text:a><text:a xlink:type="simple" xlink:href="https://stackoverflow.com/questions/57061979/what-is-the-difference-between-method-handlers-such-get-post-and-actions-such" text:style-name="Internet_20_link" text:visited-style-name="Visited_20_Internet_20_Link"><text:span text:style-name="Source_20_Text"><text:span text:style-name="T36"> such .get, .post and </text:span></text:span></text:a><text:a xlink:type="simple" xlink:href="https://stackoverflow.com/questions/57061979/what-is-the-difference-between-method-handlers-such-get-post-and-actions-such" text:style-name="Internet_20_link" text:visited-style-name="Visited_20_Internet_20_Link"><text:span text:style-name="Source_20_Text"><text:span text:style-name="T37">actions</text:span></text:span></text:a><text:a xlink:type="simple" xlink:href="https://stackoverflow.com/questions/57061979/what-is-the-difference-between-method-handlers-such-get-post-and-actions-such" text:style-name="Internet_20_link" text:visited-style-name="Visited_20_Internet_20_Link"><text:span text:style-name="Source_20_Text"> such as .list, .create</text:span></text:a><text:span text:style-name="Source_20_Text"><text:span text:style-name="T36">?</text:span></text:span></text:h>
      <text:p text:style-name="P30"><text:span text:style-name="Source_20_Text"><text:span text:style-name="T26"/></text:span></text:p>
      <text:p text:style-name="P30"><text:span text:style-name="Source_20_Text"><text:span text:style-name="T26"/></text:span></text:p>
      <text:p text:style-name="P30"><text:span text:style-name="Source_20_Text"><text:span text:style-name="T26"/></text:span></text:p>
      <text:p text:style-name="P30"><text:span text:style-name="Source_20_Text"><text:span text:style-name="T26">request handlers like </text:span></text:span><text:span text:style-name="Source_20_Text"><text:span text:style-name="T29">.get()</text:span></text:span><text:span text:style-name="Source_20_Text"><text:span text:style-name="T26"> and </text:span></text:span><text:span text:style-name="Source_20_Text"><text:span text:style-name="T29">.post()</text:span></text:span><text:span text:style-name="Source_20_Text"><text:span text:style-name="T26"> are based on </text:span></text:span><text:span text:style-name="Source_20_Text"><text:span text:style-name="T29">http request methods</text:span></text:span><text:span text:style-name="Source_20_Text"><text:span text:style-name="T26">, while actions like </text:span></text:span><text:span text:style-name="Source_20_Text"><text:span text:style-name="T29">.create()</text:span></text:span><text:span text:style-name="Source_20_Text"><text:span text:style-name="T26"> or </text:span></text:span><text:span text:style-name="Source_20_Text"><text:span text:style-name="T29">.list()</text:span></text:span><text:span text:style-name="Source_20_Text"><text:span text:style-name="T26"> are from a </text:span></text:span><text:span text:style-name="Source_20_Text"><text:span text:style-name="T29">functionality point of view</text:span></text:span><text:span text:style-name="Source_20_Text"><text:span text:style-name="T26">. </text:span></text:span></text:p>
      <text:p text:style-name="P30"><text:span text:style-name="Source_20_Text"><text:span text:style-name="T26"/></text:span></text:p>
      <text:p text:style-name="P30"><text:span text:style-name="Source_20_Text"><text:span text:style-name="T26">Suppose you have a view class that can return a single user's info by user id or return all users in sorted order. These two requests are all </text:span></text:span><text:span text:style-name="Source_20_Text"><text:span text:style-name="T29">GET requests</text:span></text:span><text:span text:style-name="Source_20_Text"><text:span text:style-name="T26"> from the client side, but with different parameters and purposes. </text:span></text:span></text:p>
      <text:p text:style-name="P30"><text:span text:style-name="Source_20_Text"><text:span text:style-name="T26"/></text:span></text:p>
      <text:p text:style-name="P20"><text:span text:style-name="Source_20_Text"><text:span text:style-name="T794">If you just want to use .get() handler in this case you will need to define two view functions and </text:span></text:span><text:span text:style-name="Source_20_Text"><text:span text:style-name="T795">register the two urls in url config</text:span></text:span><text:span text:style-name="Source_20_Text"><text:span text:style-name="T794">. Or you can use </text:span></text:span><text:span text:style-name="Source_20_Text"><text:span text:style-name="T795">ViewSet</text:span></text:span><text:span text:style-name="Source_20_Text"><text:span text:style-name="T794"> class or </text:span></text:span><text:span text:style-name="Source_20_Text"><text:span text:style-name="T795">generic view</text:span></text:span><text:span text:style-name="Source_20_Text"><text:span text:style-name="T794"> </text:span></text:span><text:span text:style-name="Source_20_Text"><text:span text:style-name="T795">with mixins</text:span></text:span><text:span text:style-name="Source_20_Text"><text:span text:style-name="T794"> that has action functions .list() and .retrieve() to handle these requests, then using </text:span></text:span><text:span text:style-name="Source_20_Text"><text:span text:style-name="T795">router class</text:span></text:span><text:span text:style-name="Source_20_Text"><text:span text:style-name="T794"> to set the url configs that follows the REST url standards.</text:span></text:span></text:p>
      <table:table table:name="Table2" table:style-name="Table2">
        <table:table-column table:style-name="Table2.A"/>
        <table:table-row table:style-name="TableLine94733806356688">
          <table:table-cell table:style-name="Table2.A1" office:value-type="string">
            <text:p text:style-name="P224"><text:span text:style-name="Source_20_Text"><text:span text:style-name="T802">class CreateModelMixin(object):</text:span></text:span></text:p>
            <text:p text:style-name="P226"><text:span text:style-name="Source_20_Text"><text:span text:style-name="T802"><text:s text:c="4"/>"""</text:span></text:span></text:p>
            <text:p text:style-name="P226"><text:span text:style-name="Source_20_Text"><text:span text:style-name="T802"><text:s text:c="3"/></text:span></text:span><text:span text:style-name="Source_20_Text"><text:span text:style-name="T803"><text:s/>Create a model instance.</text:span></text:span></text:p>
            <text:p text:style-name="P226"><text:span text:style-name="Source_20_Text"><text:span text:style-name="T802"><text:s text:c="4"/>"""</text:span></text:span></text:p>
            <text:p text:style-name="P226"><text:span text:style-name="Source_20_Text"><text:span text:style-name="T802"><text:s text:c="4"/>def </text:span></text:span><text:span text:style-name="Source_20_Text"><text:span text:style-name="T803">create</text:span></text:span><text:span text:style-name="Source_20_Text"><text:span text:style-name="T802">(self, request, *args, **kwargs):</text:span></text:span></text:p>
            <text:p text:style-name="P226"><text:span text:style-name="Source_20_Text"><text:span text:style-name="T802"><text:s text:c="8"/>serializer = self.get_serializer(data=request.data)</text:span></text:span></text:p>
            <text:p text:style-name="P226"><text:span text:style-name="Source_20_Text"><text:span text:style-name="T802"><text:s text:c="8"/>serializer.is_valid(raise_exception=True)</text:span></text:span></text:p>
            <text:p text:style-name="P226"><text:span text:style-name="Source_20_Text"><text:span text:style-name="T802"><text:s text:c="8"/>self.perform_create(serializer)</text:span></text:span></text:p>
            <text:p text:style-name="P226"><text:span text:style-name="Source_20_Text"><text:span text:style-name="T802"><text:s text:c="8"/>headers = self.get_success_headers(serializer.data)</text:span></text:span></text:p>
            <text:p text:style-name="P226"><text:span text:style-name="Source_20_Text"><text:span text:style-name="T802"><text:s text:c="8"/>return Response(serializer.data, status=status.HTTP_201_CREATED, <text:s text:c="3"/>headers=headers)</text:span></text:span></text:p>
            <text:p text:style-name="P225"/>
            <text:p text:style-name="P226"><text:span text:style-name="Source_20_Text"><text:span text:style-name="T802"><text:s text:c="4"/>def perform_create(self, serializer):</text:span></text:span></text:p>
            <text:p text:style-name="P226"><text:span text:style-name="Source_20_Text"><text:span text:style-name="T802"><text:s text:c="8"/>serializer.save()</text:span></text:span></text:p>
            <text:p text:style-name="P225"/>
            <text:p text:style-name="P226"><text:span text:style-name="Source_20_Text"><text:span text:style-name="T802"><text:s text:c="4"/>def get_success_headers(self, data):</text:span></text:span></text:p>
            <text:p text:style-name="P226"><text:span text:style-name="Source_20_Text"><text:span text:style-name="T802"><text:s text:c="8"/>try:</text:span></text:span></text:p>
            <text:p text:style-name="P226"><text:span text:style-name="Source_20_Text"><text:span text:style-name="T802"><text:s text:c="12"/>return {'Location': data[api_settings.URL_FIELD_NAME]}</text:span></text:span></text:p>
            <text:p text:style-name="P226"><text:span text:style-name="Source_20_Text"><text:span text:style-name="T802"><text:s text:c="8"/>except (TypeError, KeyError):</text:span></text:span></text:p>
            <text:p text:style-name="P284"><text:span text:style-name="Source_20_Text"><text:span text:style-name="T802"><text:s text:c="12"/>return {}</text:span></text:span></text:p>
            <text:p text:style-name="P313"/>
          </table:table-cell>
        </table:table-row>
      </table:table>
      <text:p text:style-name="P20"><text:span text:style-name="Source_20_Text"><text:span text:style-name="T794"/></text:span></text:p>
      <text:p text:style-name="P31"><text:span text:style-name="Source_20_Text"><text:span text:style-name="T419">The </text:span></text:span><text:span text:style-name="Source_20_Text"><text:span text:style-name="T421">self.action</text:span></text:span><text:span text:style-name="Source_20_Text"><text:span text:style-name="T422"> </text:span></text:span><text:span text:style-name="Source_20_Text"><text:span text:style-name="T419">attribute is set by the the DRF </text:span></text:span><text:span text:style-name="Source_20_Text"><text:span text:style-name="T420">ModelViewSet</text:span></text:span><text:span text:style-name="Source_20_Text"><text:span text:style-name="T422"> </text:span></text:span><text:span text:style-name="Source_20_Text"><text:span text:style-name="T419">and is set to the name of the request method.</text:span></text:span></text:p>
      <text:p text:style-name="P31"><text:span text:style-name="Source_20_Text"><text:span text:style-name="T419"/></text:span></text:p>
      <text:p text:style-name="P21"><text:span text:style-name="Source_20_Text"><text:span text:style-name="T798">Remember that </text:span></text:span><text:span text:style-name="Source_20_Text"><text:span text:style-name="T800">ModelViewSet </text:span></text:span><text:span text:style-name="Source_20_Text"><text:span text:style-name="T798">doesn't use </text:span></text:span><text:span text:style-name="Source_20_Text"><text:span text:style-name="T799">HTTP methods</text:span></text:span><text:span text:style-name="Source_20_Text"><text:span text:style-name="T798"> like </text:span></text:span><text:span text:style-name="Source_20_Text"><text:span text:style-name="T801">get()</text:span></text:span><text:span text:style-name="Source_20_Text"><text:span text:style-name="T800"> </text:span></text:span><text:span text:style-name="Source_20_Text"><text:span text:style-name="T798">and </text:span></text:span><text:span text:style-name="Source_20_Text"><text:span text:style-name="T801">post()</text:span></text:span><text:span text:style-name="Source_20_Text"><text:span text:style-name="T798">. It uses </text:span></text:span><text:span text:style-name="Source_20_Text"><text:span text:style-name="T799">action-based</text:span></text:span><text:span text:style-name="Source_20_Text"><text:span text:style-name="T798"> method names, so the </text:span></text:span><text:span text:style-name="Source_20_Text"><text:span text:style-name="T800">/books/</text:span></text:span><text:span text:style-name="Source_20_Text"><text:span text:style-name="T798">list endpoint uses the </text:span></text:span><text:span text:style-name="Source_20_Text"><text:span text:style-name="T801">list()</text:span></text:span><text:span text:style-name="Source_20_Text"><text:span text:style-name="T800"> </text:span></text:span><text:span text:style-name="Source_20_Text"><text:span text:style-name="T798">method.</text:span></text:span></text:p>
      <text:p text:style-name="P21"><text:span text:style-name="Source_20_Text"><text:span text:style-name="T798"/></text:span></text:p>
      <text:p text:style-name="P109"><text:span text:style-name="Source_20_Text"><text:span text:style-name="T401"/></text:span></text:p>
      <text:p text:style-name="P32"><text:span text:style-name="Source_20_Text"><text:span text:style-name="T402"/></text:span></text:p>
      <text:p text:style-name="P32"><text:span text:style-name="Source_20_Text"><text:span text:style-name="T402">ViewSet?</text:span></text:span></text:p>
      <text:p text:style-name="P5"><text:span text:style-name="Source_20_Text"><text:span text:style-name="T402"/></text:span></text:p>
      <text:p text:style-name="P32"><text:span text:style-name="Source_20_Text"><text:span text:style-name="T402">Router class? </text:span></text:span><text:a xlink:type="simple" xlink:href="https://learnbatta.com/blog/routers-in-django-rest-framework-84/" text:style-name="Internet_20_link" text:visited-style-name="Visited_20_Internet_20_Link"><text:span text:style-name="Source_20_Text"><text:span text:style-name="T423">https://learnbatta.com/blog/routers-in-django-rest-framework-84/</text:span></text:span></text:a></text:p>
      <text:p text:style-name="P32"><text:soft-page-break/><text:span text:style-name="Source_20_Text"><text:span text:style-name="T423"/></text:span></text:p>
      <text:p text:style-name="P32"><text:span text:style-name="Source_20_Text"><text:span text:style-name="T423"/></text:span></text:p>
      <text:p text:style-name="P32"><text:span text:style-name="Source_20_Text"><text:span text:style-name="T423"/></text:span></text:p>
      <text:p text:style-name="P32"><text:span text:style-name="Source_20_Text"><text:span text:style-name="T423"/></text:span></text:p>
      <text:p text:style-name="P32"><text:span text:style-name="Source_20_Text"><text:span text:style-name="T423"/></text:span></text:p>
      <text:p text:style-name="P32"><text:span text:style-name="Source_20_Text"><text:span text:style-name="T423"/></text:span></text:p>
      <text:p text:style-name="P32"><text:span text:style-name="Source_20_Text"><text:span text:style-name="T423"/></text:span></text:p>
      <text:p text:style-name="P32"><text:span text:style-name="Source_20_Text"><text:span text:style-name="T423"/></text:span></text:p>
      <text:p text:style-name="P32"><text:span text:style-name="Source_20_Text"><text:span text:style-name="T423"/></text:span></text:p>
      <text:p text:style-name="P33"><text:span text:style-name="Source_20_Text"><text:span text:style-name="T191">api</text:span></text:span><text:span text:style-name="Source_20_Text"><text:span text:style-name="T206"> : <text:s/></text:span></text:span><text:span text:style-name="Source_20_Text"><text:span text:style-name="T207">I</text:span></text:span><text:span text:style-name="Source_20_Text"><text:span text:style-name="T206">t turn</text:span></text:span><text:span text:style-name="Source_20_Text"><text:span text:style-name="T208">s</text:span></text:span><text:span text:style-name="Source_20_Text"><text:span text:style-name="T206"> </text:span></text:span><text:span text:style-name="Source_20_Text"><text:span text:style-name="T230">the</text:span></text:span><text:span text:style-name="Source_20_Text"><text:span text:style-name="T206"> data </text:span></text:span><text:span text:style-name="Source_20_Text"><text:span text:style-name="T208">flow from</text:span></text:span><text:span text:style-name="Source_20_Text"><text:span text:style-name="T206"> </text:span></text:span><text:span text:style-name="Source_20_Text"><text:span text:style-name="T208">the regular </text:span></text:span><text:span text:style-name="Source_20_Text"><text:span text:style-name="T206">django model to </text:span></text:span><text:span text:style-name="Source_20_Text"><text:span text:style-name="T241">J</text:span></text:span><text:span text:style-name="Source_20_Text"><text:span text:style-name="T206">ava</text:span></text:span><text:span text:style-name="Source_20_Text"><text:span text:style-name="T241">S</text:span></text:span><text:span text:style-name="Source_20_Text"><text:span text:style-name="T206">crip </text:span></text:span><text:span text:style-name="Source_20_Text"><text:span text:style-name="T241">O</text:span></text:span><text:span text:style-name="Source_20_Text"><text:span text:style-name="T206">bject </text:span></text:span><text:span text:style-name="Source_20_Text"><text:span text:style-name="T241">N</text:span></text:span><text:span text:style-name="Source_20_Text"><text:span text:style-name="T206">otation, </text:span></text:span><text:span text:style-name="Source_20_Text"><text:span text:style-name="T237">JSON</text:span></text:span><text:span text:style-name="Source_20_Text"><text:span text:style-name="T206">. </text:span></text:span><text:span text:style-name="Source_20_Text"><text:span text:style-name="T209">This JSPN onject can be passed back and forth which means if we want to change a model or create one, we can send JSON data or get back JSON data.</text:span></text:span></text:p>
      <text:p text:style-name="P33"><text:span text:style-name="Source_20_Text"><text:span text:style-name="T209"/></text:span></text:p>
      <text:p text:style-name="P34"><text:span text:style-name="Source_20_Text"><text:span text:style-name="T210">JSON is a standard data format that allows us to work with a web application, IOS and Android and this is exactly what an api does.</text:span></text:span></text:p>
      <text:p text:style-name="P34"><text:span text:style-name="Source_20_Text"><text:span text:style-name="T210"/></text:span></text:p>
      <text:p text:style-name="P34"><text:span text:style-name="Source_20_Text"><text:span text:style-name="T210"/></text:span></text:p>
      <text:p text:style-name="P34"><text:span text:style-name="Source_20_Text"><text:span text:style-name="T210"/></text:span></text:p>
      <text:p text:style-name="P35"><text:span text:style-name="Source_20_Text"><text:span text:style-name="T542">Concrete View Classes</text:span></text:span></text:p>
      <text:p text:style-name="P35"><text:span text:style-name="Source_20_Text"><text:span text:style-name="T512">The following classes are the concrete generic views. If you're using generic views this is normally the level you'll be working at unless you need heavily customized behavior.</text:span></text:span></text:p>
      <text:p text:style-name="P35"><text:span text:style-name="Source_20_Text"><text:span text:style-name="T541"/></text:span></text:p>
      <table:table table:name="Table3" table:style-name="Table3">
        <table:table-column table:style-name="Table3.A"/>
        <table:table-row table:style-name="TableLine94733803238560">
          <table:table-cell table:style-name="Table3.A1" office:value-type="string">
            <text:p text:style-name="P190"><text:span text:style-name="Source_20_Text"><text:span text:style-name="T353">from</text:span></text:span><text:span text:style-name="Source_20_Text"><text:span text:style-name="T483"> </text:span></text:span><text:span text:style-name="Source_20_Text"><text:span text:style-name="T550">rest_framework.generics</text:span></text:span><text:span text:style-name="Source_20_Text"><text:span text:style-name="T483"> </text:span></text:span><text:span text:style-name="Source_20_Text"><text:span text:style-name="T354">import</text:span></text:span><text:span text:style-name="Source_20_Text"><text:span text:style-name="T484"> (</text:span></text:span></text:p>
            <text:p text:style-name="P190"><text:span text:style-name="Source_20_Text"><text:span text:style-name="T492">CreateAPIView,ListAPIView,RetrieveAPIView,DestroyAPIView, UpdateAPIView, ListCreateAPIView,RetrieveUpdateAPIView, </text:span></text:span><text:span text:style-name="Source_20_Text"><text:span text:style-name="T493">RetrieveDestroy</text:span></text:span><text:span text:style-name="Source_20_Text"><text:span text:style-name="T492">APIView, <text:s/></text:span></text:span><text:span text:style-name="Source_20_Text"><text:span text:style-name="T493">RetrieveUpdateDestroy</text:span></text:span><text:span text:style-name="Source_20_Text"><text:span text:style-name="T492">APIView</text:span></text:span><text:span text:style-name="Source_20_Text"><text:span text:style-name="T495">)</text:span></text:span></text:p>
          </table:table-cell>
        </table:table-row>
      </table:table>
      <text:p text:style-name="P120"><text:span text:style-name="Source_20_Text"><text:span text:style-name="T210"/></text:span></text:p>
      <text:p text:style-name="P120"><text:span text:style-name="Source_20_Text"><text:span text:style-name="T210"/></text:span></text:p>
      <text:p text:style-name="P120"><text:span text:style-name="Source_20_Text"><text:span text:style-name="T513">This class extends REST framework's </text:span></text:span><text:span text:style-name="Source_20_Text"><text:span text:style-name="T558">APIView</text:span></text:span><text:span text:style-name="Source_20_Text"><text:span text:style-name="T513">class, adding commonly required behavior for standard list and detail views.</text:span></text:span></text:p>
      <text:p text:style-name="P209"><text:span text:style-name="T511"><text:s text:c="4"/>Each of the concrete generic views provided is built by combining </text:span><text:span text:style-name="Source_20_Text"><text:span text:style-name="T559">GenericAPIView</text:span></text:span><text:span text:style-name="T511">, with <text:s text:c="5"/>one or more mixin classes.</text:span></text:p>
      <text:p text:style-name="P34"><text:span text:style-name="Source_20_Text"><text:span text:style-name="T210"/></text:span></text:p>
      <text:p text:style-name="P36"><text:span text:style-name="Source_20_Text"><text:span text:style-name="T259">Attributes</text:span></text:span></text:p>
      <table:table table:name="Table4" table:style-name="Table4">
        <table:table-column table:style-name="Table4.A"/>
        <table:table-row table:style-name="TableLine94733802942432">
          <table:table-cell table:style-name="Table4.A1" office:value-type="string">
            <text:p text:style-name="P200"><text:span text:style-name="T815">q</text:span>ueryset</text:p>
            <text:p text:style-name="P200"/>
            <text:p text:style-name="P200">serializer_class</text:p>
            <text:p text:style-name="P200"/>
            <text:p text:style-name="P200">lookup_field</text:p>
            <text:p text:style-name="P200"/>
            <text:p text:style-name="P200">lookup_url_kwarg</text:p>
            <text:p text:style-name="P200"/>
            <text:p text:style-name="P200">pagination_class</text:p>
            <text:p text:style-name="P200"/>
            <text:p text:style-name="P200">permission_classes</text:p>
            <text:p text:style-name="P200"/>
            <text:p text:style-name="P200">filter_backends</text:p>
          </table:table-cell>
        </table:table-row>
      </table:table>
      <text:p text:style-name="P34"><text:span text:style-name="Source_20_Text"><text:span text:style-name="T210"/></text:span></text:p>
      <text:p text:style-name="P34"><text:span text:style-name="Source_20_Text"><text:span text:style-name="T210"/></text:span></text:p>
      <text:p text:style-name="P34"><text:span text:style-name="Source_20_Text"><text:span text:style-name="T210"/></text:span></text:p>
      <text:p text:style-name="P34"><text:span text:style-name="Source_20_Text"><text:span text:style-name="T210"/></text:span></text:p>
      <text:p text:style-name="P34"><text:soft-page-break/><text:span text:style-name="Source_20_Text"><text:span text:style-name="T210"/></text:span></text:p>
      <text:p text:style-name="P36"><text:span text:style-name="Source_20_Text"><text:span text:style-name="T259">methods()</text:span></text:span></text:p>
      <table:table table:name="Table5" table:style-name="Table5">
        <table:table-column table:style-name="Table5.A"/>
        <table:table-row table:style-name="TableLine94733814796784">
          <table:table-cell table:style-name="Table5.A1" office:value-type="string">
            <text:p text:style-name="P199">get_queryset(<text:span text:style-name="Source_20_Text"><text:span text:style-name="T804">self</text:span></text:span>)</text:p>
            <text:p text:style-name="P198"/>
            <text:p text:style-name="P199">get_serializer_class(<text:span text:style-name="Source_20_Text"><text:span text:style-name="T804">self</text:span></text:span>)</text:p>
            <text:p text:style-name="P198"/>
            <text:p text:style-name="P192"><text:span text:style-name="Source_20_Text"><text:span text:style-name="T806">get_object</text:span></text:span><text:span text:style-name="Source_20_Text"><text:span text:style-name="T818">(</text:span></text:span><text:span text:style-name="Source_20_Text"><text:span text:style-name="T804">self</text:span></text:span><text:span text:style-name="Source_20_Text"><text:span text:style-name="T818">)</text:span></text:span></text:p>
            <text:p text:style-name="P191"><text:span text:style-name="Source_20_Text"><text:span text:style-name="T818"/></text:span></text:p>
            <text:p text:style-name="P191"><text:span text:style-name="Source_20_Text"><text:span text:style-name="T806">filter_queryset</text:span></text:span><text:span text:style-name="Source_20_Text"><text:span text:style-name="T818">(</text:span></text:span><text:span text:style-name="Source_20_Text"><text:span text:style-name="T804">self</text:span></text:span><text:span text:style-name="Source_20_Text"><text:span text:style-name="T818">,</text:span></text:span><text:span text:style-name="Source_20_Text"><text:span text:style-name="T806"> queryset</text:span></text:span><text:span text:style-name="Source_20_Text"><text:span text:style-name="T818">)</text:span></text:span></text:p>
            <text:p text:style-name="P191"><text:span text:style-name="Source_20_Text"><text:span text:style-name="T818"/></text:span></text:p>
            <text:p text:style-name="P191"><text:span text:style-name="Source_20_Text"><text:span text:style-name="T806">get_serializer_class</text:span></text:span><text:span text:style-name="Source_20_Text"><text:span text:style-name="T818">(</text:span></text:span><text:span text:style-name="Source_20_Text"><text:span text:style-name="T804">self</text:span></text:span><text:span text:style-name="Source_20_Text"><text:span text:style-name="T818">)</text:span></text:span></text:p>
            <text:p text:style-name="P200"/>
            <text:p text:style-name="P200">get_serializer_context(self)</text:p>
            <text:p text:style-name="P200"/>
            <text:p text:style-name="P200">get_serializer(self, instance=None, data=None, many=False, partial=False)</text:p>
            <text:p text:style-name="P200"/>
            <text:p text:style-name="P200">get_paginated_response(self, data)</text:p>
            <text:p text:style-name="P200"/>
            <text:p text:style-name="P200">paginate_queryset(self, queryset)</text:p>
            <text:p text:style-name="P200"/>
          </table:table-cell>
        </table:table-row>
      </table:table>
      <text:p text:style-name="P34"><text:span text:style-name="Source_20_Text"><text:span text:style-name="T210"/></text:span></text:p>
      <text:p text:style-name="P34"><text:span text:style-name="Source_20_Text"><text:span text:style-name="T210"/></text:span></text:p>
      <text:p text:style-name="P34"><text:span text:style-name="Source_20_Text"><text:span text:style-name="Strong_20_Emphasis"><text:span text:style-name="T507">Save and deletion hooks</text:span></text:span></text:span><text:span text:style-name="Source_20_Text"><text:span text:style-name="T507">:</text:span></text:span></text:p>
      <text:p text:style-name="P34"><text:span text:style-name="Source_20_Text"><text:span text:style-name="T515">The following methods are provided by the mixin classes, and provide easy overriding of the object save or deletion behavior.</text:span></text:span></text:p>
      <text:p text:style-name="P34"><text:span text:style-name="Source_20_Text"><text:span text:style-name="T210"/></text:span></text:p>
      <table:table table:name="Table6" table:style-name="Table6">
        <table:table-column table:style-name="Table6.A"/>
        <table:table-row table:style-name="TableLine94733790910592">
          <table:table-cell table:style-name="Table6.A1" office:value-type="string">
            <text:p text:style-name="P200"/>
            <text:p text:style-name="P200"><text:span text:style-name="T2">perform_create</text:span>(self, serializer)</text:p>
            <text:p text:style-name="P200"/>
            <text:p text:style-name="P200"><text:span text:style-name="T2">perform_update</text:span>(self, serializer)</text:p>
            <text:p text:style-name="P200"/>
            <text:p text:style-name="P200"><text:span text:style-name="T2">perform_destroy</text:span>(self, instance)</text:p>
            <text:p text:style-name="P200"/>
            <text:p text:style-name="P198"/>
          </table:table-cell>
        </table:table-row>
      </table:table>
      <text:p text:style-name="P34"><text:span text:style-name="Source_20_Text"><text:span text:style-name="T210"/></text:span></text:p>
      <text:p text:style-name="P34"><text:span text:style-name="Source_20_Text"><text:span text:style-name="T210"/></text:span></text:p>
      <text:p text:style-name="P34"><text:span text:style-name="Source_20_Text"><text:span text:style-name="T210"/></text:span></text:p>
      <text:p text:style-name="P34"><text:span text:style-name="Source_20_Text"><text:span text:style-name="T513">If the generic views don't suit the needs of your API, you can drop down to using the regular</text:span></text:span><text:span text:style-name="Source_20_Text"><text:span text:style-name="T562">APIView</text:span></text:span><text:span text:style-name="Source_20_Text"><text:span text:style-name="T507">class</text:span></text:span><text:span text:style-name="Source_20_Text"><text:span text:style-name="T513">, or </text:span></text:span><text:span text:style-name="Source_20_Text"><text:span text:style-name="T520">reuse the </text:span></text:span><text:span text:style-name="Source_20_Text"><text:span text:style-name="T358">mixins</text:span></text:span><text:span text:style-name="Source_20_Text"><text:span text:style-name="T520"> and </text:span></text:span><text:span text:style-name="Source_20_Text"><text:span text:style-name="T509">base classes</text:span></text:span><text:span text:style-name="Source_20_Text"><text:span text:style-name="T520"> used by the generic views</text:span></text:span><text:span text:style-name="Source_20_Text"><text:span text:style-name="T513"> to compose your own set of reusable generic views.</text:span></text:span></text:p>
      <text:p text:style-name="P33"><text:span text:style-name="Source_20_Text"><text:span text:style-name="T237"/></text:span></text:p>
      <text:p text:style-name="P33"><text:span text:style-name="Source_20_Text"><text:span text:style-name="T237"/></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pan text:style-name="Source_20_Text"><text:span text:style-name="T424"/></text:span></text:p>
      <text:p text:style-name="P33"><text:soft-page-break/><text:span text:style-name="Source_20_Text"><text:span text:style-name="T424"/></text:span></text:p>
      <text:p text:style-name="P37"><text:span text:style-name="Source_20_Text"><text:span text:style-name="T408">Mixins</text:span></text:span></text:p>
      <text:p text:style-name="P37"><text:span text:style-name="Source_20_Text"><text:span text:style-name="T514">The mixin classes provide the actions that are used to provide the basic view behavior. Note that the mixin classes provide action methods rather than defining the handler methods, such as </text:span></text:span><text:span text:style-name="Source_20_Text"><text:span text:style-name="T555">.get()</text:span></text:span><text:span text:style-name="Source_20_Text"><text:span text:style-name="T535"> </text:span></text:span><text:span text:style-name="Source_20_Text"><text:span text:style-name="T514">and </text:span></text:span><text:span text:style-name="Source_20_Text"><text:span text:style-name="T555">.post()</text:span></text:span><text:span text:style-name="Source_20_Text"><text:span text:style-name="T514">, directly. This allows for more flexible composition of behavior.</text:span></text:span></text:p>
      <text:p text:style-name="P37"><text:span text:style-name="Source_20_Text"><text:span text:style-name="T425"/></text:span></text:p>
      <table:table table:name="Table7" table:style-name="Table7">
        <table:table-column table:style-name="Table7.A"/>
        <table:table-row table:style-name="TableLine94733795649088">
          <table:table-cell table:style-name="Table7.A1" office:value-type="string">
            <text:p text:style-name="P195"><text:span text:style-name="Source_20_Text"><text:span text:style-name="T353">from</text:span></text:span><text:span text:style-name="Source_20_Text"><text:span text:style-name="T483"> </text:span></text:span><text:span text:style-name="Source_20_Text"><text:span text:style-name="T550">rest_framework.</text:span></text:span><text:span text:style-name="Source_20_Text"><text:span text:style-name="T551">mixins</text:span></text:span><text:span text:style-name="Source_20_Text"><text:span text:style-name="T483"> </text:span></text:span><text:span text:style-name="Source_20_Text"><text:span text:style-name="T354">import</text:span></text:span><text:span text:style-name="Source_20_Text"><text:span text:style-name="T484"> </text:span></text:span><text:span text:style-name="Source_20_Text"><text:span text:style-name="T485">ListModelMixin</text:span></text:span></text:p>
            <text:p text:style-name="P195"><text:span text:style-name="Source_20_Text"><text:span text:style-name="T556">.list(request, *args, **kwargs)</text:span></text:span></text:p>
            <text:p text:style-name="P195"><text:span text:style-name="Source_20_Text"><text:span text:style-name="T485"/></text:span></text:p>
            <text:p text:style-name="P196"><text:span text:style-name="Source_20_Text"><text:span text:style-name="T355">from</text:span></text:span><text:span text:style-name="Source_20_Text"><text:span text:style-name="T485"> </text:span></text:span><text:span text:style-name="Source_20_Text"><text:span text:style-name="T552">rest_framework.</text:span></text:span><text:span text:style-name="Source_20_Text"><text:span text:style-name="T551">mixins</text:span></text:span><text:span text:style-name="Source_20_Text"><text:span text:style-name="T485"> </text:span></text:span><text:span text:style-name="Source_20_Text"><text:span text:style-name="T354">import </text:span></text:span><text:span text:style-name="Source_20_Text"><text:span text:style-name="T485">CreateModelMixin </text:span></text:span></text:p>
            <text:p text:style-name="P196"><text:span text:style-name="Source_20_Text"><text:span text:style-name="T563">.create(request, *args, **kwargs)</text:span></text:span></text:p>
            <text:p text:style-name="P196"><text:span text:style-name="Source_20_Text"><text:span text:style-name="T563"/></text:span></text:p>
            <text:p text:style-name="P196"><text:span text:style-name="Source_20_Text"><text:span text:style-name="T356">from</text:span></text:span><text:span text:style-name="Source_20_Text"><text:span text:style-name="T494"> </text:span></text:span><text:span text:style-name="Source_20_Text"><text:span text:style-name="T553">rest_framework.</text:span></text:span><text:span text:style-name="Source_20_Text"><text:span text:style-name="T554">mixins</text:span></text:span><text:span text:style-name="Source_20_Text"><text:span text:style-name="T494"> </text:span></text:span><text:span text:style-name="Source_20_Text"><text:span text:style-name="T357">import </text:span></text:span><text:span text:style-name="Source_20_Text"><text:span text:style-name="T492">Retrieve</text:span></text:span><text:span text:style-name="Source_20_Text"><text:span text:style-name="T494">ModelMixin</text:span></text:span></text:p>
            <text:p text:style-name="P196"><text:span text:style-name="Source_20_Text"><text:span text:style-name="T564">.retrieve(request, *args, **kwargs)</text:span></text:span></text:p>
            <text:p text:style-name="P196"><text:span text:style-name="Source_20_Text"><text:span text:style-name="T492"/></text:span></text:p>
            <text:p text:style-name="P193"><text:span text:style-name="Source_20_Text"><text:span text:style-name="T356">from</text:span></text:span><text:span text:style-name="Source_20_Text"><text:span text:style-name="T494"> </text:span></text:span><text:span text:style-name="Source_20_Text"><text:span text:style-name="T553">rest_framework.</text:span></text:span><text:span text:style-name="Source_20_Text"><text:span text:style-name="T554">mixins</text:span></text:span><text:span text:style-name="Source_20_Text"><text:span text:style-name="T494"> </text:span></text:span><text:span text:style-name="Source_20_Text"><text:span text:style-name="T357">import </text:span></text:span><text:span text:style-name="Source_20_Text"><text:span text:style-name="T492">Destroy</text:span></text:span><text:span text:style-name="Source_20_Text"><text:span text:style-name="T494">ModelMixin</text:span></text:span><text:span text:style-name="Source_20_Text"><text:span text:style-name="T492"> </text:span></text:span></text:p>
            <text:p text:style-name="P193"><text:span text:style-name="Source_20_Text"><text:span text:style-name="T564">.destroy(request, *args, **kwargs)</text:span></text:span></text:p>
            <text:p text:style-name="P193"><text:span text:style-name="Source_20_Text"><text:span text:style-name="T492"/></text:span></text:p>
            <text:p text:style-name="P193"><text:span text:style-name="Source_20_Text"><text:span text:style-name="T356">from</text:span></text:span><text:span text:style-name="Source_20_Text"><text:span text:style-name="T494"> </text:span></text:span><text:span text:style-name="Source_20_Text"><text:span text:style-name="T553">rest_framework.</text:span></text:span><text:span text:style-name="Source_20_Text"><text:span text:style-name="T554">mixins</text:span></text:span><text:span text:style-name="Source_20_Text"><text:span text:style-name="T494"> </text:span></text:span><text:span text:style-name="Source_20_Text"><text:span text:style-name="T357">import </text:span></text:span><text:span text:style-name="Source_20_Text"><text:span text:style-name="T492">Update</text:span></text:span><text:span text:style-name="Source_20_Text"><text:span text:style-name="T494">ModelMixin</text:span></text:span><text:span text:style-name="Source_20_Text"><text:span text:style-name="T492"> </text:span></text:span></text:p>
            <text:p text:style-name="P193"><text:span text:style-name="Source_20_Text"><text:span text:style-name="T564">.update(request, *args, **kwargs)</text:span></text:span></text:p>
          </table:table-cell>
        </table:table-row>
      </table:table>
      <text:p text:style-name="P37"><text:span text:style-name="Source_20_Text"><text:span text:style-name="T425"/></text:span></text:p>
      <text:p text:style-name="P37"><text:span text:style-name="Source_20_Text"><text:span text:style-name="T425"/></text:span></text:p>
      <table:table table:name="Table10" table:style-name="Table10">
        <table:table-column table:style-name="Table10.A"/>
        <table:table-row table:style-name="TableLine94733792666048">
          <table:table-cell table:style-name="Table10.A1" office:value-type="string">
            <text:p text:style-name="P183"><text:span text:style-name="Source_20_Text"><text:span text:style-name="T477">from</text:span></text:span><text:span text:style-name="Source_20_Text"><text:span text:style-name="T483"> rest_framework </text:span></text:span><text:span text:style-name="Source_20_Text"><text:span text:style-name="T477">import</text:span></text:span><text:span text:style-name="Source_20_Text"><text:span text:style-name="T483"> </text:span></text:span><text:span text:style-name="Source_20_Text"><text:span text:style-name="T489">mixins</text:span></text:span></text:p>
            <text:p text:style-name="P183"><text:span text:style-name="Source_20_Text"><text:span text:style-name="T477">from</text:span></text:span><text:span text:style-name="Source_20_Text"><text:span text:style-name="T483"> rest_framework </text:span></text:span><text:span text:style-name="Source_20_Text"><text:span text:style-name="T477">import</text:span></text:span><text:span text:style-name="Source_20_Text"><text:span text:style-name="T483"> </text:span></text:span><text:span text:style-name="Source_20_Text"><text:span text:style-name="T489">generics</text:span></text:span></text:p>
            <text:p text:style-name="P184"><text:span text:style-name="Source_20_Text"><text:span text:style-name="T482"/></text:span></text:p>
            <text:p text:style-name="P184"><text:span text:style-name="Source_20_Text"><text:span text:style-name="T482">class</text:span></text:span><text:span text:style-name="Source_20_Text"><text:span text:style-name="T496"> </text:span></text:span><text:span text:style-name="Source_20_Text"><text:span text:style-name="T603">SnippetList</text:span></text:span><text:span text:style-name="Source_20_Text"><text:span text:style-name="T580">(</text:span></text:span><text:span text:style-name="Source_20_Text"><text:span text:style-name="T496">mixins</text:span></text:span><text:span text:style-name="Source_20_Text"><text:span text:style-name="T580">.</text:span></text:span><text:span text:style-name="Source_20_Text"><text:span text:style-name="T603">ListModelMixin</text:span></text:span><text:span text:style-name="Source_20_Text"><text:span text:style-name="T580">,</text:span></text:span><text:span text:style-name="Source_20_Text"><text:span text:style-name="T496">mixins</text:span></text:span><text:span text:style-name="Source_20_Text"><text:span text:style-name="T580">.</text:span></text:span><text:span text:style-name="Source_20_Text"><text:span text:style-name="T603">CreateModelMixin</text:span></text:span><text:span text:style-name="Source_20_Text"><text:span text:style-name="T580">,</text:span></text:span><text:span text:style-name="Source_20_Text"><text:span text:style-name="T496">generics</text:span></text:span><text:span text:style-name="Source_20_Text"><text:span text:style-name="T580">.</text:span></text:span><text:span text:style-name="Source_20_Text"><text:span text:style-name="T603">GenericAPIView</text:span></text:span><text:span text:style-name="Source_20_Text"><text:span text:style-name="T580">):</text:span></text:span></text:p>
            <text:p text:style-name="P270"><text:span text:style-name="Source_20_Text"><text:span text:style-name="T498"><text:s text:c="4"/></text:span></text:span></text:p>
            <text:p text:style-name="P270"><text:span text:style-name="Source_20_Text"><text:span text:style-name="T483"><text:s text:c="4"/>queryset </text:span></text:span><text:span text:style-name="Source_20_Text"><text:span text:style-name="T576">=</text:span></text:span><text:span text:style-name="Source_20_Text"><text:span text:style-name="T483"> </text:span></text:span><text:span text:style-name="Source_20_Text"><text:span text:style-name="T601">Snippet</text:span></text:span><text:span text:style-name="Source_20_Text"><text:span text:style-name="T576">.</text:span></text:span><text:span text:style-name="Source_20_Text"><text:span text:style-name="T483">objects</text:span></text:span><text:span text:style-name="Source_20_Text"><text:span text:style-name="T576">.</text:span></text:span><text:span text:style-name="Source_20_Text"><text:span text:style-name="T483">all</text:span></text:span><text:span text:style-name="Source_20_Text"><text:span text:style-name="T576">()</text:span></text:span></text:p>
            <text:p text:style-name="P269"><text:span text:style-name="Source_20_Text"><text:span text:style-name="T498"><text:s text:c="4"/></text:span></text:span><text:span text:style-name="Source_20_Text"><text:span text:style-name="T483">serializer_class </text:span></text:span><text:span text:style-name="Source_20_Text"><text:span text:style-name="T576">=</text:span></text:span><text:span text:style-name="Source_20_Text"><text:span text:style-name="T483"> </text:span></text:span><text:span text:style-name="Source_20_Text"><text:span text:style-name="T601">SnippetSerializer</text:span></text:span></text:p>
            <text:p text:style-name="P270"><text:span text:style-name="Source_20_Text"><text:span text:style-name="T498"><text:s text:c="3"/></text:span></text:span></text:p>
            <text:p text:style-name="P270"><text:span text:style-name="Source_20_Text"><text:span text:style-name="T483"><text:s text:c="4"/></text:span></text:span><text:span text:style-name="Source_20_Text"><text:span text:style-name="T480">def</text:span></text:span><text:span text:style-name="Source_20_Text"><text:span text:style-name="T489"> </text:span></text:span><text:span text:style-name="Source_20_Text"><text:span text:style-name="T480">get</text:span></text:span><text:span text:style-name="Source_20_Text"><text:span text:style-name="T576">(</text:span></text:span><text:span text:style-name="Source_20_Text"><text:span text:style-name="T477">self</text:span></text:span><text:span text:style-name="Source_20_Text"><text:span text:style-name="T576">,</text:span></text:span><text:span text:style-name="Source_20_Text"><text:span text:style-name="T483"> request</text:span></text:span><text:span text:style-name="Source_20_Text"><text:span text:style-name="T576">,</text:span></text:span><text:span text:style-name="Source_20_Text"><text:span text:style-name="T483"> </text:span></text:span><text:span text:style-name="Source_20_Text"><text:span text:style-name="T576">*</text:span></text:span><text:span text:style-name="Source_20_Text"><text:span text:style-name="T483">args</text:span></text:span><text:span text:style-name="Source_20_Text"><text:span text:style-name="T576">,</text:span></text:span><text:span text:style-name="Source_20_Text"><text:span text:style-name="T483"> </text:span></text:span><text:span text:style-name="Source_20_Text"><text:span text:style-name="T576">**</text:span></text:span><text:span text:style-name="Source_20_Text"><text:span text:style-name="T483">kwargs</text:span></text:span><text:span text:style-name="Source_20_Text"><text:span text:style-name="T576">):</text:span></text:span></text:p>
            <text:p text:style-name="P269"><text:span text:style-name="Source_20_Text"><text:span text:style-name="T498"><text:s text:c="8"/></text:span></text:span><text:span text:style-name="Source_20_Text"><text:span text:style-name="T477">return</text:span></text:span><text:span text:style-name="Source_20_Text"><text:span text:style-name="T483"> </text:span></text:span><text:span text:style-name="Source_20_Text"><text:span text:style-name="T477">self</text:span></text:span><text:span text:style-name="Source_20_Text"><text:span text:style-name="T576">.</text:span></text:span><text:span text:style-name="Source_20_Text"><text:span text:style-name="T483">list</text:span></text:span><text:span text:style-name="Source_20_Text"><text:span text:style-name="T576">(</text:span></text:span><text:span text:style-name="Source_20_Text"><text:span text:style-name="T483">request</text:span></text:span><text:span text:style-name="Source_20_Text"><text:span text:style-name="T576">,</text:span></text:span><text:span text:style-name="Source_20_Text"><text:span text:style-name="T483"> </text:span></text:span><text:span text:style-name="Source_20_Text"><text:span text:style-name="T576">*</text:span></text:span><text:span text:style-name="Source_20_Text"><text:span text:style-name="T483">args</text:span></text:span><text:span text:style-name="Source_20_Text"><text:span text:style-name="T576">,</text:span></text:span><text:span text:style-name="Source_20_Text"><text:span text:style-name="T483"> </text:span></text:span><text:span text:style-name="Source_20_Text"><text:span text:style-name="T576">**</text:span></text:span><text:span text:style-name="Source_20_Text"><text:span text:style-name="T483">kwargs</text:span></text:span><text:span text:style-name="Source_20_Text"><text:span text:style-name="T576">)</text:span></text:span></text:p>
            <text:p text:style-name="P269"/>
            <text:p text:style-name="P269"><text:span text:style-name="Source_20_Text"><text:span text:style-name="T498"><text:s text:c="4"/></text:span></text:span><text:span text:style-name="Source_20_Text"><text:span text:style-name="T480">def</text:span></text:span><text:span text:style-name="Source_20_Text"><text:span text:style-name="T489"> post</text:span></text:span><text:span text:style-name="Source_20_Text"><text:span text:style-name="T576">(</text:span></text:span><text:span text:style-name="Source_20_Text"><text:span text:style-name="T477">self</text:span></text:span><text:span text:style-name="Source_20_Text"><text:span text:style-name="T576">,</text:span></text:span><text:span text:style-name="Source_20_Text"><text:span text:style-name="T483"> request</text:span></text:span><text:span text:style-name="Source_20_Text"><text:span text:style-name="T576">,</text:span></text:span><text:span text:style-name="Source_20_Text"><text:span text:style-name="T483"> </text:span></text:span><text:span text:style-name="Source_20_Text"><text:span text:style-name="T576">*</text:span></text:span><text:span text:style-name="Source_20_Text"><text:span text:style-name="T483">args</text:span></text:span><text:span text:style-name="Source_20_Text"><text:span text:style-name="T576">,</text:span></text:span><text:span text:style-name="Source_20_Text"><text:span text:style-name="T483"> </text:span></text:span><text:span text:style-name="Source_20_Text"><text:span text:style-name="T576">**</text:span></text:span><text:span text:style-name="Source_20_Text"><text:span text:style-name="T483">kwargs</text:span></text:span><text:span text:style-name="Source_20_Text"><text:span text:style-name="T576">):</text:span></text:span></text:p>
            <text:p text:style-name="P269"><text:span text:style-name="Source_20_Text"><text:span text:style-name="T498"><text:s text:c="8"/></text:span></text:span><text:span text:style-name="Source_20_Text"><text:span text:style-name="T477">return</text:span></text:span><text:span text:style-name="Source_20_Text"><text:span text:style-name="T483"> </text:span></text:span><text:span text:style-name="Source_20_Text"><text:span text:style-name="T477">self</text:span></text:span><text:span text:style-name="Source_20_Text"><text:span text:style-name="T576">.</text:span></text:span><text:span text:style-name="Source_20_Text"><text:span text:style-name="T483">create</text:span></text:span><text:span text:style-name="Source_20_Text"><text:span text:style-name="T576">(</text:span></text:span><text:span text:style-name="Source_20_Text"><text:span text:style-name="T483">request</text:span></text:span><text:span text:style-name="Source_20_Text"><text:span text:style-name="T576">,</text:span></text:span><text:span text:style-name="Source_20_Text"><text:span text:style-name="T483"> </text:span></text:span><text:span text:style-name="Source_20_Text"><text:span text:style-name="T576">*</text:span></text:span><text:span text:style-name="Source_20_Text"><text:span text:style-name="T483">args</text:span></text:span><text:span text:style-name="Source_20_Text"><text:span text:style-name="T576">,</text:span></text:span><text:span text:style-name="Source_20_Text"><text:span text:style-name="T483"> </text:span></text:span><text:span text:style-name="Source_20_Text"><text:span text:style-name="T576">**</text:span></text:span><text:span text:style-name="Source_20_Text"><text:span text:style-name="T483">kwargs</text:span></text:span><text:span text:style-name="Source_20_Text"><text:span text:style-name="T576">)</text:span></text:span></text:p>
          </table:table-cell>
        </table:table-row>
      </table:table>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oft-page-break/><text:span text:style-name="Source_20_Text"><text:span text:style-name="T595"/></text:span></text:p>
      <text:p text:style-name="P38"><text:span text:style-name="Source_20_Text"><text:span text:style-name="T596">Wrapping Api Views</text:span></text:span></text:p>
      <text:p text:style-name="P38"><text:span text:style-name="Source_20_Text"><text:span text:style-name="T596"/></text:span></text:p>
      <text:p text:style-name="P38"><text:span text:style-name="Source_20_Text"><text:span text:style-name="T516">REST framework provides two wrappers you can use to write API views.</text:span></text:span></text:p>
      <text:p text:style-name="P121"><text:span text:style-name="Source_20_Text"><text:span text:style-name="T516"/></text:span></text:p>
      <text:p text:style-name="P121"><text:span text:style-name="Source_20_Text"><text:span text:style-name="T516">1. The </text:span></text:span><text:span text:style-name="Source_20_Text"><text:span text:style-name="T560">@api_view </text:span></text:span><text:span text:style-name="Source_20_Text"><text:span text:style-name="T516">decorator for working with </text:span></text:span><text:span text:style-name="Source_20_Text"><text:span text:style-name="T521">function based</text:span></text:span><text:span text:style-name="Source_20_Text"><text:span text:style-name="T516"> views.</text:span></text:span></text:p>
      <text:p text:style-name="P121"><text:span text:style-name="Source_20_Text"><text:span text:style-name="T517">2. </text:span></text:span><text:span text:style-name="T511">The </text:span><text:span text:style-name="Source_20_Text"><text:span text:style-name="T559">APIView </text:span></text:span><text:span text:style-name="T511">class for working with </text:span><text:span text:style-name="T519">class-based views</text:span><text:span text:style-name="T511">.</text:span></text:p>
      <text:p text:style-name="P130"/>
      <text:p text:style-name="P130"/>
      <text:p text:style-name="P131">@api_view / function-based view</text:p>
      <table:table table:name="Table8" table:style-name="Table8">
        <table:table-column table:style-name="Table8.A"/>
        <table:table-row table:style-name="TableLine94733794339824">
          <table:table-cell table:style-name="Table8.A1" office:value-type="string">
            <text:p text:style-name="P189"><text:span text:style-name="Source_20_Text"><text:span text:style-name="T477">from</text:span></text:span><text:span text:style-name="Source_20_Text"><text:span text:style-name="T483"> rest_framework</text:span></text:span><text:span text:style-name="Source_20_Text"><text:span text:style-name="T576">.</text:span></text:span><text:span text:style-name="Source_20_Text"><text:span text:style-name="T483">decorators </text:span></text:span><text:span text:style-name="Source_20_Text"><text:span text:style-name="T477">import</text:span></text:span><text:span text:style-name="Source_20_Text"><text:span text:style-name="T483"> </text:span></text:span><text:span text:style-name="Source_20_Text"><text:span text:style-name="T491">api_view</text:span></text:span></text:p>
            <text:p text:style-name="P194"><text:span text:style-name="Source_20_Text"><text:span text:style-name="T599">@api_view</text:span></text:span><text:span text:style-name="Source_20_Text"><text:span text:style-name="T576">([</text:span></text:span><text:span text:style-name="Source_20_Text"><text:span text:style-name="T557">'GET'</text:span></text:span><text:span text:style-name="Source_20_Text"><text:span text:style-name="T576">,</text:span></text:span><text:span text:style-name="Source_20_Text"><text:span text:style-name="T483"> </text:span></text:span><text:span text:style-name="Source_20_Text"><text:span text:style-name="T557">'PUT'</text:span></text:span><text:span text:style-name="Source_20_Text"><text:span text:style-name="T576">,</text:span></text:span><text:span text:style-name="Source_20_Text"><text:span text:style-name="T483"> </text:span></text:span><text:span text:style-name="Source_20_Text"><text:span text:style-name="T557">'DELETE'</text:span></text:span><text:span text:style-name="Source_20_Text"><text:span text:style-name="T576">])</text:span></text:span></text:p>
            <text:p text:style-name="P422"><text:span text:style-name="Source_20_Text"><text:span text:style-name="T477">def</text:span></text:span><text:span text:style-name="Source_20_Text"><text:span text:style-name="T483"> snippet_detail</text:span></text:span><text:span text:style-name="Source_20_Text"><text:span text:style-name="T576">(</text:span></text:span><text:span text:style-name="Source_20_Text"><text:span text:style-name="T483">request</text:span></text:span><text:span text:style-name="Source_20_Text"><text:span text:style-name="T576">,</text:span></text:span><text:span text:style-name="Source_20_Text"><text:span text:style-name="T483"> pk</text:span></text:span><text:span text:style-name="Source_20_Text"><text:span text:style-name="T576">):</text:span></text:span></text:p>
            <text:p text:style-name="P423"><text:span text:style-name="Source_20_Text"><text:span text:style-name="T576"><text:s text:c="5"/></text:span></text:span><text:span text:style-name="Source_20_Text"><text:span text:style-name="T480">if</text:span></text:span><text:span text:style-name="Source_20_Text"><text:span text:style-name="T489"> request</text:span></text:span><text:span text:style-name="Source_20_Text"><text:span text:style-name="T579">.</text:span></text:span><text:span text:style-name="Source_20_Text"><text:span text:style-name="T489">method </text:span></text:span><text:span text:style-name="Source_20_Text"><text:span text:style-name="T579">==</text:span></text:span><text:span text:style-name="Source_20_Text"><text:span text:style-name="T489"> </text:span></text:span><text:span text:style-name="Source_20_Text"><text:span text:style-name="T561">'GET'</text:span></text:span><text:span text:style-name="Source_20_Text"><text:span text:style-name="T579">:</text:span></text:span></text:p>
            <text:p text:style-name="P423"><text:span text:style-name="Source_20_Text"><text:span text:style-name="T498"><text:s text:c="8"/></text:span></text:span><text:span text:style-name="Source_20_Text"><text:span text:style-name="T483">serializer </text:span></text:span><text:span text:style-name="Source_20_Text"><text:span text:style-name="T576">=</text:span></text:span><text:span text:style-name="Source_20_Text"><text:span text:style-name="T483"> </text:span></text:span><text:span text:style-name="Source_20_Text"><text:span text:style-name="T601">SnippetSerializer</text:span></text:span><text:span text:style-name="Source_20_Text"><text:span text:style-name="T576">(</text:span></text:span><text:span text:style-name="Source_20_Text"><text:span text:style-name="T483">snippet</text:span></text:span><text:span text:style-name="Source_20_Text"><text:span text:style-name="T576">)</text:span></text:span></text:p>
            <text:p text:style-name="P423"><text:span text:style-name="Source_20_Text"><text:span text:style-name="T498"><text:s text:c="8"/></text:span></text:span><text:span text:style-name="Source_20_Text"><text:span text:style-name="T477">return</text:span></text:span><text:span text:style-name="Source_20_Text"><text:span text:style-name="T483"> </text:span></text:span><text:span text:style-name="Source_20_Text"><text:span text:style-name="T601">Response</text:span></text:span><text:span text:style-name="Source_20_Text"><text:span text:style-name="T576">(</text:span></text:span><text:span text:style-name="Source_20_Text"><text:span text:style-name="T483">serializer</text:span></text:span><text:span text:style-name="Source_20_Text"><text:span text:style-name="T576">.</text:span></text:span><text:span text:style-name="Source_20_Text"><text:span text:style-name="T483">data</text:span></text:span><text:span text:style-name="Source_20_Text"><text:span text:style-name="T576">)</text:span></text:span></text:p>
            <text:p text:style-name="P421"/>
            <text:p text:style-name="P269"><text:span text:style-name="Source_20_Text"><text:span text:style-name="T498"><text:s text:c="4"/></text:span></text:span><text:span text:style-name="Source_20_Text"><text:span text:style-name="T480">elif</text:span></text:span><text:span text:style-name="Source_20_Text"><text:span text:style-name="T489"> request</text:span></text:span><text:span text:style-name="Source_20_Text"><text:span text:style-name="T579">.</text:span></text:span><text:span text:style-name="Source_20_Text"><text:span text:style-name="T489">method </text:span></text:span><text:span text:style-name="Source_20_Text"><text:span text:style-name="T579">==</text:span></text:span><text:span text:style-name="Source_20_Text"><text:span text:style-name="T489"> </text:span></text:span><text:span text:style-name="Source_20_Text"><text:span text:style-name="T561">'PUT'</text:span></text:span><text:span text:style-name="Source_20_Text"><text:span text:style-name="T579">:</text:span></text:span></text:p>
            <text:p text:style-name="P269"><text:span text:style-name="Source_20_Text"><text:span text:style-name="T498"><text:s text:c="8"/></text:span></text:span><text:span text:style-name="Source_20_Text"><text:span text:style-name="T483">serializer </text:span></text:span><text:span text:style-name="Source_20_Text"><text:span text:style-name="T576">=</text:span></text:span><text:span text:style-name="Source_20_Text"><text:span text:style-name="T483"> </text:span></text:span><text:span text:style-name="Source_20_Text"><text:span text:style-name="T601">SnippetSerializer</text:span></text:span><text:span text:style-name="Source_20_Text"><text:span text:style-name="T576">(</text:span></text:span><text:span text:style-name="Source_20_Text"><text:span text:style-name="T483">snippet</text:span></text:span><text:span text:style-name="Source_20_Text"><text:span text:style-name="T576">,</text:span></text:span><text:span text:style-name="Source_20_Text"><text:span text:style-name="T483"> data</text:span></text:span><text:span text:style-name="Source_20_Text"><text:span text:style-name="T576">=</text:span></text:span><text:span text:style-name="Source_20_Text"><text:span text:style-name="T483">request</text:span></text:span><text:span text:style-name="Source_20_Text"><text:span text:style-name="T576">.</text:span></text:span><text:span text:style-name="Source_20_Text"><text:span text:style-name="T483">data</text:span></text:span><text:span text:style-name="Source_20_Text"><text:span text:style-name="T576">)</text:span></text:span></text:p>
            <text:p text:style-name="P269"><text:span text:style-name="Source_20_Text"><text:span text:style-name="T498"><text:s text:c="8"/></text:span></text:span><text:span text:style-name="Source_20_Text"><text:span text:style-name="T477">if</text:span></text:span><text:span text:style-name="Source_20_Text"><text:span text:style-name="T483"> serializer</text:span></text:span><text:span text:style-name="Source_20_Text"><text:span text:style-name="T576">.</text:span></text:span><text:span text:style-name="Source_20_Text"><text:span text:style-name="T483">is_valid</text:span></text:span><text:span text:style-name="Source_20_Text"><text:span text:style-name="T576">():</text:span></text:span></text:p>
            <text:p text:style-name="P269"><text:span text:style-name="Source_20_Text"><text:span text:style-name="T498"><text:s text:c="12"/></text:span></text:span><text:span text:style-name="Source_20_Text"><text:span text:style-name="T483">serializer</text:span></text:span><text:span text:style-name="Source_20_Text"><text:span text:style-name="T576">.</text:span></text:span><text:span text:style-name="Source_20_Text"><text:span text:style-name="T483">save</text:span></text:span><text:span text:style-name="Source_20_Text"><text:span text:style-name="T576">()</text:span></text:span></text:p>
            <text:p text:style-name="P269"><text:span text:style-name="Source_20_Text"><text:span text:style-name="T498"><text:s text:c="12"/></text:span></text:span><text:span text:style-name="Source_20_Text"><text:span text:style-name="T477">return</text:span></text:span><text:span text:style-name="Source_20_Text"><text:span text:style-name="T483"> </text:span></text:span><text:span text:style-name="Source_20_Text"><text:span text:style-name="T601">Response</text:span></text:span><text:span text:style-name="Source_20_Text"><text:span text:style-name="T576">(</text:span></text:span><text:span text:style-name="Source_20_Text"><text:span text:style-name="T483">serializer</text:span></text:span><text:span text:style-name="Source_20_Text"><text:span text:style-name="T576">.</text:span></text:span><text:span text:style-name="Source_20_Text"><text:span text:style-name="T483">data</text:span></text:span><text:span text:style-name="Source_20_Text"><text:span text:style-name="T576">)</text:span></text:span></text:p>
            <text:p text:style-name="P269"><text:span text:style-name="Source_20_Text"><text:span text:style-name="T498"><text:s text:c="8"/></text:span></text:span><text:span text:style-name="Source_20_Text"><text:span text:style-name="T482">return</text:span></text:span><text:span text:style-name="Source_20_Text"><text:span text:style-name="T496"> </text:span></text:span><text:span text:style-name="Source_20_Text"><text:span text:style-name="T603">Response</text:span></text:span><text:span text:style-name="Source_20_Text"><text:span text:style-name="T580">(</text:span></text:span><text:span text:style-name="Source_20_Text"><text:span text:style-name="T496">serializer</text:span></text:span><text:span text:style-name="Source_20_Text"><text:span text:style-name="T580">.</text:span></text:span><text:span text:style-name="Source_20_Text"><text:span text:style-name="T496">errors</text:span></text:span><text:span text:style-name="Source_20_Text"><text:span text:style-name="T580">,</text:span></text:span><text:span text:style-name="Source_20_Text"><text:span text:style-name="T496">status</text:span></text:span><text:span text:style-name="Source_20_Text"><text:span text:style-name="T580">=</text:span></text:span><text:span text:style-name="Source_20_Text"><text:span text:style-name="T496">status</text:span></text:span><text:span text:style-name="Source_20_Text"><text:span text:style-name="T580">.</text:span></text:span><text:span text:style-name="Source_20_Text"><text:span text:style-name="T496">HTTP_400_BAD_REQUEST</text:span></text:span><text:span text:style-name="Source_20_Text"><text:span text:style-name="T580">)</text:span></text:span></text:p>
            <text:p text:style-name="P421"/>
            <text:p text:style-name="P269"><text:span text:style-name="Source_20_Text"><text:span text:style-name="T498"><text:s text:c="3"/></text:span></text:span><text:span text:style-name="Source_20_Text"><text:span text:style-name="T499"><text:s/></text:span></text:span><text:span text:style-name="Source_20_Text"><text:span text:style-name="T480">elif</text:span></text:span><text:span text:style-name="Source_20_Text"><text:span text:style-name="T489"> request</text:span></text:span><text:span text:style-name="Source_20_Text"><text:span text:style-name="T579">.</text:span></text:span><text:span text:style-name="Source_20_Text"><text:span text:style-name="T489">method </text:span></text:span><text:span text:style-name="Source_20_Text"><text:span text:style-name="T579">==</text:span></text:span><text:span text:style-name="Source_20_Text"><text:span text:style-name="T489"> </text:span></text:span><text:span text:style-name="Source_20_Text"><text:span text:style-name="T561">'DELETE'</text:span></text:span><text:span text:style-name="Source_20_Text"><text:span text:style-name="T579">:</text:span></text:span></text:p>
            <text:p text:style-name="P269"><text:span text:style-name="Source_20_Text"><text:span text:style-name="T498"><text:s text:c="8"/></text:span></text:span><text:span text:style-name="Source_20_Text"><text:span text:style-name="T483">snippet</text:span></text:span><text:span text:style-name="Source_20_Text"><text:span text:style-name="T576">.</text:span></text:span><text:span text:style-name="Source_20_Text"><text:span text:style-name="T477">delete</text:span></text:span><text:span text:style-name="Source_20_Text"><text:span text:style-name="T576">()</text:span></text:span></text:p>
            <text:p text:style-name="P269"><text:span text:style-name="Source_20_Text"><text:span text:style-name="T498"><text:s text:c="8"/></text:span></text:span><text:span text:style-name="Source_20_Text"><text:span text:style-name="T477">return</text:span></text:span><text:span text:style-name="Source_20_Text"><text:span text:style-name="T483"> </text:span></text:span><text:span text:style-name="Source_20_Text"><text:span text:style-name="T601">Response</text:span></text:span><text:span text:style-name="Source_20_Text"><text:span text:style-name="T576">(</text:span></text:span><text:span text:style-name="Source_20_Text"><text:span text:style-name="T483">status</text:span></text:span><text:span text:style-name="Source_20_Text"><text:span text:style-name="T576">=</text:span></text:span><text:span text:style-name="Source_20_Text"><text:span text:style-name="T483">status</text:span></text:span><text:span text:style-name="Source_20_Text"><text:span text:style-name="T576">.</text:span></text:span><text:span text:style-name="Source_20_Text"><text:span text:style-name="T483">HTTP_204_NO_CONTENT</text:span></text:span><text:span text:style-name="Source_20_Text"><text:span text:style-name="T576">)</text:span></text:span></text:p>
            <text:p text:style-name="P314"/>
          </table:table-cell>
        </table:table-row>
      </table:table>
      <text:p text:style-name="P38"><text:span text:style-name="Source_20_Text"><text:span text:style-name="T596"/></text:span></text:p>
      <text:p text:style-name="P38"><text:span text:style-name="Source_20_Text"><text:span text:style-name="T596"/></text:span></text:p>
      <text:p text:style-name="P38"><text:span text:style-name="Source_20_Text"><text:span text:style-name="T596"/></text:span></text:p>
      <text:p text:style-name="P38"><text:span text:style-name="Source_20_Text"><text:span text:style-name="T596"/></text:span></text:p>
      <text:p text:style-name="P38"><text:span text:style-name="Source_20_Text"><text:span text:style-name="T596"/></text:span></text:p>
      <text:p text:style-name="P38"><text:span text:style-name="Source_20_Text"><text:span text:style-name="T596"/></text:span></text:p>
      <text:p text:style-name="P38"><text:span text:style-name="Source_20_Text"><text:span text:style-name="T596"/></text:span></text:p>
      <text:p text:style-name="P38"><text:span text:style-name="Source_20_Text"><text:span text:style-name="T596"/></text:span></text:p>
      <text:p text:style-name="P38"><text:span text:style-name="Source_20_Text"><text:span text:style-name="T596"/></text:span></text:p>
      <text:p text:style-name="P38"><text:soft-page-break/><text:span text:style-name="Source_20_Text"><text:span text:style-name="T596"/></text:span></text:p>
      <text:p text:style-name="P38"><text:span text:style-name="Source_20_Text"><text:span text:style-name="T274">APIView / </text:span></text:span><text:span text:style-name="Source_20_Text"><text:span text:style-name="T273">Class-based Views</text:span></text:span></text:p>
      <table:table table:name="Table9" table:style-name="Table9">
        <table:table-column table:style-name="Table9.A"/>
        <table:table-row table:style-name="TableLine94733803754544">
          <table:table-cell table:style-name="Table9.A1" office:value-type="string">
            <text:p text:style-name="P197"><text:span text:style-name="Source_20_Text"><text:span text:style-name="T477">from</text:span></text:span><text:span text:style-name="Source_20_Text"><text:span text:style-name="T483"> rest_framework</text:span></text:span><text:span text:style-name="Source_20_Text"><text:span text:style-name="T576">.</text:span></text:span><text:span text:style-name="Source_20_Text"><text:span text:style-name="T483">views </text:span></text:span><text:span text:style-name="Source_20_Text"><text:span text:style-name="T477">import</text:span></text:span><text:span text:style-name="Source_20_Text"><text:span text:style-name="T483"> </text:span></text:span><text:span text:style-name="Source_20_Text"><text:span text:style-name="T602">APIView</text:span></text:span></text:p>
            <text:p text:style-name="P197"><text:span text:style-name="Source_20_Text"><text:span text:style-name="T477"/></text:span></text:p>
            <text:p text:style-name="P183"><text:span text:style-name="Source_20_Text"><text:span text:style-name="T477">class</text:span></text:span><text:span text:style-name="Source_20_Text"><text:span text:style-name="T483"> </text:span></text:span><text:span text:style-name="Source_20_Text"><text:span text:style-name="T601">SnippetDetail</text:span></text:span><text:span text:style-name="Source_20_Text"><text:span text:style-name="T576">(</text:span></text:span><text:span text:style-name="Source_20_Text"><text:span text:style-name="T601">APIView</text:span></text:span><text:span text:style-name="Source_20_Text"><text:span text:style-name="T576">):</text:span></text:span></text:p>
            <text:p text:style-name="P269"><text:span text:style-name="Source_20_Text"><text:span text:style-name="T498"><text:s text:c="3"/></text:span></text:span></text:p>
            <text:p text:style-name="P269"><text:span text:style-name="Source_20_Text"><text:span text:style-name="T498"><text:s text:c="4"/></text:span></text:span><text:span text:style-name="Source_20_Text"><text:span text:style-name="T480">def</text:span></text:span><text:span text:style-name="Source_20_Text"><text:span text:style-name="T489"> get_object</text:span></text:span><text:span text:style-name="Source_20_Text"><text:span text:style-name="T576">(</text:span></text:span><text:span text:style-name="Source_20_Text"><text:span text:style-name="T477">self</text:span></text:span><text:span text:style-name="Source_20_Text"><text:span text:style-name="T576">,</text:span></text:span><text:span text:style-name="Source_20_Text"><text:span text:style-name="T483"> pk</text:span></text:span><text:span text:style-name="Source_20_Text"><text:span text:style-name="T576">):</text:span></text:span></text:p>
            <text:p text:style-name="P269"><text:span text:style-name="Source_20_Text"><text:span text:style-name="T498"><text:s text:c="8"/></text:span></text:span><text:span text:style-name="Source_20_Text"><text:span text:style-name="T477">try</text:span></text:span><text:span text:style-name="Source_20_Text"><text:span text:style-name="T576">:</text:span></text:span></text:p>
            <text:p text:style-name="P269"><text:span text:style-name="Source_20_Text"><text:span text:style-name="T498"><text:s text:c="12"/></text:span></text:span><text:span text:style-name="Source_20_Text"><text:span text:style-name="T477">return</text:span></text:span><text:span text:style-name="Source_20_Text"><text:span text:style-name="T483"> </text:span></text:span><text:span text:style-name="Source_20_Text"><text:span text:style-name="T601">Snippet</text:span></text:span><text:span text:style-name="Source_20_Text"><text:span text:style-name="T576">.</text:span></text:span><text:span text:style-name="Source_20_Text"><text:span text:style-name="T483">objects</text:span></text:span><text:span text:style-name="Source_20_Text"><text:span text:style-name="T576">.</text:span></text:span><text:span text:style-name="Source_20_Text"><text:span text:style-name="T477">get</text:span></text:span><text:span text:style-name="Source_20_Text"><text:span text:style-name="T576">(</text:span></text:span><text:span text:style-name="Source_20_Text"><text:span text:style-name="T483">pk</text:span></text:span><text:span text:style-name="Source_20_Text"><text:span text:style-name="T576">=</text:span></text:span><text:span text:style-name="Source_20_Text"><text:span text:style-name="T483">pk</text:span></text:span><text:span text:style-name="Source_20_Text"><text:span text:style-name="T576">)</text:span></text:span></text:p>
            <text:p text:style-name="P269"><text:span text:style-name="Source_20_Text"><text:span text:style-name="T498"><text:s text:c="8"/></text:span></text:span><text:span text:style-name="Source_20_Text"><text:span text:style-name="T477">except</text:span></text:span><text:span text:style-name="Source_20_Text"><text:span text:style-name="T483"> </text:span></text:span><text:span text:style-name="Source_20_Text"><text:span text:style-name="T601">Snippet</text:span></text:span><text:span text:style-name="Source_20_Text"><text:span text:style-name="T576">.</text:span></text:span><text:span text:style-name="Source_20_Text"><text:span text:style-name="T601">DoesNotExist</text:span></text:span><text:span text:style-name="Source_20_Text"><text:span text:style-name="T576">:</text:span></text:span></text:p>
            <text:p text:style-name="P269"><text:span text:style-name="Source_20_Text"><text:span text:style-name="T498"><text:s text:c="12"/></text:span></text:span><text:span text:style-name="Source_20_Text"><text:span text:style-name="T477">raise</text:span></text:span><text:span text:style-name="Source_20_Text"><text:span text:style-name="T483"> </text:span></text:span><text:span text:style-name="Source_20_Text"><text:span text:style-name="T601">Http404</text:span></text:span></text:p>
            <text:p text:style-name="P421"/>
            <text:p text:style-name="P269"><text:span text:style-name="Source_20_Text"><text:span text:style-name="T498"><text:s text:c="4"/></text:span></text:span><text:span text:style-name="Source_20_Text"><text:span text:style-name="T480">def</text:span></text:span><text:span text:style-name="Source_20_Text"><text:span text:style-name="T489"> </text:span></text:span><text:span text:style-name="Source_20_Text"><text:span text:style-name="T480">get</text:span></text:span><text:span text:style-name="Source_20_Text"><text:span text:style-name="T576">(</text:span></text:span><text:span text:style-name="Source_20_Text"><text:span text:style-name="T477">self</text:span></text:span><text:span text:style-name="Source_20_Text"><text:span text:style-name="T576">,</text:span></text:span><text:span text:style-name="Source_20_Text"><text:span text:style-name="T483"> request</text:span></text:span><text:span text:style-name="Source_20_Text"><text:span text:style-name="T576">,</text:span></text:span><text:span text:style-name="Source_20_Text"><text:span text:style-name="T483"> pk</text:span></text:span><text:span text:style-name="Source_20_Text"><text:span text:style-name="T576">,</text:span></text:span><text:span text:style-name="Source_20_Text"><text:span text:style-name="T483"> format</text:span></text:span><text:span text:style-name="Source_20_Text"><text:span text:style-name="T576">=</text:span></text:span><text:span text:style-name="Source_20_Text"><text:span text:style-name="T477">None</text:span></text:span><text:span text:style-name="Source_20_Text"><text:span text:style-name="T576">):</text:span></text:span></text:p>
            <text:p text:style-name="P269"><text:span text:style-name="Source_20_Text"><text:span text:style-name="T498"><text:s text:c="8"/></text:span></text:span><text:span text:style-name="Source_20_Text"><text:span text:style-name="T483">snippet </text:span></text:span><text:span text:style-name="Source_20_Text"><text:span text:style-name="T576">=</text:span></text:span><text:span text:style-name="Source_20_Text"><text:span text:style-name="T483"> </text:span></text:span><text:span text:style-name="Source_20_Text"><text:span text:style-name="T477">self</text:span></text:span><text:span text:style-name="Source_20_Text"><text:span text:style-name="T576">.</text:span></text:span><text:span text:style-name="Source_20_Text"><text:span text:style-name="T483">get_object</text:span></text:span><text:span text:style-name="Source_20_Text"><text:span text:style-name="T576">(</text:span></text:span><text:span text:style-name="Source_20_Text"><text:span text:style-name="T483">pk</text:span></text:span><text:span text:style-name="Source_20_Text"><text:span text:style-name="T576">)</text:span></text:span></text:p>
            <text:p text:style-name="P269"><text:span text:style-name="Source_20_Text"><text:span text:style-name="T498"><text:s text:c="8"/></text:span></text:span><text:span text:style-name="Source_20_Text"><text:span text:style-name="T483">serializer </text:span></text:span><text:span text:style-name="Source_20_Text"><text:span text:style-name="T576">=</text:span></text:span><text:span text:style-name="Source_20_Text"><text:span text:style-name="T483"> </text:span></text:span><text:span text:style-name="Source_20_Text"><text:span text:style-name="T601">SnippetSerializer</text:span></text:span><text:span text:style-name="Source_20_Text"><text:span text:style-name="T576">(</text:span></text:span><text:span text:style-name="Source_20_Text"><text:span text:style-name="T483">snippet</text:span></text:span><text:span text:style-name="Source_20_Text"><text:span text:style-name="T576">)</text:span></text:span></text:p>
            <text:p text:style-name="P269"><text:span text:style-name="Source_20_Text"><text:span text:style-name="T498"><text:s text:c="8"/></text:span></text:span><text:span text:style-name="Source_20_Text"><text:span text:style-name="T477">return</text:span></text:span><text:span text:style-name="Source_20_Text"><text:span text:style-name="T483"> </text:span></text:span><text:span text:style-name="Source_20_Text"><text:span text:style-name="T601">Response</text:span></text:span><text:span text:style-name="Source_20_Text"><text:span text:style-name="T576">(</text:span></text:span><text:span text:style-name="Source_20_Text"><text:span text:style-name="T483">serializer</text:span></text:span><text:span text:style-name="Source_20_Text"><text:span text:style-name="T576">.</text:span></text:span><text:span text:style-name="Source_20_Text"><text:span text:style-name="T483">data</text:span></text:span><text:span text:style-name="Source_20_Text"><text:span text:style-name="T576">)</text:span></text:span></text:p>
            <text:p text:style-name="P421"/>
            <text:p text:style-name="P269"><text:span text:style-name="Source_20_Text"><text:span text:style-name="T498"><text:s text:c="4"/></text:span></text:span><text:span text:style-name="Source_20_Text"><text:span text:style-name="T480">def</text:span></text:span><text:span text:style-name="Source_20_Text"><text:span text:style-name="T489"> put</text:span></text:span><text:span text:style-name="Source_20_Text"><text:span text:style-name="T576">(</text:span></text:span><text:span text:style-name="Source_20_Text"><text:span text:style-name="T477">self</text:span></text:span><text:span text:style-name="Source_20_Text"><text:span text:style-name="T576">,</text:span></text:span><text:span text:style-name="Source_20_Text"><text:span text:style-name="T483"> request</text:span></text:span><text:span text:style-name="Source_20_Text"><text:span text:style-name="T576">,</text:span></text:span><text:span text:style-name="Source_20_Text"><text:span text:style-name="T483"> pk</text:span></text:span><text:span text:style-name="Source_20_Text"><text:span text:style-name="T576">,</text:span></text:span><text:span text:style-name="Source_20_Text"><text:span text:style-name="T483"> format</text:span></text:span><text:span text:style-name="Source_20_Text"><text:span text:style-name="T576">=</text:span></text:span><text:span text:style-name="Source_20_Text"><text:span text:style-name="T477">None</text:span></text:span><text:span text:style-name="Source_20_Text"><text:span text:style-name="T576">):</text:span></text:span></text:p>
            <text:p text:style-name="P269"><text:span text:style-name="Source_20_Text"><text:span text:style-name="T498"><text:s text:c="8"/></text:span></text:span><text:span text:style-name="Source_20_Text"><text:span text:style-name="T483">snippet </text:span></text:span><text:span text:style-name="Source_20_Text"><text:span text:style-name="T576">=</text:span></text:span><text:span text:style-name="Source_20_Text"><text:span text:style-name="T483"> </text:span></text:span><text:span text:style-name="Source_20_Text"><text:span text:style-name="T477">self</text:span></text:span><text:span text:style-name="Source_20_Text"><text:span text:style-name="T576">.</text:span></text:span><text:span text:style-name="Source_20_Text"><text:span text:style-name="T483">get_object</text:span></text:span><text:span text:style-name="Source_20_Text"><text:span text:style-name="T576">(</text:span></text:span><text:span text:style-name="Source_20_Text"><text:span text:style-name="T483">pk</text:span></text:span><text:span text:style-name="Source_20_Text"><text:span text:style-name="T576">)</text:span></text:span></text:p>
            <text:p text:style-name="P269"><text:span text:style-name="Source_20_Text"><text:span text:style-name="T498"><text:s text:c="8"/></text:span></text:span><text:span text:style-name="Source_20_Text"><text:span text:style-name="T483">serializer </text:span></text:span><text:span text:style-name="Source_20_Text"><text:span text:style-name="T576">=</text:span></text:span><text:span text:style-name="Source_20_Text"><text:span text:style-name="T483"> </text:span></text:span><text:span text:style-name="Source_20_Text"><text:span text:style-name="T601">SnippetSerializer</text:span></text:span><text:span text:style-name="Source_20_Text"><text:span text:style-name="T576">(</text:span></text:span><text:span text:style-name="Source_20_Text"><text:span text:style-name="T483">snippet</text:span></text:span><text:span text:style-name="Source_20_Text"><text:span text:style-name="T576">,</text:span></text:span><text:span text:style-name="Source_20_Text"><text:span text:style-name="T483"> data</text:span></text:span><text:span text:style-name="Source_20_Text"><text:span text:style-name="T576">=</text:span></text:span><text:span text:style-name="Source_20_Text"><text:span text:style-name="T483">request</text:span></text:span><text:span text:style-name="Source_20_Text"><text:span text:style-name="T576">.</text:span></text:span><text:span text:style-name="Source_20_Text"><text:span text:style-name="T483">data</text:span></text:span><text:span text:style-name="Source_20_Text"><text:span text:style-name="T576">)</text:span></text:span></text:p>
            <text:p text:style-name="P269"><text:span text:style-name="Source_20_Text"><text:span text:style-name="T498"><text:s text:c="8"/></text:span></text:span><text:span text:style-name="Source_20_Text"><text:span text:style-name="T477">if</text:span></text:span><text:span text:style-name="Source_20_Text"><text:span text:style-name="T483"> serializer</text:span></text:span><text:span text:style-name="Source_20_Text"><text:span text:style-name="T576">.</text:span></text:span><text:span text:style-name="Source_20_Text"><text:span text:style-name="T483">is_valid</text:span></text:span><text:span text:style-name="Source_20_Text"><text:span text:style-name="T576">():</text:span></text:span></text:p>
            <text:p text:style-name="P269"><text:span text:style-name="Source_20_Text"><text:span text:style-name="T498"><text:s text:c="12"/></text:span></text:span><text:span text:style-name="Source_20_Text"><text:span text:style-name="T483">serializer</text:span></text:span><text:span text:style-name="Source_20_Text"><text:span text:style-name="T576">.</text:span></text:span><text:span text:style-name="Source_20_Text"><text:span text:style-name="T483">save</text:span></text:span><text:span text:style-name="Source_20_Text"><text:span text:style-name="T576">()</text:span></text:span></text:p>
            <text:p text:style-name="P269"><text:span text:style-name="Source_20_Text"><text:span text:style-name="T498"><text:s text:c="12"/></text:span></text:span><text:span text:style-name="Source_20_Text"><text:span text:style-name="T477">return</text:span></text:span><text:span text:style-name="Source_20_Text"><text:span text:style-name="T483"> </text:span></text:span><text:span text:style-name="Source_20_Text"><text:span text:style-name="T601">Response</text:span></text:span><text:span text:style-name="Source_20_Text"><text:span text:style-name="T576">(</text:span></text:span><text:span text:style-name="Source_20_Text"><text:span text:style-name="T483">serializer</text:span></text:span><text:span text:style-name="Source_20_Text"><text:span text:style-name="T576">.</text:span></text:span><text:span text:style-name="Source_20_Text"><text:span text:style-name="T483">data</text:span></text:span><text:span text:style-name="Source_20_Text"><text:span text:style-name="T576">)</text:span></text:span></text:p>
            <text:p text:style-name="P269"><text:span text:style-name="Source_20_Text"><text:span text:style-name="T498"><text:s text:c="8"/></text:span></text:span><text:span text:style-name="Source_20_Text"><text:span text:style-name="T482">return</text:span></text:span><text:span text:style-name="Source_20_Text"><text:span text:style-name="T496"> </text:span></text:span><text:span text:style-name="Source_20_Text"><text:span text:style-name="T603">Response</text:span></text:span><text:span text:style-name="Source_20_Text"><text:span text:style-name="T580">(</text:span></text:span><text:span text:style-name="Source_20_Text"><text:span text:style-name="T496">serializer</text:span></text:span><text:span text:style-name="Source_20_Text"><text:span text:style-name="T580">.</text:span></text:span><text:span text:style-name="Source_20_Text"><text:span text:style-name="T496">errors</text:span></text:span><text:span text:style-name="Source_20_Text"><text:span text:style-name="T580">,</text:span></text:span><text:span text:style-name="Source_20_Text"><text:span text:style-name="T496"> status</text:span></text:span><text:span text:style-name="Source_20_Text"><text:span text:style-name="T580">=</text:span></text:span><text:span text:style-name="Source_20_Text"><text:span text:style-name="T496">status</text:span></text:span><text:span text:style-name="Source_20_Text"><text:span text:style-name="T580">.</text:span></text:span><text:span text:style-name="Source_20_Text"><text:span text:style-name="T496">HTTP_400_BAD_REQUEST</text:span></text:span><text:span text:style-name="Source_20_Text"><text:span text:style-name="T580">)</text:span></text:span></text:p>
            <text:p text:style-name="P421"/>
            <text:p text:style-name="P269"><text:span text:style-name="Source_20_Text"><text:span text:style-name="T498"><text:s text:c="4"/></text:span></text:span><text:span text:style-name="Source_20_Text"><text:span text:style-name="T480">def</text:span></text:span><text:span text:style-name="Source_20_Text"><text:span text:style-name="T489"> </text:span></text:span><text:span text:style-name="Source_20_Text"><text:span text:style-name="T480">delete</text:span></text:span><text:span text:style-name="Source_20_Text"><text:span text:style-name="T576">(</text:span></text:span><text:span text:style-name="Source_20_Text"><text:span text:style-name="T477">self</text:span></text:span><text:span text:style-name="Source_20_Text"><text:span text:style-name="T576">,</text:span></text:span><text:span text:style-name="Source_20_Text"><text:span text:style-name="T483"> request</text:span></text:span><text:span text:style-name="Source_20_Text"><text:span text:style-name="T576">,</text:span></text:span><text:span text:style-name="Source_20_Text"><text:span text:style-name="T483"> pk</text:span></text:span><text:span text:style-name="Source_20_Text"><text:span text:style-name="T576">,</text:span></text:span><text:span text:style-name="Source_20_Text"><text:span text:style-name="T483"> format</text:span></text:span><text:span text:style-name="Source_20_Text"><text:span text:style-name="T576">=</text:span></text:span><text:span text:style-name="Source_20_Text"><text:span text:style-name="T477">None</text:span></text:span><text:span text:style-name="Source_20_Text"><text:span text:style-name="T576">):</text:span></text:span></text:p>
            <text:p text:style-name="P269"><text:span text:style-name="Source_20_Text"><text:span text:style-name="T498"><text:s text:c="8"/></text:span></text:span><text:span text:style-name="Source_20_Text"><text:span text:style-name="T483">snippet </text:span></text:span><text:span text:style-name="Source_20_Text"><text:span text:style-name="T576">=</text:span></text:span><text:span text:style-name="Source_20_Text"><text:span text:style-name="T483"> </text:span></text:span><text:span text:style-name="Source_20_Text"><text:span text:style-name="T477">self</text:span></text:span><text:span text:style-name="Source_20_Text"><text:span text:style-name="T576">.</text:span></text:span><text:span text:style-name="Source_20_Text"><text:span text:style-name="T483">get_object</text:span></text:span><text:span text:style-name="Source_20_Text"><text:span text:style-name="T576">(</text:span></text:span><text:span text:style-name="Source_20_Text"><text:span text:style-name="T483">pk</text:span></text:span><text:span text:style-name="Source_20_Text"><text:span text:style-name="T576">)</text:span></text:span></text:p>
            <text:p text:style-name="P269"><text:span text:style-name="Source_20_Text"><text:span text:style-name="T498"><text:s text:c="8"/></text:span></text:span><text:span text:style-name="Source_20_Text"><text:span text:style-name="T483">snippet</text:span></text:span><text:span text:style-name="Source_20_Text"><text:span text:style-name="T576">.</text:span></text:span><text:span text:style-name="Source_20_Text"><text:span text:style-name="T477">delete</text:span></text:span><text:span text:style-name="Source_20_Text"><text:span text:style-name="T576">()</text:span></text:span></text:p>
            <text:p text:style-name="P269"><text:span text:style-name="Source_20_Text"><text:span text:style-name="T498"><text:s text:c="8"/></text:span></text:span><text:span text:style-name="Source_20_Text"><text:span text:style-name="T477">return</text:span></text:span><text:span text:style-name="Source_20_Text"><text:span text:style-name="T483"> </text:span></text:span><text:span text:style-name="Source_20_Text"><text:span text:style-name="T601">Response</text:span></text:span><text:span text:style-name="Source_20_Text"><text:span text:style-name="T576">(</text:span></text:span><text:span text:style-name="Source_20_Text"><text:span text:style-name="T483">status</text:span></text:span><text:span text:style-name="Source_20_Text"><text:span text:style-name="T576">=</text:span></text:span><text:span text:style-name="Source_20_Text"><text:span text:style-name="T483">status</text:span></text:span><text:span text:style-name="Source_20_Text"><text:span text:style-name="T576">.</text:span></text:span><text:span text:style-name="Source_20_Text"><text:span text:style-name="T483">HTTP_204_NO_CONTENT</text:span></text:span><text:span text:style-name="Source_20_Text"><text:span text:style-name="T576">)</text:span></text:span></text:p>
            <text:p text:style-name="P314"/>
          </table:table-cell>
        </table:table-row>
      </table:table>
      <text:p text:style-name="P38"><text:span text:style-name="Source_20_Text"><text:span text:style-name="T273"/></text:span></text:p>
      <text:p text:style-name="P37"><text:span text:style-name="Source_20_Text"><text:span text:style-name="T272"/></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pan text:style-name="Source_20_Text"><text:span text:style-name="T425"/></text:span></text:p>
      <text:p text:style-name="P37"><text:soft-page-break/><text:span text:style-name="Source_20_Text"><text:span text:style-name="T425"/></text:span></text:p>
      <text:p text:style-name="P37"><text:span text:style-name="Source_20_Text"><text:span text:style-name="T425"/></text:span></text:p>
      <text:p text:style-name="P39"><text:span text:style-name="Source_20_Text"><text:span text:style-name="T452">How to save a ForeignKey in the database?</text:span></text:span></text:p>
      <text:p text:style-name="P39"><text:span text:style-name="Source_20_Text"><text:span text:style-name="T427"/></text:span></text:p>
      <text:p text:style-name="P40"><text:span text:style-name="Source_20_Text"><text:span text:style-name="T429">Inside the </text:span></text:span><text:span text:style-name="Source_20_Text"><text:span text:style-name="T444">serializer</text:span></text:span><text:span text:style-name="Source_20_Text"><text:span text:style-name="T429">, define a create function:</text:span></text:span></text:p>
      <text:p text:style-name="P40"><text:span text:style-name="Source_20_Text"><text:span text:style-name="T428"/></text:span></text:p>
      <table:table table:name="Table12" table:style-name="Table12">
        <table:table-column table:style-name="Table12.A"/>
        <table:table-row table:style-name="TableLine94733807881760">
          <table:table-cell table:style-name="Table12.A1" office:value-type="string">
            <text:p text:style-name="P326"><text:span text:style-name="T2">def create</text:span>(self, validated_data):</text:p>
            <text:p text:style-name="P326"><text:s text:c="8"/>print(validated_data)</text:p>
            <text:p text:style-name="P326"/>
            <text:p text:style-name="P326"><text:s text:c="8"/># Get the information from the form</text:p>
            <text:p text:style-name="P326"><text:s text:c="8"/>first_name = validated_data['first_name']</text:p>
            <text:p text:style-name="P326"/>
            <text:p text:style-name="P326"><text:s text:c="8"/># Save it to User model</text:p>
            <text:p text:style-name="P326"><text:s text:c="8"/><text:span text:style-name="T2">user_obj</text:span> = User(</text:p>
            <text:p text:style-name="P326"><text:s text:c="20"/>username = username,</text:p>
            <text:p text:style-name="P326"><text:s text:c="24"/>)</text:p>
            <text:p text:style-name="P326"><text:s text:c="8"/>user_obj.set_password(password1)</text:p>
            <text:p text:style-name="P326"><text:s text:c="8"/>user_obj.save()</text:p>
            <text:p text:style-name="P326"/>
            <text:p text:style-name="P326"><text:s text:c="8"/># Save it to Register model</text:p>
            <text:p text:style-name="P326"><text:s text:c="8"/><text:span text:style-name="T2">register_obj = Register(</text:span></text:p>
            <text:p text:style-name="P327"><text:s text:c="20"/>owner <text:s text:c="5"/>= user_obj,</text:p>
            <text:p text:style-name="P327"><text:s text:c="20"/>first_name = first_name,</text:p>
            <text:p text:style-name="P327"><text:s text:c="24"/>)</text:p>
            <text:p text:style-name="P327"><text:s text:c="8"/>register_obj.save()</text:p>
            <text:p text:style-name="P326"/>
            <text:p text:style-name="P326"><text:s text:c="8"/>return validated_data</text:p>
          </table:table-cell>
        </table:table-row>
      </table:table>
      <text:p text:style-name="P40"><text:span text:style-name="Source_20_Text"><text:span text:style-name="T428"/></text:span></text:p>
      <text:p text:style-name="P39"><text:span text:style-name="Source_20_Text"><text:span text:style-name="T427"/></text:span></text:p>
      <text:p text:style-name="P37"><text:span text:style-name="Source_20_Text"><text:span text:style-name="T426"/></text:span></text:p>
      <text:p text:style-name="P37"><text:span text:style-name="Source_20_Text"><text:span text:style-name="T426"/></text:span></text:p>
      <text:p text:style-name="P41"><text:span text:style-name="Source_20_Text"><text:span text:style-name="T426"/></text:span></text:p>
      <text:p text:style-name="P41"><text:span text:style-name="Source_20_Text"><text:span text:style-name="T453">How to represent the value of a </text:span></text:span><text:span text:style-name="Source_20_Text"><text:span text:style-name="T458">ForeignKey</text:span></text:span><text:span text:style-name="Source_20_Text"><text:span text:style-name="T453"> on web?</text:span></text:span></text:p>
      <text:p text:style-name="P41"><text:span text:style-name="Source_20_Text"><text:span text:style-name="T453"/></text:span></text:p>
      <text:p text:style-name="P41"><text:span text:style-name="Source_20_Text"><text:span text:style-name="T430">There are </text:span></text:span><text:span text:style-name="Source_20_Text"><text:span text:style-name="T443">4</text:span></text:span><text:span text:style-name="Source_20_Text"><text:span text:style-name="T430"> ways for it:</text:span></text:span></text:p>
      <text:p text:style-name="P41"><text:span text:style-name="Source_20_Text"><text:span text:style-name="T430"/></text:span></text:p>
      <text:p text:style-name="P41"><text:span text:style-name="Source_20_Text"><text:span text:style-name="T431">1. </text:span></text:span><text:span text:style-name="Source_20_Text"><text:span text:style-name="T430">Inside the views.py add a perform_create function:</text:span></text:span></text:p>
      <text:p text:style-name="P41"><text:span text:style-name="Source_20_Text"><text:span text:style-name="T430"/></text:span></text:p>
      <table:table table:name="Table13" table:style-name="Table13">
        <table:table-column table:style-name="Table13.A"/>
        <table:table-row table:style-name="TableLine94733807782528">
          <table:table-cell table:style-name="Table13.A1" office:value-type="string">
            <text:p text:style-name="P314">def <text:span text:style-name="T2">perform_create</text:span>(self, serializer):</text:p>
            <text:p text:style-name="P314"><text:s text:c="8"/>serializer.save(user=self.request.user)</text:p>
            <text:p text:style-name="P314"/>
            <text:p text:style-name="P314"/>
            <text:p text:style-name="P328">output:</text:p>
            <text:p text:style-name="P227">{</text:p>
            <text:p text:style-name="P271"><text:span text:style-name="T805"><text:s text:c="4"/></text:span><text:span text:style-name="T829">"id"</text:span><text:span text:style-name="T824">:</text:span><text:span text:style-name="T809"> </text:span><text:span text:style-name="T836">75</text:span><text:span text:style-name="T824">,</text:span></text:p>
            <text:p text:style-name="P273"><text:span text:style-name="T805"><text:s text:c="4"/></text:span><text:span text:style-name="T828">"owner"</text:span><text:span text:style-name="T820">:</text:span><text:span text:style-name="T808"> </text:span><text:span text:style-name="T835">139</text:span><text:span text:style-name="T820">,</text:span></text:p>
            <text:p text:style-name="P273"><text:span text:style-name="T805"><text:s text:c="4"/></text:span><text:span text:style-name="T827">"first_name"</text:span><text:span text:style-name="T819">:</text:span><text:span text:style-name="T807"> </text:span><text:span text:style-name="T827">"ali"</text:span><text:span text:style-name="T819">,</text:span></text:p>
            <text:p text:style-name="P273"><text:span text:style-name="T805"><text:s text:c="4"/></text:span><text:span text:style-name="T827">"last_name"</text:span><text:span text:style-name="T819">:</text:span><text:span text:style-name="T807"> </text:span><text:span text:style-name="T827">"mahmoodi"</text:span><text:span text:style-name="T819">,</text:span></text:p>
            <text:p text:style-name="P279"><text:span text:style-name="T503"><text:s text:c="4"/></text:span><text:span text:style-name="T568">"age"</text:span><text:span text:style-name="T584">:</text:span><text:span text:style-name="T500"> </text:span><text:span text:style-name="T600">12</text:span></text:p>
            <text:p text:style-name="P278">}</text:p>
          </table:table-cell>
        </table:table-row>
      </table:table>
      <text:p text:style-name="P41"><text:span text:style-name="Source_20_Text"><text:span text:style-name="T430"/></text:span></text:p>
      <text:p text:style-name="P41"><text:span text:style-name="Source_20_Text"><text:span text:style-name="T430"/></text:span></text:p>
      <text:p text:style-name="P41"><text:span text:style-name="Source_20_Text"><text:span text:style-name="T430"/></text:span></text:p>
      <text:p text:style-name="P41"><text:soft-page-break/><text:span text:style-name="Source_20_Text"><text:span text:style-name="T430"/></text:span></text:p>
      <text:p text:style-name="P41"><text:span text:style-name="Source_20_Text"><text:span text:style-name="T430"/></text:span></text:p>
      <text:p text:style-name="P42"><text:span text:style-name="Source_20_Text"><text:span text:style-name="T431">2. another way is to call a serializer inside another serializer:</text:span></text:span></text:p>
      <table:table table:name="Table14" table:style-name="Table14">
        <table:table-column table:style-name="Table14.A"/>
        <table:table-row table:style-name="TableLine94733805263792">
          <table:table-cell table:style-name="Table14.A1" office:value-type="string">
            <text:p text:style-name="P42"><text:span text:style-name="Source_20_Text"><text:span text:style-name="T445">owner = UserDetailSerializer()</text:span></text:span></text:p>
            <text:p text:style-name="P42"><text:span text:style-name="Source_20_Text"><text:span text:style-name="T445"/></text:span></text:p>
            <text:p text:style-name="P42"><text:span text:style-name="Source_20_Text"><text:span text:style-name="T431">output:</text:span></text:span></text:p>
            <text:p text:style-name="P7"><text:span text:style-name="Source_20_Text"><text:span text:style-name="T582">[</text:span></text:span></text:p>
            <text:p text:style-name="P271"><text:span text:style-name="T805"><text:s text:c="4"/></text:span><text:span text:style-name="T824">{</text:span></text:p>
            <text:p text:style-name="P273"><text:span text:style-name="T805"><text:s text:c="8"/></text:span><text:span text:style-name="T827">"id"</text:span><text:span text:style-name="T819">:</text:span><text:span text:style-name="T807"> </text:span><text:span text:style-name="T834">46</text:span><text:span text:style-name="T819">,</text:span></text:p>
            <text:p text:style-name="P273"><text:span text:style-name="T805"><text:s text:c="8"/></text:span><text:span text:style-name="T828">"owner"</text:span><text:span text:style-name="T820">:</text:span><text:span text:style-name="T808"> </text:span><text:span text:style-name="T820">{</text:span></text:p>
            <text:p text:style-name="P275"><text:span text:style-name="T813"><text:s text:c="11"/></text:span><text:span text:style-name="T805"><text:s/></text:span><text:span text:style-name="T827">"id"</text:span><text:span text:style-name="T819">:</text:span><text:span text:style-name="T807"> </text:span><text:span text:style-name="T834">104</text:span><text:span text:style-name="T819">,</text:span></text:p>
            <text:p text:style-name="P275"><text:span text:style-name="T813"><text:s text:c="12"/></text:span><text:span text:style-name="T827">"username"</text:span><text:span text:style-name="T819">:</text:span><text:span text:style-name="T807"> </text:span><text:span text:style-name="T827">"laleh"</text:span><text:span text:style-name="T819">,</text:span></text:p>
            <text:p text:style-name="P275"><text:span text:style-name="T813"><text:s text:c="12"/></text:span><text:span text:style-name="T827">"password"</text:span><text:span text:style-name="T819">:</text:span><text:span text:style-name="T807"> </text:span><text:span text:style-name="T827">"pbkdf2_sha256$216000$687soF9M9Zmk$IYfi1Tc0OwQReTnuzFUDTNq+SEynzLaPcL3qJLPiWLM="</text:span><text:span text:style-name="T819">,</text:span></text:p>
            <text:p text:style-name="P279"><text:span text:style-name="T504"><text:s text:c="12"/></text:span><text:span text:style-name="T569">"email"</text:span><text:span text:style-name="T585">:</text:span><text:span text:style-name="T501"> </text:span><text:span text:style-name="T569">"</text:span><text:a xlink:type="simple" xlink:href="mailto:laleh.abbasi@gmail.com" text:style-name="Internet_20_link" text:visited-style-name="Visited_20_Internet_20_Link"><text:span text:style-name="T571">laleh.abbasi@gmail.com</text:span></text:a><text:span text:style-name="T569">"</text:span></text:p>
            <text:p text:style-name="P275"><text:span text:style-name="T805"><text:s text:c="8"/></text:span><text:span text:style-name="T819">},</text:span></text:p>
            <text:p text:style-name="P273"><text:span text:style-name="T805"><text:s text:c="8"/></text:span><text:span text:style-name="T827">"first_name"</text:span><text:span text:style-name="T819">:</text:span><text:span text:style-name="T807"> </text:span><text:span text:style-name="T827">"</text:span><text:span text:style-name="T832">لاله</text:span><text:span text:style-name="T827">"</text:span><text:span text:style-name="T819">,</text:span></text:p>
            <text:p text:style-name="P273"><text:span text:style-name="T805"><text:s text:c="8"/></text:span><text:span text:style-name="T827">"last_name"</text:span><text:span text:style-name="T819">:</text:span><text:span text:style-name="T807"> </text:span><text:span text:style-name="T827">"</text:span><text:span text:style-name="T832">عباسی</text:span><text:span text:style-name="T827">"</text:span><text:span text:style-name="T819">,</text:span></text:p>
            <text:p text:style-name="P273"><text:span text:style-name="T805"><text:s text:c="8"/></text:span><text:span text:style-name="T827">"age"</text:span><text:span text:style-name="T819">:</text:span><text:span text:style-name="T807"> </text:span><text:span text:style-name="T834">18</text:span><text:span text:style-name="T819">,</text:span></text:p>
            <text:p text:style-name="P273"><text:span text:style-name="T805"><text:s text:c="4"/></text:span><text:span text:style-name="T819">}, </text:span><text:span text:style-name="T821">]</text:span></text:p>
            <text:p text:style-name="P42"><text:span text:style-name="Source_20_Text"><text:span text:style-name="T459"/></text:span></text:p>
          </table:table-cell>
        </table:table-row>
      </table:table>
      <text:p text:style-name="P42"><text:span text:style-name="Source_20_Text"><text:span text:style-name="T431"/></text:span></text:p>
      <text:p text:style-name="P42"><text:span text:style-name="Source_20_Text"><text:span text:style-name="T431"/></text:span></text:p>
      <text:p text:style-name="P42"><text:span text:style-name="Source_20_Text"><text:span text:style-name="T445"/></text:span></text:p>
      <text:p text:style-name="P43"><text:span text:style-name="Source_20_Text"><text:span text:style-name="T432">3. to add depth to a serializer’s meta class:</text:span></text:span></text:p>
      <table:table table:name="Table15" table:style-name="Table15">
        <table:table-column table:style-name="Table15.A"/>
        <table:table-row table:style-name="TableLine94733804045440">
          <table:table-cell table:style-name="Table15.A1" office:value-type="string">
            <text:p text:style-name="P43"><text:span text:style-name="Source_20_Text"><text:span text:style-name="T446">depth = 1</text:span></text:span></text:p>
            <text:p text:style-name="P43"><text:span text:style-name="Source_20_Text"><text:span text:style-name="T446"/></text:span></text:p>
            <text:p text:style-name="P43"><text:span text:style-name="Source_20_Text"><text:span text:style-name="T432">output:</text:span></text:span></text:p>
            <text:p text:style-name="P8"><text:span text:style-name="Source_20_Text"><text:span text:style-name="T582">[</text:span></text:span></text:p>
            <text:p text:style-name="P272"><text:span text:style-name="T805"><text:s text:c="4"/></text:span><text:span text:style-name="T824">{</text:span></text:p>
            <text:p text:style-name="P274"><text:span text:style-name="T805"><text:s text:c="8"/></text:span><text:span text:style-name="T827">"id"</text:span><text:span text:style-name="T819">:</text:span><text:span text:style-name="T807"> </text:span><text:span text:style-name="T834">46</text:span><text:span text:style-name="T819">,</text:span></text:p>
            <text:p text:style-name="P274"><text:span text:style-name="T805"><text:s text:c="8"/></text:span><text:span text:style-name="T828">"owner"</text:span><text:span text:style-name="T820">:</text:span><text:span text:style-name="T808"> </text:span><text:span text:style-name="T820">{</text:span></text:p>
            <text:p text:style-name="P276"><text:span text:style-name="T813"><text:s text:c="11"/></text:span><text:span text:style-name="T805"><text:s/></text:span><text:span text:style-name="T827">"id"</text:span><text:span text:style-name="T819">:</text:span><text:span text:style-name="T807"> </text:span><text:span text:style-name="T834">104</text:span><text:span text:style-name="T819">,</text:span></text:p>
            <text:p text:style-name="P276"><text:span text:style-name="T813"><text:s text:c="11"/></text:span><text:span text:style-name="T805"><text:s/></text:span><text:span text:style-name="T827">"username"</text:span><text:span text:style-name="T819">:</text:span><text:span text:style-name="T807"> </text:span><text:span text:style-name="T827">"laleh"</text:span><text:span text:style-name="T819">,</text:span></text:p>
            <text:p text:style-name="P276"><text:span text:style-name="T813"><text:s text:c="11"/></text:span><text:span text:style-name="T805"><text:s/></text:span><text:span text:style-name="T827">"password"</text:span><text:span text:style-name="T819">:</text:span><text:span text:style-name="T807"> </text:span><text:span text:style-name="T827">"pbkdf2_sha256$216000$687soF9M9Zmk$IYfi1Tc0OwQReTnuzFUDTNq+SEynzLaPcL3qJLPiWLM="</text:span><text:span text:style-name="T819">,</text:span></text:p>
            <text:p text:style-name="P280"><text:span text:style-name="T505"><text:s text:c="12"/></text:span><text:span text:style-name="T569">"email"</text:span><text:span text:style-name="T585">:</text:span><text:span text:style-name="T501"> </text:span><text:span text:style-name="T569">"</text:span><text:a xlink:type="simple" xlink:href="mailto:laleh.abbasi@gmail.com" text:style-name="Internet_20_link" text:visited-style-name="Visited_20_Internet_20_Link"><text:span text:style-name="T571">laleh.abbasi@gmail.com</text:span></text:a><text:span text:style-name="T569">"</text:span></text:p>
            <text:p text:style-name="P277"><text:span text:style-name="T805"><text:s text:c="8"/></text:span><text:span text:style-name="T819">},</text:span></text:p>
            <text:p text:style-name="P274"><text:span text:style-name="T805"><text:s text:c="8"/></text:span><text:span text:style-name="T827">"first_name"</text:span><text:span text:style-name="T819">:</text:span><text:span text:style-name="T807"> </text:span><text:span text:style-name="T827">"</text:span><text:span text:style-name="T832">لاله</text:span><text:span text:style-name="T827">"</text:span><text:span text:style-name="T819">,</text:span></text:p>
            <text:p text:style-name="P274"><text:span text:style-name="T805"><text:s text:c="8"/></text:span><text:span text:style-name="T827">"last_name"</text:span><text:span text:style-name="T819">:</text:span><text:span text:style-name="T807"> </text:span><text:span text:style-name="T827">"</text:span><text:span text:style-name="T832">عباسی</text:span><text:span text:style-name="T827">"</text:span><text:span text:style-name="T819">,</text:span></text:p>
            <text:p text:style-name="P274"><text:span text:style-name="T805"><text:s text:c="8"/></text:span><text:span text:style-name="T827">"age"</text:span><text:span text:style-name="T819">:</text:span><text:span text:style-name="T807"> </text:span><text:span text:style-name="T834">18</text:span></text:p>
            <text:p text:style-name="P185"><text:span text:style-name="Source_20_Text"><text:span text:style-name="T812"><text:s text:c="4"/></text:span></text:span><text:span text:style-name="Source_20_Text"><text:span text:style-name="T822">}, </text:span></text:span><text:span text:style-name="Source_20_Text"><text:span text:style-name="T823">]</text:span></text:span></text:p>
          </table:table-cell>
        </table:table-row>
      </table:table>
      <text:p text:style-name="P43"><text:span text:style-name="Source_20_Text"><text:span text:style-name="T432"/></text:span></text:p>
      <text:p text:style-name="P43"><text:span text:style-name="Source_20_Text"><text:span text:style-name="T446"/></text:span></text:p>
      <text:p text:style-name="P43"><text:span text:style-name="Source_20_Text"><text:span text:style-name="T446"/></text:span></text:p>
      <text:p text:style-name="P43"><text:span text:style-name="Source_20_Text"><text:span text:style-name="T446"/></text:span></text:p>
      <text:p text:style-name="P43"><text:span text:style-name="Source_20_Text"><text:span text:style-name="T446"/></text:span></text:p>
      <text:p text:style-name="P43"><text:span text:style-name="Source_20_Text"><text:span text:style-name="T446"/></text:span></text:p>
      <text:p text:style-name="P43"><text:span text:style-name="Source_20_Text"><text:span text:style-name="T446"/></text:span></text:p>
      <text:p text:style-name="P43"><text:span text:style-name="Source_20_Text"><text:span text:style-name="T446"/></text:span></text:p>
      <text:p text:style-name="P43"><text:soft-page-break/><text:span text:style-name="Source_20_Text"><text:span text:style-name="T446"/></text:span></text:p>
      <text:p text:style-name="P52"><text:span text:style-name="Source_20_Text"><text:span text:style-name="T438">4. using </text:span></text:span><text:span text:style-name="Source_20_Text"><text:span text:style-name="T466">SerializeMethodField</text:span></text:span></text:p>
      <text:p text:style-name="P52"><text:span text:style-name="Source_20_Text"><text:span text:style-name="T466"/></text:span></text:p>
      <table:table table:name="Table22" table:style-name="Table22">
        <table:table-column table:style-name="Table22.A"/>
        <table:table-row table:style-name="TableLine94733810393680">
          <table:table-cell table:style-name="Table22.A1" office:value-type="string">
            <text:p text:style-name="P52"><text:span text:style-name="Source_20_Text"><text:span text:style-name="T445"/></text:span></text:p>
            <text:p text:style-name="P52"><text:span text:style-name="Source_20_Text"><text:span text:style-name="T437">from rest_framework.serializer</text:span></text:span><text:span text:style-name="Source_20_Text"><text:span text:style-name="T439">s</text:span></text:span><text:span text:style-name="Source_20_Text"><text:span text:style-name="T437"> import SerializeMethodField</text:span></text:span></text:p>
            <text:p text:style-name="P52"><text:span text:style-name="Source_20_Text"><text:span text:style-name="T437"/></text:span></text:p>
            <text:p text:style-name="P52"><text:span text:style-name="Source_20_Text"><text:span text:style-name="T213">class RegisterListSerializer(ModelSerializer):</text:span></text:span></text:p>
            <text:p text:style-name="P52"><text:span text:style-name="Source_20_Text"><text:span text:style-name="T213"/></text:span></text:p>
            <text:p text:style-name="P52"><text:span text:style-name="Source_20_Text"><text:span text:style-name="T213"><text:s text:c="3"/></text:span></text:span><text:span text:style-name="Source_20_Text"><text:span text:style-name="T244"><text:s/>owner = SerializerMethodField()</text:span></text:span></text:p>
            <text:p text:style-name="P52"><text:span text:style-name="Source_20_Text"><text:span text:style-name="T213"/></text:span></text:p>
            <text:p text:style-name="P52"><text:span text:style-name="Source_20_Text"><text:span text:style-name="T213"><text:s text:c="4"/></text:span></text:span><text:span text:style-name="Source_20_Text"><text:span text:style-name="T214">class Meta:</text:span></text:span></text:p>
            <text:p text:style-name="P52"><text:span text:style-name="Source_20_Text"><text:span text:style-name="T214"><text:s text:c="11"/>pass</text:span></text:span></text:p>
            <text:p text:style-name="P52"><text:span text:style-name="Source_20_Text"><text:span text:style-name="T214"/></text:span></text:p>
            <text:p text:style-name="P52"><text:span text:style-name="Source_20_Text"><text:span text:style-name="T214"><text:s text:c="5"/></text:span></text:span><text:span text:style-name="Source_20_Text"><text:span text:style-name="T245">def get_owner(self, obj):</text:span></text:span></text:p>
            <text:p text:style-name="P52"><text:span text:style-name="Source_20_Text"><text:span text:style-name="T245"><text:s text:c="8"/>return str(obj.owner.id)</text:span></text:span></text:p>
            <text:p text:style-name="P52"><text:span text:style-name="Source_20_Text"><text:span text:style-name="T214"/></text:span></text:p>
            <text:p text:style-name="P52"><text:span text:style-name="Source_20_Text"><text:span text:style-name="T214"/></text:span></text:p>
            <text:p text:style-name="P53"><text:span text:style-name="Source_20_Text"><text:span text:style-name="T214">output:</text:span></text:span></text:p>
            <text:p text:style-name="P9"><text:span text:style-name="Source_20_Text"><text:span text:style-name="T506"><text:s/></text:span></text:span><text:span text:style-name="Source_20_Text"><text:span text:style-name="T583">{</text:span></text:span></text:p>
            <text:p text:style-name="P279"><text:span text:style-name="T497"><text:s text:c="12"/></text:span><text:span text:style-name="T570">"url"</text:span><text:span text:style-name="T581">:</text:span><text:span text:style-name="T502"> </text:span><text:span text:style-name="T570">"</text:span><text:a xlink:type="simple" xlink:href="http://127.0.0.1:8000/api/register/52/" text:style-name="Internet_20_link" text:visited-style-name="Visited_20_Internet_20_Link"><text:span text:style-name="T572">http://127.0.0.1:8000/api/register/52/</text:span></text:a><text:span text:style-name="T570">"</text:span><text:span text:style-name="T581">,</text:span></text:p>
            <text:p text:style-name="P271"><text:span text:style-name="T805"><text:s text:c="12"/></text:span><text:span text:style-name="T830">"id"</text:span><text:span text:style-name="T825">:</text:span><text:span text:style-name="T810"> </text:span><text:span text:style-name="T837">52</text:span><text:span text:style-name="T825">,</text:span></text:p>
            <text:p text:style-name="P271"><text:span text:style-name="T805"><text:s text:c="8"/></text:span><text:span text:style-name="T814"><text:s text:c="4"/></text:span><text:span text:style-name="T831">"owner"</text:span><text:span text:style-name="T826">:</text:span><text:span text:style-name="T811"> </text:span><text:span text:style-name="T831">"108"</text:span><text:span text:style-name="T826">,</text:span></text:p>
            <text:p text:style-name="P271"><text:span text:style-name="T805"><text:s text:c="12"/></text:span><text:span text:style-name="T830">"first_name"</text:span><text:span text:style-name="T825">:</text:span><text:span text:style-name="T810"> </text:span><text:span text:style-name="T830">"</text:span><text:span text:style-name="T833">هانیا</text:span><text:span text:style-name="T830">"</text:span><text:span text:style-name="T825">,</text:span></text:p>
            <text:p text:style-name="P271"><text:span text:style-name="T805"><text:s text:c="12"/></text:span><text:span text:style-name="T830">"last_name"</text:span><text:span text:style-name="T825">:</text:span><text:span text:style-name="T810"> </text:span><text:span text:style-name="T830">"</text:span><text:span text:style-name="T833">رحیمی</text:span><text:span text:style-name="T830">"</text:span><text:span text:style-name="T825">,</text:span></text:p>
            <text:p text:style-name="P271"><text:span text:style-name="T805"><text:s text:c="12"/></text:span><text:span text:style-name="T830">"age"</text:span><text:span text:style-name="T825">:</text:span><text:span text:style-name="T810"> </text:span><text:span text:style-name="T837">20</text:span><text:span text:style-name="T825">,</text:span></text:p>
            <text:p text:style-name="P53"><text:span text:style-name="Source_20_Text"><text:span text:style-name="T214">}</text:span></text:span></text:p>
            <text:p text:style-name="P52"><text:span text:style-name="Source_20_Text"><text:span text:style-name="T440"><text:s text:c="8"/></text:span></text:span></text:p>
          </table:table-cell>
        </table:table-row>
      </table:table>
      <text:p text:style-name="P52"><text:span text:style-name="Source_20_Text"><text:span text:style-name="T466"/></text:span></text:p>
      <text:p text:style-name="P43"><text:span text:style-name="Source_20_Text"><text:span text:style-name="T446"/></text:span></text:p>
      <text:p text:style-name="P43"><text:span text:style-name="Source_20_Text"><text:span text:style-name="T446"/></text:span></text:p>
      <text:p text:style-name="P43"><text:span text:style-name="Source_20_Text"><text:span text:style-name="T446"/></text:span></text:p>
      <text:p text:style-name="P43"><text:span text:style-name="Source_20_Text"><text:span text:style-name="T446"/></text:span></text:p>
      <text:p text:style-name="P44"><text:span text:style-name="Source_20_Text"><text:span text:style-name="T460">Permissions </text:span></text:span></text:p>
      <text:p text:style-name="P44"><text:a xlink:type="simple" xlink:href="https://www.django-rest-framework.org/api-guide/permissions/#object-level-permissions" text:style-name="Internet_20_link" text:visited-style-name="Visited_20_Internet_20_Link"><text:span text:style-name="Source_20_Text"><text:span text:style-name="T606">https://www.django-rest-framework.org/api-guide/permissions/#object-level-permissions</text:span></text:span></text:a></text:p>
      <text:p text:style-name="P44"><text:span text:style-name="Source_20_Text"><text:span text:style-name="T433"/></text:span></text:p>
      <text:p text:style-name="P44"><text:span text:style-name="Source_20_Text"><text:span text:style-name="T433">Which user can do what inside our app?</text:span></text:span></text:p>
      <text:p text:style-name="P44"><text:span text:style-name="Source_20_Text"><text:span text:style-name="T433"/></text:span></text:p>
      <text:p text:style-name="P44"><text:span text:style-name="Source_20_Text"><text:span text:style-name="T433"/></text:span></text:p>
      <text:p text:style-name="P44"><text:span text:style-name="Source_20_Text"><text:span text:style-name="T211">def has_object_permission(self, request, view, obj):</text:span></text:span></text:p>
      <text:p text:style-name="P44"><text:span text:style-name="Source_20_Text"><text:span text:style-name="T211"><text:s text:c="8"/>return obj.user == request.user</text:span></text:span></text:p>
      <text:p text:style-name="P44"><text:span text:style-name="Source_20_Text"><text:span text:style-name="T433"/></text:span></text:p>
      <text:p text:style-name="P44"><text:span text:style-name="Source_20_Text"><text:span text:style-name="T433"/></text:span></text:p>
      <text:p text:style-name="P44"><text:span text:style-name="Source_20_Text"><text:span text:style-name="T433"/></text:span></text:p>
      <text:p text:style-name="P45"><text:span text:style-name="Source_20_Text"><text:span text:style-name="T461">obj.user </text:span></text:span></text:p>
      <text:p text:style-name="P45"><text:span text:style-name="Source_20_Text"><text:span text:style-name="T605">The person in the database who owns the information.</text:span></text:span></text:p>
      <text:p text:style-name="P45"><text:span text:style-name="Source_20_Text"><text:span text:style-name="T434"/></text:span></text:p>
      <text:p text:style-name="P45"><text:span text:style-name="Source_20_Text"><text:span text:style-name="T434"/></text:span></text:p>
      <text:p text:style-name="P45"><text:span text:style-name="Source_20_Text"><text:span text:style-name="T462">request.user</text:span></text:span></text:p>
      <text:p text:style-name="P45"><text:span text:style-name="Source_20_Text"><text:span text:style-name="T605">The person who is requesting the server through the url</text:span></text:span></text:p>
      <text:p text:style-name="P43"><text:soft-page-break/><text:span text:style-name="Source_20_Text"><text:span text:style-name="T446"/></text:span></text:p>
      <text:p text:style-name="P43"><text:span text:style-name="Source_20_Text"><text:span text:style-name="T446"/></text:span></text:p>
      <text:p text:style-name="P46"><text:span text:style-name="Source_20_Text"><text:span text:style-name="T409">A tip </text:span></text:span><text:span text:style-name="Source_20_Text"><text:span text:style-name="T410">in</text:span></text:span><text:span text:style-name="Source_20_Text"><text:span text:style-name="T409"> Object Oriented Programming:</text:span></text:span></text:p>
      <text:p text:style-name="P46"><text:span text:style-name="Source_20_Text"><text:span text:style-name="T447"/></text:span></text:p>
      <text:p text:style-name="P47"><text:span text:style-name="Source_20_Text"><text:span text:style-name="T442">What is the difference between</text:span></text:span><text:span text:style-name="Source_20_Text"><text:span text:style-name="T435"> <text:s/>putting a parameter inside a class but outside the method from locat</text:span></text:span><text:span text:style-name="Source_20_Text"><text:span text:style-name="T436">ing it</text:span></text:span><text:span text:style-name="Source_20_Text"><text:span text:style-name="T435"> inside a method ?</text:span></text:span></text:p>
      <text:p text:style-name="P43"><text:span text:style-name="Source_20_Text"><text:span text:style-name="T446"/></text:span></text:p>
      <table:table table:name="Table16" table:style-name="Table16">
        <table:table-column table:style-name="Table16.A"/>
        <table:table-row table:style-name="TableLine94733805514512">
          <table:table-cell table:style-name="Table16.A1" office:value-type="string">
            <text:p text:style-name="P48"><text:span text:style-name="Source_20_Text"><text:span text:style-name="T212">Class Myclass():</text:span></text:span></text:p>
            <text:p text:style-name="P48"><text:span text:style-name="Source_20_Text"><text:span text:style-name="T212"/></text:span></text:p>
            <text:p text:style-name="P48"><text:span text:style-name="Source_20_Text"><text:span text:style-name="T212"><text:tab/></text:span></text:span><text:span text:style-name="Source_20_Text"><text:span text:style-name="T243">param = [‘something’]</text:span></text:span></text:p>
            <text:p text:style-name="P48"><text:span text:style-name="Source_20_Text"><text:span text:style-name="T212"/></text:span></text:p>
            <text:p text:style-name="P48"><text:span text:style-name="Source_20_Text"><text:span text:style-name="T212"><text:tab/>def Myfunc(self, request, view):</text:span></text:span></text:p>
            <text:p text:style-name="P48"><text:span text:style-name="Source_20_Text"><text:span text:style-name="T212"><text:tab/><text:tab/>if request.method in </text:span></text:span><text:span text:style-name="Source_20_Text"><text:span text:style-name="T238">self.</text:span></text:span><text:span text:style-name="Source_20_Text"><text:span text:style-name="T240">param</text:span></text:span><text:span text:style-name="Source_20_Text"><text:span text:style-name="T212">:</text:span></text:span></text:p>
            <text:p text:style-name="P48"><text:span text:style-name="Source_20_Text"><text:span text:style-name="T212"><text:s text:c="21"/>return True</text:span></text:span></text:p>
            <text:p text:style-name="P48"><text:span text:style-name="Source_20_Text"><text:span text:style-name="T212"><text:s text:c="16"/>return False </text:span></text:span></text:p>
          </table:table-cell>
        </table:table-row>
      </table:table>
      <text:p text:style-name="P43"><text:span text:style-name="Source_20_Text"><text:span text:style-name="T242"/></text:span></text:p>
      <text:p text:style-name="P48"><text:span text:style-name="Source_20_Text"><text:span text:style-name="T212"/></text:span></text:p>
      <table:table table:name="Table19" table:style-name="Table19">
        <table:table-column table:style-name="Table19.A"/>
        <table:table-row table:style-name="TableLine94733795540336">
          <table:table-cell table:style-name="Table19.A1" office:value-type="string">
            <text:p text:style-name="P49"><text:span text:style-name="Source_20_Text"><text:span text:style-name="T212">Class Myclass():</text:span></text:span></text:p>
            <text:p text:style-name="P49"><text:span text:style-name="Source_20_Text"><text:span text:style-name="T212"><text:tab/></text:span></text:span></text:p>
            <text:p text:style-name="P49"><text:span text:style-name="Source_20_Text"><text:span text:style-name="T212">def Myfunc(self, request, view):</text:span></text:span></text:p>
            <text:p text:style-name="P49"><text:span text:style-name="Source_20_Text"><text:span text:style-name="T212"><text:s text:c="17"/></text:span></text:span><text:span text:style-name="Source_20_Text"><text:span text:style-name="T243">param = [‘something’]</text:span></text:span></text:p>
            <text:p text:style-name="P49"><text:span text:style-name="Source_20_Text"><text:span text:style-name="T212"><text:tab/><text:tab/>if request.method in </text:span></text:span><text:span text:style-name="Source_20_Text"><text:span text:style-name="T239">param</text:span></text:span><text:span text:style-name="Source_20_Text"><text:span text:style-name="T238">:</text:span></text:span></text:p>
            <text:p text:style-name="P49"><text:span text:style-name="Source_20_Text"><text:span text:style-name="T212"><text:s text:c="22"/>return True</text:span></text:span></text:p>
            <text:p text:style-name="P49"><text:span text:style-name="Source_20_Text"><text:span text:style-name="T212"><text:s text:c="17"/>return False </text:span></text:span></text:p>
          </table:table-cell>
        </table:table-row>
      </table:table>
      <text:p text:style-name="P43"><text:span text:style-name="Source_20_Text"><text:span text:style-name="T432"/></text:span></text:p>
      <text:p text:style-name="P43"><text:span text:style-name="Source_20_Text"><text:span text:style-name="T432"/></text:span></text:p>
      <text:p text:style-name="P43"><text:span text:style-name="Source_20_Text"><text:span text:style-name="T446"/></text:span></text:p>
      <text:p text:style-name="P42"><text:span text:style-name="Source_20_Text"><text:span text:style-name="T445"/></text:span></text:p>
      <text:p text:style-name="P42"><text:span text:style-name="Source_20_Text"><text:span text:style-name="T445"/></text:span></text:p>
      <text:p text:style-name="P42"><text:span text:style-name="Source_20_Text"><text:span text:style-name="T445"/></text:span></text:p>
      <text:p text:style-name="P50"><text:span text:style-name="Source_20_Text"><text:span text:style-name="T463">Creating a query to filter through url:</text:span></text:span></text:p>
      <text:p text:style-name="P42"><text:span text:style-name="Source_20_Text"><text:span text:style-name="T445"/></text:span></text:p>
      <text:p text:style-name="P42"><text:span text:style-name="Source_20_Text"><text:span text:style-name="T412">http://127.0.0.1:8000/api/register/list/</text:span></text:span><text:span text:style-name="Source_20_Text"><text:span text:style-name="T413">?q=52</text:span></text:span></text:p>
      <text:p text:style-name="P42"><text:span text:style-name="Source_20_Text"><text:span text:style-name="T445"/></text:span></text:p>
      <table:table table:name="Table20" table:style-name="Table20">
        <table:table-column table:style-name="Table20.A"/>
        <table:table-row table:style-name="TableLine94733792853472">
          <table:table-cell table:style-name="Table20.A1" office:value-type="string">
            <text:p text:style-name="P314">def <text:span text:style-name="T2">get_queryset</text:span>(self, *args, **kwargs):</text:p>
            <text:p text:style-name="P314"><text:s text:c="8"/># queryset_list = Register.objects.all() or</text:p>
            <text:p text:style-name="P314"><text:s text:c="8"/>queryset_list = super(RegisterListAPIView, self).get_queryset(*args, **kwargs)</text:p>
            <text:p text:style-name="P314"><text:s text:c="7"/><text:span text:style-name="T844"><text:s/>query = self.request.GET.get('q')</text:span></text:p>
            <text:p text:style-name="P314"><text:s text:c="8"/>if query:</text:p>
            <text:p text:style-name="P314"><text:s text:c="12"/>queryset_list = queryset_list.filter(</text:p>
            <text:p text:style-name="P314"><text:s text:c="28"/>Q(email__icontains=query)|</text:p>
            <text:p text:style-name="P314"><text:s text:c="28"/>Q(id__exact=query)|</text:p>
            <text:p text:style-name="P314"><text:s text:c="28"/>Q(username__icontains=query)</text:p>
            <text:p text:style-name="P314"><text:s text:c="28"/>).distinct()</text:p>
            <text:p text:style-name="P314"><text:s text:c="8"/>return queryset_list</text:p>
          </table:table-cell>
        </table:table-row>
      </table:table>
      <text:p text:style-name="P42"><text:span text:style-name="Source_20_Text"><text:span text:style-name="T445"/></text:span></text:p>
      <text:p text:style-name="P42"><text:span text:style-name="Source_20_Text"><text:span text:style-name="T445"/></text:span></text:p>
      <text:p text:style-name="P42"><text:span text:style-name="Source_20_Text"><text:span text:style-name="T445"/></text:span></text:p>
      <text:p text:style-name="P42"><text:span text:style-name="Source_20_Text"><text:span text:style-name="T445"/></text:span></text:p>
      <text:p text:style-name="P42"><text:span text:style-name="Source_20_Text"><text:span text:style-name="T445"/></text:span></text:p>
      <text:p text:style-name="P42"><text:soft-page-break/><text:span text:style-name="Source_20_Text"><text:span text:style-name="T445"/></text:span></text:p>
      <text:p text:style-name="P51"><text:span text:style-name="Source_20_Text"><text:span text:style-name="T454">For login, you type your user, pass. The function serializes </text:span></text:span><text:span text:style-name="Source_20_Text"><text:span text:style-name="T455">the data you entered and validates it. The result of the validation</text:span></text:span><text:span text:style-name="Source_20_Text"><text:span text:style-name="T454"> comes back to you through “Response”.</text:span></text:span></text:p>
      <text:p text:style-name="P42"><text:span text:style-name="Source_20_Text"><text:span text:style-name="T445"/></text:span></text:p>
      <table:table table:name="Table21" table:style-name="Table21">
        <table:table-column table:style-name="Table21.A"/>
        <table:table-row table:style-name="TableLine94733814950032">
          <table:table-cell table:style-name="Table21.A1" office:value-type="string">
            <text:p text:style-name="P314">def <text:span text:style-name="T839">post</text:span>(self, request, *args, **kwargs):</text:p>
            <text:p text:style-name="P314"><text:s text:c="8"/>data = request.data</text:p>
            <text:p text:style-name="P314"><text:s text:c="8"/>serializer = UserLoginSerializer(data=data)</text:p>
            <text:p text:style-name="P314"><text:s text:c="8"/>if serializer.is_valid(raise_exception=True):</text:p>
            <text:p text:style-name="P314"><text:s text:c="12"/>new_data = serializer.data</text:p>
            <text:p text:style-name="P314"><text:s text:c="12"/>return <text:span text:style-name="T2">Response</text:span>(<text:span text:style-name="T838">new_data</text:span>, status=HTTP_200_OK)</text:p>
            <text:p text:style-name="P314"><text:s text:c="8"/>return <text:span text:style-name="T2">Response</text:span>(<text:span text:style-name="T838">serializer.errors</text:span>, status=HTTP_400_BAD_REQUEST)</text:p>
          </table:table-cell>
        </table:table-row>
      </table:table>
      <text:p text:style-name="P42"><text:span text:style-name="Source_20_Text"><text:span text:style-name="T445"/></text:span></text:p>
      <text:p text:style-name="P42"><text:span text:style-name="Source_20_Text"><text:span text:style-name="T445"/></text:span></text:p>
      <text:p text:style-name="P42"><text:span text:style-name="Source_20_Text"><text:span text:style-name="T445"/></text:span></text:p>
      <text:p text:style-name="P42"><text:span text:style-name="Source_20_Text"><text:span text:style-name="T445"/></text:span></text:p>
      <text:p text:style-name="P42"><text:span text:style-name="Source_20_Text"><text:span text:style-name="T445"/></text:span></text:p>
      <text:p text:style-name="P54"><text:span text:style-name="Source_20_Text"><text:span text:style-name="T464">How to represent an image </text:span></text:span><text:span text:style-name="Source_20_Text"><text:span text:style-name="T465">url </text:span></text:span><text:span text:style-name="Source_20_Text"><text:span text:style-name="T464">as the output information </text:span></text:span><text:span text:style-name="Source_20_Text"><text:span text:style-name="T465">back from</text:span></text:span><text:span text:style-name="Source_20_Text"><text:span text:style-name="T464"> an api request:</text:span></text:span></text:p>
      <text:p text:style-name="P54"><text:span text:style-name="Source_20_Text"><text:span text:style-name="T448"/></text:span></text:p>
      <table:table table:name="Table23" table:style-name="Table23">
        <table:table-column table:style-name="Table23.A"/>
        <table:table-row table:style-name="TableLine94733814820016">
          <table:table-cell table:style-name="Table23.A1" office:value-type="string">
            <text:p text:style-name="P315">from rest_framework.serializers import <text:span text:style-name="T2">SerializerMethodField</text:span></text:p>
            <text:p text:style-name="P334"/>
            <text:p text:style-name="P329">class Myserializer(ModelSerializer):</text:p>
            <text:p text:style-name="P331"/>
            <text:p text:style-name="P331"><text:span text:style-name="T842"><text:s text:c="9"/>image</text:span> = SerializerMethodField()</text:p>
            <text:p text:style-name="P332"/>
            <text:p text:style-name="P332"><text:s text:c="9"/>class Meta:</text:p>
            <text:p text:style-name="P332"><text:s text:c="19"/><text:span text:style-name="T2">fields</text:span> = [ '<text:span text:style-name="T842">image</text:span>'<text:span text:style-name="T842">]</text:span></text:p>
            <text:p text:style-name="P332"><text:s text:c="2"/></text:p>
            <text:p text:style-name="P333"><text:span text:style-name="T3"><text:s text:c="9"/>def get_image</text:span><text:span text:style-name="T842">(self, obj):</text:span></text:p>
            <text:p text:style-name="P333"><text:s text:c="15"/><text:span text:style-name="T842">try:</text:span></text:p>
            <text:p text:style-name="P333"><text:s text:c="20"/><text:span text:style-name="T842">image = obj.image.url</text:span></text:p>
            <text:p text:style-name="P333"><text:s text:c="15"/><text:span text:style-name="T842">except:</text:span></text:p>
            <text:p text:style-name="P333"><text:s text:c="20"/><text:span text:style-name="T842">image = None</text:span></text:p>
            <text:p text:style-name="P315"><text:span text:style-name="T840"><text:s text:c="15"/></text:span><text:span text:style-name="T841">return image</text:span><text:span text:style-name="T840"> <text:s text:c="5"/></text:span><text:s text:c="33"/></text:p>
          </table:table-cell>
        </table:table-row>
      </table:table>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pan text:style-name="Source_20_Text"><text:span text:style-name="T437"/></text:span></text:p>
      <text:p text:style-name="P42"><text:soft-page-break/><text:span text:style-name="Source_20_Text"><text:span text:style-name="T437"/></text:span></text:p>
      <text:p text:style-name="P42"><text:span text:style-name="Source_20_Text"><text:span text:style-name="T437"/></text:span></text:p>
      <text:p text:style-name="P55"><text:span text:style-name="Source_20_Text"><text:span text:style-name="T457">Query f</text:span></text:span><text:span text:style-name="Source_20_Text"><text:span text:style-name="T456">ilter in views.py :</text:span></text:span></text:p>
      <text:p text:style-name="P55"><text:span text:style-name="Source_20_Text"><text:span text:style-name="T441"/></text:span></text:p>
      <text:p text:style-name="P55"><text:span text:style-name="Source_20_Text"><text:span text:style-name="T215">def </text:span></text:span><text:span text:style-name="Source_20_Text"><text:span text:style-name="T260">get_queryset</text:span></text:span><text:span text:style-name="Source_20_Text"><text:span text:style-name="T215">(self, *args, **kwargs):</text:span></text:span></text:p>
      <text:p text:style-name="P55"><text:span text:style-name="Source_20_Text"><text:span text:style-name="T215"><text:s text:c="7"/>queryset_list = </text:span></text:span><text:span text:style-name="Source_20_Text"><text:span text:style-name="T246">Post.objects.all().filter(user=self.request.user)</text:span></text:span></text:p>
      <text:p text:style-name="P55"><text:span text:style-name="Source_20_Text"><text:span text:style-name="T246"/></text:span></text:p>
      <text:p text:style-name="P55"><text:span text:style-name="Source_20_Text"><text:span text:style-name="T246"/></text:span></text:p>
      <text:p text:style-name="P55"><text:span text:style-name="Source_20_Text"><text:span text:style-name="T246"/></text:span></text:p>
      <text:p text:style-name="P57"><text:span text:style-name="Source_20_Text"><text:span text:style-name="T411">Note that:</text:span></text:span></text:p>
      <text:p text:style-name="P57"><text:span text:style-name="Source_20_Text"><text:span text:style-name="T216"/></text:span></text:p>
      <text:p text:style-name="P57"><text:span text:style-name="Source_20_Text"><text:span text:style-name="T216">The </text:span></text:span><text:span text:style-name="Source_20_Text"><text:span text:style-name="T247">model</text:span></text:span><text:span text:style-name="Source_20_Text"><text:span text:style-name="T216"> you introduce in </text:span></text:span><text:span text:style-name="Source_20_Text"><text:span text:style-name="T247">views.py</text:span></text:span><text:span text:style-name="Source_20_Text"><text:span text:style-name="T216"> can </text:span></text:span><text:span text:style-name="Source_20_Text"><text:span text:style-name="T247">differ</text:span></text:span><text:span text:style-name="Source_20_Text"><text:span text:style-name="T216"> from the model inside the </text:span></text:span><text:span text:style-name="Source_20_Text"><text:span text:style-name="T247">serializers</text:span></text:span><text:span text:style-name="Source_20_Text"><text:span text:style-name="T216"> belonging to the view’s class.</text:span></text:span></text:p>
      <text:p text:style-name="P57"><text:span text:style-name="Source_20_Text"><text:span text:style-name="T216"/></text:span></text:p>
      <text:p text:style-name="P57"><text:span text:style-name="Source_20_Text"><text:span text:style-name="T216">The model inside views.py specifies the </text:span></text:span><text:span text:style-name="Source_20_Text"><text:span text:style-name="T247">url</text:span></text:span><text:span text:style-name="Source_20_Text"><text:span text:style-name="T216"> and the model inside serializer specifies the </text:span></text:span><text:span text:style-name="Source_20_Text"><text:span text:style-name="T247">fields of a model in database</text:span></text:span><text:span text:style-name="Source_20_Text"><text:span text:style-name="T216">.</text:span></text:span></text:p>
      <text:p text:style-name="P56"><text:span text:style-name="Source_20_Text"><text:span text:style-name="T277"/></text:span></text:p>
      <text:p text:style-name="P56"><text:span text:style-name="Source_20_Text"><text:span text:style-name="T277"/></text:span></text:p>
      <text:p text:style-name="P58"><text:span text:style-name="Source_20_Text"><text:span text:style-name="T261">An example of <text:s/>SerializerMehodField:</text:span></text:span></text:p>
      <table:table table:name="Table24" table:style-name="Table24">
        <table:table-column table:style-name="Table24.A"/>
        <table:table-row table:style-name="TableLine94733812009232">
          <table:table-cell table:style-name="Table24.A1" office:value-type="string">
            <text:p text:style-name="P58"><text:span text:style-name="Source_20_Text"><text:span text:style-name="T232">Class CommentDetailSerializer(ModelSerializer):</text:span></text:span></text:p>
            <text:p text:style-name="P59"><text:span text:style-name="Source_20_Text"><text:span text:style-name="T232"><text:s text:c="9"/></text:span></text:span></text:p>
            <text:p text:style-name="P60"><text:span text:style-name="Source_20_Text"><text:span text:style-name="T232"><text:s text:c="9"/>‘</text:span></text:span><text:span text:style-name="Source_20_Text"><text:span text:style-name="T233">count’</text:span></text:span><text:span text:style-name="Source_20_Text"><text:span text:style-name="T232"> </text:span></text:span><text:span text:style-name="Source_20_Text"><text:span text:style-name="T233">= </text:span></text:span><text:span text:style-name="Source_20_Text"><text:span text:style-name="T252">SerializerMehodField()</text:span></text:span></text:p>
            <text:p text:style-name="P59"><text:span text:style-name="Source_20_Text"><text:span text:style-name="T232"><text:s text:c="9"/>replies = </text:span></text:span><text:span text:style-name="Source_20_Text"><text:span text:style-name="T252">SerializerMehodField()</text:span></text:span></text:p>
            <text:p text:style-name="P60"><text:span text:style-name="Source_20_Text"><text:span text:style-name="T232"><text:s text:c="10"/></text:span></text:span></text:p>
            <text:p text:style-name="P60"><text:span text:style-name="Source_20_Text"><text:span text:style-name="T232">class Meta:</text:span></text:span></text:p>
            <text:p text:style-name="P58"><text:span text:style-name="Source_20_Text"><text:span text:style-name="T232"><text:tab/> <text:s text:c="13"/>model =</text:span></text:span></text:p>
            <text:p text:style-name="P58"><text:span text:style-name="Source_20_Text"><text:span text:style-name="T232"><text:s text:c="20"/>fields = [‘replies’, ‘</text:span></text:span><text:span text:style-name="Source_20_Text"><text:span text:style-name="T233">count’</text:span></text:span><text:span text:style-name="Source_20_Text"><text:span text:style-name="T232">]</text:span></text:span></text:p>
            <text:p text:style-name="P58"><text:span text:style-name="Source_20_Text"><text:span text:style-name="T232"/></text:span></text:p>
            <text:p text:style-name="P58"><text:span text:style-name="Source_20_Text"><text:span text:style-name="T232"><text:s text:c="10"/>def </text:span></text:span><text:span text:style-name="Source_20_Text"><text:span text:style-name="T252">get_replies</text:span></text:span><text:span text:style-name="Source_20_Text"><text:span text:style-name="T232">(self, obj):</text:span></text:span></text:p>
            <text:p text:style-name="P58"><text:span text:style-name="Source_20_Text"><text:span text:style-name="T232"><text:s text:c="17"/>i</text:span></text:span><text:span text:style-name="Source_20_Text"><text:span text:style-name="T231">f</text:span></text:span><text:span text:style-name="Source_20_Text"><text:span text:style-name="T232"> obj.is_parent:</text:span></text:span></text:p>
            <text:p text:style-name="P58"><text:span text:style-name="Source_20_Text"><text:span text:style-name="T232"><text:s text:c="23"/>return </text:span></text:span><text:span text:style-name="Source_20_Text"><text:span text:style-name="T254">CommentChildSerializer(obj.children(), many=True).data</text:span></text:span></text:p>
            <text:p text:style-name="P58"><text:span text:style-name="Source_20_Text"><text:span text:style-name="T232"><text:s text:c="17"/>return None</text:span></text:span></text:p>
            <text:p text:style-name="P58"><text:span text:style-name="Source_20_Text"><text:span text:style-name="T232"/></text:span></text:p>
            <text:p text:style-name="P60"><text:span text:style-name="Source_20_Text"><text:span text:style-name="T232"><text:s text:c="10"/>def </text:span></text:span><text:span text:style-name="Source_20_Text"><text:span text:style-name="T252">get_</text:span></text:span><text:span text:style-name="Source_20_Text"><text:span text:style-name="T253">count</text:span></text:span><text:span text:style-name="Source_20_Text"><text:span text:style-name="T232">(self, obj):</text:span></text:span></text:p>
            <text:p text:style-name="P60"><text:span text:style-name="Source_20_Text"><text:span text:style-name="T232"><text:s text:c="17"/>i</text:span></text:span><text:span text:style-name="Source_20_Text"><text:span text:style-name="T231">f</text:span></text:span><text:span text:style-name="Source_20_Text"><text:span text:style-name="T232"> obj.is_parent:</text:span></text:span></text:p>
            <text:p text:style-name="P60"><text:span text:style-name="Source_20_Text"><text:span text:style-name="T232"><text:s text:c="23"/>return </text:span></text:span><text:span text:style-name="Source_20_Text"><text:span text:style-name="T255">obj.children().count()</text:span></text:span></text:p>
            <text:p text:style-name="P60"><text:span text:style-name="Source_20_Text"><text:span text:style-name="T232"><text:s text:c="17"/>return </text:span></text:span><text:span text:style-name="Source_20_Text"><text:span text:style-name="T233">0</text:span></text:span></text:p>
            <text:p text:style-name="P60"><text:span text:style-name="Source_20_Text"><text:span text:style-name="T233"/></text:span></text:p>
            <text:p text:style-name="P61"><text:span text:style-name="Source_20_Text"><text:span text:style-name="T234">children() is a method, defined inside the Comment model.</text:span></text:span></text:p>
          </table:table-cell>
        </table:table-row>
      </table:table>
      <text:p text:style-name="P58"><text:span text:style-name="Source_20_Text"><text:span text:style-name="T261"/></text:span></text:p>
      <text:p text:style-name="P58"><text:span text:style-name="Source_20_Text"><text:span text:style-name="T266"/></text:span></text:p>
      <text:p text:style-name="P58"><text:span text:style-name="Source_20_Text"><text:span text:style-name="T266"><text:s text:c="18"/></text:span></text:span></text:p>
      <text:p text:style-name="P58"><text:span text:style-name="Source_20_Text"><text:span text:style-name="T266"/></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62"><text:soft-page-break/><text:span text:style-name="Source_20_Text"><text:span text:style-name="T285"/></text:span></text:p>
      <text:p text:style-name="P62"><text:span text:style-name="Source_20_Text"><text:span text:style-name="T285">Suppose, </text:span></text:span><text:span text:style-name="Source_20_Text"><text:span text:style-name="T286">there is a table in database which is called ‘Cycle’. Cycle contains a ForeignKey related to another table, “Register”.</text:span></text:span></text:p>
      <text:p text:style-name="P63"><text:span text:style-name="Source_20_Text"><text:span text:style-name="T286"/></text:span></text:p>
      <text:p text:style-name="P63"><text:span text:style-name="Source_20_Text"><text:span text:style-name="T286">To get </text:span></text:span><text:span text:style-name="Source_20_Text"><text:span text:style-name="T291">all</text:span></text:span><text:span text:style-name="Source_20_Text"><text:span text:style-name="T286"> records from Cycle:</text:span></text:span></text:p>
      <text:p text:style-name="P63"><text:span text:style-name="Source_20_Text"><text:span text:style-name="T286"/></text:span></text:p>
      <table:table table:name="Table25" table:style-name="Table25">
        <table:table-column table:style-name="Table25.A"/>
        <table:table-row table:style-name="TableLine94733789890832">
          <table:table-cell table:style-name="Table25.A1" office:value-type="string">
            <text:p text:style-name="P314">class Cycle<text:span text:style-name="T843">List</text:span>APIView(<text:span text:style-name="T4">List</text:span><text:span text:style-name="T2">APIView</text:span>):</text:p>
            <text:p text:style-name="P314"><text:s text:c="4"/></text:p>
            <text:p text:style-name="P314"><text:s text:c="4"/>serializer_class = Cycle<text:span text:style-name="T843">List</text:span>Serializer</text:p>
            <text:p text:style-name="P316"><text:s text:c="4"/>queryset = Cycle.objects.all()</text:p>
            <text:p text:style-name="P314"><text:s text:c="4"/></text:p>
          </table:table-cell>
        </table:table-row>
      </table:table>
      <text:p text:style-name="P63"><text:span text:style-name="Source_20_Text"><text:span text:style-name="T286"/></text:span></text:p>
      <text:p text:style-name="P64"><text:span text:style-name="Source_20_Text"><text:span text:style-name="T287">To get a </text:span></text:span><text:span text:style-name="Source_20_Text"><text:span text:style-name="T292">single</text:span></text:span><text:span text:style-name="Source_20_Text"><text:span text:style-name="T287"> record from Cycle, based on id:</text:span></text:span></text:p>
      <table:table table:name="Table27" table:style-name="Table27">
        <table:table-column table:style-name="Table27.A"/>
        <table:table-row table:style-name="TableLine94733795797392">
          <table:table-cell table:style-name="Table27.A1" office:value-type="string">
            <text:p text:style-name="P317">class CycleDetailAPIView(<text:span text:style-name="T5">Retrieve</text:span><text:span text:style-name="T2">APIView</text:span>):</text:p>
            <text:p text:style-name="P317"><text:s text:c="4"/></text:p>
            <text:p text:style-name="P317"><text:s text:c="4"/>serializer_class = CycleDetailSerializer</text:p>
            <text:p text:style-name="P317"><text:s text:c="4"/>queryset = Cycle.objects.all()</text:p>
            <text:p text:style-name="P317"><text:s text:c="5"/>lookup_field = '<text:span text:style-name="T5">id</text:span>'</text:p>
            <text:p text:style-name="P317"><text:s text:c="4"/></text:p>
          </table:table-cell>
        </table:table-row>
      </table:table>
      <text:p text:style-name="P64"><text:span text:style-name="Source_20_Text"><text:span text:style-name="T287"/></text:span></text:p>
      <text:p text:style-name="P64"><text:span text:style-name="Source_20_Text"><text:span text:style-name="T287"/></text:span></text:p>
      <text:p text:style-name="P65"><text:span text:style-name="Source_20_Text"><text:span text:style-name="T288">To get </text:span></text:span><text:span text:style-name="Source_20_Text"><text:span text:style-name="T293">all records from Cycle</text:span></text:span><text:span text:style-name="Source_20_Text"><text:span text:style-name="T288"> that have a </text:span></text:span><text:span text:style-name="Source_20_Text"><text:span text:style-name="T293">specific id in Registe</text:span></text:span><text:span text:style-name="Source_20_Text"><text:span text:style-name="T288">r:</text:span></text:span></text:p>
      <text:p text:style-name="P64"><text:span text:style-name="Source_20_Text"><text:span text:style-name="T287"/></text:span></text:p>
      <table:table table:name="Table26" table:style-name="Table26">
        <table:table-column table:style-name="Table26.A"/>
        <table:table-row table:style-name="TableLine94733808127024">
          <table:table-cell table:style-name="Table26.A1" office:value-type="string">
            <text:p text:style-name="P314">class CycleUserDetailAPIView(<text:span text:style-name="T2">ListAPIView</text:span>):</text:p>
            <text:p text:style-name="P314"><text:s text:c="4"/></text:p>
            <text:p text:style-name="P314"><text:s text:c="4"/>serializer_class = CycleUserDetailSerializer</text:p>
            <text:p text:style-name="P314"/>
            <text:p text:style-name="P314"><text:s text:c="4"/>def get_queryset(self, *args, **kwargs):</text:p>
            <text:p text:style-name="P314"><text:s text:c="8"/>queryset_list = Cycle.objects.all()</text:p>
            <text:p text:style-name="P314"><text:s text:c="8"/><text:span text:style-name="T844">user = self.request.user</text:span></text:p>
            <text:p text:style-name="P314"><text:s text:c="8"/>register_id_of_user = <text:span text:style-name="T2">user.register_set.all()[0].id</text:span></text:p>
            <text:p text:style-name="P314"><text:s text:c="8"/>queryset_list = queryset_list.<text:span text:style-name="T2">filter</text:span>(register= register_id_of_user)</text:p>
            <text:p text:style-name="P314"><text:s text:c="8"/>return queryset_list</text:p>
            <text:p text:style-name="P314"/>
            <text:p text:style-name="P314"><text:s text:c="4"/>lookup_field = '<text:span text:style-name="T2">register</text:span>'</text:p>
          </table:table-cell>
        </table:table-row>
      </table:table>
      <text:p text:style-name="P64"><text:span text:style-name="Source_20_Text"><text:span text:style-name="T287"/></text:span></text:p>
      <text:p text:style-name="P64"><text:span text:style-name="Source_20_Text"><text:span text:style-name="T278"/></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66"><text:soft-page-break/><text:span text:style-name="Source_20_Text"><text:span text:style-name="T296">Django Rest Framework JWT Authentication</text:span></text:span></text:p>
      <text:p text:style-name="P56"><text:span text:style-name="Source_20_Text"><text:span text:style-name="T277"/></text:span></text:p>
      <text:p text:style-name="P66"><text:span text:style-name="Source_20_Text"><text:span text:style-name="T279">JWT = JSON Web Token</text:span></text:span></text:p>
      <text:p text:style-name="P56"><text:span text:style-name="Source_20_Text"><text:span text:style-name="T277"/></text:span></text:p>
      <text:p text:style-name="P67"><text:span text:style-name="Source_20_Text"><text:span text:style-name="T299">TWT is not a django specific thing and is used in other applications.</text:span></text:span></text:p>
      <text:p text:style-name="P56"><text:span text:style-name="Source_20_Text"><text:span text:style-name="T277"/></text:span></text:p>
      <text:p text:style-name="P68"><text:span text:style-name="Source_20_Text"><text:span text:style-name="T303">It generates a token which is passed and helps the user to be identified through. </text:span></text:span><text:span text:style-name="Source_20_Text"><text:span text:style-name="T304">When we login, we grab that token, we store it somewhere like in cookies and then pass the token every single time we do a request that needs authentication.</text:span></text:span></text:p>
      <text:p text:style-name="P68"><text:span text:style-name="Source_20_Text"><text:span text:style-name="T304"/></text:span></text:p>
      <text:p text:style-name="P68"><text:span text:style-name="Source_20_Text"><text:span text:style-name="T304"/></text:span></text:p>
      <text:p text:style-name="P68"><text:span text:style-name="Source_20_Text"><text:span text:style-name="T304"/></text:span></text:p>
      <text:p text:style-name="P68"><text:span text:style-name="Source_20_Text"><text:span text:style-name="T304"/></text:span></text:p>
      <text:p text:style-name="P72"><text:span text:style-name="Source_20_Text"><text:span text:style-name="T192">CURL</text:span></text:span></text:p>
      <text:p text:style-name="P72"><text:span text:style-name="Source_20_Text"><text:span text:style-name="T359">curl </text:span></text:span><text:span text:style-name="Source_20_Text"><text:span text:style-name="T615">is a command-line utility for </text:span></text:span><text:span text:style-name="Source_20_Text"><text:span text:style-name="T616">transferring data from or to</text:span></text:span><text:span text:style-name="Source_20_Text"><text:span text:style-name="T615"> a server designed to work without user interaction. With </text:span></text:span><text:span text:style-name="Source_20_Text"><text:span text:style-name="T359">curl</text:span></text:span><text:span text:style-name="Source_20_Text"><text:span text:style-name="T615">, you can download or upload data using one of the supported protocols including HTTP, HTTPS, </text:span></text:span><text:a xlink:type="simple" xlink:href="https://linuxize.com/post/how-to-use-scp-command-to-securely-transfer-files/" text:style-name="Internet_20_link" text:visited-style-name="Visited_20_Internet_20_Link"><text:span text:style-name="Source_20_Text"><text:span text:style-name="T308">SCP</text:span></text:span></text:a><text:span text:style-name="Source_20_Text"><text:span text:style-name="T614"> </text:span></text:span><text:span text:style-name="Source_20_Text"><text:span text:style-name="T615">, </text:span></text:span><text:a xlink:type="simple" xlink:href="https://linuxize.com/post/how-to-use-linux-sftp-command-to-transfer-files/" text:style-name="Internet_20_link" text:visited-style-name="Visited_20_Internet_20_Link"><text:span text:style-name="Source_20_Text"><text:span text:style-name="T308">SFTP</text:span></text:span></text:a><text:span text:style-name="Source_20_Text"><text:span text:style-name="T614"> </text:span></text:span><text:span text:style-name="Source_20_Text"><text:span text:style-name="T615">, and </text:span></text:span><text:a xlink:type="simple" xlink:href="https://linuxize.com/post/how-to-use-linux-ftp-command-to-transfer-files/" text:style-name="Internet_20_link" text:visited-style-name="Visited_20_Internet_20_Link"><text:span text:style-name="Source_20_Text"><text:span text:style-name="T308">FTP</text:span></text:span></text:a><text:span text:style-name="Source_20_Text"><text:span text:style-name="T614">.</text:span></text:span></text:p>
      <text:p text:style-name="P68"><text:span text:style-name="Source_20_Text"><text:span text:style-name="T304"/></text:span></text:p>
      <text:p text:style-name="P68"><text:span text:style-name="Source_20_Text"><text:span text:style-name="T304"/></text:span></text:p>
      <text:p text:style-name="P68"><text:span text:style-name="Source_20_Text"><text:span text:style-name="T304"/></text:span></text:p>
      <text:p text:style-name="P68"><text:span text:style-name="Source_20_Text"><text:span text:style-name="T304"/></text:span></text:p>
      <text:p text:style-name="P68"><text:span text:style-name="Source_20_Text"><text:span text:style-name="T304"/></text:span></text:p>
      <text:p text:style-name="P69"><text:span text:style-name="Source_20_Text"><text:span text:style-name="T305">In</text:span></text:span><text:span text:style-name="Source_20_Text"><text:span text:style-name="T306">side</text:span></text:span><text:span text:style-name="Source_20_Text"><text:span text:style-name="T305"> </text:span></text:span><text:span text:style-name="Source_20_Text"><text:span text:style-name="T312">settings.py</text:span></text:span></text:p>
      <text:p text:style-name="P69"><text:span text:style-name="Source_20_Text"><text:span text:style-name="T305"/></text:span></text:p>
      <text:p text:style-name="P69"><text:span text:style-name="Source_20_Text"><text:span text:style-name="T305">'DEFAULT-AUTHENTICATION-CLASSES':(</text:span></text:span></text:p>
      <text:p text:style-name="P69"><text:span text:style-name="Source_20_Text"><text:span text:style-name="T305"/></text:span></text:p>
      <text:p text:style-name="P69"><text:span text:style-name="Source_20_Text"><text:span text:style-name="T305"><text:tab/><text:tab/><text:tab/>'rest_framework_jwt.authentication.JSONWebTokenAuthentication',</text:span></text:span></text:p>
      <text:p text:style-name="P69"><text:span text:style-name="Source_20_Text"><text:span text:style-name="T305">)</text:span></text:span></text:p>
      <text:p text:style-name="P69"><text:span text:style-name="Source_20_Text"><text:span text:style-name="T305"/></text:span></text:p>
      <text:p text:style-name="P70"><text:span text:style-name="Source_20_Text"><text:span text:style-name="T306"/></text:span></text:p>
      <text:p text:style-name="P70"><text:span text:style-name="Source_20_Text"><text:span text:style-name="T306"/></text:span></text:p>
      <text:p text:style-name="P70"><text:span text:style-name="Source_20_Text"><text:span text:style-name="T306"/></text:span></text:p>
      <text:p text:style-name="P70"><text:span text:style-name="Source_20_Text"><text:span text:style-name="T306"/></text:span></text:p>
      <text:p text:style-name="P70"><text:span text:style-name="Source_20_Text"><text:span text:style-name="T306">Inside </text:span></text:span><text:span text:style-name="Source_20_Text"><text:span text:style-name="T313">urls.py</text:span></text:span></text:p>
      <text:p text:style-name="P70"><text:span text:style-name="Source_20_Text"><text:span text:style-name="T313"/></text:span></text:p>
      <text:p text:style-name="P70"><text:span text:style-name="Source_20_Text"><text:span text:style-name="T306">from rest_framework_jwt.views import </text:span></text:span><text:span text:style-name="Source_20_Text"><text:span text:style-name="T317">obtain_jwt_token</text:span></text:span></text:p>
      <text:p text:style-name="P70"><text:span text:style-name="Source_20_Text"><text:span text:style-name="T306">urlpatterns = [ path('</text:span></text:span><text:span text:style-name="Source_20_Text"><text:span text:style-name="T313">api/auth/token/</text:span></text:span><text:span text:style-name="Source_20_Text"><text:span text:style-name="T306">', </text:span></text:span><text:span text:style-name="Source_20_Text"><text:span text:style-name="T317">obtain_jwt_token</text:span></text:span><text:span text:style-name="Source_20_Text"><text:span text:style-name="T306">), </text:span></text:span><text:span text:style-name="Source_20_Text"><text:span text:style-name="T307">]</text:span></text:span></text:p>
      <text:p text:style-name="P70"><text:span text:style-name="Source_20_Text"><text:span text:style-name="T307"/></text:span></text:p>
      <text:p text:style-name="P70"><text:span text:style-name="Source_20_Text"><text:span text:style-name="T307"/></text:span></text:p>
      <text:p text:style-name="P70"><text:span text:style-name="Source_20_Text"><text:span text:style-name="T307"/></text:span></text:p>
      <text:p text:style-name="P70"><text:span text:style-name="Source_20_Text"><text:span text:style-name="T307"/></text:span></text:p>
      <text:p text:style-name="P77"><text:span text:style-name="Source_20_Text"><text:span text:style-name="T306">from rest_framework_jwt.views import </text:span></text:span><text:span text:style-name="Source_20_Text"><text:span text:style-name="T324">refresh</text:span></text:span><text:span text:style-name="Source_20_Text"><text:span text:style-name="T317">_jwt_token</text:span></text:span></text:p>
      <text:p text:style-name="P77"><text:span text:style-name="Source_20_Text"><text:span text:style-name="T306">urlpatterns = [ </text:span></text:span><text:span text:style-name="Source_20_Text"><text:span text:style-name="T310">url</text:span></text:span><text:span text:style-name="Source_20_Text"><text:span text:style-name="T306">( </text:span></text:span><text:span text:style-name="Source_20_Text"><text:span text:style-name="T310">r</text:span></text:span><text:span text:style-name="Source_20_Text"><text:span text:style-name="T306">'</text:span></text:span><text:span text:style-name="Source_20_Text"><text:span text:style-name="T310">^</text:span></text:span><text:span text:style-name="Source_20_Text"><text:span text:style-name="T313">api-</text:span></text:span><text:span text:style-name="Source_20_Text"><text:span text:style-name="T316">t</text:span></text:span><text:span text:style-name="Source_20_Text"><text:span text:style-name="T313">oken-</text:span></text:span><text:span text:style-name="Source_20_Text"><text:span text:style-name="T316">refresh</text:span></text:span><text:span text:style-name="Source_20_Text"><text:span text:style-name="T313">/</text:span></text:span><text:span text:style-name="Source_20_Text"><text:span text:style-name="T306">', </text:span></text:span><text:span text:style-name="Source_20_Text"><text:span text:style-name="T319">refresh</text:span></text:span><text:span text:style-name="Source_20_Text"><text:span text:style-name="T317">_jwt_token</text:span></text:span><text:span text:style-name="Source_20_Text"><text:span text:style-name="T306">), </text:span></text:span><text:span text:style-name="Source_20_Text"><text:span text:style-name="T307">]</text:span></text:span></text:p>
      <text:p text:style-name="P70"><text:span text:style-name="Source_20_Text"><text:span text:style-name="T307"/></text:span></text:p>
      <text:p text:style-name="P70"><text:span text:style-name="Source_20_Text"><text:span text:style-name="T307"/></text:span></text:p>
      <text:p text:style-name="P70"><text:span text:style-name="Source_20_Text"><text:span text:style-name="T307">curl -X <text:s/>POST <text:s/>-</text:span></text:span><text:span text:style-name="Source_20_Text"><text:span text:style-name="T311">H “Content_type: application/json”</text:span></text:span><text:span text:style-name="Source_20_Text"><text:span text:style-name="T307"> -</text:span></text:span><text:span text:style-name="Source_20_Text"><text:span text:style-name="T311">d</text:span></text:span><text:span text:style-name="Source_20_Text"><text:span text:style-name="T307"> <text:s/>‘</text:span></text:span><text:span text:style-name="Source_20_Text"><text:span text:style-name="T311">{“token”:”&lt;EXISTING_TOKEN&gt;”}</text:span></text:span><text:span text:style-name="Source_20_Text"><text:span text:style-name="T307">’ <text:s/>http://127.0.0.1:8000/api-</text:span></text:span><text:span text:style-name="Source_20_Text"><text:span text:style-name="T311">token-verify/</text:span></text:span></text:p>
      <text:p text:style-name="P70"><text:span text:style-name="Source_20_Text"><text:span text:style-name="T307"/></text:span></text:p>
      <text:p text:style-name="P70"><text:span text:style-name="Source_20_Text"><text:span text:style-name="T307"/></text:span></text:p>
      <text:p text:style-name="P71"><text:soft-page-break/><text:span text:style-name="Source_20_Text"><text:span text:style-name="T307">In </text:span></text:span><text:span text:style-name="Source_20_Text"><text:span text:style-name="T314">terminal:</text:span></text:span></text:p>
      <text:p text:style-name="P71"><text:span text:style-name="Source_20_Text"><text:span text:style-name="T314"/></text:span></text:p>
      <text:p text:style-name="P71"><text:span text:style-name="Source_20_Text"><text:span text:style-name="T307">curl -X <text:s/>POST <text:s/>-d "username=</text:span></text:span><text:span text:style-name="Source_20_Text"><text:span text:style-name="T318">leila</text:span></text:span><text:span text:style-name="Source_20_Text"><text:span text:style-name="T307">&amp;password=</text:span></text:span><text:span text:style-name="Source_20_Text"><text:span text:style-name="T318">leila</text:span></text:span><text:span text:style-name="Source_20_Text"><text:span text:style-name="T307">" http://127.0.0.1:8000/</text:span></text:span><text:span text:style-name="Source_20_Text"><text:span text:style-name="T314">api/auth/token/</text:span></text:span></text:p>
      <text:p text:style-name="P70"><text:span text:style-name="Source_20_Text"><text:span text:style-name="T307"/></text:span></text:p>
      <text:p text:style-name="P70"><text:span text:style-name="Source_20_Text"><text:span text:style-name="T307">{"token":"eyJ0eXAiOiJKV1QiLCJhbGciOiJIUzI1NiJ9.eyJ1c2VyX2lkIjoxMDYsInVzZXJuYW1lIjoibGVpbGEiLCJleHAiOjE2MjExNDc5NDcsImVtYWlsIjoibGVpbGEuZm9ydWhhckBnb}</text:span></text:span></text:p>
      <text:p text:style-name="P70"><text:span text:style-name="Source_20_Text"><text:span text:style-name="T307"/></text:span></text:p>
      <text:p text:style-name="P70"><text:span text:style-name="Source_20_Text"><text:span text:style-name="T307"/></text:span></text:p>
      <text:p text:style-name="P70"><text:span text:style-name="Source_20_Text"><text:span text:style-name="T307"/></text:span></text:p>
      <text:p text:style-name="P74"><text:span text:style-name="Source_20_Text"><text:span text:style-name="T321">&lt;GET method&gt;</text:span></text:span></text:p>
      <text:p text:style-name="P70"><text:span text:style-name="Source_20_Text"><text:span text:style-name="T307"/></text:span></text:p>
      <text:p text:style-name="P70"><text:span text:style-name="Source_20_Text"><text:span text:style-name="T307">curl </text:span></text:span><text:span text:style-name="Source_20_Text"><text:span text:style-name="T314">-H</text:span></text:span><text:span text:style-name="Source_20_Text"><text:span text:style-name="T307"> "Authorization: JWT </text:span></text:span><text:span text:style-name="Source_20_Text"><text:span text:style-name="T315">&lt;paste-token-here&gt;</text:span></text:span><text:span text:style-name="Source_20_Text"><text:span text:style-name="T307">" http://127.0.0.1:8000/</text:span></text:span><text:span text:style-name="Source_20_Text"><text:span text:style-name="T320">api/</text:span></text:span><text:span text:style-name="Source_20_Text"><text:span text:style-name="T322">list</text:span></text:span><text:span text:style-name="Source_20_Text"><text:span text:style-name="T320">/register/</text:span></text:span></text:p>
      <text:p text:style-name="P70"><text:span text:style-name="Source_20_Text"><text:span text:style-name="T307"/></text:span></text:p>
      <text:p text:style-name="P73"><text:span text:style-name="Source_20_Text"><text:span text:style-name="T307">{"count":26,</text:span></text:span></text:p>
      <text:p text:style-name="P73"><text:span text:style-name="Source_20_Text"><text:span text:style-name="T307">"next":"</text:span></text:span><text:a xlink:type="simple" xlink:href="http://127.0.0.1:8000/api/list/register/?limit=2&amp;offset=2" text:style-name="Internet_20_link" text:visited-style-name="Visited_20_Internet_20_Link"><text:span text:style-name="Source_20_Text">http://127.0.0.1:8000/api/list/register/?limit=2&amp;</text:span></text:a><text:a xlink:type="simple" xlink:href="http://127.0.0.1:8000/api/list/register/?limit=2&amp;offset=2" text:style-name="Internet_20_link" text:visited-style-name="Visited_20_Internet_20_Link"><text:span text:style-name="Source_20_Text"><text:span text:style-name="T320">offset=2</text:span></text:span></text:a><text:span text:style-name="Source_20_Text"><text:span text:style-name="T307">",</text:span></text:span></text:p>
      <text:p text:style-name="P73"><text:span text:style-name="Source_20_Text"><text:span text:style-name="T307">"previous":null,</text:span></text:span></text:p>
      <text:p text:style-name="P73"><text:span text:style-name="Source_20_Text"><text:span text:style-name="T307">"results":[</text:span></text:span></text:p>
      <text:p text:style-name="P73"><text:span text:style-name="Source_20_Text"><text:span text:style-name="T307">{</text:span></text:span></text:p>
      <text:p text:style-name="P73"><text:span text:style-name="Source_20_Text"><text:span text:style-name="T307">"url_register":"</text:span></text:span><text:a xlink:type="simple" xlink:href="http://127.0.0.1:8000/api/detail/register/75/" text:style-name="Internet_20_link" text:visited-style-name="Visited_20_Internet_20_Link"><text:span text:style-name="Source_20_Text">http://127.0.0.1:8000/api/detail/register/75/</text:span></text:a><text:span text:style-name="Source_20_Text"><text:span text:style-name="T307">",</text:span></text:span></text:p>
      <text:p text:style-name="P73"><text:span text:style-name="Source_20_Text"><text:span text:style-name="T307"/></text:span></text:p>
      <text:p text:style-name="P73"><text:span text:style-name="Source_20_Text"><text:span text:style-name="T307">"id":75,</text:span></text:span></text:p>
      <text:p text:style-name="P73"><text:span text:style-name="Source_20_Text"><text:span text:style-name="T307"/></text:span></text:p>
      <text:p text:style-name="P73"><text:span text:style-name="Source_20_Text"><text:span text:style-name="T307">"owner":"139",</text:span></text:span></text:p>
      <text:p text:style-name="P73"><text:span text:style-name="Source_20_Text"><text:span text:style-name="T307"/></text:span></text:p>
      <text:p text:style-name="P73"><text:span text:style-name="Source_20_Text"><text:span text:style-name="T307">"first_name":"ali",</text:span></text:span></text:p>
      <text:p text:style-name="P73"><text:span text:style-name="Source_20_Text"><text:span text:style-name="T307"/></text:span></text:p>
      <text:p text:style-name="P73"><text:span text:style-name="Source_20_Text"><text:span text:style-name="T307">"last_name":"mahmoodi",</text:span></text:span></text:p>
      <text:p text:style-name="P73"><text:span text:style-name="Source_20_Text"><text:span text:style-name="T307"/></text:span></text:p>
      <text:p text:style-name="P73"><text:span text:style-name="Source_20_Text"><text:span text:style-name="T307">"age":12,</text:span></text:span></text:p>
      <text:p text:style-name="P73"><text:span text:style-name="Source_20_Text"><text:span text:style-name="T307"/></text:span></text:p>
      <text:p text:style-name="P73"><text:span text:style-name="Source_20_Text"><text:span text:style-name="T307">"city":"رشت",</text:span></text:span></text:p>
      <text:p text:style-name="P73"><text:span text:style-name="Source_20_Text"><text:span text:style-name="T307"/></text:span></text:p>
      <text:p text:style-name="P73"><text:span text:style-name="Source_20_Text"><text:span text:style-name="T307">"province":"گيلان",</text:span></text:span></text:p>
      <text:p text:style-name="P73"><text:span text:style-name="Source_20_Text"><text:span text:style-name="T307"/></text:span></text:p>
      <text:p text:style-name="P73"><text:span text:style-name="Source_20_Text"><text:span text:style-name="T307">"username":"mahmoodi",</text:span></text:span></text:p>
      <text:p text:style-name="P73"><text:span text:style-name="Source_20_Text"><text:span text:style-name="T307"/></text:span></text:p>
      <text:p text:style-name="P73"><text:span text:style-name="Source_20_Text"><text:span text:style-name="T307">"password1":"mahmoodi",</text:span></text:span></text:p>
      <text:p text:style-name="P73"><text:span text:style-name="Source_20_Text"><text:span text:style-name="T307"/></text:span></text:p>
      <text:p text:style-name="P73"><text:span text:style-name="Source_20_Text"><text:span text:style-name="T307">"password2":"mahmoodi",</text:span></text:span></text:p>
      <text:p text:style-name="P73"><text:span text:style-name="Source_20_Text"><text:span text:style-name="T307"/></text:span></text:p>
      <text:p text:style-name="P73"><text:span text:style-name="Source_20_Text"><text:span text:style-name="T307">"email":"</text:span></text:span><text:a xlink:type="simple" xlink:href="mailto:mahmoodi@gmail.com" text:style-name="Internet_20_link" text:visited-style-name="Visited_20_Internet_20_Link"><text:span text:style-name="Source_20_Text">mahmoodi@gmail.com</text:span></text:a><text:span text:style-name="Source_20_Text"><text:span text:style-name="T307">",</text:span></text:span></text:p>
      <text:p text:style-name="P73"><text:span text:style-name="Source_20_Text"><text:span text:style-name="T307"/></text:span></text:p>
      <text:p text:style-name="P73"><text:span text:style-name="Source_20_Text"><text:span text:style-name="T307">"admin":false,</text:span></text:span></text:p>
      <text:p text:style-name="P73"><text:span text:style-name="Source_20_Text"><text:span text:style-name="T307"/></text:span></text:p>
      <text:p text:style-name="P73"><text:span text:style-name="Source_20_Text"><text:span text:style-name="T307">"staff":true,</text:span></text:span></text:p>
      <text:p text:style-name="P73"><text:span text:style-name="Source_20_Text"><text:span text:style-name="T307"/></text:span></text:p>
      <text:p text:style-name="P73"><text:span text:style-name="Source_20_Text"><text:span text:style-name="T307">"created_at":"2021-05-12T10:15:24+04:30"},</text:span></text:span></text:p>
      <text:p text:style-name="P73"><text:span text:style-name="Source_20_Text"><text:span text:style-name="T307"/></text:span></text:p>
      <text:p text:style-name="P73"><text:span text:style-name="Source_20_Text"><text:span text:style-name="T307">{"url_register":"</text:span></text:span><text:a xlink:type="simple" xlink:href="http://127.0.0.1:8000/api/detail/register/74/" text:style-name="Internet_20_link" text:visited-style-name="Visited_20_Internet_20_Link"><text:span text:style-name="Source_20_Text">http://127.0.0.1:8000/api/detail/register/74/</text:span></text:a><text:span text:style-name="Source_20_Text"><text:span text:style-name="T307">",</text:span></text:span></text:p>
      <text:p text:style-name="P73"><text:span text:style-name="Source_20_Text"><text:span text:style-name="T307"/></text:span></text:p>
      <text:p text:style-name="P73"><text:span text:style-name="Source_20_Text"><text:span text:style-name="T307">"id":74,</text:span></text:span></text:p>
      <text:p text:style-name="P73"><text:span text:style-name="Source_20_Text"><text:span text:style-name="T307"/></text:span></text:p>
      <text:p text:style-name="P73"><text:span text:style-name="Source_20_Text"><text:span text:style-name="T307">"owner":"138",</text:span></text:span></text:p>
      <text:p text:style-name="P73"><text:span text:style-name="Source_20_Text"><text:span text:style-name="T307"/></text:span></text:p>
      <text:p text:style-name="P73"><text:span text:style-name="Source_20_Text"><text:span text:style-name="T307">"first_name":"ss",</text:span></text:span></text:p>
      <text:p text:style-name="P73"><text:span text:style-name="Source_20_Text"><text:span text:style-name="T307"/></text:span></text:p>
      <text:p text:style-name="P73"><text:span text:style-name="Source_20_Text"><text:span text:style-name="T307">"last_name":"dvd",</text:span></text:span></text:p>
      <text:p text:style-name="P73"><text:soft-page-break/><text:span text:style-name="Source_20_Text"><text:span text:style-name="T307"/></text:span></text:p>
      <text:p text:style-name="P73"><text:span text:style-name="Source_20_Text"><text:span text:style-name="T307">"age":15,</text:span></text:span></text:p>
      <text:p text:style-name="P73"><text:span text:style-name="Source_20_Text"><text:span text:style-name="T307"/></text:span></text:p>
      <text:p text:style-name="P73"><text:span text:style-name="Source_20_Text"><text:span text:style-name="T307">"city":"hmcgh",</text:span></text:span></text:p>
      <text:p text:style-name="P73"><text:span text:style-name="Source_20_Text"><text:span text:style-name="T307"/></text:span></text:p>
      <text:p text:style-name="P73"><text:span text:style-name="Source_20_Text"><text:span text:style-name="T307">"province":"hkhgc",</text:span></text:span></text:p>
      <text:p text:style-name="P73"><text:span text:style-name="Source_20_Text"><text:span text:style-name="T307"/></text:span></text:p>
      <text:p text:style-name="P73"><text:span text:style-name="Source_20_Text"><text:span text:style-name="T307">"username":"zxczxc",</text:span></text:span></text:p>
      <text:p text:style-name="P73"><text:span text:style-name="Source_20_Text"><text:span text:style-name="T307"/></text:span></text:p>
      <text:p text:style-name="P73"><text:span text:style-name="Source_20_Text"><text:span text:style-name="T307">"password1":"zxczxc",</text:span></text:span></text:p>
      <text:p text:style-name="P73"><text:span text:style-name="Source_20_Text"><text:span text:style-name="T307"/></text:span></text:p>
      <text:p text:style-name="P73"><text:span text:style-name="Source_20_Text"><text:span text:style-name="T307">"password2":"zxczxc",</text:span></text:span></text:p>
      <text:p text:style-name="P73"><text:span text:style-name="Source_20_Text"><text:span text:style-name="T307"/></text:span></text:p>
      <text:p text:style-name="P73"><text:span text:style-name="Source_20_Text"><text:span text:style-name="T307">"email":"</text:span></text:span><text:a xlink:type="simple" xlink:href="mailto:zxczxc@gmail.com" text:style-name="Internet_20_link" text:visited-style-name="Visited_20_Internet_20_Link"><text:span text:style-name="Source_20_Text">zxczxc@gmail.com</text:span></text:a><text:span text:style-name="Source_20_Text"><text:span text:style-name="T307">",</text:span></text:span></text:p>
      <text:p text:style-name="P73"><text:span text:style-name="Source_20_Text"><text:span text:style-name="T307"/></text:span></text:p>
      <text:p text:style-name="P73"><text:span text:style-name="Source_20_Text"><text:span text:style-name="T307">"admin":false,</text:span></text:span></text:p>
      <text:p text:style-name="P73"><text:span text:style-name="Source_20_Text"><text:span text:style-name="T307"/></text:span></text:p>
      <text:p text:style-name="P73"><text:span text:style-name="Source_20_Text"><text:span text:style-name="T307">"staff":true,</text:span></text:span></text:p>
      <text:p text:style-name="P73"><text:span text:style-name="Source_20_Text"><text:span text:style-name="T307"/></text:span></text:p>
      <text:p text:style-name="P73"><text:span text:style-name="Source_20_Text"><text:span text:style-name="T307">"created_at":"2021-05-11T14:29:36+04:30"</text:span></text:span></text:p>
      <text:p text:style-name="P73"><text:span text:style-name="Source_20_Text"><text:span text:style-name="T307">}</text:span></text:span></text:p>
      <text:p text:style-name="P73"><text:span text:style-name="Source_20_Text"><text:span text:style-name="T307">]</text:span></text:span></text:p>
      <text:p text:style-name="P73"><text:span text:style-name="Source_20_Text"><text:span text:style-name="T307">}</text:span></text:span></text:p>
      <text:p text:style-name="P70"><text:span text:style-name="Source_20_Text"><text:span text:style-name="T307"/></text:span></text:p>
      <text:p text:style-name="P70"><text:span text:style-name="Source_20_Text"><text:span text:style-name="T307"/></text:span></text:p>
      <text:p text:style-name="P70"><text:span text:style-name="Source_20_Text"><text:span text:style-name="T277"/></text:span></text:p>
      <text:p text:style-name="P132"><text:span text:style-name="Source_20_Text"><text:span text:style-name="T281">user = self.request.user</text:span></text:span></text:p>
      <text:p text:style-name="P56"><text:span text:style-name="Source_20_Text"><text:span text:style-name="T277"/></text:span></text:p>
      <text:p text:style-name="P132"><text:span text:style-name="Source_20_Text"><text:span text:style-name="T284">slug</text:span></text:span><text:span text:style-name="Source_20_Text"><text:span text:style-name="T282"> = self.request.GET.get('</text:span></text:span><text:span text:style-name="Source_20_Text"><text:span text:style-name="T283">slug</text:span></text:span><text:span text:style-name="Source_20_Text"><text:span text:style-name="T282">')</text:span></text:span></text:p>
      <text:p text:style-name="P56"><text:span text:style-name="Source_20_Text"><text:span text:style-name="T277"/></text:span></text:p>
      <text:p text:style-name="P56"><text:span text:style-name="Source_20_Text"><text:span text:style-name="T277"/></text:span></text:p>
      <text:p text:style-name="P74"><text:span text:style-name="Source_20_Text"><text:span text:style-name="T326">&lt;post method&gt;</text:span></text:span></text:p>
      <text:p text:style-name="P74"><text:span text:style-name="Source_20_Text"><text:span text:style-name="T326"/></text:span></text:p>
      <text:p text:style-name="P56"><text:span text:style-name="Source_20_Text"><text:span text:style-name="T328">curl </text:span></text:span><text:span text:style-name="Source_20_Text"><text:span text:style-name="T341">-H</text:span></text:span><text:span text:style-name="Source_20_Text"><text:span text:style-name="T328"> "Authorization: JWT </text:span></text:span><text:span text:style-name="Source_20_Text"><text:span text:style-name="T340">eyJ0eXAiOiJKV1QiLCJhbGciOiJIUzI1NiJ9.eyJ1c2VyX2lkIjoxMjAsInVzZXJuYW1lIjoienhjIiwiZXhwIjoxNjIxMTU0ODUwLCJlbWFpbCI6Inp4Yy56eGNAZ21haWwuY29tIn0.vA7lgl-bB-v7GPKPhg0BQvEcavytVmJUpFZg2oVsCL0</text:span></text:span><text:span text:style-name="Source_20_Text"><text:span text:style-name="T328">" </text:span></text:span><text:span text:style-name="Source_20_Text"><text:span text:style-name="T336">-X POST -d </text:span></text:span><text:span text:style-name="Source_20_Text"><text:span text:style-name="T328"><text:s/></text:span></text:span><text:span text:style-name="Source_20_Text"><text:span text:style-name="T337">"cycle=44&amp;period=44&amp;last_period=2021-05-13&amp;email=leila.foruhar@gmail.com"</text:span></text:span><text:span text:style-name="Source_20_Text"><text:span text:style-name="T328"> </text:span></text:span><text:span text:style-name="Source_20_Text"><text:span text:style-name="T338">http://127.0.0.1:8000/api/</text:span></text:span><text:span text:style-name="Source_20_Text"><text:span text:style-name="T345">create</text:span></text:span><text:span text:style-name="Source_20_Text"><text:span text:style-name="T338">/cycle/50/</text:span></text:span></text:p>
      <text:p text:style-name="P56"><text:span text:style-name="Source_20_Text"><text:span text:style-name="T289"/></text:span></text:p>
      <text:p text:style-name="P56"><text:span text:style-name="Source_20_Text"><text:span text:style-name="T300">{"cycle":44, <text:s text:c="2"/>"period":44, <text:s text:c="2"/>"last_period":"2021-05-13", <text:s text:c="2"/>"email":"leila.foruhar@gmail.com"}</text:span></text:span></text:p>
      <text:p text:style-name="P56"><text:span text:style-name="Source_20_Text"><text:span text:style-name="T307"/></text:span></text:p>
      <text:p text:style-name="P77"><text:span text:style-name="Source_20_Text"><text:span text:style-name="T307"/></text:span></text:p>
      <text:p text:style-name="P77"><text:span text:style-name="Source_20_Text"><text:span text:style-name="T322">-</text:span></text:span><text:span text:style-name="Source_20_Text"><text:span text:style-name="T323">d</text:span></text:span><text:span text:style-name="Source_20_Text"><text:span text:style-name="T309"> : posts the information</text:span></text:span></text:p>
      <text:p text:style-name="P77"><text:span text:style-name="Source_20_Text"><text:span text:style-name="T323">-H</text:span></text:span><text:span text:style-name="Source_20_Text"><text:span text:style-name="T309"> : header of the request object</text:span></text:span></text:p>
      <text:p text:style-name="P77"><text:span text:style-name="Source_20_Text"><text:span text:style-name="T307"/></text:span></text:p>
      <text:p text:style-name="P56"><text:span text:style-name="Source_20_Text"><text:span text:style-name="T277"/></text:span></text:p>
      <text:p text:style-name="P75"><text:span text:style-name="Source_20_Text"><text:span text:style-name="T270">&lt;Post method with two headers&gt;</text:span></text:span></text:p>
      <text:p text:style-name="P56"><text:span text:style-name="Source_20_Text"><text:span text:style-name="T325"/></text:span></text:p>
      <text:p text:style-name="P56"><text:soft-page-break/><text:span text:style-name="Source_20_Text"><text:span text:style-name="T325"/></text:span></text:p>
      <text:p text:style-name="P76"><text:span text:style-name="Source_20_Text"><text:span text:style-name="T328">curl -X POST </text:span></text:span><text:span text:style-name="Source_20_Text"><text:span text:style-name="T341">-H</text:span></text:span><text:span text:style-name="Source_20_Text"><text:span text:style-name="T328"> "Authorization: JWT </text:span></text:span><text:span text:style-name="Source_20_Text"><text:span text:style-name="T338">eyJ0eXAiOiJKV1QiLCJhbGciOiJIUzI1NiJ9.eyJ1c2VyX2lkIjoxMjAsInVzZXJuYW1lIjoienhjIiwiZXhwIjoxNjIxMTU0ODUwLCJlbWFpbCI6Inp4Yy56eGNAZ21haWwuY29tIn0.vA7lgl-bB-v7GPKPhg0BQvEcavytVmJUpFZg2oVsCL0</text:span></text:span><text:span text:style-name="Source_20_Text"><text:span text:style-name="T328">" </text:span></text:span><text:span text:style-name="Source_20_Text"><text:span text:style-name="T341">-H</text:span></text:span><text:span text:style-name="Source_20_Text"><text:span text:style-name="T328"> "Content-Type: application/json" </text:span></text:span><text:span text:style-name="Source_20_Text"><text:span text:style-name="T341">-d</text:span></text:span><text:span text:style-name="Source_20_Text"><text:span text:style-name="T328"> </text:span></text:span><text:span text:style-name="Source_20_Text"><text:span text:style-name="T344">'{"cycle":44,"period":44,"last_period":"2021-05-13","email":"leila.foruhar@gmail.com"}'</text:span></text:span><text:span text:style-name="Source_20_Text"><text:span text:style-name="T328"> </text:span></text:span><text:span text:style-name="Source_20_Text"><text:span text:style-name="T337">'http://127.0.0.1:8000/api/</text:span></text:span><text:span text:style-name="Source_20_Text"><text:span text:style-name="T345">create</text:span></text:span><text:span text:style-name="Source_20_Text"><text:span text:style-name="T337">/cycle/50/'</text:span></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cycle":44, "period":44, "last_period":"2021-05-13", "email":"leila.foruhar@gmail.com"}</text:span></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160"><text:span text:style-name="Source_20_Text"><text:span text:style-name="T363">OrderedDict</text:span></text:span></text:p>
      <text:p text:style-name="P303"/>
      <text:p text:style-name="P303"><text:soft-page-break/></text:p>
      <text:p text:style-name="P210"><text:span text:style-name="T617">Sometimes you need a Python </text:span><text:a xlink:type="simple" xlink:href="https://realpython.com/python-dicts/" text:style-name="Internet_20_link" text:visited-style-name="Visited_20_Internet_20_Link"><text:span text:style-name="T674">dictionary</text:span></text:a><text:span text:style-name="T619"> </text:span><text:span text:style-name="T617">that remembers the order of its items. In the past, you had only one tool for solving this specific problem: Python’s </text:span><text:a xlink:type="simple" xlink:href="https://docs.python.org/3/library/collections.html#collections.OrderedDict" text:style-name="Internet_20_link" text:visited-style-name="Visited_20_Internet_20_Link"><text:span text:style-name="Source_20_Text"><text:span text:style-name="T675">OrderedDict</text:span></text:span></text:a><text:span text:style-name="T617">. It’s a dictionary subclass specially designed to remember the order of items, which is defined by the insertion order of keys.</text:span></text:p>
      <text:p text:style-name="P211"/>
      <text:p text:style-name="P303"/>
      <text:p text:style-name="P161"><text:span text:style-name="Source_20_Text"><text:span text:style-name="T676">&gt;&gt;&gt; </text:span></text:span><text:span text:style-name="Source_20_Text"><text:span text:style-name="T677">from</text:span></text:span><text:span text:style-name="Source_20_Text"><text:span text:style-name="T678"> </text:span></text:span><text:span text:style-name="Source_20_Text"><text:span text:style-name="T364">collections</text:span></text:span><text:span text:style-name="Source_20_Text"><text:span text:style-name="T678"> </text:span></text:span><text:span text:style-name="Source_20_Text"><text:span text:style-name="T677">import</text:span></text:span><text:span text:style-name="Source_20_Text"><text:span text:style-name="T678"> </text:span></text:span><text:span text:style-name="Source_20_Text"><text:span text:style-name="T364">OrderedDict</text:span></text:span></text:p>
      <text:p text:style-name="P233"/>
      <text:p text:style-name="P233"><text:span text:style-name="Source_20_Text"><text:span text:style-name="T676">&gt;&gt;&gt; </text:span></text:span><text:span text:style-name="Source_20_Text"><text:span text:style-name="T364">numbers</text:span></text:span><text:span text:style-name="Source_20_Text"><text:span text:style-name="T678"> </text:span></text:span><text:span text:style-name="Source_20_Text"><text:span text:style-name="T679">=</text:span></text:span><text:span text:style-name="Source_20_Text"><text:span text:style-name="T678"> </text:span></text:span><text:span text:style-name="Source_20_Text"><text:span text:style-name="T364">OrderedDict()</text:span></text:span></text:p>
      <text:p text:style-name="P233"/>
      <text:p text:style-name="P233"><text:span text:style-name="Source_20_Text"><text:span text:style-name="T676">&gt;&gt;&gt; </text:span></text:span><text:span text:style-name="Source_20_Text"><text:span text:style-name="T364">numbers[</text:span></text:span><text:span text:style-name="Source_20_Text"><text:span text:style-name="T680">"one"</text:span></text:span><text:span text:style-name="Source_20_Text"><text:span text:style-name="T364">]</text:span></text:span><text:span text:style-name="Source_20_Text"><text:span text:style-name="T678"> </text:span></text:span><text:span text:style-name="Source_20_Text"><text:span text:style-name="T679">=</text:span></text:span><text:span text:style-name="Source_20_Text"><text:span text:style-name="T678"> </text:span></text:span><text:span text:style-name="Source_20_Text"><text:span text:style-name="T681">1</text:span></text:span></text:p>
      <text:p text:style-name="P233"><text:span text:style-name="Source_20_Text"><text:span text:style-name="T676">&gt;&gt;&gt; </text:span></text:span><text:span text:style-name="Source_20_Text"><text:span text:style-name="T364">numbers[</text:span></text:span><text:span text:style-name="Source_20_Text"><text:span text:style-name="T680">"two"</text:span></text:span><text:span text:style-name="Source_20_Text"><text:span text:style-name="T364">]</text:span></text:span><text:span text:style-name="Source_20_Text"><text:span text:style-name="T678"> </text:span></text:span><text:span text:style-name="Source_20_Text"><text:span text:style-name="T679">=</text:span></text:span><text:span text:style-name="Source_20_Text"><text:span text:style-name="T678"> </text:span></text:span><text:span text:style-name="Source_20_Text"><text:span text:style-name="T681">2</text:span></text:span></text:p>
      <text:p text:style-name="P233"><text:span text:style-name="Source_20_Text"><text:span text:style-name="T676">&gt;&gt;&gt; </text:span></text:span><text:span text:style-name="Source_20_Text"><text:span text:style-name="T364">numbers[</text:span></text:span><text:span text:style-name="Source_20_Text"><text:span text:style-name="T680">"three"</text:span></text:span><text:span text:style-name="Source_20_Text"><text:span text:style-name="T364">]</text:span></text:span><text:span text:style-name="Source_20_Text"><text:span text:style-name="T678"> </text:span></text:span><text:span text:style-name="Source_20_Text"><text:span text:style-name="T679">=</text:span></text:span><text:span text:style-name="Source_20_Text"><text:span text:style-name="T678"> </text:span></text:span><text:span text:style-name="Source_20_Text"><text:span text:style-name="T681">3</text:span></text:span></text:p>
      <text:p text:style-name="P233"/>
      <text:p text:style-name="P233"><text:span text:style-name="Source_20_Text"><text:span text:style-name="T676">&gt;&gt;&gt; </text:span></text:span><text:span text:style-name="Source_20_Text"><text:span text:style-name="T364">numbers</text:span></text:span></text:p>
      <text:p text:style-name="P233"><text:span text:style-name="Source_20_Text"><text:span text:style-name="T682">OrderedDict(</text:span></text:span><text:span text:style-name="Source_20_Text"><text:span text:style-name="T683">[</text:span></text:span><text:span text:style-name="Source_20_Text"><text:span text:style-name="T682">('one', 1), ('two', 2), ('three', 3)</text:span></text:span><text:span text:style-name="Source_20_Text"><text:span text:style-name="T683">]</text:span></text:span><text:span text:style-name="Source_20_Text"><text:span text:style-name="T682">)</text:span></text:span></text:p>
      <text:p text:style-name="P303"/>
      <text:p text:style-name="P303"/>
      <text:p text:style-name="P212"><text:span text:style-name="T617">Note that </text:span><text:span text:style-name="T618">curly brackets</text:span><text:span text:style-name="T617"> turn into brackets :</text:span></text:p>
      <text:p text:style-name="P303"/>
      <text:p text:style-name="P161"><text:span text:style-name="Source_20_Text"><text:span text:style-name="T676">&gt;&gt;&gt; </text:span></text:span><text:span text:style-name="Source_20_Text"><text:span text:style-name="T364">letters</text:span></text:span><text:span text:style-name="Source_20_Text"><text:span text:style-name="T678"> </text:span></text:span><text:span text:style-name="Source_20_Text"><text:span text:style-name="T679">=</text:span></text:span><text:span text:style-name="Source_20_Text"><text:span text:style-name="T678"> </text:span></text:span><text:span text:style-name="Source_20_Text"><text:span text:style-name="T364">OrderedDict(</text:span></text:span><text:span text:style-name="Source_20_Text"><text:span text:style-name="T365">{</text:span></text:span><text:span text:style-name="Source_20_Text"><text:span text:style-name="T364">(</text:span></text:span><text:span text:style-name="Source_20_Text"><text:span text:style-name="T680">"a"</text:span></text:span><text:span text:style-name="Source_20_Text"><text:span text:style-name="T364">,</text:span></text:span><text:span text:style-name="Source_20_Text"><text:span text:style-name="T678"> </text:span></text:span><text:span text:style-name="Source_20_Text"><text:span text:style-name="T681">1</text:span></text:span><text:span text:style-name="Source_20_Text"><text:span text:style-name="T364">),</text:span></text:span><text:span text:style-name="Source_20_Text"><text:span text:style-name="T678"> </text:span></text:span><text:span text:style-name="Source_20_Text"><text:span text:style-name="T364">(</text:span></text:span><text:span text:style-name="Source_20_Text"><text:span text:style-name="T680">"b"</text:span></text:span><text:span text:style-name="Source_20_Text"><text:span text:style-name="T364">,</text:span></text:span><text:span text:style-name="Source_20_Text"><text:span text:style-name="T678"> </text:span></text:span><text:span text:style-name="Source_20_Text"><text:span text:style-name="T681">2</text:span></text:span><text:span text:style-name="Source_20_Text"><text:span text:style-name="T364">),</text:span></text:span><text:span text:style-name="Source_20_Text"><text:span text:style-name="T678"> </text:span></text:span><text:span text:style-name="Source_20_Text"><text:span text:style-name="T364">(</text:span></text:span><text:span text:style-name="Source_20_Text"><text:span text:style-name="T680">"c"</text:span></text:span><text:span text:style-name="Source_20_Text"><text:span text:style-name="T364">,</text:span></text:span><text:span text:style-name="Source_20_Text"><text:span text:style-name="T678"> </text:span></text:span><text:span text:style-name="Source_20_Text"><text:span text:style-name="T681">3</text:span></text:span><text:span text:style-name="Source_20_Text"><text:span text:style-name="T364">)</text:span></text:span><text:span text:style-name="Source_20_Text"><text:span text:style-name="T365">}</text:span></text:span><text:span text:style-name="Source_20_Text"><text:span text:style-name="T364">)</text:span></text:span></text:p>
      <text:p text:style-name="P233"><text:span text:style-name="Source_20_Text"><text:span text:style-name="T676">&gt;&gt;&gt; </text:span></text:span><text:span text:style-name="Source_20_Text"><text:span text:style-name="T364">letters</text:span></text:span></text:p>
      <text:p text:style-name="P233"><text:span text:style-name="Source_20_Text"><text:span text:style-name="T682">OrderedDict([('c', 3), ('a', 1), ('b', 2)])</text:span></text:span></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288">QueryDict</text:p>
      <text:p text:style-name="P289"/>
      <text:p text:style-name="P302"><text:a xlink:type="simple" xlink:href="https://www.kite.com/python/docs/django.http.QueryDict" text:style-name="Internet_20_link" text:visited-style-name="Visited_20_Internet_20_Link"><text:span text:style-name="T360"/></text:a></text:p>
      <text:p text:style-name="P302"><text:soft-page-break/><text:a xlink:type="simple" xlink:href="https://www.kite.com/python/docs/django.http.QueryDict" text:style-name="Internet_20_link" text:visited-style-name="Visited_20_Internet_20_Link"><text:span text:style-name="T360">https://www.kite.com/python/docs/django.http.QueryDict</text:span></text:a></text:p>
      <text:p text:style-name="P289"/>
      <text:p text:style-name="P289"/>
      <text:p text:style-name="P302"><text:span text:style-name="T360">In an </text:span><text:a xlink:type="simple" xlink:href="https://www.kite.com/python/docs/django.http.HttpRequest" text:style-name="Internet_20_link" text:visited-style-name="Visited_20_Internet_20_Link"><text:span text:style-name="Source_20_Text"><text:span text:style-name="T684">HttpRequest</text:span></text:span></text:a><text:span text:style-name="Source_20_Text"><text:span text:style-name="T366"> </text:span></text:span><text:span text:style-name="T360">object, the </text:span><text:span text:style-name="Source_20_Text"><text:span text:style-name="T685">GET</text:span></text:span><text:span text:style-name="Source_20_Text"><text:span text:style-name="T366"> </text:span></text:span><text:span text:style-name="T360">and </text:span><text:span text:style-name="Source_20_Text"><text:span text:style-name="T685">POST</text:span></text:span><text:span text:style-name="Source_20_Text"><text:span text:style-name="T366"> </text:span></text:span><text:span text:style-name="T360">attributes are instances of </text:span><text:span text:style-name="Source_20_Text"><text:span text:style-name="T685">django.http.QueryDict</text:span></text:span><text:span text:style-name="T360">, a dictionary-like class customized to deal with multiple values for the same key. </text:span></text:p>
      <text:p text:style-name="P289"/>
      <text:p text:style-name="P289">This is necessary because some HTML form elements pass multiple values for the same key.</text:p>
      <text:p text:style-name="P289"/>
      <text:p text:style-name="P302"><text:span text:style-name="T360">The </text:span><text:span text:style-name="Source_20_Text"><text:span text:style-name="T366">QueryDict</text:span></text:span><text:span text:style-name="T360">s at </text:span><text:span text:style-name="Source_20_Text"><text:span text:style-name="T367">request.POST</text:span></text:span><text:span text:style-name="Source_20_Text"><text:span text:style-name="T366"> </text:span></text:span><text:span text:style-name="T360">and </text:span><text:span text:style-name="Source_20_Text"><text:span text:style-name="T367">request.GET</text:span></text:span><text:span text:style-name="Source_20_Text"><text:span text:style-name="T366"> </text:span></text:span><text:span text:style-name="T360">will be </text:span><text:span text:style-name="T362">immutable</text:span><text:span text:style-name="T360"> when accessed in a normal request/response cycle. To get a mutable version you need to use </text:span><text:span text:style-name="Source_20_Text"><text:span text:style-name="T367">.copy()</text:span></text:span><text:span text:style-name="T360">.</text:span></text:p>
      <text:p text:style-name="P289"/>
      <text:p text:style-name="P289"/>
      <text:p text:style-name="P289"/>
      <text:p text:style-name="P294">To convert an ordinary dict to a Querydict:</text:p>
      <text:p text:style-name="P294"/>
      <text:p text:style-name="P290">&gt;&gt;&gt; from <text:span text:style-name="T2">urllib.parse</text:span> import <text:span text:style-name="T2">urlencode</text:span></text:p>
      <text:p text:style-name="P290">&gt;&gt;&gt; params = {'a': 'one', 'b': 'two', }</text:p>
      <text:p text:style-name="P290">&gt;&gt;&gt; urlencode(params)</text:p>
      <text:p text:style-name="P293">'a=one&amp;b=two'</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5">How to access each element of request.data:</text:p>
      <text:p text:style-name="P296"/>
      <text:p text:style-name="P290">class UserLoginAPIView(APIView):</text:p>
      <text:p text:style-name="P290"><text:s text:c="9"/></text:p>
      <text:p text:style-name="P290"><text:soft-page-break/><text:s text:c="9"/>def post(self, request, *args, **kwargs):</text:p>
      <text:p text:style-name="P290"><text:s text:c="15"/></text:p>
      <text:p text:style-name="P290"><text:s text:c="15"/>print("request.data = ", r<text:span text:style-name="T2">equest.data</text:span>)</text:p>
      <text:p text:style-name="P290"><text:s text:c="15"/>print(<text:span text:style-name="T731">request.data['csrfmiddlewaretoken']</text:span>)</text:p>
      <text:p text:style-name="P290"/>
      <text:p text:style-name="P290"/>
      <text:p text:style-name="P290"/>
      <text:p text:style-name="P290"/>
      <text:p text:style-name="P290"/>
      <text:p text:style-name="P290"/>
      <text:p text:style-name="P290"/>
      <text:p text:style-name="P290"/>
      <text:p text:style-name="P290"/>
      <text:p text:style-name="P290"/>
      <text:p text:style-name="P290">request.data = <text:s/></text:p>
      <text:p text:style-name="P290">&lt;<text:span text:style-name="T845">QueryDict</text:span>: {</text:p>
      <text:p text:style-name="P290"/>
      <text:p text:style-name="P290">'csrfmiddlewaretoken': ['<text:span text:style-name="T846">eDh1Q85cFP1mKYVK7NDyNNqL5dHr5r8JB4WyvkPyxHCP5C3hfURtOO0HPSbYUtj9</text:span>'], </text:p>
      <text:p text:style-name="P290"/>
      <text:p text:style-name="P290">'username': ['leila'], </text:p>
      <text:p text:style-name="P290"/>
      <text:p text:style-name="P290">'password': ['leila']</text:p>
      <text:p text:style-name="P290">}</text:p>
      <text:p text:style-name="P290"/>
      <text:p text:style-name="P290">&gt;</text:p>
      <text:p text:style-name="P290"/>
      <text:p text:style-name="P290"/>
      <text:p text:style-name="P290">csrfmiddlewaretoken <text:span text:style-name="T847">=</text:span></text:p>
      <text:p text:style-name="P290">eDh1Q85cFP1mKYVK7NDyNNqL5dHr5r8JB4WyvkPyxHCP5C3hfURtOO0HPSbYUtj9</text:p>
      <text:p text:style-name="P290"/>
      <text:p text:style-name="P290"/>
      <text:p text:style-name="P291">note that <text:s/><text:span text:style-name="T733">csrf</text:span><text:span text:style-name="T848"> </text:span><text:span text:style-name="T2">changes</text:span> each time you post information.</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7">How to access each element of serializer:</text:p>
      <text:p text:style-name="P297"/>
      <text:p text:style-name="P297"/>
      <text:p text:style-name="P298">class UserLoginSerializer(ModelSerializer):</text:p>
      <text:p text:style-name="P298"><text:soft-page-break/></text:p>
      <text:p text:style-name="P298"><text:s text:c="8"/>def <text:span text:style-name="T2">validate</text:span>(self, <text:span text:style-name="T731">data</text:span>):</text:p>
      <text:p text:style-name="P298"><text:s text:c="13"/></text:p>
      <text:p text:style-name="P298"><text:s text:c="14"/>print("data =", data )</text:p>
      <text:p text:style-name="P298"><text:s text:c="14"/>print(<text:span text:style-name="T731">data["username"]</text:span></text:p>
      <text:p text:style-name="P292"/>
      <text:p text:style-name="P292"/>
      <text:p text:style-name="P292">data = <text:span text:style-name="T849">OrderedDict</text:span>([('username', 'leila'), ('password', 'leila')])</text:p>
      <text:p text:style-name="P292"/>
      <text:p text:style-name="P118"><text:span text:style-name="Source_20_Text"><text:span text:style-name="T361">leila</text:span></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325"/></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17">class CycleCreateSerializer(ModelSerializer):</text:span></text:span></text:p>
      <text:p text:style-name="P56"><text:span text:style-name="Source_20_Text"><text:span text:style-name="T217"/></text:span></text:p>
      <text:p text:style-name="P56"><text:span text:style-name="Source_20_Text"><text:span text:style-name="T217"><text:s text:c="4"/>def </text:span></text:span><text:span text:style-name="Source_20_Text"><text:span text:style-name="T256">create</text:span></text:span><text:span text:style-name="Source_20_Text"><text:span text:style-name="T217">(self, </text:span></text:span><text:span text:style-name="Source_20_Text"><text:span text:style-name="T248">validated_data</text:span></text:span><text:span text:style-name="Source_20_Text"><text:span text:style-name="T217">):</text:span></text:span></text:p>
      <text:p text:style-name="P56"><text:span text:style-name="Source_20_Text"><text:span text:style-name="T217"><text:s text:c="10"/>print("validated_data = ", validated_data)</text:span></text:span></text:p>
      <text:p text:style-name="P56"><text:span text:style-name="Source_20_Text"><text:span text:style-name="T217"><text:s text:c="10"/>print("validated_data = ", </text:span></text:span><text:span text:style-name="Source_20_Text"><text:span text:style-name="T248">validated_data['email']</text:span></text:span><text:span text:style-name="Source_20_Text"><text:span text:style-name="T217">)</text:span></text:span></text:p>
      <text:p text:style-name="P56"><text:span text:style-name="Source_20_Text"><text:span text:style-name="T235"/></text:span></text:p>
      <text:p text:style-name="P78"><text:span text:style-name="Source_20_Text"><text:span text:style-name="T329">output:</text:span></text:span></text:p>
      <text:p text:style-name="P78"><text:span text:style-name="Source_20_Text"><text:span text:style-name="T329"/></text:span></text:p>
      <text:p text:style-name="P78"><text:span text:style-name="Source_20_Text"><text:span text:style-name="T328">validated_data = <text:s/>{'cycle': 7, 'period': 7, 'last_period': datetime.date(2021, 5, 7), 'email': 'zxc.zxc@gmail.com'}</text:span></text:span></text:p>
      <text:p text:style-name="P56"><text:span text:style-name="Source_20_Text"><text:span text:style-name="T277"/></text:span></text:p>
      <text:p text:style-name="P56"><text:span text:style-name="Source_20_Text"><text:span text:style-name="T235">validated_data</text:span></text:span><text:span text:style-name="Source_20_Text"><text:span text:style-name="T236">[‘email’]</text:span></text:span><text:span text:style-name="Source_20_Text"><text:span text:style-name="T235"> = <text:s/>zxc.zxc@gmail.com</text:span></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328"/></text:span></text:p>
      <text:p text:style-name="P56"><text:span text:style-name="Source_20_Text"><text:span text:style-name="T328">class UserLoginAPIView(APIView):</text:span></text:span></text:p>
      <text:p text:style-name="P56"><text:span text:style-name="Source_20_Text"><text:span text:style-name="T328"><text:s/></text:span></text:span></text:p>
      <text:p text:style-name="P56"><text:span text:style-name="Source_20_Text"><text:span text:style-name="T328"><text:s text:c="4"/>def </text:span></text:span><text:span text:style-name="Source_20_Text"><text:span text:style-name="T341">post</text:span></text:span><text:span text:style-name="Source_20_Text"><text:span text:style-name="T328">(self, request, *args, **kwargs):</text:span></text:span></text:p>
      <text:p text:style-name="P56"><text:span text:style-name="Source_20_Text"><text:span text:style-name="T328"><text:s text:c="8"/>data = request.data</text:span></text:span></text:p>
      <text:p text:style-name="P56"><text:span text:style-name="Source_20_Text"><text:span text:style-name="T328"><text:s text:c="8"/>serializer = UserLoginSerializer(data=data)</text:span></text:span></text:p>
      <text:p text:style-name="P56"><text:span text:style-name="Source_20_Text"><text:span text:style-name="T328"><text:s text:c="8"/>if serializer.is_valid(raise_exception=True):</text:span></text:span></text:p>
      <text:p text:style-name="P56"><text:soft-page-break/><text:span text:style-name="Source_20_Text"><text:span text:style-name="T328"><text:s text:c="12"/>new_data = serializer.data</text:span></text:span></text:p>
      <text:p text:style-name="P56"><text:span text:style-name="Source_20_Text"><text:span text:style-name="T328"><text:s text:c="12"/></text:span></text:span><text:span text:style-name="Source_20_Text"><text:span text:style-name="T341">print("serializer =", serializer)</text:span></text:span></text:p>
      <text:p text:style-name="P56"><text:span text:style-name="Source_20_Text"><text:span text:style-name="T328"><text:s text:c="12"/></text:span></text:span><text:span text:style-name="Source_20_Text"><text:span text:style-name="T341">print("serializer.data =", serializer.data)</text:span></text:span></text:p>
      <text:p text:style-name="P56"><text:span text:style-name="Source_20_Text"><text:span text:style-name="T328"><text:s text:c="12"/></text:span></text:span><text:span text:style-name="Source_20_Text"><text:span text:style-name="T341">print("serializer.data['token'] =", serializer.data['token'])</text:span></text:span></text:p>
      <text:p text:style-name="P56"><text:span text:style-name="Source_20_Text"><text:span text:style-name="T328"><text:s text:c="12"/>return Response(new_data, status=HTTP_200_OK)</text:span></text:span></text:p>
      <text:p text:style-name="P56"><text:span text:style-name="Source_20_Text"><text:span text:style-name="T328"><text:s text:c="10"/></text:span></text:span></text:p>
      <text:p text:style-name="P56"><text:span text:style-name="Source_20_Text"><text:span text:style-name="T328"><text:s text:c="8"/>return Response(serializer.errors, status=HTTP_400_BAD_REQUEST)</text:span></text:span></text:p>
      <text:p text:style-name="P56"><text:span text:style-name="Source_20_Text"><text:span text:style-name="T328"/></text:span></text:p>
      <text:p text:style-name="P56"><text:span text:style-name="Source_20_Text"><text:span text:style-name="T328"/></text:span></text:p>
      <text:p text:style-name="P56"><text:span text:style-name="Source_20_Text"><text:span text:style-name="T328"/></text:span></text:p>
      <text:p text:style-name="P79"><text:span text:style-name="Source_20_Text"><text:span text:style-name="T201">serializer = UserLoginSerializer(data=&lt;</text:span></text:span><text:span text:style-name="Source_20_Text"><text:span text:style-name="T204">QueryDict</text:span></text:span><text:span text:style-name="Source_20_Text"><text:span text:style-name="T201">: </text:span></text:span></text:p>
      <text:p text:style-name="P79"><text:span text:style-name="Source_20_Text"><text:span text:style-name="T201"/></text:span></text:p>
      <text:p text:style-name="P79"><text:span text:style-name="Source_20_Text"><text:span text:style-name="T201">{'csrfmiddlewaretoken': ['QMShjnyzosCnDO8xqCS27GqGJOAvqkU57PqrJJfdYo97RjLVTg5fBCqKtbQZTj6L'], </text:span></text:span></text:p>
      <text:p text:style-name="P79"><text:span text:style-name="Source_20_Text"><text:span text:style-name="T201"/></text:span></text:p>
      <text:p text:style-name="P79"><text:span text:style-name="Source_20_Text"><text:span text:style-name="T201">'username': ['leila'], </text:span></text:span></text:p>
      <text:p text:style-name="P79"><text:span text:style-name="Source_20_Text"><text:span text:style-name="T201"/></text:span></text:p>
      <text:p text:style-name="P79"><text:span text:style-name="Source_20_Text"><text:span text:style-name="T201">'password': ['leila']}&gt;):</text:span></text:span></text:p>
      <text:p text:style-name="P79"><text:span text:style-name="Source_20_Text"><text:span text:style-name="T201"/></text:span></text:p>
      <text:p text:style-name="P56"><text:span text:style-name="Source_20_Text"><text:span text:style-name="T201"><text:s text:c="4"/>username = CharField(allow_blank=True, label='نام کاربری', required=False)</text:span></text:span></text:p>
      <text:p text:style-name="P56"><text:span text:style-name="Source_20_Text"><text:span text:style-name="T201"><text:s text:c="4"/>password = CharField(allow_blank=True, label='گذرواژه', required=False)</text:span></text:span></text:p>
      <text:p text:style-name="P56"><text:span text:style-name="Source_20_Text"><text:span text:style-name="T201"><text:s text:c="4"/>token = CharField(allow_blank=True, read_only=True)</text:span></text:span></text:p>
      <text:p text:style-name="P56"><text:span text:style-name="Source_20_Text"><text:span text:style-name="T277"/></text:span></text:p>
      <text:p text:style-name="P56"><text:span text:style-name="Source_20_Text"><text:span text:style-name="T328">serializer.data = {'username': 'leila', 'password': 'leila', 'token': 'SOME RANDOM TOKEN'}</text:span></text:span></text:p>
      <text:p text:style-name="P56"><text:span text:style-name="Source_20_Text"><text:span text:style-name="T277"/></text:span></text:p>
      <text:p text:style-name="P56"><text:span text:style-name="Source_20_Text"><text:span text:style-name="T328">serializer.data['token'] = SOME RANDOM TOKEN</text:span></text:span></text:p>
      <text:p text:style-name="P56"><text:span text:style-name="Source_20_Text"><text:span text:style-name="T277"/></text:span></text:p>
      <text:p text:style-name="P56"><text:span text:style-name="Source_20_Text"><text:span text:style-name="T277"/></text:span></text:p>
      <table:table table:name="Table28" table:style-name="Table28">
        <table:table-column table:style-name="Table28.A"/>
        <table:table-column table:style-name="Table28.B"/>
        <table:table-column table:style-name="Table28.C"/>
        <table:table-row table:style-name="TableLine94733794540720">
          <table:table-cell table:style-name="Table28.A1" office:value-type="string">
            <text:p text:style-name="P341">request</text:p>
          </table:table-cell>
          <table:table-cell table:style-name="Table28.A1" office:value-type="string">
            <text:p text:style-name="P339">UserLoginAPIView</text:p>
          </table:table-cell>
          <table:table-cell table:style-name="Table28.C1" office:value-type="string">
            <text:p text:style-name="P299">&lt;rest_framework.request.Request: POST '/api/user/login/'&gt;</text:p>
          </table:table-cell>
        </table:table-row>
        <table:table-row table:style-name="TableLine94733803980688">
          <table:table-cell table:style-name="Table28.A2" office:value-type="string">
            <text:p text:style-name="P340"><text:span text:style-name="T851">r</text:span>equest.data</text:p>
          </table:table-cell>
          <table:table-cell table:style-name="Table28.A2" office:value-type="string">
            <text:p text:style-name="P338">UserLoginAPIView</text:p>
          </table:table-cell>
          <table:table-cell table:style-name="Table28.C2" office:value-type="string">
            <text:p text:style-name="P299">&lt;<text:span text:style-name="T845">QueryDict</text:span>: {</text:p>
            <text:p text:style-name="P301">re</text:p>
            <text:p text:style-name="P299">'csrfmiddlewaretoken': ['eDh1Q85cFP1mKYVK7NDyNNqL5dHr5r8JB4WyvkPyxHCP5C3hfURtOO0HPSbYUtj9'], </text:p>
            <text:p text:style-name="P299"/>
            <text:p text:style-name="P299">'username': ['leila'], </text:p>
            <text:p text:style-name="P299"/>
            <text:p text:style-name="P299">'password': ['leila']</text:p>
            <text:p text:style-name="P299">}</text:p>
            <text:p text:style-name="P299"/>
            <text:p text:style-name="P299">&gt;</text:p>
          </table:table-cell>
        </table:table-row>
        <table:table-row table:style-name="TableLine94733806498736">
          <table:table-cell table:style-name="Table28.A2" office:value-type="string">
            <text:p text:style-name="P340">serializer</text:p>
          </table:table-cell>
          <table:table-cell table:style-name="Table28.A2" office:value-type="string">
            <text:p text:style-name="P338">UserLoginAPIView</text:p>
          </table:table-cell>
          <table:table-cell table:style-name="Table28.C2" office:value-type="string">
            <text:p text:style-name="P80"><text:span text:style-name="Source_20_Text"><text:span text:style-name="T350">serializer = UserLoginSerializer(data=&lt;</text:span></text:span><text:span text:style-name="Source_20_Text"><text:span text:style-name="T351">QueryDict</text:span></text:span><text:span text:style-name="Source_20_Text"><text:span text:style-name="T350">: </text:span></text:span></text:p>
            <text:p text:style-name="P80"><text:span text:style-name="Source_20_Text"><text:span text:style-name="T350"/></text:span></text:p>
            <text:p text:style-name="P80"><text:span text:style-name="Source_20_Text"><text:span text:style-name="T350">{'csrfmiddlewaretoken': ['QMShjnyzosCnDO8xqCS27GqGJOAvqkU57PqrJJfdYo97RjLVTg5fBCqKtbQZTj6L'], </text:span></text:span></text:p>
            <text:p text:style-name="P80"><text:span text:style-name="Source_20_Text"><text:span text:style-name="T350"/></text:span></text:p>
            <text:p text:style-name="P80"><text:span text:style-name="Source_20_Text"><text:span text:style-name="T350">'username': ['leila'], </text:span></text:span></text:p>
            <text:p text:style-name="P80"><text:span text:style-name="Source_20_Text"><text:span text:style-name="T350"/></text:span></text:p>
            <text:p text:style-name="P80"><text:span text:style-name="Source_20_Text"><text:span text:style-name="T350">'password': ['leila']}&gt;):</text:span></text:span></text:p>
            <text:p text:style-name="P80"><text:span text:style-name="Source_20_Text"><text:span text:style-name="T350"/></text:span></text:p>
            <text:p text:style-name="P80"><text:span text:style-name="Source_20_Text"><text:span text:style-name="T350"><text:s text:c="4"/>username = CharField(allow_blank=True, label='نام کاربری', required=False)</text:span></text:span></text:p>
            <text:p text:style-name="P80"><text:span text:style-name="Source_20_Text"><text:span text:style-name="T350"><text:s text:c="4"/>password = CharField(allow_blank=True, label='گذرواژه', required=False)</text:span></text:span></text:p>
            <text:p text:style-name="P80"><text:span text:style-name="Source_20_Text"><text:span text:style-name="T350"><text:s text:c="4"/>token = CharField(allow_blank=True, read_only=True)</text:span></text:span></text:p>
          </table:table-cell>
        </table:table-row>
        <table:table-row table:style-name="TableLine94733795731184">
          <table:table-cell table:style-name="Table28.A2" office:value-type="string">
            <text:p text:style-name="P340">Serializer.data</text:p>
          </table:table-cell>
          <table:table-cell table:style-name="Table28.A2" office:value-type="string">
            <text:p text:style-name="P338">UserLoginAPIView</text:p>
          </table:table-cell>
          <table:table-cell table:style-name="Table28.C2" office:value-type="string">
            <text:p text:style-name="P80"><text:span text:style-name="Source_20_Text"><text:span text:style-name="T350">{'username': 'leila', 'password': 'leila', 'token': 'SOME RANDOM TOKEN'}</text:span></text:span></text:p>
          </table:table-cell>
        </table:table-row>
        <table:table-row table:style-name="TableLine94733808493904">
          <table:table-cell table:style-name="Table28.A2" office:value-type="string">
            <text:p text:style-name="P340">validated_data</text:p>
          </table:table-cell>
          <table:table-cell table:style-name="Table28.A2" office:value-type="string">
            <text:p text:style-name="P338">CycleCreateSerializer<text:span text:style-name="T850">(def create)</text:span></text:p>
          </table:table-cell>
          <table:table-cell table:style-name="Table28.C2" office:value-type="string">
            <text:p text:style-name="P80"><text:span text:style-name="Source_20_Text"><text:span text:style-name="T350">{'cycle': 7, 'period': 7, 'last_period': datetime.date(2021, 5, 7), 'email': 'zxc.zxc@gmail.com'}</text:span></text:span></text:p>
          </table:table-cell>
        </table:table-row>
        <table:table-row table:style-name="TableLine94733808395488">
          <table:table-cell table:style-name="Table28.A2" office:value-type="string">
            <text:p text:style-name="P340">data</text:p>
          </table:table-cell>
          <table:table-cell table:style-name="Table28.A2" office:value-type="string">
            <text:p text:style-name="P338">UserLoginSerializer<text:span text:style-name="T850">(def validate)</text:span></text:p>
          </table:table-cell>
          <table:table-cell table:style-name="Table28.C2" office:value-type="string">
            <text:p text:style-name="P300"><text:s/><text:span text:style-name="T849">OrderedDict</text:span>([('username', 'leila'), ('password', 'leila')])</text:p>
          </table:table-cell>
        </table:table-row>
      </table:table>
      <text:p text:style-name="P56"><text:span text:style-name="Source_20_Text"><text:span text:style-name="T335"/></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23"><text:soft-page-break/><text:span text:style-name="Source_20_Text"><text:span text:style-name="T276">Token</text:span></text:span></text:p>
      <text:p text:style-name="P81"><text:span text:style-name="Source_20_Text"><text:span text:style-name="T202"/></text:span></text:p>
      <text:p text:style-name="P83"><text:a xlink:type="simple" xlink:href="https://www.django-rest-framework.org/api-guide/authentication/#how-authentication-is-determined" text:style-name="Internet_20_link" text:visited-style-name="Visited_20_Internet_20_Link"><text:span text:style-name="Source_20_Text"><text:span text:style-name="T607">https://www.django-rest-framework.org/api-guide/authentication/#how-authentication-is-determined</text:span></text:span></text:a></text:p>
      <text:p text:style-name="P83"><text:span text:style-name="Source_20_Text"><text:span text:style-name="T607">https://jpadilla.github.io/django-rest-framework-jwt/</text:span></text:span></text:p>
      <text:p text:style-name="P83"><text:span text:style-name="Source_20_Text"><text:span text:style-name="T607"/></text:span></text:p>
      <text:p text:style-name="P83"><text:span text:style-name="Source_20_Text"><text:span text:style-name="T607"/></text:span></text:p>
      <text:p text:style-name="P82"><text:span text:style-name="Source_20_Text"><text:span text:style-name="T330">Django has a </text:span></text:span><text:span text:style-name="Source_20_Text"><text:span text:style-name="T342">builtin</text:span></text:span><text:span text:style-name="Source_20_Text"><text:span text:style-name="T330"> system for </text:span></text:span><text:span text:style-name="Source_20_Text"><text:span text:style-name="T342">generating tokens</text:span></text:span><text:span text:style-name="Source_20_Text"><text:span text:style-name="T330"> and it also has some </text:span></text:span><text:span text:style-name="Source_20_Text"><text:span text:style-name="T342">builtin urls</text:span></text:span><text:span text:style-name="Source_20_Text"><text:span text:style-name="T330"> we can take advantage of to return these tokens to the user when they enter their usernames and passwords.</text:span></text:span></text:p>
      <text:p text:style-name="P82"><text:span text:style-name="Source_20_Text"><text:span text:style-name="T330"/></text:span></text:p>
      <text:p text:style-name="P82"><text:span text:style-name="Source_20_Text"><text:span text:style-name="T330">There are 3 steps for this procedure:</text:span></text:span></text:p>
      <text:p text:style-name="P110"><text:span text:style-name="T852">So a </text:span><text:span text:style-name="T6">database table </text:span><text:span text:style-name="T852">literally calls the tokens with each user in it. </text:span><text:span text:style-name="T853">Users have their own unique token in this table. There is a </text:span><text:span text:style-name="T7">Foreign-Key</text:span><text:span text:style-name="T853"> relationship to the </text:span><text:span text:style-name="T7">accounts</text:span><text:span text:style-name="T853"> table. </text:span><text:span text:style-name="T854">Then every time a user logs in, the token is generated.</text:span></text:p>
      <text:p text:style-name="P112">For example, each time you visit the <text:a xlink:type="simple" xlink:href="http://your-server-IP:8000/api/accounts/login" text:style-name="Internet_20_link" text:visited-style-name="Visited_20_Internet_20_Link"><text:span text:style-name="T855">http:</text:span></text:a><text:a xlink:type="simple" xlink:href="http://your-server-IP:8000/api/accounts/login" text:style-name="Internet_20_link" text:visited-style-name="Visited_20_Internet_20_Link">//</text:a><text:a xlink:type="simple" xlink:href="http://your-server-IP:8000/api/accounts/login" text:style-name="Internet_20_link" text:visited-style-name="Visited_20_Internet_20_Link"><text:span text:style-name="T855">your</text:span></text:a><text:a xlink:type="simple" xlink:href="http://your-server-IP:8000/api/accounts/login" text:style-name="Internet_20_link" text:visited-style-name="Visited_20_Internet_20_Link">-server-IP:8000/</text:a><text:a xlink:type="simple" xlink:href="http://your-server-IP:8000/api/accounts/login" text:style-name="Internet_20_link" text:visited-style-name="Visited_20_Internet_20_Link"><text:span text:style-name="T855">api/</text:span></text:a><text:a xlink:type="simple" xlink:href="http://your-server-IP:8000/api/accounts/login" text:style-name="Internet_20_link" text:visited-style-name="Visited_20_Internet_20_Link">accounts/login</text:a> <text:span text:style-name="T855">it generates an authentication token, provided that they login with their correct email and password. This token is put inside the token table, </text:span><text:span text:style-name="T8">and this token will be returned to the user doing the request</text:span><text:span text:style-name="T855">. Once they have that token, they can </text:span><text:span text:style-name="T8">attach it to the header </text:span></text:p>
      <text:p text:style-name="P112"><text:span text:style-name="T8">of any other request</text:span><text:span text:style-name="T855"> they make to the server. </text:span><text:span text:style-name="T856">We also have other django stuff for permissions and basically restrictions that is to check if token is there, and if that token matches the email they have signed in with. </text:span></text:p>
      <text:p text:style-name="P111"/>
      <text:p text:style-name="P111"><text:span text:style-name="T522">The </text:span><text:a xlink:type="simple" xlink:href="https://www.django-rest-framework.org/api-guide/permissions/" text:style-name="Internet_20_link" text:visited-style-name="Visited_20_Internet_20_Link"><text:span text:style-name="T688">permission</text:span></text:a><text:span text:style-name="T538"> </text:span><text:span text:style-name="T522">and </text:span><text:a xlink:type="simple" xlink:href="https://www.django-rest-framework.org/api-guide/throttling/" text:style-name="Internet_20_link" text:visited-style-name="Visited_20_Internet_20_Link"><text:span text:style-name="T688">throttling</text:span></text:a><text:span text:style-name="T538"> </text:span><text:span text:style-name="T522">policies can then use those credentials to determine if the request should be permitted.</text:span></text:p>
      <text:p text:style-name="P111"/>
      <text:p text:style-name="P82"><text:span text:style-name="Source_20_Text"><text:span text:style-name="T518">A</text:span></text:span><text:span text:style-name="Source_20_Text"><text:span text:style-name="T534">uthentication is always run at the very start of the view, before the permission and throttling checks occur, and before any other code is allowed to proceed.</text:span></text:span></text:p>
      <text:p text:style-name="P82"><text:span text:style-name="Source_20_Text"><text:span text:style-name="T203"/></text:span></text:p>
      <text:p text:style-name="P82"><text:span text:style-name="Source_20_Text"><text:span text:style-name="T203"/></text:span></text:p>
      <text:p text:style-name="P82"><text:span text:style-name="Source_20_Text"><text:span text:style-name="T523">The </text:span></text:span><text:span text:style-name="Source_20_Text"><text:span text:style-name="T565">request.user</text:span></text:span><text:span text:style-name="Source_20_Text"><text:span text:style-name="T536"> </text:span></text:span><text:span text:style-name="Source_20_Text"><text:span text:style-name="T523">property will typically be set to an instance of the</text:span></text:span><text:span text:style-name="Source_20_Text"><text:span text:style-name="T565">contrib.auth</text:span></text:span><text:span text:style-name="Source_20_Text"><text:span text:style-name="T536"> </text:span></text:span><text:span text:style-name="Source_20_Text"><text:span text:style-name="T523">package's </text:span></text:span><text:span text:style-name="Source_20_Text"><text:span text:style-name="T565">User</text:span></text:span><text:span text:style-name="Source_20_Text"><text:span text:style-name="T536"> </text:span></text:span><text:span text:style-name="Source_20_Text"><text:span text:style-name="T523">class.</text:span></text:span></text:p>
      <text:p text:style-name="P82"><text:span text:style-name="Source_20_Text"><text:span text:style-name="T523"/></text:span></text:p>
      <text:p text:style-name="P122"><text:span text:style-name="Source_20_Text"><text:span text:style-name="T523">The</text:span></text:span><text:span text:style-name="Source_20_Text"><text:span text:style-name="T565">request.auth </text:span></text:span><text:span text:style-name="Source_20_Text"><text:span text:style-name="T523">property is used for any additional authentication information, for example, it may be used to represent an authentication token that the request was signed with.</text:span></text:span></text:p>
      <text:p text:style-name="Text_20_body"><text:line-break/><text:span text:style-name="Source_20_Text"><text:span text:style-name="Strong_20_Emphasis"><text:span text:style-name="T508">Note: </text:span></text:span></text:span><text:span text:style-name="Source_20_Text"><text:span text:style-name="T518">Don't forget that </text:span></text:span><text:span text:style-name="Source_20_Text"><text:span text:style-name="Strong_20_Emphasis"><text:span text:style-name="T510">authentication by itself won't allow or disallow an incoming request</text:span></text:span></text:span><text:span text:style-name="Source_20_Text"><text:span text:style-name="T518">, it simply identifies the credentials that the request was made with.</text:span></text:span></text:p>
      <text:p text:style-name="P209"><text:span text:style-name="T511">For information on how to setup the permission polices for your API please see the </text:span><text:a xlink:type="simple" xlink:href="https://www.django-rest-framework.org/api-guide/permissions/" text:style-name="Internet_20_link" text:visited-style-name="Visited_20_Internet_20_Link"><text:span text:style-name="T687">permissions</text:span></text:a><text:a xlink:type="simple" xlink:href="https://www.django-rest-framework.org/api-guide/permissions/" text:style-name="Internet_20_link" text:visited-style-name="Visited_20_Internet_20_Link"><text:span text:style-name="T686"> documentation</text:span></text:a><text:span text:style-name="T511">.</text:span></text:p>
      <text:p text:style-name="Text_20_body"><text:span text:style-name="Source_20_Text"><text:span text:style-name="T518"/></text:span></text:p>
      <text:p text:style-name="P56"><text:span text:style-name="Source_20_Text"><text:span text:style-name="T533">REST framework will attempt to authenticate with each class in the list, and will set</text:span></text:span><text:span text:style-name="Source_20_Text"><text:span text:style-name="T567">request.user</text:span></text:span><text:span text:style-name="Source_20_Text"><text:span text:style-name="T533">and</text:span></text:span><text:span text:style-name="Source_20_Text"><text:span text:style-name="T567">request.auth</text:span></text:span><text:span text:style-name="Source_20_Text"><text:span text:style-name="T533">using the return value of the first class that successfully authenticates.</text:span></text:span></text:p>
      <text:p text:style-name="P56"><text:span text:style-name="Source_20_Text"><text:span text:style-name="T205"/></text:span></text:p>
      <text:p text:style-name="P56"><text:span text:style-name="Source_20_Text"><text:span text:style-name="T205"/></text:span></text:p>
      <text:p text:style-name="P56"><text:span text:style-name="Source_20_Text"><text:span text:style-name="T524">If no class authenticates,</text:span></text:span><text:span text:style-name="Source_20_Text"><text:span text:style-name="T566">request.user</text:span></text:span><text:span text:style-name="Source_20_Text"><text:span text:style-name="T524">will be set to an instance of</text:span></text:span><text:span text:style-name="Source_20_Text"><text:span text:style-name="T566">django.contrib.auth.models.AnonymousUser</text:span></text:span><text:span text:style-name="Source_20_Text"><text:span text:style-name="T524">, and</text:span></text:span><text:span text:style-name="Source_20_Text"><text:span text:style-name="T566">request.auth</text:span></text:span><text:span text:style-name="Source_20_Text"><text:span text:style-name="T524">will be set to</text:span></text:span><text:span text:style-name="Source_20_Text"><text:span text:style-name="T566">None</text:span></text:span><text:span text:style-name="Source_20_Text"><text:span text:style-name="T524">.</text:span></text:span></text:p>
      <text:p text:style-name="P56"><text:span text:style-name="Source_20_Text"><text:span text:style-name="T201"/></text:span></text:p>
      <text:p text:style-name="P56"><text:a xlink:type="simple" xlink:href="https://www.youtube.com/watch?v=Wq6JqXqOzCE" text:style-name="Internet_20_link" text:visited-style-name="Visited_20_Internet_20_Link"><text:span text:style-name="Source_20_Text"><text:span text:style-name="T349">https://www.youtube.com/watch?v=Wq6JqXqOzCE</text:span></text:span></text:a></text:p>
      <text:p text:style-name="P56"><text:span text:style-name="Source_20_Text"><text:span text:style-name="T277"/></text:span></text:p>
      <text:p text:style-name="P84"><text:span text:style-name="Source_20_Text"><text:span text:style-name="T331">There are two situations where we need to generate a token. </text:span></text:span><text:span text:style-name="Source_20_Text"><text:span text:style-name="T332">Number one is when a user registers. The next one is when a user logs in.</text:span></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56"><text:soft-page-break/><text:span text:style-name="Source_20_Text"><text:span text:style-name="T544">Error : </text:span></text:span><text:span text:style-name="Source_20_Text"><text:span text:style-name="T543">"detail": "JSON parse error - Expecting value: line 1 column 1 (char 0)" postman</text:span></text:span></text:p>
      <text:p text:style-name="P85"><text:span text:style-name="Source_20_Text"><text:span text:style-name="T271">To resolve this problem just change the type from :”content-type/json to text”</text:span></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24"><text:span text:style-name="Source_20_Text"><text:span text:style-name="T280"/></text:span></text:p>
      <text:p text:style-name="P24"><text:span text:style-name="Source_20_Text"><text:span text:style-name="T280">Authentication Process</text:span></text:span></text:p>
      <text:p text:style-name="P56"><text:a xlink:type="simple" xlink:href="https://simpleisbetterthancomplex.com/tutorial/2018/12/19/how-to-use-jwt-authentication-with-django-rest-framework.html" text:style-name="Internet_20_link" text:visited-style-name="Visited_20_Internet_20_Link"><text:span text:style-name="Source_20_Text"><text:span text:style-name="T689">https://simpleisbetterthancomplex.com/tutorial/2018/12/19/how-to-use-jwt-authentication-with-django-rest-framework.html</text:span></text:span></text:a></text:p>
      <text:p text:style-name="P56"><text:span text:style-name="Source_20_Text"><text:span text:style-name="T328"/></text:span></text:p>
      <text:p text:style-name="P56"><text:span text:style-name="Source_20_Text"><text:span text:style-name="T349"/></text:span></text:p>
      <text:p text:style-name="P56"><text:span text:style-name="Source_20_Text"><text:span text:style-name="T277"/></text:span></text:p>
      <text:p text:style-name="P119"><text:span text:style-name="T858">E</text:span><text:span text:style-name="T857">ach time you visit the </text:span><text:a xlink:type="simple" xlink:href="http://your-server-IP:8000/api/accounts/login" text:style-name="Internet_20_link" text:visited-style-name="Visited_20_Internet_20_Link"><text:span text:style-name="T859">http:</text:span></text:a><text:a xlink:type="simple" xlink:href="http://your-server-IP:8000/api/accounts/login" text:style-name="Internet_20_link" text:visited-style-name="Visited_20_Internet_20_Link"><text:span text:style-name="T857">//</text:span></text:a><text:a xlink:type="simple" xlink:href="http://your-server-IP:8000/api/accounts/login" text:style-name="Internet_20_link" text:visited-style-name="Visited_20_Internet_20_Link"><text:span text:style-name="T859">your</text:span></text:a><text:a xlink:type="simple" xlink:href="http://your-server-IP:8000/api/accounts/login" text:style-name="Internet_20_link" text:visited-style-name="Visited_20_Internet_20_Link"><text:span text:style-name="T857">-server-IP:8000/</text:span></text:a><text:a xlink:type="simple" xlink:href="http://your-server-IP:8000/api/accounts/login" text:style-name="Internet_20_link" text:visited-style-name="Visited_20_Internet_20_Link"><text:span text:style-name="T859">api/</text:span></text:a><text:a xlink:type="simple" xlink:href="http://your-server-IP:8000/api/accounts/login" text:style-name="Internet_20_link" text:visited-style-name="Visited_20_Internet_20_Link"><text:span text:style-name="T857">accounts/login</text:span></text:a><text:span text:style-name="T857"> </text:span><text:span text:style-name="T859">it generates an authentication token, provided that they login with their correct email and password. This token is put inside the token table, </text:span><text:span text:style-name="T860">and this token will be returned to the user doing the request.</text:span><text:span text:style-name="T859"> Once they have that token, they can</text:span><text:span text:style-name="T860"> attach it to the header </text:span><text:span text:style-name="Source_20_Text"><text:span text:style-name="T294">of any other request they make to the server. </text:span></text:span></text:p>
      <text:p text:style-name="P119"><text:span text:style-name="Source_20_Text"><text:span text:style-name="T294"/></text:span></text:p>
      <text:p text:style-name="P86"><text:span text:style-name="Source_20_Text"><text:span text:style-name="T530">request.user </text:span></text:span><text:span text:style-name="Source_20_Text"><text:span text:style-name="T525">= </text:span></text:span><text:span text:style-name="Source_20_Text"><text:span text:style-name="T523">Th</text:span></text:span><text:span text:style-name="Source_20_Text"><text:span text:style-name="T525">is</text:span></text:span><text:span text:style-name="Source_20_Text"><text:span text:style-name="T536"> </text:span></text:span><text:span text:style-name="Source_20_Text"><text:span text:style-name="T523">property will typically be set to an instance of the</text:span></text:span><text:span text:style-name="Source_20_Text"><text:span text:style-name="T565">contrib.auth</text:span></text:span><text:span text:style-name="Source_20_Text"><text:span text:style-name="T536"> </text:span></text:span><text:span text:style-name="Source_20_Text"><text:span text:style-name="T523">package's </text:span></text:span><text:span text:style-name="Source_20_Text"><text:span text:style-name="T565">User</text:span></text:span><text:span text:style-name="Source_20_Text"><text:span text:style-name="T536"> </text:span></text:span><text:span text:style-name="Source_20_Text"><text:span text:style-name="T523">class.</text:span></text:span></text:p>
      <text:p text:style-name="P86"><text:span text:style-name="Source_20_Text"><text:span text:style-name="T523"/></text:span></text:p>
      <text:p text:style-name="P86"><text:span text:style-name="Source_20_Text"><text:span text:style-name="T528">from django.contrib.auth.models import User</text:span></text:span></text:p>
      <text:p text:style-name="P86"><text:span text:style-name="Source_20_Text"><text:span text:style-name="T528"/></text:span></text:p>
      <text:p text:style-name="P123"><text:span text:style-name="Source_20_Text"><text:span text:style-name="T531">request.auth</text:span></text:span><text:span text:style-name="Source_20_Text"><text:span text:style-name="T526"> = </text:span></text:span><text:span text:style-name="Source_20_Text"><text:span text:style-name="T523">property is used for any additional authentication information, for example, it may be used to represent an authentication token that the request was signed with.</text:span></text:span></text:p>
      <text:p text:style-name="P123"><text:span text:style-name="Source_20_Text"><text:span text:style-name="T523"/></text:span></text:p>
      <text:p text:style-name="P124"><text:span text:style-name="Source_20_Text"><text:span text:style-name="T527">If no class authenticates, </text:span></text:span><text:span text:style-name="Source_20_Text"><text:span text:style-name="T532">request.user</text:span></text:span><text:span text:style-name="Source_20_Text"><text:span text:style-name="T527"> will be set to an instance of </text:span></text:span><text:span text:style-name="Source_20_Text"><text:span text:style-name="T532">AnonymousUser</text:span></text:span><text:span text:style-name="Source_20_Text"><text:span text:style-name="T527"> and the </text:span></text:span><text:span text:style-name="Source_20_Text"><text:span text:style-name="T532">request.auth</text:span></text:span><text:span text:style-name="Source_20_Text"><text:span text:style-name="T527"> will be set to None.</text:span></text:span></text:p>
      <text:p text:style-name="P124"><text:span text:style-name="Source_20_Text"><text:span text:style-name="T527"/></text:span></text:p>
      <text:p text:style-name="P124"><text:span text:style-name="Source_20_Text"><text:span text:style-name="T529">From django.contrib.auth.models import AnonymousUser</text:span></text:span></text:p>
      <text:p text:style-name="P113"><text:span text:style-name="Source_20_Text"><text:span text:style-name="T524"/></text:span></text:p>
      <text:p text:style-name="P113"><text:span text:style-name="Source_20_Text"><text:span text:style-name="T524"/></text:span></text:p>
      <text:p text:style-name="P87"><text:span text:style-name="Source_20_Text"><text:span text:style-name="T331">There are </text:span></text:span><text:span text:style-name="Source_20_Text"><text:span text:style-name="T346">two situations</text:span></text:span><text:span text:style-name="Source_20_Text"><text:span text:style-name="T331"> where we need to generate a </text:span></text:span><text:span text:style-name="Source_20_Text"><text:span text:style-name="T346">token</text:span></text:span><text:span text:style-name="Source_20_Text"><text:span text:style-name="T331">. </text:span></text:span><text:span text:style-name="Source_20_Text"><text:span text:style-name="T332">Number one is when a user </text:span></text:span><text:span text:style-name="Source_20_Text"><text:span text:style-name="T347">registers</text:span></text:span><text:span text:style-name="Source_20_Text"><text:span text:style-name="T332">. The next one is when a user </text:span></text:span><text:span text:style-name="Source_20_Text"><text:span text:style-name="T347">logs in</text:span></text:span><text:span text:style-name="Source_20_Text"><text:span text:style-name="T332">.</text:span></text:span></text:p>
      <text:p text:style-name="P87"><text:span text:style-name="Source_20_Text"><text:span text:style-name="T332"/></text:span></text:p>
      <table:table table:name="Table29" table:style-name="Table29">
        <table:table-column table:style-name="Table29.A"/>
        <table:table-column table:style-name="Table29.B"/>
        <table:table-row table:style-name="TableLine94733795681040">
          <table:table-cell table:style-name="Table29.A1" table:number-columns-spanned="2" office:value-type="string">
            <text:p text:style-name="P342">HTTP Status Code</text:p>
          </table:table-cell>
          <table:covered-table-cell/>
        </table:table-row>
        <table:table-row table:style-name="TableLine94733815308912">
          <table:table-cell table:style-name="Table29.A2" office:value-type="string">
            <text:p text:style-name="P342">2xx</text:p>
          </table:table-cell>
          <table:table-cell table:style-name="Table29.B2" office:value-type="string">
            <text:p text:style-name="P342">success</text:p>
          </table:table-cell>
        </table:table-row>
        <table:table-row table:style-name="TableLine94733815309792">
          <table:table-cell table:style-name="Table29.A2" office:value-type="string">
            <text:p text:style-name="P342">3xx</text:p>
          </table:table-cell>
          <table:table-cell table:style-name="Table29.B2" office:value-type="string">
            <text:p text:style-name="P342">redirection</text:p>
          </table:table-cell>
        </table:table-row>
        <table:table-row table:style-name="TableLine94733815310384">
          <table:table-cell table:style-name="Table29.A2" office:value-type="string">
            <text:p text:style-name="P342">4xx</text:p>
          </table:table-cell>
          <table:table-cell table:style-name="Table29.B2" office:value-type="string">
            <text:p text:style-name="P342">Client error</text:p>
          </table:table-cell>
        </table:table-row>
        <table:table-row table:style-name="TableLine94733815310976">
          <table:table-cell table:style-name="Table29.A2" office:value-type="string">
            <text:p text:style-name="P342">5xx</text:p>
          </table:table-cell>
          <table:table-cell table:style-name="Table29.B2" office:value-type="string">
            <text:p text:style-name="P342">Server error</text:p>
          </table:table-cell>
        </table:table-row>
      </table:table>
      <text:p text:style-name="P87"><text:span text:style-name="Source_20_Text"><text:span text:style-name="T332"/></text:span></text:p>
      <text:p text:style-name="P87"><text:span text:style-name="Source_20_Text"><text:span text:style-name="T332"/></text:span></text:p>
      <text:p text:style-name="P88"><text:span text:style-name="Source_20_Text"><text:span text:style-name="T327">HTTP anatomy</text:span></text:span></text:p>
      <text:p text:style-name="P88"><text:span text:style-name="Source_20_Text"><text:span text:style-name="T333"/></text:span></text:p>
      <text:p text:style-name="P88"><text:span text:style-name="Source_20_Text"><text:span text:style-name="T333">1. start/status line</text:span></text:span></text:p>
      <text:p text:style-name="P88"><text:span text:style-name="Source_20_Text"><text:span text:style-name="T333">2.headers</text:span></text:span></text:p>
      <text:p text:style-name="P88"><text:span text:style-name="Source_20_Text"><text:span text:style-name="T333">3.body(optional)</text:span></text:span></text:p>
      <text:p text:style-name="P89"><text:soft-page-break/><text:span text:style-name="Source_20_Text"><text:span text:style-name="T262">HTTP Request Start Line</text:span></text:span></text:p>
      <table:table table:name="Table30" table:style-name="Table30">
        <table:table-column table:style-name="Table30.A"/>
        <table:table-row table:style-name="TableLine94733795482560">
          <table:table-cell table:style-name="Table30.A1" office:value-type="string">
            <text:p text:style-name="P90"><text:span text:style-name="Source_20_Text"><text:span text:style-name="T343">GET</text:span></text:span><text:span text:style-name="Source_20_Text"><text:span text:style-name="T334"> </text:span></text:span><text:a xlink:type="simple" xlink:href="http://www.example.com/" text:style-name="Internet_20_link" text:visited-style-name="Visited_20_Internet_20_Link"><text:span text:style-name="Source_20_Text"><text:span text:style-name="T348">http://www.example.com</text:span></text:span></text:a><text:span text:style-name="Source_20_Text"><text:span text:style-name="T334"> </text:span></text:span><text:span text:style-name="Source_20_Text"><text:span text:style-name="T339">HTTP/1.1</text:span></text:span></text:p>
            <text:p text:style-name="P90"><text:span text:style-name="Source_20_Text"><text:span text:style-name="T217"/></text:span></text:p>
            <text:p text:style-name="P90"><text:span text:style-name="Source_20_Text"><text:span text:style-name="T221">GET = </text:span></text:span><text:span text:style-name="Source_20_Text"><text:span text:style-name="T218">HTTP method</text:span></text:span></text:p>
            <text:p text:style-name="P90"><text:a xlink:type="simple" xlink:href="http://www.example.com/" text:style-name="Internet_20_link" text:visited-style-name="Visited_20_Internet_20_Link"><text:span text:style-name="Source_20_Text">http://www.example.com</text:span></text:a><text:span text:style-name="Source_20_Text"><text:span text:style-name="T221"> = </text:span></text:span><text:span text:style-name="Source_20_Text"><text:span text:style-name="T218">url</text:span></text:span></text:p>
            <text:p text:style-name="P90"><text:span text:style-name="Source_20_Text"><text:span text:style-name="T221">HTTP/1.1 = </text:span></text:span><text:span text:style-name="Source_20_Text"><text:span text:style-name="T218">HTTP version</text:span></text:span></text:p>
            <text:p text:style-name="P90"><text:span text:style-name="Source_20_Text"><text:span text:style-name="T258"/></text:span></text:p>
            <text:p text:style-name="P91"><text:span text:style-name="Source_20_Text"><text:span text:style-name="T220">“host : </text:span></text:span><text:a xlink:type="simple" xlink:href="http://www.example.com/" text:style-name="Internet_20_link" text:visited-style-name="Visited_20_Internet_20_Link"><text:span text:style-name="Source_20_Text">www.example.com</text:span></text:a><text:span text:style-name="Source_20_Text"><text:span text:style-name="T220">” This is </text:span></text:span><text:span text:style-name="Source_20_Text"><text:span text:style-name="T545">header</text:span></text:span><text:span text:style-name="Source_20_Text"><text:span text:style-name="T220"> for this me</text:span></text:span><text:span text:style-name="Source_20_Text"><text:span text:style-name="T221">t</text:span></text:span><text:span text:style-name="Source_20_Text"><text:span text:style-name="T220">hod</text:span></text:span></text:p>
            <text:p text:style-name="P91"><text:span text:style-name="Source_20_Text"><text:span text:style-name="T220">HTTP/1.1 is the start line</text:span></text:span></text:p>
          </table:table-cell>
        </table:table-row>
      </table:table>
      <text:p text:style-name="P91"><text:span text:style-name="Source_20_Text"><text:span text:style-name="T265"/></text:span></text:p>
      <text:p text:style-name="P90"><text:span text:style-name="Source_20_Text"><text:span text:style-name="T263">HTTP Response St</text:span></text:span><text:span text:style-name="Source_20_Text"><text:span text:style-name="T264">atus</text:span></text:span><text:span text:style-name="Source_20_Text"><text:span text:style-name="T263"> Line</text:span></text:span></text:p>
      <table:table table:name="Table31" table:style-name="Table31">
        <table:table-column table:style-name="Table31.A"/>
        <table:table-row table:style-name="TableLine94733813232256">
          <table:table-cell table:style-name="Table31.A1" office:value-type="string">
            <text:p text:style-name="P90"><text:span text:style-name="Source_20_Text"><text:span text:style-name="T249">HTTP/1.1</text:span></text:span><text:span text:style-name="Source_20_Text"><text:span text:style-name="T219"> </text:span></text:span><text:span text:style-name="Source_20_Text"><text:span text:style-name="T257">200 OK</text:span></text:span><text:span text:style-name="Source_20_Text"><text:span text:style-name="T219"> </text:span></text:span><text:span text:style-name="Source_20_Text"><text:span text:style-name="T221">→ start line</text:span></text:span></text:p>
            <text:p text:style-name="P92"><text:span text:style-name="Source_20_Text"><text:span text:style-name="T546">Date: Wed. 03 Oct 2018 17:50:58 GMT</text:span></text:span></text:p>
            <text:p text:style-name="P92"><text:span text:style-name="Source_20_Text"><text:span text:style-name="T546">Content-T</text:span></text:span><text:span text:style-name="Source_20_Text"><text:span text:style-name="T545">t</text:span></text:span><text:span text:style-name="Source_20_Text"><text:span text:style-name="T546">ype : text/html; charset=UTF-8</text:span></text:span></text:p>
            <text:p text:style-name="P92"><text:span text:style-name="Source_20_Text"><text:span text:style-name="T546">Content-Length:1270</text:span></text:span></text:p>
            <text:p text:style-name="P90"><text:span text:style-name="Source_20_Text"><text:span text:style-name="T257"/></text:span></text:p>
            <text:p text:style-name="P92"><text:span text:style-name="Source_20_Text"><text:span text:style-name="T546">Headers</text:span></text:span></text:p>
          </table:table-cell>
        </table:table-row>
      </table:table>
      <text:p text:style-name="P90"><text:span text:style-name="Source_20_Text"><text:span text:style-name="T219"/></text:span></text:p>
      <text:p text:style-name="P90"><text:span text:style-name="Source_20_Text"><text:span text:style-name="T257"/></text:span></text:p>
      <text:p text:style-name="P90"><text:span text:style-name="Source_20_Text"><text:span text:style-name="T257"/></text:span></text:p>
      <text:p text:style-name="P25"><text:span text:style-name="Source_20_Text"><text:span text:style-name="T193">Rest API Endpoint</text:span></text:span></text:p>
      <text:p text:style-name="P56"><text:span text:style-name="Source_20_Text"><text:span text:style-name="T217"/></text:span></text:p>
      <text:p text:style-name="P93"><text:span text:style-name="Source_20_Text"><text:span text:style-name="T222">curl is a great command line tool to make requests:</text:span></text:span></text:p>
      <text:p text:style-name="P93"><text:span text:style-name="Source_20_Text"><text:span text:style-name="T222"/></text:span></text:p>
      <text:p text:style-name="P93"><text:span text:style-name="Source_20_Text"><text:span text:style-name="T222">curl </text:span></text:span><text:a xlink:type="simple" xlink:href="http://127.0.0.1:8000/users/" text:style-name="Internet_20_link" text:visited-style-name="Visited_20_Internet_20_Link"><text:span text:style-name="Source_20_Text">http://127.0.0.1:8000/users/</text:span></text:a></text:p>
      <text:p text:style-name="P93"><text:span text:style-name="Source_20_Text"><text:span text:style-name="T222">[{“id”:1, “username”:”wvs”]}</text:span></text:span></text:p>
      <text:p text:style-name="P93"><text:span text:style-name="Source_20_Text"><text:span text:style-name="T222"/></text:span></text:p>
      <text:p text:style-name="P94"><text:span text:style-name="Source_20_Text"><text:span text:style-name="T223">adding </text:span></text:span><text:span text:style-name="Source_20_Text"><text:span text:style-name="T250">-v</text:span></text:span><text:span text:style-name="Source_20_Text"><text:span text:style-name="T223">:</text:span></text:span></text:p>
      <text:p text:style-name="P94"><text:span text:style-name="Source_20_Text"><text:span text:style-name="T222">curl </text:span></text:span><text:a xlink:type="simple" xlink:href="http://127.0.0.1:8000/users/" text:style-name="Internet_20_link" text:visited-style-name="Visited_20_Internet_20_Link"><text:span text:style-name="Source_20_Text">http://127.0.0.1:8000/users/</text:span></text:a><text:span text:style-name="Source_20_Text"><text:span text:style-name="T222"> </text:span></text:span><text:span text:style-name="Source_20_Text"><text:span text:style-name="T251">-</text:span></text:span><text:span text:style-name="Source_20_Text"><text:span text:style-name="T250">v</text:span></text:span></text:p>
      <text:p text:style-name="P94"><text:span text:style-name="Source_20_Text"><text:span text:style-name="T250"/></text:span></text:p>
      <text:p text:style-name="P94"><text:span text:style-name="Source_20_Text"><text:span text:style-name="T547">&gt; GET </text:span></text:span><text:span text:style-name="Source_20_Text"><text:span text:style-name="T549">users</text:span></text:span><text:span text:style-name="Source_20_Text"><text:span text:style-name="T548"> HTTP/1.1</text:span></text:span></text:p>
      <text:p text:style-name="P94"><text:span text:style-name="Source_20_Text"><text:span text:style-name="T548">&gt; Host:127.0.0.1:8000</text:span></text:span></text:p>
      <text:p text:style-name="P94"><text:span text:style-name="Source_20_Text"><text:span text:style-name="T548">&gt; HTTP/1.1 200 OK</text:span></text:span></text:p>
      <text:p text:style-name="P94"><text:span text:style-name="Source_20_Text"><text:span text:style-name="T548">&gt; Date: Wed, 03 Oct 2018 16:37:28 GMT</text:span></text:span></text:p>
      <text:p text:style-name="P94"><text:span text:style-name="Source_20_Text"><text:span text:style-name="T548">&gt; Server: WSGIServer </text:span></text:span><text:span text:style-name="Source_20_Text"><text:span text:style-name="T549">0.2 CPython</text:span></text:span><text:span text:style-name="Source_20_Text"><text:span text:style-name="T548">3.7.0</text:span></text:span></text:p>
      <text:p text:style-name="P94"><text:span text:style-name="Source_20_Text"><text:span text:style-name="T548">&gt; Vary: Accept, Cookie</text:span></text:span></text:p>
      <text:p text:style-name="P94"><text:span text:style-name="Source_20_Text"><text:span text:style-name="T548">&gt; Allow: GET, HEAD, OPTIONS</text:span></text:span></text:p>
      <text:p text:style-name="P94"><text:span text:style-name="Source_20_Text"><text:span text:style-name="T548">&gt; X-Frame-Options: SAMEORIGIN</text:span></text:span></text:p>
      <text:p text:style-name="P94"><text:span text:style-name="Source_20_Text"><text:span text:style-name="T228"/></text:span></text:p>
      <text:p text:style-name="P94"><text:span text:style-name="Source_20_Text"><text:span text:style-name="T228"/></text:span></text:p>
      <text:p text:style-name="P94"><text:span text:style-name="Source_20_Text"><text:span text:style-name="T229">[{“id”:1, “username”:”wvs”]}</text:span></text:span></text:p>
      <text:p text:style-name="P93"><text:span text:style-name="Source_20_Text"><text:span text:style-name="T222"/></text:span></text:p>
      <text:p text:style-name="P93"><text:span text:style-name="Source_20_Text"><text:span text:style-name="T222"/></text:span></text:p>
      <text:p text:style-name="P56"><text:span text:style-name="Source_20_Text"><text:span text:style-name="T217"/></text:span></text:p>
      <text:p text:style-name="P95"><text:span text:style-name="Source_20_Text"><text:span text:style-name="T194">Authentication</text:span></text:span><text:span text:style-name="Source_20_Text"><text:span text:style-name="T224"> = who you are</text:span></text:span></text:p>
      <text:p text:style-name="P95"><text:span text:style-name="Source_20_Text"><text:span text:style-name="T194">Authorization</text:span></text:span><text:span text:style-name="Source_20_Text"><text:span text:style-name="T224"> = What you can do</text:span></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oft-page-break/><text:span text:style-name="Source_20_Text"><text:span text:style-name="T217"/></text:span></text:p>
      <text:p text:style-name="P96"><text:span text:style-name="Source_20_Text"><text:span text:style-name="T195">4 builtin types of authentication in django web framework:</text:span></text:span></text:p>
      <text:p text:style-name="P96"><text:span text:style-name="Source_20_Text"><text:span text:style-name="T225"/></text:span></text:p>
      <text:p text:style-name="P96"><text:span text:style-name="Source_20_Text"><text:span text:style-name="T225">1. Basic Authentication</text:span></text:span></text:p>
      <text:p text:style-name="P96"><text:span text:style-name="Source_20_Text"><text:span text:style-name="T225">2. Session Authentication</text:span></text:span></text:p>
      <text:p text:style-name="P96"><text:span text:style-name="Source_20_Text"><text:span text:style-name="T225">3. Token Authentication</text:span></text:span></text:p>
      <text:p text:style-name="P96"><text:span text:style-name="Source_20_Text"><text:span text:style-name="T225">4. Remote-User Authentication</text:span></text:span></text:p>
      <text:p text:style-name="P56"><text:span text:style-name="Source_20_Text"><text:span text:style-name="T217"/></text:span></text:p>
      <text:p text:style-name="P56"><text:span text:style-name="Source_20_Text"><text:span text:style-name="T217"/></text:span></text:p>
      <text:p text:style-name="P97"><text:span text:style-name="Source_20_Text"><text:span text:style-name="T449">Basic Authentication:</text:span></text:span></text:p>
      <text:p text:style-name="P97"><text:span text:style-name="Source_20_Text"><text:span text:style-name="T226">needs your user and password only</text:span></text:span></text:p>
      <text:p text:style-name="P97"><text:span text:style-name="Source_20_Text"><text:span text:style-name="T226"/></text:span></text:p>
      <text:p text:style-name="P97"><text:span text:style-name="Source_20_Text"><text:span text:style-name="T226"/></text:span></text:p>
      <text:p text:style-name="P97"><text:span text:style-name="Source_20_Text"><text:span text:style-name="T449">session Authentication</text:span></text:span></text:p>
      <table:table table:name="Table32" table:style-name="Table32">
        <table:table-column table:style-name="Table32.A"/>
        <table:table-column table:style-name="Table32.B"/>
        <table:table-row table:style-name="TableLine94733814293088">
          <table:table-cell table:style-name="Table32.A1" office:value-type="string">
            <text:p text:style-name="P343">Client</text:p>
          </table:table-cell>
          <table:table-cell table:style-name="Table32.B1" office:value-type="string">
            <text:p text:style-name="P304">Server</text:p>
          </table:table-cell>
        </table:table-row>
        <table:table-row table:style-name="TableLine94733815050912">
          <table:table-cell table:style-name="Table32.A2" office:value-type="string">
            <text:p text:style-name="P343">1) send me a web resource please</text:p>
          </table:table-cell>
          <table:table-cell table:style-name="Table32.B2" office:value-type="string">
            <text:p text:style-name="P343">2) Who are you? <text:s/>Identify yoursellf</text:p>
          </table:table-cell>
        </table:table-row>
        <table:table-row table:style-name="TableLine94733815052192">
          <table:table-cell table:style-name="Table32.A2" office:value-type="string">
            <text:p text:style-name="P343">3) Ok, I’ll login with credentials</text:p>
          </table:table-cell>
          <table:table-cell table:style-name="Table32.B2" office:value-type="string">
            <text:p text:style-name="P343">4) Look good, I’ve created a session object and ID.</text:p>
          </table:table-cell>
        </table:table-row>
        <table:table-row table:style-name="TableLine94733815052832">
          <table:table-cell table:style-name="Table32.A2" office:value-type="string">
            <text:p text:style-name="P343">5) Cool, I’ll store the ID locally and include in HTTP header </text:p>
          </table:table-cell>
          <table:table-cell table:style-name="Table32.B2" office:value-type="string">
            <text:p text:style-name="P343">6) I’ll compare session ID to session object on every request.</text:p>
          </table:table-cell>
        </table:table-row>
      </table:table>
      <text:p text:style-name="P97"><text:span text:style-name="Source_20_Text"><text:span text:style-name="T226"/></text:span></text:p>
      <text:p text:style-name="P56"><text:span text:style-name="Source_20_Text"><text:span text:style-name="T217"/></text:span></text:p>
      <text:p text:style-name="P98"><text:span text:style-name="Source_20_Text"><text:span text:style-name="T450">Token Authentication</text:span></text:span></text:p>
      <text:p text:style-name="P98"><text:span text:style-name="Source_20_Text"><text:span text:style-name="T450"/></text:span></text:p>
      <table:table table:name="Table33" table:style-name="Table33">
        <table:table-column table:style-name="Table33.A"/>
        <table:table-column table:style-name="Table33.B"/>
        <table:table-row table:style-name="TableLine94733789931264">
          <table:table-cell table:style-name="Table33.A1" office:value-type="string">
            <text:p text:style-name="P344">Client</text:p>
          </table:table-cell>
          <table:table-cell table:style-name="Table33.B1" office:value-type="string">
            <text:p text:style-name="P305">Server</text:p>
          </table:table-cell>
        </table:table-row>
        <table:table-row table:style-name="TableLine94733810344944">
          <table:table-cell table:style-name="Table33.A2" office:value-type="string">
            <text:p text:style-name="P344">1) send me a web resource please</text:p>
          </table:table-cell>
          <table:table-cell table:style-name="Table33.B2" office:value-type="string">
            <text:p text:style-name="P344">2) Who are you? <text:s/>Identify yoursellf</text:p>
          </table:table-cell>
        </table:table-row>
        <table:table-row table:style-name="TableLine94733795244224">
          <table:table-cell table:style-name="Table33.A2" office:value-type="string">
            <text:p text:style-name="P344">3) Ok, I’ll login with credentials</text:p>
          </table:table-cell>
          <table:table-cell table:style-name="Table33.B2" office:value-type="string">
            <text:p text:style-name="P344">4) Look good, I’ve created a <text:span text:style-name="T863">signed token</text:span></text:p>
          </table:table-cell>
        </table:table-row>
        <table:table-row table:style-name="TableLine94733795245200">
          <table:table-cell table:style-name="Table33.A2" office:value-type="string">
            <text:p text:style-name="P318"><text:span text:style-name="T862">5) Cool, I’ll store the </text:span><text:span text:style-name="T863">signed token</text:span><text:span text:style-name="T862"> locally and include in HTTP header </text:span></text:p>
          </table:table-cell>
          <table:table-cell table:style-name="Table33.B2" office:value-type="string">
            <text:p text:style-name="P344">6) I’ll <text:span text:style-name="T863">check the signed token</text:span> on every request.</text:p>
          </table:table-cell>
        </table:table-row>
      </table:table>
      <text:p text:style-name="P116"><text:span text:style-name="Source_20_Text"><text:span text:style-name="T217"/></text:span></text:p>
      <text:p text:style-name="P99"><text:span text:style-name="Source_20_Text"><text:span text:style-name="T451">Remote User Authentication</text:span></text:span></text:p>
      <text:p text:style-name="P56"><text:span text:style-name="Source_20_Text"><text:span text:style-name="T217">- </text:span></text:span><text:span text:style-name="Source_20_Text"><text:span text:style-name="T227">rarely used</text:span></text:span></text:p>
      <text:p text:style-name="P56"><text:span text:style-name="Source_20_Text"><text:span text:style-name="T227">- Primarily for intranet sites(private networks)</text:span></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56"><text:span text:style-name="Source_20_Text"><text:span text:style-name="T217"/></text:span></text:p>
      <text:p text:style-name="P26"><text:soft-page-break/><text:span text:style-name="Source_20_Text"><text:span text:style-name="T275">JWT Authorization Token</text:span></text:span></text:p>
      <text:p text:style-name="P56"><text:a xlink:type="simple" xlink:href="https://www.okta.com/identity-101/what-is-token-based-authentication/" text:style-name="Internet_20_link" text:visited-style-name="Visited_20_Internet_20_Link"><text:span text:style-name="Source_20_Text"><text:span text:style-name="T467"/></text:span></text:a></text:p>
      <text:p text:style-name="P56"><text:span text:style-name="Source_20_Text"><text:span text:style-name="T352"/></text:span></text:p>
      <text:p text:style-name="P56"><text:span text:style-name="Source_20_Text"><text:span text:style-name="T352"/></text:span></text:p>
      <text:p text:style-name="P56"><text:span text:style-name="Source_20_Text"><text:span text:style-name="T352"/></text:span></text:p>
      <text:p text:style-name="P56"><text:span text:style-name="Source_20_Text"><text:span text:style-name="T644">The JWT is just an authorization token that should be included in all requests:</text:span></text:span></text:p>
      <text:p text:style-name="P56"><text:span text:style-name="Source_20_Text"><text:span text:style-name="T267"/></text:span></text:p>
      <text:p text:style-name="P56"><text:span text:style-name="Source_20_Text"><text:span text:style-name="T627">curl</text:span></text:span><text:span text:style-name="Source_20_Text"><text:span text:style-name="T622"> http://127.0.0.1:8000/hello/ -H </text:span></text:span><text:span text:style-name="Source_20_Text"><text:span text:style-name="T574">'</text:span></text:span><text:span text:style-name="Source_20_Text"><text:span text:style-name="T368">Authorization: Bearer</text:span></text:span><text:span text:style-name="Source_20_Text"><text:span text:style-name="T574"> </text:span></text:span><text:span text:style-name="Source_20_Text"><text:span text:style-name="T691">eyJ0eXAiOiJKV1QiLCJhbGciOiJIUzI1NiJ9</text:span></text:span><text:span text:style-name="Source_20_Text"><text:span text:style-name="T574">.</text:span></text:span><text:span text:style-name="Source_20_Text"><text:span text:style-name="T405">eyJ0b2tlbl90eXBlIjoiYWNjZXNzIiwiZXhwIjoxNTQzODI4NDMxLCJqdGkiOiI3ZjU5OTdiNzE1MGQ0NjU3OWRjMmI0OTE2NzA5N2U3YiIsInVzZXJfaWQiOjF9</text:span></text:span><text:span text:style-name="Source_20_Text"><text:span text:style-name="T574">.</text:span></text:span><text:span text:style-name="Source_20_Text"><text:span text:style-name="T690">Ju70kdcaHKn1Qaz8H42zrOYk0Jx9kIckTn9Xx7vhikY</text:span></text:span><text:span text:style-name="Source_20_Text"><text:span text:style-name="T574">'</text:span></text:span></text:p>
      <text:p text:style-name="P56"><text:span text:style-name="Source_20_Text"><text:span text:style-name="T267"/></text:span></text:p>
      <text:p text:style-name="P56"><text:span text:style-name="Source_20_Text"><text:span text:style-name="T645"/></text:span></text:p>
      <text:p text:style-name="P56"><text:span text:style-name="Source_20_Text"><text:span text:style-name="T645"/></text:span></text:p>
      <text:p text:style-name="P56"><text:span text:style-name="Source_20_Text"><text:span text:style-name="T645"/></text:span></text:p>
      <text:p text:style-name="P56"><text:span text:style-name="Source_20_Text"><text:span text:style-name="T645"/></text:span></text:p>
      <text:p text:style-name="P56"><text:span text:style-name="Source_20_Text"><text:span text:style-name="T645">The JWT is acquired by exchanging an </text:span></text:span><text:span text:style-name="Source_20_Text"><text:span text:style-name="T647">username + password</text:span></text:span><text:span text:style-name="Source_20_Text"><text:span text:style-name="T645"> for an </text:span></text:span><text:span text:style-name="Source_20_Text"><text:span text:style-name="Strong_20_Emphasis"><text:span text:style-name="T646">access token</text:span></text:span></text:span><text:span text:style-name="Source_20_Text"><text:span text:style-name="T620"> </text:span></text:span><text:span text:style-name="Source_20_Text"><text:span text:style-name="T645">and an </text:span></text:span><text:span text:style-name="Source_20_Text"><text:span text:style-name="Strong_20_Emphasis"><text:span text:style-name="T646">refresh token</text:span></text:span></text:span><text:span text:style-name="Source_20_Text"><text:span text:style-name="T645">.</text:span></text:span></text:p>
      <text:p text:style-name="P125"><text:span text:style-name="Source_20_Text"><text:span text:style-name="T650"/></text:span></text:p>
      <text:p text:style-name="P125"><text:span text:style-name="Source_20_Text"><text:span text:style-name="T650">The </text:span></text:span><text:span text:style-name="Source_20_Text"><text:span text:style-name="Strong_20_Emphasis"><text:span text:style-name="T658">access token</text:span></text:span></text:span><text:span text:style-name="Source_20_Text"><text:span text:style-name="Strong_20_Emphasis"><text:span text:style-name="T654"> </text:span></text:span></text:span><text:span text:style-name="Source_20_Text"><text:span text:style-name="T650">is usually short-lived (expires in </text:span></text:span><text:span text:style-name="Source_20_Text"><text:span text:style-name="T652">5 min</text:span></text:span><text:span text:style-name="Source_20_Text"><text:span text:style-name="T650"> or so, can be customized though).</text:span></text:span></text:p>
      <text:p text:style-name="P214"/>
      <text:p text:style-name="P213"><text:span text:style-name="T651">The </text:span><text:span text:style-name="Strong_20_Emphasis"><text:span text:style-name="T657">refresh token</text:span></text:span><text:span text:style-name="Strong_20_Emphasis"><text:span text:style-name="T656"> </text:span></text:span><text:span text:style-name="T651">lives a little bit longer (expires in </text:span><text:span text:style-name="T653">24 hours</text:span><text:span text:style-name="T651">, also customizable). It is comparable to an authentication session. After it expires, you need a full login with username + password again.</text:span></text:p>
      <text:p text:style-name="P56"><text:span text:style-name="Source_20_Text"><text:span text:style-name="T267"/></text:span></text:p>
      <text:p text:style-name="P100"><text:span text:style-name="Source_20_Text"><text:span text:style-name="T622"/></text:span></text:p>
      <text:p text:style-name="P101"><text:span text:style-name="Source_20_Text"><text:span text:style-name="T692">Header</text:span></text:span></text:p>
      <table:table table:name="Table34" table:style-name="Table34">
        <table:table-column table:style-name="Table34.A"/>
        <table:table-row table:style-name="TableLine94733708089008">
          <table:table-cell table:style-name="Table34.A1" office:value-type="string">
            <text:p text:style-name="P101"><text:span text:style-name="Source_20_Text"><text:span text:style-name="T691">eyJ0eXAiOiJKV1QiLCJhbGciOiJIUzI1NiJ9</text:span></text:span></text:p>
            <text:p text:style-name="P101"><text:span text:style-name="Source_20_Text"><text:span text:style-name="T691"/></text:span></text:p>
            <text:p text:style-name="P101"><text:span text:style-name="Source_20_Text"><text:span text:style-name="T650">This information is encoded using Base64. If we decode, we will see something like this:</text:span></text:span></text:p>
            <text:p text:style-name="P101"><text:span text:style-name="Source_20_Text"><text:span text:style-name="T691"/></text:span></text:p>
            <text:p text:style-name="P101"><text:span text:style-name="Source_20_Text"><text:span text:style-name="T622">{</text:span></text:span><text:span text:style-name="Source_20_Text"><text:span text:style-name="T697"> </text:span></text:span><text:span text:style-name="Source_20_Text"><text:span text:style-name="T700">"typ"</text:span></text:span><text:span text:style-name="Source_20_Text"><text:span text:style-name="T622">:</text:span></text:span><text:span text:style-name="Source_20_Text"><text:span text:style-name="T697"> </text:span></text:span><text:span text:style-name="Source_20_Text"><text:span text:style-name="T574">"JWT"</text:span></text:span><text:span text:style-name="Source_20_Text"><text:span text:style-name="T622">,</text:span></text:span><text:span text:style-name="Source_20_Text"><text:span text:style-name="T697"> </text:span></text:span><text:span text:style-name="Source_20_Text"><text:span text:style-name="T700">"alg"</text:span></text:span><text:span text:style-name="Source_20_Text"><text:span text:style-name="T622">:</text:span></text:span><text:span text:style-name="Source_20_Text"><text:span text:style-name="T697"> </text:span></text:span><text:span text:style-name="Source_20_Text"><text:span text:style-name="T574">"HS256"</text:span></text:span><text:span text:style-name="Source_20_Text"><text:span text:style-name="T697"> </text:span></text:span><text:span text:style-name="Source_20_Text"><text:span text:style-name="T622">}</text:span></text:span></text:p>
          </table:table-cell>
        </table:table-row>
      </table:table>
      <text:p text:style-name="P100"><text:span text:style-name="Source_20_Text"><text:span text:style-name="T691"/></text:span></text:p>
      <text:p text:style-name="P100"><text:span text:style-name="Source_20_Text"><text:span text:style-name="T691"/></text:span></text:p>
      <text:p text:style-name="P103"><text:span text:style-name="Source_20_Text"><text:span text:style-name="T693">Payload</text:span></text:span></text:p>
      <table:table table:name="Table35" table:style-name="Table35">
        <table:table-column table:style-name="Table35.A"/>
        <table:table-row table:style-name="TableLine94733815951008">
          <table:table-cell table:style-name="Table35.A1" office:value-type="string">
            <text:p text:style-name="P102"><text:span text:style-name="Source_20_Text"><text:span text:style-name="T405">eyJ0b2tlbl90eXBlIjoiYWNjZXNzIiwiZXhwIjoxNTQzODI4NDMxLCJqdGkiOiI3ZjU5OTdiNzE1MGQ0NjU3OWRjMmI0OTE2NzA5N2U3YiIsInVzZXJfaWQiOjF9</text:span></text:span></text:p>
            <text:p text:style-name="P314"/>
            <text:p text:style-name="P203"><text:span text:style-name="T621">{</text:span><text:span text:style-name="T698"> </text:span><text:span text:style-name="T699">"token_type"</text:span><text:span text:style-name="T621">:</text:span><text:span text:style-name="T698"> </text:span><text:span text:style-name="T573">"access"</text:span><text:span text:style-name="T621">,</text:span><text:span text:style-name="T698"> </text:span></text:p>
            <text:p text:style-name="P203"><text:span text:style-name="T696"><text:s/></text:span><text:span text:style-name="T699">"exp"</text:span><text:span text:style-name="T621">:</text:span><text:span text:style-name="T698"> </text:span><text:span text:style-name="T701">1543828431</text:span><text:span text:style-name="T621">,</text:span><text:span text:style-name="T698"> </text:span></text:p>
            <text:p text:style-name="P203"><text:span text:style-name="T696"><text:s/></text:span><text:span text:style-name="T699">"jti"</text:span><text:span text:style-name="T621">:</text:span><text:span text:style-name="T698"> </text:span><text:span text:style-name="T573">"7f5997b7150d46579dc2b49167097e7b"</text:span><text:span text:style-name="T621">,</text:span><text:span text:style-name="T698"> </text:span></text:p>
            <text:p text:style-name="P203"><text:span text:style-name="T696"><text:s/></text:span><text:span text:style-name="T699">"user_id"</text:span><text:span text:style-name="T621">:</text:span><text:span text:style-name="T698"> </text:span><text:span text:style-name="T701">1</text:span><text:span text:style-name="T698"> </text:span><text:span text:style-name="T621">}</text:span></text:p>
          </table:table-cell>
        </table:table-row>
      </table:table>
      <text:p text:style-name="P100"><text:span text:style-name="Source_20_Text"><text:span text:style-name="T691"/></text:span></text:p>
      <text:p text:style-name="P100"><text:span text:style-name="Source_20_Text"><text:span text:style-name="T691"/></text:span></text:p>
      <text:p text:style-name="P104"><text:span text:style-name="Source_20_Text"><text:span text:style-name="T694">Signature</text:span></text:span></text:p>
      <table:table table:name="Table36" table:style-name="Table36">
        <table:table-column table:style-name="Table36.A"/>
        <table:table-row table:style-name="TableLine94733795267808">
          <table:table-cell table:style-name="Table36.A1" office:value-type="string">
            <text:p text:style-name="P104"><text:span text:style-name="Source_20_Text"><text:span text:style-name="T690">Ju70kdcaHKn1Qaz8H42zrOYk0Jx9kIckTn9Xx7vhikY</text:span></text:span></text:p>
            <text:p text:style-name="P314"/>
            <text:p text:style-name="P186"><text:span text:style-name="T649">The signature is issued by the JWT backend, using the </text:span><text:span text:style-name="T648">header</text:span><text:span text:style-name="T649"> base64 + </text:span><text:span text:style-name="T648">payload</text:span><text:span text:style-name="T649"> base64 + </text:span><text:span text:style-name="Source_20_Text"><text:span text:style-name="T631">SECRET_KEY</text:span></text:span><text:span text:style-name="T649">. Upon each request this signature is verified. If any information in the header or in the payload was changed by the client it will invalidate the signature. The only way of checking and validating the signature is by using your application’s </text:span><text:span text:style-name="Source_20_Text"><text:span text:style-name="T630">SECRET_KEY</text:span></text:span><text:span text:style-name="T649">. Among other things, that’s why you should always </text:span><text:span text:style-name="T648">keep your </text:span><text:span text:style-name="Source_20_Text"><text:span text:style-name="T631">SECRET_KEY</text:span></text:span><text:span text:style-name="T672"> </text:span><text:span text:style-name="Strong_20_Emphasis"><text:span text:style-name="T648">secret</text:span></text:span><text:span text:style-name="T649">!</text:span></text:p>
          </table:table-cell>
        </table:table-row>
      </table:table>
      <text:p text:style-name="P100"><text:span text:style-name="Source_20_Text"><text:span text:style-name="T405"/></text:span></text:p>
      <text:h text:style-name="P146" text:outline-level="5"><text:bookmark text:name="obtain-token"/><text:span text:style-name="Source_20_Text"><text:span text:style-name="T634">Obtain Token:</text:span></text:span></text:h>
      <text:p text:style-name="P126"><text:span text:style-name="Source_20_Text"><text:span text:style-name="T635"/></text:span></text:p>
      <text:p text:style-name="P126"><text:soft-page-break/><text:span text:style-name="Source_20_Text"><text:span text:style-name="T623">http post http://127.0.0.1:8000/</text:span></text:span><text:span text:style-name="Source_20_Text"><text:span text:style-name="T628">api/token/</text:span></text:span><text:span text:style-name="Source_20_Text"><text:span text:style-name="T623"> </text:span></text:span><text:span text:style-name="Source_20_Text"><text:span text:style-name="T604">username</text:span></text:span><text:span text:style-name="Source_20_Text"><text:span text:style-name="T623">=vitor </text:span></text:span><text:span text:style-name="Source_20_Text"><text:span text:style-name="T604">password</text:span></text:span><text:span text:style-name="Source_20_Text"><text:span text:style-name="T623">=123</text:span></text:span></text:p>
      <text:p text:style-name="P100"><text:span text:style-name="Source_20_Text"><text:span text:style-name="T268"/></text:span></text:p>
      <text:p text:style-name="P56"><text:span text:style-name="Source_20_Text"><text:span text:style-name="T267"/></text:span></text:p>
      <text:p text:style-name="P56"><text:span text:style-name="Source_20_Text"><text:span text:style-name="T267"/></text:span></text:p>
      <text:p text:style-name="P105"><text:span text:style-name="Source_20_Text"><text:span text:style-name="T295">Send a get request:</text:span></text:span></text:p>
      <text:p text:style-name="P105"><text:span text:style-name="Source_20_Text"><text:span text:style-name="T624">http http://127.0.0.1:8000/hello/ </text:span></text:span><text:span text:style-name="Source_20_Text"><text:span text:style-name="T468">"Authorization: Bearer eyJ0eXAiOiJKV1QiLCJhbGciOiJIUzI1NiJ9.eyJ0b2tlbl90eXBlIjoiYWNjZXNzIiwiZXhwIjoxNTQ1MjI0MjAwLCJqdGkiOiJlMGQxZDY2MjE5ODc0ZTY3OWY0NjM0ZWU2NTQ2YTIwMCIsInVzZXJfaWQiOjF9.9eHat3CvRQYnb5EdcgYFzUyMobXzxlAVh_IAgqyvzCE"</text:span></text:span></text:p>
      <text:p text:style-name="P105"><text:span text:style-name="Source_20_Text"><text:span text:style-name="T269"/></text:span></text:p>
      <text:p text:style-name="P56"><text:span text:style-name="Source_20_Text"><text:span text:style-name="T267"/></text:span></text:p>
      <text:p text:style-name="P56"><text:span text:style-name="Source_20_Text"><text:span text:style-name="T267"/></text:span></text:p>
      <text:p text:style-name="P56"><text:span text:style-name="Source_20_Text"><text:span text:style-name="T636">posting the </text:span></text:span><text:span text:style-name="Source_20_Text"><text:span text:style-name="Strong_20_Emphasis"><text:span text:style-name="T636">refresh token:</text:span></text:span></text:span></text:p>
      <text:p text:style-name="P56"><text:span text:style-name="Strong_20_Emphasis"><text:span text:style-name="T632">http</text:span></text:span><text:span text:style-name="Strong_20_Emphasis"><text:span text:style-name="T655"> </text:span></text:span><text:span text:style-name="Strong_20_Emphasis"><text:span text:style-name="T632">post</text:span></text:span><text:span text:style-name="Strong_20_Emphasis"><text:span text:style-name="T655"> </text:span></text:span><text:a xlink:type="simple" xlink:href="http://127.0.0.1:8000/api/token/refresh/" text:style-name="Internet_20_link" text:visited-style-name="Visited_20_Internet_20_Link"><text:span text:style-name="Strong_20_Emphasis"><text:span text:style-name="T632">http://</text:span></text:span></text:a><text:a xlink:type="simple" xlink:href="http://127.0.0.1:8000/api/token/refresh/" text:style-name="Internet_20_link" text:visited-style-name="Visited_20_Internet_20_Link"><text:span text:style-name="Strong_20_Emphasis"><text:span text:style-name="T702">127.0</text:span></text:span></text:a><text:a xlink:type="simple" xlink:href="http://127.0.0.1:8000/api/token/refresh/" text:style-name="Internet_20_link" text:visited-style-name="Visited_20_Internet_20_Link"><text:span text:style-name="Strong_20_Emphasis"><text:span text:style-name="T632">.</text:span></text:span></text:a><text:a xlink:type="simple" xlink:href="http://127.0.0.1:8000/api/token/refresh/" text:style-name="Internet_20_link" text:visited-style-name="Visited_20_Internet_20_Link"><text:span text:style-name="Strong_20_Emphasis"><text:span text:style-name="T702">0.1</text:span></text:span></text:a><text:a xlink:type="simple" xlink:href="http://127.0.0.1:8000/api/token/refresh/" text:style-name="Internet_20_link" text:visited-style-name="Visited_20_Internet_20_Link"><text:span text:style-name="Strong_20_Emphasis"><text:span text:style-name="T632">:</text:span></text:span></text:a><text:a xlink:type="simple" xlink:href="http://127.0.0.1:8000/api/token/refresh/" text:style-name="Internet_20_link" text:visited-style-name="Visited_20_Internet_20_Link"><text:span text:style-name="Strong_20_Emphasis"><text:span text:style-name="T702">8000</text:span></text:span></text:a><text:a xlink:type="simple" xlink:href="http://127.0.0.1:8000/api/token/refresh/" text:style-name="Internet_20_link" text:visited-style-name="Visited_20_Internet_20_Link"><text:span text:style-name="Strong_20_Emphasis"><text:span text:style-name="T632">/</text:span></text:span></text:a><text:a xlink:type="simple" xlink:href="http://127.0.0.1:8000/api/token/refresh/" text:style-name="Internet_20_link" text:visited-style-name="Visited_20_Internet_20_Link"><text:span text:style-name="Strong_20_Emphasis"><text:span text:style-name="T633">api/token/refresh/</text:span></text:span></text:a><text:span text:style-name="Strong_20_Emphasis"><text:span text:style-name="T659"> </text:span></text:span><text:span text:style-name="Strong_20_Emphasis"><text:span text:style-name="T632">refresh=</text:span></text:span><text:span text:style-name="Strong_20_Emphasis"><text:span text:style-name="T469">eyJ0eXAiOiJKV1QiLCJhbGciOiJIUzI1NiJ9.eyJ0b2tlbl90eXBlIjoicmVmcmVzaCIsImV4cCI6MTU0NTMwODIyMiwianRpIjoiNzAyOGFlNjc0ZTdjNDZlMDlmMzUwYjg3MjU1NGUxODQiLCJ1c2VyX2lkIjoxfQ.Md8AO3dDrQBvWYWeZsd_A1J39z6b6HEwWIUZ7ilOiPE</text:span></text:span></text:p>
      <text:p text:style-name="P56"><text:span text:style-name="Source_20_Text"><text:span text:style-name="T267"/></text:span></text:p>
      <text:p text:style-name="P56"><text:span text:style-name="Source_20_Text"><text:span text:style-name="T277"/></text:span></text:p>
      <text:p text:style-name="P56"><text:span text:style-name="Source_20_Text"><text:span text:style-name="T277"/></text:span></text:p>
      <text:p text:style-name="P56"><text:span text:style-name="Source_20_Text"><text:span text:style-name="T277"/></text:span></text:p>
      <text:p text:style-name="P66"><text:span text:style-name="Source_20_Text"><text:span text:style-name="T279">Mixins</text:span></text:span></text:p>
      <text:p text:style-name="P106"><text:span text:style-name="Source_20_Text"><text:span text:style-name="T297">class ContentType</text:span></text:span></text:p>
      <text:p text:style-name="P107"><text:span text:style-name="Source_20_Text"><text:span text:style-name="T298">MiddleWares</text:span></text:span></text:p>
      <text:p text:style-name="P107"><text:span text:style-name="Source_20_Text"><text:span text:style-name="T298"/></text:span></text:p>
      <text:p text:style-name="P107"><text:span text:style-name="Source_20_Text"><text:span text:style-name="T298"/></text:span></text:p>
      <text:p text:style-name="P107"><text:span text:style-name="Source_20_Text"><text:span text:style-name="T298"/></text:span></text:p>
      <text:h text:style-name="P149" text:outline-level="3"><text:span text:style-name="Source_20_Text"><text:span text:style-name="T540">How to Extend Django User Model</text:span></text:span></text:h>
      <text:p text:style-name="P117"><text:span text:style-name="Source_20_Text"><text:span text:style-name="T298"/></text:span></text:p>
      <text:p text:style-name="P107"><text:span text:style-name="Source_20_Text"><text:span text:style-name="T298"/></text:span></text:p>
      <text:p text:style-name="P107"><text:span text:style-name="Source_20_Text"><text:span text:style-name="T290">https://simpleisbetterthancomplex.com/tutorial/2016/07/22/how-to-extend-django-user-model.html</text:span></text:span></text:p>
      <text:p text:style-name="P107"><text:span text:style-name="Source_20_Text"><text:span text:style-name="T298"/></text:span></text:p>
      <text:p text:style-name="P107"><text:span text:style-name="Source_20_Text"><text:span text:style-name="T298"/></text:span></text:p>
      <text:p text:style-name="P107"><text:span text:style-name="Source_20_Text"><text:span text:style-name="T298"/></text:span></text:p>
      <text:p text:style-name="P107"><text:span text:style-name="Source_20_Text"><text:span text:style-name="T298"/></text:span></text:p>
      <text:p text:style-name="P107"><text:span text:style-name="Source_20_Text"><text:span text:style-name="T298"/></text:span></text:p>
      <text:p text:style-name="P107"><text:span text:style-name="Source_20_Text"><text:span text:style-name="T298"/></text:span></text:p>
      <text:p text:style-name="P107"><text:span text:style-name="Source_20_Text"><text:span text:style-name="T298"/></text:span></text:p>
      <text:p text:style-name="P107"><text:soft-page-break/><text:span text:style-name="Source_20_Text"><text:span text:style-name="T298"/></text:span></text:p>
      <text:h text:style-name="P4" text:outline-level="1"><text:span text:style-name="Source_20_Text"><text:span text:style-name="T703">How to Fix Django CORS Error</text:span></text:span></text:h>
      <text:p text:style-name="P107"><text:span text:style-name="Source_20_Text"><text:span text:style-name="T298"/></text:span></text:p>
      <text:p text:style-name="P127"><text:span text:style-name="Source_20_Text"><text:span text:style-name="T704">One of the common errors we get each time when we consume Django API is CORS error.<text:line-break/>The error might say something like: </text:span></text:span><text:span text:style-name="Source_20_Text"><text:span text:style-name="Emphasis"><text:span text:style-name="T704">Access to </text:span></text:span></text:span><text:span text:style-name="Source_20_Text"><text:span text:style-name="Emphasis"><text:span text:style-name="T705">XMLHttpRequest</text:span></text:span></text:span><text:span text:style-name="Source_20_Text"><text:span text:style-name="Emphasis"><text:span text:style-name="T704"> at 'url’' from origin has been blocked by CORS policy: No '</text:span></text:span></text:span><text:span text:style-name="Source_20_Text"><text:span text:style-name="Emphasis"><text:span text:style-name="T705">Access-Control-Allow-Origin</text:span></text:span></text:span><text:span text:style-name="Source_20_Text"><text:span text:style-name="Emphasis"><text:span text:style-name="T704">' header is present on the requested resource.</text:span></text:span></text:span></text:p>
      <text:p text:style-name="P220"><text:span text:style-name="T2">Django comes with a bunch of securities</text:span>. <text:span text:style-name="T864">CORS (Cross-origin resource sharing) permission</text:span> requirest is one of them. A request for a resource outside of the origin is known as a cross-origin request. The web page from outside the domain is requesting Django to share its resources. And Django is not giving permission.</text:p>
      <text:p text:style-name="P220">i.e. Access to Django page and resource has blocked by CORS policy.</text:p>
      <text:p text:style-name="P221">Now, let's see how to give a permission and solve the error in Just 4 steps:</text:p>
      <text:h text:style-name="P148" text:outline-level="3"><text:span text:style-name="Source_20_Text"><text:span text:style-name="T706"/></text:span></text:h>
      <text:h text:style-name="P148" text:outline-level="3"><text:span text:style-name="Source_20_Text"><text:span text:style-name="T706">Step 1 – Install </text:span></text:span><text:span text:style-name="Source_20_Text"><text:span text:style-name="Strong_20_Emphasis"><text:span text:style-name="T708">django-cors-headers</text:span></text:span></text:span></text:h>
      <text:p text:style-name="P10"><text:span text:style-name="Strong_20_Emphasis"><text:span text:style-name="T371">pip install django-cors-headers</text:span></text:span></text:p>
      <text:p text:style-name="P127"><text:span text:style-name="Strong_20_Emphasis"><text:span text:style-name="T708"/></text:span></text:p>
      <text:p text:style-name="P127"><text:span text:style-name="Strong_20_Emphasis"><text:span text:style-name="T708"/></text:span></text:p>
      <text:h text:style-name="P148" text:outline-level="3"><text:span text:style-name="Strong_20_Emphasis"><text:span text:style-name="T707">Step 2 – Add </text:span></text:span><text:span text:style-name="Strong_20_Emphasis"><text:span text:style-name="T708">corsheader </text:span></text:span><text:span text:style-name="Strong_20_Emphasis"><text:span text:style-name="T707">to the Installed App list in </text:span></text:span><text:span text:style-name="Strong_20_Emphasis"><text:span text:style-name="T708">settings.py</text:span></text:span></text:h>
      <text:p text:style-name="P10"><text:span text:style-name="Source_20_Text"><text:span text:style-name="T369">INSTALLED_APPS = [</text:span></text:span></text:p>
      <text:p text:style-name="P10"><text:span text:style-name="Source_20_Text"><text:span text:style-name="T369">‘</text:span></text:span><text:span text:style-name="Source_20_Text"><text:span text:style-name="T709">corsheaders’,</text:span></text:span></text:p>
      <text:p text:style-name="P11"><text:span text:style-name="Source_20_Text"><text:span text:style-name="T710">]</text:span></text:span></text:p>
      <text:p text:style-name="P10"><text:span text:style-name="Source_20_Text"><text:span text:style-name="T369"/></text:span></text:p>
      <text:p text:style-name="P10"><text:span text:style-name="Source_20_Text"><text:span text:style-name="T369"/></text:span></text:p>
      <text:p text:style-name="P10"><text:span text:style-name="Source_20_Text"><text:span text:style-name="T369"/></text:span></text:p>
      <text:h text:style-name="P148" text:outline-level="3"><text:span text:style-name="Source_20_Text"><text:span text:style-name="T706">Step 3 – Add </text:span></text:span><text:span text:style-name="Source_20_Text"><text:span text:style-name="Strong_20_Emphasis"><text:span text:style-name="T708">CorsMiddleware </text:span></text:span></text:span><text:span text:style-name="Source_20_Text"><text:span text:style-name="T706">to middleware list in </text:span></text:span><text:span text:style-name="Source_20_Text"><text:span text:style-name="Strong_20_Emphasis"><text:span text:style-name="T708">settings.py</text:span></text:span></text:span></text:h>
      <text:p text:style-name="P10"><text:span text:style-name="Source_20_Text"><text:span text:style-name="T369">MIDDLEWARE = [</text:span></text:span><draw:frame draw:style-name="fr1" draw:name="Frame1" text:anchor-type="char" svg:x="0in" svg:width="0.2398in" draw:z-index="0"><draw:text-box fo:min-height="0.0161in"><text:p text:style-name="P387">2</text:p></draw:text-box></draw:frame></text:p>
      <text:p text:style-name="P10"><text:span text:style-name="Source_20_Text"><text:span text:style-name="T709">'corsheaders.middleware.CorsMiddleware'</text:span></text:span><text:span text:style-name="Source_20_Text"><text:span text:style-name="T369">,</text:span></text:span></text:p>
      <text:p text:style-name="P12"><text:span text:style-name="Source_20_Text"><text:span text:style-name="T370">]</text:span></text:span></text:p>
      <text:p text:style-name="P12"><text:span text:style-name="Source_20_Text"><text:span text:style-name="T370"/></text:span></text:p>
      <text:p text:style-name="P12"><text:span text:style-name="Source_20_Text"><text:span text:style-name="T370"/></text:span></text:p>
      <text:p text:style-name="P12"><text:span text:style-name="Source_20_Text"><text:span text:style-name="T369"/></text:span></text:p>
      <text:h text:style-name="P148" text:outline-level="3"><text:span text:style-name="Source_20_Text"><text:span text:style-name="T706">Step 4 - You have two alternatives here. Either follow Option A or Option B</text:span></text:span></text:h>
      <text:p text:style-name="P10"><text:span text:style-name="Source_20_Text"><text:span text:style-name="T372">ALLOWED_HOSTS=[</text:span></text:span><text:span text:style-name="Source_20_Text"><text:span text:style-name="T711">'*'</text:span></text:span><text:span text:style-name="Source_20_Text"><text:span text:style-name="T372">]</text:span></text:span></text:p>
      <text:p text:style-name="P10"><text:span text:style-name="Source_20_Text"><text:span text:style-name="T372">CORS_ORIGIN_ALLOW_ALL = </text:span></text:span><text:span text:style-name="Source_20_Text"><text:span text:style-name="T712">True</text:span></text:span></text:p>
      <text:p text:style-name="P10"><text:span text:style-name="Source_20_Text"><text:span text:style-name="T298"/></text:span></text:p>
      <text:p text:style-name="P10"><text:span text:style-name="Source_20_Text"><text:span text:style-name="T298"/></text:span></text:p>
      <text:p text:style-name="P10"><text:span text:style-name="Source_20_Text"><text:span text:style-name="T704">Step 4 ( Option B) - Do not allow access to all the domains, but the one which you are consuming the API. Add following variables in settings.py</text:span></text:span></text:p>
      <text:p text:style-name="P10"><text:span text:style-name="Source_20_Text"><text:span text:style-name="T372">ALLOWED_HOSTS=[</text:span></text:span><text:span text:style-name="Source_20_Text"><text:span text:style-name="T711">'http://localhost:5000'</text:span></text:span><text:span text:style-name="Source_20_Text"><text:span text:style-name="T372">]</text:span></text:span></text:p>
      <text:p text:style-name="P10"><text:span text:style-name="Source_20_Text"><text:span text:style-name="T372">CORS_ORIGIN_ALLOW_ALL = </text:span></text:span><text:span text:style-name="Source_20_Text"><text:span text:style-name="T712">False</text:span></text:span></text:p>
      <text:p text:style-name="P10"><text:span text:style-name="Source_20_Text"><text:span text:style-name="T369">CORS_ORIGIN_WHITELIST = (</text:span></text:span></text:p>
      <text:p text:style-name="P10"><text:span text:style-name="Source_20_Text"><text:span text:style-name="T711">'http://localhost:5000'</text:span></text:span><text:span text:style-name="Source_20_Text"><text:span text:style-name="T372">,</text:span></text:span></text:p>
      <text:p text:style-name="P13"><text:span text:style-name="Source_20_Text"><text:span text:style-name="T301">)</text:span></text:span></text:p>
      <text:p text:style-name="P13"><text:span text:style-name="Source_20_Text"><text:span text:style-name="T301"/></text:span></text:p>
      <text:p text:style-name="P13"><text:span text:style-name="Source_20_Text"><text:span text:style-name="T301"/></text:span></text:p>
      <text:p text:style-name="P13"><text:span text:style-name="Source_20_Text"><text:span text:style-name="T301"/></text:span></text:p>
      <text:p text:style-name="P13"><text:span text:style-name="Source_20_Text"><text:span text:style-name="T301"/></text:span></text:p>
      <text:h text:style-name="P151" text:outline-level="3"><text:soft-page-break/><text:span text:style-name="Source_20_Text"><text:span text:style-name="T539">How to Extend Django User Model</text:span></text:span></text:h>
      <text:p text:style-name="P13"><text:span text:style-name="Source_20_Text"><text:span text:style-name="T301"/></text:span></text:p>
      <text:p text:style-name="P13"><text:span text:style-name="Source_20_Text"><text:span text:style-name="T301"/></text:span></text:p>
      <text:p text:style-name="P13"><text:a xlink:type="simple" xlink:href="https://simpleisbetterthancomplex.com/tutorial/2016/07/22/how-to-extend-django-user-model.html" text:style-name="Internet_20_link" text:visited-style-name="Visited_20_Internet_20_Link"><text:span text:style-name="Source_20_Text"><text:span text:style-name="T695">https://simpleisbetterthancomplex.com/tutorial/2016/07/22/how-to-extend-django-user-model.html</text:span></text:span></text:a></text:p>
      <text:p text:style-name="P13"><text:span text:style-name="Source_20_Text"><text:span text:style-name="T301"/></text:span></text:p>
      <text:h text:style-name="P147" text:outline-level="5"><text:bookmark text:name="option-1-using-a-proxy-model"/><text:span text:style-name="Source_20_Text"><text:span text:style-name="Strong_20_Emphasis"><text:span text:style-name="T660">Option 1:</text:span></text:span></text:span><text:span text:style-name="Source_20_Text"><text:span text:style-name="T661">Using a </text:span></text:span><text:span text:style-name="Source_20_Text"><text:span text:style-name="T663">Proxy</text:span></text:span><text:span text:style-name="Source_20_Text"><text:span text:style-name="T661"> Model</text:span></text:span></text:h>
      <text:h text:style-name="P147" text:outline-level="5"><text:bookmark text:name="option-2-using-one-to-one-link-with-a-user-model-profile"/><text:span text:style-name="Source_20_Text"><text:span text:style-name="Strong_20_Emphasis"><text:span text:style-name="T660">Option 2:</text:span></text:span></text:span><text:span text:style-name="Source_20_Text"><text:span text:style-name="T661">Using </text:span></text:span><text:span text:style-name="Source_20_Text"><text:span text:style-name="T663">One-To-One Link</text:span></text:span><text:span text:style-name="Source_20_Text"><text:span text:style-name="T661"> With a User Model (Profile)</text:span></text:span></text:h>
      <text:h text:style-name="P147" text:outline-level="5"><text:bookmark text:name="option-3-creating-a-custom-user-model-extending-abstractbaseuser"/><text:span text:style-name="Source_20_Text"><text:span text:style-name="Strong_20_Emphasis"><text:span text:style-name="T660">Option 3:</text:span></text:span></text:span><text:span text:style-name="Source_20_Text"><text:span text:style-name="T661">Creating a Custom User Model Extending </text:span></text:span><text:span text:style-name="Source_20_Text"><text:span text:style-name="T663">AbstractBaseUser</text:span></text:span></text:h>
      <text:h text:style-name="P147" text:outline-level="5"><text:bookmark text:name="option-4-creating-a-custom-user-model-extending-abstractuser"/><text:span text:style-name="Source_20_Text"><text:span text:style-name="Strong_20_Emphasis"><text:span text:style-name="T660">Option 4:</text:span></text:span></text:span><text:span text:style-name="Source_20_Text"><text:span text:style-name="T661">Creating a Custom User Model Extending </text:span></text:span><text:span text:style-name="Source_20_Text"><text:span text:style-name="T663">AbstractUser</text:span></text:span></text:h>
      <text:p text:style-name="P128"><text:span text:style-name="Source_20_Text"><text:span text:style-name="T663"/></text:span></text:p>
      <text:p text:style-name="P128"><text:span text:style-name="Source_20_Text"><text:span text:style-name="T663"/></text:span></text:p>
      <text:p text:style-name="P128"><text:span text:style-name="Source_20_Text"><text:span text:style-name="T663"/></text:span></text:p>
      <text:p text:style-name="P128"><text:span text:style-name="Source_20_Text"><text:span text:style-name="T663"/></text:span></text:p>
      <text:p text:style-name="P128"><text:span text:style-name="Source_20_Text"><text:span text:style-name="T663"/></text:span></text:p>
      <text:p text:style-name="P128"><text:span text:style-name="Source_20_Text"><text:span text:style-name="T663"/></text:span></text:p>
      <text:p text:style-name="P128"><text:span text:style-name="Source_20_Text"><text:span text:style-name="T663"/></text:span></text:p>
      <text:h text:style-name="P219" text:outline-level="3"><text:span text:style-name="T870">Optimize Database Queries</text:span><text:span text:style-name="T868"> </text:span><text:span text:style-name="T869">(</text:span><text:span text:style-name="T865">select_related</text:span><text:span text:style-name="T866">)</text:span></text:h>
      <text:p text:style-name="P217"><text:a xlink:type="simple" xlink:href="https://simpleisbetterthancomplex.com/tips/2016/05/16/django-tip-3-optimize-database-queries.html" text:style-name="Internet_20_link" text:visited-style-name="Visited_20_Internet_20_Link"><text:span text:style-name="T867">https://simpleisbetterthancomplex.com/tips/2016/05/16/django-tip-3-optimize-database-queries.html</text:span></text:a></text:p>
      <text:p text:style-name="P215"/>
      <text:p text:style-name="P218"><text:span text:style-name="T667">It is important to note that the Django QuerySets are </text:span><text:span text:style-name="T664">lazy</text:span><text:span text:style-name="T667">, which </text:span><text:span text:style-name="T668">means when you type:</text:span></text:p>
      <table:table table:name="Table37" table:style-name="Table37">
        <table:table-column table:style-name="Table37.A"/>
        <table:table-row table:style-name="TableLine94733812295040">
          <table:table-cell table:style-name="Table37.A1" office:value-type="string">
            <text:p text:style-name="P204"><text:span text:style-name="T621">invoices</text:span><text:span text:style-name="T673"> </text:span><text:span text:style-name="T621">=</text:span><text:span text:style-name="T673"> </text:span><text:span text:style-name="T621">Invoice.objects.</text:span><text:span text:style-name="T713">all</text:span><text:span text:style-name="T621">()</text:span><text:span text:style-name="T673"> </text:span></text:p>
            <text:p text:style-name="P204"><text:span text:style-name="T621">unpaid_invoices</text:span><text:span text:style-name="T673"> </text:span><text:span text:style-name="T621">=</text:span><text:span text:style-name="T673"> </text:span><text:span text:style-name="T621">invoices.</text:span><text:span text:style-name="T713">filter</text:span><text:span text:style-name="T621">(status=</text:span><text:span text:style-name="T573">'UNPAID'</text:span><text:span text:style-name="T621">)</text:span></text:p>
          </table:table-cell>
        </table:table-row>
      </table:table>
      <text:p text:style-name="P216"/>
      <text:p text:style-name="P392">nothing is happened and no query is executed. It hits the database when we start to iterate through the QuerySet in a view or a template.</text:p>
      <table:table table:name="Table38" table:style-name="Table38">
        <table:table-column table:style-name="Table38.A"/>
        <table:table-row table:style-name="TableLine94733794678784">
          <table:table-cell table:style-name="Table38.A1" office:value-type="string">
            <text:p text:style-name="P201">&lt;table&gt;</text:p>
            <text:p text:style-name="P206"><text:span text:style-name="T673"><text:s/></text:span><text:span text:style-name="T699">&lt;tbody&gt;</text:span><text:span text:style-name="T673"> </text:span></text:p>
            <text:p text:style-name="P202">{% for invoice in unpaid_invoices %} </text:p>
            <text:p text:style-name="P206"><text:span text:style-name="T699">&lt;tr&gt;</text:span><text:span text:style-name="T673"> </text:span></text:p>
            <text:p text:style-name="P206"><text:span text:style-name="T699">&lt;td&gt;</text:span><text:span text:style-name="T621">{{ invoice.id }}</text:span><text:span text:style-name="T699">&lt;/td&gt;</text:span><text:span text:style-name="T673"> </text:span></text:p>
            <text:p text:style-name="P206"><text:span text:style-name="T699">&lt;td&gt;</text:span><text:span text:style-name="T621">{{ invoice.description }}</text:span><text:span text:style-name="T699">&lt;/td&gt;</text:span></text:p>
            <text:p text:style-name="P206"><text:span text:style-name="T673"><text:s/></text:span><text:span text:style-name="T699">&lt;td&gt;</text:span><text:span text:style-name="T621">{{ invoice.status }}</text:span><text:span text:style-name="T699">&lt;/td&gt;</text:span><text:span text:style-name="T673"> </text:span></text:p>
            <text:p text:style-name="P206"><text:span text:style-name="T699">&lt;/tr&gt;</text:span><text:span text:style-name="T673"> </text:span></text:p>
            <text:p text:style-name="P202">{% endfor %} </text:p>
            <text:p text:style-name="P206"><text:span text:style-name="T699">&lt;/tbody&gt;</text:span><text:span text:style-name="T673"> </text:span></text:p>
            <text:p text:style-name="P201">&lt;/table&gt;</text:p>
          </table:table-cell>
        </table:table-row>
      </table:table>
      <text:p text:style-name="P388"><text:line-break/><text:span text:style-name="T669">In the example above it is perfectly fine. </text:span><text:span text:style-name="T665">Only </text:span><text:span text:style-name="Strong_20_Emphasis"><text:span text:style-name="T665">one</text:span></text:span><text:span text:style-name="Strong_20_Emphasis"><text:span text:style-name="T669"> </text:span></text:span><text:span text:style-name="T669">database </text:span><text:span text:style-name="T665">query</text:span><text:span text:style-name="T669"> will be executed. </text:span></text:p>
      <text:p text:style-name="P374"/>
      <text:p text:style-name="P374"/>
      <text:p text:style-name="P388"><text:soft-page-break/><text:span text:style-name="T669">But the problem starts to appear when your model relates to other models through <text:s/></text:span><text:span text:style-name="T666">ForeignKey</text:span><text:span text:style-name="T670">, </text:span><text:span text:style-name="T666">OneToOneField</text:span><text:span text:style-name="T670">, </text:span><text:span text:style-name="T666">ManyToManyField</text:span><text:span text:style-name="T670">.</text:span></text:p>
      <text:p text:style-name="P375"/>
      <table:table table:name="Table39" table:style-name="Table39">
        <table:table-column table:style-name="Table39.A"/>
        <table:table-row table:style-name="TableLine94733795454240">
          <table:table-cell table:style-name="Table39.A1" office:value-type="string">
            <text:p text:style-name="P207"><text:span text:style-name="T621">class</text:span><text:span text:style-name="T673"> </text:span><text:span text:style-name="T715">Invoice</text:span><text:span text:style-name="T621">(models.Model):</text:span><text:span text:style-name="T673"> </text:span></text:p>
            <text:p text:style-name="P207"><text:span text:style-name="T621">description</text:span><text:span text:style-name="T673"> </text:span><text:span text:style-name="T621">=</text:span><text:span text:style-name="T673"> </text:span><text:span text:style-name="T621">models.CharField(max_length=</text:span><text:span text:style-name="T701">255</text:span><text:span text:style-name="T621">)</text:span><text:span text:style-name="T673"> </text:span></text:p>
            <text:p text:style-name="P207"><text:span text:style-name="T621">status</text:span><text:span text:style-name="T673"> </text:span><text:span text:style-name="T621">=</text:span><text:span text:style-name="T673"> </text:span><text:span text:style-name="T621">models.CharField(max_length=</text:span><text:span text:style-name="T701">10</text:span><text:span text:style-name="T621">)</text:span><text:span text:style-name="T673"> </text:span></text:p>
            <text:p text:style-name="P208"><text:span text:style-name="T621">vendor</text:span><text:span text:style-name="T673"> </text:span><text:span text:style-name="T621">=</text:span><text:span text:style-name="T673"> </text:span><text:span text:style-name="T621">models.ForeignKey(Vendor)</text:span></text:p>
          </table:table-cell>
        </table:table-row>
      </table:table>
      <text:p text:style-name="P375"/>
      <text:p text:style-name="P128"><text:span text:style-name="Source_20_Text"><text:span text:style-name="T661">The Django ORM will execute an extra query for each row in the <text:s/></text:span></text:span><text:span text:style-name="Source_20_Text"><text:span text:style-name="T662">unpaid_invoices </text:span></text:span><text:span text:style-name="Source_20_Text"><text:span text:style-name="T661">QuerySet:</text:span></text:span></text:p>
      <text:p text:style-name="P128"><text:span text:style-name="Source_20_Text"><text:span text:style-name="T661"/></text:span></text:p>
      <table:table table:name="Table40" table:style-name="Table40">
        <table:table-column table:style-name="Table40.A"/>
        <table:table-row table:style-name="TableLine94733794751296">
          <table:table-cell table:style-name="Table40.A1" office:value-type="string">
            <text:p text:style-name="P205"><text:span text:style-name="T699">&lt;td&gt;</text:span><text:span text:style-name="T621">{{ invoice.id }}</text:span><text:span text:style-name="T699">&lt;/td&gt;</text:span><text:span text:style-name="T673"> </text:span></text:p>
            <text:p text:style-name="P205"><text:span text:style-name="T699">&lt;td&gt;</text:span><text:span text:style-name="T621">{{ invoice.description }}</text:span><text:span text:style-name="T699">&lt;/td&gt;</text:span><text:span text:style-name="T673"> </text:span></text:p>
            <text:p text:style-name="P205"><text:span text:style-name="T699">&lt;td&gt;</text:span><text:span text:style-name="T621">{{ invoice.status }}</text:span><text:span text:style-name="T699">&lt;/td&gt;</text:span><text:span text:style-name="T673"> </text:span></text:p>
            <text:p text:style-name="P205"><text:span text:style-name="T699">&lt;td&gt;</text:span><text:span text:style-name="T626">{{ invoice.vendor.name }}</text:span><text:span text:style-name="T699">&lt;/td&gt;</text:span></text:p>
          </table:table-cell>
        </table:table-row>
      </table:table>
      <text:p text:style-name="P128"><text:span text:style-name="Source_20_Text"><text:span text:style-name="T661"/></text:span></text:p>
      <text:p text:style-name="P129"><text:span text:style-name="Source_20_Text"><text:span text:style-name="T637">If the </text:span></text:span><text:span text:style-name="Source_20_Text"><text:span text:style-name="T671">unpaid_invoices</text:span></text:span><text:span text:style-name="Source_20_Text"><text:span text:style-name="T662"> </text:span></text:span><text:span text:style-name="Source_20_Text"><text:span text:style-name="T637">QuerySet has </text:span></text:span><text:span text:style-name="Source_20_Text"><text:span text:style-name="Strong_20_Emphasis"><text:span text:style-name="T640">100 rows</text:span></text:span></text:span><text:span text:style-name="Source_20_Text"><text:span text:style-name="T637">, this simple </text:span></text:span><text:span text:style-name="Source_20_Text"><text:span text:style-name="T638">for loop </text:span></text:span><text:span text:style-name="Source_20_Text"><text:span text:style-name="T637">will execute </text:span></text:span><text:span text:style-name="Source_20_Text"><text:span text:style-name="Strong_20_Emphasis"><text:span text:style-name="T642">101 queries</text:span></text:span></text:span><text:span text:style-name="Source_20_Text"><text:span text:style-name="T637">. </text:span></text:span><text:span text:style-name="Source_20_Text"><text:span text:style-name="T641">One</text:span></text:span><text:span text:style-name="Source_20_Text"><text:span text:style-name="T637"> query to retrieve the invoices objects, and </text:span></text:span><text:span text:style-name="Source_20_Text"><text:span text:style-name="T641">one query for each</text:span></text:span><text:span text:style-name="Source_20_Text"><text:span text:style-name="T637"> invoice object in order to retrieve the vendor information.</text:span></text:span></text:p>
      <text:p text:style-name="P14"><text:span text:style-name="Source_20_Text"><text:span text:style-name="T302"/></text:span></text:p>
      <text:p text:style-name="P14"><text:span text:style-name="Source_20_Text"><text:span text:style-name="T637">This undesired effect can be mitigated using the </text:span></text:span><text:span text:style-name="Source_20_Text"><text:span text:style-name="T643">select_related</text:span></text:span><text:span text:style-name="Source_20_Text"><text:span text:style-name="T639"> </text:span></text:span><text:span text:style-name="Source_20_Text"><text:span text:style-name="T637"> method in order to retrieve all the required information in a single database query.</text:span></text:span></text:p>
      <text:p text:style-name="P14"><text:span text:style-name="Source_20_Text"><text:span text:style-name="T637"/></text:span></text:p>
      <table:table table:name="Table41" table:style-name="Table41">
        <table:table-column table:style-name="Table41.A"/>
        <table:table-row table:style-name="TableLine94733704334960">
          <table:table-cell table:style-name="Table41.A1" office:value-type="string">
            <text:p text:style-name="P312"><text:span text:style-name="T621">invoices</text:span><text:span text:style-name="T673"> </text:span><text:span text:style-name="T621">=</text:span><text:span text:style-name="T673"> </text:span><text:span text:style-name="T621">Invoice.objects.</text:span><text:span text:style-name="T713">all</text:span><text:span text:style-name="T621">()</text:span><text:span text:style-name="T673"> </text:span></text:p>
            <text:p text:style-name="P312"><text:span text:style-name="T621">unpaid_invoices</text:span><text:span text:style-name="T673"> </text:span><text:span text:style-name="T621">=</text:span><text:span text:style-name="T673"> </text:span><text:span text:style-name="T621">invoices.</text:span><text:span text:style-name="T629">select_related</text:span><text:span text:style-name="T621">(</text:span><text:span text:style-name="T573">'vendor'</text:span><text:span text:style-name="T621">).</text:span><text:span text:style-name="T713">filter</text:span><text:span text:style-name="T621">(status=</text:span><text:span text:style-name="T573">'UNPAID'</text:span><text:span text:style-name="T621">)</text:span></text:p>
          </table:table-cell>
        </table:table-row>
      </table:table>
      <text:p text:style-name="P14"><text:span text:style-name="Source_20_Text"><text:span text:style-name="T637"/></text:span></text:p>
      <text:p text:style-name="P133"><text:span text:style-name="Source_20_Text"><text:span text:style-name="T625">unpaid_invoices</text:span></text:span><text:span text:style-name="Source_20_Text"><text:span text:style-name="T637"> </text:span></text:span><text:span text:style-name="Source_20_Text"><text:span text:style-name="T625">=</text:span></text:span><text:span text:style-name="Source_20_Text"><text:span text:style-name="T637"> </text:span></text:span><text:span text:style-name="Source_20_Text"><text:span text:style-name="T625">invoices.</text:span></text:span><text:span text:style-name="Source_20_Text"><text:span text:style-name="T714">filter</text:span></text:span><text:span text:style-name="Source_20_Text"><text:span text:style-name="T625">(status=</text:span></text:span><text:span text:style-name="Source_20_Text"><text:span text:style-name="T575">'UNPAID'</text:span></text:span><text:span text:style-name="Source_20_Text"><text:span text:style-name="T625">)</text:span></text:span></text:p>
      <text:p text:style-name="P133"><text:span text:style-name="Source_20_Text"><text:span text:style-name="T625"/></text:span></text:p>
      <text:p text:style-name="P133"><text:span text:style-name="Source_20_Text"><text:span text:style-name="T625"/></text:span></text:p>
      <text:p text:style-name="P133"><text:span text:style-name="Source_20_Text"><text:span text:style-name="T625"/></text:span></text:p>
      <text:p text:style-name="P133"><text:span text:style-name="Source_20_Text"><text:span text:style-name="T625"/></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3"><text:span text:style-name="Source_20_Text"><text:span text:style-name="T717"/></text:span></text:p>
      <text:p text:style-name="P135"><text:soft-page-break/><text:span text:style-name="Source_20_Text"><text:span text:style-name="T373">How to diagnose </text:span></text:span><text:span text:style-name="Source_20_Text"><text:span text:style-name="T374">the </text:span></text:span><text:span text:style-name="Source_20_Text"><text:span text:style-name="T375">queries execution time</text:span></text:span><text:span text:style-name="Source_20_Text"><text:span text:style-name="T374"> </text:span></text:span><text:span text:style-name="Source_20_Text"><text:span text:style-name="T373">and fix slow queries:</text:span></text:span></text:p>
      <text:p text:style-name="P135"><text:span text:style-name="Source_20_Text"><text:span text:style-name="T373"/></text:span></text:p>
      <text:p text:style-name="P135"><text:span text:style-name="Source_20_Text"><text:span text:style-name="T373"/></text:span></text:p>
      <text:p text:style-name="P135"><text:span text:style-name="Source_20_Text"><text:span text:style-name="T382">option1 : </text:span></text:span><text:span text:style-name="Source_20_Text"><text:span text:style-name="T383">Django Debug Toolbar</text:span></text:span></text:p>
      <text:p text:style-name="P135"><text:a xlink:type="simple" xlink:href="https://django-debug-toolbar.readthedocs.io/en/latest/installation.html" text:style-name="Internet_20_link" text:visited-style-name="Visited_20_Internet_20_Link"><text:span text:style-name="Source_20_Text"><text:span text:style-name="T610">https://django-debug-toolbar.readthedocs.io/en/latest/installation.html</text:span></text:span></text:a></text:p>
      <text:p text:style-name="P135"><text:span text:style-name="Source_20_Text"><text:span text:style-name="T376"/></text:span></text:p>
      <text:p text:style-name="P135"><text:span text:style-name="Source_20_Text"><text:span text:style-name="T376"/></text:span></text:p>
      <text:p text:style-name="P135"><text:span text:style-name="Source_20_Text"><text:span text:style-name="T382">option2 : </text:span></text:span><text:span text:style-name="Source_20_Text"><text:span text:style-name="T384">connection</text:span></text:span></text:p>
      <text:p text:style-name="P134"><text:span text:style-name="Source_20_Text"><text:span text:style-name="T718"/></text:span></text:p>
      <text:p text:style-name="P136"><text:span text:style-name="Source_20_Text"><text:span text:style-name="T608">from django.db import connection</text:span></text:span></text:p>
      <text:p text:style-name="P137"><text:span text:style-name="Source_20_Text"><text:span text:style-name="T609">posts = Student.objects.all()</text:span></text:span></text:p>
      <text:p text:style-name="P137"><text:span text:style-name="Source_20_Text"><text:span text:style-name="T609">print(posts.</text:span></text:span><text:span text:style-name="Source_20_Text"><text:span text:style-name="T611">query</text:span></text:span><text:span text:style-name="Source_20_Text"><text:span text:style-name="T609">)</text:span></text:span></text:p>
      <text:p text:style-name="P137"><text:span text:style-name="Source_20_Text"><text:span text:style-name="T609">print(connection.</text:span></text:span><text:span text:style-name="Source_20_Text"><text:span text:style-name="T611">queries</text:span></text:span><text:span text:style-name="Source_20_Text"><text:span text:style-name="T609">)</text:span></text:span></text:p>
      <text:p text:style-name="P135"><text:span text:style-name="Source_20_Text"><text:span text:style-name="T716"/></text:span></text:p>
      <text:p text:style-name="P134"><text:span text:style-name="Source_20_Text"><text:span text:style-name="T106">The </text:span></text:span><text:span text:style-name="Source_20_Text"><text:span text:style-name="T56">query</text:span></text:span><text:span text:style-name="Source_20_Text"><text:span text:style-name="T171"> </text:span></text:span><text:span text:style-name="Source_20_Text"><text:span text:style-name="T106">attribute is an opaque object. It represents the internals of the query construction and is not part of the public API.</text:span></text:span></text:p>
      <text:p text:style-name="P134"><text:span text:style-name="Source_20_Text"><text:span text:style-name="T718"/></text:span></text:p>
      <text:p text:style-name="P134"><text:span text:style-name="Source_20_Text"><text:span text:style-name="T718"/></text:span></text:p>
      <text:p text:style-name="P134"><text:span text:style-name="Source_20_Text"><text:span text:style-name="T718"/></text:span></text:p>
      <text:h text:style-name="P2" text:outline-level="1"><text:span text:style-name="Source_20_Text"><text:span text:style-name="T38">How </text:span></text:span><text:a xlink:type="simple" xlink:href="https://stackoverflow.com/questions/33265144/is-there-any-way-to-clear-django-db-connection-queries" text:style-name="Internet_20_link" text:visited-style-name="Visited_20_Internet_20_Link"><text:span text:style-name="Source_20_Text"><text:span text:style-name="T39">to clear django.db.connection.queries?</text:span></text:span></text:a></text:h>
      <text:p text:style-name="P134"><text:span text:style-name="Source_20_Text"><text:span text:style-name="T718"/></text:span></text:p>
      <text:p text:style-name="P15"><text:span text:style-name="Source_20_Text"><text:span text:style-name="T724">from django.db import reset_queries</text:span></text:span></text:p>
      <text:p text:style-name="P228"><text:span text:style-name="Source_20_Text"><text:span text:style-name="T40"><text:s text:c="2"/></text:span></text:span></text:p>
      <text:p text:style-name="P15"><text:span text:style-name="Source_20_Text"><text:span text:style-name="T377">db</text:span></text:span><text:span text:style-name="Source_20_Text"><text:span text:style-name="T725">.</text:span></text:span><text:span text:style-name="Source_20_Text"><text:span text:style-name="T381">reset_queries</text:span></text:span><text:span text:style-name="Source_20_Text"><text:span text:style-name="T725">()</text:span></text:span></text:p>
      <text:p text:style-name="P15"><text:span text:style-name="Source_20_Text"><text:span text:style-name="T377">db</text:span></text:span><text:span text:style-name="Source_20_Text"><text:span text:style-name="T725">.</text:span></text:span><text:span text:style-name="Source_20_Text"><text:span text:style-name="T377">close_old_connections</text:span></text:span><text:span text:style-name="Source_20_Text"><text:span text:style-name="T725">()</text:span></text:span></text:p>
      <text:p text:style-name="P134"><text:span text:style-name="Source_20_Text"><text:span text:style-name="T718"/></text:span></text:p>
      <text:p text:style-name="P142"><text:span text:style-name="Source_20_Text"><text:span text:style-name="T720">or</text:span></text:span></text:p>
      <text:p text:style-name="P142"><text:span text:style-name="Source_20_Text"><text:span text:style-name="T720"/></text:span></text:p>
      <text:p text:style-name="P16"><text:span text:style-name="Source_20_Text"><text:span text:style-name="T385">devices = Device.objects.all()</text:span></text:span></text:p>
      <text:p text:style-name="P153"><text:span text:style-name="Source_20_Text"><text:span text:style-name="T40"><text:s text:c="5"/>connection.queries</text:span></text:span></text:p>
      <text:p text:style-name="P153"><text:span text:style-name="Source_20_Text"><text:span text:style-name="T40"><text:s text:c="5"/></text:span></text:span><text:span text:style-name="Source_20_Text"><text:span text:style-name="T41">r</text:span></text:span><text:span text:style-name="Source_20_Text"><text:span text:style-name="T40">eset_queries()</text:span></text:span></text:p>
      <text:p text:style-name="P142"><text:span text:style-name="Source_20_Text"><text:span text:style-name="T720"/></text:span></text:p>
      <text:p text:style-name="P134"><text:span text:style-name="Source_20_Text"><text:span text:style-name="T718"/></text:span></text:p>
      <text:p text:style-name="P134"><text:span text:style-name="Source_20_Text"><text:span text:style-name="T718"/></text:span></text:p>
      <text:p text:style-name="P134"><text:span text:style-name="Source_20_Text"><text:span text:style-name="T718"/></text:span></text:p>
      <text:p text:style-name="P134"><text:span text:style-name="Source_20_Text"><text:span text:style-name="T719"/></text:span></text:p>
      <text:p text:style-name="P145"><text:span text:style-name="Source_20_Text"><text:span text:style-name="T721">The difference between </text:span></text:span><text:span text:style-name="Source_20_Text"><text:span text:style-name="T722">value</text:span></text:span><text:span text:style-name="Source_20_Text"><text:span text:style-name="T723">s</text:span></text:span><text:span text:style-name="Source_20_Text"><text:span text:style-name="T722">_list</text:span></text:span><text:span text:style-name="Source_20_Text"><text:span text:style-name="T721"> and </text:span></text:span><text:span text:style-name="Source_20_Text"><text:span text:style-name="T722">value</text:span></text:span></text:p>
      <text:p text:style-name="P145"><text:span text:style-name="Source_20_Text"><text:span text:style-name="T722"/></text:span></text:p>
      <text:p text:style-name="P138"><text:span text:style-name="Source_20_Text"><text:span text:style-name="T378">Student.objects.all().</text:span></text:span><text:span text:style-name="Source_20_Text"><text:span text:style-name="T379">values_list(</text:span></text:span><text:span text:style-name="Source_20_Text"><text:span text:style-name="T378">“name”) </text:span></text:span><text:span text:style-name="Source_20_Text"><text:span text:style-name="T379">&amp;</text:span></text:span><text:span text:style-name="Source_20_Text"><text:span text:style-name="T378"> Teacher.objects.all().</text:span></text:span><text:span text:style-name="Source_20_Text"><text:span text:style-name="T379">values_list</text:span></text:span><text:span text:style-name="Source_20_Text"><text:span text:style-name="T378">(“name”)</text:span></text:span></text:p>
      <text:p text:style-name="P141"><text:span text:style-name="Source_20_Text"><text:span text:style-name="T590">&lt;QuerySet[</text:span></text:span><text:span text:style-name="Source_20_Text"><text:span text:style-name="T591">(</text:span></text:span><text:span text:style-name="Source_20_Text"><text:span text:style-name="T590">’nima’,</text:span></text:span><text:span text:style-name="Source_20_Text"><text:span text:style-name="T591">)</text:span></text:span><text:span text:style-name="Source_20_Text"><text:span text:style-name="T590">, </text:span></text:span><text:span text:style-name="Source_20_Text"><text:span text:style-name="T591">(</text:span></text:span><text:span text:style-name="Source_20_Text"><text:span text:style-name="T590">‘</text:span></text:span><text:span text:style-name="Source_20_Text"><text:span text:style-name="T592">neda</text:span></text:span><text:span text:style-name="Source_20_Text"><text:span text:style-name="T590">’,</text:span></text:span><text:span text:style-name="Source_20_Text"><text:span text:style-name="T591">)</text:span></text:span><text:span text:style-name="Source_20_Text"><text:span text:style-name="T590">, </text:span></text:span><text:span text:style-name="Source_20_Text"><text:span text:style-name="T591">(</text:span></text:span><text:span text:style-name="Source_20_Text"><text:span text:style-name="T590">’ali’,</text:span></text:span><text:span text:style-name="Source_20_Text"><text:span text:style-name="T591">)</text:span></text:span><text:span text:style-name="Source_20_Text"><text:span text:style-name="T590">]&gt;</text:span></text:span></text:p>
      <text:p text:style-name="P138"><text:span text:style-name="Source_20_Text"><text:span text:style-name="T378"/></text:span></text:p>
      <text:p text:style-name="P138"><text:span text:style-name="Source_20_Text"><text:span text:style-name="T378"/></text:span></text:p>
      <text:p text:style-name="P138"><text:span text:style-name="Source_20_Text"><text:span text:style-name="T378"/></text:span></text:p>
      <text:p text:style-name="P139"><text:span text:style-name="Source_20_Text"><text:span text:style-name="T378">Student.objects.all().</text:span></text:span><text:span text:style-name="Source_20_Text"><text:span text:style-name="T379">values(</text:span></text:span><text:span text:style-name="Source_20_Text"><text:span text:style-name="T378">“name”) </text:span></text:span><text:span text:style-name="Source_20_Text"><text:span text:style-name="T379">&amp;</text:span></text:span><text:span text:style-name="Source_20_Text"><text:span text:style-name="T378"> Teacher.objects.all().</text:span></text:span><text:span text:style-name="Source_20_Text"><text:span text:style-name="T379">values</text:span></text:span><text:span text:style-name="Source_20_Text"><text:span text:style-name="T380">(</text:span></text:span><text:span text:style-name="Source_20_Text"><text:span text:style-name="T378">“name”)</text:span></text:span></text:p>
      <text:p text:style-name="P140"><text:span text:style-name="Source_20_Text"><text:span text:style-name="T590">&lt;QuerySet[{‘name’:’nima’}, {‘name’:,neda’}, {‘name’:’ali’}]&gt;</text:span></text:span></text:p>
      <text:p text:style-name="P140"><text:span text:style-name="Source_20_Text"><text:span text:style-name="T590"/></text:span></text:p>
      <text:p text:style-name="P140"><text:span text:style-name="Source_20_Text"><text:span text:style-name="T590"/></text:span></text:p>
      <text:p text:style-name="P140"><text:span text:style-name="Source_20_Text"><text:span text:style-name="T590"/></text:span></text:p>
      <text:p text:style-name="P140"><text:span text:style-name="Source_20_Text"><text:span text:style-name="T590"/></text:span></text:p>
      <text:p text:style-name="P140"><text:span text:style-name="Source_20_Text"><text:span text:style-name="T590"/></text:span></text:p>
      <text:p text:style-name="P140"><text:span text:style-name="Source_20_Text"><text:span text:style-name="T77"/></text:span></text:p>
      <text:h text:style-name="P3" text:outline-level="1"><text:soft-page-break/><text:span text:style-name="Source_20_Text"><text:span text:style-name="T55">QuerySet </text:span></text:span><text:span text:style-name="Source_20_Text"><text:span text:style-name="T103">API reference </text:span></text:span><text:span text:style-name="Source_20_Text"><text:span text:style-name="T104">(</text:span></text:span><text:span text:style-name="Source_20_Text"><text:span text:style-name="T55">QuerySet </text:span></text:span><text:span text:style-name="Source_20_Text"><text:span text:style-name="T418">Optimizatiojn</text:span></text:span><text:span text:style-name="Source_20_Text"><text:span text:style-name="T104">)</text:span></text:span></text:h>
      <text:p text:style-name="P140"><text:span text:style-name="Source_20_Text"><text:span text:style-name="T77"/></text:span></text:p>
      <text:p text:style-name="P140"><text:span text:style-name="Source_20_Text"><text:span text:style-name="T77"/></text:span></text:p>
      <text:p text:style-name="P140"><text:a xlink:type="simple" xlink:href="https://docs.djangoproject.com/en/dev/ref/models/querysets/#select-related" text:style-name="Internet_20_link" text:visited-style-name="Visited_20_Internet_20_Link"><text:span text:style-name="Source_20_Text"><text:span text:style-name="T77">https://docs.djangoproject.com/en/dev/ref/models/querysets/#select-related</text:span></text:span></text:a></text:p>
      <text:p text:style-name="P140"><text:span text:style-name="Source_20_Text"><text:span text:style-name="T77"/></text:span></text:p>
      <text:p text:style-name="P143"><text:span text:style-name="Source_20_Text"><text:span text:style-name="Strong_20_Emphasis"><text:span text:style-name="T387">Iteration:</text:span></text:span></text:span><text:span text:style-name="Source_20_Text"><text:span text:style-name="Strong_20_Emphasis"><text:span text:style-name="T84"> </text:span></text:span></text:span><text:span text:style-name="Source_20_Text"><text:span text:style-name="T77">Don’t use this if all you want to do is determine if at least one result exists.</text:span></text:span></text:p>
      <text:p text:style-name="P143"><text:span text:style-name="Source_20_Text"><text:span text:style-name="T77"/></text:span></text:p>
      <table:table table:name="Table42" table:style-name="Table42">
        <table:table-column table:style-name="Table42.A"/>
        <table:table-row table:style-name="TableLine94733792915696">
          <table:table-cell table:style-name="Table42.A1" office:value-type="string">
            <text:p text:style-name="P424"><text:span text:style-name="T777">for</text:span><text:span text:style-name="T871"> e </text:span><text:span text:style-name="T778">in</text:span><text:span text:style-name="T871"> Entry</text:span><text:span text:style-name="T769">.</text:span><text:span text:style-name="T871">objects</text:span><text:span text:style-name="T769">.</text:span><text:span text:style-name="T871">all():</text:span></text:p>
            <text:p text:style-name="P425"><text:span text:style-name="T74"><text:s text:c="4"/></text:span><text:span text:style-name="T726">print</text:span><text:span text:style-name="T44">(e</text:span><text:span text:style-name="T185">.</text:span><text:span text:style-name="T44">headline)</text:span></text:p>
          </table:table-cell>
        </table:table-row>
      </table:table>
      <text:p text:style-name="P143"><text:span text:style-name="Source_20_Text"><text:span text:style-name="T77"/></text:span></text:p>
      <text:p text:style-name="P143"><text:span text:style-name="Source_20_Text"><text:span text:style-name="T77"/></text:span></text:p>
      <text:p text:style-name="P143"><text:span text:style-name="Source_20_Text"><text:span text:style-name="T77">It’s more efficient to use </text:span></text:span><text:a xlink:type="simple" xlink:href="https://docs.djangoproject.com/en/dev/ref/models/querysets/#django.db.models.query.QuerySet.exists" text:style-name="Internet_20_link" text:visited-style-name="Visited_20_Internet_20_Link"><text:span text:style-name="Source_20_Text"><text:span text:style-name="T69">exists()</text:span></text:span></text:a><text:span text:style-name="Source_20_Text"><text:span text:style-name="T77">.</text:span></text:span></text:p>
      <text:p text:style-name="P143"><text:span text:style-name="Source_20_Text"><text:span text:style-name="T77"/></text:span></text:p>
      <text:p text:style-name="P143"><text:span text:style-name="Source_20_Text"><text:span text:style-name="T77"/></text:span></text:p>
      <text:p text:style-name="P143"><text:span text:style-name="Source_20_Text"><text:span text:style-name="T77"/></text:span></text:p>
      <text:p text:style-name="P143"><text:span text:style-name="Source_20_Text"><text:span text:style-name="T77"/></text:span></text:p>
      <text:p text:style-name="P144"><text:span text:style-name="Source_20_Text"><text:span text:style-name="T386">Slicing:</text:span></text:span></text:p>
      <text:p text:style-name="P17"><text:span text:style-name="Source_20_Text"><text:span text:style-name="T78"/></text:span></text:p>
      <text:p text:style-name="P17"><text:span text:style-name="Source_20_Text"><text:span text:style-name="T593">Entry.objects.all()[5:10]</text:span></text:span></text:p>
      <text:p text:style-name="P144"><text:span text:style-name="Source_20_Text"><text:span text:style-name="T78"/></text:span></text:p>
      <text:p text:style-name="P144"><text:span text:style-name="Source_20_Text"><text:span text:style-name="T78">Negative indexing (i.e. </text:span></text:span><text:span text:style-name="Source_20_Text"><text:span text:style-name="T593">Entry.objects.all()[-1]</text:span></text:span><text:span text:style-name="Source_20_Text"><text:span text:style-name="T78">) is not supported</text:span></text:span></text:p>
      <text:p text:style-name="P144"><text:span text:style-name="Source_20_Text"><text:span text:style-name="T78"/></text:span></text:p>
      <text:p text:style-name="P144"><text:span text:style-name="Source_20_Text"><text:span text:style-name="T78">Slicing an unevaluated </text:span></text:span><text:span text:style-name="Source_20_Text"><text:span text:style-name="T46">QuerySet </text:span></text:span><text:span text:style-name="Source_20_Text"><text:span text:style-name="T78">usually returns another unevaluated </text:span></text:span><text:span text:style-name="Source_20_Text"><text:span text:style-name="T46">QuerySet</text:span></text:span><text:span text:style-name="Source_20_Text"><text:span text:style-name="T78">, but Django will execute the database query if you use the “</text:span></text:span><text:span text:style-name="Source_20_Text"><text:span text:style-name="T87">step</text:span></text:span><text:span text:style-name="Source_20_Text"><text:span text:style-name="T78">” parameter of slice syntax, and will return a list. Here step =2.</text:span></text:span></text:p>
      <text:p text:style-name="P144"><text:span text:style-name="Source_20_Text"><text:span text:style-name="T78"/></text:span></text:p>
      <text:p text:style-name="P144"><text:span text:style-name="Source_20_Text"><text:span text:style-name="T594">a_list = ['The', 'Force', 'will', 'be', 'with', 'you.', 'Always.'] sublist = a_list[1:8:2]</text:span></text:span></text:p>
      <text:p text:style-name="P144"><text:span text:style-name="Source_20_Text"><text:span text:style-name="T78"/></text:span></text:p>
      <text:p text:style-name="P144"><text:span text:style-name="Source_20_Text"><text:span text:style-name="T78"/></text:span></text:p>
      <text:p text:style-name="P144"><text:span text:style-name="Source_20_Text"><text:span text:style-name="T78"/></text:span></text:p>
      <text:p text:style-name="P144"><text:span text:style-name="Source_20_Text"><text:span text:style-name="T78"/></text:span></text:p>
      <text:h text:style-name="P150" text:outline-level="3"><text:span text:style-name="Source_20_Text"><text:span text:style-name="T78"/></text:span></text:h>
      <text:h text:style-name="P150" text:outline-level="3"><text:span text:style-name="Source_20_Text"><text:span text:style-name="T91">Pickling/</text:span></text:span><text:span text:style-name="Source_20_Text"><text:span text:style-name="T92">Caching: </text:span></text:span></text:h>
      <text:p text:style-name="Text_20_body"><text:line-break/><text:span text:style-name="Source_20_Text"><text:span text:style-name="T79">(</text:span></text:span><text:span text:style-name="Source_20_Text"><text:span text:style-name="T89">pickling</text:span></text:span><text:span text:style-name="Source_20_Text"><text:span text:style-name="T79"> or </text:span></text:span><text:span text:style-name="Source_20_Text"><text:span text:style-name="T89">marshaling</text:span></text:span><text:span text:style-name="Source_20_Text"><text:span text:style-name="T79"> or </text:span></text:span><text:span text:style-name="Source_20_Text"><text:span text:style-name="T89">serialization</text:span></text:span><text:span text:style-name="Source_20_Text"><text:span text:style-name="T79">)</text:span></text:span></text:p>
      <text:p text:style-name="P389"><text:span text:style-name="Source_20_Text"><text:span text:style-name="T89">pickle</text:span></text:span><text:span text:style-name="Source_20_Text"><text:span text:style-name="T79"> is a serialization and de-serialization module. So we pickle (serialize) to convert python objects to byte strings and de-pickle or de-serialize it to convert it back to python objects.</text:span></text:span></text:p>
      <text:p text:style-name="P389"><text:span text:style-name="Source_20_Text"><text:span text:style-name="T89">Why transforming from python objects to byte string?</text:span></text:span></text:p>
      <text:p text:style-name="P390"><text:span text:style-name="Source_20_Text"><text:span text:style-name="T80">Imagine you have a large dataset used frequently. </text:span></text:span><text:span text:style-name="Source_20_Text"><text:span text:style-name="T81">Every time you read a csv file or read from a database, </text:span></text:span><text:span text:style-name="Source_20_Text"><text:span text:style-name="T82">this reading process takes a while and </text:span></text:span><text:span text:style-name="Source_20_Text"><text:span text:style-name="T86">if you pickle it</text:span></text:span><text:span text:style-name="Source_20_Text"><text:span text:style-name="T82">, </text:span></text:span><text:span text:style-name="Source_20_Text"><text:span text:style-name="T86">it’ll be a whole lot faster.</text:span></text:span></text:p>
      <table:table table:name="Table43" table:style-name="Table43">
        <table:table-column table:style-name="Table43.A"/>
        <table:table-row table:style-name="TableLine94733791136208">
          <table:table-cell table:style-name="Table43.A1" office:value-type="string">
            <text:p text:style-name="P345"/>
            <text:p text:style-name="P345"><text:span text:style-name="T873">i</text:span>mport pickle</text:p>
            <text:p text:style-name="P345"/>
            <text:p text:style-name="P345">pickle.dump()</text:p>
            <text:p text:style-name="P346"># pickles data into a <text:span text:style-name="T2">serialized format</text:span></text:p>
            <text:p text:style-name="P346"/>
            <text:p text:style-name="P346"/>
            <text:p text:style-name="P346"/>
            <text:p text:style-name="P345"><text:soft-page-break/>pickle.load()</text:p>
            <text:p text:style-name="P346"># turn the serialized data back into the <text:span text:style-name="T2">original format</text:span></text:p>
            <text:p text:style-name="P335"/>
            <text:p text:style-name="P345">pickle.dumps()</text:p>
            <text:p text:style-name="P347"><text:span text:style-name="T872"># same as dump() but <text:s/>from a </text:span><text:span text:style-name="T9">byte string object</text:span></text:p>
            <text:p text:style-name="P347"/>
            <text:p text:style-name="P345">pickle.loads()</text:p>
            <text:p text:style-name="P347"><text:span text:style-name="T872"># same as load() but from a </text:span><text:span text:style-name="T9">byte string object</text:span></text:p>
          </table:table-cell>
        </table:table-row>
      </table:table>
      <text:p text:style-name="P389"><text:span text:style-name="Source_20_Text"><text:span text:style-name="T79"/></text:span></text:p>
      <table:table table:name="Table44" table:style-name="Table44">
        <table:table-column table:style-name="Table44.A"/>
        <table:table-row table:style-name="TableLine94733791136832">
          <table:table-cell table:style-name="Table44.A1" office:value-type="string">
            <text:p text:style-name="Table_20_Contents"><text:span text:style-name="T874">&gt;&gt;&gt; a =</text:span> [4,8,5,12,102,25,30,25,5,655,55,5585,522,5,20,88,58,99,8,9,9,8,9,9,58,99,99,8,99855,656,5,5,56,5,6,5655,5,56,6,6,5,5,66,65,5,6,66,65,4,5,8,88,9,5,21,10,5,58]</text:p>
            <text:p text:style-name="Table_20_Contents"/>
            <text:p text:style-name="Table_20_Contents">&gt;&gt;&gt; example = open("file", "wb")</text:p>
            <text:p text:style-name="Table_20_Contents">&gt;&gt;&gt; pickle.dump(a, example)</text:p>
            <text:p text:style-name="Table_20_Contents">&gt;&gt;&gt; example.close()</text:p>
            <text:p text:style-name="Table_20_Contents"/>
            <text:p text:style-name="Table_20_Contents">&gt;&gt;&gt; b = open("file", "rb")</text:p>
            <text:p text:style-name="Table_20_Contents">&gt;&gt;&gt; ex = pickle.load(b)</text:p>
            <text:p text:style-name="Table_20_Contents"/>
            <text:p text:style-name="Table_20_Contents">&gt;&gt;&gt; print(ex)</text:p>
            <text:p text:style-name="Table_20_Contents"/>
          </table:table-cell>
        </table:table-row>
      </table:table>
      <text:p text:style-name="P389"><text:span text:style-name="Source_20_Text"><text:span text:style-name="T79"/></text:span></text:p>
      <text:p text:style-name="P389"><text:span text:style-name="Source_20_Text"><text:span text:style-name="T414">Pickles of </text:span></text:span><text:span text:style-name="Source_20_Text"><text:span text:style-name="T417">QuerySets </text:span></text:span><text:span text:style-name="Source_20_Text"><text:span text:style-name="T414">are only valid for the version of Django that was used to generate them. If you generate a pickle using Django version N, </text:span></text:span><text:span text:style-name="Source_20_Text"><text:span text:style-name="T415">there is no guarantee</text:span></text:span><text:span text:style-name="Source_20_Text"><text:span text:style-name="T414"> that pickle will be readable with Django version N+1.</text:span></text:span></text:p>
      <text:p text:style-name="P389"><text:span text:style-name="Source_20_Text"><text:span text:style-name="T414"/></text:span></text:p>
      <text:p text:style-name="P389"><text:span text:style-name="Source_20_Text"><text:span text:style-name="T414"/></text:span></text:p>
      <text:p text:style-name="P391"><text:span text:style-name="Source_20_Text"><text:span text:style-name="T107">Count()</text:span></text:span></text:p>
      <text:p text:style-name="P391"><text:span text:style-name="Source_20_Text"><text:span text:style-name="T79">If you only need to determine the number of records in the set (and don’t need the actual objects), it’s much more efficient to handle a count at the database level using SQL’s </text:span></text:span><text:span text:style-name="Source_20_Text"><text:span text:style-name="T50">SELECT COUNT(*) </text:span></text:span><text:span text:style-name="Source_20_Text"><text:span text:style-name="T51">instead of len(). </text:span></text:span><text:span text:style-name="Source_20_Text"><text:span text:style-name="T79">Django provides a </text:span></text:span><text:a xlink:type="simple" xlink:href="https://docs.djangoproject.com/en/dev/ref/models/querysets/#django.db.models.query.QuerySet.count" text:style-name="Internet_20_link" text:visited-style-name="Visited_20_Internet_20_Link"><text:span text:style-name="Source_20_Text">count()</text:span></text:a><text:span text:style-name="Source_20_Text"><text:span text:style-name="T67"> </text:span></text:span><text:span text:style-name="Source_20_Text"><text:span text:style-name="T79">method for precisely this reason.</text:span></text:span></text:p>
      <text:p text:style-name="P391"><text:span text:style-name="Source_20_Text"><text:span text:style-name="T79"/></text:span></text:p>
      <text:p text:style-name="P391"><text:span text:style-name="Source_20_Text"><text:span text:style-name="T79"/></text:span></text:p>
      <text:p text:style-name="P391"><text:span text:style-name="Strong_20_Emphasis"><text:span text:style-name="T101">List()</text:span></text:span></text:p>
      <text:p text:style-name="P391"><text:span text:style-name="T75">Force evaluation of a </text:span><text:span text:style-name="Source_20_Text"><text:span text:style-name="T49">QuerySet </text:span></text:span><text:span text:style-name="T75">by calling </text:span><text:span text:style-name="Source_20_Text"><text:span text:style-name="T49">list() </text:span></text:span><text:span text:style-name="T75">on it.</text:span></text:p>
      <text:p text:style-name="P389"><text:span text:style-name="Source_20_Text"><text:span text:style-name="T414"/></text:span></text:p>
      <text:p text:style-name="P389"><text:span text:style-name="Source_20_Text"><text:span text:style-name="T414"/></text:span></text:p>
      <text:p text:style-name="P389"><text:a xlink:type="simple" xlink:href="https://docs.djangoproject.com/en/dev/ref/models/querysets/#select-related" text:style-name="Internet_20_link" text:visited-style-name="Visited_20_Internet_20_Link"><text:span text:style-name="Source_20_Text"><text:span text:style-name="T414">https://docs.djangoproject.com/en/dev/ref/models/querysets/#select-related</text:span></text:span></text:a></text:p>
      <text:p text:style-name="P389"><text:a xlink:type="simple" xlink:href="https://simpleisbetterthancomplex.com/tips/2016/08/23/django-tip-13-f-expressions.html" text:style-name="Internet_20_link" text:visited-style-name="Visited_20_Internet_20_Link"><text:span text:style-name="Source_20_Text"><text:span text:style-name="T414">https://simpleisbetterthancomplex.com/tips/2016/08/23/django-tip-13-f-expressions.html</text:span></text:span></text:a></text:p>
      <text:p text:style-name="P389"><text:a xlink:type="simple" xlink:href="https://simpleisbetterthancomplex.com/tips/2016/10/05/django-tip-16-simple-database-access-optimizations.html" text:style-name="Internet_20_link" text:visited-style-name="Visited_20_Internet_20_Link"><text:span text:style-name="Source_20_Text"><text:span text:style-name="T414">https://simpleisbetterthancomplex.com/tips/2016/10/05/django-tip-16-simple-database-access-optimizations.html</text:span></text:span></text:a></text:p>
      <text:p text:style-name="P389"><text:soft-page-break/><text:a xlink:type="simple" xlink:href="https://docs.djangoproject.com/en/3.2/topics/db/optimization/" text:style-name="Internet_20_link" text:visited-style-name="Visited_20_Internet_20_Link"><text:span text:style-name="Source_20_Text"><text:span text:style-name="T414">https://docs.djangoproject.com/en/3.2/topics/db/optimization/</text:span></text:span></text:a></text:p>
      <text:p text:style-name="P389"><text:span text:style-name="Source_20_Text"><text:span text:style-name="T414"/></text:span></text:p>
      <text:h text:style-name="P426" text:outline-level="1"><text:span text:style-name="Source_20_Text"><text:span text:style-name="T102">Making queries</text:span></text:span></text:h>
      <text:p text:style-name="P389"><text:a xlink:type="simple" xlink:href="https://docs.djangoproject.com/en/dev/topics/db/queries/#chaining-filters" text:style-name="Internet_20_link" text:visited-style-name="Visited_20_Internet_20_Link"><text:span text:style-name="Source_20_Text"><text:span text:style-name="T414">https://docs.djangoproject.com/en/dev/topics/db/queries/#chaining-filters</text:span></text:span></text:a></text:p>
      <text:p text:style-name="P389"><text:span text:style-name="Source_20_Text"><text:span text:style-name="T414"/></text:span></text:p>
      <text:p text:style-name="P389"><text:span text:style-name="Source_20_Text"><text:span text:style-name="T414"/></text:span></text:p>
      <text:p text:style-name="P389"><text:span text:style-name="Source_20_Text"><text:span text:style-name="T108">The </text:span></text:span><text:span text:style-name="Source_20_Text"><text:span text:style-name="T61">QuerySet </text:span></text:span><text:span text:style-name="Source_20_Text"><text:span text:style-name="T108">class has two public attributes:</text:span></text:span></text:p>
      <text:p text:style-name="P389"><text:span text:style-name="Source_20_Text"><text:span text:style-name="T50">ordered </text:span></text:span><text:span text:style-name="Source_20_Text"><text:span text:style-name="T52">= </text:span></text:span><text:span text:style-name="Source_20_Text"><text:span text:style-name="T83">has an </text:span></text:span><text:a xlink:type="simple" xlink:href="https://docs.djangoproject.com/en/dev/ref/models/querysets/#django.db.models.query.QuerySet.order_by" text:style-name="Internet_20_link" text:visited-style-name="Visited_20_Internet_20_Link"><text:span text:style-name="Source_20_Text"><text:span text:style-name="T68">order_by()</text:span></text:span></text:a><text:span text:style-name="Source_20_Text"><text:span text:style-name="T173"> </text:span></text:span><text:span text:style-name="Source_20_Text"><text:span text:style-name="T83">clause or a default ordering on the model. </text:span></text:span><text:span text:style-name="Source_20_Text"><text:span text:style-name="T47">False</text:span></text:span><text:span text:style-name="Source_20_Text"><text:span text:style-name="T172"> </text:span></text:span><text:span text:style-name="Source_20_Text"><text:span text:style-name="T83">otherwise.</text:span></text:span></text:p>
      <text:p text:style-name="P389"><text:span text:style-name="Source_20_Text"><text:span text:style-name="T53">d</text:span></text:span><text:span text:style-name="Source_20_Text"><text:span text:style-name="T52">b</text:span></text:span><text:span text:style-name="Source_20_Text"><text:span text:style-name="T83"> = The database that will be used if this query is executed now.</text:span></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h text:style-name="P427" text:outline-level="3"><text:span text:style-name="Source_20_Text"><text:span text:style-name="T64">Field </text:span></text:span><text:span text:style-name="Source_20_Text"><text:span text:style-name="T109">lookups</text:span></text:span><text:span text:style-name="Source_20_Text"><text:span text:style-name="T729"> </text:span></text:span></text:h>
      <text:p text:style-name="P389"><text:a xlink:type="simple" xlink:href="https://docs.djangoproject.com/en/dev/ref/models/querysets/#id4" text:style-name="Internet_20_link" text:visited-style-name="Visited_20_Internet_20_Link"><text:span text:style-name="Source_20_Text"><text:span text:style-name="T728">https://docs.djangoproject.com/en/dev/ref/models/querysets/#id4</text:span></text:span></text:a></text:p>
      <text:p text:style-name="P222"><text:span text:style-name="T75">Field lookups are how you specify the meat of an SQL </text:span><text:span text:style-name="Source_20_Text"><text:span text:style-name="T49">WHERE </text:span></text:span><text:span text:style-name="T75">clause. They’re specified as keyword arguments to the </text:span><text:span text:style-name="Source_20_Text"><text:span text:style-name="T49">QuerySet </text:span></text:span><text:span text:style-name="T75">methods </text:span><text:a xlink:type="simple" xlink:href="https://docs.djangoproject.com/en/dev/ref/models/querysets/#django.db.models.query.QuerySet.filter" text:style-name="Internet_20_link" text:visited-style-name="Visited_20_Internet_20_Link"><text:span text:style-name="Source_20_Text"><text:span text:style-name="T66">filter()</text:span></text:span></text:a><text:span text:style-name="T75">, </text:span><text:a xlink:type="simple" xlink:href="https://docs.djangoproject.com/en/dev/ref/models/querysets/#django.db.models.query.QuerySet.exclude" text:style-name="Internet_20_link" text:visited-style-name="Visited_20_Internet_20_Link"><text:span text:style-name="Source_20_Text">exclude()</text:span></text:a><text:span text:style-name="Source_20_Text"><text:span text:style-name="T66"> </text:span></text:span><text:span text:style-name="T75">and </text:span><text:a xlink:type="simple" xlink:href="https://docs.djangoproject.com/en/dev/ref/models/querysets/#django.db.models.query.QuerySet.get" text:style-name="Internet_20_link" text:visited-style-name="Visited_20_Internet_20_Link"><text:span text:style-name="Source_20_Text"><text:span text:style-name="T66">get()</text:span></text:span></text:a><text:span text:style-name="T75">.</text:span></text:p>
      <table:table table:name="Table45" table:style-name="Table45">
        <table:table-column table:style-name="Table45.A"/>
        <table:table-row table:style-name="TableLine94733816318000">
          <table:table-cell table:style-name="Table45.A1" office:value-type="string">
            <text:h text:style-name="P281" text:outline-level="4"><text:span text:style-name="Source_20_Text"><text:span text:style-name="T65">iregex</text:span></text:span></text:h>
            <text:h text:style-name="P281" text:outline-level="4"><text:span text:style-name="Source_20_Text"><text:span text:style-name="T65">regex</text:span></text:span></text:h>
            <text:h text:style-name="P281" text:outline-level="4"><text:span text:style-name="Source_20_Text"><text:span text:style-name="T65">isnull</text:span></text:span></text:h>
            <text:h text:style-name="P281" text:outline-level="4"><text:span text:style-name="Source_20_Text"><text:span text:style-name="T65">second</text:span></text:span></text:h>
            <text:h text:style-name="P281" text:outline-level="4"><text:span text:style-name="Source_20_Text"><text:span text:style-name="T65">minute</text:span></text:span></text:h>
            <text:h text:style-name="P281" text:outline-level="4"><text:span text:style-name="Source_20_Text"><text:span text:style-name="T65">hour</text:span></text:span></text:h>
            <text:h text:style-name="P281" text:outline-level="4"><text:span text:style-name="Source_20_Text"><text:span text:style-name="T65">time</text:span></text:span></text:h>
            <text:h text:style-name="P281" text:outline-level="4"><text:span text:style-name="Source_20_Text"><text:span text:style-name="T65">quarter</text:span></text:span></text:h>
            <text:h text:style-name="P281" text:outline-level="4"><text:span text:style-name="Source_20_Text"><text:span text:style-name="T65">iso_week_day</text:span></text:span></text:h>
            <text:h text:style-name="P281" text:outline-level="4"><text:span text:style-name="Source_20_Text"><text:span text:style-name="T65">week_day</text:span></text:span></text:h>
            <text:h text:style-name="P281" text:outline-level="4"><text:span text:style-name="Source_20_Text"><text:span text:style-name="T65">week</text:span></text:span></text:h>
            <text:h text:style-name="P281" text:outline-level="4"><text:span text:style-name="Source_20_Text"><text:span text:style-name="T65">day</text:span></text:span></text:h>
            <text:h text:style-name="P281" text:outline-level="4"><text:span text:style-name="Source_20_Text"><text:span text:style-name="T65">month</text:span></text:span></text:h>
            <text:h text:style-name="P281" text:outline-level="4"><text:span text:style-name="Source_20_Text"><text:span text:style-name="T65">iso_year</text:span></text:span></text:h>
            <text:h text:style-name="P281" text:outline-level="4"><text:span text:style-name="Source_20_Text"><text:span text:style-name="T65">year</text:span></text:span></text:h>
            <text:h text:style-name="P281" text:outline-level="4"><text:span text:style-name="Source_20_Text"><text:span text:style-name="T65">date</text:span></text:span></text:h>
            <text:h text:style-name="P281" text:outline-level="4"><text:span text:style-name="Source_20_Text"><text:span text:style-name="T65">range</text:span></text:span></text:h>
            <text:h text:style-name="P281" text:outline-level="4"><text:span text:style-name="Source_20_Text"><text:span text:style-name="T65">iendswith</text:span></text:span></text:h>
            <text:h text:style-name="P281" text:outline-level="4"><text:span text:style-name="Source_20_Text"><text:span text:style-name="T65">endswith</text:span></text:span></text:h>
            <text:h text:style-name="P281" text:outline-level="4"><text:span text:style-name="Source_20_Text"><text:span text:style-name="T65">istartswith</text:span></text:span></text:h>
            <text:h text:style-name="P281" text:outline-level="4"><text:span text:style-name="Source_20_Text"><text:span text:style-name="T65">startswith</text:span></text:span></text:h>
            <text:h text:style-name="P281" text:outline-level="4"><text:span text:style-name="Source_20_Text"><text:span text:style-name="T65">Lte, lt,gte, gt</text:span></text:span></text:h>
            <text:h text:style-name="P281" text:outline-level="4"><text:span text:style-name="Source_20_Text"><text:span text:style-name="T65">in</text:span></text:span></text:h>
            <text:h text:style-name="P281" text:outline-level="4"><text:span text:style-name="Source_20_Text"><text:span text:style-name="T65">icontains</text:span></text:span></text:h>
            <text:h text:style-name="P281" text:outline-level="4"><text:span text:style-name="Source_20_Text"><text:span text:style-name="T65">contains</text:span></text:span></text:h>
            <text:h text:style-name="P281" text:outline-level="4"><text:span text:style-name="Source_20_Text"><text:span text:style-name="T65">iexact</text:span></text:span></text:h>
            <text:h text:style-name="P281" text:outline-level="4"><text:span text:style-name="Source_20_Text"><text:span text:style-name="T65">exact</text:span></text:span></text:h>
          </table:table-cell>
        </table:table-row>
      </table:table>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h text:style-name="P427" text:outline-level="3"><text:soft-page-break/><text:span text:style-name="Source_20_Text"><text:span text:style-name="T93"/></text:span></text:h>
      <text:h text:style-name="P427" text:outline-level="3"><text:a xlink:type="simple" xlink:href="https://docs.djangoproject.com/en/dev/ref/models/querysets/#select-related" text:style-name="Internet_20_link" text:visited-style-name="Visited_20_Internet_20_Link"><text:span text:style-name="Source_20_Text"><text:span text:style-name="T114">https://docs.djangoproject.com/en/dev/ref/models/querysets/#select-related</text:span></text:span></text:a></text:h>
      <text:h text:style-name="P427" text:outline-level="3"><text:span text:style-name="Source_20_Text"><text:span text:style-name="T93">Methods that return new </text:span></text:span><text:span text:style-name="Source_20_Text"><text:span text:style-name="T62">QuerySet</text:span></text:span><text:span text:style-name="Source_20_Text"><text:span text:style-name="T93">s:</text:span></text:span></text:h>
      <table:table table:name="Table46" table:style-name="Table46">
        <table:table-column table:style-name="Table46.A"/>
        <table:table-row table:style-name="TableLine94733813865056">
          <table:table-cell table:style-name="Table46.A1" office:value-type="string">
            <text:h text:style-name="P282" text:outline-level="4"><text:span text:style-name="Source_20_Text"><text:span text:style-name="T63">filter()</text:span></text:span></text:h>
            <text:h text:style-name="P282" text:outline-level="4"><text:span text:style-name="Source_20_Text"><text:span text:style-name="T57">Exclude</text:span></text:span><text:span text:style-name="Source_20_Text"><text:span text:style-name="T58">()</text:span></text:span></text:h>
            <text:p text:style-name="P267"><text:a xlink:type="simple" xlink:href="https://docs.djangoproject.com/en/dev/ref/models/querysets/#django.db.models.Q" text:style-name="Internet_20_link" text:visited-style-name="Visited_20_Internet_20_Link"><text:span text:style-name="Source_20_Text"><text:span text:style-name="T72">Q objects</text:span></text:span></text:a></text:p>
            <text:h text:style-name="P282" text:outline-level="4"><text:span text:style-name="Source_20_Text"><text:span text:style-name="T72">annotate()</text:span></text:span></text:h>
            <text:h text:style-name="P282" text:outline-level="4"><text:span text:style-name="Source_20_Text"><text:span text:style-name="T72">alias()</text:span></text:span></text:h>
            <text:h text:style-name="P282" text:outline-level="4"><text:span text:style-name="Source_20_Text"><text:span text:style-name="T72">order_by()</text:span></text:span></text:h>
            <text:p text:style-name="P267"><text:span text:style-name="Source_20_Text"><text:span text:style-name="T72">a</text:span></text:span><text:a xlink:type="simple" xlink:href="https://docs.djangoproject.com/en/dev/ref/models/expressions/#django.db.models.Expression.asc" text:style-name="Internet_20_link" text:visited-style-name="Visited_20_Internet_20_Link"><text:span text:style-name="Source_20_Text">sc()</text:span></text:a><text:span text:style-name="Source_20_Text"><text:span text:style-name="T174"> </text:span></text:span><text:span text:style-name="Source_20_Text"><text:span text:style-name="T175">or </text:span></text:span><text:a xlink:type="simple" xlink:href="https://docs.djangoproject.com/en/dev/ref/models/expressions/#django.db.models.Expression.desc" text:style-name="Internet_20_link" text:visited-style-name="Visited_20_Internet_20_Link"><text:span text:style-name="Source_20_Text"><text:span text:style-name="T72">desc()</text:span></text:span></text:a></text:p>
            <text:h text:style-name="P282" text:outline-level="4"><text:span text:style-name="Source_20_Text"><text:span text:style-name="T72">reverse()</text:span></text:span></text:h>
            <text:h text:style-name="P282" text:outline-level="4"><text:span text:style-name="Source_20_Text"><text:span text:style-name="T72">distinct()</text:span></text:span></text:h>
            <text:h text:style-name="P282" text:outline-level="4"><text:span text:style-name="Source_20_Text"><text:span text:style-name="T72">values()</text:span></text:span></text:h>
            <text:p text:style-name="P268"><text:span text:style-name="Source_20_Text"><text:span text:style-name="T73">d</text:span></text:span><text:a xlink:type="simple" xlink:href="https://docs.djangoproject.com/en/dev/ref/models/querysets/#django.db.models.query.QuerySet.distinct" text:style-name="Internet_20_link" text:visited-style-name="Visited_20_Internet_20_Link"><text:span text:style-name="Source_20_Text"><text:span text:style-name="T72">istinct()</text:span></text:span></text:a></text:p>
            <text:p text:style-name="P267"><text:a xlink:type="simple" xlink:href="https://docs.djangoproject.com/en/dev/ref/models/querysets/#django.db.models.query.QuerySet.extra" text:style-name="Internet_20_link" text:visited-style-name="Visited_20_Internet_20_Link"><text:span text:style-name="Source_20_Text"><text:span text:style-name="T72">extra()</text:span></text:span></text:a></text:p>
            <text:h text:style-name="P282" text:outline-level="4"><text:span text:style-name="Source_20_Text"><text:span text:style-name="T72">values_list()</text:span></text:span></text:h>
            <text:h text:style-name="P282" text:outline-level="4"><text:span text:style-name="Source_20_Text"><text:span text:style-name="T72">dates()</text:span></text:span></text:h>
            <text:h text:style-name="P282" text:outline-level="4"><text:span text:style-name="Source_20_Text"><text:span text:style-name="T72">datetimes()</text:span></text:span></text:h>
            <text:h text:style-name="P282" text:outline-level="4"><text:span text:style-name="Source_20_Text"><text:span text:style-name="T72">none()</text:span></text:span></text:h>
            <text:h text:style-name="P282" text:outline-level="4"><text:span text:style-name="Source_20_Text"><text:span text:style-name="T72">all()</text:span></text:span></text:h>
            <text:h text:style-name="P282" text:outline-level="4"><text:span text:style-name="Source_20_Text"><text:span text:style-name="T72">union()</text:span></text:span></text:h>
            <text:h text:style-name="P282" text:outline-level="4"><text:span text:style-name="Source_20_Text"><text:span text:style-name="T72">intersection()</text:span></text:span></text:h>
            <text:h text:style-name="P282" text:outline-level="4"><text:span text:style-name="Source_20_Text"><text:span text:style-name="T72">difference()</text:span></text:span></text:h>
            <text:h text:style-name="P282" text:outline-level="4"><text:span text:style-name="Source_20_Text"><text:span text:style-name="T72">select_related()</text:span></text:span></text:h>
            <text:h text:style-name="P282" text:outline-level="4"><text:span text:style-name="Source_20_Text"><text:span text:style-name="T72">prefetch_related()</text:span></text:span></text:h>
            <text:p text:style-name="P267"><text:span text:style-name="Source_20_Text"><text:span text:style-name="T70">to_attr</text:span></text:span><text:span text:style-name="Source_20_Text"><text:span text:style-name="T71">=’’</text:span></text:span></text:p>
            <text:p text:style-name="P240"><text:span text:style-name="Source_20_Text"><text:span text:style-name="T70">prefetch_related</text:span></text:span><text:span text:style-name="Source_20_Text"><text:span text:style-name="T71">()</text:span></text:span></text:p>
            <text:p text:style-name="P240"><text:span text:style-name="Source_20_Text"><text:span text:style-name="T70">only(</text:span></text:span><text:span text:style-name="Source_20_Text"><text:span text:style-name="T727">' '</text:span></text:span><text:span text:style-name="Source_20_Text"><text:span text:style-name="T70">)</text:span></text:span></text:p>
            <text:h text:style-name="P282" text:outline-level="4"><text:span text:style-name="Source_20_Text"><text:span text:style-name="T72">extra()</text:span></text:span></text:h>
            <text:h text:style-name="P282" text:outline-level="4"><text:span text:style-name="Source_20_Text"><text:span text:style-name="T72">defer()</text:span></text:span></text:h>
            <text:h text:style-name="P282" text:outline-level="4"><text:span text:style-name="Source_20_Text"><text:span text:style-name="T72">only()</text:span></text:span></text:h>
            <text:h text:style-name="P282" text:outline-level="4"><text:span text:style-name="Source_20_Text"><text:span text:style-name="T72">using()</text:span></text:span></text:h>
            <text:h text:style-name="P282" text:outline-level="4"><text:span text:style-name="Source_20_Text"><text:span text:style-name="T72">select_for_update()</text:span></text:span></text:h>
            <text:h text:style-name="P282" text:outline-level="4"><text:span text:style-name="Source_20_Text"><text:span text:style-name="T72">raw()</text:span></text:span></text:h>
            <text:p text:style-name="P267"><text:span text:style-name="Source_20_Text"><text:span text:style-name="T72"/></text:span></text:p>
          </table:table-cell>
        </table:table-row>
      </table:table>
      <text:p text:style-name="P389"><text:span text:style-name="Source_20_Text"><text:span text:style-name="T93"/></text:span></text:p>
      <text:h text:style-name="P428" text:outline-level="4"><text:span text:style-name="Source_20_Text"><text:span text:style-name="T72"/></text:span></text:h>
      <text:h text:style-name="P427" text:outline-level="3"><text:span text:style-name="Source_20_Text"><text:span text:style-name="T109">Operators that return new </text:span></text:span><text:span text:style-name="Source_20_Text"><text:span text:style-name="T64">QuerySet</text:span></text:span><text:span text:style-name="Source_20_Text"><text:span text:style-name="T109">s:</text:span></text:span></text:h>
      <table:table table:name="Table47" table:style-name="Table47">
        <table:table-column table:style-name="Table47.A"/>
        <table:table-row table:style-name="TableLine94733708470352">
          <table:table-cell table:style-name="Table47.A1" office:value-type="string">
            <text:h text:style-name="Heading_20_4" text:outline-level="4"><text:span text:style-name="T105">AND (</text:span><text:span text:style-name="Source_20_Text"><text:span text:style-name="T60">&amp;</text:span></text:span><text:span text:style-name="T105">)</text:span></text:h>
            <text:h text:style-name="Heading_20_4" text:outline-level="4"><text:span text:style-name="T105">OR (</text:span><text:span text:style-name="Source_20_Text"><text:span text:style-name="T60">|</text:span></text:span><text:span text:style-name="T105">)</text:span></text:h>
            <text:p text:style-name="Table_20_Contents"/>
          </table:table-cell>
        </table:table-row>
      </table:table>
      <text:p text:style-name="P389"><text:span text:style-name="Source_20_Text"><text:span text:style-name="T85"/></text:span></text:p>
      <text:p text:style-name="P389"><text:span text:style-name="Source_20_Text"><text:span text:style-name="T85"/></text:span></text:p>
      <text:p text:style-name="P389"><text:span text:style-name="Source_20_Text"><text:span text:style-name="T85"/></text:span></text:p>
      <text:p text:style-name="P389"><text:span text:style-name="Source_20_Text"><text:span text:style-name="T85"/></text:span></text:p>
      <text:p text:style-name="P389"><text:span text:style-name="Source_20_Text"><text:span text:style-name="T85"/></text:span></text:p>
      <text:h text:style-name="P427" text:outline-level="3"><text:soft-page-break/><text:span text:style-name="Source_20_Text"><text:span text:style-name="T93">Methods that do not return </text:span></text:span><text:span text:style-name="Source_20_Text"><text:span text:style-name="T62">QuerySet</text:span></text:span><text:span text:style-name="Source_20_Text"><text:span text:style-name="T93">s</text:span></text:span></text:h>
      <text:h text:style-name="P428" text:outline-level="4"><text:span text:style-name="Source_20_Text"><text:span text:style-name="T54"/></text:span></text:h>
      <table:table table:name="Table48" table:style-name="Table48">
        <table:table-column table:style-name="Table48.A"/>
        <table:table-row table:style-name="TableLine94733814048304">
          <table:table-cell table:style-name="Table48.A1" office:value-type="string">
            <text:h text:style-name="P283" text:outline-level="4"><text:span text:style-name="Source_20_Text"><text:span text:style-name="T57">get()</text:span></text:span></text:h>
            <text:h text:style-name="P283" text:outline-level="4"><text:span text:style-name="Source_20_Text"><text:span text:style-name="T57">create()</text:span></text:span></text:h>
            <text:h text:style-name="P283" text:outline-level="4"><text:span text:style-name="Source_20_Text"><text:span text:style-name="T57">get_or_create()</text:span></text:span></text:h>
            <text:h text:style-name="P283" text:outline-level="4"><text:span text:style-name="Source_20_Text"><text:span text:style-name="T57">update_or_create()</text:span></text:span></text:h>
            <text:h text:style-name="P187" text:outline-level="4"><text:span text:style-name="Source_20_Text"><text:span text:style-name="T59">bulk_create()</text:span></text:span></text:h>
            <text:h text:style-name="P187" text:outline-level="4"><text:span text:style-name="Source_20_Text"><text:span text:style-name="T59">bulk_update()</text:span></text:span></text:h>
            <text:h text:style-name="P187" text:outline-level="4"><text:span text:style-name="Source_20_Text"><text:span text:style-name="T59">count()</text:span></text:span></text:h>
            <text:h text:style-name="P187" text:outline-level="4"><text:span text:style-name="Source_20_Text"><text:span text:style-name="T48">in_bulk()</text:span></text:span></text:h>
            <text:h text:style-name="P187" text:outline-level="4"><text:span text:style-name="Source_20_Text"><text:span text:style-name="T48">iterator()</text:span></text:span></text:h>
            <text:h text:style-name="P187" text:outline-level="4"><text:span text:style-name="Source_20_Text"><text:span text:style-name="T48">latest()</text:span></text:span></text:h>
            <text:h text:style-name="P187" text:outline-level="4"><text:span text:style-name="Source_20_Text"><text:span text:style-name="T48">earliest()</text:span></text:span></text:h>
            <text:h text:style-name="P187" text:outline-level="4"><text:span text:style-name="Source_20_Text"><text:span text:style-name="T48">first()</text:span></text:span></text:h>
            <text:h text:style-name="P187" text:outline-level="4"><text:span text:style-name="Source_20_Text"><text:span text:style-name="T48">last()</text:span></text:span></text:h>
            <text:h text:style-name="P187" text:outline-level="4"><text:span text:style-name="Source_20_Text"><text:span text:style-name="T48">aggregate()</text:span></text:span></text:h>
            <text:h text:style-name="P187" text:outline-level="4"><text:span text:style-name="Source_20_Text"><text:span text:style-name="T48">e</text:span></text:span><text:span text:style-name="Source_20_Text"><text:span text:style-name="T59">xists()</text:span></text:span></text:h>
            <text:h text:style-name="P187" text:outline-level="4"><text:span text:style-name="Source_20_Text"><text:span text:style-name="T59">contains()</text:span></text:span></text:h>
            <text:h text:style-name="P187" text:outline-level="4"><text:span text:style-name="Source_20_Text"><text:span text:style-name="T59">update()</text:span></text:span></text:h>
            <text:h text:style-name="P187" text:outline-level="4"><text:span text:style-name="Source_20_Text"><text:span text:style-name="T59">delete()</text:span></text:span></text:h>
            <text:h text:style-name="P187" text:outline-level="4"><text:span text:style-name="Source_20_Text"><text:span text:style-name="T59">as_manager()</text:span></text:span></text:h>
            <text:h text:style-name="P187" text:outline-level="4"><text:span text:style-name="Source_20_Text"><text:span text:style-name="T59">Explain()</text:span></text:span></text:h>
            <text:p text:style-name="P188"><text:span text:style-name="Source_20_Text"><text:span text:style-name="T88"/></text:span></text:p>
          </table:table-cell>
        </table:table-row>
      </table:table>
      <text:p text:style-name="P389"><text:span text:style-name="Source_20_Text"><text:span text:style-name="T85"/></text:span></text:p>
      <text:p text:style-name="P389"><text:span text:style-name="Source_20_Text"><text:span text:style-name="T108"/></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9"><text:span text:style-name="Source_20_Text"><text:span text:style-name="T79"/></text:span></text:p>
      <text:p text:style-name="P386"><text:soft-page-break/><text:span text:style-name="Source_20_Text"><text:span text:style-name="T165">DRF(Django Rest Framework)</text:span></text:span></text:p>
      <text:p text:style-name="P385"><text:span text:style-name="Source_20_Text"><text:span text:style-name="T164"/></text:span></text:p>
      <text:p text:style-name="P393"><text:span text:style-name="Source_20_Text"><text:span text:style-name="T115">1.How to create links?</text:span></text:span></text:p>
      <text:p text:style-name="P393"><text:span text:style-name="Source_20_Text"><text:span text:style-name="T115">2. What is nested serializer?</text:span></text:span></text:p>
      <text:p text:style-name="P393"><text:span text:style-name="Source_20_Text"><text:span text:style-name="T115">3. How to demonstrate depth of a model? (all related objects)</text:span></text:span></text:p>
      <text:p text:style-name="P393"><text:span text:style-name="Source_20_Text"><text:span text:style-name="T115">4. </text:span></text:span><text:span text:style-name="Source_20_Text"><text:span text:style-name="T116">What is the functionality of ‘post’ request?</text:span></text:span></text:p>
      <text:p text:style-name="P393"><text:span text:style-name="Source_20_Text"><text:span text:style-name="T115">5. </text:span></text:span><text:span text:style-name="Source_20_Text"><text:span text:style-name="T116">What is the functionality of ‘get’ request?</text:span></text:span></text:p>
      <text:p text:style-name="P393"><text:span text:style-name="Source_20_Text"><text:span text:style-name="T116">6. How to save objects in a database through rest api?</text:span></text:span></text:p>
      <text:p text:style-name="P393"><text:span text:style-name="Source_20_Text"><text:span text:style-name="T116">7. How to choose what items must appear as the output of get request?</text:span></text:span></text:p>
      <text:p text:style-name="P393"><text:span text:style-name="Source_20_Text"><text:span text:style-name="T116">8. How to demonstrate a queryset as the output of a ‘</text:span></text:span><text:span text:style-name="Source_20_Text"><text:span text:style-name="T121">get’ request</text:span></text:span><text:span text:style-name="Source_20_Text"><text:span text:style-name="T116">?</text:span></text:span></text:p>
      <text:p text:style-name="P393"><text:span text:style-name="Source_20_Text"><text:span text:style-name="T116">9. What does get_queryset() do?</text:span></text:span></text:p>
      <text:p text:style-name="P393"><text:span text:style-name="Source_20_Text"><text:span text:style-name="T116">10. Procedure of jwt authentication</text:span></text:span></text:p>
      <text:p text:style-name="P393"><text:span text:style-name="Source_20_Text"><text:span text:style-name="T116">11. </text:span></text:span><text:span text:style-name="Source_20_Text"><text:span text:style-name="T117">H</text:span></text:span><text:span text:style-name="Source_20_Text"><text:span text:style-name="T116">ow to print of some text using ‘context’?</text:span></text:span></text:p>
      <text:p text:style-name="P393"><text:span text:style-name="Source_20_Text"><text:span text:style-name="T116">12. How to make a request using http, Bearer, and curl instead of postman?</text:span></text:span></text:p>
      <text:p text:style-name="P393"><text:span text:style-name="Source_20_Text"><text:span text:style-name="T98"/></text:span></text:p>
      <text:p text:style-name="P393"><text:span text:style-name="Source_20_Text"><text:span text:style-name="T98"/></text:span></text:p>
      <text:p text:style-name="P393"><text:span text:style-name="Source_20_Text"><text:span text:style-name="T98">13. What is the functionality of ‘login’?</text:span></text:span></text:p>
      <text:p text:style-name="P405"><text:span text:style-name="Source_20_Text"><text:span text:style-name="T130">Inside the class in views.py, we need to define a ‘post’ method:</text:span></text:span></text:p>
      <text:p text:style-name="P409"><text:span text:style-name="Source_20_Text"><text:span text:style-name="T137">first we have </text:span></text:span><text:span text:style-name="Source_20_Text"><text:span text:style-name="T158">serializer_class = UserLoginSerializer</text:span></text:span><text:span text:style-name="Source_20_Text"><text:span text:style-name="T137"> that causes the schematic part of the serializer to run:</text:span></text:span></text:p>
      <table:table table:name="Table58" table:style-name="Table58">
        <table:table-column table:style-name="Table58.A"/>
        <table:table-row table:style-name="TableLine94733812365440">
          <table:table-cell table:style-name="Table58.A1" office:value-type="string">
            <text:p text:style-name="P314"><text:s text:c="4"/>token = serializers.CharField(allow_blank=True, read_only=True)</text:p>
            <text:p text:style-name="P314"><text:s text:c="4"/>username = serializers.CharField(label = 'نام کاربری', required=False, allow_blank=True)</text:p>
            <text:p text:style-name="P314"><text:s text:c="4"/>password = serializers.CharField(label = 'گذرواژه' , required=False, allow_blank=True)</text:p>
            <text:p text:style-name="P314"/>
            <text:p text:style-name="P314"><text:s text:c="4"/>class Meta:</text:p>
            <text:p text:style-name="P314"><text:s text:c="8"/>model = User</text:p>
            <text:p text:style-name="P314"><text:s text:c="8"/>fields = [</text:p>
            <text:p text:style-name="P314"><text:s text:c="16"/>'username',</text:p>
            <text:p text:style-name="P314"><text:s text:c="16"/>'password',</text:p>
            <text:p text:style-name="P314"><text:s text:c="16"/>'token',</text:p>
            <text:p text:style-name="P314"><text:s text:c="16"/>]</text:p>
            <text:p text:style-name="P314"><text:s text:c="8"/>extra_kwargs = {"password":</text:p>
            <text:p text:style-name="P314"><text:s text:c="28"/>{"write_only":True}</text:p>
          </table:table-cell>
        </table:table-row>
      </table:table>
      <text:p text:style-name="P409"><text:span text:style-name="Source_20_Text"><text:span text:style-name="T137"><text:s/></text:span></text:span></text:p>
      <text:p text:style-name="P409"><text:span text:style-name="Source_20_Text"><text:span text:style-name="T137">here for login we are requested to enter only username and password. The third field is read only.</text:span></text:span></text:p>
      <text:p text:style-name="P409"><text:span text:style-name="Source_20_Text"><text:span text:style-name="T137"/></text:span></text:p>
      <text:p text:style-name="P410"><text:soft-page-break/><text:span text:style-name="Source_20_Text"><text:span text:style-name="T138">Then we have a ‘post’ handler:</text:span></text:span></text:p>
      <table:table table:name="Table54" table:style-name="Table54">
        <table:table-column table:style-name="Table54.A"/>
        <table:table-row table:style-name="TableLine94733813156880">
          <table:table-cell table:style-name="Table54.A1" office:value-type="string">
            <text:p text:style-name="P314">def post(self, <text:span text:style-name="T2">request</text:span>, *args, **kwargs):</text:p>
          </table:table-cell>
        </table:table-row>
      </table:table>
      <text:p text:style-name="P405"><text:span text:style-name="Source_20_Text"><text:span text:style-name="T130"/></text:span></text:p>
      <text:p text:style-name="P406"><text:span text:style-name="Source_20_Text"><text:span text:style-name="T157">self</text:span></text:span><text:span text:style-name="Source_20_Text"><text:span text:style-name="T135"> is for a method inside a class.</text:span></text:span></text:p>
      <text:p text:style-name="P404"><text:span text:style-name="Source_20_Text"><text:span text:style-name="T131">here we have ‘</text:span></text:span><text:span text:style-name="Source_20_Text"><text:span text:style-name="T154">request</text:span></text:span><text:span text:style-name="Source_20_Text"><text:span text:style-name="T131">’ as the input argument </text:span></text:span><text:span text:style-name="Source_20_Text"><text:span text:style-name="T132">which contains </text:span></text:span><text:span text:style-name="Source_20_Text"><text:span text:style-name="T133">the kind of request, </text:span></text:span><text:span text:style-name="Source_20_Text"><text:span text:style-name="T132">the </text:span></text:span><text:span text:style-name="Source_20_Text"><text:span text:style-name="T155">method</text:span></text:span><text:span text:style-name="Source_20_Text"><text:span text:style-name="T132"> and the endpoint.</text:span></text:span></text:p>
      <table:table table:name="Table55" table:style-name="Table55">
        <table:table-column table:style-name="Table55.A"/>
        <table:table-row table:style-name="TableLine94733790652448">
          <table:table-cell table:style-name="Table55.A1" office:value-type="string">
            <text:p text:style-name="P321"><text:span text:style-name="T879">Request </text:span><text:span text:style-name="T878">of a</text:span><text:span text:style-name="T879"> </text:span><text:span text:style-name="T878">post method, inside login class</text:span><text:span text:style-name="T879"> through an </text:span><text:span text:style-name="T10">api</text:span><text:span text:style-name="T879">:</text:span></text:p>
            <text:p text:style-name="P314"/>
            <text:p text:style-name="P314"><text:span text:style-name="T877">r</text:span><text:span text:style-name="T796">equest = &lt;rest_framework.request.Request: POST '/api/user/login/'&gt;</text:span></text:p>
          </table:table-cell>
        </table:table-row>
      </table:table>
      <text:p text:style-name="P404"><text:span text:style-name="Source_20_Text"><text:span text:style-name="T131"/></text:span></text:p>
      <table:table table:name="Table56" table:style-name="Table56">
        <table:table-column table:style-name="Table56.A"/>
        <table:table-row table:style-name="TableLine94733790657600">
          <table:table-cell table:style-name="Table56.A1" office:value-type="string">
            <text:p text:style-name="P349">Request inside login function in a <text:span text:style-name="T2">django app</text:span>:</text:p>
            <text:p text:style-name="P114"><text:span text:style-name="Source_20_Text"><text:span text:style-name="T397"/></text:span></text:p>
            <text:p text:style-name="P114"><text:span text:style-name="Source_20_Text"><text:span text:style-name="T397">request = <text:s/>&lt;WSGIRequest: POST '/login/'&gt;</text:span></text:span></text:p>
          </table:table-cell>
        </table:table-row>
      </table:table>
      <text:p text:style-name="P393"><text:span text:style-name="Source_20_Text"><text:span text:style-name="T134"/></text:span></text:p>
      <text:p text:style-name="P408"><text:span text:style-name="Source_20_Text"><text:span text:style-name="T134">This request object contains a lot of information including </text:span></text:span><text:span text:style-name="Source_20_Text"><text:span text:style-name="T156">request.data</text:span></text:span><text:span text:style-name="Source_20_Text"><text:span text:style-name="T134">. </text:span></text:span></text:p>
      <text:p text:style-name="P408"><text:span text:style-name="Source_20_Text"><text:span text:style-name="T134">Csrf middleware is </text:span></text:span><text:span text:style-name="Source_20_Text"><text:span text:style-name="T136">down</text:span></text:span><text:span text:style-name="Source_20_Text"><text:span text:style-name="T134"> here:</text:span></text:span></text:p>
      <table:table table:name="Table57" table:style-name="Table57">
        <table:table-column table:style-name="Table57.A"/>
        <table:table-row table:style-name="TableLine94733814656608">
          <table:table-cell table:style-name="Table57.A1" office:value-type="string">
            <text:p text:style-name="P320">request.data = <text:s/></text:p>
            <text:p text:style-name="P320">&lt;QueryDict: {</text:p>
            <text:p text:style-name="P320">'<text:span text:style-name="T2">csrfmiddlewaretoken</text:span>' : ['7luGAMbejWcOTz3xFxegbLjRZOB86ZWiaxeMjzLvvmNHyjFWBhxRK9b1hpKtjNJF'], 'username': ['Tina'], </text:p>
            <text:p text:style-name="P320">'password': ['Tina']}&gt;</text:p>
          </table:table-cell>
        </table:table-row>
      </table:table>
      <text:p text:style-name="P407"><text:span text:style-name="Source_20_Text"><text:span text:style-name="T134"/></text:span></text:p>
      <text:p text:style-name="P411"><text:span text:style-name="Source_20_Text"><text:span text:style-name="T139">the request object gets whatever we need to login.</text:span></text:span></text:p>
      <text:p text:style-name="P411"><text:span text:style-name="Source_20_Text"><text:span text:style-name="T139">Then, we pass </text:span></text:span><text:span text:style-name="Source_20_Text"><text:span text:style-name="T159">request.data</text:span></text:span><text:span text:style-name="Source_20_Text"><text:span text:style-name="T139"> into our serializer to be validated.</text:span></text:span></text:p>
      <table:table table:name="Table59" table:style-name="Table59">
        <table:table-column table:style-name="Table59.A"/>
        <table:table-row table:style-name="TableLine94733810298272">
          <table:table-cell table:style-name="Table59.A1" office:value-type="string">
            <text:p text:style-name="P350">data = request.data</text:p>
            <text:p text:style-name="P350">serializer = UserLoginSerializer(data=data)</text:p>
            <text:p text:style-name="P350"/>
            <text:p text:style-name="P350">data = <text:s/>&lt;<text:span text:style-name="T849">QueryDict</text:span>: {'csrfmiddlewaretoken': ['Ni4CzpHCmZFhVWXqEOIO149xfd2Lj6oQPESDvP8hO4bS9fUHbvAj2S27CmDyDuih'], 'username': ['Tara'], 'password': ['Tara']}&gt;</text:p>
          </table:table-cell>
        </table:table-row>
      </table:table>
      <text:p text:style-name="P411"><text:span text:style-name="Source_20_Text"><text:span text:style-name="T139"/></text:span></text:p>
      <table:table table:name="Table60" table:style-name="Table60">
        <table:table-column table:style-name="Table60.A"/>
        <table:table-row table:style-name="TableLine94733810302672">
          <table:table-cell table:style-name="Table60.A1" office:value-type="string">
            <text:p text:style-name="P351">data = request.data</text:p>
            <text:p text:style-name="P351">def validate(self, data):</text:p>
            <text:p text:style-name="P351"/>
            <text:p text:style-name="P352">data = <text:span text:style-name="T849">OrderedDict</text:span>([('username', 'Tara'), ('password', 'Tara')])</text:p>
          </table:table-cell>
        </table:table-row>
      </table:table>
      <text:p text:style-name="P411"><text:span text:style-name="Source_20_Text"><text:span text:style-name="T139"/></text:span></text:p>
      <text:p text:style-name="P412"><text:span text:style-name="Source_20_Text"><text:span text:style-name="T140">inside views.py data is a </text:span></text:span><text:span text:style-name="Source_20_Text"><text:span text:style-name="T160">QueryDict</text:span></text:span><text:span text:style-name="Source_20_Text"><text:span text:style-name="T140"> including <text:s/></text:span></text:span><text:span text:style-name="Source_20_Text"><text:span text:style-name="T161">csrfmiddlewaretoken</text:span></text:span><text:span text:style-name="Source_20_Text"><text:span text:style-name="T141"> </text:span></text:span><text:span text:style-name="Source_20_Text"><text:span text:style-name="T140">and inside the serializer it is an </text:span></text:span><text:span text:style-name="Source_20_Text"><text:span text:style-name="T160">OrderedDict</text:span></text:span><text:span text:style-name="Source_20_Text"><text:span text:style-name="T140">.</text:span></text:span></text:p>
      <text:p text:style-name="P393"><text:span text:style-name="Source_20_Text"><text:span text:style-name="T116"/></text:span></text:p>
      <text:p text:style-name="P413"><text:soft-page-break/><text:span text:style-name="Source_20_Text"><text:span text:style-name="T142">Inside ‘validate’ method the username and password are valideted . </text:span></text:span><text:span text:style-name="Source_20_Text"><text:span text:style-name="T143">The the user who owns the username and password is caught. </text:span></text:span></text:p>
      <table:table table:name="Table61" table:style-name="Table61">
        <table:table-column table:style-name="Table61.A"/>
        <table:table-row table:style-name="TableLine94733704297776">
          <table:table-cell table:style-name="Table61.A1" office:value-type="string">
            <text:p text:style-name="P314">user = User.objects.filter(</text:p>
            <text:p text:style-name="P314"><text:s text:c="16"/>Q(username=username) <text:span text:style-name="T880">&amp;</text:span></text:p>
            <text:p text:style-name="P314"><text:s text:c="16"/>Q(password = password)</text:p>
            <text:p text:style-name="P314"><text:s text:c="14"/>).distinct()</text:p>
            <text:p text:style-name="P314"/>
            <text:p text:style-name="P314">&lt;QuerySet [&lt;User: Tara&gt;]&gt;</text:p>
          </table:table-cell>
        </table:table-row>
      </table:table>
      <text:p text:style-name="P413"><text:span text:style-name="Source_20_Text"><text:span text:style-name="T143"/></text:span></text:p>
      <text:p text:style-name="P414"><text:span text:style-name="Source_20_Text"><text:span text:style-name="T144">Then you get the token belonged to the user from Token mode.</text:span></text:span></text:p>
      <table:table table:name="Table62" table:style-name="Table62">
        <table:table-column table:style-name="Table62.A"/>
        <table:table-row table:style-name="TableLine94733808442496">
          <table:table-cell table:style-name="Table62.A1" office:value-type="string">
            <text:p text:style-name="P314">token = Token.objects.get(user = user_obj)</text:p>
          </table:table-cell>
        </table:table-row>
      </table:table>
      <text:p text:style-name="P414"><text:span text:style-name="Source_20_Text"><text:span text:style-name="T144"/></text:span></text:p>
      <text:p text:style-name="P414"><text:span text:style-name="Source_20_Text"><text:span text:style-name="T144">then you add the ‘token’ to the data and return the data:</text:span></text:span></text:p>
      <table:table table:name="Table63" table:style-name="Table63">
        <table:table-column table:style-name="Table63.A"/>
        <table:table-row table:style-name="TableLine94733808445952">
          <table:table-cell table:style-name="Table63.A1" office:value-type="string">
            <text:p text:style-name="P314">data["token"] = token</text:p>
            <text:p text:style-name="P314"><text:s text:c="7"/></text:p>
            <text:p text:style-name="P314">return data</text:p>
            <text:p text:style-name="P314"/>
            <text:p text:style-name="P314">data inside serializer = <text:s/><text:span text:style-name="T845">OrderedDict</text:span>([('username', 'Tara'), ('password', 'Tara'), ('token', &lt;Token: f84c4fd4d843002374ed96b9930a086f3edf5566&gt;)])</text:p>
          </table:table-cell>
        </table:table-row>
      </table:table>
      <text:p text:style-name="P414"><text:span text:style-name="Source_20_Text"><text:span text:style-name="T144"/></text:span></text:p>
      <text:p text:style-name="P415"><text:span text:style-name="Source_20_Text"><text:span text:style-name="T145">Now, we are back to views.py.</text:span></text:span></text:p>
      <table:table table:name="Table65" table:style-name="Table65">
        <table:table-column table:style-name="Table65.A"/>
        <table:table-row table:style-name="TableLine94733790915536">
          <table:table-cell table:style-name="Table65.A1" office:value-type="string">
            <text:p text:style-name="P314"><text:span text:style-name="T2">serializer</text:span> = UserLoginSerializer(data=data)</text:p>
            <text:p text:style-name="P314"/>
            <text:p text:style-name="P314"><text:span text:style-name="T2">serializer</text:span> = UserLoginSerializer(data=&lt;<text:span text:style-name="T845">QueryDict</text:span>: {'csrfmiddlewaretoken': ['Ni4CzpHCmZFhVWXqEOIO149xfd2Lj6oQPESDvP8hO4bS9fUHbvAj2S27CmDyDuih'], 'username': ['Tara'], 'password': ['Tara']}&gt;):</text:p>
            <text:p text:style-name="P314"><text:s text:c="4"/>username = CharField(allow_blank=True, label='نام کاربری', required=False)</text:p>
            <text:p text:style-name="P314"><text:s text:c="4"/>password = CharField(allow_blank=True, label='گذرواژه', required=False)</text:p>
            <text:p text:style-name="P314"><text:s text:c="4"/>token = CharField(allow_blank=True, read_only=True)</text:p>
            <text:p text:style-name="P314"/>
            <text:p text:style-name="P314"/>
            <text:p text:style-name="P314"/>
            <text:p text:style-name="P314"><text:span text:style-name="T2">serializer</text:span>.data = {'username': 'Tara', 'password': 'Tara', 'token': 'f84c4fd4d843002374ed96b9930a086f3edf5566'}</text:p>
            <text:p text:style-name="P314"/>
          </table:table-cell>
        </table:table-row>
      </table:table>
      <text:p text:style-name="P415"><text:span text:style-name="Source_20_Text"><text:span text:style-name="T145"/></text:span></text:p>
      <text:p text:style-name="P416"><text:span text:style-name="Source_20_Text"><text:span text:style-name="T146">We check if the serializer is valid:</text:span></text:span></text:p>
      <table:table table:name="Table64" table:style-name="Table64">
        <table:table-column table:style-name="Table64.A"/>
        <table:table-row table:style-name="TableLine94733810156528">
          <table:table-cell table:style-name="Table64.A1" office:value-type="string">
            <text:p text:style-name="P314">if serializer.is_valid(raise_exception=True):</text:p>
            <text:p text:style-name="P322"><text:s text:c="12"/>return <text:span text:style-name="T731">Response</text:span>(<text:span text:style-name="T2">serializer.data</text:span> , status=HTTP_200_OK)</text:p>
          </table:table-cell>
        </table:table-row>
      </table:table>
      <text:p text:style-name="P416"><text:span text:style-name="Source_20_Text"><text:span text:style-name="T146"/></text:span></text:p>
      <text:p text:style-name="P417"><text:span text:style-name="Source_20_Text"><text:span text:style-name="T147">if not valid:</text:span></text:span></text:p>
      <table:table table:name="Table66" table:style-name="Table66">
        <table:table-column table:style-name="Table66.A"/>
        <table:table-row table:style-name="TableLine94733791378576">
          <table:table-cell table:style-name="Table66.A1" office:value-type="string">
            <text:p text:style-name="P314">from rest_framework.response import <text:span text:style-name="T731">Response</text:span></text:p>
            <text:p text:style-name="P314"/>
            <text:p text:style-name="P314"><text:soft-page-break/>return <text:span text:style-name="T731">Response</text:span>(serializer.errors, status=HTTP_400_BAD_REQUEST)</text:p>
          </table:table-cell>
        </table:table-row>
      </table:table>
      <text:p text:style-name="P417"><text:span text:style-name="Source_20_Text"><text:span text:style-name="T147"/></text:span></text:p>
      <text:p text:style-name="P393"><text:span text:style-name="Source_20_Text"><text:span text:style-name="T116">14. What is the functionality of ‘register’?</text:span></text:span></text:p>
      <text:p text:style-name="P393"><text:span text:style-name="Source_20_Text"><text:span text:style-name="T116">15. How to create ‘auth_user’, ‘authtoken_token’ tables?</text:span></text:span></text:p>
      <text:p text:style-name="P394"><text:span text:style-name="Source_20_Text"><text:span text:style-name="T118">16. What is CORS error in django? How to resolve it?</text:span></text:span></text:p>
      <text:p text:style-name="P395"><text:span text:style-name="Source_20_Text"><text:span text:style-name="T119">17. How to serialize data through a</text:span></text:span><text:span text:style-name="Source_20_Text"><text:span text:style-name="T127">n</text:span></text:span><text:span text:style-name="Source_20_Text"><text:span text:style-name="T119"> api?</text:span></text:span></text:p>
      <text:p text:style-name="P396"><text:span text:style-name="Source_20_Text"><text:span text:style-name="T120">18. How to set pagination?</text:span></text:span></text:p>
      <text:p text:style-name="P396"><text:span text:style-name="Source_20_Text"><text:span text:style-name="T96"/></text:span></text:p>
      <text:p text:style-name="P396"><text:span text:style-name="Source_20_Text"><text:span text:style-name="T96"/></text:span></text:p>
      <text:p text:style-name="P396"><text:span text:style-name="Source_20_Text"><text:span text:style-name="T96">19. How to </text:span></text:span><text:span text:style-name="Source_20_Text"><text:span text:style-name="T99">filter</text:span></text:span><text:span text:style-name="Source_20_Text"><text:span text:style-name="T96"> inside a url?</text:span></text:span></text:p>
      <text:p text:style-name="P400"><text:span text:style-name="Source_20_Text"><text:span text:style-name="T124">To catch </text:span></text:span><text:span text:style-name="Source_20_Text"><text:span text:style-name="T153">(?q)</text:span></text:span><text:span text:style-name="Source_20_Text"><text:span text:style-name="T124"> inside a url :</text:span></text:span></text:p>
      <text:p text:style-name="P397"><text:span text:style-name="Source_20_Text"><text:span text:style-name="T470">query = self.request.GET.get('q')</text:span></text:span></text:p>
      <table:table table:name="Table51" table:style-name="Table51">
        <table:table-column table:style-name="Table51.A"/>
        <table:table-row table:style-name="TableLine94733794740176">
          <table:table-cell table:style-name="Table51.A1" office:value-type="string">
            <text:p text:style-name="P348">def get_queryset(self, *args, **kwargs):</text:p>
            <text:p text:style-name="P348"><text:s text:c="8"/>#queryset_list = Register.objects.all() <text:span text:style-name="T2">or</text:span></text:p>
            <text:p text:style-name="P348"><text:s text:c="9"/>queryset_list = super(RegisterListAPIView, self).get_queryset(*args, **kwargs)</text:p>
            <text:p text:style-name="P348"><text:s text:c="8"/><text:span text:style-name="T2"><text:s/>query = self.request.GET.get('q')</text:span></text:p>
            <text:p text:style-name="P348"><text:s text:c="9"/>if query:</text:p>
            <text:p text:style-name="P348"><text:s text:c="12"/>queryset_list = queryset_list.filter(</text:p>
            <text:p text:style-name="P348"><text:s text:c="28"/>Q(email__icontains=query)|</text:p>
            <text:p text:style-name="P348"><text:s text:c="28"/>Q(id__exact=query)|</text:p>
            <text:p text:style-name="P348"><text:s text:c="28"/>Q(username__icontains=query)</text:p>
            <text:p text:style-name="P348"><text:s text:c="28"/>).distinct()</text:p>
            <text:p text:style-name="P314"><text:s text:c="8"/><text:span text:style-name="T846">return queryset_list</text:span></text:p>
          </table:table-cell>
        </table:table-row>
      </table:table>
      <text:p text:style-name="P397"><text:span text:style-name="Source_20_Text"><text:span text:style-name="T94"/></text:span></text:p>
      <text:p text:style-name="P397"><text:span text:style-name="Source_20_Text"><text:span text:style-name="T94">20. How to get information of a specific use</text:span></text:span><text:span text:style-name="Source_20_Text"><text:span text:style-name="T95">r</text:span></text:span><text:span text:style-name="Source_20_Text"><text:span text:style-name="T94">?</text:span></text:span></text:p>
      <text:p text:style-name="P398"><text:span text:style-name="Source_20_Text"><text:span text:style-name="T122">For this purpose we need to get the </text:span></text:span><text:span text:style-name="Source_20_Text"><text:span text:style-name="T163">id of user</text:span></text:span><text:span text:style-name="Source_20_Text"><text:span text:style-name="T122"> inside </text:span></text:span><text:span text:style-name="Source_20_Text"><text:span text:style-name="T163">User</text:span></text:span><text:span text:style-name="Source_20_Text"><text:span text:style-name="T122"> model. So, we need to get the id (token) of the user making the request. </text:span></text:span><text:span text:style-name="Source_20_Text"><text:span text:style-name="T123">The queryset is sent to the serializer without any need to change.</text:span></text:span></text:p>
      <table:table table:name="Table49" table:style-name="Table49">
        <table:table-column table:style-name="Table49.A"/>
        <table:table-row table:style-name="TableLine94733810325056">
          <table:table-cell table:style-name="Table49.A1" office:value-type="string">
            <text:p text:style-name="P314">def <text:span text:style-name="T875">get_queryset</text:span>(self, *args, **kwargs):</text:p>
            <text:p text:style-name="P319"><text:s text:c="7"/></text:p>
            <text:p text:style-name="P319"><text:s text:c="7"/>register_id_of_user = <text:span text:style-name="T2">self.request.user</text:span>.register_set.all()[0].id <text:s text:c="5"/></text:p>
            <text:p text:style-name="P319"><text:s text:c="7"/>queryset_list = Questionnaire.objects.all().filter(register = register_id_of_user) <text:s text:c="5"/></text:p>
            <text:p text:style-name="P314"><text:s text:c="7"/>return queryset_list</text:p>
            <text:p text:style-name="P314"/>
          </table:table-cell>
        </table:table-row>
      </table:table>
      <text:p text:style-name="P398"><text:span text:style-name="Source_20_Text"><text:span text:style-name="T122"/></text:span></text:p>
      <table:table table:name="Table50" table:style-name="Table50">
        <table:table-column table:style-name="Table50.A"/>
        <table:table-row table:style-name="TableLine94733792812656">
          <table:table-cell table:style-name="Table50.A1" office:value-type="string">
            <text:p text:style-name="P314">class QuestionnaireUserDetailSerializer(ModelSerializer):</text:p>
            <text:p text:style-name="P314"><text:s text:c="4"/>class Meta:</text:p>
            <text:p text:style-name="P314"><text:s text:c="8"/>model = Questionnaire</text:p>
            <text:p text:style-name="P314"><text:s text:c="8"/>fields = ['question1','question2','question3'<text:span text:style-name="T876">]</text:span></text:p>
            <text:p text:style-name="P314"><text:s text:c="16"/></text:p>
          </table:table-cell>
        </table:table-row>
      </table:table>
      <text:p text:style-name="P398"><text:span text:style-name="Source_20_Text"><text:span text:style-name="T122"/></text:span></text:p>
      <text:p text:style-name="P399"><text:soft-page-break/><text:span text:style-name="Source_20_Text"><text:span text:style-name="T110">21. Why do we need to pass ‘request’ as the input argument inside a function such as “</text:span></text:span><text:span text:style-name="Source_20_Text"><text:span text:style-name="T112">def get(self, </text:span></text:span><text:span text:style-name="Source_20_Text"><text:span text:style-name="T113">request</text:span></text:span><text:span text:style-name="Source_20_Text"><text:span text:style-name="T112">, *args, **kwargs):</text:span></text:span><text:span text:style-name="Source_20_Text"><text:span text:style-name="T110">” and sometimes we don’t, like</text:span></text:span></text:p>
      <text:p text:style-name="P399"><text:span text:style-name="Source_20_Text"><text:span text:style-name="T110">“</text:span></text:span><text:span text:style-name="Source_20_Text"><text:span text:style-name="T112">def get_queryset(self, *args, **kwargs):</text:span></text:span><text:span text:style-name="Source_20_Text"><text:span text:style-name="T110">” </text:span></text:span><text:span text:style-name="Source_20_Text"><text:span text:style-name="T111">?</text:span></text:span></text:p>
      <text:p text:style-name="P419"><text:span text:style-name="Source_20_Text"><text:span text:style-name="T149">Sending a request is used when we get some data through a form using serializer_class and want to send it to the serializer </text:span></text:span><text:span text:style-name="Source_20_Text"><text:span text:style-name="T150">to be validated and returns back to views.py. </text:span></text:span><text:span text:style-name="Source_20_Text"><text:span text:style-name="T152">In fact, request object contains the data requiring validation.</text:span></text:span></text:p>
      <text:p text:style-name="P420"><text:span text:style-name="Source_20_Text"><text:span text:style-name="T151">Self is for a method inside a class.</text:span></text:span></text:p>
      <table:table table:name="Table69" table:style-name="Table69">
        <table:table-column table:style-name="Table69.A"/>
        <table:table-row table:style-name="TableLine94733812234864">
          <table:table-cell table:style-name="Table69.A1" office:value-type="string">
            <text:p text:style-name="P419"><text:span text:style-name="Source_20_Text"><text:span text:style-name="T162">request</text:span></text:span><text:span text:style-name="Source_20_Text"><text:span text:style-name="T150"> = &lt;rest_framework.request.Request: POST '/api/user/login/'&gt;</text:span></text:span></text:p>
            <text:p text:style-name="P419"><text:span text:style-name="Source_20_Text"><text:span text:style-name="T162">request.data</text:span></text:span><text:span text:style-name="Source_20_Text"><text:span text:style-name="T150"> = <text:s/>&lt;QueryDict: {'csrfmiddlewaretoken': ['Ni4CzpHCmZFhVWXqEOIO149xfd2Lj6oQPESDvP8hO4bS9fUHbvAj2S27CmDyDuih'], 'username': ['Tara'], 'password': ['Tara']}&gt;</text:span></text:span></text:p>
          </table:table-cell>
        </table:table-row>
      </table:table>
      <text:p text:style-name="P419"><text:span text:style-name="Source_20_Text"><text:span text:style-name="T149"><text:s/></text:span></text:span></text:p>
      <text:p text:style-name="P399"><text:span text:style-name="Source_20_Text"><text:span text:style-name="T125"/></text:span></text:p>
      <text:p text:style-name="P401"><text:span text:style-name="Source_20_Text"><text:span text:style-name="T168">22. While typing passwords we want it </text:span></text:span><text:span text:style-name="Source_20_Text"><text:span text:style-name="T169">to be hidden</text:span></text:span></text:p>
      <table:table table:name="Table52" table:style-name="Table52">
        <table:table-column table:style-name="Table52.A"/>
        <table:table-row table:style-name="TableLine94733791327696">
          <table:table-cell table:style-name="Table52.A1" office:value-type="string">
            <text:p text:style-name="P314">extra_kwargs = {"password": {"write_only":True}</text:p>
            <text:p text:style-name="P314"><text:s text:c="28"/>}</text:p>
          </table:table-cell>
        </table:table-row>
      </table:table>
      <text:p text:style-name="P401"><text:span text:style-name="Source_20_Text"><text:span text:style-name="T126"/></text:span></text:p>
      <text:p text:style-name="P401"><text:span text:style-name="Source_20_Text"><text:span text:style-name="T125"/></text:span></text:p>
      <text:p text:style-name="P402"><text:span text:style-name="Source_20_Text"><text:span text:style-name="T97">23. How to announce an error through an api:</text:span></text:span><text:span text:style-name="Source_20_Text"><text:span text:style-name="T100">(ValidationError)</text:span></text:span></text:p>
      <table:table table:name="Table53" table:style-name="Table53">
        <table:table-column table:style-name="Table53.A"/>
        <table:table-row table:style-name="TableLine94733791396048">
          <table:table-cell table:style-name="Table53.A1" office:value-type="string">
            <text:p text:style-name="P314">from rest_framework.serializers import <text:s/>ValidationError</text:p>
            <text:p text:style-name="P314"><text:s text:c="43"/></text:p>
            <text:p text:style-name="P314">raise <text:span text:style-name="T2">ValidationError</text:span>("نام کاربری یا گذرواژه اشتباه وارد شده است.")</text:p>
          </table:table-cell>
        </table:table-row>
      </table:table>
      <text:p text:style-name="P402"><text:span text:style-name="Source_20_Text"><text:span text:style-name="T128"/></text:span></text:p>
      <text:p text:style-name="P403"><text:span text:style-name="Source_20_Text"><text:span text:style-name="T129">24. How to extend User model using AbstractBaseModel?</text:span></text:span></text:p>
      <text:p text:style-name="P403"><text:span text:style-name="Source_20_Text"><text:span text:style-name="T129">25. what is Mixins?</text:span></text:span></text:p>
      <text:p text:style-name="P403"><text:span text:style-name="Source_20_Text"><text:span text:style-name="T129">26. What does 'django.contrib.contenttypes' do inside installed_apps?</text:span></text:span></text:p>
      <text:p text:style-name="P403"><text:span text:style-name="Source_20_Text"><text:span text:style-name="T167"/></text:span></text:p>
      <text:p text:style-name="P403"><text:span text:style-name="Source_20_Text"><text:span text:style-name="T167"/></text:span></text:p>
      <text:p text:style-name="P403"><text:span text:style-name="Source_20_Text"><text:span text:style-name="T167">27. What does '</text:span></text:span><text:span text:style-name="Source_20_Text"><text:span text:style-name="T170">django.contrib.auth</text:span></text:span><text:span text:style-name="Source_20_Text"><text:span text:style-name="T167">' do inside installed apps?</text:span></text:span></text:p>
      <table:table table:name="Table68" table:style-name="Table68">
        <table:table-column table:style-name="Table68.A"/>
        <table:table-row table:style-name="TableLine94733812999280">
          <table:table-cell table:style-name="Table68.A1" office:value-type="string">
            <text:p text:style-name="P314">from django.contrib.auth.models import <text:span text:style-name="T2">User</text:span></text:p>
            <text:p text:style-name="P314"/>
            <text:p text:style-name="P314"/>
          </table:table-cell>
        </table:table-row>
      </table:table>
      <text:p text:style-name="P403"><text:soft-page-break/><text:span text:style-name="Source_20_Text"><text:span text:style-name="T166"/></text:span></text:p>
      <text:p text:style-name="P418"><text:span text:style-name="Source_20_Text"><text:span text:style-name="T166">28. What is Respose used for?</text:span></text:span></text:p>
      <text:p text:style-name="P418"><text:span text:style-name="Source_20_Text"><text:span text:style-name="T148">Inside views.py, in a login class, when we post data to be validated and get back the validated data, to demonstrate the validated data, we use Response:</text:span></text:span></text:p>
      <table:table table:name="Table67" table:style-name="Table67">
        <table:table-column table:style-name="Table67.A"/>
        <table:table-row table:style-name="TableLine94733812238688">
          <table:table-cell table:style-name="Table67.A1" office:value-type="string">
            <text:p text:style-name="P323">from rest_framework.response import <text:span text:style-name="T731">Response</text:span></text:p>
            <text:p text:style-name="P323"/>
            <text:p text:style-name="P323">return <text:span text:style-name="T731">Response</text:span>(serializer.errors, status=HTTP_400_BAD_REQUEST)</text:p>
            <text:p text:style-name="P323">return <text:span text:style-name="T731">Response</text:span>(<text:span text:style-name="T2">serializer.data</text:span> , status=HTTP_200_OK)</text:p>
            <text:p text:style-name="P323"/>
          </table:table-cell>
        </table:table-row>
      </table:table>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pan text:style-name="Source_20_Text"><text:span text:style-name="T148"/></text:span></text:p>
      <text:p text:style-name="P418"><text:soft-page-break/><text:span text:style-name="Source_20_Text"><text:span text:style-name="T148">class </text:span></text:span><text:span text:style-name="Source_20_Text"><text:span text:style-name="T416">RegisterCreateSerializer</text:span></text:span><text:span text:style-name="Source_20_Text"><text:span text:style-name="T148">(ModelSerializer):</text:span></text:span></text:p>
      <text:p text:style-name="P418"><text:span text:style-name="Source_20_Text"><text:span text:style-name="T148"><text:tab/> <text:s text:c="3"/>def </text:span></text:span><text:span text:style-name="Source_20_Text"><text:span text:style-name="T416">validate</text:span></text:span><text:span text:style-name="Source_20_Text"><text:span text:style-name="T148">(self, data):</text:span></text:span></text:p>
      <text:p text:style-name="P418"><text:span text:style-name="Source_20_Text"><text:span text:style-name="T148"><text:s text:c="6"/><text:tab/><text:tab/> <text:s/>print("data =", data)</text:span></text:span></text:p>
      <table:table table:name="Table70" table:style-name="Table70">
        <table:table-column table:style-name="Table70.A"/>
        <table:table-row table:style-name="TableLine94733812403952">
          <table:table-cell table:style-name="Table70.A1" office:value-type="string">
            <text:p text:style-name="P259"><text:span text:style-name="Source_20_Text"><text:span text:style-name="T613">Inside terminal:</text:span></text:span></text:p>
            <text:p text:style-name="P257"><text:span text:style-name="Source_20_Text"><text:span text:style-name="T612">data = OrderedDict([</text:span></text:span></text:p>
            <text:p text:style-name="P257"><text:span text:style-name="Source_20_Text"><text:span text:style-name="T612"><text:s text:c="32"/>('first_name', 'jfjuj'), </text:span></text:span></text:p>
            <text:p text:style-name="P257"><text:span text:style-name="Source_20_Text"><text:span text:style-name="T612"><text:s text:c="32"/>('last_name', 'ghjuk'), </text:span></text:span></text:p>
            <text:p text:style-name="P257"><text:span text:style-name="Source_20_Text"><text:span text:style-name="T612"><text:s text:c="33"/>('age', 54), </text:span></text:span></text:p>
            <text:p text:style-name="P257"><text:span text:style-name="Source_20_Text"><text:span text:style-name="T612"><text:s text:c="33"/>('city', 'hjfhj'), </text:span></text:span></text:p>
            <text:p text:style-name="P257"><text:span text:style-name="Source_20_Text"><text:span text:style-name="T612"><text:s text:c="33"/>('province', 'hjgj'), </text:span></text:span></text:p>
            <text:p text:style-name="P257"><text:span text:style-name="Source_20_Text"><text:span text:style-name="T612"><text:s text:c="33"/>('username', 'lalaaaa'), </text:span></text:span></text:p>
            <text:p text:style-name="P257"><text:span text:style-name="Source_20_Text"><text:span text:style-name="T612"><text:s text:c="33"/>('password1', 'lalaaaa'), </text:span></text:span></text:p>
            <text:p text:style-name="P257"><text:span text:style-name="Source_20_Text"><text:span text:style-name="T612"><text:s text:c="33"/>('password2', 'lalaaaa'), </text:span></text:span></text:p>
            <text:p text:style-name="P257"><text:span text:style-name="Source_20_Text"><text:span text:style-name="T612"><text:s text:c="33"/>('email', </text:span></text:span><text:a xlink:type="simple" xlink:href="mailto:'lalaaaa@gmail.com" text:style-name="Internet_20_link" text:visited-style-name="Visited_20_Internet_20_Link"><text:span text:style-name="Source_20_Text">'lalaaaa@gmail.com</text:span></text:a><text:span text:style-name="Source_20_Text"><text:span text:style-name="T612">')</text:span></text:span></text:p>
            <text:p text:style-name="P257"><text:span text:style-name="Source_20_Text"><text:span text:style-name="T612"><text:s text:c="31"/>])</text:span></text:span></text:p>
          </table:table-cell>
        </table:table-row>
      </table:table>
      <text:p text:style-name="P418"><text:span text:style-name="Source_20_Text"><text:span text:style-name="T148"/></text:span></text:p>
      <text:p text:style-name="P418"><text:span text:style-name="Source_20_Text"><text:span text:style-name="T612"><text:tab/> <text:s text:c="3"/></text:span></text:span><text:span text:style-name="Source_20_Text"><text:span text:style-name="T388">def </text:span></text:span><text:span text:style-name="Source_20_Text"><text:span text:style-name="T416">create</text:span></text:span><text:span text:style-name="Source_20_Text"><text:span text:style-name="T388">(self, validated_data):</text:span></text:span></text:p>
      <text:p text:style-name="P418"><text:span text:style-name="Source_20_Text"><text:span text:style-name="T388"><text:s text:c="23"/>print(validated_data)</text:span></text:span></text:p>
      <table:table table:name="Table71" table:style-name="Table71">
        <table:table-column table:style-name="Table71.A"/>
        <table:table-row table:style-name="TableLine94733790942864">
          <table:table-cell table:style-name="Table71.A1" office:value-type="string">
            <text:p text:style-name="P357">Inside terminal:</text:p>
            <text:p text:style-name="P353">validated_data = <text:s/>{</text:p>
            <text:p text:style-name="P353"><text:s text:c="29"/>'first_name': 'jfjuj', </text:p>
            <text:p text:style-name="P353"><text:s text:c="29"/>'last_name': 'ghjuk', </text:p>
            <text:p text:style-name="P353"><text:s text:c="29"/>'age': 54, </text:p>
            <text:p text:style-name="P353"><text:s text:c="29"/>'city': 'hjfhj', </text:p>
            <text:p text:style-name="P353"><text:s text:c="29"/>'province': 'hjgj', </text:p>
            <text:p text:style-name="P353"><text:s text:c="29"/>'username': 'lalaaaa', </text:p>
            <text:p text:style-name="P353"><text:s text:c="29"/>'password1': 'lalaaaa', </text:p>
            <text:p text:style-name="P353"><text:s text:c="29"/>'password2': 'lalaaaa', </text:p>
            <text:p text:style-name="P353"><text:s text:c="29"/>'email': 'lalaaaa@gmail.com', </text:p>
            <text:p text:style-name="P353"><text:s text:c="29"/>'user': <text:span text:style-name="T846">&lt;django.contrib.auth.models.AnonymousUser object at 0x7f10f7381430&gt;</text:span></text:p>
            <text:p text:style-name="P353"><text:span text:style-name="T846"><text:s text:c="37"/></text:span>}</text:p>
          </table:table-cell>
        </table:table-row>
      </table:table>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pan text:style-name="Source_20_Text"><text:span text:style-name="T388"/></text:span></text:p>
      <text:p text:style-name="P258"><text:soft-page-break/><text:span text:style-name="Source_20_Text"><text:span text:style-name="T388">class </text:span></text:span><text:span text:style-name="Source_20_Text"><text:span text:style-name="T597">RegisterCreateAPIView</text:span></text:span><text:span text:style-name="Source_20_Text"><text:span text:style-name="T388">(CreateAPIView):</text:span></text:span></text:p>
      <text:p text:style-name="P258"><text:span text:style-name="Source_20_Text"><text:span text:style-name="T388"><text:s text:c="4"/>serializer_class = RegisterCreateSerializer</text:span></text:span></text:p>
      <text:p text:style-name="P258"><text:span text:style-name="Source_20_Text"><text:span text:style-name="T388"><text:s text:c="4"/>queryset = Register.objects.all()</text:span></text:span></text:p>
      <text:p text:style-name="P258"><text:span text:style-name="Source_20_Text"><text:span text:style-name="T388"/></text:span></text:p>
      <text:p text:style-name="P258"><text:span text:style-name="Source_20_Text"><text:span text:style-name="T388"><text:s text:c="4"/>def </text:span></text:span><text:span text:style-name="Source_20_Text"><text:span text:style-name="T597">perform_create</text:span></text:span><text:span text:style-name="Source_20_Text"><text:span text:style-name="T388">(self, serializer):</text:span></text:span></text:p>
      <text:p text:style-name="P258"><text:span text:style-name="Source_20_Text"><text:span text:style-name="T388"><text:s text:c="8"/>print("serializer = ", serializer)</text:span></text:span></text:p>
      <text:p text:style-name="P258"><text:span text:style-name="Source_20_Text"><text:span text:style-name="T388"><text:s text:c="8"/></text:span></text:span><text:span text:style-name="Source_20_Text"><text:span text:style-name="T390">serializer.save(user=self.request.user)</text:span></text:span></text:p>
      <table:table table:name="Table72" table:style-name="Table72">
        <table:table-column table:style-name="Table72.A"/>
        <table:table-row table:style-name="TableLine94733791023920">
          <table:table-cell table:style-name="Table72.A1" office:value-type="string">
            <text:p text:style-name="P357">Inside terminal:</text:p>
            <text:p text:style-name="P355">serializer = <text:s/></text:p>
            <text:p text:style-name="P355">RegisterCreateSerializer<text:span text:style-name="T781">(</text:span></text:p>
            <text:p text:style-name="P355">context=<text:span text:style-name="T779">{</text:span></text:p>
            <text:p text:style-name="P355"><text:s text:c="15"/>'request': &lt;rest_framework.request.Request: POST '/api/create/register/'&gt;, </text:p>
            <text:p text:style-name="P355"><text:s text:c="15"/>'format': None, </text:p>
            <text:p text:style-name="P355"><text:s text:c="15"/>'view': &lt;PeriodII.api.views.RegisterCreateAPIView object&gt;</text:p>
            <text:p text:style-name="P355"><text:s text:c="14"/><text:span text:style-name="T779">}</text:span>, </text:p>
            <text:p text:style-name="P356">data=&lt;QueryDict: </text:p>
            <text:p text:style-name="P356"><text:s text:c="26"/><text:span text:style-name="T780">{</text:span></text:p>
            <text:p text:style-name="P356"><text:s text:c="28"/>'first_name': ['jfjuj'], </text:p>
            <text:p text:style-name="P356"><text:s text:c="28"/>'last_name': ['ghjuk'], </text:p>
            <text:p text:style-name="P356"><text:s text:c="28"/>'age': ['54'], </text:p>
            <text:p text:style-name="P356"><text:s text:c="28"/>'city': ['hjfhj'], </text:p>
            <text:p text:style-name="P356"><text:s text:c="28"/>'province': ['hjgj'], </text:p>
            <text:p text:style-name="P356"><text:s text:c="28"/>'username': ['lalaaaa'], </text:p>
            <text:p text:style-name="P356"><text:s text:c="28"/>'password1': ['lalaaaa'], </text:p>
            <text:p text:style-name="P356"><text:s text:c="28"/>'password2': ['lalaaaa'], </text:p>
            <text:p text:style-name="P356"><text:s text:c="28"/>'email': [<text:a xlink:type="simple" xlink:href="mailto:'lalaaaa@gmail.com" text:style-name="Internet_20_link" text:visited-style-name="Visited_20_Internet_20_Link">'lalaaaa@gmail.com</text:a>']</text:p>
            <text:p text:style-name="P356"><text:s text:c="23"/><text:span text:style-name="T780">}</text:span></text:p>
            <text:p text:style-name="P356"><text:s text:c="9"/>&gt;</text:p>
            <text:p text:style-name="P356"><text:span text:style-name="T781">)</text:span>:</text:p>
            <text:p text:style-name="P354"><text:s text:c="4"/>first_name = CharField(label='نام')</text:p>
            <text:p text:style-name="P354"><text:s text:c="4"/>last_name = CharField(label='نام خانوادگی')</text:p>
            <text:p text:style-name="P354"><text:s text:c="4"/>age = IntegerField(label='سن')</text:p>
            <text:p text:style-name="P354"><text:s text:c="4"/>city = CharField(label='شهر')</text:p>
            <text:p text:style-name="P354"><text:s text:c="4"/>province = CharField(label='استان')</text:p>
            <text:p text:style-name="P354"><text:s text:c="4"/>username = CharField(label='نام کاربری')</text:p>
            <text:p text:style-name="P354"><text:s text:c="4"/>password1 = CharField(label='گذرواژه')</text:p>
            <text:p text:style-name="P354"><text:s text:c="4"/>password2 = CharField(label='تایید گذرواژه')</text:p>
            <text:p text:style-name="P354"><text:s text:c="4"/>email = EmailField(label='ایمیل')</text:p>
            <text:p text:style-name="P354"><text:s text:c="4"/>token = CharField(allow_blank=True, read_only=True)</text:p>
          </table:table-cell>
        </table:table-row>
      </table:table>
      <text:p text:style-name="P418"><text:span text:style-name="Source_20_Text"><text:span text:style-name="T390"/></text:span></text:p>
      <text:p text:style-name="P258"><text:span text:style-name="Source_20_Text"><text:span text:style-name="T388"><text:tab/>def </text:span></text:span><text:span text:style-name="Source_20_Text"><text:span text:style-name="T597">post</text:span></text:span><text:span text:style-name="Source_20_Text"><text:span text:style-name="T388">(self, request, *args, **kwargs):</text:span></text:span></text:p>
      <text:p text:style-name="P258"><text:span text:style-name="Source_20_Text"><text:span text:style-name="T388"><text:s text:c="16"/>email = [user.email for user in Register.objects.all()]</text:span></text:span></text:p>
      <text:p text:style-name="P258"><text:span text:style-name="Source_20_Text"><text:span text:style-name="T388"><text:s text:c="16"/>username = [user.username for user in Register.objects.all()]</text:span></text:span></text:p>
      <text:p text:style-name="P258"><text:span text:style-name="Source_20_Text"><text:span text:style-name="T388"><text:s text:c="16"/>context = {'email':email,</text:span></text:span></text:p>
      <text:p text:style-name="P258"><text:span text:style-name="Source_20_Text"><text:span text:style-name="T388"><text:s text:c="34"/>'username':username,}</text:span></text:span></text:p>
      <text:p text:style-name="P258"><text:span text:style-name="Source_20_Text"><text:span text:style-name="T388"><text:s text:c="16"/>return Response(context)</text:span></text:span></text:p>
      <table:table table:name="Table73" table:style-name="Table73">
        <table:table-column table:style-name="Table73.A"/>
        <table:table-row table:style-name="TableLine94733791768864">
          <table:table-cell table:style-name="Table73.A1" office:value-type="string">
            <text:p text:style-name="P362">Inside postman:</text:p>
            <text:p text:style-name="P306">{</text:p>
            <text:p text:style-name="P307">"email": [</text:p>
            <text:p text:style-name="P307"><text:soft-page-break/>"maryam.poortarigh@gmail.com",</text:p>
            <text:p text:style-name="P307">"maryam.azimi@gmail.com",</text:p>
            <text:p text:style-name="P307">"aminajlu@gmail.com",</text:p>
            <text:p text:style-name="P307">"pooneh_ce@yahoo.com",</text:p>
            <text:p text:style-name="P307">"Tara@gmail.com",</text:p>
            <text:p text:style-name="P307">"pooriyapeyvandd@gmail.com",</text:p>
            <text:p text:style-name="P307">"Tinai@gmail.com"</text:p>
            <text:p text:style-name="P307">],</text:p>
            <text:p text:style-name="P307">"username": [</text:p>
            <text:p text:style-name="P307">"Maryam_5750",</text:p>
            <text:p text:style-name="P307">"azimi",</text:p>
            <text:p text:style-name="P307">"mr.looper",</text:p>
            <text:p text:style-name="P307">"Pooneh_ce",</text:p>
            <text:p text:style-name="P307">"Tara",</text:p>
            <text:p text:style-name="P307">"pooriya",</text:p>
            <text:p text:style-name="P307">"Tina"</text:p>
            <text:p text:style-name="P307">]</text:p>
            <text:p text:style-name="P307">}</text:p>
            <text:p text:style-name="P363"/>
            <text:p text:style-name="P324"><text:span text:style-name="T883">method post : </text:span><text:span text:style-name="T881"><text:s/>nothing is saved </text:span><text:span text:style-name="T883">neither in</text:span><text:span text:style-name="T881"> </text:span><text:span text:style-name="T882">Register </text:span><text:span text:style-name="T883">nor </text:span><text:span text:style-name="T882">User model</text:span></text:p>
          </table:table-cell>
        </table:table-row>
      </table:table>
      <text:p text:style-name="P258"><text:span text:style-name="Source_20_Text"><text:span text:style-name="T388"/></text:span></text:p>
      <text:p text:style-name="P258"><text:span text:style-name="Source_20_Text"><text:span text:style-name="T388"/></text:span></text:p>
      <text:p text:style-name="P260"><text:span text:style-name="Source_20_Text"><text:span text:style-name="T388"><text:tab/>def </text:span></text:span><text:span text:style-name="Source_20_Text"><text:span text:style-name="T598">get</text:span></text:span><text:span text:style-name="Source_20_Text"><text:span text:style-name="T388">(self, request, *args, **kwargs):</text:span></text:span></text:p>
      <text:p text:style-name="P260"><text:span text:style-name="Source_20_Text"><text:span text:style-name="T388"><text:s text:c="16"/>email = [user.email for user in Register.objects.all()]</text:span></text:span></text:p>
      <text:p text:style-name="P260"><text:span text:style-name="Source_20_Text"><text:span text:style-name="T388"><text:s text:c="16"/>username = [user.username for user in Register.objects.all()]</text:span></text:span></text:p>
      <text:p text:style-name="P260"><text:span text:style-name="Source_20_Text"><text:span text:style-name="T388"><text:s text:c="16"/>context = {'email':email,</text:span></text:span></text:p>
      <text:p text:style-name="P260"><text:span text:style-name="Source_20_Text"><text:span text:style-name="T388"><text:s text:c="34"/>'username':username,}</text:span></text:span></text:p>
      <text:p text:style-name="P260"><text:span text:style-name="Source_20_Text"><text:span text:style-name="T388"><text:s text:c="16"/>return Response(context)</text:span></text:span></text:p>
      <table:table table:name="Table74" table:style-name="Table74">
        <table:table-column table:style-name="Table74.A"/>
        <table:table-row table:style-name="TableLine94733809768400">
          <table:table-cell table:style-name="Table74.A1" office:value-type="string">
            <text:p text:style-name="P364">Inside postman:</text:p>
            <text:p text:style-name="P308">{</text:p>
            <text:p text:style-name="P309">"first_name": "jfjuj",</text:p>
            <text:p text:style-name="P309">"last_name": "ghjuk",</text:p>
            <text:p text:style-name="P309">"age": 54,</text:p>
            <text:p text:style-name="P309">"city": "hjfhj",</text:p>
            <text:p text:style-name="P309">"province": "hjgj",</text:p>
            <text:p text:style-name="P309">"username": "lalee",</text:p>
            <text:p text:style-name="P309">"password1": "lalee",</text:p>
            <text:p text:style-name="P309">"password2": "lalee",</text:p>
            <text:p text:style-name="P309">"email": "lalee@gmail.com",</text:p>
            <text:p text:style-name="P309">"token": "255be767489e3e34b34e3feb386231c91b6f35fd"</text:p>
            <text:p text:style-name="P309">}</text:p>
            <text:p text:style-name="P365"/>
            <text:p text:style-name="P364"/>
            <text:p text:style-name="P366">method get : saved in both register and User model</text:p>
          </table:table-cell>
        </table:table-row>
      </table:table>
      <text:p text:style-name="P260"><text:span text:style-name="Source_20_Text"><text:span text:style-name="T388"/></text:span></text:p>
      <text:p text:style-name="P260"><text:span text:style-name="Source_20_Text"><text:span text:style-name="T388"/></text:span></text:p>
      <text:p text:style-name="P260"><text:span text:style-name="Source_20_Text"><text:span text:style-name="T388"/></text:span></text:p>
      <text:p text:style-name="P260"><text:span text:style-name="Source_20_Text"><text:span text:style-name="T388"/></text:span></text:p>
      <text:p text:style-name="P260"><text:span text:style-name="Source_20_Text"><text:span text:style-name="T388"/></text:span></text:p>
      <text:p text:style-name="P260"><text:span text:style-name="Source_20_Text"><text:span text:style-name="T388"/></text:span></text:p>
      <text:p text:style-name="P260"><text:span text:style-name="Source_20_Text"><text:span text:style-name="T388"/></text:span></text:p>
      <text:p text:style-name="P261"><text:soft-page-break/><text:span text:style-name="Source_20_Text"><text:span text:style-name="T471">1. how to get information from a form?</text:span></text:span></text:p>
      <text:p text:style-name="P261"><text:span text:style-name="Source_20_Text"><text:span text:style-name="T389"/></text:span></text:p>
      <table:table table:name="Table75" table:style-name="Table75">
        <table:table-column table:style-name="Table75.A"/>
        <table:table-row table:style-name="TableLine94733790755760">
          <table:table-cell table:style-name="Table75.A1" office:value-type="string">
            <text:p text:style-name="P358"># first define the fields </text:p>
            <text:p text:style-name="P314"/>
            <text:p text:style-name="P314">class CycleCreateSerializer(ModelSerializer):</text:p>
            <text:p text:style-name="P314"><text:s text:c="4"/><text:span text:style-name="T2">cycle</text:span> <text:s text:c="6"/>= serializers.IntegerField(label = 'تعداد روزهای سیکل پریودی')</text:p>
            <text:p text:style-name="P314"><text:s text:c="4"/><text:span text:style-name="T2">period</text:span> <text:s text:c="5"/>= serializers.IntegerField(label = 'تعداد روزهای پریودی')</text:p>
            <text:p text:style-name="P314"><text:s text:c="4"/><text:span text:style-name="T2">last_period</text:span> = serializers.DateField(label <text:s text:c="3"/>= 'تاریخ آخرین پریود')</text:p>
            <text:p text:style-name="P314"><text:s text:c="4"/>year <text:s/>= serializers.CharField(allow_blank=True, read_only=True)</text:p>
            <text:p text:style-name="P314"><text:s text:c="4"/>month <text:s/>= serializers.CharField(allow_blank=True, read_only=True)</text:p>
            <text:p text:style-name="P314"><text:s text:c="4"/>day <text:s/>= serializers.CharField(allow_blank=True, read_only=True)</text:p>
            <text:p text:style-name="P314"><text:s text:c="4"/>token = serializers.CharField(allow_blank=True, read_only=True)</text:p>
            <text:p text:style-name="P314"/>
            <text:p text:style-name="P314"><text:s text:c="4"/>class Meta:</text:p>
            <text:p text:style-name="P314"><text:s text:c="8"/>model = Cycle</text:p>
            <text:p text:style-name="P314"/>
            <text:p text:style-name="P314"><text:s text:c="8"/>fields = [ 'cycle', 'period', 'last_period', 'year', 'month', 'day', 'token']</text:p>
          </table:table-cell>
        </table:table-row>
      </table:table>
      <text:p text:style-name="P261"><text:span text:style-name="Source_20_Text"><text:span text:style-name="T389"/></text:span></text:p>
      <table:table table:name="Table76" table:style-name="Table76">
        <table:table-column table:style-name="Table76.A"/>
        <table:table-row table:style-name="TableLine94733810554112">
          <table:table-cell table:style-name="Table76.A1" office:value-type="string">
            <text:p text:style-name="P359"># then, get the information from the form <text:span text:style-name="T884">through validated_data</text:span></text:p>
            <text:p text:style-name="P314"/>
            <text:p text:style-name="P314">def create(self, validated_data):</text:p>
            <text:p text:style-name="P314"><text:s text:c="6"/><text:span text:style-name="T2"><text:s text:c="2"/># Get the information from the form</text:span></text:p>
            <text:p text:style-name="P330"><text:s text:c="8"/><text:span text:style-name="T884">print( validated_data)</text:span></text:p>
            <text:p text:style-name="P314"><text:s text:c="8"/>cycle <text:s text:c="6"/>= <text:span text:style-name="T2">validated_data</text:span>['cycle']</text:p>
            <text:p text:style-name="P314"><text:s text:c="8"/>period <text:s text:c="5"/>= <text:span text:style-name="T2">validated_data</text:span>['period']</text:p>
            <text:p text:style-name="P314"><text:s text:c="8"/>last_period = <text:span text:style-name="T2">validated_data</text:span>['last_period']</text:p>
            <text:p text:style-name="P314"/>
            <text:p text:style-name="P314"><text:s text:c="8"/>request = self.context.get("request")</text:p>
            <text:p text:style-name="P314"><text:s text:c="8"/>print("request.user.id = ", request.user.id)</text:p>
            <text:p text:style-name="P314"><text:s text:c="8"/>print("request.user.email = ", request.user.email)</text:p>
            <text:p text:style-name="P314"><text:s text:c="8"/>email = request.user.email</text:p>
            <text:p text:style-name="P314"><text:s text:c="8"/>print("email of user = ", email)</text:p>
            <text:p text:style-name="P314"><text:s text:c="8"/>u = request.user</text:p>
          </table:table-cell>
        </table:table-row>
      </table:table>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1"><text:span text:style-name="Source_20_Text"><text:span text:style-name="T389"/></text:span></text:p>
      <text:p text:style-name="P262"><text:soft-page-break/><text:span text:style-name="Source_20_Text"><text:span text:style-name="T472">2</text:span></text:span><text:span text:style-name="Source_20_Text"><text:span text:style-name="T471">. how to </text:span></text:span><text:span text:style-name="Source_20_Text"><text:span text:style-name="T472">find the user id</text:span></text:span><text:span text:style-name="Source_20_Text"><text:span text:style-name="T471">?</text:span></text:span></text:p>
      <table:table table:name="Table77" table:style-name="Table77">
        <table:table-column table:style-name="Table77.A"/>
        <table:table-row table:style-name="TableLine94733814352080">
          <table:table-cell table:style-name="Table77.A1" office:value-type="string">
            <text:p text:style-name="P360"># first define the id in url</text:p>
            <text:p text:style-name="P367"/>
            <text:p text:style-name="P367">url(r'^create/cycle/<text:span text:style-name="T2">(?P&lt;id&gt;\d+)</text:span>/$', CycleCreateAPIView.as_view() , name='cycle-create'),</text:p>
            <text:p text:style-name="P367"/>
          </table:table-cell>
        </table:table-row>
      </table:table>
      <text:p text:style-name="P262"><text:span text:style-name="Source_20_Text"><text:span text:style-name="T471"/></text:span></text:p>
      <table:table table:name="Table78" table:style-name="Table78">
        <table:table-column table:style-name="Table78.A"/>
        <table:table-row table:style-name="Table78.1">
          <table:table-cell table:style-name="Table78.A1" office:value-type="string">
            <text:p text:style-name="P360"># Then define in inside view</text:p>
            <text:p text:style-name="P367"/>
            <text:p text:style-name="P367">class CycleCreateAPIView(CreateAPIView):</text:p>
            <text:p text:style-name="P367"/>
            <text:p text:style-name="P367"><text:s text:c="4"/>serializer_class = CycleCreateSerializer</text:p>
            <text:p text:style-name="P367"><text:s text:c="4"/><text:span text:style-name="T2">queryset = User.objects.all()</text:span></text:p>
            <text:p text:style-name="P367"><text:s text:c="4"/>permission_classes = [IsAuthenticated]</text:p>
            <text:p text:style-name="P367"><text:s text:c="4"/>authentication_classes = [TokenAuthentication]</text:p>
            <text:p text:style-name="P367"><text:s text:c="2"/><text:span text:style-name="T782"><text:s text:c="2"/>lookup_field = 'id'</text:span></text:p>
            <text:p text:style-name="P367"/>
          </table:table-cell>
        </table:table-row>
      </table:table>
      <text:p text:style-name="P262"><text:span text:style-name="Source_20_Text"><text:span text:style-name="T471"/></text:span></text:p>
      <table:table table:name="Table79" table:style-name="Table79">
        <table:table-column table:style-name="Table79.A"/>
        <table:table-row table:style-name="TableLine94733791043504">
          <table:table-cell table:style-name="Table79.A1" office:value-type="string">
            <text:p text:style-name="P360"># finally, inside serializer:</text:p>
            <text:p text:style-name="P367"/>
            <text:p text:style-name="P336">request = self.context.get("request")</text:p>
            <text:p text:style-name="P367">print("request.user.id = ", <text:span text:style-name="T2">request.user.id</text:span>)</text:p>
            <text:p text:style-name="P367">print("request.user.email = ", request.user.email)</text:p>
            <text:p text:style-name="P367">email = request.user.email</text:p>
            <text:p text:style-name="P368">print("email of user = ", email)</text:p>
            <text:p text:style-name="P368">u = request.user</text:p>
          </table:table-cell>
        </table:table-row>
      </table:table>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2"><text:span text:style-name="Source_20_Text"><text:span text:style-name="T471"/></text:span></text:p>
      <text:p text:style-name="P263"><text:soft-page-break/><text:span text:style-name="Source_20_Text"><text:span text:style-name="T473">3. </text:span></text:span><text:span text:style-name="Source_20_Text"><text:span text:style-name="T474">how to pass the results as output?</text:span></text:span></text:p>
      <table:table table:name="Table80" table:style-name="Table80">
        <table:table-column table:style-name="Table80.A"/>
        <table:table-row table:style-name="TableLine94733790825696">
          <table:table-cell table:style-name="Table80.A1" office:value-type="string">
            <text:p text:style-name="P337"># you can add them to validated_data :</text:p>
            <text:p text:style-name="P369"/>
            <text:p text:style-name="P369">def create(self, validated_data):</text:p>
            <text:p text:style-name="P369"><text:s text:c="7"/>token = Token.objects.get(user = u)</text:p>
            <text:p text:style-name="P369"><text:s text:c="6"/><text:span text:style-name="T2"><text:s/>validated_data</text:span>["email"] = email</text:p>
            <text:p text:style-name="P369"><text:s text:c="7"/>validated_data["token"] = token</text:p>
            <text:p text:style-name="P369"><text:s text:c="7"/>validated_data["variable3"] = value3</text:p>
            <text:p text:style-name="P369"><text:s text:c="7"/>validated_data["variable4"] = value4</text:p>
            <text:p text:style-name="P325"/>
            <text:p text:style-name="P325"/>
          </table:table-cell>
        </table:table-row>
      </table:table>
      <text:p text:style-name="P263"><text:span text:style-name="Source_20_Text"><text:span text:style-name="T474"/></text:span></text:p>
      <text:p text:style-name="P263"><text:span text:style-name="Source_20_Text"><text:span text:style-name="T474"/></text:span></text:p>
      <text:p text:style-name="P264"><text:span text:style-name="Source_20_Text"><text:span text:style-name="T475">4. How to announce validation error?</text:span></text:span></text:p>
      <table:table table:name="Table81" table:style-name="Table81">
        <table:table-column table:style-name="Table81.A"/>
        <table:table-row table:style-name="TableLine94733811359040">
          <table:table-cell table:style-name="Table81.A1" office:value-type="string">
            <text:p text:style-name="P361"># inside serializer :</text:p>
            <text:p text:style-name="P370"/>
            <text:p text:style-name="P370"><text:span text:style-name="T2">raise</text:span> <text:span text:style-name="T2">ValidationError</text:span>("ایمیل اشتباه وارد شده است.")</text:p>
          </table:table-cell>
        </table:table-row>
      </table:table>
      <text:p text:style-name="P264"><text:span text:style-name="Source_20_Text"><text:span text:style-name="T475"/></text:span></text:p>
      <text:p text:style-name="P264"><text:span text:style-name="Source_20_Text"><text:span text:style-name="T475"/></text:span></text:p>
      <text:p text:style-name="P264"><text:span text:style-name="Source_20_Text"><text:span text:style-name="T475"/></text:span></text:p>
      <text:p text:style-name="P264"><text:span text:style-name="Source_20_Text"><text:span text:style-name="T475">5. How to announce error code as output?</text:span></text:span></text:p>
      <table:table table:name="Table82" table:style-name="Table82">
        <table:table-column table:style-name="Table82.A"/>
        <table:table-row table:style-name="TableLine94733792599600">
          <table:table-cell table:style-name="Table82.A1" office:value-type="string">
            <text:p text:style-name="P371"># inside view:</text:p>
            <text:p text:style-name="P371"/>
            <text:p text:style-name="P371">from rest_framework.response import Response</text:p>
            <text:p text:style-name="P371">from rest_framework.status import HTTP_200_OK, HTTP_400_BAD_REQUEST</text:p>
            <text:p text:style-name="P371"/>
            <text:p text:style-name="P371">def post(self, request, *args, **kwargs):</text:p>
            <text:p text:style-name="P371"><text:s text:c="5"/>data = request.data</text:p>
            <text:p text:style-name="P371"><text:s text:c="5"/>serializer = CycleCreateSerializer(data = data)</text:p>
            <text:p text:style-name="P371"><text:s text:c="5"/>if serializer.is_valid(raise_exception=True):</text:p>
            <text:p text:style-name="P371"><text:s text:c="9"/>new_data = serializer.data</text:p>
            <text:p text:style-name="P371"><text:s text:c="9"/>return <text:span text:style-name="T2">Response</text:span>(new_data, <text:span text:style-name="T2">status=HTTP_200_OK</text:span>)</text:p>
            <text:p text:style-name="P371"><text:s text:c="5"/>return <text:span text:style-name="T2">Response</text:span>(serializer.errors, <text:span text:style-name="T2">status=HTTP_400_BAD_REQUEST</text:span>)</text:p>
            <text:p text:style-name="P371"/>
          </table:table-cell>
        </table:table-row>
      </table:table>
      <text:p text:style-name="P264"><text:span text:style-name="Source_20_Text"><text:span text:style-name="T475"/></text:span></text:p>
      <text:p text:style-name="P264"><text:span text:style-name="Source_20_Text"><text:span text:style-name="T475"/></text:span></text:p>
      <text:p text:style-name="P265"><text:span text:style-name="Source_20_Text"><text:span text:style-name="T476">6. what is Response and what does it do?</text:span></text:span></text:p>
      <table:table table:name="Table83" table:style-name="Table83">
        <table:table-column table:style-name="Table83.A"/>
        <table:table-row table:style-name="TableLine94733795171200">
          <table:table-cell table:style-name="Table83.A1" office:value-type="string">
            <text:p text:style-name="P314"/>
          </table:table-cell>
        </table:table-row>
      </table:table>
      <text:p text:style-name="P265"><text:span text:style-name="Source_20_Text"><text:span text:style-name="T47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ambria" svg:font-family="Cambria, 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Fira Mono" svg:font-family="'Fira Mono', Consolas, Menlo, Monaco, 'Courier New', Courier, monospace"/>
    <style:font-face style:name="Helvetica Neue" svg:font-family="'Helvetica Neue', Helvetica, Arial, sans-serif"/>
    <style:font-face style:name="HelveticaNeue" svg:font-family="HelveticaNeue, 'Helvetica Neue', Helvetica, Arial, sans-serif"/>
    <style:font-face style:name="Input Sans Narrow" svg:font-family="'Input Sans Narrow'"/>
    <style:font-face style:name="Lato" svg:font-family="Lato"/>
    <style:font-face style:name="Lohit Devanagari1" svg:font-family="'Lohit Devanagari'"/>
    <style:font-face style:name="Menlo" svg:font-family="Menlo, Monaco, Consolas, 'Courier New', monospace"/>
    <style:font-face style:name="Menlo1" svg:font-family="Menlo, Monaco, 'Courier New', Courier, monospace"/>
    <style:font-face style:name="Monaco" svg:font-family="Monaco, Consolas, 'Bitstream Vera Sans Mono', 'Courier New', Courier, monospace"/>
    <style:font-face style:name="Roboto Slab" svg:font-family="'Roboto Slab', Georgia, Times, serif"/>
    <style:font-face style:name="Roboto" svg:font-family="Roboto, Corbel, Avenir, 'Lucida Grande', 'Lucida Sans', sans-serif"/>
    <style:font-face style:name="Roboto1" svg:font-family="Roboto, ui-sans-serif, system-ui, apple-system, BlinkMacSystemFont, 'Segoe UI', 'Helvetica Neue', Arial, 'Noto Sans', sans-serif, 'Apple Color Emoji', 'Segoe UI Emoji', 'Segoe UI Symbol', 'Noto Color Emoji'"/>
    <style:font-face style:name="SFMono-Regular" svg:font-family="SFMono-Regular, Menlo, Monaco, Consolas, 'liberation mono', 'courier new', monospace"/>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apple-system, BlinkMacSystemFont, 'segoe ui', Roboto, 'helvetica neue', Arial, sans-serif, 'apple color emoji', 'segoe ui emoji', 'segoe ui symbol'"/>
    <style:font-face style:name="system-ui" svg:font-family="system-ui, apple-system"/>
    <style:font-face style:name="urw-din" svg:font-family="urw-din, sans-serif"/>
    <style:font-face style:name="var theme-question-title-font-family" svg:font-family="'var theme-question-titl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8:18:05.134326984</meta:creation-date>
    <dc:date>2021-11-10T16:13:20.247243309</dc:date>
    <meta:editing-duration>P2DT10H44M19S</meta:editing-duration>
    <meta:editing-cycles>476</meta:editing-cycles>
    <meta:generator>LibreOffice/6.4.7.2$Linux_X86_64 LibreOffice_project/40$Build-2</meta:generator>
    <meta:document-statistic meta:table-count="83" meta:image-count="0" meta:object-count="0" meta:page-count="63" meta:paragraph-count="1488" meta:word-count="7014" meta:character-count="68911" meta:non-whitespace-character-count="58360"/>
  </office:meta>
</office:document-meta>
</file>